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S Mincho" svg:font-family="'MS Mincho', 'ＭＳ 明朝'" style:font-family-generic="modern"/>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989cm" table:align="center"/>
    </style:style>
    <style:style style:name="Table1.A" style:family="table-column">
      <style:table-column-properties style:column-width="8.989cm"/>
    </style:style>
    <style:style style:name="Table1.A1" style:family="table-cell">
      <style:table-cell-properties style:vertical-align="middle" fo:background-color="#c1beea" fo:padding="0.176cm" fo:border="0.05pt solid #000000">
        <style:background-image/>
      </style:table-cell-properties>
    </style:style>
    <style:style style:name="Table2" style:family="table">
      <style:table-properties style:width="8.731cm" table:align="left"/>
    </style:style>
    <style:style style:name="Table2.A" style:family="table-column">
      <style:table-column-properties style:column-width="2.902cm"/>
    </style:style>
    <style:style style:name="Table2.B" style:family="table-column">
      <style:table-column-properties style:column-width="2.875cm"/>
    </style:style>
    <style:style style:name="Table2.C" style:family="table-column">
      <style:table-column-properties style:column-width="2.955cm"/>
    </style:style>
    <style:style style:name="Table2.A1" style:family="table-cell">
      <style:table-cell-properties style:vertical-align="middle" fo:padding="0.049cm" fo:border="none"/>
    </style:style>
    <style:style style:name="Table2.B1" style:family="table-cell">
      <style:table-cell-properties style:vertical-align="middle" fo:background-color="#acb1ed" fo:padding="0.176cm" fo:border="0.05pt solid #000000">
        <style:background-image/>
      </style:table-cell-properties>
    </style:style>
    <style:style style:name="P1" style:family="paragraph" style:parent-style-name="Text_20_body">
      <style:text-properties fo:font-size="9pt" fo:language="en" fo:country="US" officeooo:rsid="0007032f" officeooo:paragraph-rsid="0017071b" style:font-size-asian="9pt" style:font-size-complex="9pt"/>
    </style:style>
    <style:style style:name="P2" style:family="paragraph" style:parent-style-name="Text_20_body">
      <style:text-properties fo:language="en" fo:country="US" officeooo:rsid="0007032f" officeooo:paragraph-rsid="0007032f"/>
    </style:style>
    <style:style style:name="P3" style:family="paragraph" style:parent-style-name="Text_20_body">
      <style:text-properties fo:language="en" fo:country="US" officeooo:rsid="00280292" officeooo:paragraph-rsid="00280292"/>
    </style:style>
    <style:style style:name="P4" style:family="paragraph" style:parent-style-name="Text_20_body">
      <style:paragraph-properties fo:text-align="center" style:justify-single-word="false"/>
      <style:text-properties fo:font-size="44pt" fo:language="en" fo:country="US" style:font-size-asian="44pt" style:font-size-complex="44pt"/>
    </style:style>
    <style:style style:name="P5" style:family="paragraph" style:parent-style-name="Text_20_body">
      <style:text-properties officeooo:rsid="0007032f" officeooo:paragraph-rsid="0007032f"/>
    </style:style>
    <style:style style:name="P6" style:family="paragraph" style:parent-style-name="Text_20_body">
      <style:text-properties officeooo:rsid="0009d029" officeooo:paragraph-rsid="0009d029"/>
    </style:style>
    <style:style style:name="P7" style:family="paragraph" style:parent-style-name="Text_20_body">
      <style:text-properties officeooo:rsid="00086d96" officeooo:paragraph-rsid="00086d96"/>
    </style:style>
    <style:style style:name="P8" style:family="paragraph" style:parent-style-name="Text_20_body">
      <style:text-properties officeooo:rsid="001468e3" officeooo:paragraph-rsid="001468e3"/>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officeooo:paragraph-rsid="0079b818"/>
    </style:style>
    <style:style style:name="P11" style:family="paragraph" style:parent-style-name="Text_20_body">
      <style:paragraph-properties fo:text-align="center" style:justify-single-word="false"/>
      <style:text-properties fo:font-size="13pt" fo:language="en" fo:country="US" officeooo:rsid="001c43b7" officeooo:paragraph-rsid="001c23aa" style:font-size-asian="11.3500003814697pt" style:font-size-complex="13pt"/>
    </style:style>
    <style:style style:name="P12" style:family="paragraph" style:parent-style-name="Text_20_body">
      <style:text-properties officeooo:rsid="001d1ea3" officeooo:paragraph-rsid="001d1ea3"/>
    </style:style>
    <style:style style:name="P13" style:family="paragraph" style:parent-style-name="Text_20_body">
      <style:text-properties officeooo:paragraph-rsid="004e8ce5"/>
    </style:style>
    <style:style style:name="P14" style:family="paragraph" style:parent-style-name="Text_20_body">
      <style:text-properties officeooo:rsid="004e8ce5" officeooo:paragraph-rsid="004e8ce5"/>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start" style:justify-single-word="false"/>
      <style:text-properties officeooo:paragraph-rsid="00526ed8"/>
    </style:style>
    <style:style style:name="P17" style:family="paragraph" style:parent-style-name="Text_20_body">
      <style:paragraph-properties fo:text-align="start" style:justify-single-word="false"/>
      <style:text-properties officeooo:rsid="00526ed8" officeooo:paragraph-rsid="00526ed8"/>
    </style:style>
    <style:style style:name="P18" style:family="paragraph" style:parent-style-name="Text_20_body">
      <style:text-properties officeooo:rsid="00526ed8" officeooo:paragraph-rsid="00526ed8"/>
    </style:style>
    <style:style style:name="P19" style:family="paragraph" style:parent-style-name="Text_20_body">
      <style:text-properties officeooo:rsid="00526ed8" officeooo:paragraph-rsid="006d2f9b"/>
    </style:style>
    <style:style style:name="P20" style:family="paragraph" style:parent-style-name="Text_20_body">
      <style:text-properties officeooo:rsid="00526ed8" officeooo:paragraph-rsid="00754150"/>
    </style:style>
    <style:style style:name="P21" style:family="paragraph" style:parent-style-name="Text_20_body">
      <style:text-properties officeooo:paragraph-rsid="005a4dbf"/>
    </style:style>
    <style:style style:name="P22" style:family="paragraph" style:parent-style-name="Text_20_body">
      <style:text-properties officeooo:paragraph-rsid="00601e4e"/>
    </style:style>
    <style:style style:name="P23" style:family="paragraph" style:parent-style-name="Text_20_body">
      <style:text-properties officeooo:rsid="0060e06a" officeooo:paragraph-rsid="0060e06a"/>
    </style:style>
    <style:style style:name="P24" style:family="paragraph" style:parent-style-name="Text_20_body">
      <style:text-properties officeooo:rsid="006117e4" officeooo:paragraph-rsid="006117e4"/>
    </style:style>
    <style:style style:name="P25" style:family="paragraph" style:parent-style-name="Text_20_body">
      <style:text-properties style:font-name="Consolas1" fo:font-size="10pt" style:font-size-asian="10pt" style:font-size-complex="10pt"/>
    </style:style>
    <style:style style:name="P26" style:family="paragraph" style:parent-style-name="Text_20_body">
      <style:text-properties fo:color="#000000" style:font-name="Liberation Serif"/>
    </style:style>
    <style:style style:name="P27" style:family="paragraph" style:parent-style-name="Text_20_body">
      <style:text-properties officeooo:paragraph-rsid="00697e80"/>
    </style:style>
    <style:style style:name="P28" style:family="paragraph" style:parent-style-name="Text_20_body">
      <style:text-properties officeooo:paragraph-rsid="006b0588"/>
    </style:style>
    <style:style style:name="P29" style:family="paragraph" style:parent-style-name="Text_20_body">
      <style:text-properties officeooo:paragraph-rsid="006cfad8"/>
    </style:style>
    <style:style style:name="P30" style:family="paragraph" style:parent-style-name="Text_20_body">
      <style:text-properties officeooo:paragraph-rsid="006ec0af"/>
    </style:style>
    <style:style style:name="P31" style:family="paragraph" style:parent-style-name="Text_20_body">
      <style:text-properties officeooo:rsid="0073422c" officeooo:paragraph-rsid="0073422c"/>
    </style:style>
    <style:style style:name="P32" style:family="paragraph" style:parent-style-name="Text_20_body">
      <style:text-properties officeooo:rsid="00753724" officeooo:paragraph-rsid="00753724"/>
    </style:style>
    <style:style style:name="P33" style:family="paragraph" style:parent-style-name="Text_20_body">
      <style:paragraph-properties fo:text-align="center" style:justify-single-word="false"/>
      <style:text-properties officeooo:rsid="00783f37" officeooo:paragraph-rsid="00783f37"/>
    </style:style>
    <style:style style:name="P34" style:family="paragraph" style:parent-style-name="Text_20_body">
      <style:paragraph-properties fo:text-align="center" style:justify-single-word="false"/>
      <style:text-properties officeooo:rsid="007a4712" officeooo:paragraph-rsid="007a4712"/>
    </style:style>
    <style:style style:name="P35" style:family="paragraph" style:parent-style-name="Text_20_body">
      <style:paragraph-properties fo:text-align="center" style:justify-single-word="false"/>
      <style:text-properties officeooo:rsid="007f1ce0" officeooo:paragraph-rsid="007f1ce0"/>
    </style:style>
    <style:style style:name="P36" style:family="paragraph" style:parent-style-name="Text_20_body">
      <style:paragraph-properties fo:text-align="center" style:justify-single-word="false"/>
      <style:text-properties officeooo:rsid="0082004a" officeooo:paragraph-rsid="0082004a"/>
    </style:style>
    <style:style style:name="P37" style:family="paragraph" style:parent-style-name="Text_20_body">
      <style:paragraph-properties fo:text-align="center" style:justify-single-word="false"/>
      <style:text-properties officeooo:rsid="00828732" officeooo:paragraph-rsid="00828732"/>
    </style:style>
    <style:style style:name="P38" style:family="paragraph" style:parent-style-name="Text_20_body">
      <style:paragraph-properties fo:text-align="center" style:justify-single-word="false"/>
      <style:text-properties officeooo:rsid="00843e91" officeooo:paragraph-rsid="00843e91"/>
    </style:style>
    <style:style style:name="P39" style:family="paragraph" style:parent-style-name="Title">
      <style:paragraph-properties fo:text-align="center" style:justify-single-word="false"/>
      <style:text-properties fo:font-size="44pt" fo:language="en" fo:country="US" style:font-size-asian="44pt" style:font-size-complex="44pt"/>
    </style:style>
    <style:style style:name="P40" style:family="paragraph" style:parent-style-name="Title">
      <style:text-properties fo:font-size="88pt" officeooo:rsid="001d1ea3" officeooo:paragraph-rsid="001d1ea3" style:font-size-asian="88pt" style:font-size-complex="88pt"/>
    </style:style>
    <style:style style:name="P41" style:family="paragraph" style:parent-style-name="Title">
      <style:paragraph-properties fo:break-before="page"/>
    </style:style>
    <style:style style:name="P42" style:family="paragraph" style:parent-style-name="Title">
      <style:paragraph-properties fo:break-before="page"/>
      <style:text-properties fo:font-size="88pt" officeooo:rsid="001d1ea3" officeooo:paragraph-rsid="001d1ea3" style:font-size-asian="88pt" style:font-size-complex="88pt"/>
    </style:style>
    <style:style style:name="P43" style:family="paragraph" style:parent-style-name="Contents_20_1">
      <style:paragraph-properties fo:text-align="center" style:justify-single-word="false" fo:break-before="page"/>
    </style:style>
    <style:style style:name="P44" style:family="paragraph" style:parent-style-name="Text_20_body">
      <style:paragraph-properties fo:break-before="page"/>
    </style:style>
    <style:style style:name="P45" style:family="paragraph" style:parent-style-name="Text_20_body">
      <style:paragraph-properties fo:text-align="center" style:justify-single-word="false" fo:break-before="page"/>
    </style:style>
    <style:style style:name="P46" style:family="paragraph" style:parent-style-name="Text_20_body">
      <style:paragraph-properties fo:break-before="page"/>
      <style:text-properties officeooo:paragraph-rsid="00697e80"/>
    </style:style>
    <style:style style:name="P47" style:family="paragraph" style:parent-style-name="Text_20_body">
      <style:paragraph-properties fo:break-before="page"/>
      <style:text-properties fo:color="#000000" style:font-name="Liberation Serif"/>
    </style:style>
    <style:style style:name="P48" style:family="paragraph" style:parent-style-name="Text_20_body">
      <style:paragraph-properties fo:break-before="page"/>
      <style:text-properties officeooo:paragraph-rsid="006b0588"/>
    </style:style>
    <style:style style:name="P49" style:family="paragraph" style:parent-style-name="Text_20_body">
      <style:paragraph-properties fo:break-before="page"/>
      <style:text-properties officeooo:paragraph-rsid="006ec0af"/>
    </style:style>
    <style:style style:name="P50" style:family="paragraph" style:parent-style-name="Text_20_body">
      <style:paragraph-properties fo:break-before="page"/>
      <style:text-properties officeooo:rsid="00753724" officeooo:paragraph-rsid="00753724"/>
    </style:style>
    <style:style style:name="P51" style:family="paragraph" style:parent-style-name="Contents_20_1">
      <style:paragraph-properties fo:text-align="center" style:justify-single-word="false"/>
    </style:style>
    <style:style style:name="P52" style:family="paragraph" style:parent-style-name="Text_20_body">
      <style:paragraph-properties fo:margin-top="0cm" fo:margin-bottom="0cm" loext:contextual-spacing="false"/>
    </style:style>
    <style:style style:name="P53" style:family="paragraph" style:parent-style-name="Text_20_body">
      <style:paragraph-properties fo:margin-top="0cm" fo:margin-bottom="0cm" loext:contextual-spacing="false"/>
      <style:text-properties officeooo:paragraph-rsid="00616b4f"/>
    </style:style>
    <style:style style:name="P54" style:family="paragraph" style:parent-style-name="Text_20_body">
      <style:paragraph-properties fo:margin-top="0cm" fo:margin-bottom="0cm" loext:contextual-spacing="false" fo:text-align="center" style:justify-single-word="false"/>
      <style:text-properties officeooo:rsid="0061f701" officeooo:paragraph-rsid="0061f701"/>
    </style:style>
    <style:style style:name="P55" style:family="paragraph" style:parent-style-name="Text_20_body">
      <style:paragraph-properties fo:margin-top="0cm" fo:margin-bottom="0cm" loext:contextual-spacing="false" fo:break-before="page"/>
    </style:style>
    <style:style style:name="P56" style:family="paragraph" style:parent-style-name="Standard">
      <style:text-properties officeooo:rsid="00783f37" officeooo:paragraph-rsid="00783f37" style:font-name-asian="MS Mincho"/>
    </style:style>
    <style:style style:name="P57" style:family="paragraph" style:parent-style-name="Standard">
      <style:paragraph-properties fo:text-align="center" style:justify-single-word="false"/>
      <style:text-properties officeooo:rsid="007b5c33" officeooo:paragraph-rsid="007b5c33" style:font-name-asian="MS Mincho"/>
    </style:style>
    <style:style style:name="P58" style:family="paragraph" style:parent-style-name="Standard">
      <style:paragraph-properties fo:text-align="center" style:justify-single-word="false"/>
      <style:text-properties officeooo:rsid="0080741f" officeooo:paragraph-rsid="0080741f" style:font-name-asian="MS Mincho"/>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rsid="0007032f" officeooo:paragraph-rsid="0007032f"/>
    </style:style>
    <style:style style:name="P61" style:family="paragraph" style:parent-style-name="Heading_20_2">
      <style:paragraph-properties fo:break-before="page"/>
    </style:style>
    <style:style style:name="P62" style:family="paragraph" style:parent-style-name="Heading_20_2">
      <style:paragraph-properties fo:break-before="page"/>
      <style:text-properties officeooo:rsid="00636df5" officeooo:paragraph-rsid="00636df5"/>
    </style:style>
    <style:style style:name="P63" style:family="paragraph" style:parent-style-name="Heading_20_3">
      <style:paragraph-properties fo:text-align="center" style:justify-single-word="false"/>
    </style:style>
    <style:style style:name="P64" style:family="paragraph" style:parent-style-name="Heading_20_3" style:list-style-name="">
      <style:paragraph-properties fo:text-align="center" style:justify-single-word="false"/>
    </style:style>
    <style:style style:name="P65" style:family="paragraph" style:parent-style-name="Heading_20_3" style:list-style-name=""/>
    <style:style style:name="P66" style:family="paragraph" style:parent-style-name="Heading_20_3" style:list-style-name="">
      <style:paragraph-properties fo:text-align="center" style:justify-single-word="false"/>
      <style:text-properties officeooo:rsid="00526ed8" officeooo:paragraph-rsid="00526ed8"/>
    </style:style>
    <style:style style:name="P67" style:family="paragraph" style:parent-style-name="Heading_20_3">
      <style:paragraph-properties fo:break-before="page"/>
    </style:style>
    <style:style style:name="P68" style:family="paragraph" style:parent-style-name="Heading_20_3">
      <style:paragraph-properties fo:text-align="center" style:justify-single-word="false" fo:break-before="page"/>
    </style:style>
    <style:style style:name="P69" style:family="paragraph" style:parent-style-name="Heading_20_3">
      <style:paragraph-properties fo:text-align="center" style:justify-single-word="false" fo:break-before="page"/>
      <style:text-properties officeooo:paragraph-rsid="003c6311"/>
    </style:style>
    <style:style style:name="P70" style:family="paragraph" style:parent-style-name="Heading_20_3">
      <style:paragraph-properties fo:text-align="center" style:justify-single-word="false" fo:break-before="page"/>
      <style:text-properties officeooo:paragraph-rsid="005a4dbf"/>
    </style:style>
    <style:style style:name="P71" style:family="paragraph" style:parent-style-name="Contents_20_Heading">
      <style:paragraph-properties fo:break-before="page"/>
    </style:style>
    <style:style style:name="P72" style:family="paragraph" style:parent-style-name="Contents_20_1" style:list-style-name="">
      <style:paragraph-properties fo:text-align="center" style:justify-single-word="false"/>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Text_20_body">
      <style:paragraph-properties fo:text-align="center" style:justify-single-word="false"/>
      <style:text-properties officeooo:rsid="007d3f3e" officeooo:paragraph-rsid="007d3f3e"/>
    </style:style>
    <style:style style:name="P77"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officeooo:rsid="00526ed8"/>
    </style:style>
    <style:style style:name="T2" style:family="text">
      <style:text-properties officeooo:rsid="0007032f"/>
    </style:style>
    <style:style style:name="T3" style:family="text">
      <style:text-properties officeooo:rsid="000ea125"/>
    </style:style>
    <style:style style:name="T4" style:family="text">
      <style:text-properties officeooo:rsid="00166531"/>
    </style:style>
    <style:style style:name="T5" style:family="text">
      <style:text-properties officeooo:rsid="0019cda1"/>
    </style:style>
    <style:style style:name="T6" style:family="text">
      <style:text-properties officeooo:rsid="004e8ce5"/>
    </style:style>
    <style:style style:name="T7" style:family="text">
      <style:text-properties officeooo:rsid="00576b02"/>
    </style:style>
    <style:style style:name="T8" style:family="text">
      <style:text-properties officeooo:rsid="005a4dbf"/>
    </style:style>
    <style:style style:name="T9" style:family="text">
      <style:text-properties style:font-name="Liberation Serif"/>
    </style:style>
    <style:style style:name="T10" style:family="text">
      <style:text-properties fo:color="#000000" style:font-name="Liberation Sans"/>
    </style:style>
    <style:style style:name="T11" style:family="text">
      <style:text-properties fo:color="#000000" style:font-name="Liberation Serif"/>
    </style:style>
    <style:style style:name="T12" style:family="text">
      <style:text-properties fo:color="#000000" style:font-name="Liberation Serif" officeooo:rsid="00677576"/>
    </style:style>
    <style:style style:name="T13" style:family="text">
      <style:text-properties fo:color="#000000" style:font-name="Liberation Serif" officeooo:rsid="0068fe27"/>
    </style:style>
    <style:style style:name="T14" style:family="text">
      <style:text-properties fo:color="#000000" style:font-name="Liberation Serif" officeooo:rsid="00697e80"/>
    </style:style>
    <style:style style:name="T15" style:family="text">
      <style:text-properties fo:color="#000000" style:font-name="Liberation Serif" officeooo:rsid="006d2f9b"/>
    </style:style>
    <style:style style:name="T16" style:family="text">
      <style:text-properties fo:color="#000000" style:font-name="Liberation Serif" officeooo:rsid="006ec0af"/>
    </style:style>
    <style:style style:name="T17" style:family="text">
      <style:text-properties fo:color="#000000" style:font-name="Liberation Serif" officeooo:rsid="00754150"/>
    </style:style>
    <style:style style:name="T18" style:family="text">
      <style:text-properties officeooo:rsid="00697e80"/>
    </style:style>
    <style:style style:name="T19" style:family="text">
      <style:text-properties officeooo:rsid="006ec0af"/>
    </style:style>
    <style:style style:name="T20" style:family="text">
      <style:text-properties officeooo:rsid="0079b818"/>
    </style:style>
    <style:style style:name="T21" style:family="text">
      <style:text-properties officeooo:rsid="007a4712"/>
    </style:style>
    <style:style style:name="T22" style:family="text">
      <style:text-properties officeooo:rsid="007d3f3e"/>
    </style:style>
    <style:style style:name="T23" style:family="text">
      <style:text-properties officeooo:rsid="007f1ce0"/>
    </style:style>
    <style:style style:name="T24" style:family="text">
      <style:text-properties officeooo:rsid="0082004a"/>
    </style:style>
    <style:style style:name="T25" style:family="text">
      <style:text-properties officeooo:rsid="00828732"/>
    </style:style>
    <style:style style:name="T26" style:family="text">
      <style:text-properties officeooo:rsid="00843e9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9"/>
      <text:p text:style-name="P39"/>
      <text:p text:style-name="P39"/>
      <text:p text:style-name="P39"><text:bookmark-start text:name="__RefHeading__980_1663648339"/>Panda3D developer <text:span text:style-name="T2">manual</text:span><text:bookmark-end text:name="__RefHeading__980_1663648339"/></text:p>
      <text:p text:style-name="P4"/>
      <text:p text:style-name="P4"/>
      <text:p text:style-name="P11"/>
      <text:p text:style-name="P4"/>
      <text:p text:style-name="P2"/>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3"/>
          </text:index-source-styles>
          <text:index-source-styles text:outline-level="3">
            <text:index-source-style text:style-name="Heading_20_2"/>
          </text:index-source-styles>
          <text:index-source-styles text:outline-level="4">
            <text:index-source-style text:style-name="Heading_20_1"/>
          </text:index-source-styles>
          <text:index-source-styles text:outline-level="5">
            <text:index-source-style text:style-name="Contents_20_1"/>
            <text:index-source-style text:style-name="Heading"/>
          </text:index-source-styles>
          <text:index-source-styles text:outline-level="6">
            <text:index-source-style text:style-name="Contents_20_2"/>
          </text:index-source-styles>
          <text:index-source-styles text:outline-level="7">
            <text:index-source-style text:style-name="Contents_20_3"/>
          </text:index-source-styles>
        </text:table-of-content-source>
        <text:index-body>
          <text:index-title text:style-name="Sect1" text:name="Table of Contents1_Head">
            <text:p text:style-name="P71">Table of Contents</text:p>
          </text:index-title>
          <text:p text:style-name="P73"><text:a xlink:type="simple" xlink:href="#__RefHeading__980_1663648339" text:style-name="Index_20_Link" text:visited-style-name="Index_20_Link">Panda3D developer manual<text:tab/>1</text:a></text:p>
          <text:p text:style-name="P73"><text:a xlink:type="simple" xlink:href="#__RefHeading__982_1663648339" text:style-name="Index_20_Link" text:visited-style-name="Index_20_Link">Introduction<text:tab/>10</text:a></text:p>
          <text:p text:style-name="P73"><text:a xlink:type="simple" xlink:href="#__RefHeading__984_1663648339" text:style-name="Index_20_Link" text:visited-style-name="Index_20_Link">Preface<text:tab/>11</text:a></text:p>
          <text:p text:style-name="P73"><text:a xlink:type="simple" xlink:href="#__RefHeading__3465_1309189275" text:style-name="Index_20_Link" text:visited-style-name="Index_20_Link">Part 1<text:tab/>12</text:a></text:p>
          <text:p text:style-name="P73"><text:a xlink:type="simple" xlink:href="#__RefHeading__1737_1167907073" text:style-name="Index_20_Link" text:visited-style-name="Index_20_Link">contrib<text:tab/>13</text:a></text:p>
          <text:p text:style-name="P74"><text:a xlink:type="simple" xlink:href="#__RefHeading__1739_1167907073" text:style-name="Index_20_Link" text:visited-style-name="Index_20_Link">src<text:tab/>14</text:a></text:p>
          <text:p text:style-name="P75"><text:a xlink:type="simple" xlink:href="#__RefHeading__1743_1167907073" text:style-name="Index_20_Link" text:visited-style-name="Index_20_Link">ai<text:tab/>14</text:a></text:p>
          <text:p text:style-name="P75"><text:a xlink:type="simple" xlink:href="#__RefHeading__1745_1167907073" text:style-name="Index_20_Link" text:visited-style-name="Index_20_Link">contribbase<text:tab/>15</text:a></text:p>
          <text:p text:style-name="P75"><text:a xlink:type="simple" xlink:href="#__RefHeading__1747_1167907073" text:style-name="Index_20_Link" text:visited-style-name="Index_20_Link">panda3dtoolsgui<text:tab/>16</text:a></text:p>
          <text:p text:style-name="P75"><text:a xlink:type="simple" xlink:href="#__RefHeading__1749_1167907073" text:style-name="Index_20_Link" text:visited-style-name="Index_20_Link">sceneeditor<text:tab/>17</text:a></text:p>
          <text:p text:style-name="P73"><text:a xlink:type="simple" xlink:href="#__RefHeading__1751_1167907073" text:style-name="Index_20_Link" text:visited-style-name="Index_20_Link">Direct<text:tab/>18</text:a></text:p>
          <text:p text:style-name="P74"><text:a xlink:type="simple" xlink:href="#__RefHeading__1753_1167907073" text:style-name="Index_20_Link" text:visited-style-name="Index_20_Link">Metalibs<text:tab/>19</text:a></text:p>
          <text:p text:style-name="P75"><text:a xlink:type="simple" xlink:href="#__RefHeading__1755_1167907073" text:style-name="Index_20_Link" text:visited-style-name="Index_20_Link">direct<text:tab/>19</text:a></text:p>
          <text:p text:style-name="P74"><text:a xlink:type="simple" xlink:href="#__RefHeading__1757_1167907073" text:style-name="Index_20_Link" text:visited-style-name="Index_20_Link">src<text:tab/>20</text:a></text:p>
          <text:p text:style-name="P75"><text:a xlink:type="simple" xlink:href="#__RefHeading__1759_1167907073" text:style-name="Index_20_Link" text:visited-style-name="Index_20_Link">actor<text:tab/>21</text:a></text:p>
          <text:p text:style-name="P75"><text:a xlink:type="simple" xlink:href="#__RefHeading__1761_1167907073" text:style-name="Index_20_Link" text:visited-style-name="Index_20_Link">autorestart<text:tab/>22</text:a></text:p>
          <text:p text:style-name="P75"><text:a xlink:type="simple" xlink:href="#__RefHeading__1763_1167907073" text:style-name="Index_20_Link" text:visited-style-name="Index_20_Link">cluster<text:tab/>23</text:a></text:p>
          <text:p text:style-name="P75"><text:a xlink:type="simple" xlink:href="#__RefHeading__1765_1167907073" text:style-name="Index_20_Link" text:visited-style-name="Index_20_Link">configfiles<text:tab/>24</text:a></text:p>
          <text:p text:style-name="P75"><text:a xlink:type="simple" xlink:href="#__RefHeading__1767_1167907073" text:style-name="Index_20_Link" text:visited-style-name="Index_20_Link">controls<text:tab/>25</text:a></text:p>
          <text:p text:style-name="P75"><text:a xlink:type="simple" xlink:href="#__RefHeading__1769_1167907073" text:style-name="Index_20_Link" text:visited-style-name="Index_20_Link">dcparse<text:tab/>26</text:a></text:p>
          <text:p text:style-name="P75"><text:a xlink:type="simple" xlink:href="#__RefHeading__1771_1167907073" text:style-name="Index_20_Link" text:visited-style-name="Index_20_Link">dcparser<text:tab/>27</text:a></text:p>
          <text:p text:style-name="P75"><text:a xlink:type="simple" xlink:href="#__RefHeading__1773_1167907073" text:style-name="Index_20_Link" text:visited-style-name="Index_20_Link">deadrec<text:tab/>28</text:a></text:p>
          <text:p text:style-name="P75"><text:a xlink:type="simple" xlink:href="#__RefHeading__1775_1167907073" text:style-name="Index_20_Link" text:visited-style-name="Index_20_Link">directbase<text:tab/>29</text:a></text:p>
          <text:p text:style-name="P75"><text:a xlink:type="simple" xlink:href="#__RefHeading__1777_1167907073" text:style-name="Index_20_Link" text:visited-style-name="Index_20_Link">directd<text:tab/>30</text:a></text:p>
          <text:p text:style-name="P75"><text:a xlink:type="simple" xlink:href="#__RefHeading__1779_1167907073" text:style-name="Index_20_Link" text:visited-style-name="Index_20_Link">directdevices<text:tab/>31</text:a></text:p>
          <text:p text:style-name="P75"><text:a xlink:type="simple" xlink:href="#__RefHeading__1781_1167907073" text:style-name="Index_20_Link" text:visited-style-name="Index_20_Link">directdServer<text:tab/>32</text:a></text:p>
          <text:p text:style-name="P75"><text:a xlink:type="simple" xlink:href="#__RefHeading__1783_1167907073" text:style-name="Index_20_Link" text:visited-style-name="Index_20_Link">directnotify<text:tab/>33</text:a></text:p>
          <text:p text:style-name="P75"><text:a xlink:type="simple" xlink:href="#__RefHeading__1785_1167907073" text:style-name="Index_20_Link" text:visited-style-name="Index_20_Link">directscripts<text:tab/>34</text:a></text:p>
          <text:p text:style-name="P75"><text:a xlink:type="simple" xlink:href="#__RefHeading__1787_1167907073" text:style-name="Index_20_Link" text:visited-style-name="Index_20_Link">directtools<text:tab/>35</text:a></text:p>
          <text:p text:style-name="P75"><text:a xlink:type="simple" xlink:href="#__RefHeading__1789_1167907073" text:style-name="Index_20_Link" text:visited-style-name="Index_20_Link">directutil<text:tab/>36</text:a></text:p>
          <text:p text:style-name="P75"><text:a xlink:type="simple" xlink:href="#__RefHeading__1791_1167907073" text:style-name="Index_20_Link" text:visited-style-name="Index_20_Link">distributed<text:tab/>37</text:a></text:p>
          <text:p text:style-name="P75"><text:a xlink:type="simple" xlink:href="#__RefHeading__1793_1167907073" text:style-name="Index_20_Link" text:visited-style-name="Index_20_Link">doc<text:tab/>38</text:a></text:p>
          <text:p text:style-name="P75"><text:a xlink:type="simple" xlink:href="#__RefHeading__1795_1167907073" text:style-name="Index_20_Link" text:visited-style-name="Index_20_Link">extensions<text:tab/>39</text:a></text:p>
          <text:p text:style-name="P75"><text:a xlink:type="simple" xlink:href="#__RefHeading__1797_1167907073" text:style-name="Index_20_Link" text:visited-style-name="Index_20_Link">extensions_native<text:tab/>40</text:a></text:p>
          <text:p text:style-name="P75"><text:a xlink:type="simple" xlink:href="#__RefHeading__1799_1167907073" text:style-name="Index_20_Link" text:visited-style-name="Index_20_Link">ffi<text:tab/>41</text:a></text:p>
          <text:p text:style-name="P75"><text:a xlink:type="simple" xlink:href="#__RefHeading__1801_1167907073" text:style-name="Index_20_Link" text:visited-style-name="Index_20_Link">filter<text:tab/>42</text:a></text:p>
          <text:p text:style-name="P75"><text:a xlink:type="simple" xlink:href="#__RefHeading__1803_1167907073" text:style-name="Index_20_Link" text:visited-style-name="Index_20_Link">fsm<text:tab/>43</text:a></text:p>
          <text:p text:style-name="P75"><text:a xlink:type="simple" xlink:href="#__RefHeading__1805_1167907073" text:style-name="Index_20_Link" text:visited-style-name="Index_20_Link">gui<text:tab/>44</text:a></text:p>
          <text:p text:style-name="P75"><text:a xlink:type="simple" xlink:href="#__RefHeading__1807_1167907073" text:style-name="Index_20_Link" text:visited-style-name="Index_20_Link">heapq<text:tab/>45</text:a></text:p>
          <text:p text:style-name="P75"><text:a xlink:type="simple" xlink:href="#__RefHeading__1809_1167907073" text:style-name="Index_20_Link" text:visited-style-name="Index_20_Link">http<text:tab/>46</text:a></text:p>
          <text:p text:style-name="P75"><text:a xlink:type="simple" xlink:href="#__RefHeading__1811_1167907073" text:style-name="Index_20_Link" text:visited-style-name="Index_20_Link">interval<text:tab/>47</text:a></text:p>
          <text:p text:style-name="P75"><text:a xlink:type="simple" xlink:href="#__RefHeading__1813_1167907073" text:style-name="Index_20_Link" text:visited-style-name="Index_20_Link">leveleditor<text:tab/>48</text:a></text:p>
          <text:p text:style-name="P75"><text:a xlink:type="simple" xlink:href="#__RefHeading__1815_1167907073" text:style-name="Index_20_Link" text:visited-style-name="Index_20_Link">motiontrail<text:tab/>49</text:a></text:p>
          <text:p text:style-name="P75"><text:a xlink:type="simple" xlink:href="#__RefHeading__1817_1167907073" text:style-name="Index_20_Link" text:visited-style-name="Index_20_Link">p3d<text:tab/>50</text:a></text:p>
          <text:p text:style-name="P75"><text:a xlink:type="simple" xlink:href="#__RefHeading__1819_1167907073" text:style-name="Index_20_Link" text:visited-style-name="Index_20_Link">particles<text:tab/>51</text:a></text:p>
          <text:p text:style-name="P75"><text:a xlink:type="simple" xlink:href="#__RefHeading__1821_1167907073" text:style-name="Index_20_Link" text:visited-style-name="Index_20_Link">physics<text:tab/>52</text:a></text:p>
          <text:p text:style-name="P75"><text:a xlink:type="simple" xlink:href="#__RefHeading__1823_1167907073" text:style-name="Index_20_Link" text:visited-style-name="Index_20_Link">plugin<text:tab/>53</text:a></text:p>
          <text:p text:style-name="P75"><text:soft-page-break/><text:a xlink:type="simple" xlink:href="#__RefHeading__1825_1167907073" text:style-name="Index_20_Link" text:visited-style-name="Index_20_Link">plugin_activex<text:tab/>54</text:a></text:p>
          <text:p text:style-name="P75"><text:a xlink:type="simple" xlink:href="#__RefHeading__1827_1167907073" text:style-name="Index_20_Link" text:visited-style-name="Index_20_Link">plugin_installer<text:tab/>55</text:a></text:p>
          <text:p text:style-name="P75"><text:a xlink:type="simple" xlink:href="#__RefHeading__1829_1167907073" text:style-name="Index_20_Link" text:visited-style-name="Index_20_Link">plugin_npapi<text:tab/>56</text:a></text:p>
          <text:p text:style-name="P75"><text:a xlink:type="simple" xlink:href="#__RefHeading__1831_1167907073" text:style-name="Index_20_Link" text:visited-style-name="Index_20_Link">plugin_standalone<text:tab/>57</text:a></text:p>
          <text:p text:style-name="P75"><text:a xlink:type="simple" xlink:href="#__RefHeading__1833_1167907073" text:style-name="Index_20_Link" text:visited-style-name="Index_20_Link">pyinst<text:tab/>58</text:a></text:p>
          <text:p text:style-name="P75"><text:a xlink:type="simple" xlink:href="#__RefHeading__1835_1167907073" text:style-name="Index_20_Link" text:visited-style-name="Index_20_Link">showbase<text:tab/>59</text:a></text:p>
          <text:p text:style-name="P75"><text:a xlink:type="simple" xlink:href="#__RefHeading__3585_869075401" text:style-name="Index_20_Link" text:visited-style-name="Index_20_Link"><text:tab/>59</text:a></text:p>
          <text:p text:style-name="P75"><text:a xlink:type="simple" xlink:href="#__RefHeading__1837_1167907073" text:style-name="Index_20_Link" text:visited-style-name="Index_20_Link">showutil<text:tab/>60</text:a></text:p>
          <text:p text:style-name="P75"><text:a xlink:type="simple" xlink:href="#__RefHeading__1839_1167907073" text:style-name="Index_20_Link" text:visited-style-name="Index_20_Link">stdpy<text:tab/>61</text:a></text:p>
          <text:p text:style-name="P75"><text:a xlink:type="simple" xlink:href="#__RefHeading__1841_1167907073" text:style-name="Index_20_Link" text:visited-style-name="Index_20_Link">task<text:tab/>62</text:a></text:p>
          <text:p text:style-name="P75"><text:a xlink:type="simple" xlink:href="#__RefHeading__1843_1167907073" text:style-name="Index_20_Link" text:visited-style-name="Index_20_Link">test<text:tab/>63</text:a></text:p>
          <text:p text:style-name="P75"><text:a xlink:type="simple" xlink:href="#__RefHeading__1845_1167907073" text:style-name="Index_20_Link" text:visited-style-name="Index_20_Link">tkpanels<text:tab/>64</text:a></text:p>
          <text:p text:style-name="P75"><text:a xlink:type="simple" xlink:href="#__RefHeading__1847_1167907073" text:style-name="Index_20_Link" text:visited-style-name="Index_20_Link">tkwidgets<text:tab/>65</text:a></text:p>
          <text:p text:style-name="P75"><text:a xlink:type="simple" xlink:href="#__RefHeading__1849_1167907073" text:style-name="Index_20_Link" text:visited-style-name="Index_20_Link">Wxwidgets<text:tab/>66</text:a></text:p>
          <text:p text:style-name="P73"><text:a xlink:type="simple" xlink:href="#__RefHeading__1851_1167907073" text:style-name="Index_20_Link" text:visited-style-name="Index_20_Link">Dmodels<text:tab/>67</text:a></text:p>
          <text:p text:style-name="P74"><text:a xlink:type="simple" xlink:href="#__RefHeading__1853_1167907073" text:style-name="Index_20_Link" text:visited-style-name="Index_20_Link">src<text:tab/>68</text:a></text:p>
          <text:p text:style-name="P75"><text:a xlink:type="simple" xlink:href="#__RefHeading__1855_1167907073" text:style-name="Index_20_Link" text:visited-style-name="Index_20_Link">Audio<text:tab/>69</text:a></text:p>
          <text:p text:style-name="P77"><text:a xlink:type="simple" xlink:href="#__RefHeading__1857_1167907073" text:style-name="Index_20_Link" text:visited-style-name="Index_20_Link">sfx<text:tab/>69</text:a></text:p>
          <text:p text:style-name="P75"><text:a xlink:type="simple" xlink:href="#__RefHeading__1963_1167907073" text:style-name="Index_20_Link" text:visited-style-name="Index_20_Link">fonts<text:tab/>70</text:a></text:p>
          <text:p text:style-name="P75"><text:a xlink:type="simple" xlink:href="#__RefHeading__1965_1167907073" text:style-name="Index_20_Link" text:visited-style-name="Index_20_Link">gui<text:tab/>71</text:a></text:p>
          <text:p text:style-name="P75"><text:a xlink:type="simple" xlink:href="#__RefHeading__1967_1167907073" text:style-name="Index_20_Link" text:visited-style-name="Index_20_Link">icons<text:tab/>72</text:a></text:p>
          <text:p text:style-name="P75"><text:a xlink:type="simple" xlink:href="#__RefHeading__1969_1167907073" text:style-name="Index_20_Link" text:visited-style-name="Index_20_Link">level_editor<text:tab/>73</text:a></text:p>
          <text:p text:style-name="P75"><text:a xlink:type="simple" xlink:href="#__RefHeading__1971_1167907073" text:style-name="Index_20_Link" text:visited-style-name="Index_20_Link">maps<text:tab/>74</text:a></text:p>
          <text:p text:style-name="P75"><text:a xlink:type="simple" xlink:href="#__RefHeading__1973_1167907073" text:style-name="Index_20_Link" text:visited-style-name="Index_20_Link">misc<text:tab/>75</text:a></text:p>
          <text:p text:style-name="P73"><text:a xlink:type="simple" xlink:href="#__RefHeading__1975_1167907073" text:style-name="Index_20_Link" text:visited-style-name="Index_20_Link">doc<text:tab/>76</text:a></text:p>
          <text:p text:style-name="P73"><text:a xlink:type="simple" xlink:href="#__RefHeading__1977_1167907073" text:style-name="Index_20_Link" text:visited-style-name="Index_20_Link">dtool<text:tab/>77</text:a></text:p>
          <text:p text:style-name="P74"><text:a xlink:type="simple" xlink:href="#__RefHeading__1979_1167907073" text:style-name="Index_20_Link" text:visited-style-name="Index_20_Link">metalibs<text:tab/>78</text:a></text:p>
          <text:p text:style-name="P75"><text:a xlink:type="simple" xlink:href="#__RefHeading__1981_1167907073" text:style-name="Index_20_Link" text:visited-style-name="Index_20_Link">dtool<text:tab/>79</text:a></text:p>
          <text:p text:style-name="P75"><text:a xlink:type="simple" xlink:href="#__RefHeading__1983_1167907073" text:style-name="Index_20_Link" text:visited-style-name="Index_20_Link">dtoolconfig<text:tab/>80</text:a></text:p>
          <text:p text:style-name="P74"><text:a xlink:type="simple" xlink:href="#__RefHeading__1985_1167907073" text:style-name="Index_20_Link" text:visited-style-name="Index_20_Link">pptempl<text:tab/>81</text:a></text:p>
          <text:p text:style-name="P74"><text:a xlink:type="simple" xlink:href="#__RefHeading__1987_1167907073" text:style-name="Index_20_Link" text:visited-style-name="Index_20_Link">src<text:tab/>82</text:a></text:p>
          <text:p text:style-name="P75"><text:a xlink:type="simple" xlink:href="#__RefHeading__1989_1167907073" text:style-name="Index_20_Link" text:visited-style-name="Index_20_Link">attach<text:tab/>83</text:a></text:p>
          <text:p text:style-name="P75"><text:a xlink:type="simple" xlink:href="#__RefHeading__1991_1167907073" text:style-name="Index_20_Link" text:visited-style-name="Index_20_Link">cppparser<text:tab/>84</text:a></text:p>
          <text:p text:style-name="P75"><text:a xlink:type="simple" xlink:href="#__RefHeading__1993_1167907073" text:style-name="Index_20_Link" text:visited-style-name="Index_20_Link">dconfig<text:tab/>85</text:a></text:p>
          <text:p text:style-name="P75"><text:a xlink:type="simple" xlink:href="#__RefHeading__1995_1167907073" text:style-name="Index_20_Link" text:visited-style-name="Index_20_Link">dtoolbase<text:tab/>86</text:a></text:p>
          <text:p text:style-name="P75"><text:a xlink:type="simple" xlink:href="#__RefHeading__1997_1167907073" text:style-name="Index_20_Link" text:visited-style-name="Index_20_Link">dtoolutil<text:tab/>87</text:a></text:p>
          <text:p text:style-name="P75"><text:a xlink:type="simple" xlink:href="#__RefHeading__1999_1167907073" text:style-name="Index_20_Link" text:visited-style-name="Index_20_Link">interrogate<text:tab/>88</text:a></text:p>
          <text:p text:style-name="P75"><text:a xlink:type="simple" xlink:href="#__RefHeading__2001_1167907073" text:style-name="Index_20_Link" text:visited-style-name="Index_20_Link">interrogatedb<text:tab/>89</text:a></text:p>
          <text:p text:style-name="P75"><text:a xlink:type="simple" xlink:href="#__RefHeading__2003_1167907073" text:style-name="Index_20_Link" text:visited-style-name="Index_20_Link">newheader<text:tab/>90</text:a></text:p>
          <text:p text:style-name="P75"><text:a xlink:type="simple" xlink:href="#__RefHeading__2005_1167907073" text:style-name="Index_20_Link" text:visited-style-name="Index_20_Link">parser-inc<text:tab/>91</text:a></text:p>
          <text:p text:style-name="P77"><text:a xlink:type="simple" xlink:href="#__RefHeading__2033_1167907073" text:style-name="Index_20_Link" text:visited-style-name="Index_20_Link">android<text:tab/>92</text:a></text:p>
          <text:p text:style-name="P77"><text:a xlink:type="simple" xlink:href="#__RefHeading__2035_1167907073" text:style-name="Index_20_Link" text:visited-style-name="Index_20_Link">AR<text:tab/>93</text:a></text:p>
          <text:p text:style-name="P77"><text:a xlink:type="simple" xlink:href="#__RefHeading__2037_1167907073" text:style-name="Index_20_Link" text:visited-style-name="Index_20_Link">libavcodec<text:tab/>94</text:a></text:p>
          <text:p text:style-name="P77"><text:a xlink:type="simple" xlink:href="#__RefHeading__2039_1167907073" text:style-name="Index_20_Link" text:visited-style-name="Index_20_Link">libavformat<text:tab/>95</text:a></text:p>
          <text:p text:style-name="P77"><text:a xlink:type="simple" xlink:href="#__RefHeading__2041_1167907073" text:style-name="Index_20_Link" text:visited-style-name="Index_20_Link">libavutil<text:tab/>96</text:a></text:p>
          <text:p text:style-name="P77"><text:a xlink:type="simple" xlink:href="#__RefHeading__2043_1167907073" text:style-name="Index_20_Link" text:visited-style-name="Index_20_Link">libswscale<text:tab/>97</text:a></text:p>
          <text:p text:style-name="P77"><text:a xlink:type="simple" xlink:href="#__RefHeading__2045_1167907073" text:style-name="Index_20_Link" text:visited-style-name="Index_20_Link">ode<text:tab/>98</text:a></text:p>
          <text:p text:style-name="P77"><text:a xlink:type="simple" xlink:href="#__RefHeading__2047_1167907073" text:style-name="Index_20_Link" text:visited-style-name="Index_20_Link">ogg<text:tab/>99</text:a></text:p>
          <text:p text:style-name="P77"><text:a xlink:type="simple" xlink:href="#__RefHeading__2049_1167907073" text:style-name="Index_20_Link" text:visited-style-name="Index_20_Link">vorbis<text:tab/>100</text:a></text:p>
          <text:p text:style-name="P75"><text:a xlink:type="simple" xlink:href="#__RefHeading__2007_1167907073" text:style-name="Index_20_Link" text:visited-style-name="Index_20_Link">prc<text:tab/>101</text:a></text:p>
          <text:p text:style-name="P75"><text:soft-page-break/><text:a xlink:type="simple" xlink:href="#__RefHeading__2009_1167907073" text:style-name="Index_20_Link" text:visited-style-name="Index_20_Link">prckeys<text:tab/>102</text:a></text:p>
          <text:p text:style-name="P75"><text:a xlink:type="simple" xlink:href="#__RefHeading__2011_1167907073" text:style-name="Index_20_Link" text:visited-style-name="Index_20_Link">pystub<text:tab/>103</text:a></text:p>
          <text:p text:style-name="P75"><text:a xlink:type="simple" xlink:href="#__RefHeading__2059_1167907073" text:style-name="Index_20_Link" text:visited-style-name="Index_20_Link">test_interrogate<text:tab/>104</text:a></text:p>
          <text:p text:style-name="P73"><text:a xlink:type="simple" xlink:href="#__RefHeading__2051_1167907073" text:style-name="Index_20_Link" text:visited-style-name="Index_20_Link">makepanda<text:tab/>105</text:a></text:p>
          <text:p text:style-name="P73"><text:a xlink:type="simple" xlink:href="#__RefHeading__2053_1167907073" text:style-name="Index_20_Link" text:visited-style-name="Index_20_Link">models<text:tab/>106</text:a></text:p>
          <text:p text:style-name="P74"><text:a xlink:type="simple" xlink:href="#__RefHeading__2055_1167907073" text:style-name="Index_20_Link" text:visited-style-name="Index_20_Link">maps<text:tab/>107</text:a></text:p>
          <text:p text:style-name="P74"><text:a xlink:type="simple" xlink:href="#__RefHeading__2057_1167907073" text:style-name="Index_20_Link" text:visited-style-name="Index_20_Link">plugin_images<text:tab/>108</text:a></text:p>
          <text:p text:style-name="P73"><text:a xlink:type="simple" xlink:href="#__RefHeading__2061_1167907073" text:style-name="Index_20_Link" text:visited-style-name="Index_20_Link">Panda<text:tab/>109</text:a></text:p>
          <text:p text:style-name="P74"><text:a xlink:type="simple" xlink:href="#__RefHeading__2063_1167907073" text:style-name="Index_20_Link" text:visited-style-name="Index_20_Link">metalibs<text:tab/>110</text:a></text:p>
          <text:p text:style-name="P75"><text:a xlink:type="simple" xlink:href="#__RefHeading__2065_1167907073" text:style-name="Index_20_Link" text:visited-style-name="Index_20_Link">panda<text:tab/>111</text:a></text:p>
          <text:p text:style-name="P75"><text:a xlink:type="simple" xlink:href="#__RefHeading__2067_1167907073" text:style-name="Index_20_Link" text:visited-style-name="Index_20_Link">pandabullet<text:tab/>112</text:a></text:p>
          <text:p text:style-name="P75"><text:a xlink:type="simple" xlink:href="#__RefHeading__2069_1167907073" text:style-name="Index_20_Link" text:visited-style-name="Index_20_Link">pandadx8<text:tab/>113</text:a></text:p>
          <text:p text:style-name="P75"><text:a xlink:type="simple" xlink:href="#__RefHeading__2071_1167907073" text:style-name="Index_20_Link" text:visited-style-name="Index_20_Link">pandadx9<text:tab/>114</text:a></text:p>
          <text:p text:style-name="P75"><text:a xlink:type="simple" xlink:href="#__RefHeading__2073_1167907073" text:style-name="Index_20_Link" text:visited-style-name="Index_20_Link">pandaegg<text:tab/>115</text:a></text:p>
          <text:p text:style-name="P75"><text:a xlink:type="simple" xlink:href="#__RefHeading__2075_1167907073" text:style-name="Index_20_Link" text:visited-style-name="Index_20_Link">pandaexpress<text:tab/>116</text:a></text:p>
          <text:p text:style-name="P75"><text:a xlink:type="simple" xlink:href="#__RefHeading__2077_1167907073" text:style-name="Index_20_Link" text:visited-style-name="Index_20_Link">pandafx<text:tab/>117</text:a></text:p>
          <text:p text:style-name="P75"><text:a xlink:type="simple" xlink:href="#__RefHeading__2079_1167907073" text:style-name="Index_20_Link" text:visited-style-name="Index_20_Link">pandagl<text:tab/>118</text:a></text:p>
          <text:p text:style-name="P75"><text:a xlink:type="simple" xlink:href="#__RefHeading__2081_1167907073" text:style-name="Index_20_Link" text:visited-style-name="Index_20_Link">pandagles<text:tab/>119</text:a></text:p>
          <text:p text:style-name="P75"><text:a xlink:type="simple" xlink:href="#__RefHeading__2083_1167907073" text:style-name="Index_20_Link" text:visited-style-name="Index_20_Link">pandagles2<text:tab/>120</text:a></text:p>
          <text:p text:style-name="P75"><text:a xlink:type="simple" xlink:href="#__RefHeading__2085_1167907073" text:style-name="Index_20_Link" text:visited-style-name="Index_20_Link">pandaode<text:tab/>121</text:a></text:p>
          <text:p text:style-name="P75"><text:a xlink:type="simple" xlink:href="#__RefHeading__2087_1167907073" text:style-name="Index_20_Link" text:visited-style-name="Index_20_Link">pandaphysics<text:tab/>122</text:a></text:p>
          <text:p text:style-name="P75"><text:a xlink:type="simple" xlink:href="#__RefHeading__2089_1167907073" text:style-name="Index_20_Link" text:visited-style-name="Index_20_Link">pandaphysx<text:tab/>123</text:a></text:p>
          <text:p text:style-name="P74"><text:a xlink:type="simple" xlink:href="#__RefHeading__2091_1167907073" text:style-name="Index_20_Link" text:visited-style-name="Index_20_Link">src<text:tab/>124</text:a></text:p>
          <text:p text:style-name="P75"><text:a xlink:type="simple" xlink:href="#__RefHeading__2093_1167907073" text:style-name="Index_20_Link" text:visited-style-name="Index_20_Link">android<text:tab/>125</text:a></text:p>
          <text:p text:style-name="P75"><text:a xlink:type="simple" xlink:href="#__RefHeading__2095_1167907073" text:style-name="Index_20_Link" text:visited-style-name="Index_20_Link">androiddisplay<text:tab/>126</text:a></text:p>
          <text:p text:style-name="P75"><text:a xlink:type="simple" xlink:href="#__RefHeading__2097_1167907073" text:style-name="Index_20_Link" text:visited-style-name="Index_20_Link">audio<text:tab/>127</text:a></text:p>
          <text:p text:style-name="P75"><text:a xlink:type="simple" xlink:href="#__RefHeading__2099_1167907073" text:style-name="Index_20_Link" text:visited-style-name="Index_20_Link">audiotraits<text:tab/>128</text:a></text:p>
          <text:p text:style-name="P75"><text:a xlink:type="simple" xlink:href="#__RefHeading__2101_1167907073" text:style-name="Index_20_Link" text:visited-style-name="Index_20_Link">awesomium<text:tab/>129</text:a></text:p>
          <text:p text:style-name="P75"><text:a xlink:type="simple" xlink:href="#__RefHeading__2103_1167907073" text:style-name="Index_20_Link" text:visited-style-name="Index_20_Link">bullet<text:tab/>130</text:a></text:p>
          <text:p text:style-name="P75"><text:a xlink:type="simple" xlink:href="#__RefHeading__2105_1167907073" text:style-name="Index_20_Link" text:visited-style-name="Index_20_Link">cftalk<text:tab/>131</text:a></text:p>
          <text:p text:style-name="P75"><text:a xlink:type="simple" xlink:href="#__RefHeading__2107_1167907073" text:style-name="Index_20_Link" text:visited-style-name="Index_20_Link">chan<text:tab/>132</text:a></text:p>
          <text:p text:style-name="P75"><text:a xlink:type="simple" xlink:href="#__RefHeading__2109_1167907073" text:style-name="Index_20_Link" text:visited-style-name="Index_20_Link">char<text:tab/>133</text:a></text:p>
          <text:p text:style-name="P75"><text:a xlink:type="simple" xlink:href="#__RefHeading__2111_1167907073" text:style-name="Index_20_Link" text:visited-style-name="Index_20_Link">cocoadisplay<text:tab/>134</text:a></text:p>
          <text:p text:style-name="P75"><text:a xlink:type="simple" xlink:href="#__RefHeading__2113_1167907073" text:style-name="Index_20_Link" text:visited-style-name="Index_20_Link">collada<text:tab/>135</text:a></text:p>
          <text:p text:style-name="P75"><text:a xlink:type="simple" xlink:href="#__RefHeading__2115_1167907073" text:style-name="Index_20_Link" text:visited-style-name="Index_20_Link">collide<text:tab/>136</text:a></text:p>
          <text:p text:style-name="P75"><text:a xlink:type="simple" xlink:href="#__RefHeading__2117_1167907073" text:style-name="Index_20_Link" text:visited-style-name="Index_20_Link">configfiles<text:tab/>137</text:a></text:p>
          <text:p text:style-name="P75"><text:a xlink:type="simple" xlink:href="#__RefHeading__2119_1167907073" text:style-name="Index_20_Link" text:visited-style-name="Index_20_Link">cull<text:tab/>138</text:a></text:p>
          <text:p text:style-name="P75"><text:a xlink:type="simple" xlink:href="#__RefHeading__2121_1167907073" text:style-name="Index_20_Link" text:visited-style-name="Index_20_Link">device<text:tab/>139</text:a></text:p>
          <text:p text:style-name="P75"><text:a xlink:type="simple" xlink:href="#__RefHeading__2123_1167907073" text:style-name="Index_20_Link" text:visited-style-name="Index_20_Link">dgraph<text:tab/>140</text:a></text:p>
          <text:p text:style-name="P75"><text:a xlink:type="simple" xlink:href="#__RefHeading__2125_1167907073" text:style-name="Index_20_Link" text:visited-style-name="Index_20_Link">display<text:tab/>141</text:a></text:p>
          <text:p text:style-name="P75"><text:a xlink:type="simple" xlink:href="#__RefHeading__2127_1167907073" text:style-name="Index_20_Link" text:visited-style-name="Index_20_Link">distort<text:tab/>142</text:a></text:p>
          <text:p text:style-name="P75"><text:a xlink:type="simple" xlink:href="#__RefHeading__2129_1167907073" text:style-name="Index_20_Link" text:visited-style-name="Index_20_Link">doc<text:tab/>143</text:a></text:p>
          <text:p text:style-name="P75"><text:a xlink:type="simple" xlink:href="#__RefHeading__2131_1167907073" text:style-name="Index_20_Link" text:visited-style-name="Index_20_Link">downloader<text:tab/>145</text:a></text:p>
          <text:p text:style-name="P75"><text:a xlink:type="simple" xlink:href="#__RefHeading__2133_1167907073" text:style-name="Index_20_Link" text:visited-style-name="Index_20_Link">downloadertools<text:tab/>146</text:a></text:p>
          <text:p text:style-name="P75"><text:a xlink:type="simple" xlink:href="#__RefHeading__2135_1167907073" text:style-name="Index_20_Link" text:visited-style-name="Index_20_Link">dxgsg8<text:tab/>147</text:a></text:p>
          <text:p text:style-name="P75"><text:a xlink:type="simple" xlink:href="#__RefHeading__2137_1167907073" text:style-name="Index_20_Link" text:visited-style-name="Index_20_Link">dxgsg9<text:tab/>148</text:a></text:p>
          <text:p text:style-name="P75"><text:a xlink:type="simple" xlink:href="#__RefHeading__2139_1167907073" text:style-name="Index_20_Link" text:visited-style-name="Index_20_Link">dxml<text:tab/>149</text:a></text:p>
          <text:p text:style-name="P75"><text:a xlink:type="simple" xlink:href="#__RefHeading__2141_1167907073" text:style-name="Index_20_Link" text:visited-style-name="Index_20_Link">effects<text:tab/>150</text:a></text:p>
          <text:p text:style-name="P75"><text:a xlink:type="simple" xlink:href="#__RefHeading__2143_1167907073" text:style-name="Index_20_Link" text:visited-style-name="Index_20_Link">egg<text:tab/>151</text:a></text:p>
          <text:p text:style-name="P75"><text:a xlink:type="simple" xlink:href="#__RefHeading__2145_1167907073" text:style-name="Index_20_Link" text:visited-style-name="Index_20_Link">Egg2pg<text:tab/>152</text:a></text:p>
          <text:p text:style-name="P75"><text:soft-page-break/><text:a xlink:type="simple" xlink:href="#__RefHeading__2147_1167907073" text:style-name="Index_20_Link" text:visited-style-name="Index_20_Link">egldisplay<text:tab/>153</text:a></text:p>
          <text:p text:style-name="P75"><text:a xlink:type="simple" xlink:href="#__RefHeading__2149_1167907073" text:style-name="Index_20_Link" text:visited-style-name="Index_20_Link">event<text:tab/>154</text:a></text:p>
          <text:p text:style-name="P75"><text:a xlink:type="simple" xlink:href="#__RefHeading__2151_1167907073" text:style-name="Index_20_Link" text:visited-style-name="Index_20_Link">express<text:tab/>155</text:a></text:p>
          <text:p text:style-name="P75"><text:a xlink:type="simple" xlink:href="#__RefHeading__2153_1167907073" text:style-name="Index_20_Link" text:visited-style-name="Index_20_Link">ffmpeg<text:tab/>156</text:a></text:p>
          <text:p text:style-name="P75"><text:a xlink:type="simple" xlink:href="#__RefHeading__2155_1167907073" text:style-name="Index_20_Link" text:visited-style-name="Index_20_Link">framework<text:tab/>157</text:a></text:p>
          <text:p text:style-name="P75"><text:a xlink:type="simple" xlink:href="#__RefHeading__2157_1167907073" text:style-name="Index_20_Link" text:visited-style-name="Index_20_Link">gles2gsg<text:tab/>158</text:a></text:p>
          <text:p text:style-name="P75"><text:a xlink:type="simple" xlink:href="#__RefHeading__2159_1167907073" text:style-name="Index_20_Link" text:visited-style-name="Index_20_Link">glesgsg<text:tab/>159</text:a></text:p>
          <text:p text:style-name="P75"><text:a xlink:type="simple" xlink:href="#__RefHeading__2161_1167907073" text:style-name="Index_20_Link" text:visited-style-name="Index_20_Link">glgsg<text:tab/>160</text:a></text:p>
          <text:p text:style-name="P75"><text:a xlink:type="simple" xlink:href="#__RefHeading__2163_1167907073" text:style-name="Index_20_Link" text:visited-style-name="Index_20_Link">glstuff<text:tab/>161</text:a></text:p>
          <text:p text:style-name="P75"><text:a xlink:type="simple" xlink:href="#__RefHeading__2165_1167907073" text:style-name="Index_20_Link" text:visited-style-name="Index_20_Link">glxdisplay<text:tab/>162</text:a></text:p>
          <text:p text:style-name="P75"><text:a xlink:type="simple" xlink:href="#__RefHeading__2167_1167907073" text:style-name="Index_20_Link" text:visited-style-name="Index_20_Link">gobj<text:tab/>163</text:a></text:p>
          <text:p text:style-name="P75"><text:a xlink:type="simple" xlink:href="#__RefHeading__2169_1167907073" text:style-name="Index_20_Link" text:visited-style-name="Index_20_Link">grutil<text:tab/>164</text:a></text:p>
          <text:p text:style-name="P75"><text:a xlink:type="simple" xlink:href="#__RefHeading__2171_1167907073" text:style-name="Index_20_Link" text:visited-style-name="Index_20_Link">gsgbase<text:tab/>165</text:a></text:p>
          <text:p text:style-name="P75"><text:a xlink:type="simple" xlink:href="#__RefHeading__2173_1167907073" text:style-name="Index_20_Link" text:visited-style-name="Index_20_Link">gsgmisc<text:tab/>166</text:a></text:p>
          <text:p text:style-name="P75"><text:a xlink:type="simple" xlink:href="#__RefHeading__2175_1167907073" text:style-name="Index_20_Link" text:visited-style-name="Index_20_Link">iphone<text:tab/>167</text:a></text:p>
          <text:p text:style-name="P75"><text:a xlink:type="simple" xlink:href="#__RefHeading__2177_1167907073" text:style-name="Index_20_Link" text:visited-style-name="Index_20_Link">iphonedisplay<text:tab/>168</text:a></text:p>
          <text:p text:style-name="P75"><text:a xlink:type="simple" xlink:href="#__RefHeading__2179_1167907073" text:style-name="Index_20_Link" text:visited-style-name="Index_20_Link">linmath<text:tab/>169</text:a></text:p>
          <text:p text:style-name="P75"><text:a xlink:type="simple" xlink:href="#__RefHeading__2181_1167907073" text:style-name="Index_20_Link" text:visited-style-name="Index_20_Link">mathutil<text:tab/>170</text:a></text:p>
          <text:p text:style-name="P75"><text:a xlink:type="simple" xlink:href="#__RefHeading__2183_1167907073" text:style-name="Index_20_Link" text:visited-style-name="Index_20_Link">movies<text:tab/>171</text:a></text:p>
          <text:p text:style-name="P75"><text:a xlink:type="simple" xlink:href="#__RefHeading__2185_1167907073" text:style-name="Index_20_Link" text:visited-style-name="Index_20_Link">nativenet<text:tab/>172</text:a></text:p>
          <text:p text:style-name="P75"><text:a xlink:type="simple" xlink:href="#__RefHeading__2187_1167907073" text:style-name="Index_20_Link" text:visited-style-name="Index_20_Link">net<text:tab/>173</text:a></text:p>
          <text:p text:style-name="P75"><text:a xlink:type="simple" xlink:href="#__RefHeading__2189_1167907073" text:style-name="Index_20_Link" text:visited-style-name="Index_20_Link">ode<text:tab/>174</text:a></text:p>
          <text:p text:style-name="P75"><text:a xlink:type="simple" xlink:href="#__RefHeading__2191_1167907073" text:style-name="Index_20_Link" text:visited-style-name="Index_20_Link">osxdisplay<text:tab/>175</text:a></text:p>
          <text:p text:style-name="P75"><text:a xlink:type="simple" xlink:href="#__RefHeading__2193_1167907073" text:style-name="Index_20_Link" text:visited-style-name="Index_20_Link">pandabase<text:tab/>176</text:a></text:p>
          <text:p text:style-name="P75"><text:a xlink:type="simple" xlink:href="#__RefHeading__2195_1167907073" text:style-name="Index_20_Link" text:visited-style-name="Index_20_Link">parametrics<text:tab/>177</text:a></text:p>
          <text:p text:style-name="P75"><text:a xlink:type="simple" xlink:href="#__RefHeading__2197_1167907073" text:style-name="Index_20_Link" text:visited-style-name="Index_20_Link">particlesystem<text:tab/>178</text:a></text:p>
          <text:p text:style-name="P75"><text:a xlink:type="simple" xlink:href="#__RefHeading__2199_1167907073" text:style-name="Index_20_Link" text:visited-style-name="Index_20_Link">pgraph<text:tab/>179</text:a></text:p>
          <text:p text:style-name="P75"><text:a xlink:type="simple" xlink:href="#__RefHeading__2201_1167907073" text:style-name="Index_20_Link" text:visited-style-name="Index_20_Link">pgraphnodes<text:tab/>180</text:a></text:p>
          <text:p text:style-name="P75"><text:a xlink:type="simple" xlink:href="#__RefHeading__2203_1167907073" text:style-name="Index_20_Link" text:visited-style-name="Index_20_Link">pgui<text:tab/>181</text:a></text:p>
          <text:p text:style-name="P75"><text:a xlink:type="simple" xlink:href="#__RefHeading__2205_1167907073" text:style-name="Index_20_Link" text:visited-style-name="Index_20_Link">physics<text:tab/>182</text:a></text:p>
          <text:p text:style-name="P75"><text:a xlink:type="simple" xlink:href="#__RefHeading__2207_1167907073" text:style-name="Index_20_Link" text:visited-style-name="Index_20_Link">physx<text:tab/>183</text:a></text:p>
          <text:p text:style-name="P75"><text:a xlink:type="simple" xlink:href="#__RefHeading__2209_1167907073" text:style-name="Index_20_Link" text:visited-style-name="Index_20_Link">pipeline<text:tab/>184</text:a></text:p>
          <text:p text:style-name="P75"><text:a xlink:type="simple" xlink:href="#__RefHeading__2211_1167907073" text:style-name="Index_20_Link" text:visited-style-name="Index_20_Link">pnmimage<text:tab/>185</text:a></text:p>
          <text:p text:style-name="P75"><text:a xlink:type="simple" xlink:href="#__RefHeading__2213_1167907073" text:style-name="Index_20_Link" text:visited-style-name="Index_20_Link">pnmimagetypes<text:tab/>186</text:a></text:p>
          <text:p text:style-name="P75"><text:a xlink:type="simple" xlink:href="#__RefHeading__2215_1167907073" text:style-name="Index_20_Link" text:visited-style-name="Index_20_Link">pnmtext<text:tab/>187</text:a></text:p>
          <text:p text:style-name="P75"><text:a xlink:type="simple" xlink:href="#__RefHeading__2217_1167907073" text:style-name="Index_20_Link" text:visited-style-name="Index_20_Link">ps2display (defunct)<text:tab/>188</text:a></text:p>
          <text:p text:style-name="P75"><text:a xlink:type="simple" xlink:href="#__RefHeading__2219_1167907073" text:style-name="Index_20_Link" text:visited-style-name="Index_20_Link">ps2gsg (defunct)<text:tab/>189</text:a></text:p>
          <text:p text:style-name="P75"><text:a xlink:type="simple" xlink:href="#__RefHeading__2221_1167907073" text:style-name="Index_20_Link" text:visited-style-name="Index_20_Link">pstatclient<text:tab/>190</text:a></text:p>
          <text:p text:style-name="P75"><text:a xlink:type="simple" xlink:href="#__RefHeading__2223_1167907073" text:style-name="Index_20_Link" text:visited-style-name="Index_20_Link">putil<text:tab/>191</text:a></text:p>
          <text:p text:style-name="P75"><text:a xlink:type="simple" xlink:href="#__RefHeading__2225_1167907073" text:style-name="Index_20_Link" text:visited-style-name="Index_20_Link">recorder<text:tab/>192</text:a></text:p>
          <text:p text:style-name="P75"><text:a xlink:type="simple" xlink:href="#__RefHeading__2227_1167907073" text:style-name="Index_20_Link" text:visited-style-name="Index_20_Link">rocket<text:tab/>193</text:a></text:p>
          <text:p text:style-name="P75"><text:a xlink:type="simple" xlink:href="#__RefHeading__2229_1167907073" text:style-name="Index_20_Link" text:visited-style-name="Index_20_Link">skel<text:tab/>194</text:a></text:p>
          <text:p text:style-name="P75"><text:a xlink:type="simple" xlink:href="#__RefHeading__2231_1167907073" text:style-name="Index_20_Link" text:visited-style-name="Index_20_Link">speedtree<text:tab/>195</text:a></text:p>
          <text:p text:style-name="P75"><text:a xlink:type="simple" xlink:href="#__RefHeading__2233_1167907073" text:style-name="Index_20_Link" text:visited-style-name="Index_20_Link">testbed<text:tab/>196</text:a></text:p>
          <text:p text:style-name="P75"><text:a xlink:type="simple" xlink:href="#__RefHeading__2235_1167907073" text:style-name="Index_20_Link" text:visited-style-name="Index_20_Link">text<text:tab/>197</text:a></text:p>
          <text:p text:style-name="P75"><text:a xlink:type="simple" xlink:href="#__RefHeading__2237_1167907073" text:style-name="Index_20_Link" text:visited-style-name="Index_20_Link">tform<text:tab/>198</text:a></text:p>
          <text:p text:style-name="P75"><text:a xlink:type="simple" xlink:href="#__RefHeading__2239_1167907073" text:style-name="Index_20_Link" text:visited-style-name="Index_20_Link">tinydisplay<text:tab/>199</text:a></text:p>
          <text:p text:style-name="P75"><text:a xlink:type="simple" xlink:href="#__RefHeading__2241_1167907073" text:style-name="Index_20_Link" text:visited-style-name="Index_20_Link">vision<text:tab/>200</text:a></text:p>
          <text:p text:style-name="P75"><text:a xlink:type="simple" xlink:href="#__RefHeading__2243_1167907073" text:style-name="Index_20_Link" text:visited-style-name="Index_20_Link">vrpn<text:tab/>201</text:a></text:p>
          <text:p text:style-name="P75"><text:a xlink:type="simple" xlink:href="#__RefHeading__2245_1167907073" text:style-name="Index_20_Link" text:visited-style-name="Index_20_Link">wgldisplay<text:tab/>202</text:a></text:p>
          <text:p text:style-name="P75"><text:a xlink:type="simple" xlink:href="#__RefHeading__2247_1167907073" text:style-name="Index_20_Link" text:visited-style-name="Index_20_Link">windisplay<text:tab/>203</text:a></text:p>
          <text:p text:style-name="P75"><text:soft-page-break/><text:a xlink:type="simple" xlink:href="#__RefHeading__2249_1167907073" text:style-name="Index_20_Link" text:visited-style-name="Index_20_Link">x11display<text:tab/>204</text:a></text:p>
          <text:p text:style-name="P73"><text:a xlink:type="simple" xlink:href="#__RefHeading__2251_1167907073" text:style-name="Index_20_Link" text:visited-style-name="Index_20_Link">pandatool<text:tab/>205</text:a></text:p>
          <text:p text:style-name="P74"><text:a xlink:type="simple" xlink:href="#__RefHeading__2253_1167907073" text:style-name="Index_20_Link" text:visited-style-name="Index_20_Link">src<text:tab/>206</text:a></text:p>
          <text:p text:style-name="P75"><text:a xlink:type="simple" xlink:href="#__RefHeading__2255_1167907073" text:style-name="Index_20_Link" text:visited-style-name="Index_20_Link">assimp<text:tab/>207</text:a></text:p>
          <text:p text:style-name="P75"><text:a xlink:type="simple" xlink:href="#__RefHeading__2257_1167907073" text:style-name="Index_20_Link" text:visited-style-name="Index_20_Link">bam<text:tab/>208</text:a></text:p>
          <text:p text:style-name="P75"><text:a xlink:type="simple" xlink:href="#__RefHeading__2259_1167907073" text:style-name="Index_20_Link" text:visited-style-name="Index_20_Link">configfiles<text:tab/>209</text:a></text:p>
          <text:p text:style-name="P75"><text:a xlink:type="simple" xlink:href="#__RefHeading__2261_1167907073" text:style-name="Index_20_Link" text:visited-style-name="Index_20_Link">converter<text:tab/>210</text:a></text:p>
          <text:p text:style-name="P75"><text:a xlink:type="simple" xlink:href="#__RefHeading__2263_1167907073" text:style-name="Index_20_Link" text:visited-style-name="Index_20_Link">cvscopy<text:tab/>211</text:a></text:p>
          <text:p text:style-name="P75"><text:a xlink:type="simple" xlink:href="#__RefHeading__2265_1167907073" text:style-name="Index_20_Link" text:visited-style-name="Index_20_Link">daeegg<text:tab/>212</text:a></text:p>
          <text:p text:style-name="P75"><text:a xlink:type="simple" xlink:href="#__RefHeading__2267_1167907073" text:style-name="Index_20_Link" text:visited-style-name="Index_20_Link">daeprogs<text:tab/>213</text:a></text:p>
          <text:p text:style-name="P75"><text:a xlink:type="simple" xlink:href="#__RefHeading__2269_1167907073" text:style-name="Index_20_Link" text:visited-style-name="Index_20_Link">dxf<text:tab/>214</text:a></text:p>
          <text:p text:style-name="P75"><text:a xlink:type="simple" xlink:href="#__RefHeading__2271_1167907073" text:style-name="Index_20_Link" text:visited-style-name="Index_20_Link">dxfegg<text:tab/>215</text:a></text:p>
          <text:p text:style-name="P75"><text:a xlink:type="simple" xlink:href="#__RefHeading__2273_1167907073" text:style-name="Index_20_Link" text:visited-style-name="Index_20_Link">dxfprogs<text:tab/>216</text:a></text:p>
          <text:p text:style-name="P75"><text:a xlink:type="simple" xlink:href="#__RefHeading__2275_1167907073" text:style-name="Index_20_Link" text:visited-style-name="Index_20_Link">egg-mkfont<text:tab/>217</text:a></text:p>
          <text:p text:style-name="P75"><text:a xlink:type="simple" xlink:href="#__RefHeading__2277_1167907073" text:style-name="Index_20_Link" text:visited-style-name="Index_20_Link">egg-optchar<text:tab/>218</text:a></text:p>
          <text:p text:style-name="P75"><text:a xlink:type="simple" xlink:href="#__RefHeading__2279_1167907073" text:style-name="Index_20_Link" text:visited-style-name="Index_20_Link">egg-palettize<text:tab/>219</text:a></text:p>
          <text:p text:style-name="P75"><text:a xlink:type="simple" xlink:href="#__RefHeading__2281_1167907073" text:style-name="Index_20_Link" text:visited-style-name="Index_20_Link">egg-qtess<text:tab/>220</text:a></text:p>
          <text:p text:style-name="P75"><text:a xlink:type="simple" xlink:href="#__RefHeading__2283_1167907073" text:style-name="Index_20_Link" text:visited-style-name="Index_20_Link">eggbase<text:tab/>221</text:a></text:p>
          <text:p text:style-name="P75"><text:a xlink:type="simple" xlink:href="#__RefHeading__2285_1167907073" text:style-name="Index_20_Link" text:visited-style-name="Index_20_Link">eggcharbase<text:tab/>222</text:a></text:p>
          <text:p text:style-name="P75"><text:a xlink:type="simple" xlink:href="#__RefHeading__2287_1167907073" text:style-name="Index_20_Link" text:visited-style-name="Index_20_Link">eggprogs<text:tab/>223</text:a></text:p>
          <text:p text:style-name="P75"><text:a xlink:type="simple" xlink:href="#__RefHeading__2289_1167907073" text:style-name="Index_20_Link" text:visited-style-name="Index_20_Link">flt<text:tab/>224</text:a></text:p>
          <text:p text:style-name="P75"><text:a xlink:type="simple" xlink:href="#__RefHeading__2291_1167907073" text:style-name="Index_20_Link" text:visited-style-name="Index_20_Link">fltegg<text:tab/>225</text:a></text:p>
          <text:p text:style-name="P75"><text:a xlink:type="simple" xlink:href="#__RefHeading__2293_1167907073" text:style-name="Index_20_Link" text:visited-style-name="Index_20_Link">fltprogs<text:tab/>226</text:a></text:p>
          <text:p text:style-name="P75"><text:a xlink:type="simple" xlink:href="#__RefHeading__2295_1167907073" text:style-name="Index_20_Link" text:visited-style-name="Index_20_Link">gtk-stats<text:tab/>227</text:a></text:p>
          <text:p text:style-name="P75"><text:a xlink:type="simple" xlink:href="#__RefHeading__2297_1167907073" text:style-name="Index_20_Link" text:visited-style-name="Index_20_Link">imagebase<text:tab/>228</text:a></text:p>
          <text:p text:style-name="P75"><text:a xlink:type="simple" xlink:href="#__RefHeading__2299_1167907073" text:style-name="Index_20_Link" text:visited-style-name="Index_20_Link">imageprogs<text:tab/>229</text:a></text:p>
          <text:p text:style-name="P75"><text:a xlink:type="simple" xlink:href="#__RefHeading__2301_1167907073" text:style-name="Index_20_Link" text:visited-style-name="Index_20_Link">lwo<text:tab/>230</text:a></text:p>
          <text:p text:style-name="P75"><text:a xlink:type="simple" xlink:href="#__RefHeading__2303_1167907073" text:style-name="Index_20_Link" text:visited-style-name="Index_20_Link">lwoegg<text:tab/>231</text:a></text:p>
          <text:p text:style-name="P75"><text:a xlink:type="simple" xlink:href="#__RefHeading__2305_1167907073" text:style-name="Index_20_Link" text:visited-style-name="Index_20_Link">lwoprogs<text:tab/>232</text:a></text:p>
          <text:p text:style-name="P75"><text:a xlink:type="simple" xlink:href="#__RefHeading__2307_1167907073" text:style-name="Index_20_Link" text:visited-style-name="Index_20_Link">maxegg<text:tab/>233</text:a></text:p>
          <text:p text:style-name="P75"><text:a xlink:type="simple" xlink:href="#__RefHeading__2309_1167907073" text:style-name="Index_20_Link" text:visited-style-name="Index_20_Link">maxprogs<text:tab/>234</text:a></text:p>
          <text:p text:style-name="P75"><text:a xlink:type="simple" xlink:href="#__RefHeading__2311_1167907073" text:style-name="Index_20_Link" text:visited-style-name="Index_20_Link">maya<text:tab/>235</text:a></text:p>
          <text:p text:style-name="P75"><text:a xlink:type="simple" xlink:href="#__RefHeading__2313_1167907073" text:style-name="Index_20_Link" text:visited-style-name="Index_20_Link">mayaegg<text:tab/>236</text:a></text:p>
          <text:p text:style-name="P75"><text:a xlink:type="simple" xlink:href="#__RefHeading__2315_1167907073" text:style-name="Index_20_Link" text:visited-style-name="Index_20_Link">mayaprogs<text:tab/>237</text:a></text:p>
          <text:p text:style-name="P75"><text:a xlink:type="simple" xlink:href="#__RefHeading__2317_1167907073" text:style-name="Index_20_Link" text:visited-style-name="Index_20_Link">miscprogs<text:tab/>238</text:a></text:p>
          <text:p text:style-name="P75"><text:a xlink:type="simple" xlink:href="#__RefHeading__2319_1167907073" text:style-name="Index_20_Link" text:visited-style-name="Index_20_Link">objegg<text:tab/>239</text:a></text:p>
          <text:p text:style-name="P75"><text:a xlink:type="simple" xlink:href="#__RefHeading__2321_1167907073" text:style-name="Index_20_Link" text:visited-style-name="Index_20_Link">objprogs<text:tab/>240</text:a></text:p>
          <text:p text:style-name="P75"><text:a xlink:type="simple" xlink:href="#__RefHeading__2323_1167907073" text:style-name="Index_20_Link" text:visited-style-name="Index_20_Link">palettizer<text:tab/>241</text:a></text:p>
          <text:p text:style-name="P75"><text:a xlink:type="simple" xlink:href="#__RefHeading__2325_1167907073" text:style-name="Index_20_Link" text:visited-style-name="Index_20_Link">pandatoolbase<text:tab/>242</text:a></text:p>
          <text:p text:style-name="P75"><text:a xlink:type="simple" xlink:href="#__RefHeading__2327_1167907073" text:style-name="Index_20_Link" text:visited-style-name="Index_20_Link">pfmprogs<text:tab/>243</text:a></text:p>
          <text:p text:style-name="P75"><text:a xlink:type="simple" xlink:href="#__RefHeading__2329_1167907073" text:style-name="Index_20_Link" text:visited-style-name="Index_20_Link">progbase<text:tab/>244</text:a></text:p>
          <text:p text:style-name="P75"><text:a xlink:type="simple" xlink:href="#__RefHeading__2331_1167907073" text:style-name="Index_20_Link" text:visited-style-name="Index_20_Link">pstatserver<text:tab/>245</text:a></text:p>
          <text:p text:style-name="P75"><text:a xlink:type="simple" xlink:href="#__RefHeading__2333_1167907073" text:style-name="Index_20_Link" text:visited-style-name="Index_20_Link">ptloader<text:tab/>246</text:a></text:p>
          <text:p text:style-name="P75"><text:a xlink:type="simple" xlink:href="#__RefHeading__2335_1167907073" text:style-name="Index_20_Link" text:visited-style-name="Index_20_Link">scripts<text:tab/>247</text:a></text:p>
          <text:p text:style-name="P75"><text:a xlink:type="simple" xlink:href="#__RefHeading__2337_1167907073" text:style-name="Index_20_Link" text:visited-style-name="Index_20_Link">softegg<text:tab/>248</text:a></text:p>
          <text:p text:style-name="P75"><text:a xlink:type="simple" xlink:href="#__RefHeading__2339_1167907073" text:style-name="Index_20_Link" text:visited-style-name="Index_20_Link">softprogs<text:tab/>249</text:a></text:p>
          <text:p text:style-name="P75"><text:a xlink:type="simple" xlink:href="#__RefHeading__2341_1167907073" text:style-name="Index_20_Link" text:visited-style-name="Index_20_Link">text-stats<text:tab/>250</text:a></text:p>
          <text:p text:style-name="P75"><text:a xlink:type="simple" xlink:href="#__RefHeading__2343_1167907073" text:style-name="Index_20_Link" text:visited-style-name="Index_20_Link">vrml<text:tab/>251</text:a></text:p>
          <text:p text:style-name="P75"><text:a xlink:type="simple" xlink:href="#__RefHeading__2345_1167907073" text:style-name="Index_20_Link" text:visited-style-name="Index_20_Link">vrmlegg<text:tab/>252</text:a></text:p>
          <text:p text:style-name="P75"><text:a xlink:type="simple" xlink:href="#__RefHeading__2347_1167907073" text:style-name="Index_20_Link" text:visited-style-name="Index_20_Link">vrmlprogs<text:tab/>253</text:a></text:p>
          <text:p text:style-name="P75"><text:soft-page-break/><text:a xlink:type="simple" xlink:href="#__RefHeading__2349_1167907073" text:style-name="Index_20_Link" text:visited-style-name="Index_20_Link">win-stats<text:tab/>254</text:a></text:p>
          <text:p text:style-name="P75"><text:a xlink:type="simple" xlink:href="#__RefHeading__2351_1167907073" text:style-name="Index_20_Link" text:visited-style-name="Index_20_Link">xfile<text:tab/>255</text:a></text:p>
          <text:p text:style-name="P75"><text:a xlink:type="simple" xlink:href="#__RefHeading__2353_1167907073" text:style-name="Index_20_Link" text:visited-style-name="Index_20_Link">xfileegg<text:tab/>256</text:a></text:p>
          <text:p text:style-name="P75"><text:a xlink:type="simple" xlink:href="#__RefHeading__2355_1167907073" text:style-name="Index_20_Link" text:visited-style-name="Index_20_Link">xfileprogs<text:tab/>257</text:a></text:p>
          <text:p text:style-name="P73"><text:a xlink:type="simple" xlink:href="#__RefHeading__2357_1167907073" text:style-name="Index_20_Link" text:visited-style-name="Index_20_Link">ppremake<text:tab/>258</text:a></text:p>
          <text:p text:style-name="P73"><text:a xlink:type="simple" xlink:href="#__RefHeading__2359_1167907073" text:style-name="Index_20_Link" text:visited-style-name="Index_20_Link">samples<text:tab/>260</text:a></text:p>
          <text:p text:style-name="P75"><text:a xlink:type="simple" xlink:href="#__RefHeading__2013_1167907073" text:style-name="Index_20_Link" text:visited-style-name="Index_20_Link">Asteroids<text:tab/>261</text:a></text:p>
          <text:p text:style-name="P75"><text:a xlink:type="simple" xlink:href="#__RefHeading__2361_1167907073" text:style-name="Index_20_Link" text:visited-style-name="Index_20_Link">Ball-in-Maze<text:tab/>262</text:a></text:p>
          <text:p text:style-name="P75"><text:a xlink:type="simple" xlink:href="#__RefHeading__2363_1167907073" text:style-name="Index_20_Link" text:visited-style-name="Index_20_Link">Boxing-Robots<text:tab/>263</text:a></text:p>
          <text:p text:style-name="P75"><text:a xlink:type="simple" xlink:href="#__RefHeading__2365_1167907073" text:style-name="Index_20_Link" text:visited-style-name="Index_20_Link">Bump-Mapping<text:tab/>264</text:a></text:p>
          <text:p text:style-name="P75"><text:a xlink:type="simple" xlink:href="#__RefHeading__2367_1167907073" text:style-name="Index_20_Link" text:visited-style-name="Index_20_Link">Carousel<text:tab/>265</text:a></text:p>
          <text:p text:style-name="P75"><text:a xlink:type="simple" xlink:href="#__RefHeading__2369_1167907073" text:style-name="Index_20_Link" text:visited-style-name="Index_20_Link">Cartoon-Shader<text:tab/>266</text:a></text:p>
          <text:p text:style-name="P75"><text:a xlink:type="simple" xlink:href="#__RefHeading__2371_1167907073" text:style-name="Index_20_Link" text:visited-style-name="Index_20_Link">Chessboard<text:tab/>267</text:a></text:p>
          <text:p text:style-name="P75"><text:a xlink:type="simple" xlink:href="#__RefHeading__2373_1167907073" text:style-name="Index_20_Link" text:visited-style-name="Index_20_Link">Disco-Lights<text:tab/>268</text:a></text:p>
          <text:p text:style-name="P75"><text:a xlink:type="simple" xlink:href="#__RefHeading__2375_1167907073" text:style-name="Index_20_Link" text:visited-style-name="Index_20_Link">Distortion<text:tab/>269</text:a></text:p>
          <text:p text:style-name="P75"><text:a xlink:type="simple" xlink:href="#__RefHeading__2377_1167907073" text:style-name="Index_20_Link" text:visited-style-name="Index_20_Link">Fireflies<text:tab/>270</text:a></text:p>
          <text:p text:style-name="P75"><text:a xlink:type="simple" xlink:href="#__RefHeading__2379_1167907073" text:style-name="Index_20_Link" text:visited-style-name="Index_20_Link">Fractal-Plants<text:tab/>271</text:a></text:p>
          <text:p text:style-name="P75"><text:a xlink:type="simple" xlink:href="#__RefHeading__2381_1167907073" text:style-name="Index_20_Link" text:visited-style-name="Index_20_Link">Glow-Filter<text:tab/>272</text:a></text:p>
          <text:p text:style-name="P75"><text:a xlink:type="simple" xlink:href="#__RefHeading__2383_1167907073" text:style-name="Index_20_Link" text:visited-style-name="Index_20_Link">Infinite-Tunnel<text:tab/>273</text:a></text:p>
          <text:p text:style-name="P75"><text:a xlink:type="simple" xlink:href="#__RefHeading__2385_1167907073" text:style-name="Index_20_Link" text:visited-style-name="Index_20_Link">Looking-and-Gripping<text:tab/>274</text:a></text:p>
          <text:p text:style-name="P75"><text:a xlink:type="simple" xlink:href="#__RefHeading__2387_1167907073" text:style-name="Index_20_Link" text:visited-style-name="Index_20_Link">Media-Player<text:tab/>275</text:a></text:p>
          <text:p text:style-name="P75"><text:a xlink:type="simple" xlink:href="#__RefHeading__2389_1167907073" text:style-name="Index_20_Link" text:visited-style-name="Index_20_Link">Motion-Trails<text:tab/>276</text:a></text:p>
          <text:p text:style-name="P75"><text:a xlink:type="simple" xlink:href="#__RefHeading__2391_1167907073" text:style-name="Index_20_Link" text:visited-style-name="Index_20_Link">Music-Box<text:tab/>277</text:a></text:p>
          <text:p text:style-name="P75"><text:a xlink:type="simple" xlink:href="#__RefHeading__2393_1167907073" text:style-name="Index_20_Link" text:visited-style-name="Index_20_Link">Particles<text:tab/>278</text:a></text:p>
          <text:p text:style-name="P75"><text:a xlink:type="simple" xlink:href="#__RefHeading__2395_1167907073" text:style-name="Index_20_Link" text:visited-style-name="Index_20_Link">Procedural-Cube<text:tab/>279</text:a></text:p>
          <text:p text:style-name="P75"><text:a xlink:type="simple" xlink:href="#__RefHeading__2397_1167907073" text:style-name="Index_20_Link" text:visited-style-name="Index_20_Link">Roaming-Ralph<text:tab/>280</text:a></text:p>
          <text:p text:style-name="P75"><text:a xlink:type="simple" xlink:href="#__RefHeading__2399_1167907073" text:style-name="Index_20_Link" text:visited-style-name="Index_20_Link">Shadows<text:tab/>281</text:a></text:p>
          <text:p text:style-name="P75"><text:a xlink:type="simple" xlink:href="#__RefHeading__2401_1167907073" text:style-name="Index_20_Link" text:visited-style-name="Index_20_Link">Solar-System<text:tab/>282</text:a></text:p>
          <text:p text:style-name="P75"><text:a xlink:type="simple" xlink:href="#__RefHeading__2403_1167907073" text:style-name="Index_20_Link" text:visited-style-name="Index_20_Link">Teapot-on-TV<text:tab/>283</text:a></text:p>
          <text:p text:style-name="P75"><text:a xlink:type="simple" xlink:href="#__RefHeading__2405_1167907073" text:style-name="Index_20_Link" text:visited-style-name="Index_20_Link">Texture-Swapping<text:tab/>284</text:a></text:p>
          <text:p text:style-name="P73"><text:a xlink:type="simple" xlink:href="#__RefHeading__2407_1167907073" text:style-name="Index_20_Link" text:visited-style-name="Index_20_Link">thirdparty<text:tab/>285</text:a></text:p>
          <text:p text:style-name="P74"><text:a xlink:type="simple" xlink:href="#__RefHeading__2409_1167907073" text:style-name="Index_20_Link" text:visited-style-name="Index_20_Link">Pmw<text:tab/>286</text:a></text:p>
          <text:p text:style-name="P74"><text:a xlink:type="simple" xlink:href="#__RefHeading__2411_1167907073" text:style-name="Index_20_Link" text:visited-style-name="Index_20_Link">win-extras<text:tab/>287</text:a></text:p>
          <text:p text:style-name="P75"><text:a xlink:type="simple" xlink:href="#__RefHeading__2413_1167907073" text:style-name="Index_20_Link" text:visited-style-name="Index_20_Link">JOD<text:tab/>288</text:a></text:p>
          <text:p text:style-name="P75"><text:a xlink:type="simple" xlink:href="#__RefHeading__2415_1167907073" text:style-name="Index_20_Link" text:visited-style-name="Index_20_Link">phidgets<text:tab/>289</text:a></text:p>
          <text:p text:style-name="P75"><text:a xlink:type="simple" xlink:href="#__RefHeading__2417_1167907073" text:style-name="Index_20_Link" text:visited-style-name="Index_20_Link">serial<text:tab/>290</text:a></text:p>
          <text:p text:style-name="P75"><text:a xlink:type="simple" xlink:href="#__RefHeading__2419_1167907073" text:style-name="Index_20_Link" text:visited-style-name="Index_20_Link">smartroom<text:tab/>291</text:a></text:p>
          <text:p text:style-name="P74"><text:a xlink:type="simple" xlink:href="#__RefHeading__2421_1167907073" text:style-name="Index_20_Link" text:visited-style-name="Index_20_Link">win-libs-vc10-x64<text:tab/>292</text:a></text:p>
          <text:p text:style-name="P75"><text:a xlink:type="simple" xlink:href="#__RefHeading__2423_1167907073" text:style-name="Index_20_Link" text:visited-style-name="Index_20_Link">artoolkit<text:tab/>293</text:a></text:p>
          <text:p text:style-name="P75"><text:a xlink:type="simple" xlink:href="#__RefHeading__2425_1167907073" text:style-name="Index_20_Link" text:visited-style-name="Index_20_Link">bullet<text:tab/>294</text:a></text:p>
          <text:p text:style-name="P75"><text:a xlink:type="simple" xlink:href="#__RefHeading__2427_1167907073" text:style-name="Index_20_Link" text:visited-style-name="Index_20_Link">eigen<text:tab/>295</text:a></text:p>
          <text:p text:style-name="P75"><text:a xlink:type="simple" xlink:href="#__RefHeading__2429_1167907073" text:style-name="Index_20_Link" text:visited-style-name="Index_20_Link">extras<text:tab/>296</text:a></text:p>
          <text:p text:style-name="P75"><text:a xlink:type="simple" xlink:href="#__RefHeading__2431_1167907073" text:style-name="Index_20_Link" text:visited-style-name="Index_20_Link">fcollada<text:tab/>297</text:a></text:p>
          <text:p text:style-name="P75"><text:a xlink:type="simple" xlink:href="#__RefHeading__2433_1167907073" text:style-name="Index_20_Link" text:visited-style-name="Index_20_Link">ffmpeg<text:tab/>298</text:a></text:p>
          <text:p text:style-name="P75"><text:a xlink:type="simple" xlink:href="#__RefHeading__2435_1167907073" text:style-name="Index_20_Link" text:visited-style-name="Index_20_Link">fmodex<text:tab/>299</text:a></text:p>
          <text:p text:style-name="P75"><text:a xlink:type="simple" xlink:href="#__RefHeading__2437_1167907073" text:style-name="Index_20_Link" text:visited-style-name="Index_20_Link">freetype<text:tab/>300</text:a></text:p>
          <text:p text:style-name="P75"><text:a xlink:type="simple" xlink:href="#__RefHeading__2439_1167907073" text:style-name="Index_20_Link" text:visited-style-name="Index_20_Link">jpeg<text:tab/>301</text:a></text:p>
          <text:p text:style-name="P75"><text:a xlink:type="simple" xlink:href="#__RefHeading__2441_1167907073" text:style-name="Index_20_Link" text:visited-style-name="Index_20_Link">npapi<text:tab/>302</text:a></text:p>
          <text:p text:style-name="P75"><text:a xlink:type="simple" xlink:href="#__RefHeading__2443_1167907073" text:style-name="Index_20_Link" text:visited-style-name="Index_20_Link">nvidiacg<text:tab/>303</text:a></text:p>
          <text:p text:style-name="P75"><text:a xlink:type="simple" xlink:href="#__RefHeading__2445_1167907073" text:style-name="Index_20_Link" text:visited-style-name="Index_20_Link">ode<text:tab/>304</text:a></text:p>
          <text:p text:style-name="P75"><text:soft-page-break/><text:a xlink:type="simple" xlink:href="#__RefHeading__2447_1167907073" text:style-name="Index_20_Link" text:visited-style-name="Index_20_Link">openal<text:tab/>305</text:a></text:p>
          <text:p text:style-name="P75"><text:a xlink:type="simple" xlink:href="#__RefHeading__2449_1167907073" text:style-name="Index_20_Link" text:visited-style-name="Index_20_Link">openssl<text:tab/>306</text:a></text:p>
          <text:p text:style-name="P75"><text:a xlink:type="simple" xlink:href="#__RefHeading__2451_1167907073" text:style-name="Index_20_Link" text:visited-style-name="Index_20_Link">ovr<text:tab/>307</text:a></text:p>
          <text:p text:style-name="P75"><text:a xlink:type="simple" xlink:href="#__RefHeading__2453_1167907073" text:style-name="Index_20_Link" text:visited-style-name="Index_20_Link">png<text:tab/>308</text:a></text:p>
          <text:p text:style-name="P75"><text:a xlink:type="simple" xlink:href="#__RefHeading__2455_1167907073" text:style-name="Index_20_Link" text:visited-style-name="Index_20_Link">rocket<text:tab/>309</text:a></text:p>
          <text:p text:style-name="P75"><text:a xlink:type="simple" xlink:href="#__RefHeading__2457_1167907073" text:style-name="Index_20_Link" text:visited-style-name="Index_20_Link">squish<text:tab/>310</text:a></text:p>
          <text:p text:style-name="P75"><text:a xlink:type="simple" xlink:href="#__RefHeading__2459_1167907073" text:style-name="Index_20_Link" text:visited-style-name="Index_20_Link">tiff<text:tab/>311</text:a></text:p>
          <text:p text:style-name="P75"><text:a xlink:type="simple" xlink:href="#__RefHeading__2461_1167907073" text:style-name="Index_20_Link" text:visited-style-name="Index_20_Link">vorbis<text:tab/>312</text:a></text:p>
          <text:p text:style-name="P75"><text:a xlink:type="simple" xlink:href="#__RefHeading__2463_1167907073" text:style-name="Index_20_Link" text:visited-style-name="Index_20_Link">vrpn<text:tab/>313</text:a></text:p>
          <text:p text:style-name="P75"><text:a xlink:type="simple" xlink:href="#__RefHeading__2465_1167907073" text:style-name="Index_20_Link" text:visited-style-name="Index_20_Link">zlib<text:tab/>314</text:a></text:p>
          <text:p text:style-name="P74"><text:a xlink:type="simple" xlink:href="#__RefHeading__2467_1167907073" text:style-name="Index_20_Link" text:visited-style-name="Index_20_Link">win-nsis<text:tab/>315</text:a></text:p>
          <text:p text:style-name="P74"><text:a xlink:type="simple" xlink:href="#__RefHeading__2469_1167907073" text:style-name="Index_20_Link" text:visited-style-name="Index_20_Link">win-python-x64<text:tab/>316</text:a></text:p>
          <text:p text:style-name="P74"><text:a xlink:type="simple" xlink:href="#__RefHeading__2471_1167907073" text:style-name="Index_20_Link" text:visited-style-name="Index_20_Link">win-util<text:tab/>317</text:a></text:p>
          <text:p text:style-name="P73"><text:a xlink:type="simple" xlink:href="#__RefHeading__3467_1309189275" text:style-name="Index_20_Link" text:visited-style-name="Index_20_Link">Part 2<text:tab/>318</text:a></text:p>
          <text:p text:style-name="P74"><text:a xlink:type="simple" xlink:href="#__RefHeading__3589_869075401" text:style-name="Index_20_Link" text:visited-style-name="Index_20_Link">The Graphics Engine<text:tab/>319</text:a></text:p>
          <text:p text:style-name="P75"><text:a xlink:type="simple" xlink:href="#__RefHeading__4096_869075401" text:style-name="Index_20_Link" text:visited-style-name="Index_20_Link">GraphicsPipe<text:tab/>319</text:a></text:p>
          <text:p text:style-name="P75"><text:a xlink:type="simple" xlink:href="#__RefHeading__4098_869075401" text:style-name="Index_20_Link" text:visited-style-name="Index_20_Link">GraphicsWindow and GraphicsBuffer<text:tab/>319</text:a></text:p>
          <text:p text:style-name="P75"><text:a xlink:type="simple" xlink:href="#__RefHeading__4100_869075401" text:style-name="Index_20_Link" text:visited-style-name="Index_20_Link">GraphicsStateGuardian<text:tab/>320</text:a></text:p>
          <text:p text:style-name="P75"><text:a xlink:type="simple" xlink:href="#__RefHeading__3853_869075401" text:style-name="Index_20_Link" text:visited-style-name="Index_20_Link">Rendering a frame<text:tab/>320</text:a></text:p>
          <text:p text:style-name="P75"><text:a xlink:type="simple" xlink:href="#__RefHeading__3855_869075401" text:style-name="Index_20_Link" text:visited-style-name="Index_20_Link">Using a GraphicsEngine to create windows and buffers<text:tab/>321</text:a></text:p>
          <text:p text:style-name="P75"><text:a xlink:type="simple" xlink:href="#__RefHeading__3857_869075401" text:style-name="Index_20_Link" text:visited-style-name="Index_20_Link">Sharing graphics contexts<text:tab/>322</text:a></text:p>
          <text:p text:style-name="P75"><text:a xlink:type="simple" xlink:href="#__RefHeading__3859_869075401" text:style-name="Index_20_Link" text:visited-style-name="Index_20_Link">Closing windows<text:tab/>322</text:a></text:p>
          <text:p text:style-name="P74"><text:a xlink:type="simple" xlink:href="#__RefHeading__3861_869075401" text:style-name="Index_20_Link" text:visited-style-name="Index_20_Link">ppython<text:tab/>323</text:a></text:p>
          <text:p text:style-name="P74"><text:a xlink:type="simple" xlink:href="#__RefHeading__4102_869075401" text:style-name="Index_20_Link" text:visited-style-name="Index_20_Link">Panda Audio Documenation<text:tab/>324</text:a></text:p>
          <text:p text:style-name="P75"><text:a xlink:type="simple" xlink:href="#__RefHeading__4104_869075401" text:style-name="Index_20_Link" text:visited-style-name="Index_20_Link">AudioManager and AudioSound<text:tab/>324</text:a></text:p>
          <text:p text:style-name="P75"><text:a xlink:type="simple" xlink:href="#__RefHeading__4106_869075401" text:style-name="Index_20_Link" text:visited-style-name="Index_20_Link">Example Usage<text:tab/>324</text:a></text:p>
          <text:p text:style-name="P77"><text:a xlink:type="simple" xlink:href="#__RefHeading__4108_869075401" text:style-name="Index_20_Link" text:visited-style-name="Index_20_Link">Python Example:<text:tab/>324</text:a></text:p>
          <text:p text:style-name="P77"><text:a xlink:type="simple" xlink:href="#__RefHeading__4110_869075401" text:style-name="Index_20_Link" text:visited-style-name="Index_20_Link">C++ Example:<text:tab/>325</text:a></text:p>
          <text:p text:style-name="P74"><text:a xlink:type="simple" xlink:href="#__RefHeading__4112_869075401" text:style-name="Index_20_Link" text:visited-style-name="Index_20_Link">Coding style<text:tab/>326</text:a></text:p>
          <text:p text:style-name="P74"><text:a xlink:type="simple" xlink:href="#__RefHeading__7656_869075401" text:style-name="Index_20_Link" text:visited-style-name="Index_20_Link">COLLISION FLAGS<text:tab/>330</text:a></text:p>
          <text:p text:style-name="P74"><text:a xlink:type="simple" xlink:href="#__RefHeading__7658_869075401" text:style-name="Index_20_Link" text:visited-style-name="Index_20_Link">egg palettize<text:tab/>331</text:a></text:p>
          <text:p text:style-name="P75"><text:a xlink:type="simple" xlink:href="#__RefHeading__7660_869075401" text:style-name="Index_20_Link" text:visited-style-name="Index_20_Link">HOW TO USE EGG_PALETTIZE<text:tab/>331</text:a></text:p>
          <text:p text:style-name="P75"><text:a xlink:type="simple" xlink:href="#__RefHeading__7662_869075401" text:style-name="Index_20_Link" text:visited-style-name="Index_20_Link">GROUPING EGG FILES<text:tab/>331</text:a></text:p>
          <text:p text:style-name="P75"><text:a xlink:type="simple" xlink:href="#__RefHeading__7664_869075401" text:style-name="Index_20_Link" text:visited-style-name="Index_20_Link">CONTROLLING TEXTURE PARAMETERS<text:tab/>333</text:a></text:p>
          <text:p text:style-name="P75"><text:a xlink:type="simple" xlink:href="#__RefHeading__7666_869075401" text:style-name="Index_20_Link" text:visited-style-name="Index_20_Link">RUNNING EGG-PALETTIZE<text:tab/>334</text:a></text:p>
          <text:p text:style-name="P75"><text:a xlink:type="simple" xlink:href="#__RefHeading__7668_869075401" text:style-name="Index_20_Link" text:visited-style-name="Index_20_Link">WHEN THINGS GO WRONG<text:tab/>335</text:a></text:p>
          <text:p text:style-name="P74"><text:a xlink:type="simple" xlink:href="#__RefHeading__7670_869075401" text:style-name="Index_20_Link" text:visited-style-name="Index_20_Link">THE PHILOSOPHY OF EGG FILES<text:tab/>337</text:a></text:p>
          <text:p text:style-name="P75"><text:a xlink:type="simple" xlink:href="#__RefHeading__7672_869075401" text:style-name="Index_20_Link" text:visited-style-name="Index_20_Link">GENERAL EGG SYNTAX<text:tab/>338</text:a></text:p>
          <text:p text:style-name="P75"><text:a xlink:type="simple" xlink:href="#__RefHeading__7674_869075401" text:style-name="Index_20_Link" text:visited-style-name="Index_20_Link">LOCAL INFORMATION ENTRIES<text:tab/>339</text:a></text:p>
          <text:p text:style-name="P75"><text:a xlink:type="simple" xlink:href="#__RefHeading__7676_869075401" text:style-name="Index_20_Link" text:visited-style-name="Index_20_Link">GLOBAL INFORMATION ENTRIES<text:tab/>339</text:a></text:p>
          <text:p text:style-name="P75"><text:a xlink:type="simple" xlink:href="#__RefHeading__7678_869075401" text:style-name="Index_20_Link" text:visited-style-name="Index_20_Link">GEOMETRY ENTRIES<text:tab/>355</text:a></text:p>
          <text:p text:style-name="P75"><text:a xlink:type="simple" xlink:href="#__RefHeading__7680_869075401" text:style-name="Index_20_Link" text:visited-style-name="Index_20_Link">PARAMETRIC DESCRIPTION ENTRIES<text:tab/>363</text:a></text:p>
          <text:p text:style-name="P75"><text:a xlink:type="simple" xlink:href="#__RefHeading__7682_869075401" text:style-name="Index_20_Link" text:visited-style-name="Index_20_Link">MORPH DESCRIPTION ENTRIES<text:tab/>366</text:a></text:p>
          <text:p text:style-name="P75"><text:a xlink:type="simple" xlink:href="#__RefHeading__7684_869075401" text:style-name="Index_20_Link" text:visited-style-name="Index_20_Link">GROUPING ENTRIES<text:tab/>368</text:a></text:p>
          <text:p text:style-name="P75"><text:a xlink:type="simple" xlink:href="#__RefHeading__7686_869075401" text:style-name="Index_20_Link" text:visited-style-name="Index_20_Link"><text:s/>GROUP BINARY ATTRIBUTES<text:tab/>368</text:a></text:p>
          <text:p text:style-name="P75"><text:a xlink:type="simple" xlink:href="#__RefHeading__7688_869075401" text:style-name="Index_20_Link" text:visited-style-name="Index_20_Link"><text:s/>GROUP SCALARS<text:tab/>369</text:a></text:p>
          <text:p text:style-name="P75"><text:a xlink:type="simple" xlink:href="#__RefHeading__7690_869075401" text:style-name="Index_20_Link" text:visited-style-name="Index_20_Link"><text:s/>OTHER GROUP ATTRIBUTES<text:tab/>372</text:a></text:p>
          <text:p text:style-name="P75"><text:a xlink:type="simple" xlink:href="#__RefHeading__7692_869075401" text:style-name="Index_20_Link" text:visited-style-name="Index_20_Link"><text:s/>&lt;Collide&gt; name { type [flags] }<text:tab/>373</text:a></text:p>
          <text:p text:style-name="P77"><text:a xlink:type="simple" xlink:href="#__RefHeading__7694_869075401" text:style-name="Index_20_Link" text:visited-style-name="Index_20_Link"><text:s/>Plane<text:tab/>373</text:a></text:p>
          <text:p text:style-name="P77"><text:a xlink:type="simple" xlink:href="#__RefHeading__7696_869075401" text:style-name="Index_20_Link" text:visited-style-name="Index_20_Link"><text:s/>Polygon<text:tab/>373</text:a></text:p>
          <text:p text:style-name="P77"><text:soft-page-break/><text:a xlink:type="simple" xlink:href="#__RefHeading__7698_869075401" text:style-name="Index_20_Link" text:visited-style-name="Index_20_Link"><text:s/>Polyset<text:tab/>373</text:a></text:p>
          <text:p text:style-name="P77"><text:a xlink:type="simple" xlink:href="#__RefHeading__7700_869075401" text:style-name="Index_20_Link" text:visited-style-name="Index_20_Link"><text:s/>Sphere<text:tab/>373</text:a></text:p>
          <text:p text:style-name="P77"><text:a xlink:type="simple" xlink:href="#__RefHeading__7702_869075401" text:style-name="Index_20_Link" text:visited-style-name="Index_20_Link"><text:s/>Box<text:tab/>374</text:a></text:p>
          <text:p text:style-name="P77"><text:a xlink:type="simple" xlink:href="#__RefHeading__7704_869075401" text:style-name="Index_20_Link" text:visited-style-name="Index_20_Link"><text:s/>InvSphere<text:tab/>374</text:a></text:p>
          <text:p text:style-name="P77"><text:a xlink:type="simple" xlink:href="#__RefHeading__7706_869075401" text:style-name="Index_20_Link" text:visited-style-name="Index_20_Link"><text:s/>Tube<text:tab/>374</text:a></text:p>
          <text:p text:style-name="P75"><text:a xlink:type="simple" xlink:href="#__RefHeading__7708_869075401" text:style-name="Index_20_Link" text:visited-style-name="Index_20_Link"><text:s/>&lt;ObjectType&gt; { type }<text:tab/>375</text:a></text:p>
          <text:p text:style-name="P77"><text:a xlink:type="simple" xlink:href="#__RefHeading__7710_869075401" text:style-name="Index_20_Link" text:visited-style-name="Index_20_Link"><text:s/>barrier<text:tab/>375</text:a></text:p>
          <text:p text:style-name="P77"><text:a xlink:type="simple" xlink:href="#__RefHeading__7712_869075401" text:style-name="Index_20_Link" text:visited-style-name="Index_20_Link"><text:s/>trigger<text:tab/>375</text:a></text:p>
          <text:p text:style-name="P77"><text:a xlink:type="simple" xlink:href="#__RefHeading__7714_869075401" text:style-name="Index_20_Link" text:visited-style-name="Index_20_Link"><text:s/>sphere<text:tab/>376</text:a></text:p>
          <text:p text:style-name="P77"><text:a xlink:type="simple" xlink:href="#__RefHeading__7716_869075401" text:style-name="Index_20_Link" text:visited-style-name="Index_20_Link"><text:s/>tube<text:tab/>376</text:a></text:p>
          <text:p text:style-name="P77"><text:a xlink:type="simple" xlink:href="#__RefHeading__7718_869075401" text:style-name="Index_20_Link" text:visited-style-name="Index_20_Link"><text:s/>bubble<text:tab/>376</text:a></text:p>
          <text:p text:style-name="P77"><text:a xlink:type="simple" xlink:href="#__RefHeading__7720_869075401" text:style-name="Index_20_Link" text:visited-style-name="Index_20_Link"><text:s/>ghost<text:tab/>376</text:a></text:p>
          <text:p text:style-name="P77"><text:a xlink:type="simple" xlink:href="#__RefHeading__7722_869075401" text:style-name="Index_20_Link" text:visited-style-name="Index_20_Link"><text:s/>backstage<text:tab/>376</text:a></text:p>
          <text:p text:style-name="P75"><text:a xlink:type="simple" xlink:href="#__RefHeading__7724_869075401" text:style-name="Index_20_Link" text:visited-style-name="Index_20_Link">MISCELLANEOUS<text:tab/>382</text:a></text:p>
          <text:p text:style-name="P75"><text:a xlink:type="simple" xlink:href="#__RefHeading__7726_869075401" text:style-name="Index_20_Link" text:visited-style-name="Index_20_Link">ANIMATION STRUCTURE<text:tab/>383</text:a></text:p>
          <text:p text:style-name="P74"><text:a xlink:type="simple" xlink:href="#__RefHeading__7731_869075401" text:style-name="Index_20_Link" text:visited-style-name="Index_20_Link">HOW TO CONTROL RENDER ORDER<text:tab/>388</text:a></text:p>
          <text:p text:style-name="P75"><text:a xlink:type="simple" xlink:href="#__RefHeading__7733_869075401" text:style-name="Index_20_Link" text:visited-style-name="Index_20_Link">CULL BINS<text:tab/>389</text:a></text:p>
          <text:p text:style-name="P74"><text:a xlink:type="simple" xlink:href="#__RefHeading__7897_869075401" text:style-name="Index_20_Link" text:visited-style-name="Index_20_Link">How to make multipart actor<text:tab/>391</text:a></text:p>
          <text:p text:style-name="P75"><text:a xlink:type="simple" xlink:href="#__RefHeading__7899_869075401" text:style-name="Index_20_Link" text:visited-style-name="Index_20_Link">MULTIPART ACTORS vs. HALF-BODY ANIMATION<text:tab/>391</text:a></text:p>
          <text:p text:style-name="P75"><text:a xlink:type="simple" xlink:href="#__RefHeading__7901_869075401" text:style-name="Index_20_Link" text:visited-style-name="Index_20_Link">BROAD OVERVIEW<text:tab/>391</text:a></text:p>
          <text:p text:style-name="P75"><text:a xlink:type="simple" xlink:href="#__RefHeading__7903_869075401" text:style-name="Index_20_Link" text:visited-style-name="Index_20_Link">MORE DETAILS<text:tab/>392</text:a></text:p>
          <text:p text:style-name="P75"><text:a xlink:type="simple" xlink:href="#__RefHeading__7905_869075401" text:style-name="Index_20_Link" text:visited-style-name="Index_20_Link">NUTS AND BOLTS<text:tab/>392</text:a></text:p>
          <text:p text:style-name="P74"><text:a xlink:type="simple" xlink:href="#__RefHeading__7908_869075401" text:style-name="Index_20_Link" text:visited-style-name="Index_20_Link">MULTIGEN MODEL FLAGS<text:tab/>395</text:a></text:p>
          <text:p text:style-name="P77"><text:a xlink:type="simple" xlink:href="#__RefHeading__7910_869075401" text:style-name="Index_20_Link" text:visited-style-name="Index_20_Link"><text:s/>QUICKREF<text:tab/>395</text:a></text:p>
          <text:p text:style-name="P77"><text:a xlink:type="simple" xlink:href="#__RefHeading__7912_869075401" text:style-name="Index_20_Link" text:visited-style-name="Index_20_Link"><text:s/>DETAILS<text:tab/>395</text:a></text:p>
          <text:p text:style-name="P75"><text:a xlink:type="simple" xlink:href="#__RefHeading__7914_869075401" text:style-name="Index_20_Link" text:visited-style-name="Index_20_Link">HANDLES<text:tab/>396</text:a></text:p>
          <text:p text:style-name="P75"><text:a xlink:type="simple" xlink:href="#__RefHeading__7916_869075401" text:style-name="Index_20_Link" text:visited-style-name="Index_20_Link">BEHAVIORS<text:tab/>396</text:a></text:p>
          <text:p text:style-name="P77"><text:a xlink:type="simple" xlink:href="#__RefHeading__7918_869075401" text:style-name="Index_20_Link" text:visited-style-name="Index_20_Link"><text:s/>Descriptions<text:tab/>397</text:a></text:p>
          <text:p text:style-name="P77"><text:a xlink:type="simple" xlink:href="#__RefHeading__7920_869075401" text:style-name="Index_20_Link" text:visited-style-name="Index_20_Link"><text:s/>IMPORTANT NOTE<text:tab/>397</text:a></text:p>
          <text:p text:style-name="P75"><text:a xlink:type="simple" xlink:href="#__RefHeading__7922_869075401" text:style-name="Index_20_Link" text:visited-style-name="Index_20_Link"><text:s/>PROPERTIES<text:tab/>397</text:a></text:p>
          <text:p text:style-name="P77"><text:a xlink:type="simple" xlink:href="#__RefHeading__7924_869075401" text:style-name="Index_20_Link" text:visited-style-name="Index_20_Link"><text:s/>NOTES<text:tab/>397</text:a></text:p>
          <text:p text:style-name="P74"><text:a xlink:type="simple" xlink:href="#__RefHeading__31226_1927442421" text:style-name="Index_20_Link" text:visited-style-name="Index_20_Link">Multi-Texturing in Maya<text:tab/>399</text:a></text:p>
          <text:p text:style-name="P74"><text:a xlink:type="simple" xlink:href="#__RefHeading__31228_1927442421" text:style-name="Index_20_Link" text:visited-style-name="Index_20_Link">Config<text:tab/>400</text:a></text:p>
          <text:p text:style-name="P75"><text:a xlink:type="simple" xlink:href="#__RefHeading__31230_1927442421" text:style-name="Index_20_Link" text:visited-style-name="Index_20_Link">USING THE PRC FILES<text:tab/>400</text:a></text:p>
          <text:p text:style-name="P75"><text:a xlink:type="simple" xlink:href="#__RefHeading__31232_1927442421" text:style-name="Index_20_Link" text:visited-style-name="Index_20_Link">DEFINING CONFIG VARIABLES<text:tab/>402</text:a></text:p>
          <text:p text:style-name="P75"><text:a xlink:type="simple" xlink:href="#__RefHeading__31234_1927442421" text:style-name="Index_20_Link" text:visited-style-name="Index_20_Link">DIRECTLY ASSIGNING CONFIG VARIABLES<text:tab/>404</text:a></text:p>
          <text:p text:style-name="P75"><text:a xlink:type="simple" xlink:href="#__RefHeading__31236_1927442421" text:style-name="Index_20_Link" text:visited-style-name="Index_20_Link">QUERYING CONFIG VARIABLES<text:tab/>405</text:a></text:p>
          <text:p text:style-name="P75"><text:a xlink:type="simple" xlink:href="#__RefHeading__31238_1927442421" text:style-name="Index_20_Link" text:visited-style-name="Index_20_Link">RE-READING PRC FILES<text:tab/>407</text:a></text:p>
          <text:p text:style-name="P75"><text:a xlink:type="simple" xlink:href="#__RefHeading__31240_1927442421" text:style-name="Index_20_Link" text:visited-style-name="Index_20_Link">RUNTIME PRC FILE MANAGEMENT<text:tab/>408</text:a></text:p>
          <text:p text:style-name="P75"><text:a xlink:type="simple" xlink:href="#__RefHeading__31242_1927442421" text:style-name="Index_20_Link" text:visited-style-name="Index_20_Link">COMPILE-TIME OPTIONS FOR FINDING PRC FILES<text:tab/>409</text:a></text:p>
          <text:p text:style-name="P75"><text:a xlink:type="simple" xlink:href="#__RefHeading__31244_1927442421" text:style-name="Index_20_Link" text:visited-style-name="Index_20_Link">EXECUTABLE PRC FILES<text:tab/>411</text:a></text:p>
          <text:p text:style-name="P75"><text:a xlink:type="simple" xlink:href="#__RefHeading__31246_1927442421" text:style-name="Index_20_Link" text:visited-style-name="Index_20_Link">SIGNED PRC FILES<text:tab/>412</text:a></text:p>
        </text:index-body>
      </text:table-of-content>
      <text:h text:style-name="Heading_20_1" text:outline-level="1"><text:bookmark-start text:name="__RefHeading__1741_1167907073"/><text:bookmark-end text:name="__RefHeading__1741_1167907073"/></text:h>
      <text:p text:style-name="P3"/>
      <text:h text:style-name="P60" text:outline-level="1"><text:bookmark-start text:name="__RefHeading__982_1663648339"/>Introduction<text:bookmark-end text:name="__RefHeading__982_1663648339"/></text:h>
      <text:p text:style-name="P5">Hi, <text:span text:style-name="T4">I'm</text:span> frainfreeze.</text:p>
      <text:p text:style-name="P5">This manual was made so I don't forget all the useful info other Panda3D deve<text:span text:style-name="T3">l</text:span>opers told me.<text:line-break/>I hope it will scale and eventua<text:span text:style-name="T3">l</text:span>ly become big enough to be called official and to actual<text:span text:style-name="T3">l</text:span>y help someone. </text:p>
      <text:p text:style-name="P5">I want to excuse for my poor English.</text:p>
      <text:p text:style-name="P5">Huge, tera, extra , super 'thank you' to Panda community especially rdb who activ<text:span text:style-name="T3">e</text:span>ly maintains Panda and <text:span text:style-name="T4">of course</text:span> others behind the scenes.</text:p>
      <text:p text:style-name="P5"/>
      <text:p text:style-name="P5"/>
      <text:p text:style-name="P5"/>
      <text:p text:style-name="P5"/>
      <text:p text:style-name="P12">#note for manual writers </text:p>
      <text:p text:style-name="P8">#info for .odt book source</text:p>
      <text:p text:style-name="P8">-Made in LibreOffice</text:p>
      <text:p text:style-name="P8"><text:tab/>Version: 4.3.2.2</text:p>
      <text:p text:style-name="P8"><text:tab/>Build ID: edfb5295ba211bd31ad47d0bad0118690f76407d</text:p>
      <text:p text:style-name="P8">-Added plug ins: </text:p>
      <text:p text:style-name="P8"><text:tab/><text:span text:style-name="T5">1.</text:span></text:p>
      <text:p text:style-name="P8"><text:tab/>Macro Formatter 3.0.4 <text:line-break/><text:tab/>Copyright (c) Andrew Pitonyak</text:p>
      <text:p text:style-name="P8"><text:tab/><text:span text:style-name="T5">2.</text:span></text:p>
      <text:p text:style-name="P8"><text:tab/><text:span text:style-name="T5">Witer2LaTeX export filters 1.2.1</text:span></text:p>
      <text:p text:style-name="P8"><text:tab/></text:p>
      <text:h text:style-name="P59" text:outline-level="1"><text:bookmark-start text:name="__RefHeading__984_1663648339"/>Preface<text:bookmark-end text:name="__RefHeading__984_1663648339"/></text:h>
      <text:p text:style-name="P7">Book is organized in tree structure that follows panda 1.9 source tree.</text:p>
      <text:p text:style-name="P6">It's bad, messy, confusing.</text:p>
      <text:p text:style-name="P6">It also contains doc strings and comments from scripts.</text:p>
      <text:p text:style-name="P12">Manual is built from se<text:span text:style-name="T1">ve</text:span>ral parts.<text:line-break/>1. <text:tab/>Source structured. It follows structure of panda source and notes are sorted in same way, <text:tab/>under each item in tree.</text:p>
      <text:p text:style-name="P12">2.<text:tab/><text:span text:style-name="T1">File formats, specifications and similar</text:span></text:p>
      <text:p text:style-name="P18">3. <text:tab/>Miscellaneous and F.A.Q.</text:p>
      <text:p text:style-name="P19"><text:span text:style-name="_5f_OOoComputerKeyWord"><text:span text:style-name="T15">4.<text:tab/>Appendix (Can contain code snippets or even whole scripts)</text:span></text:span></text:p>
      <text:p text:style-name="P19"/>
      <text:p text:style-name="P19"/>
      <text:p text:style-name="P20"><text:span text:style-name="_5f_OOoComputerKeyWord"><text:span text:style-name="T17">Note:</text:span></text:span></text:p>
      <text:p text:style-name="P20"><text:span text:style-name="_5f_OOoComputerKeyWord"><text:span text:style-name="T17">Maunal may be from 2014 but contents are much older. Some parts date from 2002 and loots of information might be deprecated. However most of Part 1 should be up to date at moment of writing.</text:span></text:span></text:p>
      <text:p text:style-name="P20"><text:span text:style-name="_5f_OOoComputerKeyWord"><text:span text:style-name="T17"/></text:span></text:p>
      <text:p text:style-name="P41"><text:bookmark-start text:name="__RefHeading__3465_1309189275"/>Part 1<text:bookmark-end text:name="__RefHeading__3465_1309189275"/></text:p>
      <text:p text:style-name="P42"/>
      <text:p text:style-name="P40"/>
      <text:p text:style-name="Title"><text:bookmark-start text:name="__RefHeading__1737_1167907073"/>contrib<text:bookmark-end text:name="__RefHeading__1737_1167907073"/></text:p>
      <text:p text:style-name="P33">Code contributed by the community.</text:p>
      <text:p text:style-name="P33">This code is usually not maintained</text:p>
      <text:p text:style-name="P33">by the developers but by the respective</text:p>
      <text:p text:style-name="P33">community contributors</text:p>
      <text:h text:style-name="P61" text:outline-level="2"><text:bookmark-start text:name="__RefHeading__1739_1167907073"/>src<text:bookmark-end text:name="__RefHeading__1739_1167907073"/></text:h>
      <text:h text:style-name="P63" text:outline-level="3"><text:bookmark-start text:name="__RefHeading__1743_1167907073"/>ai<text:bookmark-end text:name="__RefHeading__1743_1167907073"/></text:h>
      <text:h text:style-name="P64" text:outline-level="3"/>
      <text:h text:style-name="P68" text:outline-level="3"><text:bookmark-start text:name="__RefHeading__1745_1167907073"/>contribbase<text:bookmark-end text:name="__RefHeading__1745_1167907073"/></text:h>
      <text:h text:style-name="P64" text:outline-level="3"/>
      <text:h text:style-name="P68" text:outline-level="3"><text:bookmark-start text:name="__RefHeading__1747_1167907073"/>panda3dtoolsgui<text:bookmark-end text:name="__RefHeading__1747_1167907073"/></text:h>
      <text:h text:style-name="P64" text:outline-level="3"/>
      <text:h text:style-name="P68" text:outline-level="3"><text:bookmark-start text:name="__RefHeading__1749_1167907073"/>sceneeditor<text:bookmark-end text:name="__RefHeading__1749_1167907073"/></text:h>
      <text:h text:style-name="P64" text:outline-level="3"/>
      <text:p text:style-name="P41"/>
      <text:p text:style-name="Title"/>
      <text:p text:style-name="Title"><text:bookmark-start text:name="__RefHeading__1751_1167907073"/>Direct<text:bookmark-end text:name="__RefHeading__1751_1167907073"/></text:p>
      <text:p text:style-name="P56">Mid-level tools/subsystems which supports show development,</text:p>
      <text:p text:style-name="P56">and scene-composition. <text:s/>It contains pretty much *all* of Panda's Python code with some C++. <text:s/></text:p>
      <text:p text:style-name="P56">Includes code which sets up and initializes PANDA (using Python</text:p>
      <text:p text:style-name="P56">wrapper functions which call low-level C++ counterparts). <text:s/></text:p>
      <text:p text:style-name="P56">Includes python modules for mid-level show coding systems: </text:p>
      <text:p text:style-name="P56">actors, directdevices (high-level wrappers around low-level </text:p>
      <text:p text:style-name="P56">input devices such as joysticks, magnetic trackers, etc.), </text:p>
      <text:p text:style-name="P56">finite state machines, 2D gui elements,</text:p>
      <text:p text:style-name="P56">intervals, tasks, and the DIRECT tk widget classes and panels.</text:p>
      <text:h text:style-name="P61" text:outline-level="2"><text:bookmark-start text:name="__RefHeading__1753_1167907073"/>Metalibs<text:bookmark-end text:name="__RefHeading__1753_1167907073"/></text:h>
      <text:h text:style-name="P63" text:outline-level="3"><text:bookmark-start text:name="__RefHeading__1755_1167907073"/>direct<text:bookmark-end text:name="__RefHeading__1755_1167907073"/></text:h>
      <text:h text:style-name="P61" text:outline-level="2"><text:bookmark-start text:name="__RefHeading__1757_1167907073"/>src<text:bookmark-end text:name="__RefHeading__1757_1167907073"/></text:h>
      <text:h text:style-name="P68" text:outline-level="3"><text:bookmark-start text:name="__RefHeading__1759_1167907073"/>actor<text:bookmark-end text:name="__RefHeading__1759_1167907073"/></text:h>
      <text:h text:style-name="P64" text:outline-level="3"/>
      <text:h text:style-name="P68" text:outline-level="3"><text:bookmark-start text:name="__RefHeading__1761_1167907073"/>autorestart<text:bookmark-end text:name="__RefHeading__1761_1167907073"/></text:h>
      <text:h text:style-name="P64" text:outline-level="3"/>
      <text:h text:style-name="P68" text:outline-level="3"><text:bookmark-start text:name="__RefHeading__1763_1167907073"/>cluster<text:bookmark-end text:name="__RefHeading__1763_1167907073"/></text:h>
      <text:h text:style-name="P64" text:outline-level="3"/>
      <text:h text:style-name="P68" text:outline-level="3"><text:bookmark-start text:name="__RefHeading__1765_1167907073"/>configfiles<text:bookmark-end text:name="__RefHeading__1765_1167907073"/></text:h>
      <text:h text:style-name="P64" text:outline-level="3"/>
      <text:h text:style-name="P68" text:outline-level="3"><text:bookmark-start text:name="__RefHeading__1767_1167907073"/>controls<text:bookmark-end text:name="__RefHeading__1767_1167907073"/></text:h>
      <text:h text:style-name="P64" text:outline-level="3"/>
      <text:h text:style-name="P68" text:outline-level="3"><text:bookmark-start text:name="__RefHeading__1769_1167907073"/>dcparse<text:bookmark-end text:name="__RefHeading__1769_1167907073"/></text:h>
      <text:h text:style-name="P64" text:outline-level="3"/>
      <text:h text:style-name="P68" text:outline-level="3"><text:bookmark-start text:name="__RefHeading__1771_1167907073"/>dcparser<text:bookmark-end text:name="__RefHeading__1771_1167907073"/></text:h>
      <text:h text:style-name="P64" text:outline-level="3"/>
      <text:h text:style-name="P68" text:outline-level="3"><text:bookmark-start text:name="__RefHeading__1773_1167907073"/>deadrec<text:bookmark-end text:name="__RefHeading__1773_1167907073"/></text:h>
      <text:h text:style-name="P64" text:outline-level="3"/>
      <text:h text:style-name="P68" text:outline-level="3"><text:bookmark-start text:name="__RefHeading__1775_1167907073"/>directbase<text:bookmark-end text:name="__RefHeading__1775_1167907073"/></text:h>
      <text:h text:style-name="P64" text:outline-level="3"/>
      <text:h text:style-name="P68" text:outline-level="3"><text:bookmark-start text:name="__RefHeading__1777_1167907073"/>directd<text:bookmark-end text:name="__RefHeading__1777_1167907073"/></text:h>
      <text:h text:style-name="P64" text:outline-level="3"/>
      <text:h text:style-name="P68" text:outline-level="3"><text:bookmark-start text:name="__RefHeading__1779_1167907073"/>directdevices<text:bookmark-end text:name="__RefHeading__1779_1167907073"/></text:h>
      <text:h text:style-name="P64" text:outline-level="3"/>
      <text:h text:style-name="P68" text:outline-level="3"><text:bookmark-start text:name="__RefHeading__1781_1167907073"/>directdServer<text:bookmark-end text:name="__RefHeading__1781_1167907073"/></text:h>
      <text:h text:style-name="P64" text:outline-level="3"/>
      <text:h text:style-name="P68" text:outline-level="3"><text:bookmark-start text:name="__RefHeading__1783_1167907073"/>directnotify<text:bookmark-end text:name="__RefHeading__1783_1167907073"/></text:h>
      <text:h text:style-name="P64" text:outline-level="3"/>
      <text:h text:style-name="P68" text:outline-level="3"><text:bookmark-start text:name="__RefHeading__1785_1167907073"/>directscripts<text:bookmark-end text:name="__RefHeading__1785_1167907073"/></text:h>
      <text:h text:style-name="P64" text:outline-level="3"/>
      <text:h text:style-name="P68" text:outline-level="3"><text:bookmark-start text:name="__RefHeading__1787_1167907073"/>directtools<text:bookmark-end text:name="__RefHeading__1787_1167907073"/></text:h>
      <text:h text:style-name="P64" text:outline-level="3"/>
      <text:h text:style-name="P68" text:outline-level="3"><text:bookmark-start text:name="__RefHeading__1789_1167907073"/>directutil<text:bookmark-end text:name="__RefHeading__1789_1167907073"/></text:h>
      <text:h text:style-name="P64" text:outline-level="3"/>
      <text:h text:style-name="P68" text:outline-level="3"><text:bookmark-start text:name="__RefHeading__1791_1167907073"/>distributed<text:bookmark-end text:name="__RefHeading__1791_1167907073"/></text:h>
      <text:h text:style-name="P64" text:outline-level="3"/>
      <text:h text:style-name="P68" text:outline-level="3"><text:bookmark-start text:name="__RefHeading__1793_1167907073"/>doc<text:bookmark-end text:name="__RefHeading__1793_1167907073"/></text:h>
      <text:h text:style-name="P64" text:outline-level="3"/>
      <text:h text:style-name="P68" text:outline-level="3"><text:bookmark-start text:name="__RefHeading__1795_1167907073"/>extensions<text:bookmark-end text:name="__RefHeading__1795_1167907073"/></text:h>
      <text:h text:style-name="P64" text:outline-level="3"/>
      <text:h text:style-name="P68" text:outline-level="3"><text:bookmark-start text:name="__RefHeading__1797_1167907073"/>extensions_native<text:bookmark-end text:name="__RefHeading__1797_1167907073"/></text:h>
      <text:h text:style-name="P64" text:outline-level="3"/>
      <text:h text:style-name="P68" text:outline-level="3"><text:bookmark-start text:name="__RefHeading__1799_1167907073"/>ffi<text:bookmark-end text:name="__RefHeading__1799_1167907073"/></text:h>
      <text:h text:style-name="P64" text:outline-level="3"/>
      <text:h text:style-name="P68" text:outline-level="3"><text:bookmark-start text:name="__RefHeading__1801_1167907073"/>filter<text:bookmark-end text:name="__RefHeading__1801_1167907073"/></text:h>
      <text:h text:style-name="P64" text:outline-level="3"/>
      <text:h text:style-name="P68" text:outline-level="3"><text:bookmark-start text:name="__RefHeading__1803_1167907073"/>fsm<text:bookmark-end text:name="__RefHeading__1803_1167907073"/></text:h>
      <text:h text:style-name="P64" text:outline-level="3"/>
      <text:h text:style-name="P68" text:outline-level="3"><text:bookmark-start text:name="__RefHeading__1805_1167907073"/>gui<text:bookmark-end text:name="__RefHeading__1805_1167907073"/></text:h>
      <text:h text:style-name="P64" text:outline-level="3"/>
      <text:h text:style-name="P68" text:outline-level="3"><text:bookmark-start text:name="__RefHeading__1807_1167907073"/>heapq<text:bookmark-end text:name="__RefHeading__1807_1167907073"/></text:h>
      <text:h text:style-name="P64" text:outline-level="3"/>
      <text:h text:style-name="P68" text:outline-level="3"><text:bookmark-start text:name="__RefHeading__1809_1167907073"/>http<text:bookmark-end text:name="__RefHeading__1809_1167907073"/></text:h>
      <text:h text:style-name="P64" text:outline-level="3"/>
      <text:h text:style-name="P68" text:outline-level="3"><text:bookmark-start text:name="__RefHeading__1811_1167907073"/>interval<text:bookmark-end text:name="__RefHeading__1811_1167907073"/></text:h>
      <text:h text:style-name="P64" text:outline-level="3"/>
      <text:h text:style-name="P68" text:outline-level="3"><text:bookmark-start text:name="__RefHeading__1813_1167907073"/>leveleditor<text:bookmark-end text:name="__RefHeading__1813_1167907073"/></text:h>
      <text:h text:style-name="P64" text:outline-level="3"/>
      <text:h text:style-name="P68" text:outline-level="3"><text:bookmark-start text:name="__RefHeading__1815_1167907073"/>motiontrail<text:bookmark-end text:name="__RefHeading__1815_1167907073"/></text:h>
      <text:h text:style-name="P64" text:outline-level="3"/>
      <text:h text:style-name="P68" text:outline-level="3"><text:bookmark-start text:name="__RefHeading__1817_1167907073"/>p3d<text:bookmark-end text:name="__RefHeading__1817_1167907073"/></text:h>
      <text:h text:style-name="P64" text:outline-level="3"/>
      <text:h text:style-name="P68" text:outline-level="3"><text:bookmark-start text:name="__RefHeading__1819_1167907073"/>particles<text:bookmark-end text:name="__RefHeading__1819_1167907073"/></text:h>
      <text:h text:style-name="P64" text:outline-level="3"/>
      <text:h text:style-name="P68" text:outline-level="3"><text:bookmark-start text:name="__RefHeading__1821_1167907073"/>physics<text:bookmark-end text:name="__RefHeading__1821_1167907073"/></text:h>
      <text:h text:style-name="P64" text:outline-level="3"/>
      <text:h text:style-name="P68" text:outline-level="3"><text:bookmark-start text:name="__RefHeading__1823_1167907073"/>plugin<text:bookmark-end text:name="__RefHeading__1823_1167907073"/></text:h>
      <text:h text:style-name="P64" text:outline-level="3"/>
      <text:h text:style-name="P68" text:outline-level="3"><text:bookmark-start text:name="__RefHeading__1825_1167907073"/>plugin_activex<text:bookmark-end text:name="__RefHeading__1825_1167907073"/></text:h>
      <text:h text:style-name="P64" text:outline-level="3"/>
      <text:h text:style-name="P68" text:outline-level="3"><text:bookmark-start text:name="__RefHeading__1827_1167907073"/>plugin_installer<text:bookmark-end text:name="__RefHeading__1827_1167907073"/></text:h>
      <text:h text:style-name="P64" text:outline-level="3"/>
      <text:h text:style-name="P68" text:outline-level="3"><text:bookmark-start text:name="__RefHeading__1829_1167907073"/>plugin_npapi<text:bookmark-end text:name="__RefHeading__1829_1167907073"/></text:h>
      <text:h text:style-name="P64" text:outline-level="3"/>
      <text:h text:style-name="P68" text:outline-level="3"><text:bookmark-start text:name="__RefHeading__1831_1167907073"/>plugin_standalone<text:bookmark-end text:name="__RefHeading__1831_1167907073"/></text:h>
      <text:h text:style-name="P64" text:outline-level="3"/>
      <text:h text:style-name="P68" text:outline-level="3"><text:bookmark-start text:name="__RefHeading__1833_1167907073"/>pyinst<text:bookmark-end text:name="__RefHeading__1833_1167907073"/></text:h>
      <text:h text:style-name="P64" text:outline-level="3"/>
      <text:h text:style-name="P68" text:outline-level="3"><text:bookmark-start text:name="__RefHeading__1835_1167907073"/>showbase<text:bookmark-end text:name="__RefHeading__1835_1167907073"/></text:h>
      <text:h text:style-name="P66" text:outline-level="3"><text:bookmark-start text:name="__RefHeading__3585_869075401"/><text:tab/><text:tab/><text:bookmark-end text:name="__RefHeading__3585_869075401"/></text:h>
      <text:p text:style-name="P17">$DIRECT/src/showbase/ShowBase.py</text:p>
      <text:p text:style-name="P16"><text:span text:style-name="T1">B</text:span>ase is the catchall global that creates and holds useful global methods for running Panda.</text:p>
      <text:p text:style-name="P15"/>
      <text:h text:style-name="P68" text:outline-level="3"><text:bookmark-start text:name="__RefHeading__1837_1167907073"/>showutil<text:bookmark-end text:name="__RefHeading__1837_1167907073"/></text:h>
      <text:h text:style-name="P64" text:outline-level="3"/>
      <text:h text:style-name="P68" text:outline-level="3"><text:bookmark-start text:name="__RefHeading__1839_1167907073"/>stdpy<text:bookmark-end text:name="__RefHeading__1839_1167907073"/></text:h>
      <text:h text:style-name="P64" text:outline-level="3"/>
      <text:h text:style-name="P68" text:outline-level="3"><text:bookmark-start text:name="__RefHeading__1841_1167907073"/>task<text:bookmark-end text:name="__RefHeading__1841_1167907073"/></text:h>
      <text:h text:style-name="P64" text:outline-level="3"/>
      <text:h text:style-name="P68" text:outline-level="3"><text:bookmark-start text:name="__RefHeading__1843_1167907073"/>test<text:bookmark-end text:name="__RefHeading__1843_1167907073"/></text:h>
      <text:h text:style-name="P64" text:outline-level="3"/>
      <text:h text:style-name="P68" text:outline-level="3"><text:bookmark-start text:name="__RefHeading__1845_1167907073"/>tkpanels<text:bookmark-end text:name="__RefHeading__1845_1167907073"/></text:h>
      <text:h text:style-name="P64" text:outline-level="3"/>
      <text:h text:style-name="P68" text:outline-level="3"><text:bookmark-start text:name="__RefHeading__1847_1167907073"/>tkwidgets<text:bookmark-end text:name="__RefHeading__1847_1167907073"/></text:h>
      <text:h text:style-name="P64" text:outline-level="3"/>
      <text:h text:style-name="P68" text:outline-level="3"><text:bookmark-start text:name="__RefHeading__1849_1167907073"/>Wxwidgets<text:bookmark-end text:name="__RefHeading__1849_1167907073"/></text:h>
      <text:p text:style-name="P9"/>
      <text:p text:style-name="P41"/>
      <text:p text:style-name="Title"/>
      <text:p text:style-name="Title"/>
      <text:p text:style-name="Title"><text:bookmark-start text:name="__RefHeading__1851_1167907073"/>Dmodels<text:bookmark-end text:name="__RefHeading__1851_1167907073"/></text:p>
      <text:p text:style-name="P9">Similar to /models but processed by ppremake, models that </text:p>
      <text:p text:style-name="P10"><text:tab/><text:tab/>still need to be converted to .egg at build time</text:p>
      <text:p text:style-name="P10">The<text:span text:style-name="T20">ir</text:span> origin is probably Disney</text:p>
      <text:h text:style-name="P61" text:outline-level="2"><text:bookmark-start text:name="__RefHeading__1853_1167907073"/>src<text:bookmark-end text:name="__RefHeading__1853_1167907073"/></text:h>
      <text:p text:style-name="Text_20_body"/>
      <text:h text:style-name="P68" text:outline-level="3"><text:bookmark-start text:name="__RefHeading__1855_1167907073"/>Audio<text:bookmark-end text:name="__RefHeading__1855_1167907073"/></text:h>
      <text:p text:style-name="P51"><text:bookmark-start text:name="__RefHeading__1857_1167907073"/>sfx<text:bookmark-end text:name="__RefHeading__1857_1167907073"/></text:p>
      <text:h text:style-name="P68" text:outline-level="3"><text:bookmark-start text:name="__RefHeading__1963_1167907073"/>fonts<text:bookmark-end text:name="__RefHeading__1963_1167907073"/></text:h>
      <text:h text:style-name="P63" text:outline-level="3"/>
      <text:h text:style-name="P68" text:outline-level="3"><text:bookmark-start text:name="__RefHeading__1965_1167907073"/>gui<text:bookmark-end text:name="__RefHeading__1965_1167907073"/></text:h>
      <text:h text:style-name="P63" text:outline-level="3"/>
      <text:h text:style-name="P68" text:outline-level="3"><text:bookmark-start text:name="__RefHeading__1967_1167907073"/>icons<text:bookmark-end text:name="__RefHeading__1967_1167907073"/></text:h>
      <text:h text:style-name="P63" text:outline-level="3"/>
      <text:h text:style-name="P68" text:outline-level="3"><text:bookmark-start text:name="__RefHeading__1969_1167907073"/>level_editor<text:bookmark-end text:name="__RefHeading__1969_1167907073"/></text:h>
      <text:h text:style-name="P63" text:outline-level="3"/>
      <text:h text:style-name="P68" text:outline-level="3"><text:bookmark-start text:name="__RefHeading__1971_1167907073"/>maps<text:bookmark-end text:name="__RefHeading__1971_1167907073"/></text:h>
      <text:h text:style-name="P63" text:outline-level="3"/>
      <text:h text:style-name="P68" text:outline-level="3"><text:bookmark-start text:name="__RefHeading__1973_1167907073"/>misc<text:bookmark-end text:name="__RefHeading__1973_1167907073"/></text:h>
      <text:p text:style-name="P41"/>
      <text:p text:style-name="Title"/>
      <text:p text:style-name="Title"/>
      <text:p text:style-name="Title"><text:bookmark-start text:name="__RefHeading__1975_1167907073"/><text:span text:style-name="T21">d</text:span>oc<text:bookmark-end text:name="__RefHeading__1975_1167907073"/></text:p>
      <text:p text:style-name="P34">Contains release notes, panda3d description,</text:p>
      <text:p text:style-name="P34">panda3d licence, old release notes and instructions</text:p>
      <text:p text:style-name="P34">for compiling panda3d with ppremake and makepanda.</text:p>
      <text:p text:style-name="P41"/>
      <text:p text:style-name="Title"/>
      <text:p text:style-name="Title"><text:bookmark-start text:name="__RefHeading__1977_1167907073"/>dtool<text:bookmark-end text:name="__RefHeading__1977_1167907073"/></text:p>
      <text:p text:style-name="P57">This tree contains base classes and core functionality that the</text:p>
      <text:p text:style-name="P57">other Panda libraries rely on, such as basic threading constructs, </text:p>
      <text:p text:style-name="P57">file reading/writing constructs and the configuration system. </text:p>
      <text:p text:style-name="P57">It also contains interrogate, which is used to generate Python bindings for Panda3D.</text:p>
      <text:h text:style-name="P61" text:outline-level="2"><text:bookmark-start text:name="__RefHeading__1979_1167907073"/>metalibs<text:bookmark-end text:name="__RefHeading__1979_1167907073"/></text:h>
      <text:h text:style-name="P68" text:outline-level="3"><text:bookmark-start text:name="__RefHeading__1981_1167907073"/>dtool<text:bookmark-end text:name="__RefHeading__1981_1167907073"/></text:h>
      <text:h text:style-name="P68" text:outline-level="3"><text:bookmark-start text:name="__RefHeading__1983_1167907073"/>dtoolconfig<text:bookmark-end text:name="__RefHeading__1983_1167907073"/></text:h>
      <text:h text:style-name="P61" text:outline-level="2"><text:bookmark-start text:name="__RefHeading__1985_1167907073"/>pptempl<text:bookmark-end text:name="__RefHeading__1985_1167907073"/></text:h>
      <text:h text:style-name="P61" text:outline-level="2"><text:bookmark-start text:name="__RefHeading__1987_1167907073"/>src<text:bookmark-end text:name="__RefHeading__1987_1167907073"/></text:h>
      <text:h text:style-name="P68" text:outline-level="3"><text:bookmark-start text:name="__RefHeading__1989_1167907073"/>attach<text:bookmark-end text:name="__RefHeading__1989_1167907073"/></text:h>
      <text:h text:style-name="P64" text:outline-level="3"/>
      <text:h text:style-name="P68" text:outline-level="3"><text:bookmark-start text:name="__RefHeading__1991_1167907073"/>cppparser<text:bookmark-end text:name="__RefHeading__1991_1167907073"/></text:h>
      <text:h text:style-name="P64" text:outline-level="3"/>
      <text:h text:style-name="P68" text:outline-level="3"><text:bookmark-start text:name="__RefHeading__1993_1167907073"/>dconfig<text:bookmark-end text:name="__RefHeading__1993_1167907073"/></text:h>
      <text:h text:style-name="P64" text:outline-level="3"/>
      <text:h text:style-name="P68" text:outline-level="3"><text:bookmark-start text:name="__RefHeading__1995_1167907073"/>dtoolbase<text:bookmark-end text:name="__RefHeading__1995_1167907073"/></text:h>
      <text:h text:style-name="P64" text:outline-level="3"/>
      <text:h text:style-name="P68" text:outline-level="3"><text:bookmark-start text:name="__RefHeading__1997_1167907073"/>dtoolutil<text:bookmark-end text:name="__RefHeading__1997_1167907073"/></text:h>
      <text:h text:style-name="P64" text:outline-level="3"/>
      <text:h text:style-name="P68" text:outline-level="3"><text:bookmark-start text:name="__RefHeading__1999_1167907073"/>interrogate<text:bookmark-end text:name="__RefHeading__1999_1167907073"/></text:h>
      <text:h text:style-name="P64" text:outline-level="3"/>
      <text:h text:style-name="P68" text:outline-level="3"><text:bookmark-start text:name="__RefHeading__2001_1167907073"/>interrogatedb<text:bookmark-end text:name="__RefHeading__2001_1167907073"/></text:h>
      <text:h text:style-name="P64" text:outline-level="3"/>
      <text:h text:style-name="P68" text:outline-level="3"><text:bookmark-start text:name="__RefHeading__2003_1167907073"/>newheader<text:bookmark-end text:name="__RefHeading__2003_1167907073"/></text:h>
      <text:h text:style-name="P64" text:outline-level="3"/>
      <text:h text:style-name="P68" text:outline-level="3"><text:bookmark-start text:name="__RefHeading__2005_1167907073"/>parser-inc<text:bookmark-end text:name="__RefHeading__2005_1167907073"/></text:h>
      <text:p text:style-name="P43"><text:bookmark-start text:name="__RefHeading__2033_1167907073"/>android<text:bookmark-end text:name="__RefHeading__2033_1167907073"/></text:p>
      <text:p text:style-name="P51"/>
      <text:p text:style-name="P43"><text:bookmark-start text:name="__RefHeading__2035_1167907073"/>AR<text:bookmark-end text:name="__RefHeading__2035_1167907073"/></text:p>
      <text:p text:style-name="P51"/>
      <text:p text:style-name="P43"><text:bookmark-start text:name="__RefHeading__2037_1167907073"/>libavcodec<text:bookmark-end text:name="__RefHeading__2037_1167907073"/></text:p>
      <text:p text:style-name="P51"/>
      <text:p text:style-name="P43"><text:bookmark-start text:name="__RefHeading__2039_1167907073"/>libavformat<text:bookmark-end text:name="__RefHeading__2039_1167907073"/></text:p>
      <text:p text:style-name="P51"/>
      <text:p text:style-name="P43"><text:bookmark-start text:name="__RefHeading__2041_1167907073"/>libavutil<text:bookmark-end text:name="__RefHeading__2041_1167907073"/></text:p>
      <text:p text:style-name="P51"/>
      <text:p text:style-name="P43"><text:bookmark-start text:name="__RefHeading__2043_1167907073"/>libswscale<text:bookmark-end text:name="__RefHeading__2043_1167907073"/></text:p>
      <text:p text:style-name="P51"/>
      <text:p text:style-name="P43"><text:bookmark-start text:name="__RefHeading__2045_1167907073"/>ode<text:bookmark-end text:name="__RefHeading__2045_1167907073"/></text:p>
      <text:p text:style-name="P51"/>
      <text:p text:style-name="P43"><text:bookmark-start text:name="__RefHeading__2047_1167907073"/>ogg<text:bookmark-end text:name="__RefHeading__2047_1167907073"/></text:p>
      <text:p text:style-name="P51"/>
      <text:p text:style-name="P43"><text:bookmark-start text:name="__RefHeading__2049_1167907073"/>vorbis<text:bookmark-end text:name="__RefHeading__2049_1167907073"/></text:p>
      <text:h text:style-name="P72" text:outline-level="3"/>
      <text:h text:style-name="P68" text:outline-level="3"><text:bookmark-start text:name="__RefHeading__2007_1167907073"/>prc<text:bookmark-end text:name="__RefHeading__2007_1167907073"/></text:h>
      <text:h text:style-name="P64" text:outline-level="3"/>
      <text:h text:style-name="P68" text:outline-level="3"><text:bookmark-start text:name="__RefHeading__2009_1167907073"/>prckeys<text:bookmark-end text:name="__RefHeading__2009_1167907073"/></text:h>
      <text:h text:style-name="P64" text:outline-level="3"/>
      <text:h text:style-name="P68" text:outline-level="3"><text:bookmark-start text:name="__RefHeading__2011_1167907073"/>pystub<text:bookmark-end text:name="__RefHeading__2011_1167907073"/></text:h>
      <text:h text:style-name="P69" text:outline-level="3"><text:bookmark-start text:name="__RefHeading__2059_1167907073"/>test_interrogate<text:bookmark-end text:name="__RefHeading__2059_1167907073"/></text:h>
      <text:p text:style-name="P41"/>
      <text:p text:style-name="Title"/>
      <text:p text:style-name="Title"/>
      <text:p text:style-name="Title"><text:bookmark-start text:name="__RefHeading__2051_1167907073"/><text:span text:style-name="T22">m</text:span>akepanda<text:bookmark-end text:name="__RefHeading__2051_1167907073"/></text:p>
      <text:p text:style-name="P76">Panda3D building system.</text:p>
      <text:p text:style-name="P41"/>
      <text:p text:style-name="Title"/>
      <text:p text:style-name="Title"><text:bookmark-start text:name="__RefHeading__2053_1167907073"/><text:span text:style-name="T23">m</text:span>odels<text:bookmark-end text:name="__RefHeading__2053_1167907073"/></text:p>
      <text:p text:style-name="P35">Contains some free models for use in samples.</text:p>
      <text:p text:style-name="P35">They origin is probably CMU</text:p>
      <text:h text:style-name="P61" text:outline-level="2"><text:bookmark-start text:name="__RefHeading__2055_1167907073"/>maps<text:bookmark-end text:name="__RefHeading__2055_1167907073"/></text:h>
      <text:h text:style-name="P61" text:outline-level="2"><text:bookmark-start text:name="__RefHeading__2057_1167907073"/>plugin_images<text:bookmark-end text:name="__RefHeading__2057_1167907073"/></text:h>
      <text:p text:style-name="P41"/>
      <text:p text:style-name="Title"/>
      <text:p text:style-name="Title"><text:bookmark-start text:name="__RefHeading__2061_1167907073"/>Panda<text:bookmark-end text:name="__RefHeading__2061_1167907073"/></text:p>
      <text:p text:style-name="P58">Low-level 3D graphics engine code. <text:s/>Primarily C++. </text:p>
      <text:p text:style-name="P58">Includes code for graphics/scene graph setup/manipulation/rendering,</text:p>
      <text:p text:style-name="P58">graphic state guardians (interfaces to OpenGL, Direct X, tinypanda(based on TinyGL)), </text:p>
      <text:p text:style-name="P58">and source code for many PANDA systems:</text:p>
      <text:p text:style-name="P58">animation, audio, gui, input devices, particles, physics, shaders, etc.</text:p>
      <text:p text:style-name="P44"/>
      <text:h text:style-name="Heading_20_2" text:outline-level="2"><text:bookmark-start text:name="__RefHeading__2063_1167907073"/>metalibs<text:bookmark-end text:name="__RefHeading__2063_1167907073"/></text:h>
      <text:h text:style-name="P68" text:outline-level="3"><text:bookmark-start text:name="__RefHeading__2065_1167907073"/>panda<text:bookmark-end text:name="__RefHeading__2065_1167907073"/></text:h>
      <text:h text:style-name="P64" text:outline-level="3"/>
      <text:h text:style-name="P68" text:outline-level="3"><text:bookmark-start text:name="__RefHeading__2067_1167907073"/>pandabullet<text:bookmark-end text:name="__RefHeading__2067_1167907073"/></text:h>
      <text:p text:style-name="Text_20_body">Panda has classes that represent underlying bullet objects, that basically wrap around it and integrate it with Panda classes and structures.</text:p>
      <text:p text:style-name="Text_20_body">For instance, there's BulletRigidBodyNode, which is a class that extends a PandaNode and as such can be placed inside the panda scene graph. </text:p>
      <text:p text:style-name="Text_20_body"><text:bookmark-start text:name="__RefHeading__3587_869075401"/>However, it stores a btRigidBody object from bullet, and exposes methods that are wrappers around that underlying Bullet object.<text:bookmark-end text:name="__RefHeading__3587_869075401"/></text:p>
      <text:h text:style-name="P68" text:outline-level="3"><text:bookmark-start text:name="__RefHeading__2069_1167907073"/>pandadx8<text:bookmark-end text:name="__RefHeading__2069_1167907073"/></text:h>
      <text:h text:style-name="P64" text:outline-level="3"/>
      <text:h text:style-name="P68" text:outline-level="3"><text:bookmark-start text:name="__RefHeading__2071_1167907073"/>pandadx9<text:bookmark-end text:name="__RefHeading__2071_1167907073"/></text:h>
      <text:h text:style-name="P64" text:outline-level="3"/>
      <text:h text:style-name="P68" text:outline-level="3"><text:bookmark-start text:name="__RefHeading__2073_1167907073"/>pandaegg<text:bookmark-end text:name="__RefHeading__2073_1167907073"/></text:h>
      <text:h text:style-name="P64" text:outline-level="3"/>
      <text:h text:style-name="P68" text:outline-level="3"><text:bookmark-start text:name="__RefHeading__2075_1167907073"/>pandaexpress<text:bookmark-end text:name="__RefHeading__2075_1167907073"/></text:h>
      <text:h text:style-name="P64" text:outline-level="3"/>
      <text:h text:style-name="P68" text:outline-level="3"><text:bookmark-start text:name="__RefHeading__2077_1167907073"/>pandafx<text:bookmark-end text:name="__RefHeading__2077_1167907073"/></text:h>
      <text:h text:style-name="P64" text:outline-level="3"/>
      <text:h text:style-name="P68" text:outline-level="3"><text:bookmark-start text:name="__RefHeading__2079_1167907073"/>pandagl<text:bookmark-end text:name="__RefHeading__2079_1167907073"/></text:h>
      <text:h text:style-name="P64" text:outline-level="3"/>
      <text:h text:style-name="P68" text:outline-level="3"><text:bookmark-start text:name="__RefHeading__2081_1167907073"/>pandagles<text:bookmark-end text:name="__RefHeading__2081_1167907073"/></text:h>
      <text:h text:style-name="P64" text:outline-level="3"/>
      <text:h text:style-name="P68" text:outline-level="3"><text:bookmark-start text:name="__RefHeading__2083_1167907073"/>pandagles2<text:bookmark-end text:name="__RefHeading__2083_1167907073"/></text:h>
      <text:h text:style-name="P64" text:outline-level="3"/>
      <text:h text:style-name="P68" text:outline-level="3"><text:bookmark-start text:name="__RefHeading__2085_1167907073"/>pandaode<text:bookmark-end text:name="__RefHeading__2085_1167907073"/></text:h>
      <text:h text:style-name="P64" text:outline-level="3"/>
      <text:h text:style-name="P68" text:outline-level="3"><text:bookmark-start text:name="__RefHeading__2087_1167907073"/>pandaphysics<text:bookmark-end text:name="__RefHeading__2087_1167907073"/></text:h>
      <text:h text:style-name="P64" text:outline-level="3"/>
      <text:h text:style-name="P68" text:outline-level="3"><text:bookmark-start text:name="__RefHeading__2089_1167907073"/>pandaphysx<text:bookmark-end text:name="__RefHeading__2089_1167907073"/></text:h>
      <text:h text:style-name="P61" text:outline-level="2"><text:bookmark-start text:name="__RefHeading__2091_1167907073"/>src<text:bookmark-end text:name="__RefHeading__2091_1167907073"/></text:h>
      <text:h text:style-name="P68" text:outline-level="3"><text:bookmark-start text:name="__RefHeading__2093_1167907073"/>android<text:bookmark-end text:name="__RefHeading__2093_1167907073"/></text:h>
      <text:h text:style-name="P64" text:outline-level="3"/>
      <text:h text:style-name="P68" text:outline-level="3"><text:bookmark-start text:name="__RefHeading__2095_1167907073"/>androiddisplay<text:bookmark-end text:name="__RefHeading__2095_1167907073"/></text:h>
      <text:h text:style-name="P64" text:outline-level="3"/>
      <text:h text:style-name="P68" text:outline-level="3"><text:bookmark-start text:name="__RefHeading__2097_1167907073"/>audio<text:bookmark-end text:name="__RefHeading__2097_1167907073"/></text:h>
      <text:p text:style-name="Text_20_body">Audio API for panda</text:p>
      <text:h text:style-name="P68" text:outline-level="3"><text:bookmark-start text:name="__RefHeading__2099_1167907073"/>audiotraits<text:bookmark-end text:name="__RefHeading__2099_1167907073"/></text:h>
      <text:h text:style-name="P64" text:outline-level="3"/>
      <text:h text:style-name="P68" text:outline-level="3"><text:bookmark-start text:name="__RefHeading__2101_1167907073"/>awesomium<text:bookmark-end text:name="__RefHeading__2101_1167907073"/></text:h>
      <text:h text:style-name="P64" text:outline-level="3"/>
      <text:h text:style-name="P68" text:outline-level="3"><text:bookmark-start text:name="__RefHeading__2103_1167907073"/>bullet<text:bookmark-end text:name="__RefHeading__2103_1167907073"/></text:h>
      <text:p text:style-name="Text_20_body"/>
      <text:h text:style-name="P68" text:outline-level="3"><text:bookmark-start text:name="__RefHeading__2105_1167907073"/>cftalk<text:bookmark-end text:name="__RefHeading__2105_1167907073"/></text:h>
      <text:h text:style-name="P64" text:outline-level="3"/>
      <text:h text:style-name="P68" text:outline-level="3"><text:bookmark-start text:name="__RefHeading__2107_1167907073"/>chan<text:bookmark-end text:name="__RefHeading__2107_1167907073"/></text:h>
      <text:p text:style-name="Text_20_body">Animation channels. <text:s/>This defines the various kinds of<text:line-break/>AnimChannels that may be defined, as well as the MovingPart class<text:line-break/>which binds to the channels and plays the animation. <text:s/>This is a<text:line-break/>support library for char, as well as any other libraries that want<text:line-break/>to define objects whose values change over time.</text:p>
      <text:h text:style-name="P68" text:outline-level="3"><text:bookmark-start text:name="__RefHeading__2109_1167907073"/>char<text:bookmark-end text:name="__RefHeading__2109_1167907073"/></text:h>
      <text:h text:style-name="P64" text:outline-level="3"/>
      <text:h text:style-name="P68" text:outline-level="3"><text:bookmark-start text:name="__RefHeading__2111_1167907073"/>cocoadisplay<text:bookmark-end text:name="__RefHeading__2111_1167907073"/></text:h>
      <text:h text:style-name="P64" text:outline-level="3"/>
      <text:h text:style-name="P68" text:outline-level="3"><text:bookmark-start text:name="__RefHeading__2113_1167907073"/>collada<text:bookmark-end text:name="__RefHeading__2113_1167907073"/></text:h>
      <text:h text:style-name="P64" text:outline-level="3"/>
      <text:h text:style-name="P68" text:outline-level="3"><text:bookmark-start text:name="__RefHeading__2115_1167907073"/>collide<text:bookmark-end text:name="__RefHeading__2115_1167907073"/></text:h>
      <text:p text:style-name="Text_20_body">This package contains the classes that control and detect collisions</text:p>
      <text:h text:style-name="P68" text:outline-level="3"><text:bookmark-start text:name="__RefHeading__2117_1167907073"/>configfiles<text:bookmark-end text:name="__RefHeading__2117_1167907073"/></text:h>
      <text:p text:style-name="Text_20_body"><text:s text:c="4"/>This package contains the housekeeping and configuration files needed by<text:line-break/> <text:s text:c="3"/>things like attach, and emacs.</text:p>
      <text:h text:style-name="P68" text:outline-level="3"><text:bookmark-start text:name="__RefHeading__2119_1167907073"/>cull<text:bookmark-end text:name="__RefHeading__2119_1167907073"/></text:h>
      <text:p text:style-name="Text_20_body">This package contains the Cull Traverser. <text:s/>The cull traversal collects all<text:line-break/>state changes specified, and removes unneccesary state change requests. <text:s/>Also<text:line-break/>does all the depth sorting for proper alphaing.</text:p>
      <text:h text:style-name="P68" text:outline-level="3"><text:bookmark-start text:name="__RefHeading__2121_1167907073"/>device<text:bookmark-end text:name="__RefHeading__2121_1167907073"/></text:h>
      <text:p text:style-name="Text_20_body">Device drivers, such as mouse and keyboard, trackers, etc... <text:s/>The base class for using various device APIs is here.</text:p>
      <text:h text:style-name="P68" text:outline-level="3"><text:bookmark-start text:name="__RefHeading__2123_1167907073"/>dgraph<text:bookmark-end text:name="__RefHeading__2123_1167907073"/></text:h>
      <text:p text:style-name="Text_20_body">Defines and manages the data graph, which is the hierarchy of devices, tforms, and any other things which might have an input or an output and need to execute every frame.</text:p>
      <text:h text:style-name="P68" text:outline-level="3"><text:bookmark-start text:name="__RefHeading__2125_1167907073"/>display<text:bookmark-end text:name="__RefHeading__2125_1167907073"/></text:h>
      <text:p text:style-name="Text_20_body"><text:s text:c="4"/>Abstract display classes, including pipes, windows, channels, and display regions.</text:p>
      <text:h text:style-name="P68" text:outline-level="3"><text:bookmark-start text:name="__RefHeading__2127_1167907073"/>distort<text:bookmark-end text:name="__RefHeading__2127_1167907073"/></text:h>
      <text:h text:style-name="P64" text:outline-level="3"/>
      <text:h text:style-name="P68" text:outline-level="3"><text:bookmark-start text:name="__RefHeading__2129_1167907073"/>doc<text:bookmark-end text:name="__RefHeading__2129_1167907073"/></text:h>
      <text:p text:style-name="Text_20_body">Documentation <text:span text:style-name="T7">Panda3D developers considered </text:span>that doesn't fit in any of the packages.</text:p>
      <text:p text:style-name="P23">For contents please see the “part 2” of this manual.</text:p>
      <text:p text:style-name="P45"/>
      <text:h text:style-name="P68" text:outline-level="3"><text:bookmark-start text:name="__RefHeading__2131_1167907073"/>downloader<text:bookmark-end text:name="__RefHeading__2131_1167907073"/></text:h>
      <text:p text:style-name="Text_20_body">Tool to allow automatic download of files in the background.</text:p>
      <text:h text:style-name="P68" text:outline-level="3"><text:bookmark-start text:name="__RefHeading__2133_1167907073"/>downloadertools<text:bookmark-end text:name="__RefHeading__2133_1167907073"/></text:h>
      <text:h text:style-name="P64" text:outline-level="3"/>
      <text:h text:style-name="P68" text:outline-level="3"><text:bookmark-start text:name="__RefHeading__2135_1167907073"/>dxgsg8<text:bookmark-end text:name="__RefHeading__2135_1167907073"/></text:h>
      <text:p text:style-name="Text_20_body"><text:s text:c="4"/>Handles all communication with the DirectX backend, and manages state<text:line-break/> <text:s text:c="3"/>to minimize redundant state changes.</text:p>
      <text:h text:style-name="P68" text:outline-level="3"><text:bookmark-start text:name="__RefHeading__2137_1167907073"/>dxgsg9<text:bookmark-end text:name="__RefHeading__2137_1167907073"/></text:h>
      <text:p text:style-name="Text_20_body"><text:s text:c="4"/>Handles all communication with the DirectX backend, and manages state<text:line-break/> <text:s text:c="3"/>to minimize redundant state changes.</text:p>
      <text:h text:style-name="P68" text:outline-level="3"><text:bookmark-start text:name="__RefHeading__2139_1167907073"/>dxml<text:bookmark-end text:name="__RefHeading__2139_1167907073"/></text:h>
      <text:h text:style-name="P64" text:outline-level="3"/>
      <text:h text:style-name="P68" text:outline-level="3"><text:bookmark-start text:name="__RefHeading__2141_1167907073"/>effects<text:bookmark-end text:name="__RefHeading__2141_1167907073"/></text:h>
      <text:p text:style-name="Text_20_body">Various graphics effects that aren't shaders. <text:s/>I.E Lens Flares</text:p>
      <text:h text:style-name="P68" text:outline-level="3"><text:bookmark-start text:name="__RefHeading__2143_1167907073"/>egg<text:bookmark-end text:name="__RefHeading__2143_1167907073"/></text:h>
      <text:p text:style-name="Text_20_body">A.k.a. the "egg library", this reads, writes, and manipulates egg files. <text:s/>It knows nothing about the scene graph structure in the rest of the player; it lives in its own little egg world.</text:p>
      <text:h text:style-name="P68" text:outline-level="3"><text:bookmark-start text:name="__RefHeading__2145_1167907073"/>Egg2pg<text:bookmark-end text:name="__RefHeading__2145_1167907073"/></text:h>
      <text:p text:style-name="Text_20_body">A.k.a. the "egg loader", this converts the egg structure read from<text:line-break/>the egg library, above, to a scene graph structure, suitable for rendering.</text:p>
      <text:p text:style-name="P13">egg2pg reads egg file <text:span text:style-name="T6">and converts it to a Panda scene graph. <text:line-break/>ie. in-memory structure of PandaNode etc. <text:line-break/>I'm assuming "pg" stands for "panda graph".<text:line-break/>Also, technically, the "egg" tree reads the .egg file into in-memory<text:line-break/> EggData structures, and egg2pg converts those to scene graph structures.</text:span></text:p>
      <text:p text:style-name="P14">When egg2pg converts that into <text:s/>scene graph structures egg files<text:line-break/>from memory get deleted. If you want to keep them around, you can use<text:line-break/> the lower-level interfaces yourself.</text:p>
      <text:h text:style-name="P68" text:outline-level="3"><text:bookmark-start text:name="__RefHeading__2147_1167907073"/>egldisplay<text:bookmark-end text:name="__RefHeading__2147_1167907073"/></text:h>
      <text:h text:style-name="P64" text:outline-level="3"/>
      <text:h text:style-name="P68" text:outline-level="3"><text:bookmark-start text:name="__RefHeading__2149_1167907073"/>event<text:bookmark-end text:name="__RefHeading__2149_1167907073"/></text:h>
      <text:p text:style-name="Text_20_body">Tools for throwing, handling and receiving events.</text:p>
      <text:h text:style-name="P68" text:outline-level="3"><text:bookmark-start text:name="__RefHeading__2151_1167907073"/>express<text:bookmark-end text:name="__RefHeading__2151_1167907073"/></text:h>
      <text:h text:style-name="P64" text:outline-level="3"/>
      <text:h text:style-name="P68" text:outline-level="3"><text:bookmark-start text:name="__RefHeading__2153_1167907073"/>ffmpeg<text:bookmark-end text:name="__RefHeading__2153_1167907073"/></text:h>
      <text:h text:style-name="P64" text:outline-level="3"/>
      <text:h text:style-name="P68" text:outline-level="3"><text:bookmark-start text:name="__RefHeading__2155_1167907073"/>framework<text:bookmark-end text:name="__RefHeading__2155_1167907073"/></text:h>
      <text:p text:style-name="Text_20_body">A simple, stupid framework around which to write a simple, stupid<text:line-break/> <text:s text:c="3"/>demo program. <text:s/>Handy for quickly writing programs that open a<text:line-break/> <text:s text:c="3"/>window and display the OmniTriangle.</text:p>
      <text:h text:style-name="P68" text:outline-level="3"><text:bookmark-start text:name="__RefHeading__2157_1167907073"/>gles2gsg<text:bookmark-end text:name="__RefHeading__2157_1167907073"/></text:h>
      <text:h text:style-name="P64" text:outline-level="3"/>
      <text:h text:style-name="P68" text:outline-level="3"><text:bookmark-start text:name="__RefHeading__2159_1167907073"/>glesgsg<text:bookmark-end text:name="__RefHeading__2159_1167907073"/></text:h>
      <text:h text:style-name="P64" text:outline-level="3"/>
      <text:h text:style-name="P68" text:outline-level="3"><text:bookmark-start text:name="__RefHeading__2161_1167907073"/>glgsg<text:bookmark-end text:name="__RefHeading__2161_1167907073"/></text:h>
      <text:p text:style-name="Text_20_body"><text:s/>Handles all communication with the GL backend, and manages state<text:line-break/> <text:s text:c="3"/>to minimize redundant state changes.</text:p>
      <text:h text:style-name="P68" text:outline-level="3"><text:bookmark-start text:name="__RefHeading__2163_1167907073"/>glstuff<text:bookmark-end text:name="__RefHeading__2163_1167907073"/></text:h>
      <text:h text:style-name="P64" text:outline-level="3"/>
      <text:h text:style-name="P68" text:outline-level="3"><text:bookmark-start text:name="__RefHeading__2165_1167907073"/>glxdisplay<text:bookmark-end text:name="__RefHeading__2165_1167907073"/></text:h>
      <text:p text:style-name="Text_20_body">X windows display classes that replace Glut functionality.</text:p>
      <text:h text:style-name="P68" text:outline-level="3"><text:bookmark-start text:name="__RefHeading__2167_1167907073"/>gobj<text:bookmark-end text:name="__RefHeading__2167_1167907073"/></text:h>
      <text:p text:style-name="Text_20_body">Graphical non-scene-graph objects, such as textures and geometry primitives.</text:p>
      <text:h text:style-name="P68" text:outline-level="3"><text:bookmark-start text:name="__RefHeading__2169_1167907073"/>grutil<text:bookmark-end text:name="__RefHeading__2169_1167907073"/></text:h>
      <text:h text:style-name="P64" text:outline-level="3"/>
      <text:h text:style-name="P68" text:outline-level="3"><text:bookmark-start text:name="__RefHeading__2171_1167907073"/>gsgbase<text:bookmark-end text:name="__RefHeading__2171_1167907073"/></text:h>
      <text:p text:style-name="Text_20_body">Base GSG class defined to avoid cyclical dependency build.</text:p>
      <text:h text:style-name="P68" text:outline-level="3"><text:bookmark-start text:name="__RefHeading__2173_1167907073"/>gsgmisc<text:bookmark-end text:name="__RefHeading__2173_1167907073"/></text:h>
      <text:p text:style-name="Text_20_body">Some utility functions for gsg that could not live in the same<text:line-break/> <text:s text:c="3"/>directory for circular dependency reasons.</text:p>
      <text:h text:style-name="P68" text:outline-level="3"><text:bookmark-start text:name="__RefHeading__2175_1167907073"/>iphone<text:bookmark-end text:name="__RefHeading__2175_1167907073"/></text:h>
      <text:h text:style-name="P64" text:outline-level="3"/>
      <text:h text:style-name="P68" text:outline-level="3"><text:bookmark-start text:name="__RefHeading__2177_1167907073"/>iphonedisplay<text:bookmark-end text:name="__RefHeading__2177_1167907073"/></text:h>
      <text:h text:style-name="P64" text:outline-level="3"/>
      <text:h text:style-name="P68" text:outline-level="3"><text:bookmark-start text:name="__RefHeading__2179_1167907073"/>linmath<text:bookmark-end text:name="__RefHeading__2179_1167907073"/></text:h>
      <text:p text:style-name="Text_20_body">Linear algebra library.</text:p>
      <text:h text:style-name="P68" text:outline-level="3"><text:bookmark-start text:name="__RefHeading__2181_1167907073"/>mathutil<text:bookmark-end text:name="__RefHeading__2181_1167907073"/></text:h>
      <text:p text:style-name="Text_20_body">Math utility functions, such as frustum and plane</text:p>
      <text:h text:style-name="P68" text:outline-level="3"><text:bookmark-start text:name="__RefHeading__2183_1167907073"/>movies<text:bookmark-end text:name="__RefHeading__2183_1167907073"/></text:h>
      <text:h text:style-name="P64" text:outline-level="3"/>
      <text:h text:style-name="P68" text:outline-level="3"><text:bookmark-start text:name="__RefHeading__2185_1167907073"/>nativenet<text:bookmark-end text:name="__RefHeading__2185_1167907073"/></text:h>
      <text:h text:style-name="P64" text:outline-level="3"/>
      <text:h text:style-name="P68" text:outline-level="3"><text:bookmark-start text:name="__RefHeading__2187_1167907073"/>net<text:bookmark-end text:name="__RefHeading__2187_1167907073"/></text:h>
      <text:p text:style-name="Text_20_body">Net connection classes</text:p>
      <text:h text:style-name="P68" text:outline-level="3"><text:bookmark-start text:name="__RefHeading__2189_1167907073"/>ode<text:bookmark-end text:name="__RefHeading__2189_1167907073"/></text:h>
      <text:h text:style-name="P64" text:outline-level="3"/>
      <text:h text:style-name="P68" text:outline-level="3"><text:bookmark-start text:name="__RefHeading__2191_1167907073"/>osxdisplay<text:bookmark-end text:name="__RefHeading__2191_1167907073"/></text:h>
      <text:h text:style-name="P64" text:outline-level="3"/>
      <text:h text:style-name="P68" text:outline-level="3"><text:bookmark-start text:name="__RefHeading__2193_1167907073"/>pandabase<text:bookmark-end text:name="__RefHeading__2193_1167907073"/></text:h>
      <text:h text:style-name="P64" text:outline-level="3"/>
      <text:h text:style-name="P68" text:outline-level="3"><text:bookmark-start text:name="__RefHeading__2195_1167907073"/>parametrics<text:bookmark-end text:name="__RefHeading__2195_1167907073"/></text:h>
      <text:h text:style-name="P64" text:outline-level="3"/>
      <text:h text:style-name="P68" text:outline-level="3"><text:bookmark-start text:name="__RefHeading__2197_1167907073"/>particlesystem<text:bookmark-end text:name="__RefHeading__2197_1167907073"/></text:h>
      <text:p text:style-name="Text_20_body">Tool for doing particle systems. <text:s/>Contains various kinds of particles,<text:line-break/> <text:s text:c="3"/>emiters, factories and renderers.</text:p>
      <text:h text:style-name="P68" text:outline-level="3"><text:bookmark-start text:name="__RefHeading__2199_1167907073"/>pgraph<text:bookmark-end text:name="__RefHeading__2199_1167907073"/></text:h>
      <text:h text:style-name="P64" text:outline-level="3"/>
      <text:h text:style-name="P68" text:outline-level="3"><text:bookmark-start text:name="__RefHeading__2201_1167907073"/>pgraphnodes<text:bookmark-end text:name="__RefHeading__2201_1167907073"/></text:h>
      <text:h text:style-name="P64" text:outline-level="3"/>
      <text:h text:style-name="P68" text:outline-level="3"><text:bookmark-start text:name="__RefHeading__2203_1167907073"/>pgui<text:bookmark-end text:name="__RefHeading__2203_1167907073"/></text:h>
      <text:h text:style-name="P64" text:outline-level="3"/>
      <text:h text:style-name="P68" text:outline-level="3"><text:bookmark-start text:name="__RefHeading__2205_1167907073"/>physics<text:bookmark-end text:name="__RefHeading__2205_1167907073"/></text:h>
      <text:p text:style-name="Text_20_body">Base classes for physical objects and forces. <text:s/>Also contains the<text:line-break/> <text:s text:c="3"/>physics manager class</text:p>
      <text:h text:style-name="P68" text:outline-level="3"><text:bookmark-start text:name="__RefHeading__2207_1167907073"/>physx<text:bookmark-end text:name="__RefHeading__2207_1167907073"/></text:h>
      <text:h text:style-name="P64" text:outline-level="3"/>
      <text:h text:style-name="P68" text:outline-level="3"><text:bookmark-start text:name="__RefHeading__2209_1167907073"/>pipeline<text:bookmark-end text:name="__RefHeading__2209_1167907073"/></text:h>
      <text:h text:style-name="P64" text:outline-level="3"/>
      <text:h text:style-name="P68" text:outline-level="3"><text:bookmark-start text:name="__RefHeading__2211_1167907073"/>pnmimage<text:bookmark-end text:name="__RefHeading__2211_1167907073"/></text:h>
      <text:p text:style-name="P22">Reads and writes image files in various formats, by using the pnm<text:line-break/>and tiff libraries. </text:p>
      <text:p text:style-name="P22">PNMImage class manages reading and writing image files from disk </text:p>
      <text:p text:style-name="P22">One of the properties of PNMImage is that all images are laid out (almost) the same way in memory, regardless of their properties. This makes it very easy to write a class like PNMPainter, which can paint equally well on grayscale, grayscale/alpha, 24-bit, 32-bit, or 64-bit images. </text:p>
      <text:h text:style-name="P68" text:outline-level="3"><text:bookmark-start text:name="__RefHeading__2213_1167907073"/>pnmimagetypes<text:bookmark-end text:name="__RefHeading__2213_1167907073"/></text:h>
      <text:h text:style-name="P64" text:outline-level="3"/>
      <text:h text:style-name="P68" text:outline-level="3"><text:bookmark-start text:name="__RefHeading__2215_1167907073"/>pnmtext<text:bookmark-end text:name="__RefHeading__2215_1167907073"/></text:h>
      <text:h text:style-name="P64" text:outline-level="3"/>
      <text:h text:style-name="P70" text:outline-level="3"><text:bookmark-start text:name="__RefHeading__2217_1167907073"/><text:span text:style-name="T8">p</text:span>s2display <text:span text:style-name="T8">(defunct)</text:span><text:bookmark-end text:name="__RefHeading__2217_1167907073"/></text:h>
      <text:p text:style-name="P21">Playstation 2 display classes. <text:span text:style-name="T8">(defunct)</text:span></text:p>
      <text:h text:style-name="P68" text:outline-level="3"><text:bookmark-start text:name="__RefHeading__2219_1167907073"/>ps2gsg <text:span text:style-name="T8">(defunct)</text:span><text:bookmark-end text:name="__RefHeading__2219_1167907073"/></text:h>
      <text:p text:style-name="Text_20_body">Play station 2 specific rendering backend. <text:span text:style-name="T8">(defunct)</text:span></text:p>
      <text:h text:style-name="P68" text:outline-level="3"><text:bookmark-start text:name="__RefHeading__2221_1167907073"/>pstatclient<text:bookmark-end text:name="__RefHeading__2221_1167907073"/></text:h>
      <text:h text:style-name="P64" text:outline-level="3"/>
      <text:h text:style-name="P68" text:outline-level="3"><text:bookmark-start text:name="__RefHeading__2223_1167907073"/>putil<text:bookmark-end text:name="__RefHeading__2223_1167907073"/></text:h>
      <text:h text:style-name="P64" text:outline-level="3"/>
      <text:h text:style-name="P68" text:outline-level="3"><text:bookmark-start text:name="__RefHeading__2225_1167907073"/>recorder<text:bookmark-end text:name="__RefHeading__2225_1167907073"/></text:h>
      <text:h text:style-name="P64" text:outline-level="3"/>
      <text:h text:style-name="P68" text:outline-level="3"><text:bookmark-start text:name="__RefHeading__2227_1167907073"/>rocket<text:bookmark-end text:name="__RefHeading__2227_1167907073"/></text:h>
      <text:h text:style-name="P64" text:outline-level="3"/>
      <text:h text:style-name="P68" text:outline-level="3"><text:bookmark-start text:name="__RefHeading__2229_1167907073"/>skel<text:bookmark-end text:name="__RefHeading__2229_1167907073"/></text:h>
      <text:h text:style-name="P64" text:outline-level="3"/>
      <text:h text:style-name="P68" text:outline-level="3"><text:bookmark-start text:name="__RefHeading__2231_1167907073"/>speedtree<text:bookmark-end text:name="__RefHeading__2231_1167907073"/></text:h>
      <text:h text:style-name="P64" text:outline-level="3"/>
      <text:h text:style-name="P68" text:outline-level="3"><text:bookmark-start text:name="__RefHeading__2233_1167907073"/>testbed<text:bookmark-end text:name="__RefHeading__2233_1167907073"/></text:h>
      <text:p text:style-name="Text_20_body">C test programs, that primarily link with framework.</text:p>
      <text:h text:style-name="P68" text:outline-level="3"><text:bookmark-start text:name="__RefHeading__2235_1167907073"/>text<text:bookmark-end text:name="__RefHeading__2235_1167907073"/></text:h>
      <text:p text:style-name="Text_20_body">Package for generating renderable text using textured polygons.</text:p>
      <text:h text:style-name="P68" text:outline-level="3"><text:bookmark-start text:name="__RefHeading__2237_1167907073"/>tform<text:bookmark-end text:name="__RefHeading__2237_1167907073"/></text:h>
      <text:p text:style-name="Text_20_body">Data transforming objects that live in the data graph and convert<text:line-break/> <text:s text:c="3"/>raw data (as read from an input device, for instance) to something<text:line-break/> <text:s text:c="3"/>more useful.</text:p>
      <text:h text:style-name="P68" text:outline-level="3"><text:bookmark-start text:name="__RefHeading__2239_1167907073"/>tinydisplay<text:bookmark-end text:name="__RefHeading__2239_1167907073"/></text:h>
      <text:h text:style-name="P64" text:outline-level="3"/>
      <text:h text:style-name="P68" text:outline-level="3"><text:bookmark-start text:name="__RefHeading__2241_1167907073"/>vision<text:bookmark-end text:name="__RefHeading__2241_1167907073"/></text:h>
      <text:h text:style-name="P64" text:outline-level="3"/>
      <text:h text:style-name="P68" text:outline-level="3"><text:bookmark-start text:name="__RefHeading__2243_1167907073"/>vrpn<text:bookmark-end text:name="__RefHeading__2243_1167907073"/></text:h>
      <text:p text:style-name="Text_20_body">Defines the specific client code for interfacing to the VRPN API.</text:p>
      <text:h text:style-name="P68" text:outline-level="3"><text:bookmark-start text:name="__RefHeading__2245_1167907073"/>wgldisplay<text:bookmark-end text:name="__RefHeading__2245_1167907073"/></text:h>
      <text:p text:style-name="Text_20_body">Windows OpenGL specific display classes.</text:p>
      <text:h text:style-name="P68" text:outline-level="3"><text:bookmark-start text:name="__RefHeading__2247_1167907073"/>windisplay<text:bookmark-end text:name="__RefHeading__2247_1167907073"/></text:h>
      <text:h text:style-name="P64" text:outline-level="3"/>
      <text:h text:style-name="P68" text:outline-level="3"><text:bookmark-start text:name="__RefHeading__2249_1167907073"/>x11display<text:bookmark-end text:name="__RefHeading__2249_1167907073"/></text:h>
      <text:p text:style-name="P41"/>
      <text:p text:style-name="Title"/>
      <text:p text:style-name="Title"/>
      <text:p text:style-name="Title"><text:bookmark-start text:name="__RefHeading__2251_1167907073"/><text:span text:style-name="T24">p</text:span>andatool<text:bookmark-end text:name="__RefHeading__2251_1167907073"/></text:p>
      <text:p text:style-name="P36">This tree contains various utility tools that are used to manipulate model</text:p>
      <text:p text:style-name="P36">files and convert models from other formats to Panda3D's .egg format (and vice versa).</text:p>
      <text:h text:style-name="P61" text:outline-level="2"><text:bookmark-start text:name="__RefHeading__2253_1167907073"/>src<text:bookmark-end text:name="__RefHeading__2253_1167907073"/></text:h>
      <text:h text:style-name="P68" text:outline-level="3"><text:bookmark-start text:name="__RefHeading__2255_1167907073"/>assimp<text:bookmark-end text:name="__RefHeading__2255_1167907073"/></text:h>
      <text:h text:style-name="P64" text:outline-level="3"/>
      <text:h text:style-name="P68" text:outline-level="3"><text:bookmark-start text:name="__RefHeading__2257_1167907073"/>bam<text:bookmark-end text:name="__RefHeading__2257_1167907073"/></text:h>
      <text:h text:style-name="P64" text:outline-level="3"/>
      <text:h text:style-name="P68" text:outline-level="3"><text:bookmark-start text:name="__RefHeading__2259_1167907073"/>configfiles<text:bookmark-end text:name="__RefHeading__2259_1167907073"/></text:h>
      <text:h text:style-name="P64" text:outline-level="3"/>
      <text:h text:style-name="P68" text:outline-level="3"><text:bookmark-start text:name="__RefHeading__2261_1167907073"/>converter<text:bookmark-end text:name="__RefHeading__2261_1167907073"/></text:h>
      <text:h text:style-name="P64" text:outline-level="3"/>
      <text:h text:style-name="P68" text:outline-level="3"><text:bookmark-start text:name="__RefHeading__2263_1167907073"/>cvscopy<text:bookmark-end text:name="__RefHeading__2263_1167907073"/></text:h>
      <text:h text:style-name="P64" text:outline-level="3"/>
      <text:h text:style-name="P68" text:outline-level="3"><text:bookmark-start text:name="__RefHeading__2265_1167907073"/>daeegg<text:bookmark-end text:name="__RefHeading__2265_1167907073"/></text:h>
      <text:h text:style-name="P64" text:outline-level="3"/>
      <text:h text:style-name="P68" text:outline-level="3"><text:bookmark-start text:name="__RefHeading__2267_1167907073"/>daeprogs<text:bookmark-end text:name="__RefHeading__2267_1167907073"/></text:h>
      <text:h text:style-name="P64" text:outline-level="3"/>
      <text:h text:style-name="P68" text:outline-level="3"><text:bookmark-start text:name="__RefHeading__2269_1167907073"/>dxf<text:bookmark-end text:name="__RefHeading__2269_1167907073"/></text:h>
      <text:h text:style-name="P64" text:outline-level="3"/>
      <text:h text:style-name="P68" text:outline-level="3"><text:bookmark-start text:name="__RefHeading__2271_1167907073"/>dxfegg<text:bookmark-end text:name="__RefHeading__2271_1167907073"/></text:h>
      <text:h text:style-name="P64" text:outline-level="3"/>
      <text:h text:style-name="P68" text:outline-level="3"><text:bookmark-start text:name="__RefHeading__2273_1167907073"/>dxfprogs<text:bookmark-end text:name="__RefHeading__2273_1167907073"/></text:h>
      <text:h text:style-name="P64" text:outline-level="3"/>
      <text:h text:style-name="P68" text:outline-level="3"><text:bookmark-start text:name="__RefHeading__2275_1167907073"/>egg-mkfont<text:bookmark-end text:name="__RefHeading__2275_1167907073"/></text:h>
      <text:h text:style-name="P64" text:outline-level="3"/>
      <text:h text:style-name="P68" text:outline-level="3"><text:bookmark-start text:name="__RefHeading__2277_1167907073"/>egg-optchar<text:bookmark-end text:name="__RefHeading__2277_1167907073"/></text:h>
      <text:h text:style-name="P64" text:outline-level="3"/>
      <text:h text:style-name="P68" text:outline-level="3"><text:bookmark-start text:name="__RefHeading__2279_1167907073"/>egg-palettize<text:bookmark-end text:name="__RefHeading__2279_1167907073"/></text:h>
      <text:h text:style-name="P64" text:outline-level="3"/>
      <text:h text:style-name="P68" text:outline-level="3"><text:bookmark-start text:name="__RefHeading__2281_1167907073"/>egg-qtess<text:bookmark-end text:name="__RefHeading__2281_1167907073"/></text:h>
      <text:h text:style-name="P64" text:outline-level="3"/>
      <text:h text:style-name="P68" text:outline-level="3"><text:bookmark-start text:name="__RefHeading__2283_1167907073"/>eggbase<text:bookmark-end text:name="__RefHeading__2283_1167907073"/></text:h>
      <text:h text:style-name="P64" text:outline-level="3"/>
      <text:h text:style-name="P68" text:outline-level="3"><text:bookmark-start text:name="__RefHeading__2285_1167907073"/>eggcharbase<text:bookmark-end text:name="__RefHeading__2285_1167907073"/></text:h>
      <text:h text:style-name="P64" text:outline-level="3"/>
      <text:h text:style-name="P68" text:outline-level="3"><text:bookmark-start text:name="__RefHeading__2287_1167907073"/>eggprogs<text:bookmark-end text:name="__RefHeading__2287_1167907073"/></text:h>
      <text:h text:style-name="P64" text:outline-level="3"/>
      <text:h text:style-name="P68" text:outline-level="3"><text:bookmark-start text:name="__RefHeading__2289_1167907073"/>flt<text:bookmark-end text:name="__RefHeading__2289_1167907073"/></text:h>
      <text:h text:style-name="P64" text:outline-level="3"/>
      <text:h text:style-name="P68" text:outline-level="3"><text:bookmark-start text:name="__RefHeading__2291_1167907073"/>fltegg<text:bookmark-end text:name="__RefHeading__2291_1167907073"/></text:h>
      <text:h text:style-name="P64" text:outline-level="3"/>
      <text:h text:style-name="P68" text:outline-level="3"><text:bookmark-start text:name="__RefHeading__2293_1167907073"/>fltprogs<text:bookmark-end text:name="__RefHeading__2293_1167907073"/></text:h>
      <text:h text:style-name="P64" text:outline-level="3"/>
      <text:h text:style-name="P68" text:outline-level="3"><text:bookmark-start text:name="__RefHeading__2295_1167907073"/>gtk-stats<text:bookmark-end text:name="__RefHeading__2295_1167907073"/></text:h>
      <text:h text:style-name="P64" text:outline-level="3"/>
      <text:h text:style-name="P68" text:outline-level="3"><text:bookmark-start text:name="__RefHeading__2297_1167907073"/>imagebase<text:bookmark-end text:name="__RefHeading__2297_1167907073"/></text:h>
      <text:h text:style-name="P64" text:outline-level="3"/>
      <text:h text:style-name="P68" text:outline-level="3"><text:bookmark-start text:name="__RefHeading__2299_1167907073"/>imageprogs<text:bookmark-end text:name="__RefHeading__2299_1167907073"/></text:h>
      <text:h text:style-name="P64" text:outline-level="3"/>
      <text:h text:style-name="P68" text:outline-level="3"><text:bookmark-start text:name="__RefHeading__2301_1167907073"/>lwo<text:bookmark-end text:name="__RefHeading__2301_1167907073"/></text:h>
      <text:h text:style-name="P64" text:outline-level="3"/>
      <text:h text:style-name="P68" text:outline-level="3"><text:bookmark-start text:name="__RefHeading__2303_1167907073"/>lwoegg<text:bookmark-end text:name="__RefHeading__2303_1167907073"/></text:h>
      <text:h text:style-name="P64" text:outline-level="3"/>
      <text:h text:style-name="P68" text:outline-level="3"><text:bookmark-start text:name="__RefHeading__2305_1167907073"/>lwoprogs<text:bookmark-end text:name="__RefHeading__2305_1167907073"/></text:h>
      <text:h text:style-name="P64" text:outline-level="3"/>
      <text:h text:style-name="P68" text:outline-level="3"><text:bookmark-start text:name="__RefHeading__2307_1167907073"/>maxegg<text:bookmark-end text:name="__RefHeading__2307_1167907073"/></text:h>
      <text:h text:style-name="P64" text:outline-level="3"/>
      <text:h text:style-name="P68" text:outline-level="3"><text:bookmark-start text:name="__RefHeading__2309_1167907073"/>maxprogs<text:bookmark-end text:name="__RefHeading__2309_1167907073"/></text:h>
      <text:h text:style-name="P64" text:outline-level="3"/>
      <text:h text:style-name="P68" text:outline-level="3"><text:bookmark-start text:name="__RefHeading__2311_1167907073"/>maya<text:bookmark-end text:name="__RefHeading__2311_1167907073"/></text:h>
      <text:h text:style-name="P64" text:outline-level="3"/>
      <text:h text:style-name="P68" text:outline-level="3"><text:bookmark-start text:name="__RefHeading__2313_1167907073"/>mayaegg<text:bookmark-end text:name="__RefHeading__2313_1167907073"/></text:h>
      <text:h text:style-name="P64" text:outline-level="3"/>
      <text:h text:style-name="P68" text:outline-level="3"><text:bookmark-start text:name="__RefHeading__2315_1167907073"/>mayaprogs<text:bookmark-end text:name="__RefHeading__2315_1167907073"/></text:h>
      <text:h text:style-name="P64" text:outline-level="3"/>
      <text:h text:style-name="P68" text:outline-level="3"><text:bookmark-start text:name="__RefHeading__2317_1167907073"/>miscprogs<text:bookmark-end text:name="__RefHeading__2317_1167907073"/></text:h>
      <text:h text:style-name="P64" text:outline-level="3"/>
      <text:h text:style-name="P68" text:outline-level="3"><text:bookmark-start text:name="__RefHeading__2319_1167907073"/>objegg<text:bookmark-end text:name="__RefHeading__2319_1167907073"/></text:h>
      <text:h text:style-name="P64" text:outline-level="3"/>
      <text:h text:style-name="P68" text:outline-level="3"><text:bookmark-start text:name="__RefHeading__2321_1167907073"/>objprogs<text:bookmark-end text:name="__RefHeading__2321_1167907073"/></text:h>
      <text:h text:style-name="P64" text:outline-level="3"/>
      <text:h text:style-name="P68" text:outline-level="3"><text:bookmark-start text:name="__RefHeading__2323_1167907073"/>palettizer<text:bookmark-end text:name="__RefHeading__2323_1167907073"/></text:h>
      <text:h text:style-name="P64" text:outline-level="3"/>
      <text:h text:style-name="P68" text:outline-level="3"><text:bookmark-start text:name="__RefHeading__2325_1167907073"/>pandatoolbase<text:bookmark-end text:name="__RefHeading__2325_1167907073"/></text:h>
      <text:h text:style-name="P64" text:outline-level="3"/>
      <text:h text:style-name="P68" text:outline-level="3"><text:bookmark-start text:name="__RefHeading__2327_1167907073"/>pfmprogs<text:bookmark-end text:name="__RefHeading__2327_1167907073"/></text:h>
      <text:h text:style-name="P64" text:outline-level="3"/>
      <text:h text:style-name="P68" text:outline-level="3"><text:bookmark-start text:name="__RefHeading__2329_1167907073"/>progbase<text:bookmark-end text:name="__RefHeading__2329_1167907073"/></text:h>
      <text:h text:style-name="P64" text:outline-level="3"/>
      <text:h text:style-name="P68" text:outline-level="3"><text:bookmark-start text:name="__RefHeading__2331_1167907073"/>pstatserver<text:bookmark-end text:name="__RefHeading__2331_1167907073"/></text:h>
      <text:h text:style-name="P64" text:outline-level="3"/>
      <text:h text:style-name="P68" text:outline-level="3"><text:bookmark-start text:name="__RefHeading__2333_1167907073"/>ptloader<text:bookmark-end text:name="__RefHeading__2333_1167907073"/></text:h>
      <text:h text:style-name="P64" text:outline-level="3"/>
      <text:h text:style-name="P68" text:outline-level="3"><text:bookmark-start text:name="__RefHeading__2335_1167907073"/>scripts<text:bookmark-end text:name="__RefHeading__2335_1167907073"/></text:h>
      <text:h text:style-name="P64" text:outline-level="3"/>
      <text:h text:style-name="P68" text:outline-level="3"><text:bookmark-start text:name="__RefHeading__2337_1167907073"/>softegg<text:bookmark-end text:name="__RefHeading__2337_1167907073"/></text:h>
      <text:h text:style-name="P64" text:outline-level="3"/>
      <text:h text:style-name="P68" text:outline-level="3"><text:bookmark-start text:name="__RefHeading__2339_1167907073"/>softprogs<text:bookmark-end text:name="__RefHeading__2339_1167907073"/></text:h>
      <text:h text:style-name="P64" text:outline-level="3"/>
      <text:h text:style-name="P68" text:outline-level="3"><text:bookmark-start text:name="__RefHeading__2341_1167907073"/>text-stats<text:bookmark-end text:name="__RefHeading__2341_1167907073"/></text:h>
      <text:h text:style-name="P64" text:outline-level="3"/>
      <text:h text:style-name="P68" text:outline-level="3"><text:bookmark-start text:name="__RefHeading__2343_1167907073"/>vrml<text:bookmark-end text:name="__RefHeading__2343_1167907073"/></text:h>
      <text:h text:style-name="P64" text:outline-level="3"/>
      <text:h text:style-name="P68" text:outline-level="3"><text:bookmark-start text:name="__RefHeading__2345_1167907073"/>vrmlegg<text:bookmark-end text:name="__RefHeading__2345_1167907073"/></text:h>
      <text:h text:style-name="P64" text:outline-level="3"/>
      <text:h text:style-name="P68" text:outline-level="3"><text:bookmark-start text:name="__RefHeading__2347_1167907073"/>vrmlprogs<text:bookmark-end text:name="__RefHeading__2347_1167907073"/></text:h>
      <text:h text:style-name="P64" text:outline-level="3"/>
      <text:h text:style-name="P68" text:outline-level="3"><text:bookmark-start text:name="__RefHeading__2349_1167907073"/>win-stats<text:bookmark-end text:name="__RefHeading__2349_1167907073"/></text:h>
      <text:h text:style-name="P64" text:outline-level="3"/>
      <text:h text:style-name="P68" text:outline-level="3"><text:bookmark-start text:name="__RefHeading__2351_1167907073"/>xfile<text:bookmark-end text:name="__RefHeading__2351_1167907073"/></text:h>
      <text:h text:style-name="P64" text:outline-level="3"/>
      <text:h text:style-name="P68" text:outline-level="3"><text:bookmark-start text:name="__RefHeading__2353_1167907073"/>xfileegg<text:bookmark-end text:name="__RefHeading__2353_1167907073"/></text:h>
      <text:h text:style-name="P64" text:outline-level="3"/>
      <text:h text:style-name="P68" text:outline-level="3"><text:bookmark-start text:name="__RefHeading__2355_1167907073"/>xfileprogs<text:bookmark-end text:name="__RefHeading__2355_1167907073"/></text:h>
      <text:p text:style-name="P41"/>
      <text:p text:style-name="Title"/>
      <text:p text:style-name="Title"/>
      <text:p text:style-name="Title"><text:bookmark-start text:name="__RefHeading__2357_1167907073"/><text:span text:style-name="T25">p</text:span>premake<text:bookmark-end text:name="__RefHeading__2357_1167907073"/></text:p>
      <text:p text:style-name="P37">Panda3D building system.</text:p>
      <text:p text:style-name="P44"/>
      <text:p text:style-name="P41"/>
      <text:p text:style-name="Title"/>
      <text:p text:style-name="Title"/>
      <text:p text:style-name="Title"><text:bookmark-start text:name="__RefHeading__2359_1167907073"/><text:span text:style-name="T26">s</text:span>amples<text:bookmark-end text:name="__RefHeading__2359_1167907073"/></text:p>
      <text:p text:style-name="P38">Contains samples to demonstrate how Panda3D works.</text:p>
      <text:h text:style-name="P68" text:outline-level="3"><text:bookmark-start text:name="__RefHeading__2013_1167907073"/>Asteroids<text:bookmark-end text:name="__RefHeading__2013_1167907073"/></text:h>
      <text:h text:style-name="P64" text:outline-level="3"/>
      <text:h text:style-name="P68" text:outline-level="3"><text:bookmark-start text:name="__RefHeading__2361_1167907073"/>Ball-in-Maze<text:bookmark-end text:name="__RefHeading__2361_1167907073"/></text:h>
      <text:h text:style-name="P64" text:outline-level="3"/>
      <text:h text:style-name="P68" text:outline-level="3"><text:bookmark-start text:name="__RefHeading__2363_1167907073"/>Boxing-Robots<text:bookmark-end text:name="__RefHeading__2363_1167907073"/></text:h>
      <text:h text:style-name="P64" text:outline-level="3"/>
      <text:h text:style-name="P68" text:outline-level="3"><text:bookmark-start text:name="__RefHeading__2365_1167907073"/>Bump-Mapping<text:bookmark-end text:name="__RefHeading__2365_1167907073"/></text:h>
      <text:h text:style-name="P64" text:outline-level="3"/>
      <text:h text:style-name="P68" text:outline-level="3"><text:bookmark-start text:name="__RefHeading__2367_1167907073"/>Carousel<text:bookmark-end text:name="__RefHeading__2367_1167907073"/></text:h>
      <text:h text:style-name="P64" text:outline-level="3"/>
      <text:h text:style-name="P68" text:outline-level="3"><text:bookmark-start text:name="__RefHeading__2369_1167907073"/>Cartoon-Shader<text:bookmark-end text:name="__RefHeading__2369_1167907073"/></text:h>
      <text:h text:style-name="P64" text:outline-level="3"/>
      <text:h text:style-name="P68" text:outline-level="3"><text:bookmark-start text:name="__RefHeading__2371_1167907073"/>Chessboard<text:bookmark-end text:name="__RefHeading__2371_1167907073"/></text:h>
      <text:h text:style-name="P64" text:outline-level="3"/>
      <text:h text:style-name="P68" text:outline-level="3"><text:bookmark-start text:name="__RefHeading__2373_1167907073"/>Disco-Lights<text:bookmark-end text:name="__RefHeading__2373_1167907073"/></text:h>
      <text:h text:style-name="P64" text:outline-level="3"/>
      <text:h text:style-name="P68" text:outline-level="3"><text:bookmark-start text:name="__RefHeading__2375_1167907073"/>Distortion<text:bookmark-end text:name="__RefHeading__2375_1167907073"/></text:h>
      <text:h text:style-name="P64" text:outline-level="3"/>
      <text:h text:style-name="P68" text:outline-level="3"><text:bookmark-start text:name="__RefHeading__2377_1167907073"/>Fireflies<text:bookmark-end text:name="__RefHeading__2377_1167907073"/></text:h>
      <text:h text:style-name="P64" text:outline-level="3"/>
      <text:h text:style-name="P68" text:outline-level="3"><text:bookmark-start text:name="__RefHeading__2379_1167907073"/>Fractal-Plants<text:bookmark-end text:name="__RefHeading__2379_1167907073"/></text:h>
      <text:h text:style-name="P64" text:outline-level="3"/>
      <text:h text:style-name="P68" text:outline-level="3"><text:bookmark-start text:name="__RefHeading__2381_1167907073"/>Glow-Filter<text:bookmark-end text:name="__RefHeading__2381_1167907073"/></text:h>
      <text:h text:style-name="P64" text:outline-level="3"/>
      <text:h text:style-name="P68" text:outline-level="3"><text:bookmark-start text:name="__RefHeading__2383_1167907073"/>Infinite-Tunnel<text:bookmark-end text:name="__RefHeading__2383_1167907073"/></text:h>
      <text:h text:style-name="P64" text:outline-level="3"/>
      <text:h text:style-name="P68" text:outline-level="3"><text:bookmark-start text:name="__RefHeading__2385_1167907073"/>Looking-and-Gripping<text:bookmark-end text:name="__RefHeading__2385_1167907073"/></text:h>
      <text:h text:style-name="P64" text:outline-level="3"/>
      <text:h text:style-name="P68" text:outline-level="3"><text:bookmark-start text:name="__RefHeading__2387_1167907073"/>Media-Player<text:bookmark-end text:name="__RefHeading__2387_1167907073"/></text:h>
      <text:h text:style-name="P64" text:outline-level="3"/>
      <text:h text:style-name="P68" text:outline-level="3"><text:bookmark-start text:name="__RefHeading__2389_1167907073"/>Motion-Trails<text:bookmark-end text:name="__RefHeading__2389_1167907073"/></text:h>
      <text:h text:style-name="P64" text:outline-level="3"/>
      <text:h text:style-name="P68" text:outline-level="3"><text:bookmark-start text:name="__RefHeading__2391_1167907073"/>Music-Box<text:bookmark-end text:name="__RefHeading__2391_1167907073"/></text:h>
      <text:h text:style-name="P64" text:outline-level="3"/>
      <text:h text:style-name="P68" text:outline-level="3"><text:bookmark-start text:name="__RefHeading__2393_1167907073"/>Particles<text:bookmark-end text:name="__RefHeading__2393_1167907073"/></text:h>
      <text:h text:style-name="P64" text:outline-level="3"/>
      <text:h text:style-name="P68" text:outline-level="3"><text:bookmark-start text:name="__RefHeading__2395_1167907073"/>Procedural-Cube<text:bookmark-end text:name="__RefHeading__2395_1167907073"/></text:h>
      <text:h text:style-name="P64" text:outline-level="3"/>
      <text:h text:style-name="P68" text:outline-level="3"><text:bookmark-start text:name="__RefHeading__2397_1167907073"/>Roaming-Ralph<text:bookmark-end text:name="__RefHeading__2397_1167907073"/></text:h>
      <text:h text:style-name="P64" text:outline-level="3"/>
      <text:h text:style-name="P68" text:outline-level="3"><text:bookmark-start text:name="__RefHeading__2399_1167907073"/>Shadows<text:bookmark-end text:name="__RefHeading__2399_1167907073"/></text:h>
      <text:h text:style-name="P64" text:outline-level="3"/>
      <text:h text:style-name="P68" text:outline-level="3"><text:bookmark-start text:name="__RefHeading__2401_1167907073"/>Solar-System<text:bookmark-end text:name="__RefHeading__2401_1167907073"/></text:h>
      <text:h text:style-name="P64" text:outline-level="3"/>
      <text:h text:style-name="P68" text:outline-level="3"><text:bookmark-start text:name="__RefHeading__2403_1167907073"/>Teapot-on-TV<text:bookmark-end text:name="__RefHeading__2403_1167907073"/></text:h>
      <text:h text:style-name="P64" text:outline-level="3"/>
      <text:h text:style-name="P68" text:outline-level="3"><text:bookmark-start text:name="__RefHeading__2405_1167907073"/>Texture-Swapping<text:bookmark-end text:name="__RefHeading__2405_1167907073"/></text:h>
      <text:p text:style-name="P41"/>
      <text:p text:style-name="Title"/>
      <text:p text:style-name="Title"><text:bookmark-start text:name="__RefHeading__2407_1167907073"/><text:span text:style-name="T26">t</text:span>hirdparty<text:bookmark-end text:name="__RefHeading__2407_1167907073"/></text:p>
      <text:p text:style-name="P38">Third party libraries/Software Development Kits (SDKs).</text:p>
      <text:p text:style-name="P38">These are operating system-specific installations of third party software. </text:p>
      <text:p text:style-name="P38">Includes Python, Bison, Flex, nsis, artoolkit , bullet, eigen ,extras ,fcollada,</text:p>
      <text:p text:style-name="P38">ffmpeg,fmodex,freetype,jpeg,npapi,nvidiacg,ode,openal</text:p>
      <text:p text:style-name="P38">openssl,ovr,png,rocket,squish,tiff,vorbis,vrpn and zlib.</text:p>
      <text:h text:style-name="P61" text:outline-level="2"><text:bookmark-start text:name="__RefHeading__2409_1167907073"/>Pmw<text:bookmark-end text:name="__RefHeading__2409_1167907073"/></text:h>
      <text:h text:style-name="P61" text:outline-level="2"><text:bookmark-start text:name="__RefHeading__2411_1167907073"/>win-extras<text:bookmark-end text:name="__RefHeading__2411_1167907073"/></text:h>
      <text:h text:style-name="P68" text:outline-level="3"><text:bookmark-start text:name="__RefHeading__2413_1167907073"/>JOD<text:bookmark-end text:name="__RefHeading__2413_1167907073"/></text:h>
      <text:h text:style-name="P64" text:outline-level="3"/>
      <text:h text:style-name="P68" text:outline-level="3"><text:bookmark-start text:name="__RefHeading__2415_1167907073"/>phidgets<text:bookmark-end text:name="__RefHeading__2415_1167907073"/></text:h>
      <text:h text:style-name="P64" text:outline-level="3"/>
      <text:h text:style-name="P68" text:outline-level="3"><text:bookmark-start text:name="__RefHeading__2417_1167907073"/>serial<text:bookmark-end text:name="__RefHeading__2417_1167907073"/></text:h>
      <text:h text:style-name="P64" text:outline-level="3"/>
      <text:h text:style-name="P68" text:outline-level="3"><text:bookmark-start text:name="__RefHeading__2419_1167907073"/>smartroom<text:bookmark-end text:name="__RefHeading__2419_1167907073"/></text:h>
      <text:h text:style-name="P61" text:outline-level="2"><text:bookmark-start text:name="__RefHeading__2421_1167907073"/>win-libs-vc10-x64<text:bookmark-end text:name="__RefHeading__2421_1167907073"/></text:h>
      <text:h text:style-name="P68" text:outline-level="3"><text:bookmark-start text:name="__RefHeading__2423_1167907073"/>artoolkit<text:bookmark-end text:name="__RefHeading__2423_1167907073"/></text:h>
      <text:h text:style-name="P64" text:outline-level="3"/>
      <text:h text:style-name="P68" text:outline-level="3"><text:bookmark-start text:name="__RefHeading__2425_1167907073"/>bullet<text:bookmark-end text:name="__RefHeading__2425_1167907073"/></text:h>
      <text:h text:style-name="P64" text:outline-level="3"/>
      <text:h text:style-name="P68" text:outline-level="3"><text:bookmark-start text:name="__RefHeading__2427_1167907073"/>eigen<text:bookmark-end text:name="__RefHeading__2427_1167907073"/></text:h>
      <text:h text:style-name="P64" text:outline-level="3"/>
      <text:h text:style-name="P68" text:outline-level="3"><text:bookmark-start text:name="__RefHeading__2429_1167907073"/>extras<text:bookmark-end text:name="__RefHeading__2429_1167907073"/></text:h>
      <text:h text:style-name="P64" text:outline-level="3"/>
      <text:h text:style-name="P68" text:outline-level="3"><text:bookmark-start text:name="__RefHeading__2431_1167907073"/>fcollada<text:bookmark-end text:name="__RefHeading__2431_1167907073"/></text:h>
      <text:h text:style-name="P64" text:outline-level="3"/>
      <text:h text:style-name="P68" text:outline-level="3"><text:bookmark-start text:name="__RefHeading__2433_1167907073"/>ffmpeg<text:bookmark-end text:name="__RefHeading__2433_1167907073"/></text:h>
      <text:h text:style-name="P64" text:outline-level="3"/>
      <text:h text:style-name="P68" text:outline-level="3"><text:bookmark-start text:name="__RefHeading__2435_1167907073"/>fmodex<text:bookmark-end text:name="__RefHeading__2435_1167907073"/></text:h>
      <text:h text:style-name="P64" text:outline-level="3"/>
      <text:h text:style-name="P68" text:outline-level="3"><text:bookmark-start text:name="__RefHeading__2437_1167907073"/>freetype<text:bookmark-end text:name="__RefHeading__2437_1167907073"/></text:h>
      <text:h text:style-name="P64" text:outline-level="3"/>
      <text:h text:style-name="P68" text:outline-level="3"><text:bookmark-start text:name="__RefHeading__2439_1167907073"/>jpeg<text:bookmark-end text:name="__RefHeading__2439_1167907073"/></text:h>
      <text:h text:style-name="P64" text:outline-level="3"/>
      <text:h text:style-name="P68" text:outline-level="3"><text:bookmark-start text:name="__RefHeading__2441_1167907073"/>npapi<text:bookmark-end text:name="__RefHeading__2441_1167907073"/></text:h>
      <text:h text:style-name="P64" text:outline-level="3"/>
      <text:h text:style-name="P68" text:outline-level="3"><text:bookmark-start text:name="__RefHeading__2443_1167907073"/>nvidiacg<text:bookmark-end text:name="__RefHeading__2443_1167907073"/></text:h>
      <text:h text:style-name="P64" text:outline-level="3"/>
      <text:h text:style-name="P68" text:outline-level="3"><text:bookmark-start text:name="__RefHeading__2445_1167907073"/>ode<text:bookmark-end text:name="__RefHeading__2445_1167907073"/></text:h>
      <text:h text:style-name="P64" text:outline-level="3"/>
      <text:h text:style-name="P68" text:outline-level="3"><text:bookmark-start text:name="__RefHeading__2447_1167907073"/>openal<text:bookmark-end text:name="__RefHeading__2447_1167907073"/></text:h>
      <text:h text:style-name="P64" text:outline-level="3"/>
      <text:h text:style-name="P68" text:outline-level="3"><text:bookmark-start text:name="__RefHeading__2449_1167907073"/>openssl<text:bookmark-end text:name="__RefHeading__2449_1167907073"/></text:h>
      <text:h text:style-name="P64" text:outline-level="3"/>
      <text:h text:style-name="P68" text:outline-level="3"><text:bookmark-start text:name="__RefHeading__2451_1167907073"/>ovr<text:bookmark-end text:name="__RefHeading__2451_1167907073"/></text:h>
      <text:h text:style-name="P64" text:outline-level="3"/>
      <text:h text:style-name="P68" text:outline-level="3"><text:bookmark-start text:name="__RefHeading__2453_1167907073"/>png<text:bookmark-end text:name="__RefHeading__2453_1167907073"/></text:h>
      <text:h text:style-name="P64" text:outline-level="3"/>
      <text:h text:style-name="P68" text:outline-level="3"><text:bookmark-start text:name="__RefHeading__2455_1167907073"/>rocket<text:bookmark-end text:name="__RefHeading__2455_1167907073"/></text:h>
      <text:h text:style-name="P64" text:outline-level="3"/>
      <text:h text:style-name="P68" text:outline-level="3"><text:bookmark-start text:name="__RefHeading__2457_1167907073"/>squish<text:bookmark-end text:name="__RefHeading__2457_1167907073"/></text:h>
      <text:h text:style-name="P64" text:outline-level="3"/>
      <text:h text:style-name="P68" text:outline-level="3"><text:bookmark-start text:name="__RefHeading__2459_1167907073"/>tiff<text:bookmark-end text:name="__RefHeading__2459_1167907073"/></text:h>
      <text:h text:style-name="P64" text:outline-level="3"/>
      <text:h text:style-name="P68" text:outline-level="3"><text:bookmark-start text:name="__RefHeading__2461_1167907073"/>vorbis<text:bookmark-end text:name="__RefHeading__2461_1167907073"/></text:h>
      <text:h text:style-name="P64" text:outline-level="3"/>
      <text:h text:style-name="P68" text:outline-level="3"><text:bookmark-start text:name="__RefHeading__2463_1167907073"/>vrpn<text:bookmark-end text:name="__RefHeading__2463_1167907073"/></text:h>
      <text:h text:style-name="P64" text:outline-level="3"/>
      <text:h text:style-name="P68" text:outline-level="3"><text:bookmark-start text:name="__RefHeading__2465_1167907073"/>zlib<text:bookmark-end text:name="__RefHeading__2465_1167907073"/></text:h>
      <text:h text:style-name="P61" text:outline-level="2"><text:bookmark-start text:name="__RefHeading__2467_1167907073"/>win-nsis<text:bookmark-end text:name="__RefHeading__2467_1167907073"/></text:h>
      <text:h text:style-name="P61" text:outline-level="2"><text:bookmark-start text:name="__RefHeading__2469_1167907073"/>win-python-x64<text:bookmark-end text:name="__RefHeading__2469_1167907073"/></text:h>
      <text:h text:style-name="P61" text:outline-level="2"><text:bookmark-start text:name="__RefHeading__2471_1167907073"/>win-util<text:bookmark-end text:name="__RefHeading__2471_1167907073"/></text:h>
      <text:p text:style-name="P41"><text:bookmark-start text:name="__RefHeading__3467_1309189275"/>Part 2<text:bookmark-end text:name="__RefHeading__3467_1309189275"/></text:p>
      <text:h text:style-name="P61" text:outline-level="2"><text:bookmark-start text:name="__RefHeading__3589_869075401"/>The Graphics Engine<text:bookmark-end text:name="__RefHeading__3589_869075401"/></text:h>
      <text:p text:style-name="Text_20_body">The GraphicsEngine is where it all begins. There is only one, global, GraphicsEngine in an application, and its job is to keep all of the pointers to your open windows and buffers, and also to manage the task of doing the rendering, for all of the open windows and buffers. Panda normally creates a GraphicsEngine for you at startup, which is available as <text:span text:style-name="Source_20_Text"><text:span text:style-name="T9">base.graphicsEngine</text:span></text:span>. There is usually no reason to create a second GraphicsEngine. </text:p>
      <text:p text:style-name="P52"/>
      <text:p text:style-name="P52">Note also that the following interfaces are strictly for the advanced user. Normally, if you want </text:p>
      <text:p text:style-name="P52">to create a new window or an offscreen buffer for rendering, you would just use the </text:p>
      <text:p text:style-name="P52"/>
      <text:p text:style-name="_5f_code"><text:span text:style-name="_5f_OOoComputerIdent">base</text:span><text:span text:style-name="_5f_OOoComputerBase">.</text:span><text:span text:style-name="_5f_OOoComputerIdent">openWindow</text:span><text:span text:style-name="_5f_OOoComputerBase">()</text:span></text:p>
      <text:p text:style-name="P52">or </text:p>
      <text:p text:style-name="_5f_code"><text:span text:style-name="_5f_OOoComputerIdent">window</text:span><text:span text:style-name="_5f_OOoComputerBase">.</text:span><text:span text:style-name="_5f_OOoComputerIdent">makeTextureBuffer</text:span><text:span text:style-name="_5f_OOoComputerBase">()</text:span></text:p>
      <text:p text:style-name="P52"><text:span text:style-name="_5f_OOoComputerBase"/></text:p>
      <text:p text:style-name="P52">interfaces, which handle all of the details for you automatically. </text:p>
      <text:p text:style-name="P52">However, please continue reading if you want to understand in detail how Panda manages </text:p>
      <text:p text:style-name="P52">windows and buffers, or if you have special needs that are not addressed by the above </text:p>
      <text:p text:style-name="P52">convenience methods. </text:p>
      <text:p text:style-name="P24"/>
      <text:h text:style-name="Heading_20_3" text:outline-level="3"><text:bookmark-start text:name="__RefHeading__4096_869075401"/><text:bookmark text:name="GraphicsPipe"/>GraphicsPipe<text:bookmark-end text:name="__RefHeading__4096_869075401"/></text:h>
      <text:p text:style-name="Text_20_body">Each application will also need at least one GraphicsPipe. The GraphicsPipe encapsulates the particular API used to do rendering. For instance, there is one GraphicsPipe class for OpenGL rendering, and a different GraphicsPipe for DirectX. Although it is possible to create a GraphicsPipe of a specific type directly, normally Panda will create a default GraphicsPipe for you at startup, which is available in <text:span text:style-name="Source_20_Text">base.pipe</text:span>. </text:p>
      <text:p text:style-name="Text_20_body">The GraphicsPipe object isn't often used directly, except to create the individual GraphicsWindow and GraphicsBuffer objects. </text:p>
      <text:h text:style-name="Heading_20_3" text:outline-level="3"><text:bookmark-start text:name="__RefHeading__4098_869075401"/><text:bookmark text:name="GraphicsWindow_and_GraphicsBuffer"/>GraphicsWindow and GraphicsBuffer<text:bookmark-end text:name="__RefHeading__4098_869075401"/></text:h>
      <text:p text:style-name="Text_20_body">The GraphicsWindow class is the class that represents a single onscreen window for rendering. Panda normally opens a default window for you at startup, which is available in <text:span text:style-name="Source_20_Text">base.win</text:span>. You can create as many additional windows as you like. (Note, however, that some graphics drivers incur a performance penalty when multiple windows are open simultaneously.) </text:p>
      <text:p text:style-name="Text_20_body">Similarly, GraphicsBuffer is the class that represents a hidden, offscreen buffer for rendering special offscreen effects, such as render-to-texture. It is common for an application to have many offscreen buffers open at once. </text:p>
      <text:p text:style-name="Text_20_body">Both classes inherit from the base class GraphicsOutput, which contains all of the code common to rendering to a window or offscreen buffer. </text:p>
      <text:h text:style-name="P67" text:outline-level="3"><text:bookmark-start text:name="__RefHeading__4100_869075401"/><text:bookmark text:name="GraphicsStateGuardian"/>GraphicsStateGuardian<text:bookmark-end text:name="__RefHeading__4100_869075401"/></text:h>
      <text:p text:style-name="Text_20_body">The GraphicsStateGuardian, or GSG for short, represents the actual graphics context. This class manages the actual nuts-and-bolts of drawing to a window; it manages the loading of textures and vertex buffers into graphics memory, and has the functions for actually drawing triangles to the screen. (During the process of rendering the frame, the "graphics state" changes several times; the GSG gets its name from the fact that most of its time is spent managing this graphics state.) </text:p>
      <text:p text:style-name="Text_20_body">You would normally never call any methods on the GSG directly; Panda handles all of this for you, via the GraphicsEngine. This is important, because in some modes, the GSG may operate almost entirely in a separate thread from all of your application code, and it is important not to interrupt that thread while it might be in the middle of drawing. </text:p>
      <text:p text:style-name="Text_20_body">Each GraphicsOutput object keeps a pointer to the GSG that will be used to render that window or buffer. It is possible for each GraphicsOutput to have its own GSG, or it is possible to share the same GSG between multiple different GraphicsOutputs. Normally, it is preferable to share GSG's, because this tends to be more efficient for managing graphics resources. </text:p>
      <text:p text:style-name="Text_20_body">Consider the following diagram to illustrate the relationship between these classes. This shows a typical application with one window and two offscreen buffers: </text:p>
      <table:table table:name="Table1" table:style-name="Table1">
        <table:table-column table:style-name="Table1.A"/>
        <table:table-row>
          <table:table-cell table:style-name="Table1.A1" office:value-type="string">
            <text:p text:style-name="Table_20_Contents">GraphicsEngine </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Table_20_Contents">GraphicsPipe</text:p>
                </table:table-cell>
                <table:table-cell table:style-name="Table2.A1" office:value-type="string">
                  <text:p text:style-name="Table_20_Contents"/>
                </table:table-cell>
              </table:table-row>
              <table:table-row>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row>
              <table:table-row>
                <table:table-cell table:style-name="Table2.B1" office:value-type="string">
                  <text:p text:style-name="Table_20_Contents">GraphicsOutput<text:line-break/>(window)</text:p>
                </table:table-cell>
                <table:table-cell table:style-name="Table2.B1" office:value-type="string">
                  <text:p text:style-name="Table_20_Contents">GraphicsOutput<text:line-break/>(buffer)</text:p>
                </table:table-cell>
                <table:table-cell table:style-name="Table2.B1" office:value-type="string">
                  <text:p text:style-name="Table_20_Contents">GraphicsOutput<text:line-break/>(buffer)</text:p>
                </table:table-cell>
              </table:table-row>
              <table:table-row>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row>
              <table:table-row>
                <table:table-cell table:style-name="Table2.B1" office:value-type="string">
                  <text:p text:style-name="Table_20_Contents">GSG</text:p>
                </table:table-cell>
                <table:table-cell table:style-name="Table2.B1" office:value-type="string">
                  <text:p text:style-name="Table_20_Contents">GSG</text:p>
                </table:table-cell>
                <table:table-cell table:style-name="Table2.B1" office:value-type="string">
                  <text:p text:style-name="Table_20_Contents">GSG</text:p>
                </table:table-cell>
              </table:table-row>
            </table:table>
          </table:table-cell>
        </table:table-row>
      </table:table>
      <text:p text:style-name="Text_20_body">The GraphicsPipe was used to create each of the three GraphicsOutputs, of which one is a GraphicsWindow, and the remaining two are GraphicsBuffers. Each GraphicsOutput has a pointer to the GSG that will be used for rendering. Finally, the GraphicsEngine is responsible for managing all of these objects. </text:p>
      <text:p text:style-name="Text_20_body">In the above illustration, each window and buffer has its own GSG, which is legal, although it's usually better to share the same GSG across all open windows and buffers. </text:p>
      <text:p text:style-name="Text_20_body"/>
      <text:h text:style-name="Heading_20_3" text:outline-level="3"><text:bookmark-start text:name="__RefHeading__3853_869075401"/>Rendering a frame<text:bookmark-end text:name="__RefHeading__3853_869075401"/></text:h>
      <text:p text:style-name="Text_20_body">There is one key interface to rendering each frame of the graphics simulation:</text:p>
      <text:p text:style-name="_5f_code"><text:span text:style-name="_5f_OOoComputerIdent">base</text:span><text:span text:style-name="_5f_OOoComputerBase">.</text:span><text:span text:style-name="_5f_OOoComputerIdent">graphicsEngine</text:span><text:span text:style-name="_5f_OOoComputerBase">.</text:span><text:span text:style-name="_5f_OOoComputerIdent">renderFrame</text:span><text:span text:style-name="_5f_OOoComputerBase">()</text:span></text:p>
      <text:p text:style-name="P52">This method causes all open GraphicsWindows and GraphicsBuffers to render their contents for</text:p>
      <text:p text:style-name="P52">the current frame. In order for Panda3D to render anything, this method must be called once per frame. Normally, this is done automatically by the task "igloop", which is created when you start</text:p>
      <text:p text:style-name="P53">Panda. </text:p>
      <text:p text:style-name="P53"/>
      <text:h text:style-name="P67" text:outline-level="3"><text:bookmark-start text:name="__RefHeading__3855_869075401"/>Using a GraphicsEngine to create windows and buffers<text:bookmark-end text:name="__RefHeading__3855_869075401"/></text:h>
      <text:p text:style-name="P52"/>
      <text:p text:style-name="P52">In order to render in Panda3D, you need a GraphicsStateGuardian , and either a GraphicsWindow</text:p>
      <text:p text:style-name="P52">(for rendering into a window) or a GraphicsBuffer (for rendering offscreen). You cannot create or destroy these objects directly; instead, you must use interfaces on the GraphicsEngine to create them. Before you can create either of the above, you need to have a GraphicsPipe, which specifies</text:p>
      <text:p text:style-name="P52">the particular graphics API you want to use (e.g. OpenGL or DirectX). The default GraphicsPipe</text:p>
      <text:p text:style-name="P52">specified in your Config.prc file has already been created at startup, and can be accessed by</text:p>
      <text:p text:style-name="P52">base.pipe.</text:p>
      <text:p text:style-name="P52"/>
      <text:p text:style-name="P52"/>
      <text:p text:style-name="P52">Now that you have a GraphicsPipe and a GraphicsEngine, you can create a</text:p>
      <text:p text:style-name="P52">GraphicsStateGuardian object. This object corresponds to a single graphics context on the</text:p>
      <text:p text:style-name="P52">graphics API, e.g. a single OpenGL context. (The context owns all of the OpenGL or DirectX</text:p>
      <text:p text:style-name="P52">objects like display lists, vertex buffers, and texture objects.) You need to have at least one</text:p>
      <text:p text:style-name="P52">GraphicsStateGuardian before you can create a GraphicsWindow:</text:p>
      <text:p text:style-name="P52"/>
      <text:p text:style-name="P52"><text:span text:style-name="_5f_OOoComputerIdent">myGsg</text:span><text:span text:style-name="_5f_OOoComputerBase">=</text:span><text:span text:style-name="_5f_OOoComputerIdent">base</text:span><text:span text:style-name="_5f_OOoComputerBase">.</text:span><text:span text:style-name="_5f_OOoComputerIdent">graphicsEngine</text:span><text:span text:style-name="_5f_OOoComputerBase">.</text:span><text:span text:style-name="_5f_OOoComputerIdent">makeGsg</text:span><text:span text:style-name="_5f_OOoComputerBase">(</text:span><text:span text:style-name="_5f_OOoComputerIdent">base</text:span><text:span text:style-name="_5f_OOoComputerBase">.</text:span><text:span text:style-name="_5f_OOoComputerIdent">pipe</text:span><text:span text:style-name="_5f_OOoComputerBase">)</text:span></text:p>
      <text:p text:style-name="P52"/>
      <text:p text:style-name="P52">Now that you have a GraphicsStateGuardian, you can use it to create an onscreen</text:p>
      <text:p text:style-name="P52">GraphicsWindow or an offscreen GraphicsBuffer:</text:p>
      <text:p text:style-name="P52"/>
      <text:p text:style-name="_5f_code">base.graphicsEngine.makeWindow(gsg, name, sort)</text:p>
      <text:p text:style-name="_5f_code">base.graphicsEngine.makeBuffer(gsg, name, sort, xSize, ySize, wantTexture)</text:p>
      <text:p text:style-name="P52"/>
      <text:p text:style-name="P52">gsg is the GraphicsStateGuardian, name Is an arbitrary name you want to assign to the window/</text:p>
      <text:p text:style-name="P52">buffer, and sort is an integer that determines the order in which the windows/buffers will be</text:p>
      <text:p text:style-name="P52">rendered. The buffer specific arguments xSize and ySize decide the dimensions of the buffer, and</text:p>
      <text:p text:style-name="P52">wantTexture should be set to True if you want to retrieve a texture from this buffer later on.</text:p>
      <text:p text:style-name="P53">You can also use</text:p>
      <text:p text:style-name="P53"/>
      <text:p text:style-name="_5f_code"><text:span text:style-name="_5f_OOoComputerIdent">graphicsEngine</text:span><text:span text:style-name="_5f_OOoComputerBase">.</text:span><text:span text:style-name="_5f_OOoComputerIdent">makeParasite</text:span><text:span text:style-name="_5f_OOoComputerBase">(</text:span><text:span text:style-name="_5f_OOoComputerIdent">host</text:span><text:span text:style-name="_5f_OOoComputerBase">,</text:span><text:span text:style-name="_5f_OOoComputerIdent">name</text:span><text:span text:style-name="_5f_OOoComputerBase">,</text:span><text:span text:style-name="_5f_OOoComputerIdent">sort</text:span><text:span text:style-name="_5f_OOoComputerBase">,</text:span><text:span text:style-name="_5f_OOoComputerIdent">xSize</text:span><text:span text:style-name="_5f_OOoComputerBase">,</text:span><text:span text:style-name="_5f_OOoComputerIdent">ySize</text:span><text:span text:style-name="_5f_OOoComputerBase">)</text:span></text:p>
      <text:p text:style-name="P52"/>
      <text:p text:style-name="P52">where host is a GraphicsOutput object. It creates a buffer but it does not allocate room for itself. Instead it renders to the framebuffer of host. It effectively has wantTexture set to True so you can</text:p>
      <text:p text:style-name="P52">retrieve a texture from it later on. See The GraphicsOutput class and Graphics Buffers and Windows</text:p>
      <text:p text:style-name="P52">for more information.</text:p>
      <text:p text:style-name="P52"/>
      <text:p text:style-name="_5f_code"><text:span text:style-name="_5f_OOoComputerIdent">myWindow</text:span><text:span text:style-name="_5f_OOoComputerBase">=</text:span><text:span text:style-name="_5f_OOoComputerIdent">base</text:span><text:span text:style-name="_5f_OOoComputerBase">.</text:span><text:span text:style-name="_5f_OOoComputerIdent">graphicsEngine</text:span><text:span text:style-name="_5f_OOoComputerBase">.</text:span><text:span text:style-name="_5f_OOoComputerIdent">makeWindow</text:span><text:span text:style-name="_5f_OOoComputerBase">(</text:span><text:span text:style-name="_5f_OOoComputerIdent">myGsg</text:span><text:span text:style-name="_5f_OOoComputerBase">,</text:span> <text:span text:style-name="_5f_OOoComputerLiteral">"Hello World"</text:span><text:span text:style-name="_5f_OOoComputerBase">,</text:span> <text:span text:style-name="_5f_OOoComputerLiteral">0</text:span><text:span text:style-name="_5f_OOoComputerBase">)</text:span></text:p>
      <text:p text:style-name="_5f_code"><text:span text:style-name="_5f_OOoComputerIdent">myBuffer</text:span><text:span text:style-name="_5f_OOoComputerBase">=</text:span><text:span text:style-name="_5f_OOoComputerIdent">base</text:span><text:span text:style-name="_5f_OOoComputerBase">.</text:span><text:span text:style-name="_5f_OOoComputerIdent">graphicsEngine</text:span><text:span text:style-name="_5f_OOoComputerBase">.</text:span><text:span text:style-name="_5f_OOoComputerIdent">makeBuffer</text:span><text:span text:style-name="_5f_OOoComputerBase">(</text:span><text:span text:style-name="_5f_OOoComputerIdent">myGsg</text:span><text:span text:style-name="_5f_OOoComputerBase">,</text:span> <text:span text:style-name="_5f_OOoComputerLiteral">"Hi World"</text:span><text:span text:style-name="_5f_OOoComputerBase">,</text:span> <text:span text:style-name="_5f_OOoComputerLiteral">0</text:span><text:span text:style-name="_5f_OOoComputerBase">,</text:span> <text:span text:style-name="_5f_OOoComputerLiteral">800</text:span><text:span text:style-name="_5f_OOoComputerBase">,</text:span><text:span text:style-name="_5f_OOoComputerLiteral">600</text:span><text:span text:style-name="_5f_OOoComputerBase">,</text:span> <text:span text:style-name="_5f_OOoComputerIdent">True</text:span><text:span text:style-name="_5f_OOoComputerBase">)</text:span></text:p>
      <text:p text:style-name="_5f_code"><text:span text:style-name="_5f_OOoComputerIdent">myParasite</text:span><text:span text:style-name="_5f_OOoComputerBase">=</text:span><text:span text:style-name="_5f_OOoComputerIdent">base</text:span><text:span text:style-name="_5f_OOoComputerBase">.</text:span><text:span text:style-name="_5f_OOoComputerIdent">graphicsEngine</text:span><text:span text:style-name="_5f_OOoComputerBase">.</text:span><text:span text:style-name="_5f_OOoComputerIdent">makeBuffer</text:span><text:span text:style-name="_5f_OOoComputerBase">(</text:span><text:span text:style-name="_5f_OOoComputerIdent">myBuffer</text:span><text:span text:style-name="_5f_OOoComputerBase">,</text:span><text:span text:style-name="_5f_OOoComputerLiteral">"Im a leech"</text:span><text:span text:style-name="_5f_OOoComputerBase">,</text:span> <text:span text:style-name="_5f_OOoComputerLiteral">0</text:span><text:span text:style-name="_5f_OOoComputerBase">,</text:span> <text:span text:style-name="_5f_OOoComputerLiteral">800</text:span><text:span text:style-name="_5f_OOoComputerBase">,</text:span> <text:span text:style-name="_5f_OOoComputerLiteral">600</text:span><text:span text:style-name="_5f_OOoComputerBase">)</text:span></text:p>
      <text:p text:style-name="P52"/>
      <text:p text:style-name="P55">Note: if you want the buffers to be visible add show-buffers true to your configuration file.</text:p>
      <text:p text:style-name="P52">This causes the buffers to be opened as windows instead, which is useful while debugging.</text:p>
      <text:p text:style-name="P52"/>
      <text:h text:style-name="Heading_20_3" text:outline-level="3"><text:bookmark-start text:name="__RefHeading__3857_869075401"/>Sharing graphics contexts<text:bookmark-end text:name="__RefHeading__3857_869075401"/></text:h>
      <text:p text:style-name="P52"/>
      <text:p text:style-name="P52">It is possible to share the same GraphicsStateGuardian among multiple different</text:p>
      <text:p text:style-name="P52">GraphicsWindows and/or GraphicsBuffers; if you do this, then the graphics context will be used</text:p>
      <text:p text:style-name="P52">to render into each window one at a time. This is particularly useful if the different windows</text:p>
      <text:p text:style-name="P52">will be rendering many of the same objects, since then the same texture objects and vertex</text:p>
      <text:p text:style-name="P52">buffers can be shared between different windows.</text:p>
      <text:p text:style-name="P52">It is also possible to use a different GraphicsStateGuardian for each different window. This</text:p>
      <text:p text:style-name="P52">means that if a particular texture is to be rendered in each window, it will have to be loaded</text:p>
      <text:p text:style-name="P52">into graphics memory twice, once in each context, which may be wasteful. However, there are</text:p>
      <text:p text:style-name="P52">times when this may be what you want to do, for instance if you have multiple graphics cards</text:p>
      <text:p text:style-name="P52">and you want to to render to both of them simultaneously. (Note that the actual support for</text:p>
      <text:p text:style-name="P52">simultaneously rendering to multiple graphics cards is currently unfinished in Panda at the</text:p>
      <text:p text:style-name="P52">time of this writing, but the API has been designed with this future path in mind.)</text:p>
      <text:p text:style-name="P52"/>
      <text:h text:style-name="Heading_20_3" text:outline-level="3"><text:bookmark-start text:name="__RefHeading__3859_869075401"/>Closing windows<text:bookmark-end text:name="__RefHeading__3859_869075401"/></text:h>
      <text:p text:style-name="Text_20_body"/>
      <text:p text:style-name="P52">To close a specific window or buffer you use removeWindow(window). To close all windows</text:p>
      <text:p text:style-name="P52"/>
      <text:p text:style-name="_5f_code"><text:span text:style-name="_5f_OOoComputerIdent">removeAllWindows</text:span><text:span text:style-name="_5f_OOoComputerBase">()</text:span></text:p>
      <text:p text:style-name="_5f_code"><text:span text:style-name="_5f_OOoComputerIdent">base</text:span><text:span text:style-name="_5f_OOoComputerBase">.</text:span><text:span text:style-name="_5f_OOoComputerIdent">graphicsEngine</text:span><text:span text:style-name="_5f_OOoComputerBase">.</text:span><text:span text:style-name="_5f_OOoComputerIdent">removeWindow</text:span><text:span text:style-name="_5f_OOoComputerBase">(</text:span><text:span text:style-name="_5f_OOoComputerIdent">myWindow</text:span><text:span text:style-name="_5f_OOoComputerBase">)</text:span></text:p>
      <text:p text:style-name="_5f_code"><text:span text:style-name="_5f_OOoComputerIdent">base</text:span><text:span text:style-name="_5f_OOoComputerBase">.</text:span><text:span text:style-name="_5f_OOoComputerIdent">graphicsEngine</text:span><text:span text:style-name="_5f_OOoComputerBase">.</text:span><text:span text:style-name="_5f_OOoComputerIdent">removeAllWindows</text:span><text:span text:style-name="_5f_OOoComputerBase">()</text:span></text:p>
      <text:p text:style-name="P52"/>
      <text:p text:style-name="P52">More about GraphicsEngine</text:p>
      <text:p text:style-name="P52"/>
      <text:p text:style-name="P52">Here is some other useful functionality of the GraphicsEngine class.</text:p>
      <text:p text:style-name="P52">GetNumWindows() Returns the number of windows and buffers that this GraphicsEngine</text:p>
      <text:p text:style-name="P52">object is managing. IsEmpty() Returns True if this GraphicsEngine is not managing any windows or buffers. See API for advanced functionality of GraphicsEngine and GraphicsStateGuardian class.</text:p>
      <text:h text:style-name="P62" text:outline-level="2"><text:bookmark-start text:name="__RefHeading__3861_869075401"/>ppython<text:bookmark-end text:name="__RefHeading__3861_869075401"/></text:h>
      <text:p text:style-name="P54">ppython.exe is used for starting Panda3D. Basicly it is only duplicated copy of python.exe renamed so you don't mix Panda's python with other python on your PATH</text:p>
      <text:h text:style-name="P61" text:outline-level="2"><text:bookmark-start text:name="__RefHeading__4102_869075401"/>Panda Audio Documenation<text:bookmark-end text:name="__RefHeading__4102_869075401"/></text:h>
      <text:h text:style-name="Heading_20_3" text:outline-level="3"/>
      <text:h text:style-name="Heading_20_3" text:outline-level="3"><text:bookmark-start text:name="__RefHeading__4104_869075401"/>AudioManager and AudioSound<text:bookmark-end text:name="__RefHeading__4104_869075401"/></text:h>
      <text:p text:style-name="P52"/>
      <text:p text:style-name="P52">The AudioManager is a combination of a file cache and a category</text:p>
      <text:p text:style-name="P52">of sounds (e.g. sound effects, battle sounds, or music).</text:p>
      <text:p text:style-name="P52"/>
      <text:p text:style-name="P52">The first step is to decide which AudioManager to use and load it.</text:p>
      <text:p text:style-name="P52"/>
      <text:p text:style-name="P52">Once you have an AudioManager (e.g. effectsManager), a call to </text:p>
      <text:p text:style-name="P52">get_sound(&lt;file&gt;) on that manager should get you an AudioSound</text:p>
      <text:p text:style-name="P52">(e.g. mySound = effectsManager.getSound("bang")).</text:p>
      <text:p text:style-name="P52"/>
      <text:p text:style-name="P52">After getting a sound from an AudioManager, you can tell the sound </text:p>
      <text:p text:style-name="P52">change its volume, loop, start time, play, stop, etc. <text:s/>There is no </text:p>
      <text:p text:style-name="P52">need to involve the AudioManager explicitly in these operations.</text:p>
      <text:p text:style-name="P52"/>
      <text:p text:style-name="P52">Simply delete the sound when you're done with it. <text:s/>(The AudioSound </text:p>
      <text:p text:style-name="P52">knows which AudioManager it is associated with, and will do the right</text:p>
      <text:p text:style-name="P52">thing).</text:p>
      <text:p text:style-name="P52"/>
      <text:p text:style-name="P52">The audio system, provides an API for the rest of Panda; and leaves a </text:p>
      <text:p text:style-name="P52">lot of leaway to the low level sound system. <text:s/>This is good and bad. <text:s/></text:p>
      <text:p text:style-name="P52">On the good side: it's easier to understand, and it allows for widely</text:p>
      <text:p text:style-name="P52">varrying low level systems. <text:s/>On the bad side: it may be harder to keep</text:p>
      <text:p text:style-name="P52">the behavior consistent accross implementations (please try to keep </text:p>
      <text:p text:style-name="P52">them consistent, when adding an implementation).</text:p>
      <text:p text:style-name="P52"/>
      <text:h text:style-name="Heading_20_3" text:outline-level="3"><text:bookmark-start text:name="__RefHeading__4106_869075401"/>Example Usage<text:bookmark-end text:name="__RefHeading__4106_869075401"/></text:h>
      <text:p text:style-name="Contents_20_1"><text:bookmark-start text:name="__RefHeading__4108_869075401"/>Python Example:<text:bookmark-end text:name="__RefHeading__4108_869075401"/></text:p>
      <text:p text:style-name="_5f_code"><text:tab/><text:span text:style-name="_5f_OOoComputerIdent">effects</text:span> <text:span text:style-name="_5f_OOoComputerBase">=</text:span> <text:span text:style-name="_5f_OOoComputerIdent">AudioManager</text:span><text:span text:style-name="_5f_OOoComputerBase">.</text:span><text:span text:style-name="_5f_OOoComputerIdent">createAudioManager</text:span><text:span text:style-name="_5f_OOoComputerBase">()</text:span></text:p>
      <text:p text:style-name="_5f_code"><text:tab/><text:span text:style-name="_5f_OOoComputerIdent">music</text:span> <text:span text:style-name="_5f_OOoComputerBase">=</text:span> <text:span text:style-name="_5f_OOoComputerIdent">AudioManager</text:span><text:span text:style-name="_5f_OOoComputerBase">.</text:span><text:span text:style-name="_5f_OOoComputerIdent">createAudioManager</text:span><text:span text:style-name="_5f_OOoComputerBase">()</text:span></text:p>
      <text:p text:style-name="_5f_code"/>
      <text:p text:style-name="_5f_code"><text:tab/><text:span text:style-name="_5f_OOoComputerIdent">bang</text:span> <text:span text:style-name="_5f_OOoComputerBase">=</text:span> <text:span text:style-name="_5f_OOoComputerIdent">effects</text:span><text:span text:style-name="_5f_OOoComputerBase">.</text:span><text:span text:style-name="_5f_OOoComputerIdent">load</text:span><text:span text:style-name="_5f_OOoComputerBase">(</text:span><text:span text:style-name="_5f_OOoComputerLiteral">"bang"</text:span><text:span text:style-name="_5f_OOoComputerBase">)</text:span></text:p>
      <text:p text:style-name="_5f_code"><text:tab/><text:span text:style-name="_5f_OOoComputerIdent">background</text:span> <text:span text:style-name="_5f_OOoComputerBase">=</text:span> <text:span text:style-name="_5f_OOoComputerIdent">music</text:span><text:span text:style-name="_5f_OOoComputerBase">.</text:span><text:span text:style-name="_5f_OOoComputerIdent">load</text:span><text:span text:style-name="_5f_OOoComputerBase">(</text:span><text:span text:style-name="_5f_OOoComputerLiteral">"background_music"</text:span><text:span text:style-name="_5f_OOoComputerBase">)</text:span></text:p>
      <text:p text:style-name="_5f_code"/>
      <text:p text:style-name="_5f_code"><text:tab/><text:span text:style-name="_5f_OOoComputerIdent">background</text:span><text:span text:style-name="_5f_OOoComputerBase">.</text:span><text:span text:style-name="_5f_OOoComputerIdent">play</text:span><text:span text:style-name="_5f_OOoComputerBase">()</text:span></text:p>
      <text:p text:style-name="_5f_code"><text:tab/><text:span text:style-name="_5f_OOoComputerIdent">bang</text:span><text:span text:style-name="_5f_OOoComputerBase">.</text:span><text:span text:style-name="_5f_OOoComputerIdent">play</text:span><text:span text:style-name="_5f_OOoComputerBase">()</text:span></text:p>
      <text:p text:style-name="Text_20_body"/>
      <text:p text:style-name="P44"/>
      <text:p text:style-name="Contents_20_1"><text:bookmark-start text:name="__RefHeading__4110_869075401"/>C++ Example:<text:bookmark-end text:name="__RefHeading__4110_869075401"/></text:p>
      <text:p text:style-name="P25"><text:tab/><text:span text:style-name="_5f_OOoComputerIdent">AudioManager</text:span> <text:span text:style-name="_5f_OOoComputerIdent">effects</text:span> <text:span text:style-name="_5f_OOoComputerKeyWord">=</text:span> <text:span text:style-name="_5f_OOoComputerIdent">AudioManager</text:span><text:span text:style-name="_5f_OOoComputerKeyWord">::</text:span><text:span text:style-name="_5f_OOoComputerIdent">create_AudioManager</text:span><text:span text:style-name="_5f_OOoComputerKeyWord">();</text:span></text:p>
      <text:p text:style-name="P25"><text:tab/><text:span text:style-name="_5f_OOoComputerIdent">AudioManager</text:span> <text:span text:style-name="_5f_OOoComputerIdent">music</text:span> <text:span text:style-name="_5f_OOoComputerKeyWord">=</text:span> <text:span text:style-name="_5f_OOoComputerIdent">AudioManager</text:span><text:span text:style-name="_5f_OOoComputerKeyWord">::</text:span><text:span text:style-name="_5f_OOoComputerIdent">create_AudioManager</text:span><text:span text:style-name="_5f_OOoComputerKeyWord">();</text:span></text:p>
      <text:p text:style-name="P25"/>
      <text:p text:style-name="P25"><text:tab/><text:span text:style-name="_5f_OOoComputerIdent">bang</text:span> <text:span text:style-name="_5f_OOoComputerKeyWord">=</text:span> <text:span text:style-name="_5f_OOoComputerIdent">effects</text:span><text:span text:style-name="_5f_OOoComputerKeyWord">.</text:span><text:span text:style-name="_5f_OOoComputerIdent">get_sound</text:span><text:span text:style-name="_5f_OOoComputerKeyWord">(</text:span><text:span text:style-name="_5f_OOoComputerLiteral">"bang"</text:span><text:span text:style-name="_5f_OOoComputerKeyWord">);</text:span></text:p>
      <text:p text:style-name="P25"><text:tab/><text:span text:style-name="_5f_OOoComputerIdent">background</text:span> <text:span text:style-name="_5f_OOoComputerKeyWord">=</text:span> <text:span text:style-name="_5f_OOoComputerIdent">music</text:span><text:span text:style-name="_5f_OOoComputerKeyWord">.</text:span><text:span text:style-name="_5f_OOoComputerIdent">get_sound</text:span><text:span text:style-name="_5f_OOoComputerKeyWord">(</text:span><text:span text:style-name="_5f_OOoComputerLiteral">"background_music"</text:span><text:span text:style-name="_5f_OOoComputerKeyWord">);</text:span></text:p>
      <text:p text:style-name="P25"/>
      <text:p text:style-name="P25"><text:tab/><text:span text:style-name="_5f_OOoComputerIdent">background</text:span><text:span text:style-name="_5f_OOoComputerKeyWord">.</text:span><text:span text:style-name="_5f_OOoComputerIdent">play</text:span><text:span text:style-name="_5f_OOoComputerKeyWord">();</text:span></text:p>
      <text:p text:style-name="P25"><text:tab/><text:span text:style-name="_5f_OOoComputerIdent">bang</text:span><text:span text:style-name="_5f_OOoComputerKeyWord">.</text:span><text:span text:style-name="_5f_OOoComputerIdent">play</text:span><text:span text:style-name="_5f_OOoComputerKeyWord">();</text:span></text:p>
      <text:h text:style-name="P61" text:outline-level="2"><text:bookmark-start text:name="__RefHeading__4112_869075401"/><text:span text:style-name="_5f_OOoComputerKeyWord"><text:span text:style-name="T10">Coding style</text:span></text:span><text:bookmark-end text:name="__RefHeading__4112_869075401"/></text:h>
      <text:p text:style-name="Text_20_body"><text:span text:style-name="_5f_OOoComputerKeyWord"><text:span text:style-name="T11">Almost any programming language gives a considerable amount of freedom</text:span></text:span></text:p>
      <text:p text:style-name="Text_20_body"><text:span text:style-name="_5f_OOoComputerKeyWord"><text:span text:style-name="T11">to the programmer in style conventions. <text:s/>Most programmers eventually</text:span></text:span></text:p>
      <text:p text:style-name="Text_20_body"><text:span text:style-name="_5f_OOoComputerKeyWord"><text:span text:style-name="T11">develop a personal style and use it as they develop code.</text:span></text:span></text:p>
      <text:p text:style-name="P26"/>
      <text:p text:style-name="Text_20_body"><text:span text:style-name="_5f_OOoComputerKeyWord"><text:span text:style-name="T11">When multiple programmers are working together on one project, this</text:span></text:span></text:p>
      <text:p text:style-name="Text_20_body"><text:span text:style-name="_5f_OOoComputerKeyWord"><text:span text:style-name="T11">can lead to multiple competing styles appearing throughout the code.</text:span></text:span></text:p>
      <text:p text:style-name="Text_20_body"><text:span text:style-name="_5f_OOoComputerKeyWord"><text:span text:style-name="T11">This is not the end of the world, but it does tend to make the code</text:span></text:span></text:p>
      <text:p text:style-name="Text_20_body"><text:span text:style-name="_5f_OOoComputerKeyWord"><text:span text:style-name="T11">more difficult to read and maintain if common style conventions are</text:span></text:span></text:p>
      <text:p text:style-name="Text_20_body"><text:span text:style-name="_5f_OOoComputerKeyWord"><text:span text:style-name="T11">not followed throughout.</text:span></text:span></text:p>
      <text:p text:style-name="P26"/>
      <text:p text:style-name="Text_20_body"><text:span text:style-name="_5f_OOoComputerKeyWord"><text:span text:style-name="T11">It is much better if all programmers can agree to use the same style</text:span></text:span></text:p>
      <text:p text:style-name="Text_20_body"><text:span text:style-name="_5f_OOoComputerKeyWord"><text:span text:style-name="T11">when working together on the same body of work. <text:s/>It makes reading,</text:span></text:span></text:p>
      <text:p text:style-name="Text_20_body"><text:span text:style-name="_5f_OOoComputerKeyWord"><text:span text:style-name="T11">understanding, and extending the existing code much easier and faster</text:span></text:span></text:p>
      <text:p text:style-name="Text_20_body"><text:span text:style-name="_5f_OOoComputerKeyWord"><text:span text:style-name="T11">for everyone involved. <text:s/>This is akin to all of the animators on a</text:span></text:span></text:p>
      <text:p text:style-name="Text_20_body"><text:span text:style-name="_5f_OOoComputerKeyWord"><text:span text:style-name="T11">feature film training themselves to draw in one consistent style</text:span></text:span></text:p>
      <text:p text:style-name="Text_20_body"><text:span text:style-name="_5f_OOoComputerKeyWord"><text:span text:style-name="T11">throughout the film.</text:span></text:span></text:p>
      <text:p text:style-name="P26"/>
      <text:p text:style-name="P26"/>
      <text:p text:style-name="Text_20_body"><text:span text:style-name="_5f_OOoComputerKeyWord"><text:span text:style-name="T11">Often, there is no strong reason to prefer one style over another,</text:span></text:span></text:p>
      <text:p text:style-name="Text_20_body"><text:span text:style-name="_5f_OOoComputerKeyWord"><text:span text:style-name="T11">except that at the end of the day just one must be chosen.</text:span></text:span></text:p>
      <text:p text:style-name="P26"/>
      <text:p text:style-name="P26"/>
      <text:p text:style-name="Text_20_body"><text:span text:style-name="_5f_OOoComputerKeyWord"><text:span text:style-name="T11">The following lays out the conventions that we have agreed to use</text:span></text:span></text:p>
      <text:p text:style-name="Text_20_body"><text:span text:style-name="_5f_OOoComputerKeyWord"><text:span text:style-name="T11">within Panda. <text:s/>Most of these conventions originated from an</text:span></text:span></text:p>
      <text:p text:style-name="Text_20_body"><text:span text:style-name="_5f_OOoComputerKeyWord"><text:span text:style-name="T11">amalgamation of the different styles of the first three programmers to</text:span></text:span></text:p>
      <text:p text:style-name="Text_20_body"><text:span text:style-name="_5f_OOoComputerKeyWord"><text:span text:style-name="T11">do major development in Panda. <text:s/>The decisions were often arbitrary,</text:span></text:span></text:p>
      <text:p text:style-name="Text_20_body"><text:span text:style-name="_5f_OOoComputerKeyWord"><text:span text:style-name="T11">and some may object to the particular choices that were made.</text:span></text:span></text:p>
      <text:p text:style-name="Text_20_body"><text:span text:style-name="_5f_OOoComputerKeyWord"><text:span text:style-name="T11">Although discussions about the ideal style for future work are still</text:span></text:span></text:p>
      <text:p text:style-name="Text_20_body"><text:span text:style-name="_5f_OOoComputerKeyWord"><text:span text:style-name="T11">welcome, considerable code has already been written using these</text:span></text:span></text:p>
      <text:p text:style-name="Text_20_body"><text:span text:style-name="_5f_OOoComputerKeyWord"><text:span text:style-name="T11">existing conventions, and the most important goal of this effort is</text:span></text:span></text:p>
      <text:p text:style-name="Text_20_body"><text:span text:style-name="_5f_OOoComputerKeyWord"><text:span text:style-name="T11">consistency. <text:s/>Thus, changing the style at this point would require</text:span></text:span></text:p>
      <text:p text:style-name="Text_20_body"><text:span text:style-name="_5f_OOoComputerKeyWord"><text:span text:style-name="T11">changing all of the existing code as well.</text:span></text:span></text:p>
      <text:p text:style-name="P26"/>
      <text:p text:style-name="Text_20_body"><text:span text:style-name="_5f_OOoComputerKeyWord"><text:span text:style-name="T11">Note that not all existing Panda code follows these conventions. <text:s/>This</text:span></text:span></text:p>
      <text:p text:style-name="Text_20_body"><text:span text:style-name="_5f_OOoComputerKeyWord"><text:span text:style-name="T11">is unfortunate, but it in no way constitutes an argument in favor of</text:span></text:span></text:p>
      <text:p text:style-name="Text_20_body"><text:span text:style-name="_5f_OOoComputerKeyWord"><text:span text:style-name="T11">abandoning the conventions. <text:s/>Rather, it means we should make an effort</text:span></text:span></text:p>
      <text:p text:style-name="Text_20_body"><text:span text:style-name="_5f_OOoComputerKeyWord"><text:span text:style-name="T11">to bring the older code into compliance as we have the opportunity.</text:span></text:span></text:p>
      <text:p text:style-name="P26"/>
      <text:p text:style-name="P47"/>
      <text:p text:style-name="P28"><text:span text:style-name="_5f_OOoComputerKeyWord"><text:span text:style-name="T11">Naturally, these conventions only apply to C and C++ code; a</text:span></text:span></text:p>
      <text:p text:style-name="Text_20_body"><text:span text:style-name="_5f_OOoComputerKeyWord"><text:span text:style-name="T11">completely different set of conventions has been established for</text:span></text:span></text:p>
      <text:p text:style-name="Text_20_body"><text:span text:style-name="_5f_OOoComputerKeyWord"><text:span text:style-name="T11">Python code for the project, and those conventions will not be</text:span></text:span></text:p>
      <text:p text:style-name="Text_20_body"><text:span text:style-name="_5f_OOoComputerKeyWord"><text:span text:style-name="T11">discussed here.</text:span></text:span></text:p>
      <text:p text:style-name="P26"/>
      <text:p text:style-name="P26"/>
      <text:p text:style-name="Text_20_body"><text:span text:style-name="_5f_OOoComputerKeyWord"><text:span text:style-name="T11">SPACING:</text:span></text:span></text:p>
      <text:p text:style-name="P26"/>
      <text:p text:style-name="Text_20_body"><text:span text:style-name="_5f_OOoComputerKeyWord"><text:span text:style-name="T11">No tab characters should ever appear in a C++ file; we use only space</text:span></text:span></text:p>
      <text:p text:style-name="Text_20_body"><text:span text:style-name="_5f_OOoComputerKeyWord"><text:span text:style-name="T11">characters to achieve the appropriate indentation. <text:s/>Most editors can</text:span></text:span></text:p>
      <text:p text:style-name="Text_20_body"><text:span text:style-name="_5f_OOoComputerKeyWord"><text:span text:style-name="T11">be configured to use spaces instead of tabs.</text:span></text:span></text:p>
      <text:p text:style-name="P26"/>
      <text:p text:style-name="Text_20_body"><text:span text:style-name="_5f_OOoComputerKeyWord"><text:span text:style-name="T11">We use two-character indentation. <text:s/>That is, each nested level of</text:span></text:span></text:p>
      <text:p text:style-name="Text_20_body"><text:span text:style-name="_5f_OOoComputerKeyWord"><text:span text:style-name="T11">indentation is two characters further to the right than the enclosing</text:span></text:span></text:p>
      <text:p text:style-name="Text_20_body"><text:span text:style-name="_5f_OOoComputerKeyWord"><text:span text:style-name="T11">level.</text:span></text:span></text:p>
      <text:p text:style-name="P26"/>
      <text:p text:style-name="Text_20_body"><text:span text:style-name="_5f_OOoComputerKeyWord"><text:span text:style-name="T11">Spaces should generally surround operators, e.g. i + 1 instead of i+1.</text:span></text:span></text:p>
      <text:p text:style-name="Text_20_body"><text:span text:style-name="_5f_OOoComputerKeyWord"><text:span text:style-name="T11">Spaces follow commas in a parameter list, and semicolons in a for</text:span></text:span></text:p>
      <text:p text:style-name="Text_20_body"><text:span text:style-name="_5f_OOoComputerKeyWord"><text:span text:style-name="T11">statement. <text:s/>Spaces are not placed immediately within parentheses;</text:span></text:span></text:p>
      <text:p text:style-name="Text_20_body"><text:span text:style-name="_5f_OOoComputerKeyWord"><text:span text:style-name="T11">e.g. foo(a, b) rather than foo( a,b ).</text:span></text:span></text:p>
      <text:p text:style-name="P26"/>
      <text:p text:style-name="Text_20_body"><text:span text:style-name="_5f_OOoComputerKeyWord"><text:span text:style-name="T11">Resist writing lines of code that extend beyond 80 columns; instead,</text:span></text:span></text:p>
      <text:p text:style-name="Text_20_body"><text:span text:style-name="_5f_OOoComputerKeyWord"><text:span text:style-name="T11">fold a long line when possible. <text:s/>Occasionally a line cannot be easily</text:span></text:span></text:p>
      <text:p text:style-name="Text_20_body"><text:span text:style-name="_5f_OOoComputerKeyWord"><text:span text:style-name="T11">folded and remain readable, so this should be taken as more of a</text:span></text:span></text:p>
      <text:p text:style-name="Text_20_body"><text:span text:style-name="_5f_OOoComputerKeyWord"><text:span text:style-name="T11">suggestion than a fixed rule, but most lines can easily be made to fit</text:span></text:span></text:p>
      <text:p text:style-name="Text_20_body"><text:span text:style-name="_5f_OOoComputerKeyWord"><text:span text:style-name="T11">within 80 columns.</text:span></text:span></text:p>
      <text:p text:style-name="P26"/>
      <text:p text:style-name="Text_20_body"><text:span text:style-name="_5f_OOoComputerKeyWord"><text:span text:style-name="T11">Comments should never extend beyond 80 columns, especially sentence or</text:span></text:span></text:p>
      <text:p text:style-name="Text_20_body"><text:span text:style-name="_5f_OOoComputerKeyWord"><text:span text:style-name="T11">paragraph comments that appear on a line or lines by themselves.</text:span></text:span></text:p>
      <text:p text:style-name="Text_20_body"><text:span text:style-name="_5f_OOoComputerKeyWord"><text:span text:style-name="T11">These should generally be wordwrapped within 72 columns. <text:s/>Any smart</text:span></text:span></text:p>
      <text:p text:style-name="Text_20_body"><text:span text:style-name="_5f_OOoComputerKeyWord"><text:span text:style-name="T11">editor can do this easily.</text:span></text:span></text:p>
      <text:p text:style-name="P26"/>
      <text:p text:style-name="Text_20_body"><text:span text:style-name="_5f_OOoComputerKeyWord"><text:span text:style-name="T11">CURLY BRACES:</text:span></text:span></text:p>
      <text:p text:style-name="P26"/>
      <text:p text:style-name="Text_20_body"><text:span text:style-name="_5f_OOoComputerKeyWord"><text:span text:style-name="T11">In general, the opening curly brace for a block of text trails the</text:span></text:span></text:p>
      <text:p text:style-name="Text_20_body"><text:span text:style-name="_5f_OOoComputerKeyWord"><text:span text:style-name="T11">line that introduces it, and the matching curly brace is on a line by</text:span></text:span></text:p>
      <text:p text:style-name="Text_20_body"><text:span text:style-name="_5f_OOoComputerKeyWord"><text:span text:style-name="T11">itself, lined up with the start of the introducing line, e.g.:</text:span></text:span></text:p>
      <text:p text:style-name="P26"/>
      <text:p text:style-name="Text_20_body"><text:span text:style-name="_5f_OOoComputerKeyWord"><text:span text:style-name="T11"><text:s text:c="2"/></text:span></text:span><text:span text:style-name="_5f_OOoComputerKeyWord">for</text:span><text:span text:style-name="_5f_OOoComputerKeyWord"><text:span text:style-name="T11"> </text:span></text:span><text:span text:style-name="_5f_OOoComputerKeyWord">(int</text:span><text:span text:style-name="_5f_OOoComputerKeyWord"><text:span text:style-name="T11"> </text:span></text:span><text:span text:style-name="_5f_OOoComputerIdent">i</text:span><text:span text:style-name="_5f_OOoComputerKeyWord"><text:span text:style-name="T11"> </text:span></text:span><text:span text:style-name="_5f_OOoComputerKeyWord">=</text:span><text:span text:style-name="_5f_OOoComputerKeyWord"><text:span text:style-name="T11"> </text:span></text:span><text:span text:style-name="_5f_OOoComputerLiteral">0</text:span><text:span text:style-name="_5f_OOoComputerKeyWord">;</text:span><text:span text:style-name="_5f_OOoComputerKeyWord"><text:span text:style-name="T11"> </text:span></text:span><text:span text:style-name="_5f_OOoComputerIdent">i</text:span><text:span text:style-name="_5f_OOoComputerKeyWord"><text:span text:style-name="T11"> </text:span></text:span><text:span text:style-name="_5f_OOoComputerKeyWord">&lt;</text:span><text:span text:style-name="_5f_OOoComputerKeyWord"><text:span text:style-name="T11"> </text:span></text:span><text:span text:style-name="_5f_OOoComputerLiteral">10</text:span><text:span text:style-name="_5f_OOoComputerKeyWord">;</text:span><text:span text:style-name="_5f_OOoComputerKeyWord"><text:span text:style-name="T11"> </text:span></text:span><text:span text:style-name="_5f_OOoComputerIdent">i</text:span><text:span text:style-name="_5f_OOoComputerKeyWord">++)</text:span><text:span text:style-name="_5f_OOoComputerKeyWord"><text:span text:style-name="T11"> </text:span></text:span><text:span text:style-name="_5f_OOoComputerKeyWord">{</text:span></text:p>
      <text:p text:style-name="Text_20_body"><text:span text:style-name="_5f_OOoComputerKeyWord"><text:span text:style-name="T11"><text:s text:c="4"/></text:span></text:span><text:span text:style-name="_5f_OOoComputerKeyWord">...</text:span></text:p>
      <text:p text:style-name="Text_20_body"><text:span text:style-name="_5f_OOoComputerKeyWord"><text:span text:style-name="T11"><text:s text:c="2"/></text:span></text:span><text:span text:style-name="_5f_OOoComputerKeyWord">}</text:span></text:p>
      <text:p text:style-name="P44"><text:span text:style-name="_5f_OOoComputerKeyWord"/></text:p>
      <text:p text:style-name="P26"/>
      <text:p text:style-name="Text_20_body"><text:span text:style-name="_5f_OOoComputerKeyWord"><text:span text:style-name="T11">Commands like if, while, and for should always use curly braces, even</text:span></text:span></text:p>
      <text:p text:style-name="Text_20_body"><text:span text:style-name="_5f_OOoComputerKeyWord"><text:span text:style-name="T11">if they only enclose one command. <text:s/>That is, do this:</text:span></text:span></text:p>
      <text:p text:style-name="P26"/>
      <text:p text:style-name="Text_20_body"><text:span text:style-name="_5f_OOoComputerKeyWord"><text:span text:style-name="T11"><text:s text:c="2"/></text:span></text:span><text:span text:style-name="_5f_OOoComputerKeyWord">if</text:span><text:span text:style-name="_5f_OOoComputerKeyWord"><text:span text:style-name="T11"> </text:span></text:span><text:span text:style-name="_5f_OOoComputerKeyWord">(</text:span><text:span text:style-name="_5f_OOoComputerIdent">foo</text:span><text:span text:style-name="_5f_OOoComputerKeyWord">)</text:span><text:span text:style-name="_5f_OOoComputerKeyWord"><text:span text:style-name="T11"> </text:span></text:span><text:span text:style-name="_5f_OOoComputerKeyWord">{</text:span></text:p>
      <text:p text:style-name="Text_20_body"><text:span text:style-name="_5f_OOoComputerKeyWord"><text:span text:style-name="T11"><text:s text:c="4"/></text:span></text:span><text:span text:style-name="_5f_OOoComputerIdent">bar</text:span><text:span text:style-name="_5f_OOoComputerKeyWord">();</text:span></text:p>
      <text:p text:style-name="Text_20_body"><text:span text:style-name="_5f_OOoComputerKeyWord"><text:span text:style-name="T11"><text:s text:c="2"/></text:span></text:span><text:span text:style-name="_5f_OOoComputerKeyWord">}</text:span></text:p>
      <text:p text:style-name="P26"/>
      <text:p text:style-name="Text_20_body"><text:span text:style-name="_5f_OOoComputerKeyWord"><text:span text:style-name="T11">instead of this:</text:span></text:span></text:p>
      <text:p text:style-name="P26"/>
      <text:p text:style-name="Text_20_body"><text:span text:style-name="_5f_OOoComputerKeyWord"><text:span text:style-name="T11"><text:s text:c="2"/></text:span></text:span><text:span text:style-name="_5f_OOoComputerKeyWord">if</text:span><text:span text:style-name="_5f_OOoComputerKeyWord"><text:span text:style-name="T11"> </text:span></text:span><text:span text:style-name="_5f_OOoComputerKeyWord">(</text:span><text:span text:style-name="_5f_OOoComputerIdent">foo</text:span><text:span text:style-name="_5f_OOoComputerKeyWord">)</text:span></text:p>
      <text:p text:style-name="Text_20_body"><text:span text:style-name="_5f_OOoComputerKeyWord"><text:span text:style-name="T11"><text:s text:c="4"/></text:span></text:span><text:span text:style-name="_5f_OOoComputerIdent">bar</text:span><text:span text:style-name="_5f_OOoComputerKeyWord">();</text:span></text:p>
      <text:p text:style-name="P26"/>
      <text:p text:style-name="P26"/>
      <text:p text:style-name="Text_20_body"><text:span text:style-name="_5f_OOoComputerKeyWord"><text:span text:style-name="T11">NAMING:</text:span></text:span></text:p>
      <text:p text:style-name="P26"/>
      <text:p text:style-name="Text_20_body"><text:span text:style-name="_5f_OOoComputerKeyWord"><text:span text:style-name="T11">Class names are mixed case with an initial capital, e.g. MyNewClass.</text:span></text:span></text:p>
      <text:p text:style-name="Text_20_body"><text:span text:style-name="_5f_OOoComputerKeyWord"><text:span text:style-name="T11">Each different class (except nested classes, of course) is defined in</text:span></text:span></text:p>
      <text:p text:style-name="Text_20_body"><text:span text:style-name="_5f_OOoComputerKeyWord"><text:span text:style-name="T11">its own header file named the same as the class itself, but with the</text:span></text:span></text:p>
      <text:p text:style-name="Text_20_body"><text:span text:style-name="_5f_OOoComputerKeyWord"><text:span text:style-name="T11">first letter lowercase, e.g. myNewClass.h.</text:span></text:span></text:p>
      <text:p text:style-name="P26"/>
      <text:p text:style-name="Text_20_body"><text:span text:style-name="_5f_OOoComputerKeyWord"><text:span text:style-name="T11">Typedef names and other type names follow the same convention as class</text:span></text:span></text:p>
      <text:p text:style-name="Text_20_body"><text:span text:style-name="_5f_OOoComputerKeyWord"><text:span text:style-name="T11">names: mixed case with an initial capital. <text:s/>These need not be defined</text:span></text:span></text:p>
      <text:p text:style-name="Text_20_body"><text:span text:style-name="_5f_OOoComputerKeyWord"><text:span text:style-name="T11">in their own header file, but usually typedef names will be scoped</text:span></text:span></text:p>
      <text:p text:style-name="Text_20_body"><text:span text:style-name="_5f_OOoComputerKeyWord"><text:span text:style-name="T11">within some enclosing class.</text:span></text:span></text:p>
      <text:p text:style-name="P26"/>
      <text:p text:style-name="Text_20_body"><text:span text:style-name="_5f_OOoComputerKeyWord"><text:span text:style-name="T11">Local variable names are lowercase with an underscore delimiting</text:span></text:span></text:p>
      <text:p text:style-name="Text_20_body"><text:span text:style-name="_5f_OOoComputerKeyWord"><text:span text:style-name="T11">words: my_value. <text:s/>Class data members, including static data members,</text:span></text:span></text:p>
      <text:p text:style-name="Text_20_body"><text:span text:style-name="_5f_OOoComputerKeyWord"><text:span text:style-name="T11">are the same, but with a leading underscore: _my_data_member. <text:s/>We do</text:span></text:span></text:p>
      <text:p text:style-name="Text_20_body"><text:span text:style-name="_5f_OOoComputerKeyWord"><text:span text:style-name="T11">not use Hungarian notation.</text:span></text:span></text:p>
      <text:p text:style-name="P26"/>
      <text:p text:style-name="Text_20_body"><text:span text:style-name="_5f_OOoComputerKeyWord"><text:span text:style-name="T11">Class method names, as well as standalone function names, are</text:span></text:span></text:p>
      <text:p text:style-name="Text_20_body"><text:span text:style-name="_5f_OOoComputerKeyWord"><text:span text:style-name="T11">lowercase with a delimiting underscore, just like local variable</text:span></text:span></text:p>
      <text:p text:style-name="Text_20_body"><text:span text:style-name="_5f_OOoComputerKeyWord"><text:span text:style-name="T11">names: my_function().</text:span></text:span></text:p>
      <text:p text:style-name="P26"/>
      <text:p text:style-name="P26"/>
      <text:p text:style-name="Text_20_body"><text:span text:style-name="_5f_OOoComputerKeyWord"><text:span text:style-name="T11">LANGUAGE CONSTRUCTS:</text:span></text:span></text:p>
      <text:p text:style-name="P26"/>
      <text:p text:style-name="Text_20_body"><text:span text:style-name="_5f_OOoComputerKeyWord"><text:span text:style-name="T11">Prefer C++ constructs over equivalent C constructs when writing C++</text:span></text:span></text:p>
      <text:p text:style-name="Text_20_body"><text:span text:style-name="_5f_OOoComputerKeyWord"><text:span text:style-name="T11">code. <text:s/>For instance, use:</text:span></text:span></text:p>
      <text:p text:style-name="P44"><text:span text:style-name="_5f_OOoComputerKeyWord"><text:span text:style-name="T11"/></text:span></text:p>
      <text:p text:style-name="P26"/>
      <text:p text:style-name="Text_20_body"><text:span text:style-name="_5f_OOoComputerKeyWord"><text:span text:style-name="T11"><text:s text:c="2"/></text:span></text:span><text:span text:style-name="_5f_OOoComputerKeyWord">static</text:span><text:span text:style-name="_5f_OOoComputerKeyWord"><text:span text:style-name="T11"> </text:span></text:span><text:span text:style-name="_5f_OOoComputerKeyWord">const</text:span><text:span text:style-name="_5f_OOoComputerKeyWord"><text:span text:style-name="T11"> </text:span></text:span><text:span text:style-name="_5f_OOoComputerKeyWord">int</text:span><text:span text:style-name="_5f_OOoComputerKeyWord"><text:span text:style-name="T11"> </text:span></text:span><text:span text:style-name="_5f_OOoComputerIdent">buffer_size</text:span><text:span text:style-name="_5f_OOoComputerKeyWord"><text:span text:style-name="T11"> </text:span></text:span><text:span text:style-name="_5f_OOoComputerKeyWord">=</text:span><text:span text:style-name="_5f_OOoComputerKeyWord"><text:span text:style-name="T11"> </text:span></text:span><text:span text:style-name="_5f_OOoComputerLiteral">1024</text:span><text:span text:style-name="_5f_OOoComputerKeyWord">;</text:span></text:p>
      <text:p text:style-name="P26"/>
      <text:p text:style-name="Text_20_body"><text:span text:style-name="_5f_OOoComputerKeyWord"><text:span text:style-name="T11">instead of:</text:span></text:span></text:p>
      <text:p text:style-name="P26"/>
      <text:p text:style-name="Text_20_body"><text:span text:style-name="_5f_OOoComputerKeyWord"><text:span text:style-name="T11"><text:s text:c="2"/></text:span></text:span><text:span text:style-name="_5f_OOoComputerKeyWord">#define</text:span><text:span text:style-name="_5f_OOoComputerKeyWord"><text:span text:style-name="T11"> </text:span></text:span><text:span text:style-name="_5f_OOoComputerIdent">BUFFER_SIZE</text:span><text:span text:style-name="_5f_OOoComputerKeyWord"><text:span text:style-name="T11"> </text:span></text:span><text:span text:style-name="_5f_OOoComputerLiteral">1024</text:span></text:p>
      <text:p text:style-name="P26"/>
      <text:p text:style-name="P26"/>
      <text:p text:style-name="Text_20_body"><text:span text:style-name="_5f_OOoComputerKeyWord"><text:span text:style-name="T11">Resist using brand-new C++ features that are not broadly supported by</text:span></text:span></text:p>
      <text:p text:style-name="Text_20_body"><text:span text:style-name="_5f_OOoComputerKeyWord"><text:span text:style-name="T11">compilers. <text:s/>One of our goals in Panda is ease of distribution to a</text:span></text:span></text:p>
      <text:p text:style-name="Text_20_body"><text:span text:style-name="_5f_OOoComputerKeyWord"><text:span text:style-name="T11">wide range of platforms; this goal is thwarted if only a few compilers</text:span></text:span></text:p>
      <text:p text:style-name="Text_20_body"><text:span text:style-name="_5f_OOoComputerKeyWord"><text:span text:style-name="T11">may be used.</text:span></text:span></text:p>
      <text:p text:style-name="P26"/>
      <text:p text:style-name="P26"/>
      <text:p text:style-name="Text_20_body"><text:span text:style-name="_5f_OOoComputerKeyWord"><text:span text:style-name="T11">More examples of the agreed coding style may be found in</text:span></text:span></text:p>
      <text:p text:style-name="Text_20_body"><text:span text:style-name="_5f_OOoComputerKeyWord"><text:span text:style-name="T11">panda/src/doc/sampleClass.* <text:s/></text:span></text:span><text:span text:style-name="_5f_OOoComputerKeyWord"><text:span text:style-name="T15">file should be also in appendix of this manual</text:span></text:span><text:span text:style-name="_5f_OOoComputerKeyWord"><text:span text:style-name="T11">.</text:span></text:span></text:p>
      <text:h text:style-name="P61" text:outline-level="2"><text:bookmark-start text:name="__RefHeading__7656_869075401"/><text:span text:style-name="_5f_OOoComputerKeyWord"><text:span text:style-name="T12">COLLISION FLAGS</text:span></text:span><text:bookmark-end text:name="__RefHeading__7656_869075401"/></text:h>
      <text:p text:style-name="Text_20_body"><text:span text:style-name="_5f_OOoComputerKeyWord"><text:span text:style-name="T12">floor: for things that avatars can stand on</text:span></text:span></text:p>
      <text:p text:style-name="Text_20_body"><text:span text:style-name="_5f_OOoComputerKeyWord"><text:span text:style-name="T12">barrier: for things that avatars should collide against that are not floors</text:span></text:span></text:p>
      <text:p text:style-name="Text_20_body"><text:span text:style-name="_5f_OOoComputerKeyWord"><text:span text:style-name="T12">camera-collide: for things that the camera should avoid</text:span></text:span></text:p>
      <text:p text:style-name="Text_20_body"><text:span text:style-name="_5f_OOoComputerKeyWord"><text:span text:style-name="T12">trigger: for things (usually not barriers or floors) that should trigger an</text:span></text:span></text:p>
      <text:p text:style-name="Text_20_body"><text:span text:style-name="_5f_OOoComputerKeyWord"><text:span text:style-name="T12"><text:s text:c="9"/>event when avatars intersect with them</text:span></text:span></text:p>
      <text:p text:style-name="Text_20_body"><text:span text:style-name="_5f_OOoComputerKeyWord"><text:span text:style-name="T12">sphere: for things that should have a collision sphere around them</text:span></text:span></text:p>
      <text:p text:style-name="Text_20_body"><text:span text:style-name="_5f_OOoComputerKeyWord"><text:span text:style-name="T12">tube: for things that should have a collision tube (cylinder) around them</text:span></text:span></text:p>
      <text:p text:style-name="Text_20_body"/>
      <text:p text:style-name="Text_20_body"><text:span text:style-name="_5f_OOoComputerKeyWord"><text:span text:style-name="T12">NOTES</text:span></text:span></text:p>
      <text:p text:style-name="Text_20_body"/>
      <text:p text:style-name="Text_20_body"><text:span text:style-name="_5f_OOoComputerKeyWord"><text:span text:style-name="T12">The barrier &amp; camera-collide flags are typically used together.</text:span></text:span></text:p>
      <text:p text:style-name="Text_20_body"/>
      <text:p text:style-name="Text_20_body"><text:span text:style-name="_5f_OOoComputerKeyWord"><text:span text:style-name="T12">Currently, the camera automatically pulls itself in front of anything</text:span></text:span></text:p>
      <text:p text:style-name="Text_20_body"><text:span text:style-name="_5f_OOoComputerKeyWord"><text:span text:style-name="T12">marked with the camera-collide flag, so that the view of the avatar isn't</text:span></text:span></text:p>
      <text:p text:style-name="Text_20_body"><text:span text:style-name="_5f_OOoComputerKeyWord"><text:span text:style-name="T12">blocked.</text:span></text:span></text:p>
      <text:p text:style-name="Text_20_body"/>
      <text:p text:style-name="Text_20_body"><text:span text:style-name="_5f_OOoComputerKeyWord"><text:span text:style-name="T12">The trigger flag implies that avatars will not collide with the object;</text:span></text:span></text:p>
      <text:p text:style-name="Text_20_body"><text:span text:style-name="_5f_OOoComputerKeyWord"><text:span text:style-name="T12">they can move freely through it.</text:span></text:span></text:p>
      <text:p text:style-name="Text_20_body"/>
      <text:p text:style-name="Text_20_body"><text:span text:style-name="_5f_OOoComputerKeyWord"><text:span text:style-name="T12">The sphere &amp; tube flags create a collision object that is as small as</text:span></text:span></text:p>
      <text:p text:style-name="Text_20_body"><text:span text:style-name="_5f_OOoComputerKeyWord"><text:span text:style-name="T12">possible while completely containing the original flagged geometry.</text:span></text:span></text:p>
      <text:h text:style-name="P61" text:outline-level="2"><text:bookmark-start text:name="__RefHeading__7658_869075401"/><text:span text:style-name="_5f_OOoComputerKeyWord"><text:span text:style-name="T13">egg palettize</text:span></text:span><text:bookmark-end text:name="__RefHeading__7658_869075401"/></text:h>
      <text:h text:style-name="Heading_20_3" text:outline-level="3"><text:bookmark-start text:name="__RefHeading__7660_869075401"/><text:span text:style-name="_5f_OOoComputerKeyWord"><text:span text:style-name="T13">HOW TO USE EGG_PALETTIZE</text:span></text:span><text:bookmark-end text:name="__RefHeading__7660_869075401"/></text:h>
      <text:p text:style-name="Text_20_body"/>
      <text:p text:style-name="Text_20_body"><text:span text:style-name="_5f_OOoComputerKeyWord"><text:span text:style-name="T13">The program egg-palettize is used when building models to optimize</text:span></text:span></text:p>
      <text:p text:style-name="Text_20_body"><text:span text:style-name="_5f_OOoComputerKeyWord"><text:span text:style-name="T13">texture usage on all models before loading them into the show. <text:s/>It is</text:span></text:span></text:p>
      <text:p text:style-name="Text_20_body"><text:span text:style-name="_5f_OOoComputerKeyWord"><text:span text:style-name="T13">capable of collecting together several different small texture images</text:span></text:span></text:p>
      <text:p text:style-name="Text_20_body"><text:span text:style-name="_5f_OOoComputerKeyWord"><text:span text:style-name="T13">from different models and assembling them together onto the same image</text:span></text:span></text:p>
      <text:p text:style-name="Text_20_body"><text:span text:style-name="_5f_OOoComputerKeyWord"><text:span text:style-name="T13">file, potentially reducing the total number of different texture</text:span></text:span></text:p>
      <text:p text:style-name="Text_20_body"><text:span text:style-name="_5f_OOoComputerKeyWord"><text:span text:style-name="T13">images that must be loaded and displayed at runtime from several</text:span></text:span></text:p>
      <text:p text:style-name="Text_20_body"><text:span text:style-name="_5f_OOoComputerKeyWord"><text:span text:style-name="T13">thousand to several hundred or fewer.</text:span></text:span></text:p>
      <text:p text:style-name="Text_20_body"/>
      <text:p text:style-name="Text_20_body"><text:span text:style-name="_5f_OOoComputerKeyWord"><text:span text:style-name="T13">It also can be used to group together related textures that will be</text:span></text:span></text:p>
      <text:p text:style-name="Text_20_body"><text:span text:style-name="_5f_OOoComputerKeyWord"><text:span text:style-name="T13">rendered at the same time (for instance, textures related to one</text:span></text:span></text:p>
      <text:p text:style-name="Text_20_body"><text:span text:style-name="_5f_OOoComputerKeyWord"><text:span text:style-name="T13">neighborhood), and if nothing else, it can resize textures at build</text:span></text:span></text:p>
      <text:p text:style-name="Text_20_body"><text:span text:style-name="_5f_OOoComputerKeyWord"><text:span text:style-name="T13">time so that they may be painted at any arbitrary resolution according</text:span></text:span></text:p>
      <text:p text:style-name="Text_20_body"><text:span text:style-name="_5f_OOoComputerKeyWord"><text:span text:style-name="T13">to the artist's convenience, and then reduced to a suitable size for</text:span></text:span></text:p>
      <text:p text:style-name="Text_20_body"><text:span text:style-name="_5f_OOoComputerKeyWord"><text:span text:style-name="T13">texture memory management (and to meet hardware requirements of having</text:span></text:span></text:p>
      <text:p text:style-name="Text_20_body"><text:span text:style-name="_5f_OOoComputerKeyWord"><text:span text:style-name="T13">dimensions that are always a power of two).</text:span></text:span></text:p>
      <text:p text:style-name="Text_20_body"/>
      <text:p text:style-name="Text_20_body"><text:span text:style-name="_5f_OOoComputerKeyWord"><text:span text:style-name="T13">It is suggested that textures always be painted at high resolution and</text:span></text:span></text:p>
      <text:p text:style-name="Text_20_body"><text:span text:style-name="_5f_OOoComputerKeyWord"><text:span text:style-name="T13">reduced using egg-palettize, since this allows the show designer the</text:span></text:span></text:p>
      <text:p text:style-name="Text_20_body"><text:span text:style-name="_5f_OOoComputerKeyWord"><text:span text:style-name="T13">greatest flexibility; if a decision is later made to increase the</text:span></text:span></text:p>
      <text:p text:style-name="Text_20_body"><text:span text:style-name="_5f_OOoComputerKeyWord"><text:span text:style-name="T13">resolution of a texture, this may be done by changing an option with</text:span></text:span></text:p>
      <text:p text:style-name="Text_20_body"><text:span text:style-name="_5f_OOoComputerKeyWord"><text:span text:style-name="T13">egg-palettize, and does not require intervention of the artist.</text:span></text:span></text:p>
      <text:p text:style-name="Text_20_body"/>
      <text:p text:style-name="Text_20_body"><text:span text:style-name="_5f_OOoComputerKeyWord"><text:span text:style-name="T13">The behavior of egg-palettize is largely controlled through a source</text:span></text:span></text:p>
      <text:p text:style-name="Text_20_body"><text:span text:style-name="_5f_OOoComputerKeyWord"><text:span text:style-name="T13">file called textures.txa, which is usually found in the src/maps</text:span></text:span></text:p>
      <text:p text:style-name="Text_20_body"><text:span text:style-name="_5f_OOoComputerKeyWord"><text:span text:style-name="T13">directory within the model tree. <text:s/>For a complete description of the</text:span></text:span></text:p>
      <text:p text:style-name="Text_20_body"><text:span text:style-name="_5f_OOoComputerKeyWord"><text:span text:style-name="T13">syntax of the textures.txa file, invoke the command egg-palettize -H.</text:span></text:span></text:p>
      <text:p text:style-name="Text_20_body"/>
      <text:p text:style-name="Text_20_body"/>
      <text:h text:style-name="Heading_20_3" text:outline-level="3"><text:bookmark-start text:name="__RefHeading__7662_869075401"/><text:span text:style-name="_5f_OOoComputerKeyWord"><text:span text:style-name="T13">GROUPING EGG FILES</text:span></text:span><text:bookmark-end text:name="__RefHeading__7662_869075401"/></text:h>
      <text:p text:style-name="Text_20_body"/>
      <text:p text:style-name="Text_20_body"><text:span text:style-name="_5f_OOoComputerKeyWord"><text:span text:style-name="T13">Much of the contents of textures.txa involves assigning egg files to</text:span></text:span></text:p>
      <text:p text:style-name="Text_20_body"><text:span text:style-name="_5f_OOoComputerKeyWord"><text:span text:style-name="T13">various groups; assigning two egg files to the same group indicates</text:span></text:span></text:p>
      <text:p text:style-name="Text_20_body"><text:span text:style-name="_5f_OOoComputerKeyWord"><text:span text:style-name="T13">that they are associated in some way, and their texture images may be</text:span></text:span></text:p>
      <text:p text:style-name="Text_20_body"><text:span text:style-name="_5f_OOoComputerKeyWord"><text:span text:style-name="T13">copied together into the same palettes.</text:span></text:span></text:p>
      <text:p text:style-name="Text_20_body"/>
      <text:p text:style-name="P44"/>
      <text:p text:style-name="Text_20_body"><text:span text:style-name="_5f_OOoComputerKeyWord"><text:span text:style-name="T13">The groups are arbitrary and should be defined at the beginning of the</text:span></text:span></text:p>
      <text:p text:style-name="Text_20_body"><text:span text:style-name="_5f_OOoComputerKeyWord"><text:span text:style-name="T13">egg file with the syntax:</text:span></text:span></text:p>
      <text:p text:style-name="Text_20_body"/>
      <text:p text:style-name="Text_20_body"><text:span text:style-name="_5f_OOoComputerKeyWord"><text:span text:style-name="T13"><text:s text:c="2"/>:group groupname</text:span></text:span></text:p>
      <text:p text:style-name="Text_20_body"/>
      <text:p text:style-name="Text_20_body"><text:span text:style-name="_5f_OOoComputerKeyWord"><text:span text:style-name="T13">Where groupname is the name of the group. <text:s/>It is also possible to</text:span></text:span></text:p>
      <text:p text:style-name="Text_20_body"><text:span text:style-name="_5f_OOoComputerKeyWord"><text:span text:style-name="T13">assign a directory name to a group. <text:s/>This is optional, but if done, it</text:span></text:span></text:p>
      <text:p text:style-name="Text_20_body"><text:span text:style-name="_5f_OOoComputerKeyWord"><text:span text:style-name="T13">indicates that all of the textures for this group should be installed</text:span></text:span></text:p>
      <text:p text:style-name="Text_20_body"><text:span text:style-name="_5f_OOoComputerKeyWord"><text:span text:style-name="T13">within the named subdirectory. <text:s/>The syntax is:</text:span></text:span></text:p>
      <text:p text:style-name="Text_20_body"/>
      <text:p text:style-name="Text_20_body"><text:span text:style-name="_5f_OOoComputerKeyWord"><text:span text:style-name="T13"><text:s text:c="2"/>:group groupname dir dirname</text:span></text:span></text:p>
      <text:p text:style-name="Text_20_body"/>
      <text:p text:style-name="Text_20_body"><text:span text:style-name="_5f_OOoComputerKeyWord"><text:span text:style-name="T13">Where dirname is the name of the subdirectory. <text:s/>If you are</text:span></text:span></text:p>
      <text:p text:style-name="Text_20_body"><text:span text:style-name="_5f_OOoComputerKeyWord"><text:span text:style-name="T13">generating a phased download, the dirname should be one of phase_1,</text:span></text:span></text:p>
      <text:p text:style-name="Text_20_body"><text:span text:style-name="_5f_OOoComputerKeyWord"><text:span text:style-name="T13">phase_2, etc., corresponding to the PHASE variable in the install_egg</text:span></text:span></text:p>
      <text:p text:style-name="Text_20_body"><text:span text:style-name="_5f_OOoComputerKeyWord"><text:span text:style-name="T13">rule (see ppremake-models.txt).</text:span></text:span></text:p>
      <text:p text:style-name="Text_20_body"/>
      <text:p text:style-name="Text_20_body"/>
      <text:p text:style-name="Text_20_body"><text:span text:style-name="_5f_OOoComputerKeyWord"><text:span text:style-name="T13">Finally, it is possible to relate the different groups to each other</text:span></text:span></text:p>
      <text:p text:style-name="Text_20_body"><text:span text:style-name="_5f_OOoComputerKeyWord"><text:span text:style-name="T13">hierachically. <text:s/>Doing this allows egg-palettize to assign textures to</text:span></text:span></text:p>
      <text:p text:style-name="Text_20_body"><text:span text:style-name="_5f_OOoComputerKeyWord"><text:span text:style-name="T13">the minimal common subset between egg files that share the textures.</text:span></text:span></text:p>
      <text:p text:style-name="Text_20_body"><text:span text:style-name="_5f_OOoComputerKeyWord"><text:span text:style-name="T13">For instance, if group beta and group gamma both depend on group</text:span></text:span></text:p>
      <text:p text:style-name="Text_20_body"><text:span text:style-name="_5f_OOoComputerKeyWord"><text:span text:style-name="T13">alpha, a texture that is assigned to both groups beta and gamma can</text:span></text:span></text:p>
      <text:p text:style-name="Text_20_body"><text:span text:style-name="_5f_OOoComputerKeyWord"><text:span text:style-name="T13">actually be placed on group alpha, to maximize sharing and minimize</text:span></text:span></text:p>
      <text:p text:style-name="Text_20_body"><text:span text:style-name="_5f_OOoComputerKeyWord"><text:span text:style-name="T13">duplication of palette space.</text:span></text:span></text:p>
      <text:p text:style-name="Text_20_body"/>
      <text:p text:style-name="Text_20_body"><text:span text:style-name="_5f_OOoComputerKeyWord"><text:span text:style-name="T13">You relate two groups with the syntax:</text:span></text:span></text:p>
      <text:p text:style-name="Text_20_body"/>
      <text:p text:style-name="Text_20_body"><text:span text:style-name="_5f_OOoComputerKeyWord"><text:span text:style-name="T13"><text:s text:c="2"/>:group groupname with basegroupname</text:span></text:span></text:p>
      <text:p text:style-name="Text_20_body"/>
      <text:p text:style-name="Text_20_body"><text:span text:style-name="_5f_OOoComputerKeyWord"><text:span text:style-name="T13">Once all the groups are defined, you can assign egg files to the</text:span></text:span></text:p>
      <text:p text:style-name="Text_20_body"><text:span text:style-name="_5f_OOoComputerKeyWord"><text:span text:style-name="T13">various groups with a syntax like this:</text:span></text:span></text:p>
      <text:p text:style-name="Text_20_body"/>
      <text:p text:style-name="Text_20_body"><text:span text:style-name="_5f_OOoComputerKeyWord"><text:span text:style-name="T13"><text:s text:c="2"/>model.egg : groupname</text:span></text:span></text:p>
      <text:p text:style-name="Text_20_body"/>
      <text:p text:style-name="Text_20_body"><text:span text:style-name="_5f_OOoComputerKeyWord"><text:span text:style-name="T13">where model.egg is the name of some egg model file built within the</text:span></text:span></text:p>
      <text:p text:style-name="Text_20_body"><text:span text:style-name="_5f_OOoComputerKeyWord"><text:span text:style-name="T13">tree. <text:s/>You can explicitly group each egg file in this way, or you can</text:span></text:span></text:p>
      <text:p text:style-name="Text_20_body"><text:span text:style-name="_5f_OOoComputerKeyWord"><text:span text:style-name="T13">use wildcards to group several at once, e.g.:</text:span></text:span></text:p>
      <text:p text:style-name="Text_20_body"/>
      <text:p text:style-name="Text_20_body"><text:span text:style-name="_5f_OOoComputerKeyWord"><text:span text:style-name="T13"><text:s text:c="2"/>dog*.egg : dogs</text:span></text:span></text:p>
      <text:p text:style-name="Text_20_body"/>
      <text:p text:style-name="P44"/>
      <text:p text:style-name="Text_20_body"><text:span text:style-name="_5f_OOoComputerKeyWord"><text:span text:style-name="T13">Assigning an egg file to a group assigns all of the textures used by</text:span></text:span></text:p>
      <text:p text:style-name="Text_20_body"><text:span text:style-name="_5f_OOoComputerKeyWord"><text:span text:style-name="T13">that egg file to that same group. <text:s/>If no other egg files reference the</text:span></text:span></text:p>
      <text:p text:style-name="Text_20_body"><text:span text:style-name="_5f_OOoComputerKeyWord"><text:span text:style-name="T13">same textures, those textures will be placed in one or more palette</text:span></text:span></text:p>
      <text:p text:style-name="Text_20_body"><text:span text:style-name="_5f_OOoComputerKeyWord"><text:span text:style-name="T13">images named after the group. <text:s/>If another egg file in a different</text:span></text:span></text:p>
      <text:p text:style-name="Text_20_body"><text:span text:style-name="_5f_OOoComputerKeyWord"><text:span text:style-name="T13">group also references the textures, they will be assigned to the</text:span></text:span></text:p>
      <text:p text:style-name="Text_20_body"><text:span text:style-name="_5f_OOoComputerKeyWord"><text:span text:style-name="T13">lowest group that both groups have in common (see relating the groups</text:span></text:span></text:p>
      <text:p text:style-name="Text_20_body"><text:span text:style-name="_5f_OOoComputerKeyWord"><text:span text:style-name="T13">hierarchically, above), or copied into both palette images if the two</text:span></text:span></text:p>
      <text:p text:style-name="Text_20_body"><text:span text:style-name="_5f_OOoComputerKeyWord"><text:span text:style-name="T13">groups having nothing in common.</text:span></text:span></text:p>
      <text:p text:style-name="Text_20_body"/>
      <text:p text:style-name="Text_20_body"/>
      <text:h text:style-name="Heading_20_3" text:outline-level="3"><text:bookmark-start text:name="__RefHeading__7664_869075401"/><text:span text:style-name="_5f_OOoComputerKeyWord"><text:span text:style-name="T13">CONTROLLING TEXTURE PARAMETERS</text:span></text:span><text:bookmark-end text:name="__RefHeading__7664_869075401"/></text:h>
      <text:p text:style-name="Text_20_body"/>
      <text:p text:style-name="Text_20_body"><text:span text:style-name="_5f_OOoComputerKeyWord"><text:span text:style-name="T13">Most of the contents of the textures.txa is usually devoted to scaling</text:span></text:span></text:p>
      <text:p text:style-name="Text_20_body"><text:span text:style-name="_5f_OOoComputerKeyWord"><text:span text:style-name="T13">the texture images appropriately. <text:s/>This is usually done with a line</text:span></text:span></text:p>
      <text:p text:style-name="Text_20_body"><text:span text:style-name="_5f_OOoComputerKeyWord"><text:span text:style-name="T13">something like this:</text:span></text:span></text:p>
      <text:p text:style-name="Text_20_body"/>
      <text:p text:style-name="Text_20_body"><text:span text:style-name="_5f_OOoComputerKeyWord"><text:span text:style-name="T13"><text:s text:c="2"/>texture.rgb : 64 64</text:span></text:span></text:p>
      <text:p text:style-name="Text_20_body"/>
      <text:p text:style-name="Text_20_body"><text:span text:style-name="_5f_OOoComputerKeyWord"><text:span text:style-name="T13">where texture.rgb is the name of some texture image, and 64 64 is the</text:span></text:span></text:p>
      <text:p text:style-name="Text_20_body"><text:span text:style-name="_5f_OOoComputerKeyWord"><text:span text:style-name="T13">size in pixels it should be scaled to. <text:s/>It is also possible to specify</text:span></text:span></text:p>
      <text:p text:style-name="Text_20_body"><text:span text:style-name="_5f_OOoComputerKeyWord"><text:span text:style-name="T13">the target size as a factor of the source size, e.g.:</text:span></text:span></text:p>
      <text:p text:style-name="Text_20_body"/>
      <text:p text:style-name="Text_20_body"><text:span text:style-name="_5f_OOoComputerKeyWord"><text:span text:style-name="T13"><text:s text:c="2"/>bigtexture.rgb : 50%</text:span></text:span></text:p>
      <text:p text:style-name="Text_20_body"/>
      <text:p text:style-name="Text_20_body"><text:span text:style-name="_5f_OOoComputerKeyWord"><text:span text:style-name="T13">specifies that the indicated texture should be scaled to 50% in each</text:span></text:span></text:p>
      <text:p text:style-name="Text_20_body"><text:span text:style-name="_5f_OOoComputerKeyWord"><text:span text:style-name="T13">dimension (for a total reduction to 0.5 * 0.5 = 25% of the original</text:span></text:span></text:p>
      <text:p text:style-name="Text_20_body"><text:span text:style-name="_5f_OOoComputerKeyWord"><text:span text:style-name="T13">area).</text:span></text:span></text:p>
      <text:p text:style-name="Text_20_body"/>
      <text:p text:style-name="Text_20_body"><text:span text:style-name="_5f_OOoComputerKeyWord"><text:span text:style-name="T13">As above, you may group together multiple textures on the same line</text:span></text:span></text:p>
      <text:p text:style-name="Text_20_body"><text:span text:style-name="_5f_OOoComputerKeyWord"><text:span text:style-name="T13">using wildcards, e.g.:</text:span></text:span></text:p>
      <text:p text:style-name="Text_20_body"/>
      <text:p text:style-name="Text_20_body"><text:span text:style-name="_5f_OOoComputerKeyWord"><text:span text:style-name="T13"><text:s text:c="2"/>wall*.rgb : 25%</text:span></text:span></text:p>
      <text:p text:style-name="Text_20_body"/>
      <text:p text:style-name="Text_20_body"><text:span text:style-name="_5f_OOoComputerKeyWord"><text:span text:style-name="T13">Finally, you may include one or more optional keywords on the end of</text:span></text:span></text:p>
      <text:p text:style-name="Text_20_body"><text:span text:style-name="_5f_OOoComputerKeyWord"><text:span text:style-name="T13">the texture scaling line that indicate additional properties to apply</text:span></text:span></text:p>
      <text:p text:style-name="Text_20_body"><text:span text:style-name="_5f_OOoComputerKeyWord"><text:span text:style-name="T13">to the named textures. <text:s/>See egg-palettize -H for a complete list.</text:span></text:span></text:p>
      <text:p text:style-name="Text_20_body"><text:span text:style-name="_5f_OOoComputerKeyWord"><text:span text:style-name="T13">Some of the more common keywords are:</text:span></text:span></text:p>
      <text:p text:style-name="Text_20_body"/>
      <text:p text:style-name="Text_20_body"><text:span text:style-name="_5f_OOoComputerKeyWord"><text:span text:style-name="T13"><text:s text:c="2"/>mipmap - Enables mipmaps for the texture.</text:span></text:span></text:p>
      <text:p text:style-name="P44"><text:span text:style-name="_5f_OOoComputerKeyWord"><text:span text:style-name="T13"/></text:span></text:p>
      <text:p text:style-name="Text_20_body"/>
      <text:p text:style-name="Text_20_body"><text:span text:style-name="_5f_OOoComputerKeyWord"><text:span text:style-name="T13"><text:s text:c="2"/>linear - Disables mipmaps for the texture.</text:span></text:span></text:p>
      <text:p text:style-name="Text_20_body"/>
      <text:p text:style-name="Text_20_body"><text:span text:style-name="_5f_OOoComputerKeyWord"><text:span text:style-name="T13"><text:s text:c="2"/>omit - Omits the texture from any palettes. <text:s/>The texture will still</text:span></text:span></text:p>
      <text:p text:style-name="Text_20_body"><text:span text:style-name="_5f_OOoComputerKeyWord"><text:span text:style-name="T13"><text:s text:c="4"/>be scaled and installed, but it will not be combined with other</text:span></text:span></text:p>
      <text:p text:style-name="Text_20_body"><text:span text:style-name="_5f_OOoComputerKeyWord"><text:span text:style-name="T13"><text:s text:c="4"/>textures. <text:s/>Normally you need to do this only when the texture will</text:span></text:span></text:p>
      <text:p text:style-name="Text_20_body"><text:span text:style-name="_5f_OOoComputerKeyWord"><text:span text:style-name="T13"><text:s text:c="4"/>be applied to some geometry at runtime. <text:s/>(Since palettizing a</text:span></text:span></text:p>
      <text:p text:style-name="Text_20_body"><text:span text:style-name="_5f_OOoComputerKeyWord"><text:span text:style-name="T13"><text:s text:c="4"/>texture requires adjusting the UV's of all the geometry that</text:span></text:span></text:p>
      <text:p text:style-name="Text_20_body"><text:span text:style-name="_5f_OOoComputerKeyWord"><text:span text:style-name="T13"><text:s text:c="4"/>references it, a texture that is applied to geometry at runtime</text:span></text:span></text:p>
      <text:p text:style-name="Text_20_body"><text:span text:style-name="_5f_OOoComputerKeyWord"><text:span text:style-name="T13"><text:s text:c="4"/>cannot be palettized.)</text:span></text:span></text:p>
      <text:p text:style-name="Text_20_body"/>
      <text:h text:style-name="Heading_20_3" text:outline-level="3"><text:bookmark-start text:name="__RefHeading__7666_869075401"/><text:span text:style-name="_5f_OOoComputerKeyWord"><text:span text:style-name="T13">RUNNING EGG-PALETTIZE</text:span></text:span><text:bookmark-end text:name="__RefHeading__7666_869075401"/></text:h>
      <text:p text:style-name="Text_20_body"/>
      <text:p text:style-name="Text_20_body"><text:span text:style-name="_5f_OOoComputerKeyWord"><text:span text:style-name="T13">Normally, egg-palettize is run automatically just by typing:</text:span></text:span></text:p>
      <text:p text:style-name="Text_20_body"/>
      <text:p text:style-name="Text_20_body"><text:span text:style-name="_5f_OOoComputerKeyWord"><text:span text:style-name="T13"><text:s text:c="2"/>make install</text:span></text:span></text:p>
      <text:p text:style-name="Text_20_body"/>
      <text:p text:style-name="Text_20_body"><text:span text:style-name="_5f_OOoComputerKeyWord"><text:span text:style-name="T13">in the model tree. <text:s/>It automatically reads the textures.txa file and</text:span></text:span></text:p>
      <text:p text:style-name="Text_20_body"><text:span text:style-name="_5f_OOoComputerKeyWord"><text:span text:style-name="T13">generates and installs the appropriate palette image files, as part of</text:span></text:span></text:p>
      <text:p text:style-name="Text_20_body"><text:span text:style-name="_5f_OOoComputerKeyWord"><text:span text:style-name="T13">the whole build process, and requires no further intervention from the</text:span></text:span></text:p>
      <text:p text:style-name="Text_20_body"><text:span text:style-name="_5f_OOoComputerKeyWord"><text:span text:style-name="T13">user. <text:s/>See ppremake-models.txt for more information on setting up the</text:span></text:span></text:p>
      <text:p text:style-name="Text_20_body"><text:span text:style-name="_5f_OOoComputerKeyWord"><text:span text:style-name="T13">model tree.</text:span></text:span></text:p>
      <text:p text:style-name="Text_20_body"/>
      <text:p text:style-name="Text_20_body"><text:span text:style-name="_5f_OOoComputerKeyWord"><text:span text:style-name="T13">When egg-palettize runs in the normal mode, it generates suboptimal</text:span></text:span></text:p>
      <text:p text:style-name="Text_20_body"><text:span text:style-name="_5f_OOoComputerKeyWord"><text:span text:style-name="T13">palettes. <text:s/>Sometimes, for instance, a palette image is created with</text:span></text:span></text:p>
      <text:p text:style-name="Text_20_body"><text:span text:style-name="_5f_OOoComputerKeyWord"><text:span text:style-name="T13">only one small texture in the corner, and the rest of it unused. <text:s/>This</text:span></text:span></text:p>
      <text:p text:style-name="Text_20_body"><text:span text:style-name="_5f_OOoComputerKeyWord"><text:span text:style-name="T13">happens because egg-palettize is reserving space for future textures,</text:span></text:span></text:p>
      <text:p text:style-name="Text_20_body"><text:span text:style-name="_5f_OOoComputerKeyWord"><text:span text:style-name="T13">and is ideal for development; but it is not suitable for shipping a</text:span></text:span></text:p>
      <text:p text:style-name="Text_20_body"><text:span text:style-name="_5f_OOoComputerKeyWord"><text:span text:style-name="T13">finished product. <text:s/>When you are ready to repack all of the palettes as</text:span></text:span></text:p>
      <text:p text:style-name="Text_20_body"><text:span text:style-name="_5f_OOoComputerKeyWord"><text:span text:style-name="T13">optimally as possible, run the command:</text:span></text:span></text:p>
      <text:p text:style-name="Text_20_body"/>
      <text:p text:style-name="Text_20_body"><text:span text:style-name="_5f_OOoComputerKeyWord"><text:span text:style-name="T13"><text:s text:c="2"/>make opt-pal</text:span></text:span></text:p>
      <text:p text:style-name="Text_20_body"/>
      <text:p text:style-name="Text_20_body"><text:span text:style-name="_5f_OOoComputerKeyWord"><text:span text:style-name="T13">This causes egg-palettize to reorganize all of the palette images to</text:span></text:span></text:p>
      <text:p text:style-name="Text_20_body"><text:span text:style-name="_5f_OOoComputerKeyWord"><text:span text:style-name="T13">make the best usage of texture memory. <text:s/>It will force a regeneration</text:span></text:span></text:p>
      <text:p text:style-name="Text_20_body"><text:span text:style-name="_5f_OOoComputerKeyWord"><text:span text:style-name="T13">of most of the egg files in the model tree, so it can be a fairly</text:span></text:span></text:p>
      <text:p text:style-name="Text_20_body"><text:span text:style-name="_5f_OOoComputerKeyWord"><text:span text:style-name="T13">involved operation.</text:span></text:span></text:p>
      <text:p text:style-name="Text_20_body"/>
      <text:p text:style-name="Text_20_body"><text:span text:style-name="_5f_OOoComputerKeyWord"><text:span text:style-name="T13">It is sometimes useful to analyze the results of egg-palettize. <text:s/>You</text:span></text:span></text:p>
      <text:p text:style-name="Text_20_body"><text:span text:style-name="_5f_OOoComputerKeyWord"><text:span text:style-name="T13">can type:</text:span></text:span></text:p>
      <text:p text:style-name="P44"><text:span text:style-name="_5f_OOoComputerKeyWord"><text:span text:style-name="T13"/></text:span></text:p>
      <text:p text:style-name="Text_20_body"/>
      <text:p text:style-name="Text_20_body"><text:span text:style-name="_5f_OOoComputerKeyWord"><text:span text:style-name="T13"><text:s text:c="2"/>make pi &gt;pi.txt</text:span></text:span></text:p>
      <text:p text:style-name="Text_20_body"/>
      <text:p text:style-name="Text_20_body"><text:span text:style-name="_5f_OOoComputerKeyWord"><text:span text:style-name="T13">to write a detailed report of every egg file, texture image, and</text:span></text:span></text:p>
      <text:p text:style-name="Text_20_body"><text:span text:style-name="_5f_OOoComputerKeyWord"><text:span text:style-name="T13">generated palette image to the file pi.txt.</text:span></text:span></text:p>
      <text:p text:style-name="Text_20_body"/>
      <text:p text:style-name="Text_20_body"><text:span text:style-name="_5f_OOoComputerKeyWord"><text:span text:style-name="T13">Finally, the command:</text:span></text:span></text:p>
      <text:p text:style-name="Text_20_body"/>
      <text:p text:style-name="Text_20_body"><text:span text:style-name="_5f_OOoComputerKeyWord"><text:span text:style-name="T13"><text:s text:c="2"/>make pal-stats &gt;stats.txt</text:span></text:span></text:p>
      <text:p text:style-name="Text_20_body"/>
      <text:p text:style-name="Text_20_body"><text:span text:style-name="_5f_OOoComputerKeyWord"><text:span text:style-name="T13">will write a report to stats.txt of the estimated texture memory usage</text:span></text:span></text:p>
      <text:p text:style-name="Text_20_body"><text:span text:style-name="_5f_OOoComputerKeyWord"><text:span text:style-name="T13">for all textures, broken down by group.</text:span></text:span></text:p>
      <text:p text:style-name="Text_20_body"/>
      <text:h text:style-name="Heading_20_3" text:outline-level="3"><text:bookmark-start text:name="__RefHeading__7668_869075401"/><text:span text:style-name="_5f_OOoComputerKeyWord"><text:span text:style-name="T13">WHEN THINGS GO WRONG</text:span></text:span><text:bookmark-end text:name="__RefHeading__7668_869075401"/></text:h>
      <text:p text:style-name="Text_20_body"/>
      <text:p text:style-name="Text_20_body"><text:span text:style-name="_5f_OOoComputerKeyWord"><text:span text:style-name="T13">The whole palettizing process is fairly complex; it's necessary for</text:span></text:span></text:p>
      <text:p text:style-name="Text_20_body"><text:span text:style-name="_5f_OOoComputerKeyWord"><text:span text:style-name="T13">egg-palettize to keep a record of the complete state of all egg files</text:span></text:span></text:p>
      <text:p text:style-name="Text_20_body"><text:span text:style-name="_5f_OOoComputerKeyWord"><text:span text:style-name="T13">and all textures ever built in a particular model tree. <text:s/>It generally</text:span></text:span></text:p>
      <text:p text:style-name="Text_20_body"><text:span text:style-name="_5f_OOoComputerKeyWord"><text:span text:style-name="T13">does a good job of figuring out when things change and correctly</text:span></text:span></text:p>
      <text:p text:style-name="Text_20_body"><text:span text:style-name="_5f_OOoComputerKeyWord"><text:span text:style-name="T13">regenerating the necessary egg files and textures when needed, but</text:span></text:span></text:p>
      <text:p text:style-name="Text_20_body"><text:span text:style-name="_5f_OOoComputerKeyWord"><text:span text:style-name="T13">sometimes it gets confused.</text:span></text:span></text:p>
      <text:p text:style-name="Text_20_body"/>
      <text:p text:style-name="Text_20_body"><text:span text:style-name="_5f_OOoComputerKeyWord"><text:span text:style-name="T13">This is particularly likely to happen when you have reassigned some</text:span></text:span></text:p>
      <text:p text:style-name="Text_20_body"><text:span text:style-name="_5f_OOoComputerKeyWord"><text:span text:style-name="T13">egg files from one group to another, or redefined the relationship</text:span></text:span></text:p>
      <text:p text:style-name="Text_20_body"><text:span text:style-name="_5f_OOoComputerKeyWord"><text:span text:style-name="T13">between different groups. <text:s/>Sometimes egg-palettize appears to run</text:span></text:span></text:p>
      <text:p text:style-name="Text_20_body"><text:span text:style-name="_5f_OOoComputerKeyWord"><text:span text:style-name="T13">correctly, but does not generate correct palettes. <text:s/>Other times</text:span></text:span></text:p>
      <text:p text:style-name="Text_20_body"><text:span text:style-name="_5f_OOoComputerKeyWord"><text:span text:style-name="T13">egg-palettize will fail with an assertion failure, or even a segment</text:span></text:span></text:p>
      <text:p text:style-name="Text_20_body"><text:span text:style-name="_5f_OOoComputerKeyWord"><text:span text:style-name="T13">fault (general protection fault) when running egg-palettize, due to</text:span></text:span></text:p>
      <text:p text:style-name="Text_20_body"><text:span text:style-name="_5f_OOoComputerKeyWord"><text:span text:style-name="T13">this kind of confusion. <text:s/>This behavior should not happen, but it does</text:span></text:span></text:p>
      <text:p text:style-name="Text_20_body"><text:span text:style-name="_5f_OOoComputerKeyWord"><text:span text:style-name="T13">happen every once and a while.</text:span></text:span></text:p>
      <text:p text:style-name="Text_20_body"><text:span text:style-name="_5f_OOoComputerKeyWord"><text:span text:style-name="T13">When this sort of thing happens, often the best thing to do is to</text:span></text:span></text:p>
      <text:p text:style-name="Text_20_body"><text:span text:style-name="_5f_OOoComputerKeyWord"><text:span text:style-name="T13">invoke the command:</text:span></text:span></text:p>
      <text:p text:style-name="Text_20_body"/>
      <text:p text:style-name="Text_20_body"><text:span text:style-name="_5f_OOoComputerKeyWord"><text:span text:style-name="T13"><text:s text:c="2"/>make undo-pal</text:span></text:span></text:p>
      <text:p text:style-name="Text_20_body"/>
      <text:p text:style-name="Text_20_body"><text:span text:style-name="_5f_OOoComputerKeyWord"><text:span text:style-name="T13">followed by:</text:span></text:span></text:p>
      <text:p text:style-name="Text_20_body"/>
      <text:p text:style-name="Text_20_body"><text:span text:style-name="_5f_OOoComputerKeyWord"><text:span text:style-name="T13"><text:s text:c="2"/>make install</text:span></text:span></text:p>
      <text:p text:style-name="Text_20_body"/>
      <text:p text:style-name="Text_20_body"><text:span text:style-name="_5f_OOoComputerKeyWord"><text:span text:style-name="T13">This removes all of the old palettization information, including the</text:span></text:span></text:p>
      <text:p text:style-name="P44"><text:span text:style-name="_5f_OOoComputerKeyWord"><text:span text:style-name="T13"/></text:span></text:p>
      <text:p text:style-name="Text_20_body"><text:span text:style-name="_5f_OOoComputerKeyWord"><text:span text:style-name="T13">state information cached from previous runs, and rebuilds a new set of</text:span></text:span></text:p>
      <text:p text:style-name="Text_20_body"><text:span text:style-name="_5f_OOoComputerKeyWord"><text:span text:style-name="T13">palettes from scratch. <text:s/>It is a fairly heavy hammer, and may take some</text:span></text:span></text:p>
      <text:p text:style-name="Text_20_body"><text:span text:style-name="_5f_OOoComputerKeyWord"><text:span text:style-name="T13">time to complete, depending on the size of your model tree, but it</text:span></text:span></text:p>
      <text:p text:style-name="Text_20_body"><text:span text:style-name="_5f_OOoComputerKeyWord"><text:span text:style-name="T13">almost always clears up any problems related to egg-palettize.</text:span></text:span></text:p>
      <text:h text:style-name="P61" text:outline-level="2"><text:bookmark-start text:name="__RefHeading__7670_869075401"/><text:span text:style-name="_5f_OOoComputerKeyWord"><text:span text:style-name="T14">THE PHILOSOPHY OF EGG FILES</text:span></text:span><text:bookmark-end text:name="__RefHeading__7670_869075401"/></text:h>
      <text:p text:style-name="P27"><text:span text:style-name="_5f_OOoComputerKeyWord"><text:span text:style-name="T14">THE PHILOSOPHY OF EGG FILES (vs. bam files)</text:span></text:span></text:p>
      <text:p text:style-name="P27"/>
      <text:p text:style-name="P27"><text:span text:style-name="_5f_OOoComputerKeyWord"><text:span text:style-name="T14">Egg files are used by Panda3D to describe many properties of a scene:</text:span></text:span></text:p>
      <text:p text:style-name="P27"><text:span text:style-name="_5f_OOoComputerKeyWord"><text:span text:style-name="T14">simple geometry, including special effects and collision surfaces,</text:span></text:span></text:p>
      <text:p text:style-name="P27"><text:span text:style-name="_5f_OOoComputerKeyWord"><text:span text:style-name="T14">characters including skeletons, morphs, and multiple-joint</text:span></text:span></text:p>
      <text:p text:style-name="P27"><text:span text:style-name="_5f_OOoComputerKeyWord"><text:span text:style-name="T14">assignments, and character animation tables. <text:s/></text:span></text:span></text:p>
      <text:p text:style-name="P27"/>
      <text:p text:style-name="P27"><text:span text:style-name="_5f_OOoComputerKeyWord"><text:span text:style-name="T14">Egg files are designed to be the lingua franca of model manipulation</text:span></text:span></text:p>
      <text:p text:style-name="P27"><text:span text:style-name="_5f_OOoComputerKeyWord"><text:span text:style-name="T14">for Panda tools. <text:s/>A number of utilities are provided that read and</text:span></text:span></text:p>
      <text:p text:style-name="P27"><text:span text:style-name="_5f_OOoComputerKeyWord"><text:span text:style-name="T14">write egg files, for instance to convert to or from some other</text:span></text:span></text:p>
      <text:p text:style-name="P27"><text:span text:style-name="_5f_OOoComputerKeyWord"><text:span text:style-name="T14">modeling format, or to apply a transform or optimize vertices. <text:s/>The</text:span></text:span></text:p>
      <text:p text:style-name="P27"><text:span text:style-name="_5f_OOoComputerKeyWord"><text:span text:style-name="T14">egg file philosophy is to describe objects in an abstract way that</text:span></text:span></text:p>
      <text:p text:style-name="P27"><text:span text:style-name="_5f_OOoComputerKeyWord"><text:span text:style-name="T14">facilitates easy manipulation; thus, the format doesn't (usually)</text:span></text:span></text:p>
      <text:p text:style-name="P27"><text:span text:style-name="_5f_OOoComputerKeyWord"><text:span text:style-name="T14">include information such as polygon connectivity or triangle meshes.</text:span></text:span></text:p>
      <text:p text:style-name="P27"><text:span text:style-name="_5f_OOoComputerKeyWord"><text:span text:style-name="T14">Egg files are furthermore designed to be human-readable to help a</text:span></text:span></text:p>
      <text:p text:style-name="P27"><text:span text:style-name="_5f_OOoComputerKeyWord"><text:span text:style-name="T14">developer diagnose (and sometimes repair) problems. <text:s/>Also, the egg</text:span></text:span></text:p>
      <text:p text:style-name="P27"><text:span text:style-name="_5f_OOoComputerKeyWord"><text:span text:style-name="T14">syntax is always intended to be backward compatible with previous</text:span></text:span></text:p>
      <text:p text:style-name="P27"><text:span text:style-name="_5f_OOoComputerKeyWord"><text:span text:style-name="T14">versions, so that as the egg syntax is extended, old egg files will</text:span></text:span></text:p>
      <text:p text:style-name="P27"><text:span text:style-name="_5f_OOoComputerKeyWord"><text:span text:style-name="T14">continue to remain valid.</text:span></text:span></text:p>
      <text:p text:style-name="P27"/>
      <text:p text:style-name="P27"><text:span text:style-name="_5f_OOoComputerKeyWord"><text:span text:style-name="T14">This is a different philosophy than Panda's bam file format, which is</text:span></text:span></text:p>
      <text:p text:style-name="P27"><text:span text:style-name="_5f_OOoComputerKeyWord"><text:span text:style-name="T14">a binary representation of a model and/or animation that is designed</text:span></text:span></text:p>
      <text:p text:style-name="P27"><text:span text:style-name="_5f_OOoComputerKeyWord"><text:span text:style-name="T14">to be loaded quickly and efficiently, and is strictly tied to a</text:span></text:span></text:p>
      <text:p text:style-name="P27"><text:span text:style-name="_5f_OOoComputerKeyWord"><text:span text:style-name="T14">particular version of Panda. <text:s/>The data in a bam file closely mirrors</text:span></text:span></text:p>
      <text:p text:style-name="P27"><text:span text:style-name="_5f_OOoComputerKeyWord"><text:span text:style-name="T14">the actual Panda structures that are used for rendering. <text:s/>Although an</text:span></text:span></text:p>
      <text:p text:style-name="P27"><text:span text:style-name="_5f_OOoComputerKeyWord"><text:span text:style-name="T14">effort is made to keep bam files backward compatible, occasionally</text:span></text:span></text:p>
      <text:p text:style-name="P27"><text:span text:style-name="_5f_OOoComputerKeyWord"><text:span text:style-name="T14">this is not possible and we must introduce a new bam file major</text:span></text:span></text:p>
      <text:p text:style-name="P27"><text:span text:style-name="_5f_OOoComputerKeyWord"><text:span text:style-name="T14">version.</text:span></text:span></text:p>
      <text:p text:style-name="P27"/>
      <text:p text:style-name="P27"><text:span text:style-name="_5f_OOoComputerKeyWord"><text:span text:style-name="T14">Where egg files are used for model conversion and manipulation of</text:span></text:span></text:p>
      <text:p text:style-name="P27"><text:span text:style-name="_5f_OOoComputerKeyWord"><text:span text:style-name="T14">models, bam files are strictly used for loading models into Panda.</text:span></text:span></text:p>
      <text:p text:style-name="P27"><text:span text:style-name="_5f_OOoComputerKeyWord"><text:span text:style-name="T14">Although you can load an egg file directly, a bam file will be loaded</text:span></text:span></text:p>
      <text:p text:style-name="P27"><text:span text:style-name="_5f_OOoComputerKeyWord"><text:span text:style-name="T14">much more quickly.</text:span></text:span></text:p>
      <text:p text:style-name="P27"/>
      <text:p text:style-name="P27"><text:span text:style-name="_5f_OOoComputerKeyWord"><text:span text:style-name="T14">Egg files might be generated by outside sources, and thus it makes</text:span></text:span></text:p>
      <text:p text:style-name="P27"><text:span text:style-name="_5f_OOoComputerKeyWord"><text:span text:style-name="T14">sense to document its syntax here. <text:s/>Bam files, on the other hand,</text:span></text:span></text:p>
      <text:p text:style-name="P46"><text:span text:style-name="_5f_OOoComputerKeyWord"><text:span text:style-name="T14"/></text:span></text:p>
      <text:p text:style-name="P27"><text:span text:style-name="_5f_OOoComputerKeyWord"><text:span text:style-name="T14">should only be generated by Panda3D, usually by the program egg2bam.</text:span></text:span></text:p>
      <text:p text:style-name="P27"><text:span text:style-name="_5f_OOoComputerKeyWord"><text:span text:style-name="T14">The exact specification of the bam file format, if you should need it,</text:span></text:span></text:p>
      <text:p text:style-name="P27"><text:span text:style-name="_5f_OOoComputerKeyWord"><text:span text:style-name="T14">is documented within the Panda3D code itself.</text:span></text:span></text:p>
      <text:p text:style-name="P27"/>
      <text:p text:style-name="P27"/>
      <text:h text:style-name="Heading_20_3" text:outline-level="3"><text:bookmark-start text:name="__RefHeading__7672_869075401"/><text:span text:style-name="_5f_OOoComputerKeyWord"><text:span text:style-name="T14">GENERAL EGG SYNTAX</text:span></text:span><text:bookmark-end text:name="__RefHeading__7672_869075401"/></text:h>
      <text:p text:style-name="P27"/>
      <text:p text:style-name="P27"><text:span text:style-name="_5f_OOoComputerKeyWord"><text:span text:style-name="T14">Egg files consist of a series of sequential and hierarchically-nested</text:span></text:span></text:p>
      <text:p text:style-name="P27"><text:span text:style-name="_5f_OOoComputerKeyWord"><text:span text:style-name="T14">entries. <text:s/>In general, the syntax of each entry is:</text:span></text:span></text:p>
      <text:p text:style-name="P27"/>
      <text:p text:style-name="P27"><text:span text:style-name="_5f_OOoAssemblerSpecialChar"><text:span text:style-name="T18">&lt;</text:span></text:span><text:span text:style-name="_5f_OOoAssemblerIdent"><text:span text:style-name="T18">Entry</text:span></text:span><text:span text:style-name="_5f_OOoAssemblerSpecialChar"><text:span text:style-name="T18">-</text:span></text:span><text:span text:style-name="_5f_OOoAssemblerIdent"><text:span text:style-name="T18">type</text:span></text:span><text:span text:style-name="_5f_OOoAssemblerSpecialChar"><text:span text:style-name="T18">&gt;</text:span></text:span><text:span text:style-name="_5f_OOoComputerKeyWord"><text:span text:style-name="T14"> </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ontents</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Where the name is optional (and in many cases, ignored anyway) and the</text:span></text:span></text:p>
      <text:p text:style-name="P27"><text:span text:style-name="_5f_OOoComputerKeyWord"><text:span text:style-name="T14">syntax of the contents is determined by the entry-type. <text:s/>The name (and</text:span></text:span></text:p>
      <text:p text:style-name="P27"><text:span text:style-name="_5f_OOoComputerKeyWord"><text:span text:style-name="T14">strings in general) may be either quoted with double quotes or</text:span></text:span></text:p>
      <text:p text:style-name="P27"><text:span text:style-name="_5f_OOoComputerKeyWord"><text:span text:style-name="T14">unquoted. <text:s/>Newlines are treated like any other whitespace, and case is</text:span></text:span></text:p>
      <text:p text:style-name="P27"><text:span text:style-name="_5f_OOoComputerKeyWord"><text:span text:style-name="T14">not significant. <text:s/>The angle brackets are literally a part of the entry</text:span></text:span></text:p>
      <text:p text:style-name="P27"><text:span text:style-name="_5f_OOoComputerKeyWord"><text:span text:style-name="T14">keyword. <text:s/>(Square brackets and ellipses in this document are used to</text:span></text:span></text:p>
      <text:p text:style-name="P27"><text:span text:style-name="_5f_OOoComputerKeyWord"><text:span text:style-name="T14">indicate optional pieces, and are not literally part of the syntax.)</text:span></text:span></text:p>
      <text:p text:style-name="P27"/>
      <text:p text:style-name="P27"><text:span text:style-name="_5f_OOoComputerKeyWord"><text:span text:style-name="T14">The name field is always syntactically allowed between an entry</text:span></text:span></text:p>
      <text:p text:style-name="P27"><text:span text:style-name="_5f_OOoComputerKeyWord"><text:span text:style-name="T14">keyword and its opening brace, even if it will be ignored. <text:s/>In the</text:span></text:span></text:p>
      <text:p text:style-name="P27"><text:span text:style-name="_5f_OOoComputerKeyWord"><text:span text:style-name="T14">syntax lines given below, the name is not shown if it will be ignored.</text:span></text:span></text:p>
      <text:p text:style-name="P27"/>
      <text:p text:style-name="P27"><text:span text:style-name="_5f_OOoComputerKeyWord"><text:span text:style-name="T14">Comments may be delimited using either the C++-style // ... or the</text:span></text:span></text:p>
      <text:p text:style-name="P27"><text:span text:style-name="_5f_OOoComputerKeyWord"><text:span text:style-name="T14">C-style /* ... */. <text:s/>C comments do not nest. <text:s/>There is also a &lt;Comment&gt;</text:span></text:span></text:p>
      <text:p text:style-name="P27"><text:span text:style-name="_5f_OOoComputerKeyWord"><text:span text:style-name="T14">entry type, of the form:</text:span></text:span></text:p>
      <text:p text:style-name="P27"/>
      <text:p text:style-name="P27"><text:span text:style-name="_5f_OOoAssemblerSpecialChar"><text:span text:style-name="T18">&lt;</text:span></text:span><text:span text:style-name="_5f_OOoAssemblerDirective"><text:span text:style-name="T18">Comment</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lt;Comment&gt; entries are slightly different, in that tools which read and</text:span></text:span></text:p>
      <text:p text:style-name="P27"><text:span text:style-name="_5f_OOoComputerKeyWord"><text:span text:style-name="T14">write egg files will preserve the text within &lt;Comment&gt; entries, but</text:span></text:span></text:p>
      <text:p text:style-name="P27"><text:span text:style-name="_5f_OOoComputerKeyWord"><text:span text:style-name="T14">they may not preserve comments delimited by // or /* */. <text:s/>Special</text:span></text:span></text:p>
      <text:p text:style-name="P27"><text:span text:style-name="_5f_OOoComputerKeyWord"><text:span text:style-name="T14">characters and keywords within a &lt;Comment&gt; entry should be quoted;</text:span></text:span></text:p>
      <text:p text:style-name="P27"><text:span text:style-name="_5f_OOoComputerKeyWord"><text:span text:style-name="T14">it's safest to quote the entire comment.</text:span></text:span></text:p>
      <text:p text:style-name="P27"/>
      <text:p text:style-name="P27"/>
      <text:p text:style-name="P46"/>
      <text:h text:style-name="Heading_20_3" text:outline-level="3"><text:bookmark-start text:name="__RefHeading__7674_869075401"/><text:span text:style-name="_5f_OOoComputerKeyWord"><text:span text:style-name="T14">LOCAL INFORMATION ENTRIES</text:span></text:span><text:bookmark-end text:name="__RefHeading__7674_869075401"/></text:h>
      <text:p text:style-name="P27"/>
      <text:p text:style-name="P27"><text:span text:style-name="_5f_OOoComputerKeyWord"><text:span text:style-name="T14">These nodes contain information relevant to the current level of</text:span></text:span></text:p>
      <text:p text:style-name="P27"><text:span text:style-name="_5f_OOoComputerKeyWord"><text:span text:style-name="T14">nesting only.</text:span></text:span></text:p>
      <text:p text:style-name="P27"/>
      <text:p text:style-name="P27"><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text:span text:style-name="_5f_OOoAssemblerSpecialChar"><text:span text:style-name="T18">&lt;</text:span></text:span><text:span text:style-name="_5f_OOoAssemblerIdent"><text:span text:style-name="T18">Char</text:span></text:span><text:span text:style-name="_5f_OOoAssemblerSpecialChar"><text:span text:style-name="T18">*&gt;</text:span></text:span><text:span text:style-name="_5f_OOoComputerKeyWord"><text:span text:style-name="T14"> </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2"/>Scalars can appear in various contexts. <text:s/>They are always optional,</text:span></text:span></text:p>
      <text:p text:style-name="P27"><text:span text:style-name="_5f_OOoComputerKeyWord"><text:span text:style-name="T14"><text:s text:c="2"/>and specify some attribute value relevant to the current context.</text:span></text:span></text:p>
      <text:p text:style-name="P27"><text:span text:style-name="_5f_OOoComputerKeyWord"><text:span text:style-name="T14"><text:s text:c="2"/>The scalar name is the name of the attribute; different attribute</text:span></text:span></text:p>
      <text:p text:style-name="P27"><text:span text:style-name="_5f_OOoComputerKeyWord"><text:span text:style-name="T14"><text:s text:c="2"/>names are meaningful in different contexts. <text:s/>The value is either a</text:span></text:span></text:p>
      <text:p text:style-name="P27"><text:span text:style-name="_5f_OOoComputerKeyWord"><text:span text:style-name="T14"><text:s text:c="2"/>numeric or a (quoted or unquoted) string value; the interpretation</text:span></text:span></text:p>
      <text:p text:style-name="P27"><text:span text:style-name="_5f_OOoComputerKeyWord"><text:span text:style-name="T14"><text:s text:c="2"/>as a number or as a string depends on the nature of the named</text:span></text:span></text:p>
      <text:p text:style-name="P27"><text:span text:style-name="_5f_OOoComputerKeyWord"><text:span text:style-name="T14"><text:s text:c="2"/>attribute. <text:s/>Because of a syntactic accident with the way the egg</text:span></text:span></text:p>
      <text:p text:style-name="P27"><text:span text:style-name="_5f_OOoComputerKeyWord"><text:span text:style-name="T14"><text:s text:c="2"/>syntax evolved, &lt;Scalar&gt; and &lt;Char*&gt; are lexically the same and both</text:span></text:span></text:p>
      <text:p text:style-name="P27"><text:span text:style-name="_5f_OOoComputerKeyWord"><text:span text:style-name="T14"><text:s text:c="2"/>can represent either a string or a number. <text:s/>&lt;Char*&gt; is being phased</text:span></text:span></text:p>
      <text:p text:style-name="P27"><text:span text:style-name="_5f_OOoComputerKeyWord"><text:span text:style-name="T14"><text:s text:c="2"/>out; it is suggested that new egg files use only &lt;Scalar&gt;.</text:span></text:span></text:p>
      <text:p text:style-name="P27"/>
      <text:p text:style-name="P27"/>
      <text:p text:style-name="P27"/>
      <text:h text:style-name="Heading_20_3" text:outline-level="3"><text:bookmark-start text:name="__RefHeading__7676_869075401"/><text:span text:style-name="_5f_OOoComputerKeyWord"><text:span text:style-name="T14">GLOBAL INFORMATION ENTRIES</text:span></text:span><text:bookmark-end text:name="__RefHeading__7676_869075401"/></text:h>
      <text:p text:style-name="P27"/>
      <text:p text:style-name="P27"><text:span text:style-name="_5f_OOoComputerKeyWord"><text:span text:style-name="T14">These nodes contain information relevant to the file as a whole. <text:s/>They</text:span></text:span></text:p>
      <text:p text:style-name="P27"><text:span text:style-name="_5f_OOoComputerKeyWord"><text:span text:style-name="T14">can be nested along with geometry nodes, but this nesting is</text:span></text:span></text:p>
      <text:p text:style-name="P27"><text:span text:style-name="_5f_OOoComputerKeyWord"><text:span text:style-name="T14">irrelevant and the only significant placement rule is that they should</text:span></text:span></text:p>
      <text:p text:style-name="P27"><text:span text:style-name="_5f_OOoComputerKeyWord"><text:span text:style-name="T14">appear before they are referenced.</text:span></text:span></text:p>
      <text:p text:style-name="P27"/>
      <text:p text:style-name="P27"/>
      <text:p text:style-name="P27"><text:span text:style-name="_5f_OOoAssemblerSpecialChar"><text:span text:style-name="T18">&lt;</text:span></text:span><text:span text:style-name="_5f_OOoAssemblerIdent"><text:span text:style-name="T18">CoordinateSystem</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string</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2"/>This entry indicates the coordinate system used in the egg file; the</text:span></text:span></text:p>
      <text:p text:style-name="P27"><text:span text:style-name="_5f_OOoComputerKeyWord"><text:span text:style-name="T14"><text:s text:c="2"/>egg loader will automatically make a conversion if necessary. <text:s/>The</text:span></text:span></text:p>
      <text:p text:style-name="P27"><text:span text:style-name="_5f_OOoComputerKeyWord"><text:span text:style-name="T14"><text:s text:c="2"/>following strings are valid: Y-up, Z-up, Y-up-right, Z-up-right,</text:span></text:span></text:p>
      <text:p text:style-name="P27"><text:span text:style-name="_5f_OOoComputerKeyWord"><text:span text:style-name="T14"><text:s text:c="2"/>Y-up-left, or Z-up-left. <text:s/>(Y-up is the same as Y-up-right, and Z-up</text:span></text:span></text:p>
      <text:p text:style-name="P27"><text:span text:style-name="_5f_OOoComputerKeyWord"><text:span text:style-name="T14"><text:s text:c="2"/>is the same as Z-up-right.)</text:span></text:span></text:p>
      <text:p text:style-name="P27"/>
      <text:p text:style-name="P27"><text:span text:style-name="_5f_OOoComputerKeyWord"><text:span text:style-name="T14"><text:s text:c="2"/>By convention, this entry should only appear at the beginning of the</text:span></text:span></text:p>
      <text:p text:style-name="P27"><text:span text:style-name="_5f_OOoComputerKeyWord"><text:span text:style-name="T14"><text:s text:c="2"/>file, although it is technically allowed anywhere. <text:s/>It is an error</text:span></text:span></text:p>
      <text:p text:style-name="P46"><text:span text:style-name="_5f_OOoComputerKeyWord"><text:span text:style-name="T14"><text:s text:c="2"/>to include more than one coordinate system entry in the same file.</text:span></text:span></text:p>
      <text:p text:style-name="P27"><text:span text:style-name="_5f_OOoComputerKeyWord"><text:span text:style-name="T14"><text:s text:c="2"/>If it is omitted, Y-up is assumed.</text:span></text:span></text:p>
      <text:p text:style-name="P27"/>
      <text:p text:style-name="P27"/>
      <text:p text:style-name="P27"><text:span text:style-name="_5f_OOoAssemblerSpecialChar"><text:span text:style-name="T18">&lt;</text:span></text:span><text:span text:style-name="_5f_OOoAssemblerIdent"><text:span text:style-name="T18">Texture</text:span></text:span><text:span text:style-name="_5f_OOoAssemblerSpecialChar"><text:span text:style-name="T18">&gt;</text:span></text:span><text:span text:style-name="_5f_OOoComputerKeyWord"><text:span text:style-name="T14"> </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filename</text:span></text:span><text:span text:style-name="_5f_OOoComputerKeyWord"><text:span text:style-name="T14"> </text:span></text:span><text:span text:style-name="_5f_OOoAssemblerSpecialChar"><text:span text:style-name="T18">[</text:span></text:span><text:span text:style-name="_5f_OOoAssemblerIdent"><text:span text:style-name="T18">scalars</text:span></text:span><text:span text:style-name="_5f_OOoAssemblerSpecialChar"><text:span text:style-name="T18">]</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2"/>This describes a texture file that can be referenced later with</text:span></text:span></text:p>
      <text:p text:style-name="P27"><text:span text:style-name="_5f_OOoComputerKeyWord"><text:span text:style-name="T14"><text:s text:c="2"/>&lt;TRef&gt; { name }. <text:s/>It is not necessary to make a &lt;Texture&gt; entry for</text:span></text:span></text:p>
      <text:p text:style-name="P27"><text:span text:style-name="_5f_OOoComputerKeyWord"><text:span text:style-name="T14"><text:s text:c="2"/>each texture to be used; a texture may also be referenced directly</text:span></text:span></text:p>
      <text:p text:style-name="P27"><text:span text:style-name="_5f_OOoComputerKeyWord"><text:span text:style-name="T14"><text:s text:c="2"/>by the geometry via an abbreviated inline &lt;Texture&gt; entry, but a</text:span></text:span></text:p>
      <text:p text:style-name="P27"><text:span text:style-name="_5f_OOoComputerKeyWord"><text:span text:style-name="T14"><text:s text:c="2"/>separate &lt;Texture&gt; entry is the only way to specify anything other</text:span></text:span></text:p>
      <text:p text:style-name="P27"><text:span text:style-name="_5f_OOoComputerKeyWord"><text:span text:style-name="T14"><text:s text:c="2"/>than the default texture attributes.</text:span></text:span></text:p>
      <text:p text:style-name="P27"/>
      <text:p text:style-name="P27"><text:span text:style-name="_5f_OOoComputerKeyWord"><text:span text:style-name="T14"><text:s text:c="2"/>If the filename is a relative path, the current egg file's directory</text:span></text:span></text:p>
      <text:p text:style-name="P27"><text:span text:style-name="_5f_OOoComputerKeyWord"><text:span text:style-name="T14"><text:s text:c="2"/>is searched first, and then the texture-path and model-path are</text:span></text:span></text:p>
      <text:p text:style-name="P27"><text:span text:style-name="_5f_OOoComputerKeyWord"><text:span text:style-name="T14"><text:s text:c="2"/>searched.</text:span></text:span></text:p>
      <text:p text:style-name="P27"/>
      <text:p text:style-name="P27"><text:span text:style-name="_5f_OOoComputerKeyWord"><text:span text:style-name="T14"><text:s text:c="2"/>The following attributes are presently implemented for textures:</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alpha</text:span></text:span><text:span text:style-name="_5f_OOoAssemblerSpecialChar"><text:span text:style-name="T18">-</text:span></text:span><text:span text:style-name="_5f_OOoAssemblerIdent"><text:span text:style-name="T18">fil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alpha</text:span></text:span><text:span text:style-name="_5f_OOoAssemblerSpecialChar"><text:span text:style-name="T18">-</text:span></text:span><text:span text:style-name="_5f_OOoAssemblerIdent"><text:span text:style-name="T18">filenam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If this scalar is present, the texture file's alpha channel is</text:span></text:span></text:p>
      <text:p text:style-name="P27"><text:span text:style-name="_5f_OOoComputerKeyWord"><text:span text:style-name="T14"><text:s text:c="4"/>read in from the named image file (which should contain a</text:span></text:span></text:p>
      <text:p text:style-name="P27"><text:span text:style-name="_5f_OOoComputerKeyWord"><text:span text:style-name="T14"><text:s text:c="4"/>grayscale image), and the two images are combined into a single</text:span></text:span></text:p>
      <text:p text:style-name="P27"><text:span text:style-name="_5f_OOoComputerKeyWord"><text:span text:style-name="T14"><text:s text:c="4"/>two- or four-channel image internally. <text:s/>This is useful for loading</text:span></text:span></text:p>
      <text:p text:style-name="P27"><text:span text:style-name="_5f_OOoComputerKeyWord"><text:span text:style-name="T14"><text:s text:c="4"/>alpha channels along with image file formats like JPEG that don't</text:span></text:span></text:p>
      <text:p text:style-name="P27"><text:span text:style-name="_5f_OOoComputerKeyWord"><text:span text:style-name="T14"><text:s text:c="4"/>traditionally support alpha channels.</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alpha</text:span></text:span><text:span text:style-name="_5f_OOoAssemblerSpecialChar"><text:span text:style-name="T18">-</text:span></text:span><text:span text:style-name="_5f_OOoAssemblerIdent"><text:span text:style-name="T18">file</text:span></text:span><text:span text:style-name="_5f_OOoAssemblerSpecialChar"><text:span text:style-name="T18">-</text:span></text:span><text:span text:style-name="_5f_OOoAssemblerIdent"><text:span text:style-name="T18">channel</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hannel</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defines the channel that should be extracted from the file</text:span></text:span></text:p>
      <text:p text:style-name="P27"><text:span text:style-name="_5f_OOoComputerKeyWord"><text:span text:style-name="T14"><text:s text:c="4"/>named by alpha-file to determine the alpha channel for the</text:span></text:span></text:p>
      <text:p text:style-name="P27"><text:span text:style-name="_5f_OOoComputerKeyWord"><text:span text:style-name="T14"><text:s text:c="4"/>resulting channel. <text:s/>The default is 0, which means the grayscale</text:span></text:span></text:p>
      <text:p text:style-name="P27"><text:span text:style-name="_5f_OOoComputerKeyWord"><text:span text:style-name="T14"><text:s text:c="4"/>combination of r, g, b. <text:s/>Otherwise, this should be the 1-based</text:span></text:span></text:p>
      <text:p text:style-name="P27"><text:span text:style-name="_5f_OOoComputerKeyWord"><text:span text:style-name="T14"><text:s text:c="4"/>channel number, for instance 1, 2, or 3 for r, g, or b,</text:span></text:span></text:p>
      <text:p text:style-name="P27"><text:span text:style-name="_5f_OOoComputerKeyWord"><text:span text:style-name="T14"><text:s text:c="4"/>respectively, or 4 for the alpha channel of a four-component</text:span></text:span></text:p>
      <text:p text:style-name="P27"><text:span text:style-name="_5f_OOoComputerKeyWord"><text:span text:style-name="T14"><text:s text:c="4"/>image.</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forma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format</text:span></text:span><text:span text:style-name="_5f_OOoAssemblerSpecialChar"><text:span text:style-name="T18">-</text:span></text:span><text:span text:style-name="_5f_OOoAssemblerIdent"><text:span text:style-name="T18">definition</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defines the load format of the image file. <text:s/>The</text:span></text:span></text:p>
      <text:p text:style-name="P27"><text:span text:style-name="_5f_OOoComputerKeyWord"><text:span text:style-name="T14"><text:s text:c="4"/>format-definition is one of:</text:span></text:span></text:p>
      <text:p text:style-name="P46"><text:span text:style-name="_5f_OOoComputerKeyWord"><text:span text:style-name="T14"/></text:span></text:p>
      <text:p text:style-name="P27"/>
      <text:p text:style-name="P27"><text:span text:style-name="_5f_OOoComputerKeyWord"><text:span text:style-name="T14"><text:s text:c="6"/>RGBA, RGBM, RGBA12, RGBA8, RGBA4,</text:span></text:span></text:p>
      <text:p text:style-name="P27"><text:span text:style-name="_5f_OOoComputerKeyWord"><text:span text:style-name="T14"><text:s text:c="6"/>RGB, RGB12, RGB8, RGB5, RGB332,</text:span></text:span></text:p>
      <text:p text:style-name="P27"><text:span text:style-name="_5f_OOoComputerKeyWord"><text:span text:style-name="T14"><text:s text:c="6"/>LUMINANCE_ALPHA,</text:span></text:span></text:p>
      <text:p text:style-name="P27"><text:span text:style-name="_5f_OOoComputerKeyWord"><text:span text:style-name="T14"><text:s text:c="6"/>RED, GREEN, BLUE, ALPHA, LUMINANCE</text:span></text:span></text:p>
      <text:p text:style-name="P27"/>
      <text:p text:style-name="P27"><text:span text:style-name="_5f_OOoComputerKeyWord"><text:span text:style-name="T14"><text:s text:c="4"/>The formats whose names end in digits specifically request a</text:span></text:span></text:p>
      <text:p text:style-name="P27"><text:span text:style-name="_5f_OOoComputerKeyWord"><text:span text:style-name="T14"><text:s text:c="4"/>particular texel width. <text:s/>RGB12 and RGBA12 specify 48-bit texels</text:span></text:span></text:p>
      <text:p text:style-name="P27"><text:span text:style-name="_5f_OOoComputerKeyWord"><text:span text:style-name="T14"><text:s text:c="4"/>with or without alpha; RGB8 and RGBA8 specify 32-bit texels, and</text:span></text:span></text:p>
      <text:p text:style-name="P27"><text:span text:style-name="_5f_OOoComputerKeyWord"><text:span text:style-name="T14"><text:s text:c="4"/>RGB5 and RGBA4 specify 16-bit texels. <text:s/>RGB332 specifies 8-bit</text:span></text:span></text:p>
      <text:p text:style-name="P27"><text:span text:style-name="_5f_OOoComputerKeyWord"><text:span text:style-name="T14"><text:s text:c="4"/>texels.</text:span></text:span></text:p>
      <text:p text:style-name="P27"/>
      <text:p text:style-name="P27"><text:span text:style-name="_5f_OOoComputerKeyWord"><text:span text:style-name="T14"><text:s text:c="4"/>The remaining formats are generic and specify only the semantic</text:span></text:span></text:p>
      <text:p text:style-name="P27"><text:span text:style-name="_5f_OOoComputerKeyWord"><text:span text:style-name="T14"><text:s text:c="4"/>meaning of the channels. <text:s/>The size of the texels is determined by</text:span></text:span></text:p>
      <text:p text:style-name="P27"><text:span text:style-name="_5f_OOoComputerKeyWord"><text:span text:style-name="T14"><text:s text:c="4"/>the width of the components in the image file. <text:s/>RGBA is the most</text:span></text:span></text:p>
      <text:p text:style-name="P27"><text:span text:style-name="_5f_OOoComputerKeyWord"><text:span text:style-name="T14"><text:s text:c="4"/>general; RGB is the same, but without any alpha channel. <text:s/>RGBM is</text:span></text:span></text:p>
      <text:p text:style-name="P27"><text:span text:style-name="_5f_OOoComputerKeyWord"><text:span text:style-name="T14"><text:s text:c="4"/>like RGBA, except that it requests only one bit of alpha, if the</text:span></text:span></text:p>
      <text:p text:style-name="P27"><text:span text:style-name="_5f_OOoComputerKeyWord"><text:span text:style-name="T14"><text:s text:c="4"/>graphics card can provide that, to leave more room for the RGB</text:span></text:span></text:p>
      <text:p text:style-name="P27"><text:span text:style-name="_5f_OOoComputerKeyWord"><text:span text:style-name="T14"><text:s text:c="4"/>components, which is especially important for older 16-bit</text:span></text:span></text:p>
      <text:p text:style-name="P27"><text:span text:style-name="_5f_OOoComputerKeyWord"><text:span text:style-name="T14"><text:s text:c="4"/>graphics cards (the "M" stands for "mask", as in a cutout).</text:span></text:span></text:p>
      <text:p text:style-name="P27"/>
      <text:p text:style-name="P27"><text:span text:style-name="_5f_OOoComputerKeyWord"><text:span text:style-name="T14"><text:s text:c="4"/>The number of components of the image file should match the format</text:span></text:span></text:p>
      <text:p text:style-name="P27"><text:span text:style-name="_5f_OOoComputerKeyWord"><text:span text:style-name="T14"><text:s text:c="4"/>specified; if it does not, the egg loader will attempt to provide</text:span></text:span></text:p>
      <text:p text:style-name="P27"><text:span text:style-name="_5f_OOoComputerKeyWord"><text:span text:style-name="T14"><text:s text:c="4"/>the closest match that does.</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pression</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ompression</text:span></text:span><text:span text:style-name="_5f_OOoAssemblerSpecialChar"><text:span text:style-name="T18">-</text:span></text:span><text:span text:style-name="_5f_OOoAssemblerIdent"><text:span text:style-name="T18">mod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Defines an explicit control over the real-time compression mode</text:span></text:span></text:p>
      <text:p text:style-name="P27"><text:span text:style-name="_5f_OOoComputerKeyWord"><text:span text:style-name="T14"><text:s text:c="4"/>applied to the texture. <text:s/>The various options are:</text:span></text:span></text:p>
      <text:p text:style-name="P27"/>
      <text:p text:style-name="P27"><text:span text:style-name="_5f_OOoComputerKeyWord"><text:span text:style-name="T14"><text:s text:c="6"/>DEFAULT OFF ON</text:span></text:span></text:p>
      <text:p text:style-name="P27"><text:span text:style-name="_5f_OOoComputerKeyWord"><text:span text:style-name="T14"><text:s text:c="6"/>FXT1 DXT1 DXT2 DXT3 DXT4 DXT5</text:span></text:span></text:p>
      <text:p text:style-name="P27"/>
      <text:p text:style-name="P27"><text:span text:style-name="_5f_OOoComputerKeyWord"><text:span text:style-name="T14"><text:s text:c="4"/>This controls the compression of the texture when it is loaded</text:span></text:span></text:p>
      <text:p text:style-name="P27"><text:span text:style-name="_5f_OOoComputerKeyWord"><text:span text:style-name="T14"><text:s text:c="4"/>into graphics memory, and has nothing to do with on-disk</text:span></text:span></text:p>
      <text:p text:style-name="P27"><text:span text:style-name="_5f_OOoComputerKeyWord"><text:span text:style-name="T14"><text:s text:c="4"/>compression such as JPEG. <text:s/>If this option is omitted or "DEFAULT",</text:span></text:span></text:p>
      <text:p text:style-name="P27"><text:span text:style-name="_5f_OOoComputerKeyWord"><text:span text:style-name="T14"><text:s text:c="4"/>then the texture compression is controlled by the</text:span></text:span></text:p>
      <text:p text:style-name="P27"><text:span text:style-name="_5f_OOoComputerKeyWord"><text:span text:style-name="T14"><text:s text:c="4"/>compressed-textures config variable. <text:s/>If it is "OFF", texture</text:span></text:span></text:p>
      <text:p text:style-name="P27"><text:span text:style-name="_5f_OOoComputerKeyWord"><text:span text:style-name="T14"><text:s text:c="4"/>compression is explicitly off for this texture regardless of the</text:span></text:span></text:p>
      <text:p text:style-name="P27"><text:span text:style-name="_5f_OOoComputerKeyWord"><text:span text:style-name="T14"><text:s text:c="4"/>setting of the config variable; if it is "ON", texture compression</text:span></text:span></text:p>
      <text:p text:style-name="P27"><text:span text:style-name="_5f_OOoComputerKeyWord"><text:span text:style-name="T14"><text:s text:c="4"/>is explicitly on, and a default compression algorithm supported by</text:span></text:span></text:p>
      <text:p text:style-name="P46"><text:span text:style-name="_5f_OOoComputerKeyWord"><text:span text:style-name="T14"/></text:span></text:p>
      <text:p text:style-name="P27"><text:span text:style-name="_5f_OOoComputerKeyWord"><text:span text:style-name="T14"><text:s text:c="4"/>the driver is selected. <text:s/>If any of the other options, it names the</text:span></text:span></text:p>
      <text:p text:style-name="P27"><text:span text:style-name="_5f_OOoComputerKeyWord"><text:span text:style-name="T14"><text:s text:c="4"/>specific compression algorithm to be used.</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wrap</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Directive"><text:span text:style-name="T18">repeat</text:span></text:span><text:span text:style-name="_5f_OOoAssemblerSpecialChar"><text:span text:style-name="T18">-</text:span></text:span><text:span text:style-name="_5f_OOoAssemblerIdent"><text:span text:style-name="T18">definition</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wrapu</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Directive"><text:span text:style-name="T18">repeat</text:span></text:span><text:span text:style-name="_5f_OOoAssemblerSpecialChar"><text:span text:style-name="T18">-</text:span></text:span><text:span text:style-name="_5f_OOoAssemblerIdent"><text:span text:style-name="T18">definition</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wrapv</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Directive"><text:span text:style-name="T18">repeat</text:span></text:span><text:span text:style-name="_5f_OOoAssemblerSpecialChar"><text:span text:style-name="T18">-</text:span></text:span><text:span text:style-name="_5f_OOoAssemblerIdent"><text:span text:style-name="T18">definition</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wrapw</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Directive"><text:span text:style-name="T18">repeat</text:span></text:span><text:span text:style-name="_5f_OOoAssemblerSpecialChar"><text:span text:style-name="T18">-</text:span></text:span><text:span text:style-name="_5f_OOoAssemblerIdent"><text:span text:style-name="T18">definition</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defines the behavior of the texture image outside of the</text:span></text:span></text:p>
      <text:p text:style-name="P27"><text:span text:style-name="_5f_OOoComputerKeyWord"><text:span text:style-name="T14"><text:s text:c="4"/>normal (u,v) range 0.0 - 1.0. <text:s/>It is "REPEAT" to repeat the</text:span></text:span></text:p>
      <text:p text:style-name="P27"><text:span text:style-name="_5f_OOoComputerKeyWord"><text:span text:style-name="T14"><text:s text:c="4"/>texture to infinity, "CLAMP" not to. <text:s/>The wrapping behavior may be</text:span></text:span></text:p>
      <text:p text:style-name="P27"><text:span text:style-name="_5f_OOoComputerKeyWord"><text:span text:style-name="T14"><text:s text:c="4"/>specified independently for each axis via "wrapu" and "wrapv", or</text:span></text:span></text:p>
      <text:p text:style-name="P27"><text:span text:style-name="_5f_OOoComputerKeyWord"><text:span text:style-name="T14"><text:s text:c="4"/>it may be specified for both simultaneously via "wrap".</text:span></text:span></text:p>
      <text:p text:style-name="P27"/>
      <text:p text:style-name="P27"><text:span text:style-name="_5f_OOoComputerKeyWord"><text:span text:style-name="T14"><text:s text:c="4"/>Although less often used, for 3-d textures wrapw may also be</text:span></text:span></text:p>
      <text:p text:style-name="P27"><text:span text:style-name="_5f_OOoComputerKeyWord"><text:span text:style-name="T14"><text:s text:c="4"/>specified, and it behaves similarly to wrapu and wrapv.</text:span></text:span></text:p>
      <text:p text:style-name="P27"/>
      <text:p text:style-name="P27"><text:span text:style-name="_5f_OOoComputerKeyWord"><text:span text:style-name="T14"><text:s text:c="4"/>There are other legal values in addtional to REPEAT and CLAMP.</text:span></text:span></text:p>
      <text:p text:style-name="P27"><text:span text:style-name="_5f_OOoComputerKeyWord"><text:span text:style-name="T14"><text:s text:c="4"/>The full list is:</text:span></text:span></text:p>
      <text:p text:style-name="P27"/>
      <text:p text:style-name="P27"><text:span text:style-name="_5f_OOoComputerKeyWord"><text:span text:style-name="T14"><text:s text:c="6"/>CLAMP</text:span></text:span></text:p>
      <text:p text:style-name="P27"><text:span text:style-name="_5f_OOoComputerKeyWord"><text:span text:style-name="T14"><text:s text:c="6"/>REPEAT</text:span></text:span></text:p>
      <text:p text:style-name="P27"><text:span text:style-name="_5f_OOoComputerKeyWord"><text:span text:style-name="T14"><text:s text:c="6"/>MIRROR</text:span></text:span></text:p>
      <text:p text:style-name="P27"><text:span text:style-name="_5f_OOoComputerKeyWord"><text:span text:style-name="T14"><text:s text:c="6"/>MIRROR_ONCE</text:span></text:span></text:p>
      <text:p text:style-name="P27"><text:span text:style-name="_5f_OOoComputerKeyWord"><text:span text:style-name="T14"><text:s text:c="6"/>BORDER_COLOR</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borderr</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red</text:span></text:span><text:span text:style-name="_5f_OOoAssemblerSpecialChar"><text:span text:style-name="T18">-</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borderg</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green</text:span></text:span><text:span text:style-name="_5f_OOoAssemblerSpecialChar"><text:span text:style-name="T18">-</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borderb</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blue</text:span></text:span><text:span text:style-name="_5f_OOoAssemblerSpecialChar"><text:span text:style-name="T18">-</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bordera</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alpha</text:span></text:span><text:span text:style-name="_5f_OOoAssemblerSpecialChar"><text:span text:style-name="T18">-</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ese define the "border color" of the texture, which is</text:span></text:span></text:p>
      <text:p text:style-name="P27"><text:span text:style-name="_5f_OOoComputerKeyWord"><text:span text:style-name="T14"><text:s text:c="4"/>particularly important when one of the wrap modes, above, is</text:span></text:span></text:p>
      <text:p text:style-name="P27"><text:span text:style-name="_5f_OOoComputerKeyWord"><text:span text:style-name="T14"><text:s text:c="4"/>BORDER_COLOR.</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typ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ure</text:span></text:span><text:span text:style-name="_5f_OOoAssemblerSpecialChar"><text:span text:style-name="T18">-</text:span></text:span><text:span text:style-name="_5f_OOoAssemblerIdent"><text:span text:style-name="T18">typ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may be one of the following attributes:</text:span></text:span></text:p>
      <text:p text:style-name="P27"/>
      <text:p text:style-name="P27"><text:span text:style-name="_5f_OOoComputerKeyWord"><text:span text:style-name="T14"><text:s text:c="6"/>1D</text:span></text:span></text:p>
      <text:p text:style-name="P27"><text:span text:style-name="_5f_OOoComputerKeyWord"><text:span text:style-name="T14"><text:s text:c="6"/>2D</text:span></text:span></text:p>
      <text:p text:style-name="P46"><text:span text:style-name="_5f_OOoComputerKeyWord"><text:span text:style-name="T14"><text:s text:c="6"/>3D</text:span></text:span></text:p>
      <text:p text:style-name="P27"><text:span text:style-name="_5f_OOoComputerKeyWord"><text:span text:style-name="T14"><text:s text:c="6"/>CUBE_MAP</text:span></text:span></text:p>
      <text:p text:style-name="P27"/>
      <text:p text:style-name="P27"><text:span text:style-name="_5f_OOoComputerKeyWord"><text:span text:style-name="T14"><text:s text:c="4"/>The default is "2D", which specifies a normal, 2-d texture. <text:s/>If</text:span></text:span></text:p>
      <text:p text:style-name="P27"><text:span text:style-name="_5f_OOoComputerKeyWord"><text:span text:style-name="T14"><text:s text:c="4"/>any of the other types is specified instead, a texture image of</text:span></text:span></text:p>
      <text:p text:style-name="P27"><text:span text:style-name="_5f_OOoComputerKeyWord"><text:span text:style-name="T14"><text:s text:c="4"/>the corresponding type is loaded.</text:span></text:span></text:p>
      <text:p text:style-name="P27"/>
      <text:p text:style-name="P27"><text:span text:style-name="_5f_OOoComputerKeyWord"><text:span text:style-name="T14"><text:s text:c="4"/>If 3D or CUBE_MAP is specified, then a series of texture images</text:span></text:span></text:p>
      <text:p text:style-name="P27"><text:span text:style-name="_5f_OOoComputerKeyWord"><text:span text:style-name="T14"><text:s text:c="4"/>must be loaded to make up the complete texture; in this case, the</text:span></text:span></text:p>
      <text:p text:style-name="P27"><text:span text:style-name="_5f_OOoComputerKeyWord"><text:span text:style-name="T14"><text:s text:c="4"/>texture filename is expected to include a sequence of one or more</text:span></text:span></text:p>
      <text:p text:style-name="P27"><text:span text:style-name="_5f_OOoComputerKeyWord"><text:span text:style-name="T14"><text:s text:c="4"/>hash mark ("#") characters, which will be filled in with the</text:span></text:span></text:p>
      <text:p text:style-name="P27"><text:span text:style-name="_5f_OOoComputerKeyWord"><text:span text:style-name="T14"><text:s text:c="4"/>sequence number. <text:s/>The first image in the sequence must be numbered</text:span></text:span></text:p>
      <text:p text:style-name="P27"><text:span text:style-name="_5f_OOoComputerKeyWord"><text:span text:style-name="T14"><text:s text:c="4"/>0, and there must be no gaps in the sequence. <text:s/>In this case, a</text:span></text:span></text:p>
      <text:p text:style-name="P27"><text:span text:style-name="_5f_OOoComputerKeyWord"><text:span text:style-name="T14"><text:s text:c="4"/>separate alpha-file designation is ignored; the alpha channel, if</text:span></text:span></text:p>
      <text:p text:style-name="P27"><text:span text:style-name="_5f_OOoComputerKeyWord"><text:span text:style-name="T14"><text:s text:c="4"/>present, must be included in the same image with the color</text:span></text:span></text:p>
      <text:p text:style-name="P27"><text:span text:style-name="_5f_OOoComputerKeyWord"><text:span text:style-name="T14"><text:s text:c="4"/>channel(s).</text:span></text:span></text:p>
      <text:p text:style-name="P27"/>
      <text:p text:style-name="P27"><text:span text:style-name="_5f_OOoComputerKeyWord"><text:span text:style-name="T14"><text:s text:c="2"/>&lt;Scalar&gt; multiview { flag }</text:span></text:span></text:p>
      <text:p text:style-name="P27"/>
      <text:p text:style-name="P27"><text:span text:style-name="_5f_OOoComputerKeyWord"><text:span text:style-name="T14"><text:s text:c="4"/>If this flag is nonzero, the texture is loaded as a multiview</text:span></text:span></text:p>
      <text:p text:style-name="P27"><text:span text:style-name="_5f_OOoComputerKeyWord"><text:span text:style-name="T14"><text:s text:c="4"/>texture. <text:s/>In this case, the filename must contain a hash mark</text:span></text:span></text:p>
      <text:p text:style-name="P27"><text:span text:style-name="_5f_OOoComputerKeyWord"><text:span text:style-name="T14"><text:s text:c="4"/>("#") as in the 3D or CUBE_MAP case, above, and the different</text:span></text:span></text:p>
      <text:p text:style-name="P27"><text:span text:style-name="_5f_OOoComputerKeyWord"><text:span text:style-name="T14"><text:s text:c="4"/>images are loaded into the different views of the multiview</text:span></text:span></text:p>
      <text:p text:style-name="P27"><text:span text:style-name="_5f_OOoComputerKeyWord"><text:span text:style-name="T14"><text:s text:c="4"/>textures. <text:s/>If the texture is already a cube map texture, the</text:span></text:span></text:p>
      <text:p text:style-name="P27"><text:span text:style-name="_5f_OOoComputerKeyWord"><text:span text:style-name="T14"><text:s text:c="4"/>same hash sequence is used for both purposes: the first six images</text:span></text:span></text:p>
      <text:p text:style-name="P27"><text:span text:style-name="_5f_OOoComputerKeyWord"><text:span text:style-name="T14"><text:s text:c="4"/>define the first view, the next six images define the second view,</text:span></text:span></text:p>
      <text:p text:style-name="P27"><text:span text:style-name="_5f_OOoComputerKeyWord"><text:span text:style-name="T14"><text:s text:c="4"/>and so on. <text:s/>If the texture is a 3-D texture, you must also specify</text:span></text:span></text:p>
      <text:p text:style-name="P27"><text:span text:style-name="_5f_OOoComputerKeyWord"><text:span text:style-name="T14"><text:s text:c="4"/>num-views, below, to tell the loader how many images are loaded</text:span></text:span></text:p>
      <text:p text:style-name="P27"><text:span text:style-name="_5f_OOoComputerKeyWord"><text:span text:style-name="T14"><text:s text:c="4"/>for views, and how many are loaded for levels.</text:span></text:span></text:p>
      <text:p text:style-name="P27"/>
      <text:p text:style-name="P27"><text:span text:style-name="_5f_OOoComputerKeyWord"><text:span text:style-name="T14"><text:s text:c="4"/>A multiview texture is most often used to load stereo textures,</text:span></text:span></text:p>
      <text:p text:style-name="P27"><text:span text:style-name="_5f_OOoComputerKeyWord"><text:span text:style-name="T14"><text:s text:c="4"/>where a different image is presented to each eye viewing the</text:span></text:span></text:p>
      <text:p text:style-name="P27"><text:span text:style-name="_5f_OOoComputerKeyWord"><text:span text:style-name="T14"><text:s text:c="4"/>texture, but other uses are possible, such as for texture</text:span></text:span></text:p>
      <text:p text:style-name="P27"><text:span text:style-name="_5f_OOoComputerKeyWord"><text:span text:style-name="T14"><text:s text:c="4"/>animation.</text:span></text:span></text:p>
      <text:p text:style-name="P27"/>
      <text:p text:style-name="P27"><text:span text:style-name="_5f_OOoComputerKeyWord"><text:span text:style-name="T14"><text:s text:c="2"/>&lt;Scalar&gt; num-views { count }</text:span></text:span></text:p>
      <text:p text:style-name="P27"/>
      <text:p text:style-name="P27"><text:span text:style-name="_5f_OOoComputerKeyWord"><text:span text:style-name="T14"><text:s text:c="4"/>This is used only when loading a 3-D multiview texture. <text:s/>It</text:span></text:span></text:p>
      <text:p text:style-name="P27"><text:span text:style-name="_5f_OOoComputerKeyWord"><text:span text:style-name="T14"><text:s text:c="4"/>specifies how many different views the texture holds; the z height</text:span></text:span></text:p>
      <text:p text:style-name="P27"><text:span text:style-name="_5f_OOoComputerKeyWord"><text:span text:style-name="T14"><text:s text:c="4"/>of the texture is then implicitly determined as (number of images)</text:span></text:span></text:p>
      <text:p text:style-name="P27"><text:span text:style-name="_5f_OOoComputerKeyWord"><text:span text:style-name="T14"><text:s text:c="4"/>/ (number of views).</text:span></text:span></text:p>
      <text:p text:style-name="P27"/>
      <text:p text:style-name="P46"/>
      <text:p text:style-name="P27"><text:span text:style-name="_5f_OOoComputerKeyWord"><text:span text:style-name="T14"><text:s text:c="2"/>&lt;Scalar&gt; read-mipmaps { flag }</text:span></text:span></text:p>
      <text:p text:style-name="P27"><text:span text:style-name="_5f_OOoComputerKeyWord"><text:span text:style-name="T14"><text:s/></text:span></text:span></text:p>
      <text:p text:style-name="P27"><text:span text:style-name="_5f_OOoComputerKeyWord"><text:span text:style-name="T14"><text:s text:c="3"/>If this flag is nonzero, then pre-generated mipmap levels will be</text:span></text:span></text:p>
      <text:p text:style-name="P27"><text:span text:style-name="_5f_OOoComputerKeyWord"><text:span text:style-name="T14"><text:s text:c="4"/>loaded along with the texture. <text:s/>In this case, the filename should</text:span></text:span></text:p>
      <text:p text:style-name="P27"><text:span text:style-name="_5f_OOoComputerKeyWord"><text:span text:style-name="T14"><text:s text:c="4"/>contain a sequence of one or more hash mark ("#") characters,</text:span></text:span></text:p>
      <text:p text:style-name="P27"><text:span text:style-name="_5f_OOoComputerKeyWord"><text:span text:style-name="T14"><text:s text:c="4"/>which will be filled in with the mipmap level number; the texture</text:span></text:span></text:p>
      <text:p text:style-name="P27"><text:span text:style-name="_5f_OOoComputerKeyWord"><text:span text:style-name="T14"><text:s text:c="4"/>filename thus determines a series of images, one for each mipmap</text:span></text:span></text:p>
      <text:p text:style-name="P27"><text:span text:style-name="_5f_OOoComputerKeyWord"><text:span text:style-name="T14"><text:s text:c="4"/>level. <text:s/>The base texture image is mipmap level 0.</text:span></text:span></text:p>
      <text:p text:style-name="P27"/>
      <text:p text:style-name="P27"><text:span text:style-name="_5f_OOoComputerKeyWord"><text:span text:style-name="T14"><text:s text:c="4"/>If this flag is specified in conjunction with a 3D or cube map</text:span></text:span></text:p>
      <text:p text:style-name="P27"><text:span text:style-name="_5f_OOoComputerKeyWord"><text:span text:style-name="T14"><text:s text:c="4"/>texture (as specified above), then the filename should contain two</text:span></text:span></text:p>
      <text:p text:style-name="P27"><text:span text:style-name="_5f_OOoComputerKeyWord"><text:span text:style-name="T14"><text:s text:c="4"/>hash mark sequences, separated by a character such as an</text:span></text:span></text:p>
      <text:p text:style-name="P27"><text:span text:style-name="_5f_OOoComputerKeyWord"><text:span text:style-name="T14"><text:s text:c="4"/>underscore, hyphen, or dot. <text:s/>The first sequence will be filled in</text:span></text:span></text:p>
      <text:p text:style-name="P27"><text:span text:style-name="_5f_OOoComputerKeyWord"><text:span text:style-name="T14"><text:s text:c="4"/>with the mipmap level index, and the second sequence will be</text:span></text:span></text:p>
      <text:p text:style-name="P27"><text:span text:style-name="_5f_OOoComputerKeyWord"><text:span text:style-name="T14"><text:s text:c="4"/>filled in with the 3D sequence or cube map face.</text:span></text:span></text:p>
      <text:p text:style-name="P27"/>
      <text:p text:style-name="P27"><text:span text:style-name="_5f_OOoComputerKeyWord"><text:span text:style-name="T14"><text:s text:c="2"/>&lt;Scalar&gt; minfilter { filter-type }</text:span></text:span></text:p>
      <text:p text:style-name="P27"><text:span text:style-name="_5f_OOoComputerKeyWord"><text:span text:style-name="T14"><text:s text:c="2"/>&lt;Scalar&gt; magfilter { filter-type }</text:span></text:span></text:p>
      <text:p text:style-name="P27"><text:span text:style-name="_5f_OOoComputerKeyWord"><text:span text:style-name="T14"><text:s text:c="2"/>&lt;Scalar&gt; magfilteralpha { filter-type }</text:span></text:span></text:p>
      <text:p text:style-name="P27"><text:span text:style-name="_5f_OOoComputerKeyWord"><text:span text:style-name="T14"><text:s text:c="2"/>&lt;Scalar&gt; magfiltercolor { filter-type }</text:span></text:span></text:p>
      <text:p text:style-name="P27"/>
      <text:p text:style-name="P27"><text:span text:style-name="_5f_OOoComputerKeyWord"><text:span text:style-name="T14"><text:s text:c="4"/>This specifies the type of filter applied when minimizing or</text:span></text:span></text:p>
      <text:p text:style-name="P27"><text:span text:style-name="_5f_OOoComputerKeyWord"><text:span text:style-name="T14"><text:s text:c="4"/>maximizing. <text:s/>Filter-type may be one of:</text:span></text:span></text:p>
      <text:p text:style-name="P27"/>
      <text:p text:style-name="P27"><text:span text:style-name="_5f_OOoComputerKeyWord"><text:span text:style-name="T14"><text:s text:c="6"/>NEAREST</text:span></text:span></text:p>
      <text:p text:style-name="P27"><text:span text:style-name="_5f_OOoComputerKeyWord"><text:span text:style-name="T14"><text:s text:c="6"/>LINEAR</text:span></text:span></text:p>
      <text:p text:style-name="P27"><text:span text:style-name="_5f_OOoComputerKeyWord"><text:span text:style-name="T14"><text:s text:c="6"/>NEAREST_MIPMAP_NEAREST</text:span></text:span></text:p>
      <text:p text:style-name="P27"><text:span text:style-name="_5f_OOoComputerKeyWord"><text:span text:style-name="T14"><text:s text:c="6"/>LINEAR_MIPMAP_NEAREST</text:span></text:span></text:p>
      <text:p text:style-name="P27"><text:span text:style-name="_5f_OOoComputerKeyWord"><text:span text:style-name="T14"><text:s text:c="6"/>NEAREST_MIPMAP_LINEAR</text:span></text:span></text:p>
      <text:p text:style-name="P27"><text:span text:style-name="_5f_OOoComputerKeyWord"><text:span text:style-name="T14"><text:s text:c="6"/>LINEAR_MIPMAP_LINEAR</text:span></text:span></text:p>
      <text:p text:style-name="P27"/>
      <text:p text:style-name="P27"><text:span text:style-name="_5f_OOoComputerKeyWord"><text:span text:style-name="T14"><text:s text:c="4"/>There are also some additional filter types that are supported for</text:span></text:span></text:p>
      <text:p text:style-name="P27"><text:span text:style-name="_5f_OOoComputerKeyWord"><text:span text:style-name="T14"><text:s text:c="4"/>historical reasons, but each of those additional types maps to one</text:span></text:span></text:p>
      <text:p text:style-name="P27"><text:span text:style-name="_5f_OOoComputerKeyWord"><text:span text:style-name="T14"><text:s text:c="4"/>of the above. <text:s/>New egg files should use only the above filter</text:span></text:span></text:p>
      <text:p text:style-name="P27"><text:span text:style-name="_5f_OOoComputerKeyWord"><text:span text:style-name="T14"><text:s text:c="4"/>types.</text:span></text:span></text:p>
      <text:p text:style-name="P27"/>
      <text:p text:style-name="P27"><text:span text:style-name="_5f_OOoComputerKeyWord"><text:span text:style-name="T14"><text:s text:c="2"/>&lt;Scalar&gt; anisotropic-degree { degree }</text:span></text:span></text:p>
      <text:p text:style-name="P27"/>
      <text:p text:style-name="P27"><text:span text:style-name="_5f_OOoComputerKeyWord"><text:span text:style-name="T14"><text:s text:c="4"/>Enables anisotropic filtering for the texture, and specifies the</text:span></text:span></text:p>
      <text:p text:style-name="P27"><text:span text:style-name="_5f_OOoComputerKeyWord"><text:span text:style-name="T14"><text:s text:c="4"/>degree of filtering. <text:s/>If the degree is 0 or 1, anisotropic</text:span></text:span></text:p>
      <text:p text:style-name="P27"><text:span text:style-name="_5f_OOoComputerKeyWord"><text:span text:style-name="T14"><text:s text:c="4"/>filtering is disabled. <text:s/>The default is disabled.</text:span></text:span></text:p>
      <text:p text:style-name="P46"><text:span text:style-name="_5f_OOoComputerKeyWord"><text:span text:style-name="T14"/></text:span></text:p>
      <text:p text:style-name="P27"/>
      <text:p text:style-name="P27"><text:span text:style-name="_5f_OOoComputerKeyWord"><text:span text:style-name="T14"><text:s text:c="2"/>&lt;Scalar&gt; envtype { environment-type }</text:span></text:span></text:p>
      <text:p text:style-name="P27"/>
      <text:p text:style-name="P27"><text:span text:style-name="_5f_OOoComputerKeyWord"><text:span text:style-name="T14"><text:s text:c="4"/>This specifies the type of texture environment to create; i.e. it</text:span></text:span></text:p>
      <text:p text:style-name="P27"><text:span text:style-name="_5f_OOoComputerKeyWord"><text:span text:style-name="T14"><text:s text:c="4"/>controls the way in which textures apply to models.</text:span></text:span></text:p>
      <text:p text:style-name="P27"><text:span text:style-name="_5f_OOoComputerKeyWord"><text:span text:style-name="T14"><text:s text:c="4"/>Environment-type may be one of:</text:span></text:span></text:p>
      <text:p text:style-name="P27"/>
      <text:p text:style-name="P27"><text:span text:style-name="_5f_OOoComputerKeyWord"><text:span text:style-name="T14"><text:s text:c="6"/>MODULATE</text:span></text:span></text:p>
      <text:p text:style-name="P27"><text:span text:style-name="_5f_OOoComputerKeyWord"><text:span text:style-name="T14"><text:s text:c="6"/>DECAL</text:span></text:span></text:p>
      <text:p text:style-name="P27"><text:span text:style-name="_5f_OOoComputerKeyWord"><text:span text:style-name="T14"><text:s text:c="6"/>BLEND</text:span></text:span></text:p>
      <text:p text:style-name="P27"><text:span text:style-name="_5f_OOoComputerKeyWord"><text:span text:style-name="T14"><text:s text:c="6"/>REPLACE</text:span></text:span></text:p>
      <text:p text:style-name="P27"><text:span text:style-name="_5f_OOoComputerKeyWord"><text:span text:style-name="T14"><text:s text:c="6"/>ADD</text:span></text:span></text:p>
      <text:p text:style-name="P27"><text:span text:style-name="_5f_OOoComputerKeyWord"><text:span text:style-name="T14"><text:s text:c="6"/>BLEND_COLOR_SCALE</text:span></text:span></text:p>
      <text:p text:style-name="P27"><text:span text:style-name="_5f_OOoComputerKeyWord"><text:span text:style-name="T14"><text:s text:c="6"/>MODULATE_GLOW</text:span></text:span></text:p>
      <text:p text:style-name="P27"><text:span text:style-name="_5f_OOoComputerKeyWord"><text:span text:style-name="T14"><text:s text:c="6"/>MODULATE_GLOSS</text:span></text:span></text:p>
      <text:p text:style-name="P27"><text:span text:style-name="_5f_OOoComputerKeyWord"><text:span text:style-name="T14"><text:s text:c="5"/>*NORMAL</text:span></text:span></text:p>
      <text:p text:style-name="P27"><text:span text:style-name="_5f_OOoComputerKeyWord"><text:span text:style-name="T14"><text:s text:c="5"/>*NORMAL_HEIGHT</text:span></text:span></text:p>
      <text:p text:style-name="P27"><text:span text:style-name="_5f_OOoComputerKeyWord"><text:span text:style-name="T14"><text:s text:c="5"/>*GLOW</text:span></text:span></text:p>
      <text:p text:style-name="P27"><text:span text:style-name="_5f_OOoComputerKeyWord"><text:span text:style-name="T14"><text:s text:c="5"/>*GLOSS</text:span></text:span></text:p>
      <text:p text:style-name="P27"><text:span text:style-name="_5f_OOoComputerKeyWord"><text:span text:style-name="T14"><text:s text:c="5"/>*HEIGHT</text:span></text:span></text:p>
      <text:p text:style-name="P27"><text:span text:style-name="_5f_OOoComputerKeyWord"><text:span text:style-name="T14"><text:s text:c="5"/>*SELECTOR</text:span></text:span></text:p>
      <text:p text:style-name="P27"/>
      <text:p text:style-name="P27"><text:span text:style-name="_5f_OOoComputerKeyWord"><text:span text:style-name="T14"><text:s text:c="4"/>The default environment type is MODULATE, which means the texture</text:span></text:span></text:p>
      <text:p text:style-name="P27"><text:span text:style-name="_5f_OOoComputerKeyWord"><text:span text:style-name="T14"><text:s text:c="4"/>color is multiplied with the base polygon (or vertex) color. <text:s/>This</text:span></text:span></text:p>
      <text:p text:style-name="P27"><text:span text:style-name="_5f_OOoComputerKeyWord"><text:span text:style-name="T14"><text:s text:c="4"/>is the most common texture environment by far. <text:s/>Other environment</text:span></text:span></text:p>
      <text:p text:style-name="P27"><text:span text:style-name="_5f_OOoComputerKeyWord"><text:span text:style-name="T14"><text:s text:c="4"/>types are more esoteric and are especially useful in the presence</text:span></text:span></text:p>
      <text:p text:style-name="P27"><text:span text:style-name="_5f_OOoComputerKeyWord"><text:span text:style-name="T14"><text:s text:c="4"/>of multitexture. <text:s/>In particular, the types prefixed by an asterisk</text:span></text:span></text:p>
      <text:p text:style-name="P27"><text:span text:style-name="_5f_OOoComputerKeyWord"><text:span text:style-name="T14"><text:s text:c="4"/>(*) require enabling Panda's automatic ShaderGenerator.</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rgb</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mod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alpha</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mod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rgb</text:span></text:span><text:span text:style-name="_5f_OOoAssemblerSpecialChar"><text:span text:style-name="T18">-</text:span></text:span><text:span text:style-name="_5f_OOoAssemblerIdent"><text:span text:style-name="T18">source0</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sourc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rgb</text:span></text:span><text:span text:style-name="_5f_OOoAssemblerSpecialChar"><text:span text:style-name="T18">-</text:span></text:span><text:span text:style-name="_5f_OOoAssemblerIdent"><text:span text:style-name="T18">operand0</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operand</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rgb</text:span></text:span><text:span text:style-name="_5f_OOoAssemblerSpecialChar"><text:span text:style-name="T18">-</text:span></text:span><text:span text:style-name="_5f_OOoAssemblerIdent"><text:span text:style-name="T18">source1</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sourc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rgb</text:span></text:span><text:span text:style-name="_5f_OOoAssemblerSpecialChar"><text:span text:style-name="T18">-</text:span></text:span><text:span text:style-name="_5f_OOoAssemblerIdent"><text:span text:style-name="T18">operand1</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operand</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rgb</text:span></text:span><text:span text:style-name="_5f_OOoAssemblerSpecialChar"><text:span text:style-name="T18">-</text:span></text:span><text:span text:style-name="_5f_OOoAssemblerIdent"><text:span text:style-name="T18">source2</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sourc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rgb</text:span></text:span><text:span text:style-name="_5f_OOoAssemblerSpecialChar"><text:span text:style-name="T18">-</text:span></text:span><text:span text:style-name="_5f_OOoAssemblerIdent"><text:span text:style-name="T18">operand2</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operand</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alpha</text:span></text:span><text:span text:style-name="_5f_OOoAssemblerSpecialChar"><text:span text:style-name="T18">-</text:span></text:span><text:span text:style-name="_5f_OOoAssemblerIdent"><text:span text:style-name="T18">source0</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sourc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alpha</text:span></text:span><text:span text:style-name="_5f_OOoAssemblerSpecialChar"><text:span text:style-name="T18">-</text:span></text:span><text:span text:style-name="_5f_OOoAssemblerIdent"><text:span text:style-name="T18">operand0</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operand</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alpha</text:span></text:span><text:span text:style-name="_5f_OOoAssemblerSpecialChar"><text:span text:style-name="T18">-</text:span></text:span><text:span text:style-name="_5f_OOoAssemblerIdent"><text:span text:style-name="T18">source1</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source</text:span></text:span><text:span text:style-name="_5f_OOoComputerKeyWord"><text:span text:style-name="T14"> </text:span></text:span><text:span text:style-name="_5f_OOoAssemblerSpecialChar"><text:span text:style-name="T18">}</text:span></text:span></text:p>
      <text:p text:style-name="P48"><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alpha</text:span></text:span><text:span text:style-name="_5f_OOoAssemblerSpecialChar"><text:span text:style-name="T18">-</text:span></text:span><text:span text:style-name="_5f_OOoAssemblerIdent"><text:span text:style-name="T18">operand1</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operand</text:span></text:span><text:span text:style-name="_5f_OOoComputerKeyWord"><text:span text:style-name="T14"> </text:span></text:span><text:span text:style-name="_5f_OOoAssemblerSpecialChar"><text:span text:style-name="T18">}</text:span></text:span></text:p>
      <text:p text:style-name="P28"><text:span text:style-name="_5f_OOoAssemblerSpecialChar"><text:span text:style-name="T18"><text:s/>&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alpha</text:span></text:span><text:span text:style-name="_5f_OOoAssemblerSpecialChar"><text:span text:style-name="T18">-</text:span></text:span><text:span text:style-name="_5f_OOoAssemblerIdent"><text:span text:style-name="T18">source2</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sourc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alpha</text:span></text:span><text:span text:style-name="_5f_OOoAssemblerSpecialChar"><text:span text:style-name="T18">-</text:span></text:span><text:span text:style-name="_5f_OOoAssemblerIdent"><text:span text:style-name="T18">operand2</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operand</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ese options replace the envtype and specify the texture combiner</text:span></text:span></text:p>
      <text:p text:style-name="P27"><text:span text:style-name="_5f_OOoComputerKeyWord"><text:span text:style-name="T14"><text:s text:c="4"/>mode, which is usually used for multitexturing. <text:s/>This specifies</text:span></text:span></text:p>
      <text:p text:style-name="P27"><text:span text:style-name="_5f_OOoComputerKeyWord"><text:span text:style-name="T14"><text:s text:c="4"/>how the texture combines with the base color and/or the other</text:span></text:span></text:p>
      <text:p text:style-name="P27"><text:span text:style-name="_5f_OOoComputerKeyWord"><text:span text:style-name="T14"><text:s text:c="4"/>textures applied previously. <text:s/>You must specify both an rgb and an</text:span></text:span></text:p>
      <text:p text:style-name="P27"><text:span text:style-name="_5f_OOoComputerKeyWord"><text:span text:style-name="T14"><text:s text:c="4"/>alpha combine mode. <text:s/>Some combine-modes use one source/operand</text:span></text:span></text:p>
      <text:p text:style-name="P27"><text:span text:style-name="_5f_OOoComputerKeyWord"><text:span text:style-name="T14"><text:s text:c="4"/>pair, and some use all three; most use just two.</text:span></text:span></text:p>
      <text:p text:style-name="P27"/>
      <text:p text:style-name="P27"><text:span text:style-name="_5f_OOoComputerKeyWord"><text:span text:style-name="T14"><text:s text:c="4"/>combine-mode may be one of:</text:span></text:span></text:p>
      <text:p text:style-name="P27"/>
      <text:p text:style-name="P27"><text:span text:style-name="_5f_OOoComputerKeyWord"><text:span text:style-name="T14"><text:s text:c="6"/>REPLACE</text:span></text:span></text:p>
      <text:p text:style-name="P27"><text:span text:style-name="_5f_OOoComputerKeyWord"><text:span text:style-name="T14"><text:s text:c="6"/>MODULATE</text:span></text:span></text:p>
      <text:p text:style-name="P27"><text:span text:style-name="_5f_OOoComputerKeyWord"><text:span text:style-name="T14"><text:s text:c="6"/>ADD</text:span></text:span></text:p>
      <text:p text:style-name="P27"><text:span text:style-name="_5f_OOoComputerKeyWord"><text:span text:style-name="T14"><text:s text:c="6"/>ADD-SIGNED</text:span></text:span></text:p>
      <text:p text:style-name="P27"><text:span text:style-name="_5f_OOoComputerKeyWord"><text:span text:style-name="T14"><text:s text:c="6"/>INTERPOLATE</text:span></text:span></text:p>
      <text:p text:style-name="P27"><text:span text:style-name="_5f_OOoComputerKeyWord"><text:span text:style-name="T14"><text:s text:c="6"/>SUBTRACT</text:span></text:span></text:p>
      <text:p text:style-name="P27"><text:span text:style-name="_5f_OOoComputerKeyWord"><text:span text:style-name="T14"><text:s text:c="6"/>DOT3-RGB</text:span></text:span></text:p>
      <text:p text:style-name="P27"><text:span text:style-name="_5f_OOoComputerKeyWord"><text:span text:style-name="T14"><text:s text:c="6"/>DOT3-RGBA</text:span></text:span></text:p>
      <text:p text:style-name="P27"/>
      <text:p text:style-name="P27"><text:span text:style-name="_5f_OOoComputerKeyWord"><text:span text:style-name="T14"><text:s text:c="4"/>combine-source may be one of:</text:span></text:span></text:p>
      <text:p text:style-name="P27"/>
      <text:p text:style-name="P27"><text:span text:style-name="_5f_OOoComputerKeyWord"><text:span text:style-name="T14"><text:s text:c="6"/>TEXTURE</text:span></text:span></text:p>
      <text:p text:style-name="P27"><text:span text:style-name="_5f_OOoComputerKeyWord"><text:span text:style-name="T14"><text:s text:c="6"/>CONSTANT</text:span></text:span></text:p>
      <text:p text:style-name="P27"><text:span text:style-name="_5f_OOoComputerKeyWord"><text:span text:style-name="T14"><text:s text:c="6"/>PRIMARY-COLOR</text:span></text:span></text:p>
      <text:p text:style-name="P27"><text:span text:style-name="_5f_OOoComputerKeyWord"><text:span text:style-name="T14"><text:s text:c="6"/>PREVIOUS</text:span></text:span></text:p>
      <text:p text:style-name="P27"><text:span text:style-name="_5f_OOoComputerKeyWord"><text:span text:style-name="T14"><text:s text:c="6"/>CONSTANT_COLOR_SCALE</text:span></text:span></text:p>
      <text:p text:style-name="P27"><text:span text:style-name="_5f_OOoComputerKeyWord"><text:span text:style-name="T14"><text:s text:c="6"/>LAST_SAVED_RESULT</text:span></text:span></text:p>
      <text:p text:style-name="P27"/>
      <text:p text:style-name="P27"><text:span text:style-name="_5f_OOoComputerKeyWord"><text:span text:style-name="T14"><text:s text:c="4"/>combine-operand may be one of:</text:span></text:span></text:p>
      <text:p text:style-name="P27"/>
      <text:p text:style-name="P27"><text:span text:style-name="_5f_OOoComputerKeyWord"><text:span text:style-name="T14"><text:s text:c="6"/>SRC-COLOR</text:span></text:span></text:p>
      <text:p text:style-name="P27"><text:span text:style-name="_5f_OOoComputerKeyWord"><text:span text:style-name="T14"><text:s text:c="6"/>ONE-MINUS-SRC-COLOR</text:span></text:span></text:p>
      <text:p text:style-name="P27"><text:span text:style-name="_5f_OOoComputerKeyWord"><text:span text:style-name="T14"><text:s text:c="6"/>SRC-ALPHA</text:span></text:span></text:p>
      <text:p text:style-name="P27"><text:span text:style-name="_5f_OOoComputerKeyWord"><text:span text:style-name="T14"><text:s text:c="6"/>ONE-MINUS-SRC-ALPHA</text:span></text:span></text:p>
      <text:p text:style-name="P27"/>
      <text:p text:style-name="P27"><text:span text:style-name="_5f_OOoComputerKeyWord"><text:span text:style-name="T14"><text:s text:c="4"/>The default values if any of these are omitted are:</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rgb</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modulat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alpha</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modulat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rgb</text:span></text:span><text:span text:style-name="_5f_OOoAssemblerSpecialChar"><text:span text:style-name="T18">-</text:span></text:span><text:span text:style-name="_5f_OOoAssemblerIdent"><text:span text:style-name="T18">source0</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previous</text:span></text:span><text:span text:style-name="_5f_OOoComputerKeyWord"><text:span text:style-name="T14"> </text:span></text:span><text:span text:style-name="_5f_OOoAssemblerSpecialChar"><text:span text:style-name="T18">}</text:span></text:span></text:p>
      <text:p text:style-name="P46"><text:span text:style-name="_5f_OOoComputerKeyWord"><text:span text:style-name="T14"/></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rgb</text:span></text:span><text:span text:style-name="_5f_OOoAssemblerSpecialChar"><text:span text:style-name="T18">-</text:span></text:span><text:span text:style-name="_5f_OOoAssemblerIdent"><text:span text:style-name="T18">operand0</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src</text:span></text:span><text:span text:style-name="_5f_OOoAssemblerSpecialChar"><text:span text:style-name="T18">-</text:span></text:span><text:span text:style-name="_5f_OOoAssemblerIdent"><text:span text:style-name="T18">color</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rgb</text:span></text:span><text:span text:style-name="_5f_OOoAssemblerSpecialChar"><text:span text:style-name="T18">-</text:span></text:span><text:span text:style-name="_5f_OOoAssemblerIdent"><text:span text:style-name="T18">source1</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ur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rgb</text:span></text:span><text:span text:style-name="_5f_OOoAssemblerSpecialChar"><text:span text:style-name="T18">-</text:span></text:span><text:span text:style-name="_5f_OOoAssemblerIdent"><text:span text:style-name="T18">operand1</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src</text:span></text:span><text:span text:style-name="_5f_OOoAssemblerSpecialChar"><text:span text:style-name="T18">-</text:span></text:span><text:span text:style-name="_5f_OOoAssemblerIdent"><text:span text:style-name="T18">color</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rgb</text:span></text:span><text:span text:style-name="_5f_OOoAssemblerSpecialChar"><text:span text:style-name="T18">-</text:span></text:span><text:span text:style-name="_5f_OOoAssemblerIdent"><text:span text:style-name="T18">source2</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onstant</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rgb</text:span></text:span><text:span text:style-name="_5f_OOoAssemblerSpecialChar"><text:span text:style-name="T18">-</text:span></text:span><text:span text:style-name="_5f_OOoAssemblerIdent"><text:span text:style-name="T18">operand2</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src</text:span></text:span><text:span text:style-name="_5f_OOoAssemblerSpecialChar"><text:span text:style-name="T18">-</text:span></text:span><text:span text:style-name="_5f_OOoAssemblerIdent"><text:span text:style-name="T18">alpha</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alpha</text:span></text:span><text:span text:style-name="_5f_OOoAssemblerSpecialChar"><text:span text:style-name="T18">-</text:span></text:span><text:span text:style-name="_5f_OOoAssemblerIdent"><text:span text:style-name="T18">source0</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previous</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alpha</text:span></text:span><text:span text:style-name="_5f_OOoAssemblerSpecialChar"><text:span text:style-name="T18">-</text:span></text:span><text:span text:style-name="_5f_OOoAssemblerIdent"><text:span text:style-name="T18">operand0</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src</text:span></text:span><text:span text:style-name="_5f_OOoAssemblerSpecialChar"><text:span text:style-name="T18">-</text:span></text:span><text:span text:style-name="_5f_OOoAssemblerIdent"><text:span text:style-name="T18">alpha</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alpha</text:span></text:span><text:span text:style-name="_5f_OOoAssemblerSpecialChar"><text:span text:style-name="T18">-</text:span></text:span><text:span text:style-name="_5f_OOoAssemblerIdent"><text:span text:style-name="T18">source1</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ur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alpha</text:span></text:span><text:span text:style-name="_5f_OOoAssemblerSpecialChar"><text:span text:style-name="T18">-</text:span></text:span><text:span text:style-name="_5f_OOoAssemblerIdent"><text:span text:style-name="T18">operand1</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src</text:span></text:span><text:span text:style-name="_5f_OOoAssemblerSpecialChar"><text:span text:style-name="T18">-</text:span></text:span><text:span text:style-name="_5f_OOoAssemblerIdent"><text:span text:style-name="T18">alpha</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alpha</text:span></text:span><text:span text:style-name="_5f_OOoAssemblerSpecialChar"><text:span text:style-name="T18">-</text:span></text:span><text:span text:style-name="_5f_OOoAssemblerIdent"><text:span text:style-name="T18">source2</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onstant</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mbine</text:span></text:span><text:span text:style-name="_5f_OOoAssemblerSpecialChar"><text:span text:style-name="T18">-</text:span></text:span><text:span text:style-name="_5f_OOoAssemblerIdent"><text:span text:style-name="T18">alpha</text:span></text:span><text:span text:style-name="_5f_OOoAssemblerSpecialChar"><text:span text:style-name="T18">-</text:span></text:span><text:span text:style-name="_5f_OOoAssemblerIdent"><text:span text:style-name="T18">operand2</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src</text:span></text:span><text:span text:style-name="_5f_OOoAssemblerSpecialChar"><text:span text:style-name="T18">-</text:span></text:span><text:span text:style-name="_5f_OOoAssemblerIdent"><text:span text:style-name="T18">alpha</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saved</text:span></text:span><text:span text:style-name="_5f_OOoAssemblerSpecialChar"><text:span text:style-name="T18">-</text:span></text:span><text:span text:style-name="_5f_OOoAssemblerIdent"><text:span text:style-name="T18">resul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flag</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text:span></text:span></text:p>
      <text:p text:style-name="P27"><text:span text:style-name="_5f_OOoComputerKeyWord"><text:span text:style-name="T14"><text:s text:c="4"/>If flag is nonzero, then it indicates that this particular texture</text:span></text:span></text:p>
      <text:p text:style-name="P27"><text:span text:style-name="_5f_OOoComputerKeyWord"><text:span text:style-name="T14"><text:s text:c="4"/>stage will be supplied as the "last_saved_result" source for any</text:span></text:span></text:p>
      <text:p text:style-name="P27"><text:span text:style-name="_5f_OOoComputerKeyWord"><text:span text:style-name="T14"><text:s text:c="4"/>future texture stages.</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tex</text:span></text:span><text:span text:style-name="_5f_OOoAssemblerSpecialChar"><text:span text:style-name="T18">-</text:span></text:span><text:span text:style-name="_5f_OOoAssemblerIdent"><text:span text:style-name="T18">gen</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mod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specifies that texture coordinates for the primitives that</text:span></text:span></text:p>
      <text:p text:style-name="P27"><text:span text:style-name="_5f_OOoComputerKeyWord"><text:span text:style-name="T14"><text:s text:c="4"/>reference this texture should be dynamically computed at runtime,</text:span></text:span></text:p>
      <text:p text:style-name="P27"><text:span text:style-name="_5f_OOoComputerKeyWord"><text:span text:style-name="T14"><text:s text:c="4"/>for instance to apply a reflection map or some other effect. <text:s/>The</text:span></text:span></text:p>
      <text:p text:style-name="P27"><text:span text:style-name="_5f_OOoComputerKeyWord"><text:span text:style-name="T14"><text:s text:c="4"/>valid values for mode are:</text:span></text:span></text:p>
      <text:p text:style-name="P27"/>
      <text:p text:style-name="P27"><text:span text:style-name="_5f_OOoComputerKeyWord"><text:span text:style-name="T14"><text:s text:c="6"/>EYE_SPHERE_MAP (or SPHERE_MAP)</text:span></text:span></text:p>
      <text:p text:style-name="P27"><text:span text:style-name="_5f_OOoComputerKeyWord"><text:span text:style-name="T14"><text:s text:c="6"/>WORLD_CUBE_MAP</text:span></text:span></text:p>
      <text:p text:style-name="P27"><text:span text:style-name="_5f_OOoComputerKeyWord"><text:span text:style-name="T14"><text:s text:c="6"/>EYE_CUBE_MAP (or CUBE_MAP)</text:span></text:span></text:p>
      <text:p text:style-name="P27"><text:span text:style-name="_5f_OOoComputerKeyWord"><text:span text:style-name="T14"><text:s text:c="6"/>WORLD_NORMAL</text:span></text:span></text:p>
      <text:p text:style-name="P27"><text:span text:style-name="_5f_OOoComputerKeyWord"><text:span text:style-name="T14"><text:s text:c="6"/>EYE_NORMAL</text:span></text:span></text:p>
      <text:p text:style-name="P27"><text:span text:style-name="_5f_OOoComputerKeyWord"><text:span text:style-name="T14"><text:s text:c="6"/>WORLD_POSITION</text:span></text:span></text:p>
      <text:p text:style-name="P27"><text:span text:style-name="_5f_OOoComputerKeyWord"><text:span text:style-name="T14"><text:s text:c="6"/>EYE_POSITION</text:span></text:span></text:p>
      <text:p text:style-name="P27"><text:span text:style-name="_5f_OOoComputerKeyWord"><text:span text:style-name="T14"><text:s text:c="6"/>POINT_SPRITE</text:span></text:span></text:p>
      <text:p text:style-name="P27"/>
      <text:p text:style-name="P27"><text:span text:style-name="_5f_OOoComputerKeyWord"><text:span text:style-name="T14"><text:s text:c="2"/>&lt;Scalar&gt; stage-name { name }</text:span></text:span></text:p>
      <text:p text:style-name="P27"/>
      <text:p text:style-name="P27"><text:span text:style-name="_5f_OOoComputerKeyWord"><text:span text:style-name="T14"><text:s text:c="4"/>Specifies the name of the TextureStage object that is created to</text:span></text:span></text:p>
      <text:p text:style-name="P27"><text:span text:style-name="_5f_OOoComputerKeyWord"><text:span text:style-name="T14"><text:s text:c="4"/>render this texture. <text:s/>If this is omitted, a custom TextureStage is</text:span></text:span></text:p>
      <text:p text:style-name="P27"><text:span text:style-name="_5f_OOoComputerKeyWord"><text:span text:style-name="T14"><text:s text:c="4"/>created for this texture if it is required (e.g. because some</text:span></text:span></text:p>
      <text:p text:style-name="P27"><text:span text:style-name="_5f_OOoComputerKeyWord"><text:span text:style-name="T14"><text:s text:c="4"/>other multitexturing parameter has been specified), or the system</text:span></text:span></text:p>
      <text:p text:style-name="P46"><text:span text:style-name="_5f_OOoComputerKeyWord"><text:span text:style-name="T14"/></text:span></text:p>
      <text:p text:style-name="P27"><text:span text:style-name="_5f_OOoComputerKeyWord"><text:span text:style-name="T14"><text:s text:c="4"/>default TextureStage is used if multitexturing is not required.</text:span></text:span></text:p>
      <text:p text:style-name="P27"/>
      <text:p text:style-name="P27"><text:span text:style-name="_5f_OOoComputerKeyWord"><text:span text:style-name="T14"><text:s text:c="2"/>&lt;Scalar&gt; priority { priority-value }</text:span></text:span></text:p>
      <text:p text:style-name="P27"/>
      <text:p text:style-name="P27"><text:span text:style-name="_5f_OOoComputerKeyWord"><text:span text:style-name="T14"><text:s text:c="4"/>Specifies an integer sort value to rank this texture in priority</text:span></text:span></text:p>
      <text:p text:style-name="P27"><text:span text:style-name="_5f_OOoComputerKeyWord"><text:span text:style-name="T14"><text:s text:c="4"/>among other textures that are applied to the same geometry. <text:s/>This</text:span></text:span></text:p>
      <text:p text:style-name="P27"><text:span text:style-name="_5f_OOoComputerKeyWord"><text:span text:style-name="T14"><text:s text:c="4"/>is only used to eliminate low-priority textures in case more</text:span></text:span></text:p>
      <text:p text:style-name="P27"><text:span text:style-name="_5f_OOoComputerKeyWord"><text:span text:style-name="T14"><text:s text:c="4"/>textures are requested for a particular piece of geometry than the</text:span></text:span></text:p>
      <text:p text:style-name="P27"><text:span text:style-name="_5f_OOoComputerKeyWord"><text:span text:style-name="T14"><text:s text:c="4"/>graphics hardware can render.</text:span></text:span></text:p>
      <text:p text:style-name="P27"/>
      <text:p text:style-name="P27"><text:span text:style-name="_5f_OOoComputerKeyWord"><text:span text:style-name="T14"><text:s text:c="2"/>&lt;Scalar&gt; blendr { red-value }</text:span></text:span></text:p>
      <text:p text:style-name="P27"><text:span text:style-name="_5f_OOoComputerKeyWord"><text:span text:style-name="T14"><text:s text:c="2"/>&lt;Scalar&gt; blendg { green-value }</text:span></text:span></text:p>
      <text:p text:style-name="P27"><text:span text:style-name="_5f_OOoComputerKeyWord"><text:span text:style-name="T14"><text:s text:c="2"/>&lt;Scalar&gt; blendb { blue-value }</text:span></text:span></text:p>
      <text:p text:style-name="P27"><text:span text:style-name="_5f_OOoComputerKeyWord"><text:span text:style-name="T14"><text:s text:c="2"/>&lt;Scalar&gt; blenda { alpha-value }</text:span></text:span></text:p>
      <text:p text:style-name="P27"/>
      <text:p text:style-name="P27"><text:span text:style-name="_5f_OOoComputerKeyWord"><text:span text:style-name="T14"><text:s text:c="4"/>Specifies a four-component color that is applied with the color in</text:span></text:span></text:p>
      <text:p text:style-name="P27"><text:span text:style-name="_5f_OOoComputerKeyWord"><text:span text:style-name="T14"><text:s text:c="4"/>case the envtype, above, is "blend", or one of the combine-sources</text:span></text:span></text:p>
      <text:p text:style-name="P27"><text:span text:style-name="_5f_OOoComputerKeyWord"><text:span text:style-name="T14"><text:s text:c="4"/>is "constant".</text:span></text:span></text:p>
      <text:p text:style-name="P27"/>
      <text:p text:style-name="P27"><text:span text:style-name="_5f_OOoComputerKeyWord"><text:span text:style-name="T14"><text:s text:c="2"/>&lt;Scalar&gt; uv-name { name }</text:span></text:span></text:p>
      <text:p text:style-name="P27"/>
      <text:p text:style-name="P27"><text:span text:style-name="_5f_OOoComputerKeyWord"><text:span text:style-name="T14"><text:s text:c="4"/>Specifies the name of the texture coordinates that are to be</text:span></text:span></text:p>
      <text:p text:style-name="P27"><text:span text:style-name="_5f_OOoComputerKeyWord"><text:span text:style-name="T14"><text:s text:c="4"/>associated with this texture. <text:s/>If this is omitted, the default</text:span></text:span></text:p>
      <text:p text:style-name="P27"><text:span text:style-name="_5f_OOoComputerKeyWord"><text:span text:style-name="T14"><text:s text:c="4"/>texture coordinates are used.</text:span></text:span></text:p>
      <text:p text:style-name="P27"/>
      <text:p text:style-name="P27"><text:span text:style-name="_5f_OOoComputerKeyWord"><text:span text:style-name="T14"><text:s text:c="2"/>&lt;Scalar&gt; rgb-scale { scale }</text:span></text:span></text:p>
      <text:p text:style-name="P27"><text:span text:style-name="_5f_OOoComputerKeyWord"><text:span text:style-name="T14"><text:s text:c="2"/>&lt;Scalar&gt; alpha-scale { scale }</text:span></text:span></text:p>
      <text:p text:style-name="P27"/>
      <text:p text:style-name="P27"><text:span text:style-name="_5f_OOoComputerKeyWord"><text:span text:style-name="T14"><text:s text:c="4"/>Specifies an additional scale factor that will scale the r, g, b</text:span></text:span></text:p>
      <text:p text:style-name="P27"><text:span text:style-name="_5f_OOoComputerKeyWord"><text:span text:style-name="T14"><text:s text:c="4"/>(or a) components after the texture has been applied. <text:s/>This is</text:span></text:span></text:p>
      <text:p text:style-name="P27"><text:span text:style-name="_5f_OOoComputerKeyWord"><text:span text:style-name="T14"><text:s text:c="4"/>only used when a combine mode is in effect. <text:s/>The only legal values</text:span></text:span></text:p>
      <text:p text:style-name="P27"><text:span text:style-name="_5f_OOoComputerKeyWord"><text:span text:style-name="T14"><text:s text:c="4"/>are 1, 2, or 4.</text:span></text:span></text:p>
      <text:p text:style-name="P27"/>
      <text:p text:style-name="P27"><text:span text:style-name="_5f_OOoComputerKeyWord"><text:span text:style-name="T14"><text:s text:c="2"/>&lt;Scalar&gt; alpha { alpha-type }</text:span></text:span></text:p>
      <text:p text:style-name="P27"/>
      <text:p text:style-name="P27"><text:span text:style-name="_5f_OOoComputerKeyWord"><text:span text:style-name="T14"><text:s text:c="4"/>This specifies whether and what type of transparency will be</text:span></text:span></text:p>
      <text:p text:style-name="P27"><text:span text:style-name="_5f_OOoComputerKeyWord"><text:span text:style-name="T14"><text:s text:c="4"/>performed. <text:s/>Alpha-type may be one of:</text:span></text:span></text:p>
      <text:p text:style-name="P27"/>
      <text:p text:style-name="P27"><text:span text:style-name="_5f_OOoComputerKeyWord"><text:span text:style-name="T14"><text:s text:c="6"/>OFF</text:span></text:span></text:p>
      <text:p text:style-name="P27"><text:span text:style-name="_5f_OOoComputerKeyWord"><text:span text:style-name="T14"><text:s text:c="6"/>ON</text:span></text:span></text:p>
      <text:p text:style-name="P27"><text:span text:style-name="_5f_OOoComputerKeyWord"><text:span text:style-name="T14"><text:s text:c="6"/>BLEND</text:span></text:span></text:p>
      <text:p text:style-name="P46"><text:span text:style-name="_5f_OOoComputerKeyWord"><text:span text:style-name="T14"/></text:span></text:p>
      <text:p text:style-name="P27"><text:span text:style-name="_5f_OOoComputerKeyWord"><text:span text:style-name="T14"><text:s text:c="6"/>BLEND_NO_OCCLUDE</text:span></text:span></text:p>
      <text:p text:style-name="P27"><text:span text:style-name="_5f_OOoComputerKeyWord"><text:span text:style-name="T14"><text:s text:c="6"/>MS</text:span></text:span></text:p>
      <text:p text:style-name="P27"><text:span text:style-name="_5f_OOoComputerKeyWord"><text:span text:style-name="T14"><text:s text:c="6"/>MS_MASK</text:span></text:span></text:p>
      <text:p text:style-name="P27"><text:span text:style-name="_5f_OOoComputerKeyWord"><text:span text:style-name="T14"><text:s text:c="6"/>BINARY</text:span></text:span></text:p>
      <text:p text:style-name="P27"><text:span text:style-name="_5f_OOoComputerKeyWord"><text:span text:style-name="T14"><text:s text:c="6"/>DUAL</text:span></text:span></text:p>
      <text:p text:style-name="P27"/>
      <text:p text:style-name="P27"><text:span text:style-name="_5f_OOoComputerKeyWord"><text:span text:style-name="T14"><text:s text:c="4"/>If alpha-type is OFF, it means not to enable transparency, even if</text:span></text:span></text:p>
      <text:p text:style-name="P27"><text:span text:style-name="_5f_OOoComputerKeyWord"><text:span text:style-name="T14"><text:s text:c="4"/>the image contains an alpha channel or the format is RGBA. <text:s/>If</text:span></text:span></text:p>
      <text:p text:style-name="P27"><text:span text:style-name="_5f_OOoComputerKeyWord"><text:span text:style-name="T14"><text:s text:c="4"/>alpha-type is ON, it means to enable the default transparency,</text:span></text:span></text:p>
      <text:p text:style-name="P27"><text:span text:style-name="_5f_OOoComputerKeyWord"><text:span text:style-name="T14"><text:s text:c="4"/>even if the image filename does not contain an alpha channel. <text:s/>If</text:span></text:span></text:p>
      <text:p text:style-name="P27"><text:span text:style-name="_5f_OOoComputerKeyWord"><text:span text:style-name="T14"><text:s text:c="4"/>alpha-type is any of the other options, it specifies the type of</text:span></text:span></text:p>
      <text:p text:style-name="P27"><text:span text:style-name="_5f_OOoComputerKeyWord"><text:span text:style-name="T14"><text:s text:c="4"/>transparency to be enabled.</text:span></text:span></text:p>
      <text:p text:style-name="P27"/>
      <text:p text:style-name="P27"><text:span text:style-name="_5f_OOoComputerKeyWord"><text:span text:style-name="T14"><text:s text:c="2"/>&lt;Scalar&gt; bin { bin-name }</text:span></text:span></text:p>
      <text:p text:style-name="P27"/>
      <text:p text:style-name="P27"><text:span text:style-name="_5f_OOoComputerKeyWord"><text:span text:style-name="T14"><text:s text:c="4"/>This specifies the bin name order of all polygons with this</text:span></text:span></text:p>
      <text:p text:style-name="P27"><text:span text:style-name="_5f_OOoComputerKeyWord"><text:span text:style-name="T14"><text:s text:c="4"/>texture applied, in the absence of a bin name specified on the</text:span></text:span></text:p>
      <text:p text:style-name="P27"><text:span text:style-name="_5f_OOoComputerKeyWord"><text:span text:style-name="T14"><text:s text:c="4"/>polygon itself. <text:s/>See the description for bin under polygon</text:span></text:span></text:p>
      <text:p text:style-name="P27"><text:span text:style-name="_5f_OOoComputerKeyWord"><text:span text:style-name="T14"><text:s text:c="4"/>attributes.</text:span></text:span></text:p>
      <text:p text:style-name="P27"/>
      <text:p text:style-name="P27"><text:span text:style-name="_5f_OOoComputerKeyWord"><text:span text:style-name="T14"><text:s text:c="2"/>&lt;Scalar&gt; draw-order { number }</text:span></text:span></text:p>
      <text:p text:style-name="P27"/>
      <text:p text:style-name="P27"><text:span text:style-name="_5f_OOoComputerKeyWord"><text:span text:style-name="T14"><text:s text:c="4"/>This specifies the fixed drawing order of all polygons with this</text:span></text:span></text:p>
      <text:p text:style-name="P27"><text:span text:style-name="_5f_OOoComputerKeyWord"><text:span text:style-name="T14"><text:s text:c="4"/>texture applied, in the absence of a drawing order specified on</text:span></text:span></text:p>
      <text:p text:style-name="P27"><text:span text:style-name="_5f_OOoComputerKeyWord"><text:span text:style-name="T14"><text:s text:c="4"/>the polygon itself. <text:s/>See the description for draw-order under</text:span></text:span></text:p>
      <text:p text:style-name="P27"><text:span text:style-name="_5f_OOoComputerKeyWord"><text:span text:style-name="T14"><text:s text:c="4"/>polygon attributes.</text:span></text:span></text:p>
      <text:p text:style-name="P27"/>
      <text:p text:style-name="P27"><text:span text:style-name="_5f_OOoComputerKeyWord"><text:span text:style-name="T14"><text:s text:c="2"/>&lt;Scalar&gt; depth-offset { number }</text:span></text:span></text:p>
      <text:p text:style-name="P27"><text:span text:style-name="_5f_OOoComputerKeyWord"><text:span text:style-name="T14"><text:s text:c="2"/>&lt;Scalar&gt; depth-write { mode }</text:span></text:span></text:p>
      <text:p text:style-name="P27"><text:span text:style-name="_5f_OOoComputerKeyWord"><text:span text:style-name="T14"><text:s text:c="2"/>&lt;Scalar&gt; depth-test { mode }</text:span></text:span></text:p>
      <text:p text:style-name="P27"/>
      <text:p text:style-name="P27"><text:span text:style-name="_5f_OOoComputerKeyWord"><text:span text:style-name="T14"><text:s text:c="4"/>Specifies special depth buffer properties of all polygons with this</text:span></text:span></text:p>
      <text:p text:style-name="P27"><text:span text:style-name="_5f_OOoComputerKeyWord"><text:span text:style-name="T14"><text:s text:c="4"/>texture applied. <text:s/>See the descriptions for the individual</text:span></text:span></text:p>
      <text:p text:style-name="P27"><text:span text:style-name="_5f_OOoComputerKeyWord"><text:span text:style-name="T14"><text:s text:c="4"/>attributes under polygon attributes.</text:span></text:span></text:p>
      <text:p text:style-name="P27"/>
      <text:p text:style-name="P27"><text:span text:style-name="_5f_OOoComputerKeyWord"><text:span text:style-name="T14"><text:s text:c="2"/>&lt;Scalar&gt; quality-level { quality }</text:span></text:span></text:p>
      <text:p text:style-name="P27"/>
      <text:p text:style-name="P27"><text:span text:style-name="_5f_OOoComputerKeyWord"><text:span text:style-name="T14"><text:s text:c="4"/>Sets a hint to the renderer about the desired performance /</text:span></text:span></text:p>
      <text:p text:style-name="P27"><text:span text:style-name="_5f_OOoComputerKeyWord"><text:span text:style-name="T14"><text:s text:c="4"/>quality tradeoff for this particular texture. <text:s/>This is most useful</text:span></text:span></text:p>
      <text:p text:style-name="P27"><text:span text:style-name="_5f_OOoComputerKeyWord"><text:span text:style-name="T14"><text:s text:c="4"/>for the tinydisplay software renderer; for normal,</text:span></text:span></text:p>
      <text:p text:style-name="P27"><text:span text:style-name="_5f_OOoComputerKeyWord"><text:span text:style-name="T14"><text:s text:c="4"/>hardware-accelerated renderers, this may have little or no effect.</text:span></text:span></text:p>
      <text:p text:style-name="P46"><text:span text:style-name="_5f_OOoComputerKeyWord"><text:span text:style-name="T14"/></text:span></text:p>
      <text:p text:style-name="P27"/>
      <text:p text:style-name="P27"><text:span text:style-name="_5f_OOoComputerKeyWord"><text:span text:style-name="T14"><text:s text:c="4"/>This may be one of:</text:span></text:span></text:p>
      <text:p text:style-name="P27"/>
      <text:p text:style-name="P27"><text:span text:style-name="_5f_OOoComputerKeyWord"><text:span text:style-name="T14"><text:s text:c="6"/>DEFAULT</text:span></text:span></text:p>
      <text:p text:style-name="P27"><text:span text:style-name="_5f_OOoComputerKeyWord"><text:span text:style-name="T14"><text:s text:c="6"/>FASTEST</text:span></text:span></text:p>
      <text:p text:style-name="P27"><text:span text:style-name="_5f_OOoComputerKeyWord"><text:span text:style-name="T14"><text:s text:c="6"/>NORMAL</text:span></text:span></text:p>
      <text:p text:style-name="P27"><text:span text:style-name="_5f_OOoComputerKeyWord"><text:span text:style-name="T14"><text:s text:c="6"/>BEST</text:span></text:span></text:p>
      <text:p text:style-name="P27"/>
      <text:p text:style-name="P27"><text:span text:style-name="_5f_OOoComputerKeyWord"><text:span text:style-name="T14"><text:s text:c="4"/>"Default" means to use whatever quality level is specified by the</text:span></text:span></text:p>
      <text:p text:style-name="P27"><text:span text:style-name="_5f_OOoComputerKeyWord"><text:span text:style-name="T14"><text:s text:c="4"/>global texture-quality-level config variable.</text:span></text:span></text:p>
      <text:p text:style-name="P27"/>
      <text:p text:style-name="P27"><text:span text:style-name="_5f_OOoComputerKeyWord"><text:span text:style-name="T14"><text:s text:c="2"/>&lt;Transform&gt; { transform-definition }</text:span></text:span></text:p>
      <text:p text:style-name="P27"/>
      <text:p text:style-name="P27"><text:span text:style-name="_5f_OOoComputerKeyWord"><text:span text:style-name="T14"><text:s text:c="4"/>This specifies a 2-d or 3-d transformation that is applied to the</text:span></text:span></text:p>
      <text:p text:style-name="P27"><text:span text:style-name="_5f_OOoComputerKeyWord"><text:span text:style-name="T14"><text:s text:c="4"/>UV's of a surface to generate the texture coordinates.</text:span></text:span></text:p>
      <text:p text:style-name="P27"/>
      <text:p text:style-name="P27"><text:span text:style-name="_5f_OOoComputerKeyWord"><text:span text:style-name="T14"><text:s text:c="4"/>The transform syntax is similar to that for groups, except it may</text:span></text:span></text:p>
      <text:p text:style-name="P27"><text:span text:style-name="_5f_OOoComputerKeyWord"><text:span text:style-name="T14"><text:s text:c="4"/>define either a 2-d 3x3 matrix or a 3-d 4x4 matrix. <text:s/>(You should</text:span></text:span></text:p>
      <text:p text:style-name="P27"><text:span text:style-name="_5f_OOoComputerKeyWord"><text:span text:style-name="T14"><text:s text:c="4"/>use the two-dimensional forms if the UV's are two-dimensional, and</text:span></text:span></text:p>
      <text:p text:style-name="P27"><text:span text:style-name="_5f_OOoComputerKeyWord"><text:span text:style-name="T14"><text:s text:c="4"/>the three-dimensional forms if the UV's are three-dimensional.)</text:span></text:span></text:p>
      <text:p text:style-name="P27"/>
      <text:p text:style-name="P27"><text:span text:style-name="_5f_OOoComputerKeyWord"><text:span text:style-name="T14"><text:s text:c="4"/>A two-dimensional transform may be any sequence of zero or more of</text:span></text:span></text:p>
      <text:p text:style-name="P27"><text:span text:style-name="_5f_OOoComputerKeyWord"><text:span text:style-name="T14"><text:s text:c="4"/>the following. <text:s/>Transformations are post multiplied in the order</text:span></text:span></text:p>
      <text:p text:style-name="P27"><text:span text:style-name="_5f_OOoComputerKeyWord"><text:span text:style-name="T14"><text:s text:c="4"/>they are encountered to produce a net transformation matrix.</text:span></text:span></text:p>
      <text:p text:style-name="P27"><text:span text:style-name="_5f_OOoComputerKeyWord"><text:span text:style-name="T14"><text:s text:c="4"/>Rotations are counterclockwise about the origin in degrees.</text:span></text:span></text:p>
      <text:p text:style-name="P27"><text:span text:style-name="_5f_OOoComputerKeyWord"><text:span text:style-name="T14"><text:s text:c="4"/>Matrices, when specified explicitly, are row-major.</text:span></text:span></text:p>
      <text:p text:style-name="P27"/>
      <text:p text:style-name="P27"><text:span text:style-name="_5f_OOoComputerKeyWord"><text:span text:style-name="T14"><text:s text:c="6"/>&lt;Translate&gt; { x y }</text:span></text:span></text:p>
      <text:p text:style-name="P27"><text:span text:style-name="_5f_OOoComputerKeyWord"><text:span text:style-name="T14"><text:s text:c="6"/>&lt;Rotate&gt; { degrees }</text:span></text:span></text:p>
      <text:p text:style-name="P27"><text:span text:style-name="_5f_OOoComputerKeyWord"><text:span text:style-name="T14"><text:s text:c="6"/>&lt;Scale&gt; { x y }</text:span></text:span></text:p>
      <text:p text:style-name="P27"><text:span text:style-name="_5f_OOoComputerKeyWord"><text:span text:style-name="T14"><text:s text:c="6"/>&lt;Scale&gt; { s }</text:span></text:span></text:p>
      <text:p text:style-name="P27"/>
      <text:p text:style-name="P27"><text:span text:style-name="_5f_OOoComputerKeyWord"><text:span text:style-name="T14"><text:s text:c="6"/>&lt;Matrix3&gt; {</text:span></text:span></text:p>
      <text:p text:style-name="P27"><text:span text:style-name="_5f_OOoComputerKeyWord"><text:span text:style-name="T14"><text:s text:c="8"/>00 01 02</text:span></text:span></text:p>
      <text:p text:style-name="P27"><text:span text:style-name="_5f_OOoComputerKeyWord"><text:span text:style-name="T14"><text:s text:c="8"/>10 11 12</text:span></text:span></text:p>
      <text:p text:style-name="P27"><text:span text:style-name="_5f_OOoComputerKeyWord"><text:span text:style-name="T14"><text:s text:c="8"/>20 21 22</text:span></text:span></text:p>
      <text:p text:style-name="P27"><text:span text:style-name="_5f_OOoComputerKeyWord"><text:span text:style-name="T14"><text:s text:c="6"/>}</text:span></text:span></text:p>
      <text:p text:style-name="P27"/>
      <text:p text:style-name="P27"><text:span text:style-name="_5f_OOoComputerKeyWord"><text:span text:style-name="T14"><text:s text:c="4"/>A three-dimensional transform may be any sequence of zero or more</text:span></text:span></text:p>
      <text:p text:style-name="P27"><text:span text:style-name="_5f_OOoComputerKeyWord"><text:span text:style-name="T14"><text:s text:c="4"/>of the following. <text:s/>See the description under &lt;Group&gt;, below, for</text:span></text:span></text:p>
      <text:p text:style-name="P27"><text:span text:style-name="_5f_OOoComputerKeyWord"><text:span text:style-name="T14"><text:s text:c="4"/>more information.</text:span></text:span></text:p>
      <text:p text:style-name="P46"><text:span text:style-name="_5f_OOoComputerKeyWord"><text:span text:style-name="T14"/></text:span></text:p>
      <text:p text:style-name="P27"/>
      <text:p text:style-name="P27"><text:span text:style-name="_5f_OOoComputerKeyWord"><text:span text:style-name="T14"><text:s text:c="6"/>&lt;Translate&gt; { x y z }</text:span></text:span></text:p>
      <text:p text:style-name="P27"><text:span text:style-name="_5f_OOoComputerKeyWord"><text:span text:style-name="T14"><text:s text:c="6"/>&lt;RotX&gt; { degrees }</text:span></text:span></text:p>
      <text:p text:style-name="P27"><text:span text:style-name="_5f_OOoComputerKeyWord"><text:span text:style-name="T14"><text:s text:c="6"/>&lt;RotY&gt; { degrees }</text:span></text:span></text:p>
      <text:p text:style-name="P27"><text:span text:style-name="_5f_OOoComputerKeyWord"><text:span text:style-name="T14"><text:s text:c="6"/>&lt;RotZ&gt; { degrees }</text:span></text:span></text:p>
      <text:p text:style-name="P27"><text:span text:style-name="_5f_OOoComputerKeyWord"><text:span text:style-name="T14"><text:s text:c="6"/>&lt;Rotate&gt; { degrees x y z }</text:span></text:span></text:p>
      <text:p text:style-name="P27"><text:span text:style-name="_5f_OOoComputerKeyWord"><text:span text:style-name="T14"><text:s text:c="6"/>&lt;Scale&gt; { x y z }</text:span></text:span></text:p>
      <text:p text:style-name="P27"><text:span text:style-name="_5f_OOoComputerKeyWord"><text:span text:style-name="T14"><text:s text:c="6"/>&lt;Scale&gt; { s }</text:span></text:span></text:p>
      <text:p text:style-name="P27"/>
      <text:p text:style-name="P27"><text:span text:style-name="_5f_OOoComputerKeyWord"><text:span text:style-name="T14"><text:s text:c="6"/>&lt;Matrix4&gt; {</text:span></text:span></text:p>
      <text:p text:style-name="P27"><text:span text:style-name="_5f_OOoComputerKeyWord"><text:span text:style-name="T14"><text:s text:c="8"/>00 01 02 03</text:span></text:span></text:p>
      <text:p text:style-name="P27"><text:span text:style-name="_5f_OOoComputerKeyWord"><text:span text:style-name="T14"><text:s text:c="8"/>10 11 12 13</text:span></text:span></text:p>
      <text:p text:style-name="P27"><text:span text:style-name="_5f_OOoComputerKeyWord"><text:span text:style-name="T14"><text:s text:c="8"/>20 21 22 23</text:span></text:span></text:p>
      <text:p text:style-name="P27"><text:span text:style-name="_5f_OOoComputerKeyWord"><text:span text:style-name="T14"><text:s text:c="8"/>30 31 32 33</text:span></text:span></text:p>
      <text:p text:style-name="P27"><text:span text:style-name="_5f_OOoComputerKeyWord"><text:span text:style-name="T14"><text:s text:c="6"/>}</text:span></text:span></text:p>
      <text:p text:style-name="P27"/>
      <text:p text:style-name="P27"/>
      <text:p text:style-name="P27"><text:span text:style-name="_5f_OOoComputerKeyWord"><text:span text:style-name="T14">&lt;Material&gt; name { [scalars] }</text:span></text:span></text:p>
      <text:p text:style-name="P27"/>
      <text:p text:style-name="P27"><text:span text:style-name="_5f_OOoComputerKeyWord"><text:span text:style-name="T14"><text:s text:c="2"/>This defines a set of material attributes that may later be</text:span></text:span></text:p>
      <text:p text:style-name="P27"><text:span text:style-name="_5f_OOoComputerKeyWord"><text:span text:style-name="T14"><text:s text:c="2"/>referenced with &lt;MRef&gt; { name }.</text:span></text:span></text:p>
      <text:p text:style-name="P27"/>
      <text:p text:style-name="P27"><text:span text:style-name="_5f_OOoComputerKeyWord"><text:span text:style-name="T14"><text:s text:c="2"/>The following attributes may appear within the material block:</text:span></text:span></text:p>
      <text:p text:style-name="P27"/>
      <text:p text:style-name="P27"><text:span text:style-name="_5f_OOoComputerKeyWord"><text:span text:style-name="T14"><text:s text:c="2"/>&lt;Scalar&gt; diffr { number }</text:span></text:span></text:p>
      <text:p text:style-name="P27"><text:span text:style-name="_5f_OOoComputerKeyWord"><text:span text:style-name="T14"><text:s text:c="2"/>&lt;Scalar&gt; diffg { number }</text:span></text:span></text:p>
      <text:p text:style-name="P27"><text:span text:style-name="_5f_OOoComputerKeyWord"><text:span text:style-name="T14"><text:s text:c="2"/>&lt;Scalar&gt; diffb { number }</text:span></text:span></text:p>
      <text:p text:style-name="P27"><text:span text:style-name="_5f_OOoComputerKeyWord"><text:span text:style-name="T14"><text:s text:c="2"/>&lt;Scalar&gt; diffa { number }</text:span></text:span></text:p>
      <text:p text:style-name="P27"/>
      <text:p text:style-name="P27"><text:span text:style-name="_5f_OOoComputerKeyWord"><text:span text:style-name="T14"><text:s text:c="2"/>&lt;Scalar&gt; ambr { number }</text:span></text:span></text:p>
      <text:p text:style-name="P27"><text:span text:style-name="_5f_OOoComputerKeyWord"><text:span text:style-name="T14"><text:s text:c="2"/>&lt;Scalar&gt; ambg { number }</text:span></text:span></text:p>
      <text:p text:style-name="P27"><text:span text:style-name="_5f_OOoComputerKeyWord"><text:span text:style-name="T14"><text:s text:c="2"/>&lt;Scalar&gt; ambb { number }</text:span></text:span></text:p>
      <text:p text:style-name="P27"><text:span text:style-name="_5f_OOoComputerKeyWord"><text:span text:style-name="T14"><text:s text:c="2"/>&lt;Scalar&gt; amba { number }</text:span></text:span></text:p>
      <text:p text:style-name="P27"/>
      <text:p text:style-name="P27"><text:span text:style-name="_5f_OOoComputerKeyWord"><text:span text:style-name="T14"><text:s text:c="2"/>&lt;Scalar&gt; emitr { number }</text:span></text:span></text:p>
      <text:p text:style-name="P27"><text:span text:style-name="_5f_OOoComputerKeyWord"><text:span text:style-name="T14"><text:s text:c="2"/>&lt;Scalar&gt; emitg { number }</text:span></text:span></text:p>
      <text:p text:style-name="P27"><text:span text:style-name="_5f_OOoComputerKeyWord"><text:span text:style-name="T14"><text:s text:c="2"/>&lt;Scalar&gt; emitb { number }</text:span></text:span></text:p>
      <text:p text:style-name="P27"><text:span text:style-name="_5f_OOoComputerKeyWord"><text:span text:style-name="T14"><text:s text:c="2"/>&lt;Scalar&gt; emita { number }</text:span></text:span></text:p>
      <text:p text:style-name="P27"/>
      <text:p text:style-name="P27"><text:span text:style-name="_5f_OOoComputerKeyWord"><text:span text:style-name="T14"><text:s text:c="2"/>&lt;Scalar&gt; specr { number }</text:span></text:span></text:p>
      <text:p text:style-name="P27"><text:span text:style-name="_5f_OOoComputerKeyWord"><text:span text:style-name="T14"><text:s text:c="2"/>&lt;Scalar&gt; specg { number }</text:span></text:span></text:p>
      <text:p text:style-name="P27"><text:soft-page-break/><text:span text:style-name="_5f_OOoComputerKeyWord"><text:span text:style-name="T14"><text:s text:c="2"/>&lt;Scalar&gt; specb { number }</text:span></text:span></text:p>
      <text:p text:style-name="P27"><text:span text:style-name="_5f_OOoComputerKeyWord"><text:span text:style-name="T14"><text:s text:c="2"/>&lt;Scalar&gt; speca { number }</text:span></text:span></text:p>
      <text:p text:style-name="P27"/>
      <text:p text:style-name="P27"><text:span text:style-name="_5f_OOoComputerKeyWord"><text:span text:style-name="T14"><text:s text:c="2"/>&lt;Scalar&gt; shininess { number }</text:span></text:span></text:p>
      <text:p text:style-name="P27"><text:span text:style-name="_5f_OOoComputerKeyWord"><text:span text:style-name="T14"><text:s text:c="2"/>&lt;Scalar&gt; local { flag }</text:span></text:span></text:p>
      <text:p text:style-name="P27"/>
      <text:p text:style-name="P27"><text:span text:style-name="_5f_OOoComputerKeyWord"><text:span text:style-name="T14"><text:s text:c="2"/>These properties collectively define a "material" that controls the</text:span></text:span></text:p>
      <text:p text:style-name="P27"><text:span text:style-name="_5f_OOoComputerKeyWord"><text:span text:style-name="T14"><text:s text:c="2"/>lighting effects that are applied to a surface; a material is only</text:span></text:span></text:p>
      <text:p text:style-name="P27"><text:span text:style-name="_5f_OOoComputerKeyWord"><text:span text:style-name="T14"><text:s text:c="2"/>in effect in the presence of lighting.</text:span></text:span></text:p>
      <text:p text:style-name="P27"/>
      <text:p text:style-name="P27"><text:span text:style-name="_5f_OOoComputerKeyWord"><text:span text:style-name="T14"><text:s text:c="2"/>The four color groups, diff*, amb*, emit*, and spec* specify the</text:span></text:span></text:p>
      <text:p text:style-name="P27"><text:span text:style-name="_5f_OOoComputerKeyWord"><text:span text:style-name="T14"><text:s text:c="2"/>diffuse, ambient, emission, and specular components of the lighting</text:span></text:span></text:p>
      <text:p text:style-name="P27"><text:span text:style-name="_5f_OOoComputerKeyWord"><text:span text:style-name="T14"><text:s text:c="2"/>equation, respectively. <text:s/>Any of them may be omitted; the omitted</text:span></text:span></text:p>
      <text:p text:style-name="P27"><text:span text:style-name="_5f_OOoComputerKeyWord"><text:span text:style-name="T14"><text:s text:c="2"/>component(s) take their color from the native color of the</text:span></text:span></text:p>
      <text:p text:style-name="P27"><text:span text:style-name="_5f_OOoComputerKeyWord"><text:span text:style-name="T14"><text:s text:c="2"/>primitive, otherwise the primitive color is replaced with the</text:span></text:span></text:p>
      <text:p text:style-name="P27"><text:span text:style-name="_5f_OOoComputerKeyWord"><text:span text:style-name="T14"><text:s text:c="2"/>material color.</text:span></text:span></text:p>
      <text:p text:style-name="P27"/>
      <text:p text:style-name="P27"><text:span text:style-name="_5f_OOoComputerKeyWord"><text:span text:style-name="T14"><text:s text:c="2"/>The shininess property controls the size of the specular highlight,</text:span></text:span></text:p>
      <text:p text:style-name="P27"><text:span text:style-name="_5f_OOoComputerKeyWord"><text:span text:style-name="T14"><text:s text:c="2"/>and the value ranges from 0 to 128. <text:s/>A larger value creates a</text:span></text:span></text:p>
      <text:p text:style-name="P27"><text:span text:style-name="_5f_OOoComputerKeyWord"><text:span text:style-name="T14"><text:s text:c="2"/>smaller highlight (creating the appearance of a shinier surface).</text:span></text:span></text:p>
      <text:p text:style-name="P27"/>
      <text:p text:style-name="P27"/>
      <text:p text:style-name="P27"><text:span text:style-name="_5f_OOoComputerKeyWord"><text:span text:style-name="T14">&lt;VertexPool&gt; name { vertices }</text:span></text:span></text:p>
      <text:p text:style-name="P27"/>
      <text:p text:style-name="P27"><text:span text:style-name="_5f_OOoComputerKeyWord"><text:span text:style-name="T14"><text:s text:c="2"/>A vertex pool is a set of vertices. <text:s/>All geometry is created by</text:span></text:span></text:p>
      <text:p text:style-name="P27"><text:span text:style-name="_5f_OOoComputerKeyWord"><text:span text:style-name="T14"><text:s text:c="2"/>referring to vertices by number in a particular vertex pool. <text:s/>There</text:span></text:span></text:p>
      <text:p text:style-name="P27"><text:span text:style-name="_5f_OOoComputerKeyWord"><text:span text:style-name="T14"><text:s text:c="2"/>may be one or several vertex pools in an egg file, but all vertices</text:span></text:span></text:p>
      <text:p text:style-name="P27"><text:span text:style-name="_5f_OOoComputerKeyWord"><text:span text:style-name="T14"><text:s text:c="2"/>that make up a single polygon must come from the same vertex pool.</text:span></text:span></text:p>
      <text:p text:style-name="P27"><text:span text:style-name="_5f_OOoComputerKeyWord"><text:span text:style-name="T14"><text:s text:c="2"/>The body of a &lt;VertexPool&gt; entry is simply a list of one or more</text:span></text:span></text:p>
      <text:p text:style-name="P27"><text:span text:style-name="_5f_OOoComputerKeyWord"><text:span text:style-name="T14"><text:s text:c="2"/>&lt;Vertex&gt; entries, as follows:</text:span></text:span></text:p>
      <text:p text:style-name="P27"/>
      <text:p text:style-name="P27"/>
      <text:p text:style-name="P27"><text:span text:style-name="_5f_OOoComputerKeyWord"><text:span text:style-name="T14"><text:s text:c="2"/>&lt;Vertex&gt; number { x [y [z [w]]] [attributes] }</text:span></text:span></text:p>
      <text:p text:style-name="P27"/>
      <text:p text:style-name="P27"><text:span text:style-name="_5f_OOoComputerKeyWord"><text:span text:style-name="T14"><text:s text:c="4"/>A &lt;Vertex&gt; entry is only valid within a vertex pool definition.</text:span></text:span></text:p>
      <text:p text:style-name="P27"><text:span text:style-name="_5f_OOoComputerKeyWord"><text:span text:style-name="T14"><text:s text:c="4"/>The number is the index by which this vertex will be referenced.</text:span></text:span></text:p>
      <text:p text:style-name="P27"><text:span text:style-name="_5f_OOoComputerKeyWord"><text:span text:style-name="T14"><text:s text:c="4"/>It is optional; if it is omitted, the vertices are implicitly</text:span></text:span></text:p>
      <text:p text:style-name="P27"><text:span text:style-name="_5f_OOoComputerKeyWord"><text:span text:style-name="T14"><text:s text:c="4"/>numbered consecutively beginning at one. <text:s/>If the number is</text:span></text:span></text:p>
      <text:p text:style-name="P27"><text:span text:style-name="_5f_OOoComputerKeyWord"><text:span text:style-name="T14"><text:s text:c="4"/>supplied, the vertices need not be consecutive.</text:span></text:span></text:p>
      <text:p text:style-name="P27"/>
      <text:p text:style-name="P27"><text:span text:style-name="_5f_OOoComputerKeyWord"><text:span text:style-name="T14"><text:s text:c="4"/>Normally, vertices are three-dimensional (with coordinates x, y,</text:span></text:span></text:p>
      <text:p text:style-name="P27"><text:span text:style-name="_5f_OOoComputerKeyWord"><text:span text:style-name="T14"><text:s text:c="4"/>and z); however, in certain cases vertices may have fewer or more</text:span></text:span></text:p>
      <text:p text:style-name="P46"><text:span text:style-name="_5f_OOoComputerKeyWord"><text:span text:style-name="T14"/></text:span></text:p>
      <text:p text:style-name="P27"><text:span text:style-name="_5f_OOoComputerKeyWord"><text:span text:style-name="T14"><text:s text:c="4"/>dimensions, up to four. <text:s/>This is particularly true of vertices</text:span></text:span></text:p>
      <text:p text:style-name="P27"><text:span text:style-name="_5f_OOoComputerKeyWord"><text:span text:style-name="T14"><text:s text:c="4"/>used as control vertices of NURBS curves and surfaces. <text:s/>If more</text:span></text:span></text:p>
      <text:p text:style-name="P27"><text:span text:style-name="_5f_OOoComputerKeyWord"><text:span text:style-name="T14"><text:s text:c="4"/>coordinates are supplied than needed, the extra coordinates are</text:span></text:span></text:p>
      <text:p text:style-name="P27"><text:span text:style-name="_5f_OOoComputerKeyWord"><text:span text:style-name="T14"><text:s text:c="4"/>ignored; if fewer are supplied than needed, the missing</text:span></text:span></text:p>
      <text:p text:style-name="P27"><text:span text:style-name="_5f_OOoComputerKeyWord"><text:span text:style-name="T14"><text:s text:c="4"/>coordinates are assumed to be 0.</text:span></text:span></text:p>
      <text:p text:style-name="P27"/>
      <text:p text:style-name="P27"><text:span text:style-name="_5f_OOoComputerKeyWord"><text:span text:style-name="T14"><text:s text:c="4"/>The vertex's coordinates are always given in world space,</text:span></text:span></text:p>
      <text:p text:style-name="P27"><text:span text:style-name="_5f_OOoComputerKeyWord"><text:span text:style-name="T14"><text:s text:c="4"/>regardless of any transforms before the vertex pool or before the</text:span></text:span></text:p>
      <text:p text:style-name="P27"><text:span text:style-name="_5f_OOoComputerKeyWord"><text:span text:style-name="T14"><text:s text:c="4"/>referencing geometry. <text:s/>If the vertex is referenced by geometry</text:span></text:span></text:p>
      <text:p text:style-name="P27"><text:span text:style-name="_5f_OOoComputerKeyWord"><text:span text:style-name="T14"><text:s text:c="4"/>under a transform, the egg loader will do an inverse transform to</text:span></text:span></text:p>
      <text:p text:style-name="P27"><text:span text:style-name="_5f_OOoComputerKeyWord"><text:span text:style-name="T14"><text:s text:c="4"/>move the vertex into the proper coordinate space without changing</text:span></text:span></text:p>
      <text:p text:style-name="P27"><text:span text:style-name="_5f_OOoComputerKeyWord"><text:span text:style-name="T14"><text:s text:c="4"/>its position in world space. <text:s/>One exception is geometry under an</text:span></text:span></text:p>
      <text:p text:style-name="P27"><text:span text:style-name="_5f_OOoComputerKeyWord"><text:span text:style-name="T14"><text:s text:c="4"/>&lt;Instance&gt; node; in this case the vertex coordinates are given in</text:span></text:span></text:p>
      <text:p text:style-name="P27"><text:span text:style-name="_5f_OOoComputerKeyWord"><text:span text:style-name="T14"><text:s text:c="4"/>the space of the &lt;Instance&gt; node. <text:s/>(Another exception is a</text:span></text:span></text:p>
      <text:p text:style-name="P27"><text:span text:style-name="_5f_OOoComputerKeyWord"><text:span text:style-name="T14"><text:s text:c="4"/>&lt;DynamicVertexPool&gt;; see below.)</text:span></text:span></text:p>
      <text:p text:style-name="P27"/>
      <text:p text:style-name="P27"><text:span text:style-name="_5f_OOoComputerKeyWord"><text:span text:style-name="T14"><text:s text:c="4"/>In neither case does it make a difference whether the vertex pool</text:span></text:span></text:p>
      <text:p text:style-name="P27"><text:span text:style-name="_5f_OOoComputerKeyWord"><text:span text:style-name="T14"><text:s text:c="4"/>is itself declared under a transform or an &lt;Instance&gt; node. <text:s/>The</text:span></text:span></text:p>
      <text:p text:style-name="P27"><text:span text:style-name="_5f_OOoComputerKeyWord"><text:span text:style-name="T14"><text:s text:c="4"/>only deciding factor is whether the geometry that *uses* the</text:span></text:span></text:p>
      <text:p text:style-name="P27"><text:span text:style-name="_5f_OOoComputerKeyWord"><text:span text:style-name="T14"><text:s text:c="4"/>vertex pool appears under an &lt;Instance&gt; node. <text:s/>It is possible for</text:span></text:span></text:p>
      <text:p text:style-name="P27"><text:span text:style-name="_5f_OOoComputerKeyWord"><text:span text:style-name="T14"><text:s text:c="4"/>a single vertex to be interpreted in different coordinate spaces</text:span></text:span></text:p>
      <text:p text:style-name="P27"><text:span text:style-name="_5f_OOoComputerKeyWord"><text:span text:style-name="T14"><text:s text:c="4"/>by different polygons.</text:span></text:span></text:p>
      <text:p text:style-name="P27"/>
      <text:p text:style-name="P27"><text:span text:style-name="_5f_OOoComputerKeyWord"><text:span text:style-name="T14"><text:s text:c="4"/>While each vertex must at least have a position, it may also have</text:span></text:span></text:p>
      <text:p text:style-name="P27"><text:span text:style-name="_5f_OOoComputerKeyWord"><text:span text:style-name="T14"><text:s text:c="4"/>a color, normal, pair of UV coordinates, and/or a set of morph</text:span></text:span></text:p>
      <text:p text:style-name="P27"><text:span text:style-name="_5f_OOoComputerKeyWord"><text:span text:style-name="T14"><text:s text:c="4"/>offsets. <text:s/>Furthermore, the color, normal, and UV coordinates may</text:span></text:span></text:p>
      <text:p text:style-name="P27"><text:span text:style-name="_5f_OOoComputerKeyWord"><text:span text:style-name="T14"><text:s text:c="4"/>themselves have morph offsets. <text:s/>Thus, the [attributes] in the</text:span></text:span></text:p>
      <text:p text:style-name="P27"><text:span text:style-name="_5f_OOoComputerKeyWord"><text:span text:style-name="T14"><text:s text:c="4"/>syntax line above may be replaced with zero or more of the</text:span></text:span></text:p>
      <text:p text:style-name="P27"><text:span text:style-name="_5f_OOoComputerKeyWord"><text:span text:style-name="T14"><text:s text:c="4"/>following entries:</text:span></text:span></text:p>
      <text:p text:style-name="P27"/>
      <text:p text:style-name="P27"/>
      <text:p text:style-name="P27"/>
      <text:p text:style-name="P27"><text:span text:style-name="_5f_OOoComputerKeyWord"><text:span text:style-name="T14"><text:s text:c="4"/>&lt;Dxyz&gt; target { x y z }</text:span></text:span></text:p>
      <text:p text:style-name="P27"/>
      <text:p text:style-name="P27"><text:span text:style-name="_5f_OOoComputerKeyWord"><text:span text:style-name="T14"><text:s text:c="4"/>This specifies the offset of this vertex for the named morph</text:span></text:span></text:p>
      <text:p text:style-name="P27"><text:span text:style-name="_5f_OOoComputerKeyWord"><text:span text:style-name="T14"><text:s text:c="4"/>target. <text:s/>See the "MORPH DESCRIPTION ENTRIES" header, below.</text:span></text:span></text:p>
      <text:p text:style-name="P27"/>
      <text:p text:style-name="P27"/>
      <text:p text:style-name="P27"><text:span text:style-name="_5f_OOoComputerKeyWord"><text:span text:style-name="T14"><text:s text:c="4"/>&lt;Normal&gt; { x y z [morph-list] }</text:span></text:span></text:p>
      <text:p text:style-name="P27"/>
      <text:p text:style-name="P27"><text:span text:style-name="_5f_OOoComputerKeyWord"><text:span text:style-name="T14"><text:s text:c="4"/>This specifies the surface normal of the vertex. <text:s/>If omitted, the</text:span></text:span></text:p>
      <text:p text:style-name="P46"><text:span text:style-name="_5f_OOoComputerKeyWord"><text:span text:style-name="T14"/></text:span></text:p>
      <text:p text:style-name="P27"><text:span text:style-name="_5f_OOoComputerKeyWord"><text:span text:style-name="T14"><text:s text:c="4"/>vertex will have no normal. <text:s/>Normals may also be morphed;</text:span></text:span></text:p>
      <text:p text:style-name="P27"><text:span text:style-name="_5f_OOoComputerKeyWord"><text:span text:style-name="T14"><text:s text:c="4"/>morph-list here is thus an optional list of &lt;DNormal&gt; entries,</text:span></text:span></text:p>
      <text:p text:style-name="P27"><text:span text:style-name="_5f_OOoComputerKeyWord"><text:span text:style-name="T14"><text:s text:c="4"/>similar to the above.</text:span></text:span></text:p>
      <text:p text:style-name="P27"/>
      <text:p text:style-name="P27"/>
      <text:p text:style-name="P27"><text:span text:style-name="_5f_OOoComputerKeyWord"><text:span text:style-name="T14"><text:s text:c="4"/>&lt;RGBA&gt; { r g b a [morph-list] }</text:span></text:span></text:p>
      <text:p text:style-name="P27"/>
      <text:p text:style-name="P27"><text:span text:style-name="_5f_OOoComputerKeyWord"><text:span text:style-name="T14"><text:s text:c="4"/>This specifies the four-valued color of the vertex. <text:s/>Each</text:span></text:span></text:p>
      <text:p text:style-name="P27"><text:span text:style-name="_5f_OOoComputerKeyWord"><text:span text:style-name="T14"><text:s text:c="4"/>component is in the range 0.0 to 1.0. <text:s/>A vertex color, if</text:span></text:span></text:p>
      <text:p text:style-name="P27"><text:span text:style-name="_5f_OOoComputerKeyWord"><text:span text:style-name="T14"><text:s text:c="4"/>specified for all vertices of the polygon, overrides the polygon's</text:span></text:span></text:p>
      <text:p text:style-name="P27"><text:span text:style-name="_5f_OOoComputerKeyWord"><text:span text:style-name="T14"><text:s text:c="4"/>color. <text:s/>If neither color is given, the default is white</text:span></text:span></text:p>
      <text:p text:style-name="P27"><text:span text:style-name="_5f_OOoComputerKeyWord"><text:span text:style-name="T14"><text:s text:c="4"/>(1 1 1 1). <text:s/>The morph-list is an optional list of &lt;DRGBA&gt; entries.</text:span></text:span></text:p>
      <text:p text:style-name="P27"/>
      <text:p text:style-name="P27"/>
      <text:p text:style-name="P27"><text:span text:style-name="_5f_OOoComputerKeyWord"><text:span text:style-name="T14"><text:s text:c="4"/>&lt;UV&gt; [name] { u v [w] [tangent] [binormal] [morph-list] }</text:span></text:span></text:p>
      <text:p text:style-name="P27"/>
      <text:p text:style-name="P27"><text:span text:style-name="_5f_OOoComputerKeyWord"><text:span text:style-name="T14"><text:s text:c="4"/>This gives the texture coordinates of the vertex. <text:s/>This must be</text:span></text:span></text:p>
      <text:p text:style-name="P27"><text:span text:style-name="_5f_OOoComputerKeyWord"><text:span text:style-name="T14"><text:s text:c="4"/>specified if a texture is to be mapped onto this geometry. <text:s/></text:span></text:span></text:p>
      <text:p text:style-name="P27"/>
      <text:p text:style-name="P27"><text:span text:style-name="_5f_OOoComputerKeyWord"><text:span text:style-name="T14"><text:s text:c="4"/>The texture coordinates are usually two-dimensional, with two</text:span></text:span></text:p>
      <text:p text:style-name="P27"><text:span text:style-name="_5f_OOoComputerKeyWord"><text:span text:style-name="T14"><text:s text:c="4"/>component values (u v), but they may also be three-dimensional,</text:span></text:span></text:p>
      <text:p text:style-name="P27"><text:span text:style-name="_5f_OOoComputerKeyWord"><text:span text:style-name="T14"><text:s text:c="4"/>with three component values (u v w). <text:s/>(Arguably, it should be</text:span></text:span></text:p>
      <text:p text:style-name="P27"><text:span text:style-name="_5f_OOoComputerKeyWord"><text:span text:style-name="T14"><text:s text:c="4"/>called &lt;UVW&gt; instead of &lt;UV&gt; in the three-dimensional case, but</text:span></text:span></text:p>
      <text:p text:style-name="P27"><text:span text:style-name="_5f_OOoComputerKeyWord"><text:span text:style-name="T14"><text:s text:c="4"/>it's not.)</text:span></text:span></text:p>
      <text:p text:style-name="P27"/>
      <text:p text:style-name="P27"><text:span text:style-name="_5f_OOoComputerKeyWord"><text:span text:style-name="T14"><text:s text:c="4"/>As before, morph-list is an optional list of &lt;DUV&gt; entries.</text:span></text:span></text:p>
      <text:p text:style-name="P27"/>
      <text:p text:style-name="P27"><text:span text:style-name="_5f_OOoComputerKeyWord"><text:span text:style-name="T14"><text:s text:c="4"/>Unlike the other kinds of attributes, there may be multiple sets</text:span></text:span></text:p>
      <text:p text:style-name="P27"><text:span text:style-name="_5f_OOoComputerKeyWord"><text:span text:style-name="T14"><text:s text:c="4"/>of UV's on each vertex, each with a unique name; this provides</text:span></text:span></text:p>
      <text:p text:style-name="P27"><text:span text:style-name="_5f_OOoComputerKeyWord"><text:span text:style-name="T14"><text:s text:c="4"/>support for multitexturing. <text:s/>The name may be omitted to specify</text:span></text:span></text:p>
      <text:p text:style-name="P27"><text:span text:style-name="_5f_OOoComputerKeyWord"><text:span text:style-name="T14"><text:s text:c="4"/>the default UV's.</text:span></text:span></text:p>
      <text:p text:style-name="P27"/>
      <text:p text:style-name="P27"><text:span text:style-name="_5f_OOoComputerKeyWord"><text:span text:style-name="T14"><text:s text:c="4"/>The UV's also support an optional tangent and binormal. <text:s/>These</text:span></text:span></text:p>
      <text:p text:style-name="P27"><text:span text:style-name="_5f_OOoComputerKeyWord"><text:span text:style-name="T14"><text:s text:c="4"/>values are based on the vertex normal and the UV coordinates of</text:span></text:span></text:p>
      <text:p text:style-name="P27"><text:span text:style-name="_5f_OOoComputerKeyWord"><text:span text:style-name="T14"><text:s text:c="4"/>connected vertices, and are used to render normal maps and similar</text:span></text:span></text:p>
      <text:p text:style-name="P27"><text:span text:style-name="_5f_OOoComputerKeyWord"><text:span text:style-name="T14"><text:s text:c="4"/>lighting effects. <text:s/>They are defined within the &lt;UV&gt; entry because</text:span></text:span></text:p>
      <text:p text:style-name="P27"><text:span text:style-name="_5f_OOoComputerKeyWord"><text:span text:style-name="T14"><text:s text:c="4"/>there may be a different set of tangents and binormals for each</text:span></text:span></text:p>
      <text:p text:style-name="P27"><text:span text:style-name="_5f_OOoComputerKeyWord"><text:span text:style-name="T14"><text:s text:c="4"/>different UV coordinate set. <text:s/>If present, they have the expected</text:span></text:span></text:p>
      <text:p text:style-name="P27"><text:span text:style-name="_5f_OOoComputerKeyWord"><text:span text:style-name="T14"><text:s text:c="4"/>syntax:</text:span></text:span></text:p>
      <text:p text:style-name="P27"/>
      <text:p text:style-name="P27"><text:span text:style-name="_5f_OOoComputerKeyWord"><text:span text:style-name="T14"><text:s text:c="4"/>&lt;UV&gt; [name] { u v [w] &lt;Tangent&gt; { x y z } &lt;Binormal&gt; { x y z } }</text:span></text:span></text:p>
      <text:p text:style-name="P27"><text:soft-page-break/></text:p>
      <text:p text:style-name="P27"/>
      <text:p text:style-name="P27"><text:span text:style-name="_5f_OOoComputerKeyWord"><text:span text:style-name="T14"><text:s text:c="4"/>&lt;AUX&gt; name { x y z w }</text:span></text:span></text:p>
      <text:p text:style-name="P27"/>
      <text:p text:style-name="P27"><text:span text:style-name="_5f_OOoComputerKeyWord"><text:span text:style-name="T14"><text:s text:c="4"/>This specifies some named per-vertex auxiliary data which is</text:span></text:span></text:p>
      <text:p text:style-name="P27"><text:span text:style-name="_5f_OOoComputerKeyWord"><text:span text:style-name="T14"><text:s text:c="4"/>imported from the egg file without further interpretation by</text:span></text:span></text:p>
      <text:p text:style-name="P27"><text:span text:style-name="_5f_OOoComputerKeyWord"><text:span text:style-name="T14"><text:s text:c="4"/>Panda. <text:s/>The auxiliary data is copied to the vertex data under a</text:span></text:span></text:p>
      <text:p text:style-name="P27"><text:span text:style-name="_5f_OOoComputerKeyWord"><text:span text:style-name="T14"><text:s text:c="4"/>column with the specified name. <text:s/>Presumably the data will have</text:span></text:span></text:p>
      <text:p text:style-name="P27"><text:span text:style-name="_5f_OOoComputerKeyWord"><text:span text:style-name="T14"><text:s text:c="4"/>meaning to custom code or a custom shader. <text:s/>Like named UV's, there</text:span></text:span></text:p>
      <text:p text:style-name="P27"><text:span text:style-name="_5f_OOoComputerKeyWord"><text:span text:style-name="T14"><text:s text:c="4"/>may be multiple Aux entries for a given vertex, each with a</text:span></text:span></text:p>
      <text:p text:style-name="P27"><text:span text:style-name="_5f_OOoComputerKeyWord"><text:span text:style-name="T14"><text:s text:c="4"/>different name.</text:span></text:span></text:p>
      <text:p text:style-name="P27"><text:span text:style-name="_5f_OOoComputerKeyWord"><text:span text:style-name="T14"><text:s text:c="4"/></text:span></text:span></text:p>
      <text:p text:style-name="P27"/>
      <text:p text:style-name="P27"/>
      <text:p text:style-name="P27"><text:span text:style-name="_5f_OOoComputerKeyWord"><text:span text:style-name="T14">&lt;DynamicVertexPool&gt; name { vertices }</text:span></text:span></text:p>
      <text:p text:style-name="P27"/>
      <text:p text:style-name="P27"><text:span text:style-name="_5f_OOoComputerKeyWord"><text:span text:style-name="T14"><text:s text:c="2"/>A dynamic vertex pool is similar to a vertex pool in most respects,</text:span></text:span></text:p>
      <text:p text:style-name="P27"><text:span text:style-name="_5f_OOoComputerKeyWord"><text:span text:style-name="T14"><text:s text:c="2"/>except that each vertex might be animated by substituting in values</text:span></text:span></text:p>
      <text:p text:style-name="P27"><text:span text:style-name="_5f_OOoComputerKeyWord"><text:span text:style-name="T14"><text:s text:c="2"/>from a &lt;VertexAnim&gt; table. <text:s/>Also, the vertices defined within a</text:span></text:span></text:p>
      <text:p text:style-name="P27"><text:span text:style-name="_5f_OOoComputerKeyWord"><text:span text:style-name="T14"><text:s text:c="2"/>dynamic vertex pool are always given in local coordinates, instead</text:span></text:span></text:p>
      <text:p text:style-name="P27"><text:span text:style-name="_5f_OOoComputerKeyWord"><text:span text:style-name="T14"><text:s text:c="2"/>of world coordinates.</text:span></text:span></text:p>
      <text:p text:style-name="P27"/>
      <text:p text:style-name="P27"><text:span text:style-name="_5f_OOoComputerKeyWord"><text:span text:style-name="T14"><text:s text:c="2"/>The presence of a dynamic vertex pool makes sense only within a</text:span></text:span></text:p>
      <text:p text:style-name="P27"><text:span text:style-name="_5f_OOoComputerKeyWord"><text:span text:style-name="T14"><text:s text:c="2"/>character model, and a single dynamic vertex pool may not span</text:span></text:span></text:p>
      <text:p text:style-name="P27"><text:span text:style-name="_5f_OOoComputerKeyWord"><text:span text:style-name="T14"><text:s text:c="2"/>multiple characters. <text:s/>Each dynamic vertex pool creates a DynVerts</text:span></text:span></text:p>
      <text:p text:style-name="P27"><text:span text:style-name="_5f_OOoComputerKeyWord"><text:span text:style-name="T14"><text:s text:c="2"/>object within the character by the same name; this name is used</text:span></text:span></text:p>
      <text:p text:style-name="P27"><text:span text:style-name="_5f_OOoComputerKeyWord"><text:span text:style-name="T14"><text:s text:c="2"/>later when matching up the corresponding &lt;VertexAnim&gt;.</text:span></text:span></text:p>
      <text:p text:style-name="P27"/>
      <text:p text:style-name="P27"><text:span text:style-name="_5f_OOoComputerKeyWord"><text:span text:style-name="T14"><text:s text:c="2"/>At the present time, the DynamicVertexPool is not implemented in</text:span></text:span></text:p>
      <text:p text:style-name="P27"><text:span text:style-name="_5f_OOoComputerKeyWord"><text:span text:style-name="T14"><text:s text:c="2"/>Panda3D.</text:span></text:span></text:p>
      <text:p text:style-name="P27"><text:span text:style-name="_5f_OOoComputerKeyWord"><text:span text:style-name="T14"/></text:span></text:p>
      <text:h text:style-name="Heading_20_3" text:outline-level="3"><text:bookmark-start text:name="__RefHeading__7678_869075401"/><text:span text:style-name="_5f_OOoComputerKeyWord"><text:span text:style-name="T14">GEOMETRY ENTRIES</text:span></text:span><text:bookmark-end text:name="__RefHeading__7678_869075401"/></text:h>
      <text:p text:style-name="P27"/>
      <text:p text:style-name="P27"><text:span text:style-name="_5f_OOoComputerKeyWord"><text:span text:style-name="T14">&lt;Polygon&gt; name { </text:span></text:span></text:p>
      <text:p text:style-name="P27"><text:span text:style-name="_5f_OOoComputerKeyWord"><text:span text:style-name="T14"><text:s text:c="4"/>[attributes] </text:span></text:span></text:p>
      <text:p text:style-name="P27"><text:span text:style-name="_5f_OOoComputerKeyWord"><text:span text:style-name="T14"><text:s text:c="4"/>&lt;VertexRef&gt; { </text:span></text:span></text:p>
      <text:p text:style-name="P27"><text:span text:style-name="_5f_OOoComputerKeyWord"><text:span text:style-name="T14"><text:s text:c="8"/>indices </text:span></text:span></text:p>
      <text:p text:style-name="P29"><text:span text:style-name="_5f_OOoComputerKeyWord"><text:span text:style-name="T14"><text:s text:c="8"/>&lt;Ref&gt; { pool-name } </text:span></text:span></text:p>
      <text:p text:style-name="P29"><text:span text:style-name="_5f_OOoComputerKeyWord"><text:span text:style-name="T14"><text:s text:c="4"/>} </text:span></text:span></text:p>
      <text:p text:style-name="P27"><text:span text:style-name="_5f_OOoComputerKeyWord"><text:span text:style-name="T14">}</text:span></text:span></text:p>
      <text:p text:style-name="P27"/>
      <text:p text:style-name="P46"/>
      <text:p text:style-name="P27"><text:span text:style-name="_5f_OOoComputerKeyWord"><text:span text:style-name="T14"><text:s text:c="2"/>A polygon consists of a sequence of vertices from a single vertex</text:span></text:span></text:p>
      <text:p text:style-name="P27"><text:span text:style-name="_5f_OOoComputerKeyWord"><text:span text:style-name="T14"><text:s text:c="2"/>pool. <text:s/>Vertices are identified by pool-name and index number within</text:span></text:span></text:p>
      <text:p text:style-name="P27"><text:span text:style-name="_5f_OOoComputerKeyWord"><text:span text:style-name="T14"><text:s text:c="2"/>the pool; indices is a list of vertex numbers within the given</text:span></text:span></text:p>
      <text:p text:style-name="P27"><text:span text:style-name="_5f_OOoComputerKeyWord"><text:span text:style-name="T14"><text:s text:c="2"/>vertex pool. <text:s/>Vertices are listed in counterclockwise order.</text:span></text:span></text:p>
      <text:p text:style-name="P27"><text:span text:style-name="_5f_OOoComputerKeyWord"><text:span text:style-name="T14"><text:s text:c="2"/>Although the vertices must all come from the same vertex pool, they</text:span></text:span></text:p>
      <text:p text:style-name="P27"><text:span text:style-name="_5f_OOoComputerKeyWord"><text:span text:style-name="T14"><text:s text:c="2"/>may have been assigned to arbitrarily many different joints</text:span></text:span></text:p>
      <text:p text:style-name="P27"><text:span text:style-name="_5f_OOoComputerKeyWord"><text:span text:style-name="T14"><text:s text:c="2"/>regardless of joint connectivity (there is no "straddle-polygon"</text:span></text:span></text:p>
      <text:p text:style-name="P27"><text:span text:style-name="_5f_OOoComputerKeyWord"><text:span text:style-name="T14"><text:s text:c="2"/>limitation). <text:s/>See Joints, below.</text:span></text:span></text:p>
      <text:p text:style-name="P27"/>
      <text:p text:style-name="P27"><text:span text:style-name="_5f_OOoComputerKeyWord"><text:span text:style-name="T14"><text:s text:c="2"/>The polygon syntax is quite verbose, and there isn't any way to</text:span></text:span></text:p>
      <text:p text:style-name="P27"><text:span text:style-name="_5f_OOoComputerKeyWord"><text:span text:style-name="T14"><text:s text:c="2"/>specify a set of attributes that applies to a group of polygons--the</text:span></text:span></text:p>
      <text:p text:style-name="P27"><text:span text:style-name="_5f_OOoComputerKeyWord"><text:span text:style-name="T14"><text:s text:c="2"/>attributes list must be repeated for each polygon. <text:s/>This is why egg</text:span></text:span></text:p>
      <text:p text:style-name="P27"><text:span text:style-name="_5f_OOoComputerKeyWord"><text:span text:style-name="T14"><text:s text:c="2"/>files tend to be very large.</text:span></text:span></text:p>
      <text:p text:style-name="P27"/>
      <text:p text:style-name="P27"><text:span text:style-name="_5f_OOoComputerKeyWord"><text:span text:style-name="T14"><text:s text:c="2"/>The following attributes may be specified for polygons:</text:span></text:span></text:p>
      <text:p text:style-name="P27"/>
      <text:p text:style-name="P27"><text:span text:style-name="_5f_OOoComputerKeyWord"><text:span text:style-name="T14"><text:s text:c="2"/>&lt;TRef&gt; { texture-name }</text:span></text:span></text:p>
      <text:p text:style-name="P27"/>
      <text:p text:style-name="P27"><text:span text:style-name="_5f_OOoComputerKeyWord"><text:span text:style-name="T14"><text:s text:c="4"/>This refers to a named &lt;Texture&gt; entry given earlier. <text:s/>It applies</text:span></text:span></text:p>
      <text:p text:style-name="P27"><text:span text:style-name="_5f_OOoComputerKeyWord"><text:span text:style-name="T14"><text:s text:c="4"/>the given texture to the polygon. <text:s/>This requires that all the</text:span></text:span></text:p>
      <text:p text:style-name="P27"><text:span text:style-name="_5f_OOoComputerKeyWord"><text:span text:style-name="T14"><text:s text:c="4"/>polygon's vertices have been assigned texture coordinates.</text:span></text:span></text:p>
      <text:p text:style-name="P27"/>
      <text:p text:style-name="P27"><text:span text:style-name="_5f_OOoComputerKeyWord"><text:span text:style-name="T14"><text:s text:c="4"/>This attribute may be repeated multiple times to specify</text:span></text:span></text:p>
      <text:p text:style-name="P27"><text:span text:style-name="_5f_OOoComputerKeyWord"><text:span text:style-name="T14"><text:s text:c="4"/>multitexture. <text:s/>In this case, each named texture is applied to the</text:span></text:span></text:p>
      <text:p text:style-name="P27"><text:span text:style-name="_5f_OOoComputerKeyWord"><text:span text:style-name="T14"><text:s text:c="4"/>polygon, in the order specified.</text:span></text:span></text:p>
      <text:p text:style-name="P27"/>
      <text:p text:style-name="P27"/>
      <text:p text:style-name="P27"><text:span text:style-name="_5f_OOoComputerKeyWord"><text:span text:style-name="T14"><text:s text:c="2"/>&lt;Texture&gt; { filename }</text:span></text:span></text:p>
      <text:p text:style-name="P27"/>
      <text:p text:style-name="P27"><text:span text:style-name="_5f_OOoComputerKeyWord"><text:span text:style-name="T14"><text:s text:c="4"/>This is another way to apply a texture to a polygon. <text:s/>The</text:span></text:span></text:p>
      <text:p text:style-name="P27"><text:span text:style-name="_5f_OOoComputerKeyWord"><text:span text:style-name="T14"><text:s text:c="4"/>&lt;Texture&gt; entry is defined "inline" to the polygon, instead of</text:span></text:span></text:p>
      <text:p text:style-name="P27"><text:span text:style-name="_5f_OOoComputerKeyWord"><text:span text:style-name="T14"><text:s text:c="4"/>referring to a &lt;Texture&gt; entry given earlier. <text:s/>There is no way to</text:span></text:span></text:p>
      <text:p text:style-name="P27"><text:span text:style-name="_5f_OOoComputerKeyWord"><text:span text:style-name="T14"><text:s text:c="4"/>specify texture attributes given this form.</text:span></text:span></text:p>
      <text:p text:style-name="P27"/>
      <text:p text:style-name="P27"><text:span text:style-name="_5f_OOoComputerKeyWord"><text:span text:style-name="T14"><text:s text:c="4"/>There's no advantage to this syntax for texture mapping. <text:s/>It's</text:span></text:span></text:p>
      <text:p text:style-name="P27"><text:span text:style-name="_5f_OOoComputerKeyWord"><text:span text:style-name="T14"><text:s text:c="4"/>supported only because it's required by some older egg files.</text:span></text:span></text:p>
      <text:p text:style-name="P27"/>
      <text:p text:style-name="P27"/>
      <text:p text:style-name="P27"><text:span text:style-name="_5f_OOoComputerKeyWord"><text:span text:style-name="T14"><text:s text:c="2"/>&lt;MRef&gt; { material-name }</text:span></text:span></text:p>
      <text:p text:style-name="P27"/>
      <text:p text:style-name="P27"><text:span text:style-name="_5f_OOoComputerKeyWord"><text:span text:style-name="T14"><text:s text:c="4"/>This applies the material properties defined in the earlier</text:span></text:span></text:p>
      <text:p text:style-name="P46"><text:span text:style-name="_5f_OOoComputerKeyWord"><text:span text:style-name="T14"/></text:span></text:p>
      <text:p text:style-name="P27"><text:span text:style-name="_5f_OOoComputerKeyWord"><text:span text:style-name="T14"><text:s text:c="4"/>&lt;Material&gt; entry to the polygon.</text:span></text:span></text:p>
      <text:p text:style-name="P27"/>
      <text:p text:style-name="P27"/>
      <text:p text:style-name="P27"><text:span text:style-name="_5f_OOoComputerKeyWord"><text:span text:style-name="T14"><text:s text:c="2"/>&lt;Normal&gt; { x y z [morph-list] }</text:span></text:span></text:p>
      <text:p text:style-name="P27"/>
      <text:p text:style-name="P27"><text:span text:style-name="_5f_OOoComputerKeyWord"><text:span text:style-name="T14"><text:s text:c="4"/>This defines a polygon surface normal. <text:s/>The polygon normal will be</text:span></text:span></text:p>
      <text:p text:style-name="P27"><text:span text:style-name="_5f_OOoComputerKeyWord"><text:span text:style-name="T14"><text:s text:c="4"/>used unless all vertices also have a normal. <text:s/>If no normal is</text:span></text:span></text:p>
      <text:p text:style-name="P27"><text:span text:style-name="_5f_OOoComputerKeyWord"><text:span text:style-name="T14"><text:s text:c="4"/>defined, none will be supplied. <text:s/>The polygon normal, like the</text:span></text:span></text:p>
      <text:p text:style-name="P27"><text:span text:style-name="_5f_OOoComputerKeyWord"><text:span text:style-name="T14"><text:s text:c="4"/>vertex normal, may be morphed by specifying a series of &lt;DNormal&gt;</text:span></text:span></text:p>
      <text:p text:style-name="P27"><text:span text:style-name="_5f_OOoComputerKeyWord"><text:span text:style-name="T14"><text:s text:c="4"/>entries. <text:s/></text:span></text:span></text:p>
      <text:p text:style-name="P27"/>
      <text:p text:style-name="P27"><text:span text:style-name="_5f_OOoComputerKeyWord"><text:span text:style-name="T14"><text:s text:c="4"/>The polygon normal is used only for lighting and environment</text:span></text:span></text:p>
      <text:p text:style-name="P27"><text:span text:style-name="_5f_OOoComputerKeyWord"><text:span text:style-name="T14"><text:s text:c="4"/>mapping calculations, and is not related to the implicit normal</text:span></text:span></text:p>
      <text:p text:style-name="P27"><text:span text:style-name="_5f_OOoComputerKeyWord"><text:span text:style-name="T14"><text:s text:c="4"/>calculated for CollisionPolygons.</text:span></text:span></text:p>
      <text:p text:style-name="P27"/>
      <text:p text:style-name="P27"/>
      <text:p text:style-name="P27"><text:span text:style-name="_5f_OOoComputerKeyWord"><text:span text:style-name="T14"><text:s text:c="2"/>&lt;RGBA&gt; { r g b a [morph-list] }</text:span></text:span></text:p>
      <text:p text:style-name="P27"/>
      <text:p text:style-name="P27"><text:span text:style-name="_5f_OOoComputerKeyWord"><text:span text:style-name="T14"><text:s text:c="4"/>This defines the polygon's color, which will be used unless all</text:span></text:span></text:p>
      <text:p text:style-name="P27"><text:span text:style-name="_5f_OOoComputerKeyWord"><text:span text:style-name="T14"><text:s text:c="4"/>vertices also have a color. <text:s/>If no color is defined, the default</text:span></text:span></text:p>
      <text:p text:style-name="P27"><text:span text:style-name="_5f_OOoComputerKeyWord"><text:span text:style-name="T14"><text:s text:c="4"/>is white (1 1 1 1). <text:s/>The color may be morphed with a series of</text:span></text:span></text:p>
      <text:p text:style-name="P27"><text:span text:style-name="_5f_OOoComputerKeyWord"><text:span text:style-name="T14"><text:s text:c="4"/>&lt;DRGBA&gt; entries.</text:span></text:span></text:p>
      <text:p text:style-name="P27"/>
      <text:p text:style-name="P27"/>
      <text:p text:style-name="P27"><text:span text:style-name="_5f_OOoComputerKeyWord"><text:span text:style-name="T14"><text:s text:c="2"/>&lt;BFace&gt; { boolean-value }</text:span></text:span></text:p>
      <text:p text:style-name="P27"/>
      <text:p text:style-name="P27"><text:span text:style-name="_5f_OOoComputerKeyWord"><text:span text:style-name="T14"><text:s text:c="4"/>This defines whether the polygon will be rendered double-sided</text:span></text:span></text:p>
      <text:p text:style-name="P27"><text:span text:style-name="_5f_OOoComputerKeyWord"><text:span text:style-name="T14"><text:s text:c="4"/>(i.e. its back face will be visible). <text:s/>By default, this option is</text:span></text:span></text:p>
      <text:p text:style-name="P27"><text:span text:style-name="_5f_OOoComputerKeyWord"><text:span text:style-name="T14"><text:s text:c="4"/>disabled, and polygons are one-sided; specifying a nonzero value</text:span></text:span></text:p>
      <text:p text:style-name="P27"><text:span text:style-name="_5f_OOoComputerKeyWord"><text:span text:style-name="T14"><text:s text:c="4"/>disables backface culling for this particular polygon and allows</text:span></text:span></text:p>
      <text:p text:style-name="P27"><text:span text:style-name="_5f_OOoComputerKeyWord"><text:span text:style-name="T14"><text:s text:c="4"/>it to be viewed from either side.</text:span></text:span></text:p>
      <text:p text:style-name="P27"><text:span text:style-name="_5f_OOoComputerKeyWord"><text:span text:style-name="T14"><text:s text:c="4"/></text:span></text:span></text:p>
      <text:p text:style-name="P27"/>
      <text:p text:style-name="P27"><text:span text:style-name="_5f_OOoComputerKeyWord"><text:span text:style-name="T14"><text:s text:c="2"/>&lt;Scalar&gt; bin { bin-name }</text:span></text:span></text:p>
      <text:p text:style-name="P27"/>
      <text:p text:style-name="P27"><text:span text:style-name="_5f_OOoComputerKeyWord"><text:span text:style-name="T14"><text:s text:c="4"/>It is sometimes important to control the order in which objects</text:span></text:span></text:p>
      <text:p text:style-name="P27"><text:span text:style-name="_5f_OOoComputerKeyWord"><text:span text:style-name="T14"><text:s text:c="4"/>are rendered, particularly when transparency is in use. <text:s/>In Panda,</text:span></text:span></text:p>
      <text:p text:style-name="P27"><text:span text:style-name="_5f_OOoComputerKeyWord"><text:span text:style-name="T14"><text:s text:c="4"/>this is achieved via the use of named bins and, within certain</text:span></text:span></text:p>
      <text:p text:style-name="P27"><text:span text:style-name="_5f_OOoComputerKeyWord"><text:span text:style-name="T14"><text:s text:c="4"/>kinds of bins, sometimes an explicit draw-order is also used (see</text:span></text:span></text:p>
      <text:p text:style-name="P27"><text:span text:style-name="_5f_OOoComputerKeyWord"><text:span text:style-name="T14"><text:s text:c="4"/>below).</text:span></text:span></text:p>
      <text:p text:style-name="P46"><text:span text:style-name="_5f_OOoComputerKeyWord"><text:span text:style-name="T14"/></text:span></text:p>
      <text:p text:style-name="P27"/>
      <text:p text:style-name="P27"><text:span text:style-name="_5f_OOoComputerKeyWord"><text:span text:style-name="T14"><text:s text:c="4"/>In the normal (state-sorting) mode, Panda renders its geometry by</text:span></text:span></text:p>
      <text:p text:style-name="P27"><text:span text:style-name="_5f_OOoComputerKeyWord"><text:span text:style-name="T14"><text:s text:c="4"/>first grouping into one or more named bins, and then rendering the</text:span></text:span></text:p>
      <text:p text:style-name="P27"><text:span text:style-name="_5f_OOoComputerKeyWord"><text:span text:style-name="T14"><text:s text:c="4"/>bins in a specified order. <text:s/>The programmer is free to define any</text:span></text:span></text:p>
      <text:p text:style-name="P27"><text:span text:style-name="_5f_OOoComputerKeyWord"><text:span text:style-name="T14"><text:s text:c="4"/>number of bins, named whatever he/she desires.</text:span></text:span></text:p>
      <text:p text:style-name="P27"/>
      <text:p text:style-name="P27"><text:span text:style-name="_5f_OOoComputerKeyWord"><text:span text:style-name="T14"><text:s text:c="4"/>This scalar specifies which bin this particular polygon is to be</text:span></text:span></text:p>
      <text:p text:style-name="P27"><text:span text:style-name="_5f_OOoComputerKeyWord"><text:span text:style-name="T14"><text:s text:c="4"/>rendered within. <text:s/>If no bin scalar is given, or if the name given</text:span></text:span></text:p>
      <text:p text:style-name="P27"><text:span text:style-name="_5f_OOoComputerKeyWord"><text:span text:style-name="T14"><text:s text:c="4"/>does not match any of the known bins, the polygon will be assigned</text:span></text:span></text:p>
      <text:p text:style-name="P27"><text:span text:style-name="_5f_OOoComputerKeyWord"><text:span text:style-name="T14"><text:s text:c="4"/>to the default bin, which renders all opaque geometry sorted by</text:span></text:span></text:p>
      <text:p text:style-name="P27"><text:span text:style-name="_5f_OOoComputerKeyWord"><text:span text:style-name="T14"><text:s text:c="4"/>state, followed by all transparent geometry sorted back-to-front.</text:span></text:span></text:p>
      <text:p text:style-name="P27"/>
      <text:p text:style-name="P27"><text:span text:style-name="_5f_OOoComputerKeyWord"><text:span text:style-name="T14"><text:s text:c="4"/>See also draw-order, below.</text:span></text:span></text:p>
      <text:p text:style-name="P27"/>
      <text:p text:style-name="P27"/>
      <text:p text:style-name="P27"><text:span text:style-name="_5f_OOoComputerKeyWord"><text:span text:style-name="T14"><text:s text:c="2"/>&lt;Scalar&gt; draw-order { number }</text:span></text:span></text:p>
      <text:p text:style-name="P27"/>
      <text:p text:style-name="P27"><text:span text:style-name="_5f_OOoComputerKeyWord"><text:span text:style-name="T14"><text:s text:c="4"/>This works in conjunction with bin, above, to further refine the</text:span></text:span></text:p>
      <text:p text:style-name="P27"><text:span text:style-name="_5f_OOoComputerKeyWord"><text:span text:style-name="T14"><text:s text:c="4"/>order in which this polygon is drawn, relative to other geometry</text:span></text:span></text:p>
      <text:p text:style-name="P27"><text:span text:style-name="_5f_OOoComputerKeyWord"><text:span text:style-name="T14"><text:s text:c="4"/>in the same bin. <text:s/>If (and only if) the bin type named in the bin</text:span></text:span></text:p>
      <text:p text:style-name="P27"><text:span text:style-name="_5f_OOoComputerKeyWord"><text:span text:style-name="T14"><text:s text:c="4"/>scalar is a CullBinFixed, this draw-order is used to define the</text:span></text:span></text:p>
      <text:p text:style-name="P27"><text:span text:style-name="_5f_OOoComputerKeyWord"><text:span text:style-name="T14"><text:s text:c="4"/>fixed order that all geometry in the same will be rendered, from</text:span></text:span></text:p>
      <text:p text:style-name="P27"><text:span text:style-name="_5f_OOoComputerKeyWord"><text:span text:style-name="T14"><text:s text:c="4"/>smaller numbers to larger numbers.</text:span></text:span></text:p>
      <text:p text:style-name="P27"/>
      <text:p text:style-name="P27"><text:span text:style-name="_5f_OOoComputerKeyWord"><text:span text:style-name="T14"><text:s text:c="4"/>If the draw-order scalar is specified but no bin scalar is</text:span></text:span></text:p>
      <text:p text:style-name="P27"><text:span text:style-name="_5f_OOoComputerKeyWord"><text:span text:style-name="T14"><text:s text:c="4"/>specified, the default is a bin named "fixed", which is a</text:span></text:span></text:p>
      <text:p text:style-name="P27"><text:span text:style-name="_5f_OOoComputerKeyWord"><text:span text:style-name="T14"><text:s text:c="4"/>CullBinFixed object that always exists by default.</text:span></text:span></text:p>
      <text:p text:style-name="P27"/>
      <text:p text:style-name="P27"><text:span text:style-name="_5f_OOoComputerKeyWord"><text:span text:style-name="T14"><text:s text:c="2"/>&lt;Scalar&gt; depth-offset { number }</text:span></text:span></text:p>
      <text:p text:style-name="P27"/>
      <text:p text:style-name="P27"><text:span text:style-name="_5f_OOoComputerKeyWord"><text:span text:style-name="T14"><text:s text:c="4"/>Specifies a special depth offset to be applied to the polygon.</text:span></text:span></text:p>
      <text:p text:style-name="P27"><text:span text:style-name="_5f_OOoComputerKeyWord"><text:span text:style-name="T14"><text:s text:c="4"/>This must be an integer value between 0 and 16 or so. <text:s/>The default</text:span></text:span></text:p>
      <text:p text:style-name="P27"><text:span text:style-name="_5f_OOoComputerKeyWord"><text:span text:style-name="T14"><text:s text:c="4"/>value is 0; values larger than 0 will cause the polygon to appear</text:span></text:span></text:p>
      <text:p text:style-name="P27"><text:span text:style-name="_5f_OOoComputerKeyWord"><text:span text:style-name="T14"><text:s text:c="4"/>closer to the camera for purposes of evaluating the depth buffer.</text:span></text:span></text:p>
      <text:p text:style-name="P27"><text:span text:style-name="_5f_OOoComputerKeyWord"><text:span text:style-name="T14"><text:s text:c="4"/>This can be a simple way to resolve Z-fighting between coplanar</text:span></text:span></text:p>
      <text:p text:style-name="P27"><text:span text:style-name="_5f_OOoComputerKeyWord"><text:span text:style-name="T14"><text:s text:c="4"/>polygons: with two or more coplanar polygons, the polygon with the</text:span></text:span></text:p>
      <text:p text:style-name="P27"><text:span text:style-name="_5f_OOoComputerKeyWord"><text:span text:style-name="T14"><text:s text:c="4"/>highest depth-offset value will appear to be visible on top. <text:s/>Note</text:span></text:span></text:p>
      <text:p text:style-name="P27"><text:span text:style-name="_5f_OOoComputerKeyWord"><text:span text:style-name="T14"><text:s text:c="4"/>that this effect doesn't necessarily work well when the polygons</text:span></text:span></text:p>
      <text:p text:style-name="P27"><text:span text:style-name="_5f_OOoComputerKeyWord"><text:span text:style-name="T14"><text:s text:c="4"/>are viewed from a steep angle.</text:span></text:span></text:p>
      <text:p text:style-name="P27"/>
      <text:p text:style-name="P27"><text:span text:style-name="_5f_OOoComputerKeyWord"><text:span text:style-name="T14"><text:s text:c="2"/>&lt;Scalar&gt; depth-write { mode }</text:span></text:span></text:p>
      <text:p text:style-name="P46"><text:span text:style-name="_5f_OOoComputerKeyWord"><text:span text:style-name="T14"/></text:span></text:p>
      <text:p text:style-name="P27"/>
      <text:p text:style-name="P27"><text:span text:style-name="_5f_OOoComputerKeyWord"><text:span text:style-name="T14"><text:s text:c="4"/>Specifies the mode for writing to the depth buffer. <text:s/>This may be</text:span></text:span></text:p>
      <text:p text:style-name="P27"><text:span text:style-name="_5f_OOoComputerKeyWord"><text:span text:style-name="T14"><text:s text:c="4"/>ON or OFF. <text:s/>The default is ON.</text:span></text:span></text:p>
      <text:p text:style-name="P27"/>
      <text:p text:style-name="P27"><text:span text:style-name="_5f_OOoComputerKeyWord"><text:span text:style-name="T14"><text:s text:c="2"/>&lt;Scalar&gt; depth-test { mode }</text:span></text:span></text:p>
      <text:p text:style-name="P27"/>
      <text:p text:style-name="P27"><text:span text:style-name="_5f_OOoComputerKeyWord"><text:span text:style-name="T14"><text:s text:c="4"/>Specifies the mode for testing against the depth buffer. <text:s/>This may</text:span></text:span></text:p>
      <text:p text:style-name="P27"><text:span text:style-name="_5f_OOoComputerKeyWord"><text:span text:style-name="T14"><text:s text:c="4"/>be ON or OFF. <text:s/>The default is ON.</text:span></text:span></text:p>
      <text:p text:style-name="P27"/>
      <text:p text:style-name="P27"><text:span text:style-name="_5f_OOoComputerKeyWord"><text:span text:style-name="T14"><text:s text:c="2"/>&lt;Scalar&gt; visibility { hidden | normal }</text:span></text:span></text:p>
      <text:p text:style-name="P27"/>
      <text:p text:style-name="P27"><text:span text:style-name="_5f_OOoComputerKeyWord"><text:span text:style-name="T14"><text:s text:c="4"/>If the visibility of a primitive is set to "hidden", the primitive</text:span></text:span></text:p>
      <text:p text:style-name="P27"><text:span text:style-name="_5f_OOoComputerKeyWord"><text:span text:style-name="T14"><text:s text:c="4"/>is not generated as a normally visible primitive. <text:s/>If the</text:span></text:span></text:p>
      <text:p text:style-name="P27"><text:span text:style-name="_5f_OOoComputerKeyWord"><text:span text:style-name="T14"><text:s text:c="4"/>Config.prc variable egg-suppress-hidden is set to true, the</text:span></text:span></text:p>
      <text:p text:style-name="P27"><text:span text:style-name="_5f_OOoComputerKeyWord"><text:span text:style-name="T14"><text:s text:c="4"/>primitive is not converted at all; otherwise, it is converted as a</text:span></text:span></text:p>
      <text:p text:style-name="P27"><text:span text:style-name="_5f_OOoComputerKeyWord"><text:span text:style-name="T14"><text:s text:c="4"/>"stashed" node.</text:span></text:span></text:p>
      <text:p text:style-name="P27"/>
      <text:p text:style-name="P27"><text:span text:style-name="_5f_OOoComputerKeyWord"><text:span text:style-name="T14"><text:s text:c="4"/>This, like the other rendering flags alpha, draw-order, and bin,</text:span></text:span></text:p>
      <text:p text:style-name="P27"><text:span text:style-name="_5f_OOoComputerKeyWord"><text:span text:style-name="T14"><text:s text:c="4"/>may be specified at the group level, within the primitive level,</text:span></text:span></text:p>
      <text:p text:style-name="P27"><text:span text:style-name="_5f_OOoComputerKeyWord"><text:span text:style-name="T14"><text:s text:c="4"/>or even within a texture.</text:span></text:span></text:p>
      <text:p text:style-name="P27"/>
      <text:p text:style-name="P27"/>
      <text:p text:style-name="P27"><text:span text:style-name="_5f_OOoComputerKeyWord"><text:span text:style-name="T14">&lt;Patch&gt; name { </text:span></text:span></text:p>
      <text:p text:style-name="P27"><text:span text:style-name="_5f_OOoComputerKeyWord"><text:span text:style-name="T14"><text:s text:c="4"/>[attributes] </text:span></text:span></text:p>
      <text:p text:style-name="P27"><text:span text:style-name="_5f_OOoComputerKeyWord"><text:span text:style-name="T14"><text:s text:c="4"/>&lt;VertexRef&gt; { </text:span></text:span></text:p>
      <text:p text:style-name="P27"><text:span text:style-name="_5f_OOoComputerKeyWord"><text:span text:style-name="T14"><text:s text:c="8"/>indices </text:span></text:span></text:p>
      <text:p text:style-name="P27"><text:span text:style-name="_5f_OOoComputerKeyWord"><text:span text:style-name="T14"><text:s text:c="8"/>&lt;Ref&gt; { pool-name } </text:span></text:span></text:p>
      <text:p text:style-name="P27"><text:span text:style-name="_5f_OOoComputerKeyWord"><text:span text:style-name="T14"><text:s text:c="4"/>} </text:span></text:span></text:p>
      <text:p text:style-name="P27"><text:span text:style-name="_5f_OOoComputerKeyWord"><text:span text:style-name="T14">}</text:span></text:span></text:p>
      <text:p text:style-name="P27"/>
      <text:p text:style-name="P27"><text:span text:style-name="_5f_OOoComputerKeyWord"><text:span text:style-name="T14"><text:s text:c="2"/>A patch is similar to a polygon, but it is a special primitive that</text:span></text:span></text:p>
      <text:p text:style-name="P27"><text:span text:style-name="_5f_OOoComputerKeyWord"><text:span text:style-name="T14"><text:s text:c="2"/>can only be rendered with the use of a tessellation shader. <text:s/>Each</text:span></text:span></text:p>
      <text:p text:style-name="P27"><text:span text:style-name="_5f_OOoComputerKeyWord"><text:span text:style-name="T14"><text:s text:c="2"/>patch consists of an arbitrary number of vertices; all patches with</text:span></text:span></text:p>
      <text:p text:style-name="P27"><text:span text:style-name="_5f_OOoComputerKeyWord"><text:span text:style-name="T14"><text:s text:c="2"/>the same number of vertices are collected together into the same</text:span></text:span></text:p>
      <text:p text:style-name="P27"><text:span text:style-name="_5f_OOoComputerKeyWord"><text:span text:style-name="T14"><text:s text:c="2"/>GeomPatches object to be delivered to the shader in a single batch.</text:span></text:span></text:p>
      <text:p text:style-name="P27"><text:span text:style-name="_5f_OOoComputerKeyWord"><text:span text:style-name="T14"><text:s text:c="2"/>It is then up to the shader to create the correct set of triangles</text:span></text:span></text:p>
      <text:p text:style-name="P27"><text:span text:style-name="_5f_OOoComputerKeyWord"><text:span text:style-name="T14"><text:s text:c="2"/>from the patch data.</text:span></text:span></text:p>
      <text:p text:style-name="P27"/>
      <text:p text:style-name="P27"><text:span text:style-name="_5f_OOoComputerKeyWord"><text:span text:style-name="T14"><text:s text:c="2"/>All of the attributes that are valid for Polygon, above, may also be</text:span></text:span></text:p>
      <text:p text:style-name="P27"><text:span text:style-name="_5f_OOoComputerKeyWord"><text:span text:style-name="T14"><text:s text:c="2"/>specified for Patch.</text:span></text:span></text:p>
      <text:p text:style-name="P46"><text:span text:style-name="_5f_OOoComputerKeyWord"><text:span text:style-name="T14"/></text:span></text:p>
      <text:p text:style-name="P27"/>
      <text:p text:style-name="P27"/>
      <text:p text:style-name="P27"><text:span text:style-name="_5f_OOoComputerKeyWord"><text:span text:style-name="T14">&lt;PointLight&gt; name { </text:span></text:span></text:p>
      <text:p text:style-name="P27"><text:span text:style-name="_5f_OOoComputerKeyWord"><text:span text:style-name="T14"><text:s text:c="4"/>[attributes] </text:span></text:span></text:p>
      <text:p text:style-name="P27"><text:span text:style-name="_5f_OOoComputerKeyWord"><text:span text:style-name="T14"><text:s text:c="4"/>&lt;VertexRef&gt; { </text:span></text:span></text:p>
      <text:p text:style-name="P27"><text:span text:style-name="_5f_OOoComputerKeyWord"><text:span text:style-name="T14"><text:s text:c="8"/>indices </text:span></text:span></text:p>
      <text:p text:style-name="P27"><text:span text:style-name="_5f_OOoComputerKeyWord"><text:span text:style-name="T14"><text:s text:c="8"/>&lt;Ref&gt; { pool-name } </text:span></text:span></text:p>
      <text:p text:style-name="P27"><text:span text:style-name="_5f_OOoComputerKeyWord"><text:span text:style-name="T14"><text:s text:c="4"/>} </text:span></text:span></text:p>
      <text:p text:style-name="P27"><text:span text:style-name="_5f_OOoComputerKeyWord"><text:span text:style-name="T14">}</text:span></text:span></text:p>
      <text:p text:style-name="P27"/>
      <text:p text:style-name="P27"><text:span text:style-name="_5f_OOoComputerKeyWord"><text:span text:style-name="T14"><text:s text:c="2"/>A PointLight is a set of single points. <text:s/>One point is drawn for each</text:span></text:span></text:p>
      <text:p text:style-name="P27"><text:span text:style-name="_5f_OOoComputerKeyWord"><text:span text:style-name="T14"><text:s text:c="2"/>vertex listed in the &lt;VertexRef&gt;. <text:s/>Normals, textures, and colors may</text:span></text:span></text:p>
      <text:p text:style-name="P27"><text:span text:style-name="_5f_OOoComputerKeyWord"><text:span text:style-name="T14"><text:s text:c="2"/>be specified for PointLights, as well as draw-order, plus one</text:span></text:span></text:p>
      <text:p text:style-name="P27"><text:span text:style-name="_5f_OOoComputerKeyWord"><text:span text:style-name="T14"><text:s text:c="2"/>additional attribute valid only for PointLights and Lines:</text:span></text:span></text:p>
      <text:p text:style-name="P27"/>
      <text:p text:style-name="P27"><text:span text:style-name="_5f_OOoComputerKeyWord"><text:span text:style-name="T14"><text:s text:c="2"/>&lt;Scalar&gt; thick { number }</text:span></text:span></text:p>
      <text:p text:style-name="P27"/>
      <text:p text:style-name="P27"><text:span text:style-name="_5f_OOoComputerKeyWord"><text:span text:style-name="T14"><text:s text:c="4"/>This specifies the size of the PointLight (or the width of a</text:span></text:span></text:p>
      <text:p text:style-name="P27"><text:span text:style-name="_5f_OOoComputerKeyWord"><text:span text:style-name="T14"><text:s text:c="4"/>line), in pixels, when it is rendered. <text:s/>This may be a</text:span></text:span></text:p>
      <text:p text:style-name="P27"><text:span text:style-name="_5f_OOoComputerKeyWord"><text:span text:style-name="T14"><text:s text:c="4"/>floating-point number, but the fractional part is meaningful only</text:span></text:span></text:p>
      <text:p text:style-name="P27"><text:span text:style-name="_5f_OOoComputerKeyWord"><text:span text:style-name="T14"><text:s text:c="4"/>when antialiasing is in effect. <text:s/>The default is 1.0.</text:span></text:span></text:p>
      <text:p text:style-name="P27"/>
      <text:p text:style-name="P27"><text:span text:style-name="_5f_OOoComputerKeyWord"><text:span text:style-name="T14"><text:s text:c="2"/>&lt;Scalar&gt; perspective { boolean-value }</text:span></text:span></text:p>
      <text:p text:style-name="P27"/>
      <text:p text:style-name="P27"><text:span text:style-name="_5f_OOoComputerKeyWord"><text:span text:style-name="T14"><text:s text:c="4"/>If this is specified, then the thickness, above, is to interpreted</text:span></text:span></text:p>
      <text:p text:style-name="P27"><text:span text:style-name="_5f_OOoComputerKeyWord"><text:span text:style-name="T14"><text:s text:c="4"/>as a size in 3-d spatial units, rather than a size in pixels, and</text:span></text:span></text:p>
      <text:p text:style-name="P27"><text:span text:style-name="_5f_OOoComputerKeyWord"><text:span text:style-name="T14"><text:s text:c="4"/>the point should be scaled according to its distance from the</text:span></text:span></text:p>
      <text:p text:style-name="P27"><text:span text:style-name="_5f_OOoComputerKeyWord"><text:span text:style-name="T14"><text:s text:c="4"/>viewer normally.</text:span></text:span></text:p>
      <text:p text:style-name="P27"/>
      <text:p text:style-name="P27"/>
      <text:p text:style-name="P27"><text:span text:style-name="_5f_OOoComputerKeyWord"><text:span text:style-name="T14">&lt;Line&gt; name { </text:span></text:span></text:p>
      <text:p text:style-name="P27"><text:span text:style-name="_5f_OOoComputerKeyWord"><text:span text:style-name="T14"><text:s text:c="4"/>[attributes] </text:span></text:span></text:p>
      <text:p text:style-name="P27"><text:span text:style-name="_5f_OOoComputerKeyWord"><text:span text:style-name="T14"><text:s text:c="4"/>&lt;VertexRef&gt; { </text:span></text:span></text:p>
      <text:p text:style-name="P27"><text:span text:style-name="_5f_OOoComputerKeyWord"><text:span text:style-name="T14"><text:s text:c="8"/>indices </text:span></text:span></text:p>
      <text:p text:style-name="P27"><text:span text:style-name="_5f_OOoComputerKeyWord"><text:span text:style-name="T14"><text:s text:c="8"/>&lt;Ref&gt; { pool-name } </text:span></text:span></text:p>
      <text:p text:style-name="P27"><text:span text:style-name="_5f_OOoComputerKeyWord"><text:span text:style-name="T14"><text:s text:c="4"/>} </text:span></text:span></text:p>
      <text:p text:style-name="P27"><text:span text:style-name="_5f_OOoComputerKeyWord"><text:span text:style-name="T14"><text:s text:c="4"/>[component attributes]</text:span></text:span></text:p>
      <text:p text:style-name="P27"><text:span text:style-name="_5f_OOoComputerKeyWord"><text:span text:style-name="T14">}</text:span></text:span></text:p>
      <text:p text:style-name="P27"/>
      <text:p text:style-name="P27"><text:span text:style-name="_5f_OOoComputerKeyWord"><text:span text:style-name="T14"><text:s text:c="2"/>A Line is a connected set of line segments. <text:s/>The listed N vertices</text:span></text:span></text:p>
      <text:p text:style-name="P27"><text:span text:style-name="_5f_OOoComputerKeyWord"><text:span text:style-name="T14"><text:s text:c="2"/>define a series of N-1 line segments, drawn between vertex 0 and</text:span></text:span></text:p>
      <text:p text:style-name="P46"><text:span text:style-name="_5f_OOoComputerKeyWord"><text:span text:style-name="T14"/></text:span></text:p>
      <text:p text:style-name="P27"><text:span text:style-name="_5f_OOoComputerKeyWord"><text:span text:style-name="T14"><text:s text:c="2"/>vertex 1, vertex 1 and vertex 2, etc. <text:s/>The line is not implicitly</text:span></text:span></text:p>
      <text:p text:style-name="P27"><text:span text:style-name="_5f_OOoComputerKeyWord"><text:span text:style-name="T14"><text:s text:c="2"/>closed; if you wish to represent a loop, you must repeat vertex 0 at</text:span></text:span></text:p>
      <text:p text:style-name="P27"><text:span text:style-name="_5f_OOoComputerKeyWord"><text:span text:style-name="T14"><text:s text:c="2"/>the end. <text:s/>As with a PointLight, normals, textures, colors,</text:span></text:span></text:p>
      <text:p text:style-name="P27"><text:span text:style-name="_5f_OOoComputerKeyWord"><text:span text:style-name="T14"><text:s text:c="2"/>draw-order, and the "thick" attribute are all valid (but not</text:span></text:span></text:p>
      <text:p text:style-name="P27"><text:span text:style-name="_5f_OOoComputerKeyWord"><text:span text:style-name="T14"><text:s text:c="2"/>"perspective"). <text:s/>Also, since a Line (with more than two vertices) is</text:span></text:span></text:p>
      <text:p text:style-name="P27"><text:span text:style-name="_5f_OOoComputerKeyWord"><text:span text:style-name="T14"><text:s text:c="2"/>made up of multiple line segments, it may contain a number of</text:span></text:span></text:p>
      <text:p text:style-name="P27"><text:span text:style-name="_5f_OOoComputerKeyWord"><text:span text:style-name="T14"><text:s text:c="2"/>&lt;Component&gt; entries, to set a different color and/or normal for each</text:span></text:span></text:p>
      <text:p text:style-name="P27"><text:span text:style-name="_5f_OOoComputerKeyWord"><text:span text:style-name="T14"><text:s text:c="2"/>line segment, as in TriangleStrip, below.</text:span></text:span></text:p>
      <text:p text:style-name="P27"/>
      <text:p text:style-name="P27"/>
      <text:p text:style-name="P27"><text:span text:style-name="_5f_OOoComputerKeyWord"><text:span text:style-name="T14">&lt;TriangleStrip&gt; name { </text:span></text:span></text:p>
      <text:p text:style-name="P27"><text:span text:style-name="_5f_OOoComputerKeyWord"><text:span text:style-name="T14"><text:s text:c="4"/>[attributes] </text:span></text:span></text:p>
      <text:p text:style-name="P27"><text:span text:style-name="_5f_OOoComputerKeyWord"><text:span text:style-name="T14"><text:s text:c="4"/>&lt;VertexRef&gt; { </text:span></text:span></text:p>
      <text:p text:style-name="P27"><text:span text:style-name="_5f_OOoComputerKeyWord"><text:span text:style-name="T14"><text:s text:c="8"/>indices </text:span></text:span></text:p>
      <text:p text:style-name="P27"><text:span text:style-name="_5f_OOoComputerKeyWord"><text:span text:style-name="T14"><text:s text:c="8"/>&lt;Ref&gt; { pool-name } </text:span></text:span></text:p>
      <text:p text:style-name="P27"><text:span text:style-name="_5f_OOoComputerKeyWord"><text:span text:style-name="T14"><text:s text:c="4"/>}</text:span></text:span></text:p>
      <text:p text:style-name="P27"><text:span text:style-name="_5f_OOoComputerKeyWord"><text:span text:style-name="T14"><text:s text:c="4"/>[component attributes]</text:span></text:span></text:p>
      <text:p text:style-name="P27"><text:span text:style-name="_5f_OOoComputerKeyWord"><text:span text:style-name="T14">}</text:span></text:span></text:p>
      <text:p text:style-name="P27"/>
      <text:p text:style-name="P27"><text:span text:style-name="_5f_OOoComputerKeyWord"><text:span text:style-name="T14"><text:s text:c="2"/>A triangle strip is only rarely encountered in an egg file; it is</text:span></text:span></text:p>
      <text:p text:style-name="P27"><text:span text:style-name="_5f_OOoComputerKeyWord"><text:span text:style-name="T14"><text:s text:c="2"/>normally generated automatically only during load time, when</text:span></text:span></text:p>
      <text:p text:style-name="P27"><text:span text:style-name="_5f_OOoComputerKeyWord"><text:span text:style-name="T14"><text:s text:c="2"/>connected triangles are automatically meshed for loading, and even</text:span></text:span></text:p>
      <text:p text:style-name="P27"><text:span text:style-name="_5f_OOoComputerKeyWord"><text:span text:style-name="T14"><text:s text:c="2"/>then it exists only momentarily. <text:s/>Since a triangle strip is a</text:span></text:span></text:p>
      <text:p text:style-name="P27"><text:span text:style-name="_5f_OOoComputerKeyWord"><text:span text:style-name="T14"><text:s text:c="2"/>rendering optimization only and adds no useful scene information</text:span></text:span></text:p>
      <text:p text:style-name="P27"><text:span text:style-name="_5f_OOoComputerKeyWord"><text:span text:style-name="T14"><text:s text:c="2"/>over a loose collection of triangles, its usage is contrary to the</text:span></text:span></text:p>
      <text:p text:style-name="P27"><text:span text:style-name="_5f_OOoComputerKeyWord"><text:span text:style-name="T14"><text:s text:c="2"/>general egg philosophy of representing a scene in the abstract.</text:span></text:span></text:p>
      <text:p text:style-name="P27"><text:span text:style-name="_5f_OOoComputerKeyWord"><text:span text:style-name="T14"><text:s text:c="2"/>Nevertheless, the syntax exists, primarily to allow inspection of</text:span></text:span></text:p>
      <text:p text:style-name="P27"><text:span text:style-name="_5f_OOoComputerKeyWord"><text:span text:style-name="T14"><text:s text:c="2"/>the meshing results when needed. <text:s/>You can also add custom</text:span></text:span></text:p>
      <text:p text:style-name="P27"><text:span text:style-name="_5f_OOoComputerKeyWord"><text:span text:style-name="T14"><text:s text:c="2"/>TriangleStrip entries to force a particular mesh arrangement.</text:span></text:span></text:p>
      <text:p text:style-name="P27"/>
      <text:p text:style-name="P27"><text:span text:style-name="_5f_OOoComputerKeyWord"><text:span text:style-name="T14"><text:s text:c="2"/>A triangle strip is defined as a series of connected triangles.</text:span></text:span></text:p>
      <text:p text:style-name="P27"><text:span text:style-name="_5f_OOoComputerKeyWord"><text:span text:style-name="T14"><text:s text:c="2"/>After the first three vertices, which define the first triangle,</text:span></text:span></text:p>
      <text:p text:style-name="P27"><text:span text:style-name="_5f_OOoComputerKeyWord"><text:span text:style-name="T14"><text:s text:c="2"/>each new vertex defines one additional triangle, by alternating up</text:span></text:span></text:p>
      <text:p text:style-name="P27"><text:span text:style-name="_5f_OOoComputerKeyWord"><text:span text:style-name="T14"><text:s text:c="2"/>and down.</text:span></text:span></text:p>
      <text:p text:style-name="P27"/>
      <text:p text:style-name="P27"><text:span text:style-name="_5f_OOoComputerKeyWord"><text:span text:style-name="T14"><text:s text:c="2"/>It is possible for the individual triangles of a triangle strip to</text:span></text:span></text:p>
      <text:p text:style-name="P27"><text:span text:style-name="_5f_OOoComputerKeyWord"><text:span text:style-name="T14"><text:s text:c="2"/>have a separate normal and/or color. <text:s/>If so, a &lt;Component&gt; entry</text:span></text:span></text:p>
      <text:p text:style-name="P27"><text:span text:style-name="_5f_OOoComputerKeyWord"><text:span text:style-name="T14"><text:s text:c="2"/>should be given for each so-modified triangle:</text:span></text:span></text:p>
      <text:p text:style-name="P27"><text:span text:style-name="_5f_OOoComputerKeyWord"><text:span text:style-name="T14"><text:s text:c="2"/></text:span></text:span></text:p>
      <text:p text:style-name="P27"><text:span text:style-name="_5f_OOoComputerKeyWord"><text:span text:style-name="T14"><text:s text:c="2"/>&lt;Component&gt; index {</text:span></text:span></text:p>
      <text:p text:style-name="P27"><text:span text:style-name="_5f_OOoComputerKeyWord"><text:span text:style-name="T14"><text:s text:c="4"/>&lt;RGBA&gt; { r g b a [morph-list] }</text:span></text:span></text:p>
      <text:p text:style-name="P46"><text:span text:style-name="_5f_OOoComputerKeyWord"><text:span text:style-name="T14"/></text:span></text:p>
      <text:p text:style-name="P27"><text:span text:style-name="_5f_OOoComputerKeyWord"><text:span text:style-name="T14"><text:s text:c="4"/>&lt;Normal&gt; { x y z [morph-list] }</text:span></text:span></text:p>
      <text:p text:style-name="P27"><text:span text:style-name="_5f_OOoComputerKeyWord"><text:span text:style-name="T14"><text:s text:c="2"/>}</text:span></text:span></text:p>
      <text:p text:style-name="P27"/>
      <text:p text:style-name="P27"><text:span text:style-name="_5f_OOoComputerKeyWord"><text:span text:style-name="T14"><text:s text:c="2"/>Where index ranges from 0 to the number of components defined by the</text:span></text:span></text:p>
      <text:p text:style-name="P27"><text:span text:style-name="_5f_OOoComputerKeyWord"><text:span text:style-name="T14"><text:s text:c="2"/>triangle strip (less 1). <text:s/>Note that the component attribute list</text:span></text:span></text:p>
      <text:p text:style-name="P27"><text:span text:style-name="_5f_OOoComputerKeyWord"><text:span text:style-name="T14"><text:s text:c="2"/>must always follow the vertex list.</text:span></text:span></text:p>
      <text:p text:style-name="P27"/>
      <text:p text:style-name="P27"/>
      <text:p text:style-name="P27"><text:span text:style-name="_5f_OOoComputerKeyWord"><text:span text:style-name="T14">&lt;TriangleFan&gt; name { </text:span></text:span></text:p>
      <text:p text:style-name="P27"><text:span text:style-name="_5f_OOoComputerKeyWord"><text:span text:style-name="T14"><text:s text:c="4"/>[attributes] </text:span></text:span></text:p>
      <text:p text:style-name="P27"><text:span text:style-name="_5f_OOoComputerKeyWord"><text:span text:style-name="T14"><text:s text:c="4"/>&lt;VertexRef&gt; { </text:span></text:span></text:p>
      <text:p text:style-name="P27"><text:span text:style-name="_5f_OOoComputerKeyWord"><text:span text:style-name="T14"><text:s text:c="8"/>indices </text:span></text:span></text:p>
      <text:p text:style-name="P27"><text:span text:style-name="_5f_OOoComputerKeyWord"><text:span text:style-name="T14"><text:s text:c="8"/>&lt;Ref&gt; { pool-name } </text:span></text:span></text:p>
      <text:p text:style-name="P27"><text:span text:style-name="_5f_OOoComputerKeyWord"><text:span text:style-name="T14"><text:s text:c="4"/>}</text:span></text:span></text:p>
      <text:p text:style-name="P27"><text:span text:style-name="_5f_OOoComputerKeyWord"><text:span text:style-name="T14"><text:s text:c="4"/>[component attributes]</text:span></text:span></text:p>
      <text:p text:style-name="P27"><text:span text:style-name="_5f_OOoComputerKeyWord"><text:span text:style-name="T14">}</text:span></text:span></text:p>
      <text:p text:style-name="P27"/>
      <text:p text:style-name="P27"><text:span text:style-name="_5f_OOoComputerKeyWord"><text:span text:style-name="T14"><text:s text:c="2"/>A triangle fan is similar to a triangle strip, except all of the</text:span></text:span></text:p>
      <text:p text:style-name="P27"><text:span text:style-name="_5f_OOoComputerKeyWord"><text:span text:style-name="T14"><text:s text:c="2"/>connected triangles share the same vertex, which is the first</text:span></text:span></text:p>
      <text:p text:style-name="P27"><text:span text:style-name="_5f_OOoComputerKeyWord"><text:span text:style-name="T14"><text:s text:c="2"/>vertex. <text:s/>See &lt;TriangleStrip&gt;, above.</text:span></text:span></text:p>
      <text:p text:style-name="P27"/>
      <text:p text:style-name="P27"/>
      <text:p text:style-name="P27"/>
      <text:h text:style-name="P67" text:outline-level="3"><text:bookmark-start text:name="__RefHeading__7680_869075401"/><text:span text:style-name="_5f_OOoComputerKeyWord"><text:span text:style-name="T14">PARAMETRIC DESCRIPTION ENTRIES</text:span></text:span><text:bookmark-end text:name="__RefHeading__7680_869075401"/></text:h>
      <text:p text:style-name="P27"/>
      <text:p text:style-name="P27"><text:span text:style-name="_5f_OOoComputerKeyWord"><text:span text:style-name="T14">The following entries define parametric curves and surfaces.</text:span></text:span></text:p>
      <text:p text:style-name="P27"><text:span text:style-name="_5f_OOoComputerKeyWord"><text:span text:style-name="T14">Generally, Panda supports these only in the abstract; they're not</text:span></text:span></text:p>
      <text:p text:style-name="P27"><text:span text:style-name="_5f_OOoComputerKeyWord"><text:span text:style-name="T14">geometry in the true sense but do exist in the scene graph and may</text:span></text:span></text:p>
      <text:p text:style-name="P27"><text:span text:style-name="_5f_OOoComputerKeyWord"><text:span text:style-name="T14">have specific meaning to the application. <text:s/>However, Panda can create</text:span></text:span></text:p>
      <text:p text:style-name="P27"><text:span text:style-name="_5f_OOoComputerKeyWord"><text:span text:style-name="T14">visible representations of these parametrics to aid visualization.</text:span></text:span></text:p>
      <text:p text:style-name="P27"/>
      <text:p text:style-name="P27"><text:span text:style-name="_5f_OOoComputerKeyWord"><text:span text:style-name="T14">These entries might also have meaning to external tools outside of an</text:span></text:span></text:p>
      <text:p text:style-name="P27"><text:span text:style-name="_5f_OOoComputerKeyWord"><text:span text:style-name="T14">interactive Panda session, such as egg-qtess, which can be used to</text:span></text:span></text:p>
      <text:p text:style-name="P27"><text:span text:style-name="_5f_OOoComputerKeyWord"><text:span text:style-name="T14">convert NURBS surfaces to polygons at different levels of resolution.</text:span></text:span></text:p>
      <text:p text:style-name="P27"/>
      <text:p text:style-name="P27"><text:span text:style-name="_5f_OOoComputerKeyWord"><text:span text:style-name="T14">In general, dynamic attributes such as morphs and joint assignment are</text:span></text:span></text:p>
      <text:p text:style-name="P27"><text:span text:style-name="_5f_OOoComputerKeyWord"><text:span text:style-name="T14">legal for the control vertices of the following parametrics, but Panda</text:span></text:span></text:p>
      <text:p text:style-name="P27"><text:span text:style-name="_5f_OOoComputerKeyWord"><text:span text:style-name="T14">itself doesn't support them and will always create static curves and</text:span></text:span></text:p>
      <text:p text:style-name="P27"><text:span text:style-name="_5f_OOoComputerKeyWord"><text:span text:style-name="T14">surfaces. <text:s/>External tools like egg-qtess, however, may respect them.</text:span></text:span></text:p>
      <text:p text:style-name="P27"/>
      <text:p text:style-name="P27"><text:span text:style-name="_5f_OOoAssemblerSpecialChar"><text:span text:style-name="T18">&lt;</text:span></text:span><text:span text:style-name="_5f_OOoAssemblerIdent"><text:span text:style-name="T18">NURBSCurve</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text:span></text:span><text:span text:style-name="_5f_OOoAssemblerIdent"><text:span text:style-name="T18">attributes</text:span></text:span><text:span text:style-name="_5f_OOoAssemblerSpecialChar"><text:span text:style-name="T18">]</text:span></text:span><text:span text:style-name="_5f_OOoComputerKeyWord"><text:span text:style-name="T14"> </text:span></text:span></text:p>
      <text:p text:style-name="P27"/>
      <text:p text:style-name="P27"><text:span text:style-name="_5f_OOoComputerKeyWord"><text:span text:style-name="T14"><text:s text:c="4"/></text:span></text:span><text:span text:style-name="_5f_OOoAssemblerSpecialChar"><text:span text:style-name="T18">&lt;</text:span></text:span><text:span text:style-name="_5f_OOoAssemblerIdent"><text:span text:style-name="T18">Order</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order</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lt;</text:span></text:span><text:span text:style-name="_5f_OOoAssemblerIdent"><text:span text:style-name="T18">Knots</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knot</text:span></text:span><text:span text:style-name="_5f_OOoAssemblerSpecialChar"><text:span text:style-name="T18">-</text:span></text:span><text:span text:style-name="_5f_OOoAssemblerDirective"><text:span text:style-name="T18">list</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lt;</text:span></text:span><text:span text:style-name="_5f_OOoAssemblerIdent"><text:span text:style-name="T18">VertexRef</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indices</text:span></text:span><text:span text:style-name="_5f_OOoComputerKeyWord"><text:span text:style-name="T14"> </text:span></text:span><text:span text:style-name="_5f_OOoAssemblerSpecialChar"><text:span text:style-name="T18">&lt;</text:span></text:span><text:span text:style-name="_5f_OOoAssemblerIdent"><text:span text:style-name="T18">Ref</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pool</text:span></text:span><text:span text:style-name="_5f_OOoAssemblerSpecialChar"><text:span text:style-name="T18">-</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SpecialChar"><text:span text:style-name="T18">}</text:span></text:span></text:p>
      <text:p text:style-name="P27"><text:span text:style-name="_5f_OOoAssemblerSpecialChar"><text:span text:style-name="T18">}</text:span></text:span></text:p>
      <text:p text:style-name="P27"/>
      <text:p text:style-name="P27"><text:span text:style-name="_5f_OOoComputerKeyWord"><text:span text:style-name="T14"><text:s text:c="2"/>A NURBS curve is a general parametric curve. <text:s/>It is often used to</text:span></text:span></text:p>
      <text:p text:style-name="P27"><text:span text:style-name="_5f_OOoComputerKeyWord"><text:span text:style-name="T14"><text:s text:c="2"/>represent a motion path, e.g. for a camera or an object.</text:span></text:span></text:p>
      <text:p text:style-name="P27"/>
      <text:p text:style-name="P27"><text:span text:style-name="_5f_OOoComputerKeyWord"><text:span text:style-name="T14"><text:s text:c="2"/>The order is equal to the degree of the polynomial basis plus 1. <text:s/>It</text:span></text:span></text:p>
      <text:p text:style-name="P27"><text:span text:style-name="_5f_OOoComputerKeyWord"><text:span text:style-name="T14"><text:s text:c="2"/>must be an integer in the range [1,4].</text:span></text:span></text:p>
      <text:p text:style-name="P27"/>
      <text:p text:style-name="P27"><text:span text:style-name="_5f_OOoComputerKeyWord"><text:span text:style-name="T14"><text:s text:c="2"/>The number of vertices must be equal to the number of knots minus the</text:span></text:span></text:p>
      <text:p text:style-name="P27"><text:span text:style-name="_5f_OOoComputerKeyWord"><text:span text:style-name="T14"><text:s text:c="2"/>order.</text:span></text:span></text:p>
      <text:p text:style-name="P27"/>
      <text:p text:style-name="P27"><text:span text:style-name="_5f_OOoComputerKeyWord"><text:span text:style-name="T14"><text:s text:c="2"/>Each control vertex of a NURBS is defined in homogeneous space with</text:span></text:span></text:p>
      <text:p text:style-name="P27"><text:span text:style-name="_5f_OOoComputerKeyWord"><text:span text:style-name="T14"><text:s text:c="2"/>four coordinates x y z w (to convert to 3-space, divide x, y, and z</text:span></text:span></text:p>
      <text:p text:style-name="P27"><text:span text:style-name="_5f_OOoComputerKeyWord"><text:span text:style-name="T14"><text:s text:c="2"/>by w). <text:s/>The last coordinate is always the homogeneous coordinate; if</text:span></text:span></text:p>
      <text:p text:style-name="P27"><text:span text:style-name="_5f_OOoComputerKeyWord"><text:span text:style-name="T14"><text:s text:c="2"/>only three coordinates are given, it specifies a curve in two</text:span></text:span></text:p>
      <text:p text:style-name="P27"><text:span text:style-name="_5f_OOoComputerKeyWord"><text:span text:style-name="T14"><text:s text:c="2"/>dimensions plus a homogeneous coordinate (x y w).</text:span></text:span></text:p>
      <text:p text:style-name="P27"/>
      <text:p text:style-name="P27"><text:span text:style-name="_5f_OOoComputerKeyWord"><text:span text:style-name="T14"><text:s text:c="2"/>The following attributes may be defined:</text:span></text:span></text:p>
      <text:p text:style-name="P46"><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typ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curve</text:span></text:span><text:span text:style-name="_5f_OOoAssemblerSpecialChar"><text:span text:style-name="T18">-</text:span></text:span><text:span text:style-name="_5f_OOoAssemblerIdent"><text:span text:style-name="T18">typ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defines the semanting meaning of this curve, either XYZ, HPR,</text:span></text:span></text:p>
      <text:p text:style-name="P27"><text:span text:style-name="_5f_OOoComputerKeyWord"><text:span text:style-name="T14"><text:s text:c="4"/>or T. <text:s/>If the type is XYZ, the curve will automatically be</text:span></text:span></text:p>
      <text:p text:style-name="P27"><text:span text:style-name="_5f_OOoComputerKeyWord"><text:span text:style-name="T14"><text:s text:c="4"/>transformed between Y-up and Z-up if necessary; otherwise, it will</text:span></text:span></text:p>
      <text:p text:style-name="P27"><text:span text:style-name="_5f_OOoComputerKeyWord"><text:span text:style-name="T14"><text:s text:c="4"/>be left alone.</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subdiv</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num</text:span></text:span><text:span text:style-name="_5f_OOoAssemblerSpecialChar"><text:span text:style-name="T18">-</text:span></text:span><text:span text:style-name="_5f_OOoAssemblerIdent"><text:span text:style-name="T18">segments</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If this scalar is given and nonzero, Panda will create a visible</text:span></text:span></text:p>
      <text:p text:style-name="P27"><text:span text:style-name="_5f_OOoComputerKeyWord"><text:span text:style-name="T14"><text:s text:c="4"/>representation of the curve when the scene is loaded. <text:s/>The number</text:span></text:span></text:p>
      <text:p text:style-name="P27"><text:span text:style-name="_5f_OOoComputerKeyWord"><text:span text:style-name="T14"><text:s text:c="4"/>represents the number of line segments to draw to approximate the</text:span></text:span></text:p>
      <text:p text:style-name="P27"><text:span text:style-name="_5f_OOoComputerKeyWord"><text:span text:style-name="T14"><text:s text:c="4"/>curve.</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RGBA</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r</text:span></text:span><text:span text:style-name="_5f_OOoComputerKeyWord"><text:span text:style-name="T14"> </text:span></text:span><text:span text:style-name="_5f_OOoAssemblerIdent"><text:span text:style-name="T18">g</text:span></text:span><text:span text:style-name="_5f_OOoComputerKeyWord"><text:span text:style-name="T14"> </text:span></text:span><text:span text:style-name="_5f_OOoAssemblerIdent"><text:span text:style-name="T18">b</text:span></text:span><text:span text:style-name="_5f_OOoComputerKeyWord"><text:span text:style-name="T14"> </text:span></text:span><text:span text:style-name="_5f_OOoAssemblerIdent"><text:span text:style-name="T18">a</text:span></text:span><text:span text:style-name="_5f_OOoComputerKeyWord"><text:span text:style-name="T14"> </text:span></text:span><text:span text:style-name="_5f_OOoAssemblerSpecialChar"><text:span text:style-name="T18">[</text:span></text:span><text:span text:style-name="_5f_OOoAssemblerIdent"><text:span text:style-name="T18">morph</text:span></text:span><text:span text:style-name="_5f_OOoAssemblerSpecialChar"><text:span text:style-name="T18">-</text:span></text:span><text:span text:style-name="_5f_OOoAssemblerDirective"><text:span text:style-name="T18">list</text:span></text:span><text:span text:style-name="_5f_OOoAssemblerSpecialChar"><text:span text:style-name="T18">]</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specifies the color of the overall curve.</text:span></text:span></text:p>
      <text:p text:style-name="P27"/>
      <text:p text:style-name="P27"/>
      <text:p text:style-name="P27"><text:span text:style-name="_5f_OOoComputerKeyWord"><text:span text:style-name="T14"><text:s text:c="2"/>NURBS control vertices may also be given color and/or morph</text:span></text:span></text:p>
      <text:p text:style-name="P27"><text:span text:style-name="_5f_OOoComputerKeyWord"><text:span text:style-name="T14"><text:s text:c="2"/>attributes, but &lt;Normal&gt; and &lt;UV&gt; entries do not apply to NURBS</text:span></text:span></text:p>
      <text:p text:style-name="P27"><text:span text:style-name="_5f_OOoComputerKeyWord"><text:span text:style-name="T14"><text:s text:c="2"/>vertices.</text:span></text:span></text:p>
      <text:p text:style-name="P27"/>
      <text:p text:style-name="P27"/>
      <text:p text:style-name="P27"/>
      <text:p text:style-name="P27"><text:span text:style-name="_5f_OOoAssemblerSpecialChar"><text:span text:style-name="T18">&lt;</text:span></text:span><text:span text:style-name="_5f_OOoAssemblerIdent"><text:span text:style-name="T18">NURBSSurface</text:span></text:span><text:span text:style-name="_5f_OOoAssemblerSpecialChar"><text:span text:style-name="T18">&gt;</text:span></text:span><text:span text:style-name="_5f_OOoComputerKeyWord"><text:span text:style-name="T14"> </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text:span></text:span><text:span text:style-name="_5f_OOoAssemblerIdent"><text:span text:style-name="T18">attributes</text:span></text:span><text:span text:style-name="_5f_OOoAssemblerSpecialChar"><text:span text:style-name="T18">]</text:span></text:span><text:span text:style-name="_5f_OOoComputerKeyWord"><text:span text:style-name="T14"> </text:span></text:span></text:p>
      <text:p text:style-name="P27"/>
      <text:p text:style-name="P27"><text:span text:style-name="_5f_OOoComputerKeyWord"><text:span text:style-name="T14"><text:s text:c="4"/></text:span></text:span><text:span text:style-name="_5f_OOoAssemblerSpecialChar"><text:span text:style-name="T18">&lt;</text:span></text:span><text:span text:style-name="_5f_OOoAssemblerIdent"><text:span text:style-name="T18">Order</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u</text:span></text:span><text:span text:style-name="_5f_OOoAssemblerSpecialChar"><text:span text:style-name="T18">-</text:span></text:span><text:span text:style-name="_5f_OOoAssemblerIdent"><text:span text:style-name="T18">order</text:span></text:span><text:span text:style-name="_5f_OOoComputerKeyWord"><text:span text:style-name="T14"> </text:span></text:span><text:span text:style-name="_5f_OOoAssemblerIdent"><text:span text:style-name="T18">v</text:span></text:span><text:span text:style-name="_5f_OOoAssemblerSpecialChar"><text:span text:style-name="T18">-</text:span></text:span><text:span text:style-name="_5f_OOoAssemblerIdent"><text:span text:style-name="T18">order</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lt;</text:span></text:span><text:span text:style-name="_5f_OOoAssemblerIdent"><text:span text:style-name="T18">U</text:span></text:span><text:span text:style-name="_5f_OOoAssemblerSpecialChar"><text:span text:style-name="T18">-</text:span></text:span><text:span text:style-name="_5f_OOoAssemblerIdent"><text:span text:style-name="T18">knots</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u</text:span></text:span><text:span text:style-name="_5f_OOoAssemblerSpecialChar"><text:span text:style-name="T18">-</text:span></text:span><text:span text:style-name="_5f_OOoAssemblerIdent"><text:span text:style-name="T18">knot</text:span></text:span><text:span text:style-name="_5f_OOoAssemblerSpecialChar"><text:span text:style-name="T18">-</text:span></text:span><text:span text:style-name="_5f_OOoAssemblerDirective"><text:span text:style-name="T18">list</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lt;</text:span></text:span><text:span text:style-name="_5f_OOoAssemblerIdent"><text:span text:style-name="T18">V</text:span></text:span><text:span text:style-name="_5f_OOoAssemblerSpecialChar"><text:span text:style-name="T18">-</text:span></text:span><text:span text:style-name="_5f_OOoAssemblerIdent"><text:span text:style-name="T18">knots</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v</text:span></text:span><text:span text:style-name="_5f_OOoAssemblerSpecialChar"><text:span text:style-name="T18">-</text:span></text:span><text:span text:style-name="_5f_OOoAssemblerIdent"><text:span text:style-name="T18">knot</text:span></text:span><text:span text:style-name="_5f_OOoAssemblerSpecialChar"><text:span text:style-name="T18">-</text:span></text:span><text:span text:style-name="_5f_OOoAssemblerDirective"><text:span text:style-name="T18">list</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ext:span></text:span><text:span text:style-name="_5f_OOoAssemblerSpecialChar"><text:span text:style-name="T18">&lt;</text:span></text:span><text:span text:style-name="_5f_OOoAssemblerIdent"><text:span text:style-name="T18">VertexRef</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p>
      <text:p text:style-name="P27"><text:span text:style-name="_5f_OOoComputerKeyWord"><text:span text:style-name="T14"><text:s text:c="8"/></text:span></text:span><text:span text:style-name="_5f_OOoAssemblerIdent"><text:span text:style-name="T18">indices</text:span></text:span><text:span text:style-name="_5f_OOoComputerKeyWord"><text:span text:style-name="T14"> </text:span></text:span></text:p>
      <text:p text:style-name="P27"><text:span text:style-name="_5f_OOoComputerKeyWord"><text:span text:style-name="T14"><text:s text:c="8"/></text:span></text:span><text:span text:style-name="_5f_OOoAssemblerSpecialChar"><text:span text:style-name="T18">&lt;</text:span></text:span><text:span text:style-name="_5f_OOoAssemblerIdent"><text:span text:style-name="T18">Ref</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pool</text:span></text:span><text:span text:style-name="_5f_OOoAssemblerSpecialChar"><text:span text:style-name="T18">-</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p>
      <text:p text:style-name="P27"><text:span text:style-name="_5f_OOoComputerKeyWord"><text:span text:style-name="T14"><text:s text:c="4"/></text:span></text:span><text:span text:style-name="_5f_OOoAssemblerSpecialChar"><text:span text:style-name="T18">}</text:span></text:span><text:span text:style-name="_5f_OOoComputerKeyWord"><text:span text:style-name="T14"> </text:span></text:span></text:p>
      <text:p text:style-name="P27"><text:span text:style-name="_5f_OOoAssemblerSpecialChar"><text:span text:style-name="T18">}</text:span></text:span></text:p>
      <text:p text:style-name="P27"/>
      <text:p text:style-name="P27"><text:span text:style-name="_5f_OOoComputerKeyWord"><text:span text:style-name="T14"><text:s text:c="2"/>A NURBS surface is an extension of a NURBS curve into two parametric</text:span></text:span></text:p>
      <text:p text:style-name="P27"><text:span text:style-name="_5f_OOoComputerKeyWord"><text:span text:style-name="T14"><text:s text:c="2"/>dimensions, u and v. <text:s/>NURBS surfaces may be given the same set of</text:span></text:span></text:p>
      <text:p text:style-name="P27"><text:span text:style-name="_5f_OOoComputerKeyWord"><text:span text:style-name="T14"><text:s text:c="2"/>attributes assigned to polygons, except for normals: &lt;TRef&gt;,</text:span></text:span></text:p>
      <text:p text:style-name="P46"><text:span text:style-name="_5f_OOoComputerKeyWord"><text:span text:style-name="T14"><text:s text:c="2"/>&lt;Texture&gt;, &lt;MRef&gt;, &lt;RGBA&gt;, and draw-order are all valid attributes</text:span></text:span></text:p>
      <text:p text:style-name="P27"><text:span text:style-name="_5f_OOoComputerKeyWord"><text:span text:style-name="T14"><text:s text:c="2"/>for NURBS. <text:s/>NURBS vertices, similarly, may be colored or morphed,</text:span></text:span></text:p>
      <text:p text:style-name="P27"><text:span text:style-name="_5f_OOoComputerKeyWord"><text:span text:style-name="T14"><text:s text:c="2"/>but &lt;Normal&gt; and &lt;UV&gt; entries do not apply to NURBS vertices. <text:s/>The</text:span></text:span></text:p>
      <text:p text:style-name="P27"><text:span text:style-name="_5f_OOoComputerKeyWord"><text:span text:style-name="T14"><text:s text:c="2"/>attributes may also include &lt;NURBSCurve&gt; and &lt;Trim&gt; entries; see</text:span></text:span></text:p>
      <text:p text:style-name="P27"><text:span text:style-name="_5f_OOoComputerKeyWord"><text:span text:style-name="T14"><text:s text:c="2"/>below.</text:span></text:span></text:p>
      <text:p text:style-name="P27"/>
      <text:p text:style-name="P27"><text:span text:style-name="_5f_OOoComputerKeyWord"><text:span text:style-name="T14"><text:s text:c="2"/>To have Panda create a visualization of a NURBS surface, the</text:span></text:span></text:p>
      <text:p text:style-name="P27"><text:span text:style-name="_5f_OOoComputerKeyWord"><text:span text:style-name="T14"><text:s text:c="2"/>following two attributes should be defined as well:</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U</text:span></text:span><text:span text:style-name="_5f_OOoAssemblerSpecialChar"><text:span text:style-name="T18">-</text:span></text:span><text:span text:style-name="_5f_OOoAssemblerIdent"><text:span text:style-name="T18">subdiv</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u</text:span></text:span><text:span text:style-name="_5f_OOoAssemblerSpecialChar"><text:span text:style-name="T18">-</text:span></text:span><text:span text:style-name="_5f_OOoAssemblerIdent"><text:span text:style-name="T18">num</text:span></text:span><text:span text:style-name="_5f_OOoAssemblerSpecialChar"><text:span text:style-name="T18">-</text:span></text:span><text:span text:style-name="_5f_OOoAssemblerIdent"><text:span text:style-name="T18">segments</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V</text:span></text:span><text:span text:style-name="_5f_OOoAssemblerSpecialChar"><text:span text:style-name="T18">-</text:span></text:span><text:span text:style-name="_5f_OOoAssemblerIdent"><text:span text:style-name="T18">subdiv</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v</text:span></text:span><text:span text:style-name="_5f_OOoAssemblerSpecialChar"><text:span text:style-name="T18">-</text:span></text:span><text:span text:style-name="_5f_OOoAssemblerIdent"><text:span text:style-name="T18">num</text:span></text:span><text:span text:style-name="_5f_OOoAssemblerSpecialChar"><text:span text:style-name="T18">-</text:span></text:span><text:span text:style-name="_5f_OOoAssemblerIdent"><text:span text:style-name="T18">segments</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ese define the number of subdivisions to make in the U and V</text:span></text:span></text:p>
      <text:p text:style-name="P27"><text:span text:style-name="_5f_OOoComputerKeyWord"><text:span text:style-name="T14"><text:s text:c="4"/>directions to represent the surface. <text:s/>A uniform subdivision is</text:span></text:span></text:p>
      <text:p text:style-name="P27"><text:span text:style-name="_5f_OOoComputerKeyWord"><text:span text:style-name="T14"><text:s text:c="4"/>always made, and trim curves are not respected (though they will</text:span></text:span></text:p>
      <text:p text:style-name="P27"><text:span text:style-name="_5f_OOoComputerKeyWord"><text:span text:style-name="T14"><text:s text:c="4"/>be drawn in if the trim curves themselves also have a subiv</text:span></text:span></text:p>
      <text:p text:style-name="P27"><text:span text:style-name="_5f_OOoComputerKeyWord"><text:span text:style-name="T14"><text:s text:c="4"/>parameter). <text:s/>This is only intended as a cheesy visualization.</text:span></text:span></text:p>
      <text:p text:style-name="P27"/>
      <text:p text:style-name="P27"/>
      <text:p text:style-name="P27"><text:span text:style-name="_5f_OOoComputerKeyWord"><text:span text:style-name="T14"><text:s text:c="2"/>The same sort of restrictions on order and knots applies to NURBS</text:span></text:span></text:p>
      <text:p text:style-name="P27"><text:span text:style-name="_5f_OOoComputerKeyWord"><text:span text:style-name="T14"><text:s text:c="2"/>surfaces as do to NURBS curves. <text:s/>The order and knot description may</text:span></text:span></text:p>
      <text:p text:style-name="P27"><text:span text:style-name="_5f_OOoComputerKeyWord"><text:span text:style-name="T14"><text:s text:c="2"/>be different in each dimension.</text:span></text:span></text:p>
      <text:p text:style-name="P27"/>
      <text:p text:style-name="P27"><text:span text:style-name="_5f_OOoComputerKeyWord"><text:span text:style-name="T14"><text:s text:c="2"/>The surface must have u-num * v-num vertices, where u-num is the</text:span></text:span></text:p>
      <text:p text:style-name="P27"><text:span text:style-name="_5f_OOoComputerKeyWord"><text:span text:style-name="T14"><text:s text:c="2"/>number of u-knots minus the u-order, and v-num is the number of</text:span></text:span></text:p>
      <text:p text:style-name="P27"><text:span text:style-name="_5f_OOoComputerKeyWord"><text:span text:style-name="T14"><text:s text:c="2"/>v-knots minus the v-order. <text:s/>All vertices must come from the same</text:span></text:span></text:p>
      <text:p text:style-name="P27"><text:span text:style-name="_5f_OOoComputerKeyWord"><text:span text:style-name="T14"><text:s text:c="2"/>vertex pool. <text:s/>The nth (zero-based) index number defines control</text:span></text:span></text:p>
      <text:p text:style-name="P27"><text:span text:style-name="_5f_OOoComputerKeyWord"><text:span text:style-name="T14"><text:s text:c="2"/>vertex (u, v) of the surface, where n = (v * u-num) + u. <text:s/>Thus, it</text:span></text:span></text:p>
      <text:p text:style-name="P27"><text:span text:style-name="_5f_OOoComputerKeyWord"><text:span text:style-name="T14"><text:s text:c="2"/>is the u coordinate which changes faster.</text:span></text:span></text:p>
      <text:p text:style-name="P27"/>
      <text:p text:style-name="P27"><text:span text:style-name="_5f_OOoComputerKeyWord"><text:span text:style-name="T14"><text:s text:c="2"/>As with the NURBS curve, each control vertex is defined in</text:span></text:span></text:p>
      <text:p text:style-name="P27"><text:span text:style-name="_5f_OOoComputerKeyWord"><text:span text:style-name="T14"><text:s text:c="2"/>homogeneous space with four coordinates x y z w.</text:span></text:span></text:p>
      <text:p text:style-name="P27"/>
      <text:p text:style-name="P27"/>
      <text:p text:style-name="P27"><text:span text:style-name="_5f_OOoComputerKeyWord"><text:span text:style-name="T14"><text:s text:c="2"/>A NURBS may also contain curves on its surface. <text:s/>These are one or</text:span></text:span></text:p>
      <text:p text:style-name="P27"><text:span text:style-name="_5f_OOoComputerKeyWord"><text:span text:style-name="T14"><text:s text:c="2"/>more nested &lt;NURBSCurve&gt; entries included with the attributes; these</text:span></text:span></text:p>
      <text:p text:style-name="P27"><text:span text:style-name="_5f_OOoComputerKeyWord"><text:span text:style-name="T14"><text:s text:c="2"/>curves are defined in the two-dimensional parametric space of the</text:span></text:span></text:p>
      <text:p text:style-name="P27"><text:span text:style-name="_5f_OOoComputerKeyWord"><text:span text:style-name="T14"><text:s text:c="2"/>surface. <text:s/>Thus, these curve vertices should have only two dimensions</text:span></text:span></text:p>
      <text:p text:style-name="P27"><text:span text:style-name="_5f_OOoComputerKeyWord"><text:span text:style-name="T14"><text:s text:c="2"/>plus the homogeneous coordinate: u v w. <text:s/>A curve-on-surface has no</text:span></text:span></text:p>
      <text:p text:style-name="P27"><text:span text:style-name="_5f_OOoComputerKeyWord"><text:span text:style-name="T14"><text:s text:c="2"/>intrinsic meaning to the surface, unless it is defined within a</text:span></text:span></text:p>
      <text:p text:style-name="P27"><text:span text:style-name="_5f_OOoComputerKeyWord"><text:span text:style-name="T14"><text:s text:c="2"/>&lt;Trim&gt; entry, below.</text:span></text:span></text:p>
      <text:p text:style-name="P27"/>
      <text:p text:style-name="P46"><text:span text:style-name="_5f_OOoComputerKeyWord"><text:span text:style-name="T14"><text:s text:c="2"/>Finally, a NURBS may be trimmed by one or more trim curves. <text:s/>These</text:span></text:span></text:p>
      <text:p text:style-name="P27"><text:span text:style-name="_5f_OOoComputerKeyWord"><text:span text:style-name="T14"><text:s text:c="2"/>are special curves on the surface which exclude certain areas from</text:span></text:span></text:p>
      <text:p text:style-name="P27"><text:span text:style-name="_5f_OOoComputerKeyWord"><text:span text:style-name="T14"><text:s text:c="2"/>the NURBS surface definition. <text:s/>The inside is specified using two</text:span></text:span></text:p>
      <text:p text:style-name="P27"><text:span text:style-name="_5f_OOoComputerKeyWord"><text:span text:style-name="T14"><text:s text:c="2"/>rules: an odd winding rule that states that the inside consists of</text:span></text:span></text:p>
      <text:p text:style-name="P27"><text:span text:style-name="_5f_OOoComputerKeyWord"><text:span text:style-name="T14"><text:s text:c="2"/>all regions for which an infinite ray from any point in the region</text:span></text:span></text:p>
      <text:p text:style-name="P27"><text:span text:style-name="_5f_OOoComputerKeyWord"><text:span text:style-name="T14"><text:s text:c="2"/>will intersect the trim curve an odd number of times, and a curve</text:span></text:span></text:p>
      <text:p text:style-name="P27"><text:span text:style-name="_5f_OOoComputerKeyWord"><text:span text:style-name="T14"><text:s text:c="2"/>orientation rule that states that the inside consists of the regions</text:span></text:span></text:p>
      <text:p text:style-name="P27"><text:span text:style-name="_5f_OOoComputerKeyWord"><text:span text:style-name="T14"><text:s text:c="2"/>to the left as the curve is traced.</text:span></text:span></text:p>
      <text:p text:style-name="P27"/>
      <text:p text:style-name="P27"><text:span text:style-name="_5f_OOoComputerKeyWord"><text:span text:style-name="T14"><text:s text:c="2"/>Each trim curve contains one or more loops, and each loop contains</text:span></text:span></text:p>
      <text:p text:style-name="P27"><text:span text:style-name="_5f_OOoComputerKeyWord"><text:span text:style-name="T14"><text:s text:c="2"/>one or more NURBS curves. <text:s/>The curves of a loop connect in a</text:span></text:span></text:p>
      <text:p text:style-name="P27"><text:span text:style-name="_5f_OOoComputerKeyWord"><text:span text:style-name="T14"><text:s text:c="2"/>head-to-tail fashion and must be explicitly closed.</text:span></text:span></text:p>
      <text:p text:style-name="P27"/>
      <text:p text:style-name="P27"><text:span text:style-name="_5f_OOoComputerKeyWord"><text:span text:style-name="T14"><text:s text:c="2"/>The trim curve syntax is as follows:</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Trim</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lt;</text:span></text:span><text:span text:style-name="_5f_OOoAssemblerInstruction"><text:span text:style-name="T18">Loop</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NURBSCurve</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8"/></text:span></text:span><text:span text:style-name="_5f_OOoAssemblerSpecialChar"><text:span text:style-name="T18">&lt;</text:span></text:span><text:span text:style-name="_5f_OOoAssemblerIdent"><text:span text:style-name="T18">Order</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order</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tab/></text:span></text:span><text:span text:style-name="_5f_OOoAssemblerSpecialChar"><text:span text:style-name="T18">&lt;</text:span></text:span><text:span text:style-name="_5f_OOoAssemblerIdent"><text:span text:style-name="T18">Knots</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knot</text:span></text:span><text:span text:style-name="_5f_OOoAssemblerSpecialChar"><text:span text:style-name="T18">-</text:span></text:span><text:span text:style-name="_5f_OOoAssemblerDirective"><text:span text:style-name="T18">list</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tab/></text:span></text:span><text:span text:style-name="_5f_OOoAssemblerSpecialChar"><text:span text:style-name="T18">&lt;</text:span></text:span><text:span text:style-name="_5f_OOoAssemblerIdent"><text:span text:style-name="T18">VertexRef</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indices</text:span></text:span><text:span text:style-name="_5f_OOoComputerKeyWord"><text:span text:style-name="T14"> </text:span></text:span><text:span text:style-name="_5f_OOoAssemblerSpecialChar"><text:span text:style-name="T18">&lt;</text:span></text:span><text:span text:style-name="_5f_OOoAssemblerIdent"><text:span text:style-name="T18">Ref</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pool</text:span></text:span><text:span text:style-name="_5f_OOoAssemblerSpecialChar"><text:span text:style-name="T18">-</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text:span></text:span><text:span text:style-name="_5f_OOoComputerKeyWord"><text:span text:style-name="T14"> </text:span></text:span><text:span text:style-name="_5f_OOoAssemblerSpecialChar"><text:span text:style-name="T18">&lt;</text:span></text:span><text:span text:style-name="_5f_OOoAssemblerIdent"><text:span text:style-name="T18">NURBSCurve</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text:span></text:span><text:span text:style-name="_5f_OOoComputerKeyWord"><text:span text:style-name="T14"> </text:span></text:span><text:span text:style-name="_5f_OOoAssemblerSpecialChar"><text:span text:style-name="T18">&lt;</text:span></text:span><text:span text:style-name="_5f_OOoAssemblerInstruction"><text:span text:style-name="T18">Loop</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text:span></text:span></text:p>
      <text:p text:style-name="P27"/>
      <text:p text:style-name="P27"><text:span text:style-name="_5f_OOoComputerKeyWord"><text:span text:style-name="T14"><text:s text:c="2"/>Although the egg syntax supports trim curves, there are at present</text:span></text:span></text:p>
      <text:p text:style-name="P27"><text:span text:style-name="_5f_OOoComputerKeyWord"><text:span text:style-name="T14"><text:s text:c="2"/>no egg processing tools that respect them. <text:s/>For instance, egg-qtess</text:span></text:span></text:p>
      <text:p text:style-name="P27"><text:span text:style-name="_5f_OOoComputerKeyWord"><text:span text:style-name="T14"><text:s text:c="2"/>ignores trim curves and always tesselates the entire NURBS surface.</text:span></text:span></text:p>
      <text:p text:style-name="P27"/>
      <text:p text:style-name="P27"/>
      <text:h text:style-name="Heading_20_3" text:outline-level="3"><text:bookmark-start text:name="__RefHeading__7682_869075401"/><text:span text:style-name="_5f_OOoComputerKeyWord"><text:span text:style-name="T14">MORPH DESCRIPTION ENTRIES</text:span></text:span><text:bookmark-end text:name="__RefHeading__7682_869075401"/></text:h>
      <text:p text:style-name="P27"/>
      <text:p text:style-name="P27"><text:span text:style-name="_5f_OOoComputerKeyWord"><text:span text:style-name="T14">Morphs are linear interpolations of attribute values at run time,</text:span></text:span></text:p>
      <text:p text:style-name="P27"><text:span text:style-name="_5f_OOoComputerKeyWord"><text:span text:style-name="T14">according to values read from an animation table. <text:s/>In general, vertex</text:span></text:span></text:p>
      <text:p text:style-name="P27"><text:span text:style-name="_5f_OOoComputerKeyWord"><text:span text:style-name="T14">positions, surface normals, texture coordinates, and colors may be</text:span></text:span></text:p>
      <text:p text:style-name="P27"><text:span text:style-name="_5f_OOoComputerKeyWord"><text:span text:style-name="T14">morphed.</text:span></text:span></text:p>
      <text:p text:style-name="P27"/>
      <text:p text:style-name="P27"><text:span text:style-name="_5f_OOoComputerKeyWord"><text:span text:style-name="T14">A morph target is defined by giving a net morph offset for a series of</text:span></text:span></text:p>
      <text:p text:style-name="P46"><text:span text:style-name="_5f_OOoComputerKeyWord"><text:span text:style-name="T14">vertex or polygon attributes; this offset is the value that will be</text:span></text:span></text:p>
      <text:p text:style-name="P27"><text:span text:style-name="_5f_OOoComputerKeyWord"><text:span text:style-name="T14">added to the attribute when the morph target has the value 1.0. <text:s/>At</text:span></text:span></text:p>
      <text:p text:style-name="P27"><text:span text:style-name="_5f_OOoComputerKeyWord"><text:span text:style-name="T14">run time, the morph target's value may be animated to any scalar value</text:span></text:span></text:p>
      <text:p text:style-name="P27"><text:span text:style-name="_5f_OOoComputerKeyWord"><text:span text:style-name="T14">(but generally between 0.0 and 1.0); the corresponding fraction of the</text:span></text:span></text:p>
      <text:p text:style-name="P27"><text:span text:style-name="_5f_OOoComputerKeyWord"><text:span text:style-name="T14">offset is added to the attribute each frame.</text:span></text:span></text:p>
      <text:p text:style-name="P27"/>
      <text:p text:style-name="P27"><text:span text:style-name="_5f_OOoComputerKeyWord"><text:span text:style-name="T14">There is no explicit morph target definition; a morph target exists</text:span></text:span></text:p>
      <text:p text:style-name="P27"><text:span text:style-name="_5f_OOoComputerKeyWord"><text:span text:style-name="T14">solely as the set of all offsets that share the same target name. <text:s/>The</text:span></text:span></text:p>
      <text:p text:style-name="P27"><text:span text:style-name="_5f_OOoComputerKeyWord"><text:span text:style-name="T14">target name may be any arbitrary string; like any name in an egg file,</text:span></text:span></text:p>
      <text:p text:style-name="P27"><text:span text:style-name="_5f_OOoComputerKeyWord"><text:span text:style-name="T14">it should be quoted if it contains special characters.</text:span></text:span></text:p>
      <text:p text:style-name="P27"/>
      <text:p text:style-name="P27"><text:span text:style-name="_5f_OOoComputerKeyWord"><text:span text:style-name="T14">The following types of morph offsets may be defined, within their</text:span></text:span></text:p>
      <text:p text:style-name="P27"><text:span text:style-name="_5f_OOoComputerKeyWord"><text:span text:style-name="T14">corresponding attribute entries:</text:span></text:span></text:p>
      <text:p text:style-name="P27"/>
      <text:p text:style-name="P27"><text:span text:style-name="_5f_OOoAssemblerSpecialChar"><text:span text:style-name="T18">&lt;</text:span></text:span><text:span text:style-name="_5f_OOoAssemblerIdent"><text:span text:style-name="T18">Dxyz</text:span></text:span><text:span text:style-name="_5f_OOoAssemblerSpecialChar"><text:span text:style-name="T18">&gt;</text:span></text:span><text:span text:style-name="_5f_OOoComputerKeyWord"><text:span text:style-name="T14"> </text:span></text:span><text:span text:style-name="_5f_OOoAssemblerIdent"><text:span text:style-name="T18">targe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x</text:span></text:span><text:span text:style-name="_5f_OOoComputerKeyWord"><text:span text:style-name="T14"> </text:span></text:span><text:span text:style-name="_5f_OOoAssemblerIdent"><text:span text:style-name="T18">y</text:span></text:span><text:span text:style-name="_5f_OOoComputerKeyWord"><text:span text:style-name="T14"> </text:span></text:span><text:span text:style-name="_5f_OOoAssemblerIdent"><text:span text:style-name="T18">z</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2"/>A position delta, valid within a &lt;Vertex&gt; entry or a &lt;CV&gt; entry.</text:span></text:span></text:p>
      <text:p text:style-name="P27"><text:span text:style-name="_5f_OOoComputerKeyWord"><text:span text:style-name="T14"><text:s text:c="2"/>The given offset vector, scaled by the morph target's value, is</text:span></text:span></text:p>
      <text:p text:style-name="P27"><text:span text:style-name="_5f_OOoComputerKeyWord"><text:span text:style-name="T14"><text:s text:c="2"/>added to the vertex or CV position each frame.</text:span></text:span></text:p>
      <text:p text:style-name="P27"/>
      <text:p text:style-name="P27"/>
      <text:p text:style-name="P27"><text:span text:style-name="_5f_OOoAssemblerSpecialChar"><text:span text:style-name="T18">&lt;</text:span></text:span><text:span text:style-name="_5f_OOoAssemblerIdent"><text:span text:style-name="T18">DNormal</text:span></text:span><text:span text:style-name="_5f_OOoAssemblerSpecialChar"><text:span text:style-name="T18">&gt;</text:span></text:span><text:span text:style-name="_5f_OOoComputerKeyWord"><text:span text:style-name="T14"> </text:span></text:span><text:span text:style-name="_5f_OOoAssemblerIdent"><text:span text:style-name="T18">targe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x</text:span></text:span><text:span text:style-name="_5f_OOoComputerKeyWord"><text:span text:style-name="T14"> </text:span></text:span><text:span text:style-name="_5f_OOoAssemblerIdent"><text:span text:style-name="T18">y</text:span></text:span><text:span text:style-name="_5f_OOoComputerKeyWord"><text:span text:style-name="T14"> </text:span></text:span><text:span text:style-name="_5f_OOoAssemblerIdent"><text:span text:style-name="T18">z</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2"/>A normal delta, similar to the position delta, valid within a</text:span></text:span></text:p>
      <text:p text:style-name="P27"><text:span text:style-name="_5f_OOoComputerKeyWord"><text:span text:style-name="T14"><text:s text:c="2"/>&lt;Normal&gt; entry (for vertex or polygon normals). <text:s/>The given offset</text:span></text:span></text:p>
      <text:p text:style-name="P27"><text:span text:style-name="_5f_OOoComputerKeyWord"><text:span text:style-name="T14"><text:s text:c="2"/>vector, scaled by the morph target's value, is added to the normal</text:span></text:span></text:p>
      <text:p text:style-name="P27"><text:span text:style-name="_5f_OOoComputerKeyWord"><text:span text:style-name="T14"><text:s text:c="2"/>vector each frame. <text:s/>The resulting vector may not be automatically</text:span></text:span></text:p>
      <text:p text:style-name="P27"><text:span text:style-name="_5f_OOoComputerKeyWord"><text:span text:style-name="T14"><text:s text:c="2"/>normalized to unit length.</text:span></text:span></text:p>
      <text:p text:style-name="P27"/>
      <text:p text:style-name="P27"><text:span text:style-name="_5f_OOoAssemblerSpecialChar"><text:span text:style-name="T18">&lt;</text:span></text:span><text:span text:style-name="_5f_OOoAssemblerIdent"><text:span text:style-name="T18">DUV</text:span></text:span><text:span text:style-name="_5f_OOoAssemblerSpecialChar"><text:span text:style-name="T18">&gt;</text:span></text:span><text:span text:style-name="_5f_OOoComputerKeyWord"><text:span text:style-name="T14"> </text:span></text:span><text:span text:style-name="_5f_OOoAssemblerIdent"><text:span text:style-name="T18">targe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u</text:span></text:span><text:span text:style-name="_5f_OOoComputerKeyWord"><text:span text:style-name="T14"> </text:span></text:span><text:span text:style-name="_5f_OOoAssemblerIdent"><text:span text:style-name="T18">v</text:span></text:span><text:span text:style-name="_5f_OOoComputerKeyWord"><text:span text:style-name="T14"> </text:span></text:span><text:span text:style-name="_5f_OOoAssemblerSpecialChar"><text:span text:style-name="T18">[</text:span></text:span><text:span text:style-name="_5f_OOoAssemblerIdent"><text:span text:style-name="T18">w</text:span></text:span><text:span text:style-name="_5f_OOoAssemblerSpecialChar"><text:span text:style-name="T18">]</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2"/>A texture-coordinate delta, valid within a &lt;UV&gt; entry (within a</text:span></text:span></text:p>
      <text:p text:style-name="P27"><text:span text:style-name="_5f_OOoComputerKeyWord"><text:span text:style-name="T14"><text:s text:c="2"/>&lt;Vertex&gt; entry). <text:s/>The offset vector should be 2-valued if the</text:span></text:span></text:p>
      <text:p text:style-name="P27"><text:span text:style-name="_5f_OOoComputerKeyWord"><text:span text:style-name="T14"><text:s text:c="2"/>enclosing UV is 2-valued, or 3-valued if the enclosing UV is</text:span></text:span></text:p>
      <text:p text:style-name="P27"><text:span text:style-name="_5f_OOoComputerKeyWord"><text:span text:style-name="T14"><text:s text:c="2"/>3-valued. <text:s/>The given offset vector, scaled by the morph target's</text:span></text:span></text:p>
      <text:p text:style-name="P27"><text:span text:style-name="_5f_OOoComputerKeyWord"><text:span text:style-name="T14"><text:s text:c="2"/>value, is added to the vertex's texture coordinates each frame.</text:span></text:span></text:p>
      <text:p text:style-name="P27"/>
      <text:p text:style-name="P27"><text:span text:style-name="_5f_OOoAssemblerSpecialChar"><text:span text:style-name="T18">&lt;</text:span></text:span><text:span text:style-name="_5f_OOoAssemblerIdent"><text:span text:style-name="T18">DRGBA</text:span></text:span><text:span text:style-name="_5f_OOoAssemblerSpecialChar"><text:span text:style-name="T18">&gt;</text:span></text:span><text:span text:style-name="_5f_OOoComputerKeyWord"><text:span text:style-name="T14"> </text:span></text:span><text:span text:style-name="_5f_OOoAssemblerIdent"><text:span text:style-name="T18">targe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r</text:span></text:span><text:span text:style-name="_5f_OOoComputerKeyWord"><text:span text:style-name="T14"> </text:span></text:span><text:span text:style-name="_5f_OOoAssemblerIdent"><text:span text:style-name="T18">g</text:span></text:span><text:span text:style-name="_5f_OOoComputerKeyWord"><text:span text:style-name="T14"> </text:span></text:span><text:span text:style-name="_5f_OOoAssemblerIdent"><text:span text:style-name="T18">b</text:span></text:span><text:span text:style-name="_5f_OOoComputerKeyWord"><text:span text:style-name="T14"> </text:span></text:span><text:span text:style-name="_5f_OOoAssemblerIdent"><text:span text:style-name="T18">a</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2"/>A color delta, valid within an &lt;RGBA&gt; entry (for vertex or polygon colors). <text:s/>The given 4-valued offset vector, scaled by the morph</text:span></text:span></text:p>
      <text:p text:style-name="P27"><text:span text:style-name="_5f_OOoComputerKeyWord"><text:span text:style-name="T14"><text:s text:c="2"/>target's value, is added to the color value each frame.</text:span></text:span></text:p>
      <text:h text:style-name="Heading_20_3" text:outline-level="3"><text:bookmark-start text:name="__RefHeading__7684_869075401"/><text:soft-page-break/><text:span text:style-name="_5f_OOoComputerKeyWord"><text:span text:style-name="T14">GROUPING ENTRIES</text:span></text:span><text:bookmark-end text:name="__RefHeading__7684_869075401"/></text:h>
      <text:p text:style-name="P27"/>
      <text:p text:style-name="P27"><text:span text:style-name="_5f_OOoAssemblerSpecialChar"><text:span text:style-name="T18">&lt;</text:span></text:span><text:span text:style-name="_5f_OOoAssemblerDirective"><text:span text:style-name="T18">Group</text:span></text:span><text:span text:style-name="_5f_OOoAssemblerSpecialChar"><text:span text:style-name="T18">&gt;</text:span></text:span><text:span text:style-name="_5f_OOoComputerKeyWord"><text:span text:style-name="T14"> </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Directive"><text:span text:style-name="T18">group</text:span></text:span><text:span text:style-name="_5f_OOoAssemblerSpecialChar"><text:span text:style-name="T18">-</text:span></text:span><text:span text:style-name="_5f_OOoAssemblerIdent"><text:span text:style-name="T18">body</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2"/>A &lt;Group&gt; node is the primary means of providing structure to the</text:span></text:span></text:p>
      <text:p text:style-name="P27"><text:span text:style-name="_5f_OOoComputerKeyWord"><text:span text:style-name="T14"><text:s text:c="2"/>egg file. <text:s/>Groups can contain vertex pools and polygons, as well as</text:span></text:span></text:p>
      <text:p text:style-name="P27"><text:span text:style-name="_5f_OOoComputerKeyWord"><text:span text:style-name="T14"><text:s text:c="2"/>other groups. <text:s/>The egg loader translates &lt;Group&gt; nodes directly into</text:span></text:span></text:p>
      <text:p text:style-name="P27"><text:span text:style-name="_5f_OOoComputerKeyWord"><text:span text:style-name="T14"><text:s text:c="2"/>PandaNodes in the scene graph (although the egg loader reserves the</text:span></text:span></text:p>
      <text:p text:style-name="P27"><text:span text:style-name="_5f_OOoComputerKeyWord"><text:span text:style-name="T14"><text:s text:c="2"/>right to arbitrarily remove nodes that it deems unimportant--see the</text:span></text:span></text:p>
      <text:p text:style-name="P27"><text:span text:style-name="_5f_OOoComputerKeyWord"><text:span text:style-name="T14"><text:s text:c="2"/>&lt;Model&gt; flag, below to avoid this). <text:s/>In addition, the following</text:span></text:span></text:p>
      <text:p text:style-name="P27"><text:span text:style-name="_5f_OOoComputerKeyWord"><text:span text:style-name="T14"><text:s text:c="2"/>entries can be given specifically within a &lt;Group&gt; node to specify</text:span></text:span></text:p>
      <text:p text:style-name="P27"><text:span text:style-name="_5f_OOoComputerKeyWord"><text:span text:style-name="T14"><text:s text:c="2"/>attributes of the group:</text:span></text:span></text:p>
      <text:p text:style-name="P27"/>
      <text:h text:style-name="Heading_20_3" text:outline-level="3"><text:bookmark-start text:name="__RefHeading__7686_869075401"/><text:span text:style-name="_5f_OOoComputerKeyWord"><text:span text:style-name="T14"><text:s text:c="2"/>GROUP BINARY ATTRIBUTES</text:span></text:span><text:bookmark-end text:name="__RefHeading__7686_869075401"/></text:h>
      <text:p text:style-name="P27"><text:span text:style-name="_5f_OOoComputerKeyWord"><text:span text:style-name="T14"><text:s text:c="2"/></text:span></text:span></text:p>
      <text:p text:style-name="P27"><text:span text:style-name="_5f_OOoComputerKeyWord"><text:span text:style-name="T14"><text:s text:c="2"/>These attributes may be either on or off; they are off by default.</text:span></text:span></text:p>
      <text:p text:style-name="P27"><text:span text:style-name="_5f_OOoComputerKeyWord"><text:span text:style-name="T14"><text:s text:c="2"/>They are turned on by specifying a non-zero "boolean-value".</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DCS</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boolean</text:span></text:span><text:span text:style-name="_5f_OOoAssemblerSpecialChar"><text:span text:style-name="T18">-</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DCS stands for Dynamic Coordinate System. <text:s/>This indicates that</text:span></text:span></text:p>
      <text:p text:style-name="P27"><text:span text:style-name="_5f_OOoComputerKeyWord"><text:span text:style-name="T14"><text:s text:c="4"/>show code will expect to be able to read the transform set on this</text:span></text:span></text:p>
      <text:p text:style-name="P27"><text:span text:style-name="_5f_OOoComputerKeyWord"><text:span text:style-name="T14"><text:s text:c="4"/>node at run time, and may need to modify the transform further.</text:span></text:span></text:p>
      <text:p text:style-name="P27"><text:span text:style-name="_5f_OOoComputerKeyWord"><text:span text:style-name="T14"><text:s text:c="4"/>This is a special case of &lt;Model&gt;, below.</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DCS</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dcs</text:span></text:span><text:span text:style-name="_5f_OOoAssemblerSpecialChar"><text:span text:style-name="T18">-</text:span></text:span><text:span text:style-name="_5f_OOoAssemblerIdent"><text:span text:style-name="T18">typ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is another syntax for the &lt;DCS&gt; flag. <text:s/>The dcs-type string</text:span></text:span></text:p>
      <text:p text:style-name="P27"><text:span text:style-name="_5f_OOoComputerKeyWord"><text:span text:style-name="T14"><text:s text:c="4"/>should be one of either "local" or "net", which specifies the kind</text:span></text:span></text:p>
      <text:p text:style-name="P27"><text:span text:style-name="_5f_OOoComputerKeyWord"><text:span text:style-name="T14"><text:s text:c="4"/>of preserve_transform flag that will be set on the corresponding</text:span></text:span></text:p>
      <text:p text:style-name="P27"><text:span text:style-name="_5f_OOoComputerKeyWord"><text:span text:style-name="T14"><text:s text:c="4"/>ModelNode. <text:s/>If the string is "local", it indicates that the local</text:span></text:span></text:p>
      <text:p text:style-name="P27"><text:span text:style-name="_5f_OOoComputerKeyWord"><text:span text:style-name="T14"><text:s text:c="4"/>transform on this node (as well as the net transform) will not be</text:span></text:span></text:p>
      <text:p text:style-name="P27"><text:span text:style-name="_5f_OOoComputerKeyWord"><text:span text:style-name="T14"><text:s text:c="4"/>affected by any flattening operation and will be preserved through</text:span></text:span></text:p>
      <text:p text:style-name="P27"><text:span text:style-name="_5f_OOoComputerKeyWord"><text:span text:style-name="T14"><text:s text:c="4"/>the entire model loading process. <text:s/>If the string is "net", then</text:span></text:span></text:p>
      <text:p text:style-name="P27"><text:span text:style-name="_5f_OOoComputerKeyWord"><text:span text:style-name="T14"><text:s text:c="4"/>only the net transform will be preserved; the local transform may</text:span></text:span></text:p>
      <text:p text:style-name="P27"><text:span text:style-name="_5f_OOoComputerKeyWord"><text:span text:style-name="T14"><text:s text:c="4"/>be adjusted in the event of a flatten operation.</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Model</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boolean</text:span></text:span><text:span text:style-name="_5f_OOoAssemblerSpecialChar"><text:span text:style-name="T18">-</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indicates that the show code might need a pointer to this</text:span></text:span></text:p>
      <text:p text:style-name="P27"><text:span text:style-name="_5f_OOoComputerKeyWord"><text:span text:style-name="T14"><text:s text:c="4"/>particular group. <text:s/>This creates a ModelNode at the corresponding</text:span></text:span></text:p>
      <text:p text:style-name="P46"><text:span text:style-name="_5f_OOoComputerKeyWord"><text:span text:style-name="T14"><text:s text:c="4"/>level, which is guaranteed not to be removed by any flatten</text:span></text:span></text:p>
      <text:p text:style-name="P27"><text:span text:style-name="_5f_OOoComputerKeyWord"><text:span text:style-name="T14"><text:s text:c="4"/>operation. <text:s/>However, its transform might still be changed, but see</text:span></text:span></text:p>
      <text:p text:style-name="P27"><text:span text:style-name="_5f_OOoComputerKeyWord"><text:span text:style-name="T14"><text:s text:c="4"/>also the &lt;DCS&gt; flag, above.</text:span></text:span></text:p>
      <text:p text:style-name="P27"/>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Dart</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boolean</text:span></text:span><text:span text:style-name="_5f_OOoAssemblerSpecialChar"><text:span text:style-name="T18">-</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indicates that this group begins an animated character. <text:s/>A</text:span></text:span></text:p>
      <text:p text:style-name="P27"><text:span text:style-name="_5f_OOoComputerKeyWord"><text:span text:style-name="T14"><text:s text:c="4"/>Character node, which is the fundamental animatable object of</text:span></text:span></text:p>
      <text:p text:style-name="P27"><text:span text:style-name="_5f_OOoComputerKeyWord"><text:span text:style-name="T14"><text:s text:c="4"/>Panda's high-level Actor class, will be created for this group.</text:span></text:span></text:p>
      <text:p text:style-name="P27"/>
      <text:p text:style-name="P27"><text:span text:style-name="_5f_OOoComputerKeyWord"><text:span text:style-name="T14"><text:s text:c="4"/>This flag should always be present within the &lt;Group&gt; entry at the</text:span></text:span></text:p>
      <text:p text:style-name="P27"><text:span text:style-name="_5f_OOoComputerKeyWord"><text:span text:style-name="T14"><text:s text:c="4"/>top of any hierarchy of &lt;Joint&gt;'s and/or geometry with morphed</text:span></text:span></text:p>
      <text:p text:style-name="P27"><text:span text:style-name="_5f_OOoComputerKeyWord"><text:span text:style-name="T14"><text:s text:c="4"/>vertices; joints and morphs appearing outside of a hierarchy</text:span></text:span></text:p>
      <text:p text:style-name="P27"><text:span text:style-name="_5f_OOoComputerKeyWord"><text:span text:style-name="T14"><text:s text:c="4"/>identified with a &lt;Dart&gt; flag are undefined.</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witch</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boolean</text:span></text:span><text:span text:style-name="_5f_OOoAssemblerSpecialChar"><text:span text:style-name="T18">-</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attribute indicates that the child nodes of this group</text:span></text:span></text:p>
      <text:p text:style-name="P27"><text:span text:style-name="_5f_OOoComputerKeyWord"><text:span text:style-name="T14"><text:s text:c="4"/>represent a series of animation frames that should be</text:span></text:span></text:p>
      <text:p text:style-name="P27"><text:span text:style-name="_5f_OOoComputerKeyWord"><text:span text:style-name="T14"><text:s text:c="4"/>consecutively displayed. <text:s/>In the absence of an "fps" scalar for</text:span></text:span></text:p>
      <text:p text:style-name="P27"><text:span text:style-name="_5f_OOoComputerKeyWord"><text:span text:style-name="T14"><text:s text:c="4"/>the group (see below), the egg loader creates a SwitchNode, and it</text:span></text:span></text:p>
      <text:p text:style-name="P27"><text:span text:style-name="_5f_OOoComputerKeyWord"><text:span text:style-name="T14"><text:s text:c="4"/>the responsibility of the show code to perform the switching. <text:s/>If</text:span></text:span></text:p>
      <text:p text:style-name="P27"><text:span text:style-name="_5f_OOoComputerKeyWord"><text:span text:style-name="T14"><text:s text:c="4"/>an fps scalar is defined and is nonzero, the egg loader creates a</text:span></text:span></text:p>
      <text:p text:style-name="P27"><text:span text:style-name="_5f_OOoComputerKeyWord"><text:span text:style-name="T14"><text:s text:c="4"/>SequenceNode instead, which automatically cycles through its</text:span></text:span></text:p>
      <text:p text:style-name="P27"><text:span text:style-name="_5f_OOoComputerKeyWord"><text:span text:style-name="T14"><text:s text:c="4"/>children.</text:span></text:span></text:p>
      <text:p text:style-name="P27"/>
      <text:p text:style-name="P27"/>
      <text:h text:style-name="Heading_20_3" text:outline-level="3"><text:bookmark-start text:name="__RefHeading__7688_869075401"/><text:span text:style-name="_5f_OOoComputerKeyWord"><text:span text:style-name="T14"><text:s text:c="2"/>GROUP SCALARS</text:span></text:span><text:bookmark-end text:name="__RefHeading__7688_869075401"/></text:h>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fps</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frame</text:span></text:span><text:span text:style-name="_5f_OOoAssemblerSpecialChar"><text:span text:style-name="T18">-</text:span></text:span><text:span text:style-name="_5f_OOoAssemblerIdent"><text:span text:style-name="T18">rat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specifies the rate of animation for a SequenceNode (created</text:span></text:span></text:p>
      <text:p text:style-name="P27"><text:span text:style-name="_5f_OOoComputerKeyWord"><text:span text:style-name="T14"><text:s text:c="4"/>when the Switch flag is specified, see above). <text:s/>A value of zero</text:span></text:span></text:p>
      <text:p text:style-name="P27"><text:span text:style-name="_5f_OOoComputerKeyWord"><text:span text:style-name="T14"><text:s text:c="4"/>indicates a SwitchNode should be created instead.</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bin</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bin</text:span></text:span><text:span text:style-name="_5f_OOoAssemblerSpecialChar"><text:span text:style-name="T18">-</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specifies the bin name for all polygons at or below this node</text:span></text:span></text:p>
      <text:p text:style-name="P27"><text:span text:style-name="_5f_OOoComputerKeyWord"><text:span text:style-name="T14"><text:s text:c="4"/>that do not explicitly set their own bin. <text:s/>See the description of</text:span></text:span></text:p>
      <text:p text:style-name="P27"><text:span text:style-name="_5f_OOoComputerKeyWord"><text:span text:style-name="T14"><text:s text:c="4"/>bin for geometry attributes, above.</text:span></text:span></text:p>
      <text:p text:style-name="P46"><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draw</text:span></text:span><text:span text:style-name="_5f_OOoAssemblerSpecialChar"><text:span text:style-name="T18">-</text:span></text:span><text:span text:style-name="_5f_OOoAssemblerIdent"><text:span text:style-name="T18">order</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number</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specifies the drawing order for all polygons at or below this</text:span></text:span></text:p>
      <text:p text:style-name="P27"><text:span text:style-name="_5f_OOoComputerKeyWord"><text:span text:style-name="T14"><text:s text:c="4"/>node that do not explicitly set their own drawing order. <text:s/>See the</text:span></text:span></text:p>
      <text:p text:style-name="P27"><text:span text:style-name="_5f_OOoComputerKeyWord"><text:span text:style-name="T14"><text:s text:c="4"/>description of draw-order for geometry attributes, above.</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depth</text:span></text:span><text:span text:style-name="_5f_OOoAssemblerSpecialChar"><text:span text:style-name="T18">-</text:span></text:span><text:span text:style-name="_5f_OOoAssemblerDirective"><text:span text:style-name="T18">offse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number</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depth</text:span></text:span><text:span text:style-name="_5f_OOoAssemblerSpecialChar"><text:span text:style-name="T18">-</text:span></text:span><text:span text:style-name="_5f_OOoAssemblerIdent"><text:span text:style-name="T18">writ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mod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depth</text:span></text:span><text:span text:style-name="_5f_OOoAssemblerSpecialChar"><text:span text:style-name="T18">-</text:span></text:span><text:span text:style-name="_5f_OOoAssemblerInstruction"><text:span text:style-name="T18">tes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mod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Specifies special depth buffer properties of all polygons at or</text:span></text:span></text:p>
      <text:p text:style-name="P27"><text:span text:style-name="_5f_OOoComputerKeyWord"><text:span text:style-name="T14"><text:s text:c="4"/>below this node that do not override this. <text:s/>See the descriptions</text:span></text:span></text:p>
      <text:p text:style-name="P27"><text:span text:style-name="_5f_OOoComputerKeyWord"><text:span text:style-name="T14"><text:s text:c="4"/>for the individual attributes under polygon attributes.</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visibility</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hidden</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normal</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If the visibility of a group is set to "hidden", the primitives</text:span></text:span></text:p>
      <text:p text:style-name="P27"><text:span text:style-name="_5f_OOoComputerKeyWord"><text:span text:style-name="T14"><text:s text:c="4"/>nested within that group are not generated as a normally visible</text:span></text:span></text:p>
      <text:p text:style-name="P27"><text:span text:style-name="_5f_OOoComputerKeyWord"><text:span text:style-name="T14"><text:s text:c="4"/>primitive. <text:s/>If the Config.prc variable egg-suppress-hidden is set</text:span></text:span></text:p>
      <text:p text:style-name="P27"><text:span text:style-name="_5f_OOoComputerKeyWord"><text:span text:style-name="T14"><text:s text:c="4"/>to true, the primitives are not converted at all; otherwise, they</text:span></text:span></text:p>
      <text:p text:style-name="P27"><text:span text:style-name="_5f_OOoComputerKeyWord"><text:span text:style-name="T14"><text:s text:c="4"/>are converted as a "stashed" node.</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decal</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boolean</text:span></text:span><text:span text:style-name="_5f_OOoAssemblerSpecialChar"><text:span text:style-name="T18">-</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If this is present and boolean-value is non-zero, it indicates</text:span></text:span></text:p>
      <text:p text:style-name="P27"><text:span text:style-name="_5f_OOoComputerKeyWord"><text:span text:style-name="T14"><text:s text:c="4"/>that the geometry *below* this level is coplanar with the geometry</text:span></text:span></text:p>
      <text:p text:style-name="P27"><text:span text:style-name="_5f_OOoComputerKeyWord"><text:span text:style-name="T14"><text:s text:c="4"/>*at* this level, and the geometry below is to be drawn as a decal</text:span></text:span></text:p>
      <text:p text:style-name="P27"><text:span text:style-name="_5f_OOoComputerKeyWord"><text:span text:style-name="T14"><text:s text:c="4"/>onto the geometry at this level. <text:s/>This means the geometry below</text:span></text:span></text:p>
      <text:p text:style-name="P27"><text:span text:style-name="_5f_OOoComputerKeyWord"><text:span text:style-name="T14"><text:s text:c="4"/>this level will be rendered "on top of" this geometry, but without</text:span></text:span></text:p>
      <text:p text:style-name="P27"><text:span text:style-name="_5f_OOoComputerKeyWord"><text:span text:style-name="T14"><text:s text:c="4"/>the Z-fighting artifacts one might expect without the use of the</text:span></text:span></text:p>
      <text:p text:style-name="P27"><text:span text:style-name="_5f_OOoComputerKeyWord"><text:span text:style-name="T14"><text:s text:c="4"/>decal flag.</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decalbas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boolean</text:span></text:span><text:span text:style-name="_5f_OOoAssemblerSpecialChar"><text:span text:style-name="T18">-</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can optionally be used with the "decal" scalar, above. <text:s/>If</text:span></text:span></text:p>
      <text:p text:style-name="P27"><text:span text:style-name="_5f_OOoComputerKeyWord"><text:span text:style-name="T14"><text:s text:c="4"/>present, it should be applied to a sibling of one or more nodes</text:span></text:span></text:p>
      <text:p text:style-name="P27"><text:span text:style-name="_5f_OOoComputerKeyWord"><text:span text:style-name="T14"><text:s text:c="4"/>with the "decal" scalar on. <text:s/>It indicates which of the sibling</text:span></text:span></text:p>
      <text:p text:style-name="P27"><text:span text:style-name="_5f_OOoComputerKeyWord"><text:span text:style-name="T14"><text:s text:c="4"/>nodes should be treated as the base of the decal. <text:s/>In the absence</text:span></text:span></text:p>
      <text:p text:style-name="P27"><text:span text:style-name="_5f_OOoComputerKeyWord"><text:span text:style-name="T14"><text:s text:c="4"/>of this scalar, the parent of all decal nodes is used as the decal</text:span></text:span></text:p>
      <text:p text:style-name="P27"><text:span text:style-name="_5f_OOoComputerKeyWord"><text:span text:style-name="T14"><text:s text:c="4"/>base. <text:s/>This scalar is useful when the modeling package is unable</text:span></text:span></text:p>
      <text:p text:style-name="P27"><text:span text:style-name="_5f_OOoComputerKeyWord"><text:span text:style-name="T14"><text:s text:c="4"/>to parent geometry nodes to other geometry nodes.</text:span></text:span></text:p>
      <text:p text:style-name="P27"/>
      <text:p text:style-name="P46"/>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llide</text:span></text:span><text:span text:style-name="_5f_OOoAssemblerSpecialChar"><text:span text:style-name="T18">-</text:span></text:span><text:span text:style-name="_5f_OOoAssemblerIdent"><text:span text:style-name="T18">mask</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from</text:span></text:span><text:span text:style-name="_5f_OOoAssemblerSpecialChar"><text:span text:style-name="T18">-</text:span></text:span><text:span text:style-name="_5f_OOoAssemblerIdent"><text:span text:style-name="T18">collide</text:span></text:span><text:span text:style-name="_5f_OOoAssemblerSpecialChar"><text:span text:style-name="T18">-</text:span></text:span><text:span text:style-name="_5f_OOoAssemblerIdent"><text:span text:style-name="T18">mask</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nstruction"><text:span text:style-name="T18">into</text:span></text:span><text:span text:style-name="_5f_OOoAssemblerSpecialChar"><text:span text:style-name="T18">-</text:span></text:span><text:span text:style-name="_5f_OOoAssemblerIdent"><text:span text:style-name="T18">collide</text:span></text:span><text:span text:style-name="_5f_OOoAssemblerSpecialChar"><text:span text:style-name="T18">-</text:span></text:span><text:span text:style-name="_5f_OOoAssemblerIdent"><text:span text:style-name="T18">mask</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6"/>Sets the CollideMasks on the collision nodes and geometry nodes</text:span></text:span></text:p>
      <text:p text:style-name="P27"><text:span text:style-name="_5f_OOoComputerKeyWord"><text:span text:style-name="T14"><text:s text:c="6"/>created at or below this group to the indicated values. <text:s/>These</text:span></text:span></text:p>
      <text:p text:style-name="P27"><text:span text:style-name="_5f_OOoComputerKeyWord"><text:span text:style-name="T14"><text:s text:c="6"/>are bits that indicate which objects can collide with which</text:span></text:span></text:p>
      <text:p text:style-name="P27"><text:span text:style-name="_5f_OOoComputerKeyWord"><text:span text:style-name="T14"><text:s text:c="6"/>other objects. <text:s/>Setting "collide-mask" is equivalent to setting</text:span></text:span></text:p>
      <text:p text:style-name="P27"><text:span text:style-name="_5f_OOoComputerKeyWord"><text:span text:style-name="T14"><text:s text:c="6"/>both "from-collide-mask" and "into-collide-mask" to the same</text:span></text:span></text:p>
      <text:p text:style-name="P27"><text:span text:style-name="_5f_OOoComputerKeyWord"><text:span text:style-name="T14"><text:s text:c="6"/>value.</text:span></text:span></text:p>
      <text:p text:style-name="P27"/>
      <text:p text:style-name="P27"><text:span text:style-name="_5f_OOoComputerKeyWord"><text:span text:style-name="T14"><text:s text:c="6"/>The value may be an ordinary decimal integer, or a hex number in</text:span></text:span></text:p>
      <text:p text:style-name="P27"><text:span text:style-name="_5f_OOoComputerKeyWord"><text:span text:style-name="T14"><text:s text:c="6"/>the form 0x000, or a binary number in the form 0b000.</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blend</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mod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Specifies that a special blend mode should be applied geometry at</text:span></text:span></text:p>
      <text:p text:style-name="P27"><text:span text:style-name="_5f_OOoComputerKeyWord"><text:span text:style-name="T14"><text:s text:c="4"/>this level and below. <text:s/>The available options are none, add,</text:span></text:span></text:p>
      <text:p text:style-name="P27"><text:span text:style-name="_5f_OOoComputerKeyWord"><text:span text:style-name="T14"><text:s text:c="4"/>subtract, inv-subtract, min, and max. <text:s/>See ColorBlendAttrib.</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blendop</text:span></text:span><text:span text:style-name="_5f_OOoAssemblerSpecialChar"><text:span text:style-name="T18">-</text:span></text:span><text:span text:style-name="_5f_OOoAssemblerIdent"><text:span text:style-name="T18">a</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mod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blendop</text:span></text:span><text:span text:style-name="_5f_OOoAssemblerSpecialChar"><text:span text:style-name="T18">-</text:span></text:span><text:span text:style-name="_5f_OOoAssemblerIdent"><text:span text:style-name="T18">b</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mod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If blend mode, above, is not none, this specifies the A and B</text:span></text:span></text:p>
      <text:p text:style-name="P27"><text:span text:style-name="_5f_OOoComputerKeyWord"><text:span text:style-name="T14"><text:s text:c="4"/>operands to the blend equation. <text:s/>Common options are zero, one,</text:span></text:span></text:p>
      <text:p text:style-name="P27"><text:span text:style-name="_5f_OOoComputerKeyWord"><text:span text:style-name="T14"><text:s text:c="4"/>incoming-color, one-minus-incoming-color. <text:s/>See ColorBlendAttrib</text:span></text:span></text:p>
      <text:p text:style-name="P27"><text:span text:style-name="_5f_OOoComputerKeyWord"><text:span text:style-name="T14"><text:s text:c="4"/>for the complete list of available options. <text:s/>The default is "one".</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blendr</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red</text:span></text:span><text:span text:style-name="_5f_OOoAssemblerSpecialChar"><text:span text:style-name="T18">-</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blendg</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green</text:span></text:span><text:span text:style-name="_5f_OOoAssemblerSpecialChar"><text:span text:style-name="T18">-</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blendb</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blue</text:span></text:span><text:span text:style-name="_5f_OOoAssemblerSpecialChar"><text:span text:style-name="T18">-</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blenda</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alpha</text:span></text:span><text:span text:style-name="_5f_OOoAssemblerSpecialChar"><text:span text:style-name="T18">-</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If blend mode, above, is not none, and one of the blend operands</text:span></text:span></text:p>
      <text:p text:style-name="P27"><text:span text:style-name="_5f_OOoComputerKeyWord"><text:span text:style-name="T14"><text:s text:c="4"/>is constant-color or a related option, this defines the constant</text:span></text:span></text:p>
      <text:p text:style-name="P27"><text:span text:style-name="_5f_OOoComputerKeyWord"><text:span text:style-name="T14"><text:s text:c="4"/>color that will be used.</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occluder</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boolean</text:span></text:span><text:span text:style-name="_5f_OOoAssemblerSpecialChar"><text:span text:style-name="T18">-</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makes the first (or only) polygon within this group node into</text:span></text:span></text:p>
      <text:p text:style-name="P46"><text:span text:style-name="_5f_OOoComputerKeyWord"><text:span text:style-name="T14"/></text:span></text:p>
      <text:p text:style-name="P27"><text:span text:style-name="_5f_OOoComputerKeyWord"><text:span text:style-name="T14"><text:s text:c="4"/>an occluder. <text:s/>The polygon must have exactly four vertices. <text:s/>An</text:span></text:span></text:p>
      <text:p text:style-name="P27"><text:span text:style-name="_5f_OOoComputerKeyWord"><text:span text:style-name="T14"><text:s text:c="4"/>occluder polygon is invisible. <text:s/>When the occluder is activated</text:span></text:span></text:p>
      <text:p text:style-name="P27"><text:span text:style-name="_5f_OOoComputerKeyWord"><text:span text:style-name="T14"><text:s text:c="4"/>with model.set_occluder(occluder), objects that are behind the</text:span></text:span></text:p>
      <text:p text:style-name="P27"><text:span text:style-name="_5f_OOoComputerKeyWord"><text:span text:style-name="T14"><text:s text:c="4"/>occluder will not be drawn. <text:s/>This can be a useful rendering</text:span></text:span></text:p>
      <text:p text:style-name="P27"><text:span text:style-name="_5f_OOoComputerKeyWord"><text:span text:style-name="T14"><text:s text:c="4"/>optimization for complex scenes, but should not be overused or</text:span></text:span></text:p>
      <text:p text:style-name="P27"><text:span text:style-name="_5f_OOoComputerKeyWord"><text:span text:style-name="T14"><text:s text:c="4"/>performance can suffer.</text:span></text:span></text:p>
      <text:p text:style-name="P27"/>
      <text:h text:style-name="Heading_20_3" text:outline-level="3"><text:bookmark-start text:name="__RefHeading__7690_869075401"/><text:span text:style-name="_5f_OOoComputerKeyWord"><text:span text:style-name="T14"><text:s text:c="2"/>OTHER GROUP ATTRIBUTES</text:span></text:span><text:bookmark-end text:name="__RefHeading__7690_869075401"/></text:h>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Billboard</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yp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entry indicates that all geometry defined at or below this</text:span></text:span></text:p>
      <text:p text:style-name="P27"><text:span text:style-name="_5f_OOoComputerKeyWord"><text:span text:style-name="T14"><text:s text:c="4"/>group level is part of a billboard that will rotate to face the</text:span></text:span></text:p>
      <text:p text:style-name="P27"><text:span text:style-name="_5f_OOoComputerKeyWord"><text:span text:style-name="T14"><text:s text:c="4"/>camera. <text:s/>Type is either "axis" or "point", describing the type of</text:span></text:span></text:p>
      <text:p text:style-name="P27"><text:span text:style-name="_5f_OOoComputerKeyWord"><text:span text:style-name="T14"><text:s text:c="4"/>rotation.</text:span></text:span></text:p>
      <text:p text:style-name="P27"/>
      <text:p text:style-name="P27"><text:span text:style-name="_5f_OOoComputerKeyWord"><text:span text:style-name="T14"><text:s text:c="4"/>Billboards rotate about their local axis. <text:s/>In the case of a Y-up</text:span></text:span></text:p>
      <text:p text:style-name="P27"><text:span text:style-name="_5f_OOoComputerKeyWord"><text:span text:style-name="T14"><text:s text:c="4"/>file, the billboards rotate about the Y axis; in a Z-up file, they</text:span></text:span></text:p>
      <text:p text:style-name="P27"><text:span text:style-name="_5f_OOoComputerKeyWord"><text:span text:style-name="T14"><text:s text:c="4"/>rotate about the Z axis. <text:s/>Point-rotation billboards rotate about</text:span></text:span></text:p>
      <text:p text:style-name="P27"><text:span text:style-name="_5f_OOoComputerKeyWord"><text:span text:style-name="T14"><text:s text:c="4"/>the origin.</text:span></text:span></text:p>
      <text:p text:style-name="P27"/>
      <text:p text:style-name="P27"><text:span text:style-name="_5f_OOoComputerKeyWord"><text:span text:style-name="T14"><text:s text:c="4"/>There is an implicit &lt;Instance&gt; around billboard geometry. <text:s/>This</text:span></text:span></text:p>
      <text:p text:style-name="P27"><text:span text:style-name="_5f_OOoComputerKeyWord"><text:span text:style-name="T14"><text:s text:c="4"/>means that the geometry within a billboard is not specified in</text:span></text:span></text:p>
      <text:p text:style-name="P27"><text:span text:style-name="_5f_OOoComputerKeyWord"><text:span text:style-name="T14"><text:s text:c="4"/>world coordinates, but in the local billboard space. <text:s/>Thus, a</text:span></text:span></text:p>
      <text:p text:style-name="P27"><text:span text:style-name="_5f_OOoComputerKeyWord"><text:span text:style-name="T14"><text:s text:c="4"/>vertex drawn at point 0,0,0 will appear to be at the pivot point</text:span></text:span></text:p>
      <text:p text:style-name="P27"><text:span text:style-name="_5f_OOoComputerKeyWord"><text:span text:style-name="T14"><text:s text:c="4"/>of the billboard, not at the origin of the scene.</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witchCondition</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5"/></text:span></text:span><text:span text:style-name="_5f_OOoAssemblerSpecialChar"><text:span text:style-name="T18">&lt;</text:span></text:span><text:span text:style-name="_5f_OOoAssemblerIdent"><text:span text:style-name="T18">Distance</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p>
      <text:p text:style-name="P27"><text:span text:style-name="_5f_OOoComputerKeyWord"><text:span text:style-name="T14"><text:s text:c="8"/></text:span></text:span><text:span text:style-name="_5f_OOoAssemblerInstruction"><text:span text:style-name="T18">in</text:span></text:span><text:span text:style-name="_5f_OOoComputerKeyWord"><text:span text:style-name="T14"> </text:span></text:span><text:span text:style-name="_5f_OOoAssemblerInstruction"><text:span text:style-name="T18">out</text:span></text:span><text:span text:style-name="_5f_OOoComputerKeyWord"><text:span text:style-name="T14"> </text:span></text:span><text:span text:style-name="_5f_OOoAssemblerSpecialChar"><text:span text:style-name="T18">[</text:span></text:span><text:span text:style-name="_5f_OOoAssemblerIdent"><text:span text:style-name="T18">fade</text:span></text:span><text:span text:style-name="_5f_OOoAssemblerSpecialChar"><text:span text:style-name="T18">]</text:span></text:span><text:span text:style-name="_5f_OOoComputerKeyWord"><text:span text:style-name="T14"> </text:span></text:span><text:span text:style-name="_5f_OOoAssemblerSpecialChar"><text:span text:style-name="T18">&lt;</text:span></text:span><text:span text:style-name="_5f_OOoAssemblerIdent"><text:span text:style-name="T18">Vertex</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x</text:span></text:span><text:span text:style-name="_5f_OOoComputerKeyWord"><text:span text:style-name="T14"> </text:span></text:span><text:span text:style-name="_5f_OOoAssemblerIdent"><text:span text:style-name="T18">y</text:span></text:span><text:span text:style-name="_5f_OOoComputerKeyWord"><text:span text:style-name="T14"> </text:span></text:span><text:span text:style-name="_5f_OOoAssemblerIdent"><text:span text:style-name="T18">z</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5"/></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text:span></text:span></text:p>
      <text:p text:style-name="P27"/>
      <text:p text:style-name="P27"><text:span text:style-name="_5f_OOoComputerKeyWord"><text:span text:style-name="T14"><text:s text:c="4"/>The subtree beginning at this node and below represents a single</text:span></text:span></text:p>
      <text:p text:style-name="P27"><text:span text:style-name="_5f_OOoComputerKeyWord"><text:span text:style-name="T14"><text:s text:c="4"/>level of detail for a particular model. <text:s/>Sibling nodes represent</text:span></text:span></text:p>
      <text:p text:style-name="P27"><text:span text:style-name="_5f_OOoComputerKeyWord"><text:span text:style-name="T14"><text:s text:c="4"/>the additional levels of detail. <text:s/>The geometry at this node will</text:span></text:span></text:p>
      <text:p text:style-name="P27"><text:span text:style-name="_5f_OOoComputerKeyWord"><text:span text:style-name="T14"><text:s text:c="4"/>be visible when the point (x, y, z) is closer than "in" units, but</text:span></text:span></text:p>
      <text:p text:style-name="P27"><text:span text:style-name="_5f_OOoComputerKeyWord"><text:span text:style-name="T14"><text:s text:c="4"/>further than "out" units, from the camera. <text:s/>"fade" is presently</text:span></text:span></text:p>
      <text:p text:style-name="P27"><text:span text:style-name="_5f_OOoComputerKeyWord"><text:span text:style-name="T14"><text:s text:c="4"/>ignored.</text:span></text:span></text:p>
      <text:p text:style-name="P27"/>
      <text:p text:style-name="P46"/>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Tag</text:span></text:span><text:span text:style-name="_5f_OOoAssemblerSpecialChar"><text:span text:style-name="T18">&gt;</text:span></text:span><text:span text:style-name="_5f_OOoComputerKeyWord"><text:span text:style-name="T14"> </text:span></text:span><text:span text:style-name="_5f_OOoAssemblerIdent"><text:span text:style-name="T18">key</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attribute defines the indicated tag (as a key/value pair),</text:span></text:span></text:p>
      <text:p text:style-name="P27"><text:span text:style-name="_5f_OOoComputerKeyWord"><text:span text:style-name="T14"><text:s text:c="4"/>retrievable via NodePath::get_tag() and related interfaces, on</text:span></text:span></text:p>
      <text:p text:style-name="P27"><text:span text:style-name="_5f_OOoComputerKeyWord"><text:span text:style-name="T14"><text:s text:c="4"/>this node.</text:span></text:span></text:p>
      <text:p text:style-name="P27"/>
      <text:p text:style-name="P27"/>
      <text:h text:style-name="Heading_20_3" text:outline-level="3"><text:bookmark-start text:name="__RefHeading__7692_869075401"/><text:span text:style-name="_5f_OOoComputerKeyWord"><text:span text:style-name="T14"><text:s text:c="2"/>&lt;Collide&gt; name { type [flags] }</text:span></text:span><text:bookmark-end text:name="__RefHeading__7692_869075401"/></text:h>
      <text:p text:style-name="P27"/>
      <text:p text:style-name="P27"><text:span text:style-name="_5f_OOoComputerKeyWord"><text:span text:style-name="T14"><text:s text:c="4"/>This entry indicates that geometry defined at this group level is</text:span></text:span></text:p>
      <text:p text:style-name="P27"><text:span text:style-name="_5f_OOoComputerKeyWord"><text:span text:style-name="T14"><text:s text:c="4"/>actually an invisible collision surface, and is not true geometry.</text:span></text:span></text:p>
      <text:p text:style-name="P27"><text:span text:style-name="_5f_OOoComputerKeyWord"><text:span text:style-name="T14"><text:s text:c="4"/>The geometry is used to define the extents of the collision</text:span></text:span></text:p>
      <text:p text:style-name="P27"><text:span text:style-name="_5f_OOoComputerKeyWord"><text:span text:style-name="T14"><text:s text:c="4"/>surface. <text:s/>If there is no geometry defined at this level, then a</text:span></text:span></text:p>
      <text:p text:style-name="P27"><text:span text:style-name="_5f_OOoComputerKeyWord"><text:span text:style-name="T14"><text:s text:c="4"/>child is searched for with the same collision type specified, and</text:span></text:span></text:p>
      <text:p text:style-name="P27"><text:span text:style-name="_5f_OOoComputerKeyWord"><text:span text:style-name="T14"><text:s text:c="4"/>its geometry is used to define the extent of the collision</text:span></text:span></text:p>
      <text:p text:style-name="P27"><text:span text:style-name="_5f_OOoComputerKeyWord"><text:span text:style-name="T14"><text:s text:c="4"/>surface (unless the "descend" flag is given; see below).</text:span></text:span></text:p>
      <text:p text:style-name="P27"/>
      <text:p text:style-name="P27"><text:span text:style-name="_5f_OOoComputerKeyWord"><text:span text:style-name="T14"><text:s text:c="4"/>Valid types so far are:</text:span></text:span></text:p>
      <text:p text:style-name="P27"/>
      <text:p text:style-name="Contents_20_1"><text:bookmark-start text:name="__RefHeading__7694_869075401"/><text:span text:style-name="_5f_OOoComputerKeyWord"><text:span text:style-name="T14"><text:s text:c="4"/>Plane</text:span></text:span><text:bookmark-end text:name="__RefHeading__7694_869075401"/></text:p>
      <text:p text:style-name="P27"><text:span text:style-name="_5f_OOoComputerKeyWord"><text:span text:style-name="T14"><text:s text:c="4"/></text:span></text:span></text:p>
      <text:p text:style-name="P27"><text:span text:style-name="_5f_OOoComputerKeyWord"><text:span text:style-name="T14"><text:s text:c="6"/>The geometry represents an infinite plane. <text:s/>The first polygon</text:span></text:span></text:p>
      <text:p text:style-name="P27"><text:span text:style-name="_5f_OOoComputerKeyWord"><text:span text:style-name="T14"><text:s text:c="6"/>found in the group will define the plane.</text:span></text:span></text:p>
      <text:p text:style-name="P27"/>
      <text:p text:style-name="Contents_20_1"><text:bookmark-start text:name="__RefHeading__7696_869075401"/><text:span text:style-name="_5f_OOoComputerKeyWord"><text:span text:style-name="T14"><text:s text:c="4"/>Polygon</text:span></text:span><text:bookmark-end text:name="__RefHeading__7696_869075401"/></text:p>
      <text:p text:style-name="P27"/>
      <text:p text:style-name="P27"><text:span text:style-name="_5f_OOoComputerKeyWord"><text:span text:style-name="T14"><text:s text:c="6"/>The geometry represents a single polygon. <text:s/>The first polygon is</text:span></text:span></text:p>
      <text:p text:style-name="P27"><text:span text:style-name="_5f_OOoComputerKeyWord"><text:span text:style-name="T14"><text:s text:c="6"/>used.</text:span></text:span></text:p>
      <text:p text:style-name="P27"/>
      <text:p text:style-name="Contents_20_1"><text:bookmark-start text:name="__RefHeading__7698_869075401"/><text:span text:style-name="_5f_OOoComputerKeyWord"><text:span text:style-name="T14"><text:s text:c="4"/>Polyset</text:span></text:span><text:bookmark-end text:name="__RefHeading__7698_869075401"/></text:p>
      <text:p text:style-name="P27"/>
      <text:p text:style-name="P27"><text:span text:style-name="_5f_OOoComputerKeyWord"><text:span text:style-name="T14"><text:s text:c="6"/>The geometry represents a complex shape made up of several</text:span></text:span></text:p>
      <text:p text:style-name="P27"><text:span text:style-name="_5f_OOoComputerKeyWord"><text:span text:style-name="T14"><text:s text:c="6"/>polygons. <text:s/>This collision type should not be overused, as it</text:span></text:span></text:p>
      <text:p text:style-name="P27"><text:span text:style-name="_5f_OOoComputerKeyWord"><text:span text:style-name="T14"><text:s text:c="6"/>provides the least optimization benefit.</text:span></text:span></text:p>
      <text:p text:style-name="P27"/>
      <text:p text:style-name="Contents_20_1"><text:bookmark-start text:name="__RefHeading__7700_869075401"/><text:span text:style-name="_5f_OOoComputerKeyWord"><text:span text:style-name="T14"><text:s text:c="4"/>Sphere</text:span></text:span><text:bookmark-end text:name="__RefHeading__7700_869075401"/></text:p>
      <text:p text:style-name="P27"/>
      <text:p text:style-name="P27"><text:span text:style-name="_5f_OOoComputerKeyWord"><text:span text:style-name="T14"><text:s text:c="6"/>The geometry represents a sphere. <text:s/>The vertices in the group are</text:span></text:span></text:p>
      <text:p text:style-name="P27"><text:span text:style-name="_5f_OOoComputerKeyWord"><text:span text:style-name="T14"><text:s text:c="6"/>averaged together to determine the sphere's center and radius.</text:span></text:span></text:p>
      <text:p text:style-name="P46"><text:span text:style-name="_5f_OOoComputerKeyWord"><text:span text:style-name="T14"/></text:span></text:p>
      <text:p text:style-name="P27"/>
      <text:p text:style-name="Contents_20_1"><text:bookmark-start text:name="__RefHeading__7702_869075401"/><text:span text:style-name="_5f_OOoComputerKeyWord"><text:span text:style-name="T14"><text:s text:c="4"/>Box</text:span></text:span><text:bookmark-end text:name="__RefHeading__7702_869075401"/></text:p>
      <text:p text:style-name="P27"/>
      <text:p text:style-name="P27"><text:span text:style-name="_5f_OOoComputerKeyWord"><text:span text:style-name="T14"><text:s text:c="6"/>The geometry represents a box. <text:s/>The smalles axis-alligned box</text:span></text:span></text:p>
      <text:p text:style-name="P27"><text:span text:style-name="_5f_OOoComputerKeyWord"><text:span text:style-name="T14"><text:s text:c="6"/>that will fit around the vertices is used.</text:span></text:span></text:p>
      <text:p text:style-name="P27"/>
      <text:p text:style-name="Contents_20_1"><text:bookmark-start text:name="__RefHeading__7704_869075401"/><text:span text:style-name="_5f_OOoComputerKeyWord"><text:span text:style-name="T14"><text:s text:c="4"/>InvSphere</text:span></text:span><text:bookmark-end text:name="__RefHeading__7704_869075401"/></text:p>
      <text:p text:style-name="P27"/>
      <text:p text:style-name="P27"><text:span text:style-name="_5f_OOoComputerKeyWord"><text:span text:style-name="T14"><text:s text:c="6"/>The geometry represents an inverse sphere. <text:s/>This is the same as</text:span></text:span></text:p>
      <text:p text:style-name="P27"><text:span text:style-name="_5f_OOoComputerKeyWord"><text:span text:style-name="T14"><text:s text:c="6"/>Sphere, with the normal inverted, so that the solid part of an</text:span></text:span></text:p>
      <text:p text:style-name="P27"><text:span text:style-name="_5f_OOoComputerKeyWord"><text:span text:style-name="T14"><text:s text:c="6"/>inverse sphere is the entire world outside of it. <text:s/>Note that an</text:span></text:span></text:p>
      <text:p text:style-name="P27"><text:span text:style-name="_5f_OOoComputerKeyWord"><text:span text:style-name="T14"><text:s text:c="6"/>inverse sphere is in infinitely large solid with a finite hole</text:span></text:span></text:p>
      <text:p text:style-name="P27"><text:span text:style-name="_5f_OOoComputerKeyWord"><text:span text:style-name="T14"><text:s text:c="6"/>cut into it.</text:span></text:span></text:p>
      <text:p text:style-name="P27"/>
      <text:p text:style-name="Contents_20_1"><text:bookmark-start text:name="__RefHeading__7706_869075401"/><text:span text:style-name="_5f_OOoComputerKeyWord"><text:span text:style-name="T14"><text:s text:c="4"/>Tube</text:span></text:span><text:bookmark-end text:name="__RefHeading__7706_869075401"/></text:p>
      <text:p text:style-name="P27"/>
      <text:p text:style-name="P27"><text:span text:style-name="_5f_OOoComputerKeyWord"><text:span text:style-name="T14"><text:s text:c="6"/>The geometry represents a tube. <text:s/>This is a cylinder-like shape</text:span></text:span></text:p>
      <text:p text:style-name="P27"><text:span text:style-name="_5f_OOoComputerKeyWord"><text:span text:style-name="T14"><text:s text:c="6"/>with hemispherical endcaps; it is sometimes called a capsule or</text:span></text:span></text:p>
      <text:p text:style-name="P27"><text:span text:style-name="_5f_OOoComputerKeyWord"><text:span text:style-name="T14"><text:s text:c="6"/>a lozenge in other packages. <text:s/>The smallest tube shape that will</text:span></text:span></text:p>
      <text:p text:style-name="P27"><text:span text:style-name="_5f_OOoComputerKeyWord"><text:span text:style-name="T14"><text:s text:c="6"/>fit around the vertices is used.</text:span></text:span></text:p>
      <text:p text:style-name="P27"/>
      <text:p text:style-name="P27"/>
      <text:p text:style-name="P27"><text:span text:style-name="_5f_OOoComputerKeyWord"><text:span text:style-name="T14"><text:s text:c="4"/>The flags may be any zero or more of:</text:span></text:span></text:p>
      <text:p text:style-name="P27"/>
      <text:p text:style-name="P27"><text:span text:style-name="_5f_OOoComputerKeyWord"><text:span text:style-name="T14"><text:s text:c="4"/>event</text:span></text:span></text:p>
      <text:p text:style-name="P27"/>
      <text:p text:style-name="P27"><text:span text:style-name="_5f_OOoComputerKeyWord"><text:span text:style-name="T14"><text:s text:c="6"/>Throws the name of the &lt;Collide&gt; entry, or the name of the</text:span></text:span></text:p>
      <text:p text:style-name="P27"><text:span text:style-name="_5f_OOoComputerKeyWord"><text:span text:style-name="T14"><text:s text:c="6"/>surface if the &lt;Collide&gt; entry has no name, as an event whenever</text:span></text:span></text:p>
      <text:p text:style-name="P27"><text:span text:style-name="_5f_OOoComputerKeyWord"><text:span text:style-name="T14"><text:s text:c="6"/>an avatar strikes the solid. <text:s/>This is the default if the</text:span></text:span></text:p>
      <text:p text:style-name="P27"><text:span text:style-name="_5f_OOoComputerKeyWord"><text:span text:style-name="T14"><text:s text:c="6"/>&lt;Collide&gt; entry has a name.</text:span></text:span></text:p>
      <text:p text:style-name="P27"/>
      <text:p text:style-name="P27"><text:span text:style-name="_5f_OOoComputerKeyWord"><text:span text:style-name="T14"><text:s text:c="4"/>intangible</text:span></text:span></text:p>
      <text:p text:style-name="P27"/>
      <text:p text:style-name="P27"><text:span text:style-name="_5f_OOoComputerKeyWord"><text:span text:style-name="T14"><text:s text:c="6"/>Rather than being a solid collision surface, the defined surface</text:span></text:span></text:p>
      <text:p text:style-name="P27"><text:span text:style-name="_5f_OOoComputerKeyWord"><text:span text:style-name="T14"><text:s text:c="6"/>represents a boundary. <text:s/>The name of the surface will be thrown</text:span></text:span></text:p>
      <text:p text:style-name="P27"><text:span text:style-name="_5f_OOoComputerKeyWord"><text:span text:style-name="T14"><text:s text:c="6"/>as an event when an avatar crosses into the interior, and</text:span></text:span></text:p>
      <text:p text:style-name="P27"><text:span text:style-name="_5f_OOoComputerKeyWord"><text:span text:style-name="T14"><text:s text:c="6"/>name-out will be thrown when an avater exits.</text:span></text:span></text:p>
      <text:p text:style-name="P27"/>
      <text:p text:style-name="P27"><text:span text:style-name="_5f_OOoComputerKeyWord"><text:span text:style-name="T14"><text:s text:c="4"/>descend</text:span></text:span></text:p>
      <text:p text:style-name="P27"/>
      <text:p text:style-name="P27"><text:span text:style-name="_5f_OOoComputerKeyWord"><text:span text:style-name="T14"><text:s text:c="6"/>Instead of creating only one collision object of the given type,</text:span></text:span></text:p>
      <text:p text:style-name="P46"><text:span text:style-name="_5f_OOoComputerKeyWord"><text:span text:style-name="T14"/></text:span></text:p>
      <text:p text:style-name="P27"><text:span text:style-name="_5f_OOoComputerKeyWord"><text:span text:style-name="T14"><text:s text:c="6"/>each group descended from this node that contains geometry will</text:span></text:span></text:p>
      <text:p text:style-name="P27"><text:span text:style-name="_5f_OOoComputerKeyWord"><text:span text:style-name="T14"><text:s text:c="6"/>define a new collision object of the given type. <text:s/>The event</text:span></text:span></text:p>
      <text:p text:style-name="P27"><text:span text:style-name="_5f_OOoComputerKeyWord"><text:span text:style-name="T14"><text:s text:c="6"/>name, if any, will also be inherited from the top node and</text:span></text:span></text:p>
      <text:p text:style-name="P27"><text:span text:style-name="_5f_OOoComputerKeyWord"><text:span text:style-name="T14"><text:s text:c="6"/>shared among all the collision objects.</text:span></text:span></text:p>
      <text:p text:style-name="P27"/>
      <text:p text:style-name="P27"><text:span text:style-name="_5f_OOoComputerKeyWord"><text:span text:style-name="T14"><text:s text:c="4"/>keep</text:span></text:span></text:p>
      <text:p text:style-name="P27"><text:span text:style-name="_5f_OOoComputerKeyWord"><text:span text:style-name="T14"><text:s/></text:span></text:span></text:p>
      <text:p text:style-name="P27"><text:span text:style-name="_5f_OOoComputerKeyWord"><text:span text:style-name="T14"><text:s text:c="6"/>Don't discard the visible geometry after using it to define a</text:span></text:span></text:p>
      <text:p text:style-name="P27"><text:span text:style-name="_5f_OOoComputerKeyWord"><text:span text:style-name="T14"><text:s text:c="6"/>collision surface; create both an invisible collision surface</text:span></text:span></text:p>
      <text:p text:style-name="P27"><text:span text:style-name="_5f_OOoComputerKeyWord"><text:span text:style-name="T14"><text:s text:c="6"/>and the visible geometry.</text:span></text:span></text:p>
      <text:p text:style-name="P27"/>
      <text:p text:style-name="P27"><text:span text:style-name="_5f_OOoComputerKeyWord"><text:span text:style-name="T14"><text:s text:c="4"/>level</text:span></text:span></text:p>
      <text:p text:style-name="P27"/>
      <text:p text:style-name="P27"><text:span text:style-name="_5f_OOoComputerKeyWord"><text:span text:style-name="T14"><text:s text:c="6"/>Stores a special effective normal with the collision solid that</text:span></text:span></text:p>
      <text:p text:style-name="P27"><text:span text:style-name="_5f_OOoComputerKeyWord"><text:span text:style-name="T14"><text:s text:c="6"/>points up, regardless of the actual shape or orientation of the</text:span></text:span></text:p>
      <text:p text:style-name="P27"><text:span text:style-name="_5f_OOoComputerKeyWord"><text:span text:style-name="T14"><text:s text:c="6"/>solid. <text:s/>This can be used to allow an avatar to stand on a</text:span></text:span></text:p>
      <text:p text:style-name="P27"><text:span text:style-name="_5f_OOoComputerKeyWord"><text:span text:style-name="T14"><text:s text:c="6"/>sloping surface without having a tendency to slide downward.</text:span></text:span></text:p>
      <text:p text:style-name="P27"/>
      <text:p text:style-name="P27"/>
      <text:h text:style-name="Heading_20_3" text:outline-level="3"><text:bookmark-start text:name="__RefHeading__7708_869075401"/><text:span text:style-name="_5f_OOoComputerKeyWord"><text:span text:style-name="T14"><text:s text:c="2"/></text:span></text:span><text:span text:style-name="_5f_OOoAssemblerSpecialChar"><text:span text:style-name="T18">&lt;</text:span></text:span><text:span text:style-name="_5f_OOoAssemblerIdent"><text:span text:style-name="T18">ObjectType</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ype</text:span></text:span><text:span text:style-name="_5f_OOoComputerKeyWord"><text:span text:style-name="T14"> </text:span></text:span><text:span text:style-name="_5f_OOoAssemblerSpecialChar"><text:span text:style-name="T18">}</text:span></text:span><text:bookmark-end text:name="__RefHeading__7708_869075401"/></text:h>
      <text:p text:style-name="P27"/>
      <text:p text:style-name="P27"><text:span text:style-name="_5f_OOoComputerKeyWord"><text:span text:style-name="T14"><text:s text:c="4"/>This is a short form to indicate one of several pre-canned sets of</text:span></text:span></text:p>
      <text:p text:style-name="P27"><text:span text:style-name="_5f_OOoComputerKeyWord"><text:span text:style-name="T14"><text:s text:c="4"/>attributes. <text:s/>Type may be any word, and a Config definition will be</text:span></text:span></text:p>
      <text:p text:style-name="P27"><text:span text:style-name="_5f_OOoComputerKeyWord"><text:span text:style-name="T14"><text:s text:c="4"/>searched for by the name "egg-object-type-word", where "word" is</text:span></text:span></text:p>
      <text:p text:style-name="P27"><text:span text:style-name="_5f_OOoComputerKeyWord"><text:span text:style-name="T14"><text:s text:c="4"/>the type word. <text:s/>This definition may contain any arbitrary egg</text:span></text:span></text:p>
      <text:p text:style-name="P27"><text:span text:style-name="_5f_OOoComputerKeyWord"><text:span text:style-name="T14"><text:s text:c="4"/>syntax to be parsed in at this group level.</text:span></text:span></text:p>
      <text:p text:style-name="P27"/>
      <text:p text:style-name="P27"><text:span text:style-name="_5f_OOoComputerKeyWord"><text:span text:style-name="T14"><text:s text:c="4"/>A number of predefined ObjectType definitions are provided:</text:span></text:span></text:p>
      <text:p text:style-name="P27"/>
      <text:p text:style-name="Contents_20_1"><text:bookmark-start text:name="__RefHeading__7710_869075401"/><text:span text:style-name="_5f_OOoComputerKeyWord"><text:span text:style-name="T14"><text:s text:c="4"/>barrier</text:span></text:span><text:bookmark-end text:name="__RefHeading__7710_869075401"/></text:p>
      <text:p text:style-name="P27"/>
      <text:p text:style-name="P27"><text:span text:style-name="_5f_OOoComputerKeyWord"><text:span text:style-name="T14"><text:s text:c="6"/>This is equivalent to &lt;Collide&gt; { Polyset descend }. <text:s/>The</text:span></text:span></text:p>
      <text:p text:style-name="P27"><text:span text:style-name="_5f_OOoComputerKeyWord"><text:span text:style-name="T14"><text:s text:c="6"/>geometry defined at this root and below defines an invisible</text:span></text:span></text:p>
      <text:p text:style-name="P27"><text:span text:style-name="_5f_OOoComputerKeyWord"><text:span text:style-name="T14"><text:s text:c="6"/>collision solid.</text:span></text:span></text:p>
      <text:p text:style-name="P27"/>
      <text:p text:style-name="Contents_20_1"><text:bookmark-start text:name="__RefHeading__7712_869075401"/><text:span text:style-name="_5f_OOoComputerKeyWord"><text:span text:style-name="T14"><text:s text:c="4"/>trigger</text:span></text:span><text:bookmark-end text:name="__RefHeading__7712_869075401"/></text:p>
      <text:p text:style-name="P27"/>
      <text:p text:style-name="P27"><text:span text:style-name="_5f_OOoComputerKeyWord"><text:span text:style-name="T14"><text:s text:c="6"/>This is equivalent to &lt;Collide&gt; { Polyset descend intangible }.</text:span></text:span></text:p>
      <text:p text:style-name="P27"><text:span text:style-name="_5f_OOoComputerKeyWord"><text:span text:style-name="T14"><text:s text:c="6"/>The geometry defined at this root and below defines an invisible</text:span></text:span></text:p>
      <text:p text:style-name="P27"><text:span text:style-name="_5f_OOoComputerKeyWord"><text:span text:style-name="T14"><text:s text:c="6"/>trigger surface.</text:span></text:span></text:p>
      <text:p text:style-name="P46"><text:span text:style-name="_5f_OOoComputerKeyWord"><text:span text:style-name="T14"/></text:span></text:p>
      <text:p text:style-name="P27"/>
      <text:p text:style-name="Contents_20_1"><text:bookmark-start text:name="__RefHeading__7714_869075401"/><text:span text:style-name="_5f_OOoComputerKeyWord"><text:span text:style-name="T14"><text:s text:c="4"/>sphere</text:span></text:span><text:bookmark-end text:name="__RefHeading__7714_869075401"/></text:p>
      <text:p text:style-name="P27"/>
      <text:p text:style-name="P27"><text:span text:style-name="_5f_OOoComputerKeyWord"><text:span text:style-name="T14"><text:s text:c="6"/>Equivalent to &lt;Collide&gt; { Sphere descend }. <text:s/>The geometry is</text:span></text:span></text:p>
      <text:p text:style-name="P27"><text:span text:style-name="_5f_OOoComputerKeyWord"><text:span text:style-name="T14"><text:s text:c="6"/>replaced with the smallest collision sphere that will enclose</text:span></text:span></text:p>
      <text:p text:style-name="P27"><text:span text:style-name="_5f_OOoComputerKeyWord"><text:span text:style-name="T14"><text:s text:c="6"/>it. <text:s/>Typically you model a sphere in polygons and put this flag</text:span></text:span></text:p>
      <text:p text:style-name="P27"><text:span text:style-name="_5f_OOoComputerKeyWord"><text:span text:style-name="T14"><text:s text:c="6"/>on it to create a collision sphere of the same size.</text:span></text:span></text:p>
      <text:p text:style-name="P27"/>
      <text:p text:style-name="Contents_20_1"><text:bookmark-start text:name="__RefHeading__7716_869075401"/><text:span text:style-name="_5f_OOoComputerKeyWord"><text:span text:style-name="T14"><text:s text:c="4"/>tube</text:span></text:span><text:bookmark-end text:name="__RefHeading__7716_869075401"/></text:p>
      <text:p text:style-name="P27"/>
      <text:p text:style-name="P27"><text:span text:style-name="_5f_OOoComputerKeyWord"><text:span text:style-name="T14"><text:s text:c="6"/>Equivalent to &lt;Collide&gt; { Tube descend }. <text:s/>As in sphere, above,</text:span></text:span></text:p>
      <text:p text:style-name="P27"><text:span text:style-name="_5f_OOoComputerKeyWord"><text:span text:style-name="T14"><text:s text:c="6"/>but the geometry is replaced with a collision tube (a capsule).</text:span></text:span></text:p>
      <text:p text:style-name="P27"><text:span text:style-name="_5f_OOoComputerKeyWord"><text:span text:style-name="T14"><text:s text:c="6"/>Typically you will model a capsule or a cylinder in polygons.</text:span></text:span></text:p>
      <text:p text:style-name="P27"/>
      <text:p text:style-name="Contents_20_1"><text:bookmark-start text:name="__RefHeading__7718_869075401"/><text:span text:style-name="_5f_OOoComputerKeyWord"><text:span text:style-name="T14"><text:s text:c="4"/>bubble</text:span></text:span><text:bookmark-end text:name="__RefHeading__7718_869075401"/></text:p>
      <text:p text:style-name="P27"/>
      <text:p text:style-name="P27"><text:span text:style-name="_5f_OOoComputerKeyWord"><text:span text:style-name="T14"><text:s text:c="6"/>Equivalent to &lt;Collide&gt; { Sphere keep descend }. <text:s/>A collision</text:span></text:span></text:p>
      <text:p text:style-name="P27"><text:span text:style-name="_5f_OOoComputerKeyWord"><text:span text:style-name="T14"><text:s text:c="6"/>bubble is placed around the geometry, which is otherwise</text:span></text:span></text:p>
      <text:p text:style-name="P27"><text:span text:style-name="_5f_OOoComputerKeyWord"><text:span text:style-name="T14"><text:s text:c="6"/>unchanged.</text:span></text:span></text:p>
      <text:p text:style-name="P27"/>
      <text:p text:style-name="Contents_20_1"><text:bookmark-start text:name="__RefHeading__7720_869075401"/><text:span text:style-name="_5f_OOoComputerKeyWord"><text:span text:style-name="T14"><text:s text:c="4"/>ghost</text:span></text:span><text:bookmark-end text:name="__RefHeading__7720_869075401"/></text:p>
      <text:p text:style-name="P27"/>
      <text:p text:style-name="P27"><text:span text:style-name="_5f_OOoComputerKeyWord"><text:span text:style-name="T14"><text:s text:c="6"/>Equivalent to &lt;Scalar&gt; collide-mask { 0 }. <text:s/>It means that the</text:span></text:span></text:p>
      <text:p text:style-name="P27"><text:span text:style-name="_5f_OOoComputerKeyWord"><text:span text:style-name="T14"><text:s text:c="6"/>geometry beginning at this node and below should never be</text:span></text:span></text:p>
      <text:p text:style-name="P27"><text:span text:style-name="_5f_OOoComputerKeyWord"><text:span text:style-name="T14"><text:s text:c="6"/>collided with--characters will pass through it.</text:span></text:span></text:p>
      <text:p text:style-name="P27"/>
      <text:p text:style-name="Contents_20_1"><text:bookmark-start text:name="__RefHeading__7722_869075401"/><text:span text:style-name="_5f_OOoComputerKeyWord"><text:span text:style-name="T14"><text:s text:c="4"/>backstage</text:span></text:span><text:bookmark-end text:name="__RefHeading__7722_869075401"/></text:p>
      <text:p text:style-name="P27"/>
      <text:p text:style-name="P27"><text:span text:style-name="_5f_OOoComputerKeyWord"><text:span text:style-name="T14"><text:s text:c="6"/>This has no equivalent; it is treated as a special case. <text:s/>It</text:span></text:span></text:p>
      <text:p text:style-name="P27"><text:span text:style-name="_5f_OOoComputerKeyWord"><text:span text:style-name="T14"><text:s text:c="6"/>means that the geometry at this node and below should not be</text:span></text:span></text:p>
      <text:p text:style-name="P27"><text:span text:style-name="_5f_OOoComputerKeyWord"><text:span text:style-name="T14"><text:s text:c="6"/>translated. <text:s/>This will normally be used on scale references and</text:span></text:span></text:p>
      <text:p text:style-name="P27"><text:span text:style-name="_5f_OOoComputerKeyWord"><text:span text:style-name="T14"><text:s text:c="6"/>other modeling tools.</text:span></text:span></text:p>
      <text:p text:style-name="P27"/>
      <text:p text:style-name="P27"><text:span text:style-name="_5f_OOoComputerKeyWord"><text:span text:style-name="T14"><text:s text:c="4"/>There may also be additional predefined egg object types not</text:span></text:span></text:p>
      <text:p text:style-name="P27"><text:span text:style-name="_5f_OOoComputerKeyWord"><text:span text:style-name="T14"><text:s text:c="4"/>listed here; see the *.pp files that are installed into the etc</text:span></text:span></text:p>
      <text:p text:style-name="P27"><text:span text:style-name="_5f_OOoComputerKeyWord"><text:span text:style-name="T14"><text:s text:c="4"/>directory for a complete list.</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Transform</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ransform</text:span></text:span><text:span text:style-name="_5f_OOoAssemblerSpecialChar"><text:span text:style-name="T18">-</text:span></text:span><text:span text:style-name="_5f_OOoAssemblerIdent"><text:span text:style-name="T18">definition</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specifies a matrix transform at this group level. <text:s/>This</text:span></text:span></text:p>
      <text:p text:style-name="P27"><text:span text:style-name="_5f_OOoComputerKeyWord"><text:span text:style-name="T14"><text:s text:c="4"/>defines a local coordinate space for this group and its</text:span></text:span></text:p>
      <text:p text:style-name="P46"><text:span text:style-name="_5f_OOoComputerKeyWord"><text:span text:style-name="T14"/></text:span></text:p>
      <text:p text:style-name="P27"><text:span text:style-name="_5f_OOoComputerKeyWord"><text:span text:style-name="T14"><text:s text:c="4"/>descendents. <text:s/>Vertices are still specified in world coordinates</text:span></text:span></text:p>
      <text:p text:style-name="P27"><text:span text:style-name="_5f_OOoComputerKeyWord"><text:span text:style-name="T14"><text:s text:c="4"/>(in a vertex pool), but any geometry assigned to this group will</text:span></text:span></text:p>
      <text:p text:style-name="P27"><text:span text:style-name="_5f_OOoComputerKeyWord"><text:span text:style-name="T14"><text:s text:c="4"/>be inverse transformed to move its vertices to the local space.</text:span></text:span></text:p>
      <text:p text:style-name="P27"/>
      <text:p text:style-name="P27"><text:span text:style-name="_5f_OOoComputerKeyWord"><text:span text:style-name="T14"><text:s text:c="4"/>The transform definition may be any sequence of zero or more of</text:span></text:span></text:p>
      <text:p text:style-name="P27"><text:span text:style-name="_5f_OOoComputerKeyWord"><text:span text:style-name="T14"><text:s text:c="4"/>the following. <text:s/>Transformations are post multiplied in the order</text:span></text:span></text:p>
      <text:p text:style-name="P27"><text:span text:style-name="_5f_OOoComputerKeyWord"><text:span text:style-name="T14"><text:s text:c="4"/>they are encountered to produce a net transformation matrix.</text:span></text:span></text:p>
      <text:p text:style-name="P27"><text:span text:style-name="_5f_OOoComputerKeyWord"><text:span text:style-name="T14"><text:s text:c="4"/>Rotations are defined as a counterclockwise angle in degrees about</text:span></text:span></text:p>
      <text:p text:style-name="P27"><text:span text:style-name="_5f_OOoComputerKeyWord"><text:span text:style-name="T14"><text:s text:c="4"/>a particular axis, either implicit (about the x, y, or z axis), or</text:span></text:span></text:p>
      <text:p text:style-name="P27"><text:span text:style-name="_5f_OOoComputerKeyWord"><text:span text:style-name="T14"><text:s text:c="4"/>arbitrary. <text:s/>Matrices, when specified explicitly, are row-major.</text:span></text:span></text:p>
      <text:p text:style-name="P27"/>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Translate</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x</text:span></text:span><text:span text:style-name="_5f_OOoComputerKeyWord"><text:span text:style-name="T14"> </text:span></text:span><text:span text:style-name="_5f_OOoAssemblerIdent"><text:span text:style-name="T18">y</text:span></text:span><text:span text:style-name="_5f_OOoComputerKeyWord"><text:span text:style-name="T14"> </text:span></text:span><text:span text:style-name="_5f_OOoAssemblerIdent"><text:span text:style-name="T18">z</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RotX</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degrees</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RotY</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degrees</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RotZ</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degrees</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Rotate</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degrees</text:span></text:span><text:span text:style-name="_5f_OOoComputerKeyWord"><text:span text:style-name="T14"> </text:span></text:span><text:span text:style-name="_5f_OOoAssemblerIdent"><text:span text:style-name="T18">x</text:span></text:span><text:span text:style-name="_5f_OOoComputerKeyWord"><text:span text:style-name="T14"> </text:span></text:span><text:span text:style-name="_5f_OOoAssemblerIdent"><text:span text:style-name="T18">y</text:span></text:span><text:span text:style-name="_5f_OOoComputerKeyWord"><text:span text:style-name="T14"> </text:span></text:span><text:span text:style-name="_5f_OOoAssemblerIdent"><text:span text:style-name="T18">z</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e</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x</text:span></text:span><text:span text:style-name="_5f_OOoComputerKeyWord"><text:span text:style-name="T14"> </text:span></text:span><text:span text:style-name="_5f_OOoAssemblerIdent"><text:span text:style-name="T18">y</text:span></text:span><text:span text:style-name="_5f_OOoComputerKeyWord"><text:span text:style-name="T14"> </text:span></text:span><text:span text:style-name="_5f_OOoAssemblerIdent"><text:span text:style-name="T18">z</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e</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s</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Matrix4</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8"/></text:span></text:span><text:span text:style-name="_5f_OOoAssemblerLiteral"><text:span text:style-name="T18">00</text:span></text:span><text:span text:style-name="_5f_OOoComputerKeyWord"><text:span text:style-name="T14"> </text:span></text:span><text:span text:style-name="_5f_OOoAssemblerLiteral"><text:span text:style-name="T18">01</text:span></text:span><text:span text:style-name="_5f_OOoComputerKeyWord"><text:span text:style-name="T14"> </text:span></text:span><text:span text:style-name="_5f_OOoAssemblerLiteral"><text:span text:style-name="T18">02</text:span></text:span><text:span text:style-name="_5f_OOoComputerKeyWord"><text:span text:style-name="T14"> </text:span></text:span><text:span text:style-name="_5f_OOoAssemblerLiteral"><text:span text:style-name="T18">03</text:span></text:span></text:p>
      <text:p text:style-name="P27"><text:span text:style-name="_5f_OOoComputerKeyWord"><text:span text:style-name="T14"><text:s text:c="8"/></text:span></text:span><text:span text:style-name="_5f_OOoAssemblerLiteral"><text:span text:style-name="T18">10</text:span></text:span><text:span text:style-name="_5f_OOoComputerKeyWord"><text:span text:style-name="T14"> </text:span></text:span><text:span text:style-name="_5f_OOoAssemblerLiteral"><text:span text:style-name="T18">11</text:span></text:span><text:span text:style-name="_5f_OOoComputerKeyWord"><text:span text:style-name="T14"> </text:span></text:span><text:span text:style-name="_5f_OOoAssemblerLiteral"><text:span text:style-name="T18">12</text:span></text:span><text:span text:style-name="_5f_OOoComputerKeyWord"><text:span text:style-name="T14"> </text:span></text:span><text:span text:style-name="_5f_OOoAssemblerLiteral"><text:span text:style-name="T18">13</text:span></text:span></text:p>
      <text:p text:style-name="P27"><text:span text:style-name="_5f_OOoComputerKeyWord"><text:span text:style-name="T14"><text:s text:c="8"/></text:span></text:span><text:span text:style-name="_5f_OOoAssemblerLiteral"><text:span text:style-name="T18">20</text:span></text:span><text:span text:style-name="_5f_OOoComputerKeyWord"><text:span text:style-name="T14"> </text:span></text:span><text:span text:style-name="_5f_OOoAssemblerLiteral"><text:span text:style-name="T18">21</text:span></text:span><text:span text:style-name="_5f_OOoComputerKeyWord"><text:span text:style-name="T14"> </text:span></text:span><text:span text:style-name="_5f_OOoAssemblerLiteral"><text:span text:style-name="T18">22</text:span></text:span><text:span text:style-name="_5f_OOoComputerKeyWord"><text:span text:style-name="T14"> </text:span></text:span><text:span text:style-name="_5f_OOoAssemblerLiteral"><text:span text:style-name="T18">23</text:span></text:span></text:p>
      <text:p text:style-name="P27"><text:span text:style-name="_5f_OOoComputerKeyWord"><text:span text:style-name="T14"><text:s text:c="8"/></text:span></text:span><text:span text:style-name="_5f_OOoAssemblerLiteral"><text:span text:style-name="T18">30</text:span></text:span><text:span text:style-name="_5f_OOoComputerKeyWord"><text:span text:style-name="T14"> </text:span></text:span><text:span text:style-name="_5f_OOoAssemblerLiteral"><text:span text:style-name="T18">31</text:span></text:span><text:span text:style-name="_5f_OOoComputerKeyWord"><text:span text:style-name="T14"> </text:span></text:span><text:span text:style-name="_5f_OOoAssemblerLiteral"><text:span text:style-name="T18">32</text:span></text:span><text:span text:style-name="_5f_OOoComputerKeyWord"><text:span text:style-name="T14"> </text:span></text:span><text:span text:style-name="_5f_OOoAssemblerLiteral"><text:span text:style-name="T18">33</text:span></text:span></text:p>
      <text:p text:style-name="P27"><text:span text:style-name="_5f_OOoComputerKeyWord"><text:span text:style-name="T14"><text:s text:c="6"/></text:span></text:span><text:span text:style-name="_5f_OOoAssemblerSpecialChar"><text:span text:style-name="T18">}</text:span></text:span></text:p>
      <text:p text:style-name="P27"/>
      <text:p text:style-name="P27"><text:span text:style-name="_5f_OOoComputerKeyWord"><text:span text:style-name="T14"><text:s text:c="4"/>Note that the &lt;Transform&gt; block should always define a 3-d</text:span></text:span></text:p>
      <text:p text:style-name="P27"><text:span text:style-name="_5f_OOoComputerKeyWord"><text:span text:style-name="T14"><text:s text:c="4"/>transform when it appears within the body of a &lt;Group&gt;, while it</text:span></text:span></text:p>
      <text:p text:style-name="P27"><text:span text:style-name="_5f_OOoComputerKeyWord"><text:span text:style-name="T14"><text:s text:c="4"/>may define either a 2-d or a 3-d transform when it appears within</text:span></text:span></text:p>
      <text:p text:style-name="P27"><text:span text:style-name="_5f_OOoComputerKeyWord"><text:span text:style-name="T14"><text:s text:c="4"/>the body of a &lt;Texture&gt;. <text:s/>See &lt;Texture&gt;, above.</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DefaultPose</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ransform</text:span></text:span><text:span text:style-name="_5f_OOoAssemblerSpecialChar"><text:span text:style-name="T18">-</text:span></text:span><text:span text:style-name="_5f_OOoAssemblerIdent"><text:span text:style-name="T18">definition</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defines an optional default pose transform, which might be a</text:span></text:span></text:p>
      <text:p text:style-name="P27"><text:span text:style-name="_5f_OOoComputerKeyWord"><text:span text:style-name="T14"><text:s text:c="4"/>different transform from that defined by the &lt;Transform&gt; entry,</text:span></text:span></text:p>
      <text:p text:style-name="P27"><text:span text:style-name="_5f_OOoComputerKeyWord"><text:span text:style-name="T14"><text:s text:c="4"/>above. <text:s/>This makes sense only for a &lt;Joint&gt;. <text:s/>See the &lt;Joint&gt;</text:span></text:span></text:p>
      <text:p text:style-name="P27"><text:span text:style-name="_5f_OOoComputerKeyWord"><text:span text:style-name="T14"><text:s text:c="4"/>description, below.</text:span></text:span></text:p>
      <text:p text:style-name="P27"/>
      <text:p text:style-name="P27"><text:span text:style-name="_5f_OOoComputerKeyWord"><text:span text:style-name="T14"><text:s text:c="4"/>The default pose transform defines the transform the joint will</text:span></text:span></text:p>
      <text:p text:style-name="P27"><text:span text:style-name="_5f_OOoComputerKeyWord"><text:span text:style-name="T14"><text:s text:c="4"/>maintain in the absence of any animation being applied. <text:s/>This is</text:span></text:span></text:p>
      <text:p text:style-name="P46"><text:span text:style-name="_5f_OOoComputerKeyWord"><text:span text:style-name="T14"/></text:span></text:p>
      <text:p text:style-name="P27"><text:span text:style-name="_5f_OOoComputerKeyWord"><text:span text:style-name="T14"><text:s text:c="4"/>different from the &lt;Transform&gt; entry, which defines the coordinate</text:span></text:span></text:p>
      <text:p text:style-name="P27"><text:span text:style-name="_5f_OOoComputerKeyWord"><text:span text:style-name="T14"><text:s text:c="4"/>space the joint must have in order to keep its vertices in their</text:span></text:span></text:p>
      <text:p text:style-name="P27"><text:span text:style-name="_5f_OOoComputerKeyWord"><text:span text:style-name="T14"><text:s text:c="4"/>(global space) position as given in the egg file. <text:s/>If this is</text:span></text:span></text:p>
      <text:p text:style-name="P27"><text:span text:style-name="_5f_OOoComputerKeyWord"><text:span text:style-name="T14"><text:s text:c="4"/>different from the &lt;Transform&gt; entry, the joint's vertices will</text:span></text:span></text:p>
      <text:p text:style-name="P27"><text:span text:style-name="_5f_OOoComputerKeyWord"><text:span text:style-name="T14"><text:s text:c="4"/>*not* be in their egg file position at initial load. <text:s/>If there is</text:span></text:span></text:p>
      <text:p text:style-name="P27"><text:span text:style-name="_5f_OOoComputerKeyWord"><text:span text:style-name="T14"><text:s text:c="4"/>no &lt;DefaultPose&gt; entry for a particular joint, the implicit</text:span></text:span></text:p>
      <text:p text:style-name="P27"><text:span text:style-name="_5f_OOoComputerKeyWord"><text:span text:style-name="T14"><text:s text:c="4"/>default-pose transform is the same as the &lt;Transform&gt; entry.</text:span></text:span></text:p>
      <text:p text:style-name="P27"/>
      <text:p text:style-name="P27"><text:span text:style-name="_5f_OOoComputerKeyWord"><text:span text:style-name="T14"><text:s text:c="4"/>Normally, the &lt;DefaultPose&gt; entry, if any, is created by the</text:span></text:span></text:p>
      <text:p text:style-name="P27"><text:span text:style-name="_5f_OOoComputerKeyWord"><text:span text:style-name="T14"><text:s text:c="4"/>egg-optchar -defpose option. <text:s/>Most other software has little</text:span></text:span></text:p>
      <text:p text:style-name="P27"><text:span text:style-name="_5f_OOoComputerKeyWord"><text:span text:style-name="T14"><text:s text:c="4"/>reason to specify an explicit &lt;DefaultPose&gt;.</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VertexRef</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indices</text:span></text:span><text:span text:style-name="_5f_OOoComputerKeyWord"><text:span text:style-name="T14"> </text:span></text:span><text:span text:style-name="_5f_OOoAssemblerSpecialChar"><text:span text:style-name="T18">&lt;</text:span></text:span><text:span text:style-name="_5f_OOoAssemblerIdent"><text:span text:style-name="T18">Ref</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pool</text:span></text:span><text:span text:style-name="_5f_OOoAssemblerSpecialChar"><text:span text:style-name="T18">-</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4"/>This moves geometry created from the named vertices into the</text:span></text:span></text:p>
      <text:p text:style-name="P27"><text:span text:style-name="_5f_OOoComputerKeyWord"><text:span text:style-name="T14"><text:s text:c="4"/>current group, regardless of the group in which the geometry is</text:span></text:span></text:p>
      <text:p text:style-name="P27"><text:span text:style-name="_5f_OOoComputerKeyWord"><text:span text:style-name="T14"><text:s text:c="4"/>actually defined. <text:s/>See the &lt;Joint&gt; description, below.</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AnimPreload</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p>
      <text:p text:style-name="P27"><text:span text:style-name="_5f_OOoComputerKeyWord"><text:span text:style-name="T14"><text:s text:c="4"/></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fps</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float</text:span></text:span><text:span text:style-name="_5f_OOoAssemblerSpecialChar"><text:span text:style-name="T18">-</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num</text:span></text:span><text:span text:style-name="_5f_OOoAssemblerSpecialChar"><text:span text:style-name="T18">-</text:span></text:span><text:span text:style-name="_5f_OOoAssemblerIdent"><text:span text:style-name="T18">frames</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integer</text:span></text:span><text:span text:style-name="_5f_OOoAssemblerSpecialChar"><text:span text:style-name="T18">-</text:span></text:span><text:span text:style-name="_5f_OOoAssemblerIdent"><text:span text:style-name="T18">valu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p>
      <text:p text:style-name="P27"><text:span text:style-name="_5f_OOoComputerKeyWord"><text:span text:style-name="T14"><text:s text:c="2"/></text:span></text:span><text:span text:style-name="_5f_OOoAssemblerSpecialChar"><text:span text:style-name="T18">}</text:span></text:span></text:p>
      <text:p text:style-name="P27"/>
      <text:p text:style-name="P27"><text:span text:style-name="_5f_OOoComputerKeyWord"><text:span text:style-name="T14"><text:s text:c="4"/>One or more AnimPreload entries may appear within the &lt;Group&gt; that</text:span></text:span></text:p>
      <text:p text:style-name="P27"><text:span text:style-name="_5f_OOoComputerKeyWord"><text:span text:style-name="T14"><text:s text:c="4"/>contains a &lt;Dart&gt; entry, indicating an animated character (see</text:span></text:span></text:p>
      <text:p text:style-name="P27"><text:span text:style-name="_5f_OOoComputerKeyWord"><text:span text:style-name="T14"><text:s text:c="4"/>above). <text:s/>These AnimPreload entries record the minimal preloaded</text:span></text:span></text:p>
      <text:p text:style-name="P27"><text:span text:style-name="_5f_OOoComputerKeyWord"><text:span text:style-name="T14"><text:s text:c="4"/>animation data required in order to support asynchronous animation</text:span></text:span></text:p>
      <text:p text:style-name="P27"><text:span text:style-name="_5f_OOoComputerKeyWord"><text:span text:style-name="T14"><text:s text:c="4"/>binding. <text:s/>These entries are typically generated by the egg-optchar</text:span></text:span></text:p>
      <text:p text:style-name="P27"><text:span text:style-name="_5f_OOoComputerKeyWord"><text:span text:style-name="T14"><text:s text:c="4"/>program with the -preload option, and are used by the Actor code</text:span></text:span></text:p>
      <text:p text:style-name="P27"><text:span text:style-name="_5f_OOoComputerKeyWord"><text:span text:style-name="T14"><text:s text:c="4"/>when allow-async-bind is True (the default).</text:span></text:span></text:p>
      <text:p text:style-name="P27"/>
      <text:p text:style-name="P27"><text:span text:style-name="_5f_OOoAssemblerSpecialChar"><text:span text:style-name="T18">&lt;</text:span></text:span><text:span text:style-name="_5f_OOoAssemblerIdent"><text:span text:style-name="T18">Instance</text:span></text:span><text:span text:style-name="_5f_OOoAssemblerSpecialChar"><text:span text:style-name="T18">&gt;</text:span></text:span><text:span text:style-name="_5f_OOoComputerKeyWord"><text:span text:style-name="T14"> </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Directive"><text:span text:style-name="T18">group</text:span></text:span><text:span text:style-name="_5f_OOoAssemblerSpecialChar"><text:span text:style-name="T18">-</text:span></text:span><text:span text:style-name="_5f_OOoAssemblerIdent"><text:span text:style-name="T18">body</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2"/>An &lt;Instance&gt; node is exactly like a &lt;Group&gt; node, except that</text:span></text:span></text:p>
      <text:p text:style-name="P27"><text:span text:style-name="_5f_OOoComputerKeyWord"><text:span text:style-name="T14"><text:s text:c="2"/>vertices referenced by geometry created under the &lt;Instance&gt; node</text:span></text:span></text:p>
      <text:p text:style-name="P27"><text:span text:style-name="_5f_OOoComputerKeyWord"><text:span text:style-name="T14"><text:s text:c="2"/>are not assumed to be given in world coordinates, but are instead</text:span></text:span></text:p>
      <text:p text:style-name="P27"><text:span text:style-name="_5f_OOoComputerKeyWord"><text:span text:style-name="T14"><text:s text:c="2"/>given in the local space of the &lt;Instance&gt; node itself (including</text:span></text:span></text:p>
      <text:p text:style-name="P27"><text:span text:style-name="_5f_OOoComputerKeyWord"><text:span text:style-name="T14"><text:s text:c="2"/>any transforms given to the node).</text:span></text:span></text:p>
      <text:p text:style-name="P27"/>
      <text:p text:style-name="P27"><text:span text:style-name="_5f_OOoComputerKeyWord"><text:span text:style-name="T14"><text:s text:c="2"/>In other words, geometry under an &lt;Instance&gt; node is defined in</text:span></text:span></text:p>
      <text:p text:style-name="P27"><text:span text:style-name="_5f_OOoComputerKeyWord"><text:span text:style-name="T14"><text:s text:c="2"/>local coordinates. <text:s/>In principle, similar geometry can be created</text:span></text:span></text:p>
      <text:p text:style-name="P46"><text:span text:style-name="_5f_OOoComputerKeyWord"><text:span text:style-name="T14"/></text:span></text:p>
      <text:p text:style-name="P27"><text:span text:style-name="_5f_OOoComputerKeyWord"><text:span text:style-name="T14"><text:s text:c="2"/>under several different &lt;Instance&gt; nodes, and thus can be positioned</text:span></text:span></text:p>
      <text:p text:style-name="P27"><text:span text:style-name="_5f_OOoComputerKeyWord"><text:span text:style-name="T14"><text:s text:c="2"/>in a different place in the scene each instance. <text:s/>This doesn't</text:span></text:span></text:p>
      <text:p text:style-name="P27"><text:span text:style-name="_5f_OOoComputerKeyWord"><text:span text:style-name="T14"><text:s text:c="2"/>necessarily imply the use of shared geometry in the Panda3D scene</text:span></text:span></text:p>
      <text:p text:style-name="P27"><text:span text:style-name="_5f_OOoComputerKeyWord"><text:span text:style-name="T14"><text:s text:c="2"/>graph, but see the &lt;Ref&gt; syntax, below.</text:span></text:span></text:p>
      <text:p text:style-name="P27"/>
      <text:p text:style-name="P27"><text:span text:style-name="_5f_OOoComputerKeyWord"><text:span text:style-name="T14"><text:s text:c="2"/>This is particularly useful in conjunction with a &lt;File&gt; entry, to</text:span></text:span></text:p>
      <text:p text:style-name="P27"><text:span text:style-name="_5f_OOoComputerKeyWord"><text:span text:style-name="T14"><text:s text:c="2"/>load external file references at places other than the origin.</text:span></text:span></text:p>
      <text:p text:style-name="P27"/>
      <text:p text:style-name="P27"/>
      <text:p text:style-name="P27"><text:span text:style-name="_5f_OOoComputerKeyWord"><text:span text:style-name="T14"><text:s text:c="2"/>A special syntax of &lt;Instance&gt; entries does actually create shared</text:span></text:span></text:p>
      <text:p text:style-name="P27"><text:span text:style-name="_5f_OOoComputerKeyWord"><text:span text:style-name="T14"><text:s text:c="2"/>geometry in the scene graph. <text:s/>The syntax is:</text:span></text:span></text:p>
      <text:p text:style-name="P27"/>
      <text:p text:style-name="P27"><text:span text:style-name="_5f_OOoAssemblerSpecialChar"><text:span text:style-name="T18">&lt;</text:span></text:span><text:span text:style-name="_5f_OOoAssemblerIdent"><text:span text:style-name="T18">Instance</text:span></text:span><text:span text:style-name="_5f_OOoAssemblerSpecialChar"><text:span text:style-name="T18">&gt;</text:span></text:span><text:span text:style-name="_5f_OOoComputerKeyWord"><text:span text:style-name="T14"> </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Ref</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Directive"><text:span text:style-name="T18">group</text:span></text:span><text:span text:style-name="_5f_OOoAssemblerSpecialChar"><text:span text:style-name="T18">-</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p>
      <text:p text:style-name="P27"><text:span text:style-name="_5f_OOoComputerKeyWord"><text:span text:style-name="T14"><text:s text:c="2"/></text:span></text:span><text:span text:style-name="_5f_OOoAssemblerSpecialChar"><text:span text:style-name="T18">[</text:span></text:span><text:span text:style-name="_5f_OOoComputerKeyWord"><text:span text:style-name="T14"> </text:span></text:span><text:span text:style-name="_5f_OOoAssemblerSpecialChar"><text:span text:style-name="T18">&lt;</text:span></text:span><text:span text:style-name="_5f_OOoAssemblerIdent"><text:span text:style-name="T18">Ref</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Directive"><text:span text:style-name="T18">group</text:span></text:span><text:span text:style-name="_5f_OOoAssemblerSpecialChar"><text:span text:style-name="T18">-</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AssemblerSpecialChar"><text:span text:style-name="T18">}</text:span></text:span></text:p>
      <text:p text:style-name="P27"/>
      <text:p text:style-name="P27"><text:span text:style-name="_5f_OOoComputerKeyWord"><text:span text:style-name="T14"><text:s text:c="2"/>In this case, the referenced group name will appear as a duplicate</text:span></text:span></text:p>
      <text:p text:style-name="P27"><text:span text:style-name="_5f_OOoComputerKeyWord"><text:span text:style-name="T14"><text:s text:c="2"/>instance in this part of the tree. <text:s/>Local transforms can be applied</text:span></text:span></text:p>
      <text:p text:style-name="P27"><text:span text:style-name="_5f_OOoComputerKeyWord"><text:span text:style-name="T14"><text:s text:c="2"/>and are relative to the referencing group's transform. <text:s/>The</text:span></text:span></text:p>
      <text:p text:style-name="P27"><text:span text:style-name="_5f_OOoComputerKeyWord"><text:span text:style-name="T14"><text:s text:c="2"/>referenced group must appear preceding this point in the egg file,</text:span></text:span></text:p>
      <text:p text:style-name="P27"><text:span text:style-name="_5f_OOoComputerKeyWord"><text:span text:style-name="T14"><text:s text:c="2"/>and it will also be a part of the scene in the point at which it</text:span></text:span></text:p>
      <text:p text:style-name="P27"><text:span text:style-name="_5f_OOoComputerKeyWord"><text:span text:style-name="T14"><text:s text:c="2"/>first appears. <text:s/>The referenced group may be either a &lt;Group&gt; or an</text:span></text:span></text:p>
      <text:p text:style-name="P27"><text:span text:style-name="_5f_OOoComputerKeyWord"><text:span text:style-name="T14"><text:s text:c="2"/>&lt;Instance&gt; of its own; usually, it is a &lt;Group&gt; nested within an</text:span></text:span></text:p>
      <text:p text:style-name="P27"><text:span text:style-name="_5f_OOoComputerKeyWord"><text:span text:style-name="T14"><text:s text:c="2"/>earlier &lt;Instance&gt; entry.</text:span></text:span></text:p>
      <text:p text:style-name="P27"/>
      <text:p text:style-name="P27"/>
      <text:p text:style-name="P27"><text:span text:style-name="_5f_OOoAssemblerSpecialChar"><text:span text:style-name="T18">&lt;</text:span></text:span><text:span text:style-name="_5f_OOoAssemblerIdent"><text:span text:style-name="T18">Joint</text:span></text:span><text:span text:style-name="_5f_OOoAssemblerSpecialChar"><text:span text:style-name="T18">&gt;</text:span></text:span><text:span text:style-name="_5f_OOoComputerKeyWord"><text:span text:style-name="T14"> </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SpecialChar"><text:span text:style-name="T18">[</text:span></text:span><text:span text:style-name="_5f_OOoAssemblerIdent"><text:span text:style-name="T18">transform</text:span></text:span><text:span text:style-name="_5f_OOoAssemblerSpecialChar"><text:span text:style-name="T18">]</text:span></text:span><text:span text:style-name="_5f_OOoComputerKeyWord"><text:span text:style-name="T14"> </text:span></text:span><text:span text:style-name="_5f_OOoAssemblerSpecialChar"><text:span text:style-name="T18">[</text:span></text:span><text:span text:style-name="_5f_OOoAssemblerIdent"><text:span text:style-name="T18">ref</text:span></text:span><text:span text:style-name="_5f_OOoAssemblerSpecialChar"><text:span text:style-name="T18">-</text:span></text:span><text:span text:style-name="_5f_OOoAssemblerDirective"><text:span text:style-name="T18">list</text:span></text:span><text:span text:style-name="_5f_OOoAssemblerSpecialChar"><text:span text:style-name="T18">]</text:span></text:span><text:span text:style-name="_5f_OOoComputerKeyWord"><text:span text:style-name="T14"> </text:span></text:span><text:span text:style-name="_5f_OOoAssemblerSpecialChar"><text:span text:style-name="T18">[</text:span></text:span><text:span text:style-name="_5f_OOoAssemblerIdent"><text:span text:style-name="T18">joint</text:span></text:span><text:span text:style-name="_5f_OOoAssemblerSpecialChar"><text:span text:style-name="T18">-</text:span></text:span><text:span text:style-name="_5f_OOoAssemblerDirective"><text:span text:style-name="T18">list</text:span></text:span><text:span text:style-name="_5f_OOoAssemblerSpecialChar"><text:span text:style-name="T18">]</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2"/>A joint is a highly specialized kind of grouping node. <text:s/>A tree of</text:span></text:span></text:p>
      <text:p text:style-name="P27"><text:span text:style-name="_5f_OOoComputerKeyWord"><text:span text:style-name="T14"><text:s text:c="2"/>joints is used to specify the skeletal structure of an animated</text:span></text:span></text:p>
      <text:p text:style-name="P27"><text:span text:style-name="_5f_OOoComputerKeyWord"><text:span text:style-name="T14"><text:s text:c="2"/>character.</text:span></text:span></text:p>
      <text:p text:style-name="P27"/>
      <text:p text:style-name="P27"><text:span text:style-name="_5f_OOoComputerKeyWord"><text:span text:style-name="T14"><text:s text:c="2"/>A joint may only contain one of three things. <text:s/>It may contain a</text:span></text:span></text:p>
      <text:p text:style-name="P27"><text:span text:style-name="_5f_OOoComputerKeyWord"><text:span text:style-name="T14"><text:s text:c="2"/>&lt;Transform&gt; entry, as above, which defines the joint's unanimated</text:span></text:span></text:p>
      <text:p text:style-name="P27"><text:span text:style-name="_5f_OOoComputerKeyWord"><text:span text:style-name="T14"><text:s text:c="2"/>(rest) position; it may contain lists of assigned vertices or CV's;</text:span></text:span></text:p>
      <text:p text:style-name="P27"><text:span text:style-name="_5f_OOoComputerKeyWord"><text:span text:style-name="T14"><text:s text:c="2"/>and it may contain other joints.</text:span></text:span></text:p>
      <text:p text:style-name="P27"/>
      <text:p text:style-name="P27"><text:span text:style-name="_5f_OOoComputerKeyWord"><text:span text:style-name="T14"><text:s text:c="2"/>A tree of &lt;Joint&gt; nodes only makes sense within a character</text:span></text:span></text:p>
      <text:p text:style-name="P27"><text:span text:style-name="_5f_OOoComputerKeyWord"><text:span text:style-name="T14"><text:s text:c="2"/>definition, which is created by applying the &lt;DART&gt; flag to a group.</text:span></text:span></text:p>
      <text:p text:style-name="P27"><text:span text:style-name="_5f_OOoComputerKeyWord"><text:span text:style-name="T14"><text:s text:c="2"/>See &lt;DART&gt;, above.</text:span></text:span></text:p>
      <text:p text:style-name="P46"><text:span text:style-name="_5f_OOoComputerKeyWord"><text:span text:style-name="T14"/></text:span></text:p>
      <text:p text:style-name="P27"><text:span text:style-name="_5f_OOoComputerKeyWord"><text:span text:style-name="T14">The vertex assignment is crucial. <text:s/>This is how the geometry of a</text:span></text:span></text:p>
      <text:p text:style-name="P27"><text:span text:style-name="_5f_OOoComputerKeyWord"><text:span text:style-name="T14"><text:s text:c="2"/>character is made to move with the joints. <text:s/>The character's geometry</text:span></text:span></text:p>
      <text:p text:style-name="P27"><text:span text:style-name="_5f_OOoComputerKeyWord"><text:span text:style-name="T14"><text:s text:c="2"/>is actually defined outside the joint tree, and each vertex must be</text:span></text:span></text:p>
      <text:p text:style-name="P27"><text:span text:style-name="_5f_OOoComputerKeyWord"><text:span text:style-name="T14"><text:s text:c="2"/>assigned to one or more joints within the tree.</text:span></text:span></text:p>
      <text:p text:style-name="P27"><text:span text:style-name="_5f_OOoComputerKeyWord"><text:span text:style-name="T14"><text:s text:c="2"/>This is done with zero or more &lt;VertexRef&gt; entries per joint, as the</text:span></text:span></text:p>
      <text:p text:style-name="P27"><text:span text:style-name="_5f_OOoComputerKeyWord"><text:span text:style-name="T14"><text:s text:c="2"/>following:</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VertexRef</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indices</text:span></text:span><text:span text:style-name="_5f_OOoComputerKeyWord"><text:span text:style-name="T14"> </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membership</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m</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SpecialChar"><text:span text:style-name="T18">&lt;</text:span></text:span><text:span text:style-name="_5f_OOoAssemblerIdent"><text:span text:style-name="T18">Ref</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pool</text:span></text:span><text:span text:style-name="_5f_OOoAssemblerSpecialChar"><text:span text:style-name="T18">-</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2"/>This is syntactically similar to the way vertices are assigned to</text:span></text:span></text:p>
      <text:p text:style-name="P27"><text:span text:style-name="_5f_OOoComputerKeyWord"><text:span text:style-name="T14"><text:s text:c="2"/>polygons. <text:s/>Each &lt;VertexRef&gt; entry can assign vertices from only one</text:span></text:span></text:p>
      <text:p text:style-name="P27"><text:span text:style-name="_5f_OOoComputerKeyWord"><text:span text:style-name="T14"><text:s text:c="2"/>vertex pool (but there may be many &lt;VertexRef&gt; entries per joint).</text:span></text:span></text:p>
      <text:p text:style-name="P27"><text:span text:style-name="_5f_OOoComputerKeyWord"><text:span text:style-name="T14"><text:s text:c="2"/>Indices is a list of vertex numbers from the specied vertex pool, in</text:span></text:span></text:p>
      <text:p text:style-name="P27"><text:span text:style-name="_5f_OOoComputerKeyWord"><text:span text:style-name="T14"><text:s text:c="2"/>an arbitrary order.</text:span></text:span></text:p>
      <text:p text:style-name="P27"><text:span text:style-name="_5f_OOoComputerKeyWord"><text:span text:style-name="T14"><text:s text:c="2"/>The membership scalar is optional. <text:s/>If specified, it is a value</text:span></text:span></text:p>
      <text:p text:style-name="P27"><text:span text:style-name="_5f_OOoComputerKeyWord"><text:span text:style-name="T14"><text:s text:c="2"/>between 0.0 and 1.0 that indicates the fraction of dominance this</text:span></text:span></text:p>
      <text:p text:style-name="P27"><text:span text:style-name="_5f_OOoComputerKeyWord"><text:span text:style-name="T14"><text:s text:c="2"/>joint has over the vertices. <text:s/>This is used to implement</text:span></text:span></text:p>
      <text:p text:style-name="P27"><text:span text:style-name="_5f_OOoComputerKeyWord"><text:span text:style-name="T14"><text:s text:c="2"/>soft-skinning, so that each vertex may have partial ownership in</text:span></text:span></text:p>
      <text:p text:style-name="P27"><text:span text:style-name="_5f_OOoComputerKeyWord"><text:span text:style-name="T14"><text:s text:c="2"/>several joints.</text:span></text:span></text:p>
      <text:p text:style-name="P27"><text:span text:style-name="_5f_OOoComputerKeyWord"><text:span text:style-name="T14"><text:s text:c="2"/>The &lt;VertexRef&gt; entry may also be given to ordinary &lt;Group&gt; nodes.</text:span></text:span></text:p>
      <text:p text:style-name="P27"><text:span text:style-name="_5f_OOoComputerKeyWord"><text:span text:style-name="T14"><text:s text:c="2"/>In this case, it treats the geometry as if it was parented under the</text:span></text:span></text:p>
      <text:p text:style-name="P27"><text:span text:style-name="_5f_OOoComputerKeyWord"><text:span text:style-name="T14"><text:s text:c="2"/>group in the first place. <text:s/>Non-total membership assignments are</text:span></text:span></text:p>
      <text:p text:style-name="P27"><text:span text:style-name="_5f_OOoComputerKeyWord"><text:span text:style-name="T14"><text:s text:c="2"/>meaningless.</text:span></text:span></text:p>
      <text:p text:style-name="P27"/>
      <text:p text:style-name="P27"><text:span text:style-name="_5f_OOoAssemblerSpecialChar"><text:span text:style-name="T18">&lt;</text:span></text:span><text:span text:style-name="_5f_OOoAssemblerIdent"><text:span text:style-name="T18">Bundle</text:span></text:span><text:span text:style-name="_5f_OOoAssemblerSpecialChar"><text:span text:style-name="T18">&gt;</text:span></text:span><text:span text:style-name="_5f_OOoComputerKeyWord"><text:span text:style-name="T14"> </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able</text:span></text:span><text:span text:style-name="_5f_OOoAssemblerSpecialChar"><text:span text:style-name="T18">-</text:span></text:span><text:span text:style-name="_5f_OOoAssemblerDirective"><text:span text:style-name="T18">list</text:span></text:span><text:span text:style-name="_5f_OOoComputerKeyWord"><text:span text:style-name="T14"> </text:span></text:span><text:span text:style-name="_5f_OOoAssemblerSpecialChar"><text:span text:style-name="T18">}</text:span></text:span></text:p>
      <text:p text:style-name="P27"><text:span text:style-name="_5f_OOoAssemblerSpecialChar"><text:span text:style-name="T18">&lt;</text:span></text:span><text:span text:style-name="_5f_OOoAssemblerIdent"><text:span text:style-name="T18">Table</text:span></text:span><text:span text:style-name="_5f_OOoAssemblerSpecialChar"><text:span text:style-name="T18">&gt;</text:span></text:span><text:span text:style-name="_5f_OOoComputerKeyWord"><text:span text:style-name="T14"> </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able</text:span></text:span><text:span text:style-name="_5f_OOoAssemblerSpecialChar"><text:span text:style-name="T18">-</text:span></text:span><text:span text:style-name="_5f_OOoAssemblerIdent"><text:span text:style-name="T18">body</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2"/>A table is a set of animated values for joints. <text:s/>A tree of tables</text:span></text:span></text:p>
      <text:p text:style-name="P27"><text:span text:style-name="_5f_OOoComputerKeyWord"><text:span text:style-name="T14"><text:s text:c="2"/>with the same structure as the corresponding tree of joints must be</text:span></text:span></text:p>
      <text:p text:style-name="P27"><text:span text:style-name="_5f_OOoComputerKeyWord"><text:span text:style-name="T14"><text:s text:c="2"/>defined for each character to be animated. <text:s/>Such a tree is placed</text:span></text:span></text:p>
      <text:p text:style-name="P27"><text:span text:style-name="_5f_OOoComputerKeyWord"><text:span text:style-name="T14"><text:s text:c="2"/>under a &lt;Bundle&gt; node, which provides a handle within Panda to the</text:span></text:span></text:p>
      <text:p text:style-name="P27"><text:span text:style-name="_5f_OOoComputerKeyWord"><text:span text:style-name="T14"><text:s text:c="2"/>tree as a whole.</text:span></text:span></text:p>
      <text:p text:style-name="P27"><text:span text:style-name="_5f_OOoComputerKeyWord"><text:span text:style-name="T14"><text:s text:c="2"/>Bundles may only contain tables; tables may contain more tables,</text:span></text:span></text:p>
      <text:p text:style-name="P27"><text:span text:style-name="_5f_OOoComputerKeyWord"><text:span text:style-name="T14"><text:s text:c="2"/>bundles, or any one of the following (&lt;Scalar&gt; entries are optional,</text:span></text:span></text:p>
      <text:p text:style-name="P27"><text:span text:style-name="_5f_OOoComputerKeyWord"><text:span text:style-name="T14"><text:s text:c="2"/>and default as shown):</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S</text:span></text:span><text:span text:style-name="_5f_OOoAssemblerSpecialChar"><text:span text:style-name="T18">$</text:span></text:span><text:span text:style-name="_5f_OOoAssemblerIdent"><text:span text:style-name="T18">Anim</text:span></text:span><text:span text:style-name="_5f_OOoAssemblerSpecialChar"><text:span text:style-name="T18">&gt;</text:span></text:span><text:span text:style-name="_5f_OOoComputerKeyWord"><text:span text:style-name="T14"> </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fps</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Literal"><text:span text:style-name="T18">24</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V</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values</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text:span></text:span></text:p>
      <text:p text:style-name="P46"><text:span text:style-name="_5f_OOoComputerKeyWord"><text:span text:style-name="T14"><text:s text:c="4"/>This is a table of scalar values, one per frame. <text:s/>This may be</text:span></text:span></text:p>
      <text:p text:style-name="P27"><text:span text:style-name="_5f_OOoComputerKeyWord"><text:span text:style-name="T14"><text:s text:c="4"/>applied to a morph slider, for instance.</text:span></text:span></text:p>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Xfm</text:span></text:span><text:span text:style-name="_5f_OOoAssemblerSpecialChar"><text:span text:style-name="T18">$</text:span></text:span><text:span text:style-name="_5f_OOoAssemblerIdent"><text:span text:style-name="T18">Anim</text:span></text:span><text:span text:style-name="_5f_OOoAssemblerSpecialChar"><text:span text:style-name="T18">&gt;</text:span></text:span><text:span text:style-name="_5f_OOoComputerKeyWord"><text:span text:style-name="T14"> </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fps</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Literal"><text:span text:style-name="T18">24</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order</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srpht</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contents</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ijkabcrphxyz</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V</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values</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text:span></text:span></text:p>
      <text:p text:style-name="P27"/>
      <text:p text:style-name="P27"><text:span text:style-name="_5f_OOoComputerKeyWord"><text:span text:style-name="T14"><text:s text:c="4"/>This is a table of matrix transforms, one per frame, such as may</text:span></text:span></text:p>
      <text:p text:style-name="P27"><text:span text:style-name="_5f_OOoComputerKeyWord"><text:span text:style-name="T14"><text:s text:c="4"/>be applied to a joint. <text:s/>The "contents" string consists of a subset</text:span></text:span></text:p>
      <text:p text:style-name="P27"><text:span text:style-name="_5f_OOoComputerKeyWord"><text:span text:style-name="T14"><text:s text:c="4"/>of the letters "ijkabcrphxyz", where each letter corresponds to a</text:span></text:span></text:p>
      <text:p text:style-name="P27"><text:span text:style-name="_5f_OOoComputerKeyWord"><text:span text:style-name="T14"><text:s text:c="4"/>column of the table; &lt;V&gt; is a list of numbers of length(contents)</text:span></text:span></text:p>
      <text:p text:style-name="P27"><text:span text:style-name="_5f_OOoComputerKeyWord"><text:span text:style-name="T14"><text:s text:c="4"/>* num_frames. <text:s/>Each letter of the contents string corresponds to a</text:span></text:span></text:p>
      <text:p text:style-name="P27"><text:span text:style-name="_5f_OOoComputerKeyWord"><text:span text:style-name="T14"><text:s text:c="4"/>type of transformation:</text:span></text:span></text:p>
      <text:p text:style-name="P27"/>
      <text:p text:style-name="P27"><text:span text:style-name="_5f_OOoComputerKeyWord"><text:span text:style-name="T14"><text:s text:c="6"/>i, j, k - scale in x, y, z directions, respectively</text:span></text:span></text:p>
      <text:p text:style-name="P27"><text:span text:style-name="_5f_OOoComputerKeyWord"><text:span text:style-name="T14"><text:s text:c="6"/>a, b, c - shear in xy, xz, and yz planes, respectively</text:span></text:span></text:p>
      <text:p text:style-name="P27"><text:span text:style-name="_5f_OOoComputerKeyWord"><text:span text:style-name="T14"><text:s text:c="6"/>r, p, h - rotate by roll, pitch, heading</text:span></text:span></text:p>
      <text:p text:style-name="P27"><text:span text:style-name="_5f_OOoComputerKeyWord"><text:span text:style-name="T14"><text:s text:c="6"/>x, y, z - translate in x, y, z directions</text:span></text:span></text:p>
      <text:p text:style-name="P27"/>
      <text:p text:style-name="P27"><text:span text:style-name="_5f_OOoComputerKeyWord"><text:span text:style-name="T14"><text:s text:c="4"/>The net transformation matrix specified by each row of the table</text:span></text:span></text:p>
      <text:p text:style-name="P27"><text:span text:style-name="_5f_OOoComputerKeyWord"><text:span text:style-name="T14"><text:s text:c="4"/>is defined as the net effect of each of the individual columns'</text:span></text:span></text:p>
      <text:p text:style-name="P27"><text:span text:style-name="_5f_OOoComputerKeyWord"><text:span text:style-name="T14"><text:s text:c="4"/>transform, according to the corresponding letter in the contents</text:span></text:span></text:p>
      <text:p text:style-name="P27"><text:span text:style-name="_5f_OOoComputerKeyWord"><text:span text:style-name="T14"><text:s text:c="4"/>string. <text:s/>The order the transforms are applied is defined by the</text:span></text:span></text:p>
      <text:p text:style-name="P27"><text:span text:style-name="_5f_OOoComputerKeyWord"><text:span text:style-name="T14"><text:s text:c="4"/>order string:</text:span></text:span></text:p>
      <text:p text:style-name="P27"/>
      <text:p text:style-name="P27"><text:span text:style-name="_5f_OOoComputerKeyWord"><text:span text:style-name="T14"><text:s text:c="6"/>s <text:s text:c="6"/>- all scale and shear transforms</text:span></text:span></text:p>
      <text:p text:style-name="P27"><text:span text:style-name="_5f_OOoComputerKeyWord"><text:span text:style-name="T14"><text:s text:c="6"/>r, p, h - individual rotate transforms</text:span></text:span></text:p>
      <text:p text:style-name="P27"><text:span text:style-name="_5f_OOoComputerKeyWord"><text:span text:style-name="T14"><text:s text:c="6"/>t <text:s text:c="6"/>- all translation transforms</text:span></text:span></text:p>
      <text:p text:style-name="P27"/>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Xfm</text:span></text:span><text:span text:style-name="_5f_OOoAssemblerSpecialChar"><text:span text:style-name="T18">$</text:span></text:span><text:span text:style-name="_5f_OOoAssemblerIdent"><text:span text:style-name="T18">Anim_S</text:span></text:span><text:span text:style-name="_5f_OOoAssemblerSpecialChar"><text:span text:style-name="T18">$&gt;</text:span></text:span><text:span text:style-name="_5f_OOoComputerKeyWord"><text:span text:style-name="T14"> </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fps</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Literal"><text:span text:style-name="T18">24</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order</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srpht</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text:span></text:span><text:span text:style-name="_5f_OOoAssemblerSpecialChar"><text:span text:style-name="T18">$</text:span></text:span><text:span text:style-name="_5f_OOoAssemblerIdent"><text:span text:style-name="T18">Anim</text:span></text:span><text:span text:style-name="_5f_OOoAssemblerSpecialChar"><text:span text:style-name="T18">&gt;</text:span></text:span><text:span text:style-name="_5f_OOoComputerKeyWord"><text:span text:style-name="T14"> </text:span></text:span><text:span text:style-name="_5f_OOoAssemblerIdent"><text:span text:style-name="T18">i</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text:span></text:span><text:span text:style-name="_5f_OOoAssemblerSpecialChar"><text:span text:style-name="T18">$</text:span></text:span><text:span text:style-name="_5f_OOoAssemblerIdent"><text:span text:style-name="T18">Anim</text:span></text:span><text:span text:style-name="_5f_OOoAssemblerSpecialChar"><text:span text:style-name="T18">&gt;</text:span></text:span><text:span text:style-name="_5f_OOoComputerKeyWord"><text:span text:style-name="T14"> </text:span></text:span><text:span text:style-name="_5f_OOoAssemblerIdent"><text:span text:style-name="T18">j</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Ident"><text:span text:style-name="T18">...</text:span></text:span></text:p>
      <text:p text:style-name="P27"><text:span text:style-name="_5f_OOoComputerKeyWord"><text:span text:style-name="T14"><text:s text:c="2"/></text:span></text:span><text:span text:style-name="_5f_OOoAssemblerSpecialChar"><text:span text:style-name="T18">}</text:span></text:span></text:p>
      <text:p text:style-name="P27"/>
      <text:p text:style-name="P46"/>
      <text:p text:style-name="P27"><text:span text:style-name="_5f_OOoComputerKeyWord"><text:span text:style-name="T14"><text:s text:c="4"/>This is a variant on the &lt;Xfm$Anim&gt; entry, where each column of</text:span></text:span></text:p>
      <text:p text:style-name="P27"><text:span text:style-name="_5f_OOoComputerKeyWord"><text:span text:style-name="T14"><text:s text:c="4"/>the table is entered as a separate &lt;S$Anim&gt; table. <text:s/>This syntax</text:span></text:span></text:p>
      <text:p text:style-name="P27"><text:span text:style-name="_5f_OOoComputerKeyWord"><text:span text:style-name="T14"><text:s text:c="4"/>reflects an attempt to simplify the description by not requiring</text:span></text:span></text:p>
      <text:p text:style-name="P27"><text:span text:style-name="_5f_OOoComputerKeyWord"><text:span text:style-name="T14"><text:s text:c="4"/>repetition of values for columns that did not change value during</text:span></text:span></text:p>
      <text:p text:style-name="P27"><text:span text:style-name="_5f_OOoComputerKeyWord"><text:span text:style-name="T14"><text:s text:c="4"/>an animation sequence.</text:span></text:span></text:p>
      <text:p text:style-name="P27"/>
      <text:p text:style-name="P27"/>
      <text:p text:style-name="P27"/>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VertexAnim</text:span></text:span><text:span text:style-name="_5f_OOoAssemblerSpecialChar"><text:span text:style-name="T18">&gt;</text:span></text:span><text:span text:style-name="_5f_OOoComputerKeyWord"><text:span text:style-name="T14"> </text:span></text:span><text:span text:style-name="_5f_OOoAssemblerDirective"><text:span text:style-name="T18">name</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width</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able</text:span></text:span><text:span text:style-name="_5f_OOoAssemblerSpecialChar"><text:span text:style-name="T18">-</text:span></text:span><text:span text:style-name="_5f_OOoAssemblerIdent"><text:span text:style-name="T18">width</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fps</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Literal"><text:span text:style-name="T18">24</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V</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values</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text:span></text:span></text:p>
      <text:p text:style-name="P27"/>
      <text:p text:style-name="P27"><text:span text:style-name="_5f_OOoComputerKeyWord"><text:span text:style-name="T14"><text:s text:c="4"/>This is a table of vertex positions, normals, texture coordinates,</text:span></text:span></text:p>
      <text:p text:style-name="P27"><text:span text:style-name="_5f_OOoComputerKeyWord"><text:span text:style-name="T14"><text:s text:c="4"/>or colors. <text:s/>These values will be subsituted at runtime for the</text:span></text:span></text:p>
      <text:p text:style-name="P27"><text:span text:style-name="_5f_OOoComputerKeyWord"><text:span text:style-name="T14"><text:s text:c="4"/>corresponding values in a &lt;DynamicVertexPool&gt;. <text:s/>The name of the</text:span></text:span></text:p>
      <text:p text:style-name="P27"><text:span text:style-name="_5f_OOoComputerKeyWord"><text:span text:style-name="T14"><text:s text:c="4"/>table should be "coords", "norms", "texCoords", or "colors",</text:span></text:span></text:p>
      <text:p text:style-name="P27"><text:span text:style-name="_5f_OOoComputerKeyWord"><text:span text:style-name="T14"><text:s text:c="4"/>according to the type of values defined. <text:s/>The number table-width</text:span></text:span></text:p>
      <text:p text:style-name="P27"><text:span text:style-name="_5f_OOoComputerKeyWord"><text:span text:style-name="T14"><text:s text:c="4"/>is the number of floats in each row of the table. <text:s/>In the case of</text:span></text:span></text:p>
      <text:p text:style-name="P27"><text:span text:style-name="_5f_OOoComputerKeyWord"><text:span text:style-name="T14"><text:s text:c="4"/>a coords or norms table, this must be 3 times the number of</text:span></text:span></text:p>
      <text:p text:style-name="P27"><text:span text:style-name="_5f_OOoComputerKeyWord"><text:span text:style-name="T14"><text:s text:c="4"/>vertices in the corresponding dynamic vertex pool. <text:s/>(For texCoords</text:span></text:span></text:p>
      <text:p text:style-name="P27"><text:span text:style-name="_5f_OOoComputerKeyWord"><text:span text:style-name="T14"><text:s text:c="4"/>and colors, this number must be 2 times and 4 times, respectively.)</text:span></text:span></text:p>
      <text:p text:style-name="P27"/>
      <text:p text:style-name="P27"/>
      <text:p text:style-name="P27"/>
      <text:h text:style-name="Heading_20_3" text:outline-level="3"><text:bookmark-start text:name="__RefHeading__7724_869075401"/><text:span text:style-name="_5f_OOoComputerKeyWord"><text:span text:style-name="T14">MISCELLANEOUS</text:span></text:span><text:bookmark-end text:name="__RefHeading__7724_869075401"/></text:h>
      <text:p text:style-name="P27"/>
      <text:p text:style-name="P27"><text:span text:style-name="_5f_OOoAssemblerSpecialChar"><text:span text:style-name="T18">&lt;</text:span></text:span><text:span text:style-name="_5f_OOoAssemblerIdent"><text:span text:style-name="T18">File</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filename</text:span></text:span><text:span text:style-name="_5f_OOoComputerKeyWord"><text:span text:style-name="T14"> </text:span></text:span><text:span text:style-name="_5f_OOoAssemblerSpecialChar"><text:span text:style-name="T18">}</text:span></text:span></text:p>
      <text:p text:style-name="P27"/>
      <text:p text:style-name="P27"><text:span text:style-name="_5f_OOoComputerKeyWord"><text:span text:style-name="T14"><text:s text:c="2"/>This includes a copy of the referenced egg file at the current</text:span></text:span></text:p>
      <text:p text:style-name="P27"><text:span text:style-name="_5f_OOoComputerKeyWord"><text:span text:style-name="T14"><text:s text:c="2"/>point. <text:s/>This is usually placed under an &lt;Instance&gt; node, so that the</text:span></text:span></text:p>
      <text:p text:style-name="P27"><text:span text:style-name="_5f_OOoComputerKeyWord"><text:span text:style-name="T14"><text:s text:c="2"/>current transform will apply to the geometry in the external file.</text:span></text:span></text:p>
      <text:p text:style-name="P27"><text:span text:style-name="_5f_OOoComputerKeyWord"><text:span text:style-name="T14"><text:s text:c="2"/>The extension ".egg" is implied if it is omitted.</text:span></text:span></text:p>
      <text:p text:style-name="P27"/>
      <text:p text:style-name="P27"><text:span text:style-name="_5f_OOoComputerKeyWord"><text:span text:style-name="T14"><text:s text:c="2"/>As with texture filenames, the filename may be a relative path, in</text:span></text:span></text:p>
      <text:p text:style-name="P27"><text:span text:style-name="_5f_OOoComputerKeyWord"><text:span text:style-name="T14"><text:s text:c="2"/>which case the current egg file's directory is searched first, and</text:span></text:span></text:p>
      <text:p text:style-name="P27"><text:span text:style-name="_5f_OOoComputerKeyWord"><text:span text:style-name="T14"><text:s text:c="2"/>then the model-path is searched.</text:span></text:span></text:p>
      <text:h text:style-name="P67" text:outline-level="3"><text:bookmark-start text:name="__RefHeading__7726_869075401"/><text:span text:style-name="_5f_OOoComputerKeyWord"><text:span text:style-name="T14">ANIMATION STRUCTURE</text:span></text:span><text:bookmark-end text:name="__RefHeading__7726_869075401"/></text:h>
      <text:p text:style-name="P27"/>
      <text:p text:style-name="P27"><text:span text:style-name="_5f_OOoComputerKeyWord"><text:span text:style-name="T14"><text:s text:c="2"/>Unanimated models may be defined in egg files without much regard to</text:span></text:span></text:p>
      <text:p text:style-name="P27"><text:span text:style-name="_5f_OOoComputerKeyWord"><text:span text:style-name="T14"><text:s text:c="2"/>any particular structure, so long as named entries like VertexPools</text:span></text:span></text:p>
      <text:p text:style-name="P27"><text:span text:style-name="_5f_OOoComputerKeyWord"><text:span text:style-name="T14"><text:s text:c="2"/>and Textures appear before they are referenced.</text:span></text:span></text:p>
      <text:p text:style-name="P27"/>
      <text:p text:style-name="P27"><text:span text:style-name="_5f_OOoComputerKeyWord"><text:span text:style-name="T14"><text:s text:c="2"/>However, a certain rigid structural convention must be followed in</text:span></text:span></text:p>
      <text:p text:style-name="P27"><text:span text:style-name="_5f_OOoComputerKeyWord"><text:span text:style-name="T14"><text:s text:c="2"/>order to properly define an animated skeleton-morph model and its</text:span></text:span></text:p>
      <text:p text:style-name="P27"><text:span text:style-name="_5f_OOoComputerKeyWord"><text:span text:style-name="T14"><text:s text:c="2"/>associated animation data.</text:span></text:span></text:p>
      <text:p text:style-name="P27"/>
      <text:p text:style-name="P27"><text:span text:style-name="_5f_OOoComputerKeyWord"><text:span text:style-name="T14"><text:s text:c="2"/>The structure for an animated model should resemble the following:</text:span></text:span></text:p>
      <text:p text:style-name="P27"/>
      <text:p text:style-name="P27"><text:span text:style-name="_5f_OOoAssemblerSpecialChar"><text:span text:style-name="T18">&lt;</text:span></text:span><text:span text:style-name="_5f_OOoAssemblerDirective"><text:span text:style-name="T18">Group</text:span></text:span><text:span text:style-name="_5f_OOoAssemblerSpecialChar"><text:span text:style-name="T18">&gt;</text:span></text:span><text:span text:style-name="_5f_OOoComputerKeyWord"><text:span text:style-name="T14"> </text:span></text:span><text:span text:style-name="_5f_OOoAssemblerIdent"><text:span text:style-name="T18">CHARACTER_NAM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Dart</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Literal"><text:span text:style-name="T18">1</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Joint</text:span></text:span><text:span text:style-name="_5f_OOoAssemblerSpecialChar"><text:span text:style-name="T18">&gt;</text:span></text:span><text:span text:style-name="_5f_OOoComputerKeyWord"><text:span text:style-name="T14"> </text:span></text:span><text:span text:style-name="_5f_OOoAssemblerIdent"><text:span text:style-name="T18">JOINT_A</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lt;</text:span></text:span><text:span text:style-name="_5f_OOoAssemblerIdent"><text:span text:style-name="T18">Transform</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lt;</text:span></text:span><text:span text:style-name="_5f_OOoAssemblerIdent"><text:span text:style-name="T18">VertexRef</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lt;</text:span></text:span><text:span text:style-name="_5f_OOoAssemblerDirective"><text:span text:style-name="T18">Group</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SpecialChar"><text:span text:style-name="T18">&lt;</text:span></text:span><text:span text:style-name="_5f_OOoAssemblerIdent"><text:span text:style-name="T18">Polygon</text:span></text:span><text:span text:style-name="_5f_OOoAssemblerSpecialChar"><text:span text:style-name="T18">&gt;</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lt;</text:span></text:span><text:span text:style-name="_5f_OOoAssemblerIdent"><text:span text:style-name="T18">Joint</text:span></text:span><text:span text:style-name="_5f_OOoAssemblerSpecialChar"><text:span text:style-name="T18">&gt;</text:span></text:span><text:span text:style-name="_5f_OOoComputerKeyWord"><text:span text:style-name="T14"> </text:span></text:span><text:span text:style-name="_5f_OOoAssemblerIdent"><text:span text:style-name="T18">JOINT_B</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Transform</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VertexRef</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Directive"><text:span text:style-name="T18">Group</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SpecialChar"><text:span text:style-name="T18">&lt;</text:span></text:span><text:span text:style-name="_5f_OOoAssemblerIdent"><text:span text:style-name="T18">Polygon</text:span></text:span><text:span text:style-name="_5f_OOoAssemblerSpecialChar"><text:span text:style-name="T18">&gt;</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lt;</text:span></text:span><text:span text:style-name="_5f_OOoAssemblerIdent"><text:span text:style-name="T18">Joint</text:span></text:span><text:span text:style-name="_5f_OOoAssemblerSpecialChar"><text:span text:style-name="T18">&gt;</text:span></text:span><text:span text:style-name="_5f_OOoComputerKeyWord"><text:span text:style-name="T14"> </text:span></text:span><text:span text:style-name="_5f_OOoAssemblerIdent"><text:span text:style-name="T18">JOINT_C</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Transform</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VertexRef</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Directive"><text:span text:style-name="T18">Group</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SpecialChar"><text:span text:style-name="T18">&lt;</text:span></text:span><text:span text:style-name="_5f_OOoAssemblerIdent"><text:span text:style-name="T18">Polygon</text:span></text:span><text:span text:style-name="_5f_OOoAssemblerSpecialChar"><text:span text:style-name="T18">&gt;</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text:span></text:span></text:p>
      <text:p text:style-name="P27"><text:span text:style-name="_5f_OOoComputerKeyWord"><text:span text:style-name="T14"><text:s text:c="4"/></text:span></text:span><text:span text:style-name="_5f_OOoAssemblerIdent"><text:span text:style-name="T18">...</text:span></text:span></text:p>
      <text:p text:style-name="P27"><text:span text:style-name="_5f_OOoComputerKeyWord"><text:span text:style-name="T14"><text:s text:c="2"/></text:span></text:span><text:span text:style-name="_5f_OOoAssemblerSpecialChar"><text:span text:style-name="T18">}</text:span></text:span></text:p>
      <text:p text:style-name="P27"><text:span text:style-name="_5f_OOoAssemblerSpecialChar"><text:span text:style-name="T18">}</text:span></text:span></text:p>
      <text:p text:style-name="P27"/>
      <text:p text:style-name="P27"><text:span text:style-name="_5f_OOoComputerKeyWord"><text:span text:style-name="T14"><text:s text:c="2"/>The &lt;Dart&gt; flag is necessary to indicate that this group begins an</text:span></text:span></text:p>
      <text:p text:style-name="P27"><text:span text:style-name="_5f_OOoComputerKeyWord"><text:span text:style-name="T14"><text:s text:c="2"/>animated model description. <text:s/>Without the &lt;Dart&gt; flag, joints will be</text:span></text:span></text:p>
      <text:p text:style-name="P27"><text:span text:style-name="_5f_OOoComputerKeyWord"><text:span text:style-name="T14"><text:s text:c="2"/>treated as ordinary groups, and morphs will be ignored.</text:span></text:span></text:p>
      <text:p text:style-name="P27"/>
      <text:p text:style-name="P27"><text:span text:style-name="_5f_OOoComputerKeyWord"><text:span text:style-name="T14"><text:s text:c="2"/>In the above, UPPERCASE NAMES represent an arbitrary name that you</text:span></text:span></text:p>
      <text:p text:style-name="P27"><text:span text:style-name="_5f_OOoComputerKeyWord"><text:span text:style-name="T14"><text:s text:c="2"/>may choose. <text:s/>The name of the enclosing group, CHARACTER_NAME, is</text:span></text:span></text:p>
      <text:p text:style-name="P27"><text:span text:style-name="_5f_OOoComputerKeyWord"><text:span text:style-name="T14"><text:s text:c="2"/>taken as the name of the animated model. <text:s/>It should generally match</text:span></text:span></text:p>
      <text:p text:style-name="P27"><text:span text:style-name="_5f_OOoComputerKeyWord"><text:span text:style-name="T14"><text:s text:c="2"/>the bundle name in the associated animation tables.</text:span></text:span></text:p>
      <text:p text:style-name="P46"><text:span text:style-name="_5f_OOoComputerKeyWord"><text:span text:style-name="T14"><text:s text:c="2"/>Within the &lt;Dart&gt; group, you may define an arbitrary hierarchy of</text:span></text:span></text:p>
      <text:p text:style-name="P27"><text:span text:style-name="_5f_OOoComputerKeyWord"><text:span text:style-name="T14"><text:s text:c="2"/>&lt;Joint&gt; entries. <text:s/>There may be as many &lt;Joint&gt; entries as you like,</text:span></text:span></text:p>
      <text:p text:style-name="P27"><text:span text:style-name="_5f_OOoComputerKeyWord"><text:span text:style-name="T14"><text:s text:c="2"/>and they may have any nesting complexity you like. <text:s/>There may be</text:span></text:span></text:p>
      <text:p text:style-name="P27"><text:span text:style-name="_5f_OOoComputerKeyWord"><text:span text:style-name="T14"><text:s text:c="2"/>either one root &lt;Joint&gt;, or multiple roots. <text:s/>However, you must</text:span></text:span></text:p>
      <text:p text:style-name="P27"><text:span text:style-name="_5f_OOoComputerKeyWord"><text:span text:style-name="T14"><text:s text:c="2"/>always include at least one &lt;Joint&gt;, even if your animation consists</text:span></text:span></text:p>
      <text:p text:style-name="P27"><text:span text:style-name="_5f_OOoComputerKeyWord"><text:span text:style-name="T14"><text:s text:c="2"/>entirely of morphs.</text:span></text:span></text:p>
      <text:p text:style-name="P27"/>
      <text:p text:style-name="P27"><text:span text:style-name="_5f_OOoComputerKeyWord"><text:span text:style-name="T14"><text:s text:c="2"/>Polygons may be directly attached to joints by enclosing them within</text:span></text:span></text:p>
      <text:p text:style-name="P27"><text:span text:style-name="_5f_OOoComputerKeyWord"><text:span text:style-name="T14"><text:s text:c="2"/>the &lt;Joint&gt; group, perhaps with additional nesting &lt;Group&gt; entries,</text:span></text:span></text:p>
      <text:p text:style-name="P27"><text:span text:style-name="_5f_OOoComputerKeyWord"><text:span text:style-name="T14"><text:s text:c="2"/>as illustrated above. <text:s/>This will result in the polygon's vertices</text:span></text:span></text:p>
      <text:p text:style-name="P27"><text:span text:style-name="_5f_OOoComputerKeyWord"><text:span text:style-name="T14"><text:s text:c="2"/>being hard-assigned to the joint it appears within. <text:s/>Alternatively,</text:span></text:span></text:p>
      <text:p text:style-name="P27"><text:span text:style-name="_5f_OOoComputerKeyWord"><text:span text:style-name="T14"><text:s text:c="2"/>you declare the polygons elsewhere in the egg file, and use</text:span></text:span></text:p>
      <text:p text:style-name="P27"><text:span text:style-name="_5f_OOoComputerKeyWord"><text:span text:style-name="T14"><text:s text:c="2"/>&lt;VertexRef&gt; entries within the &lt;Joint&gt; group to associate the</text:span></text:span></text:p>
      <text:p text:style-name="P27"><text:span text:style-name="_5f_OOoComputerKeyWord"><text:span text:style-name="T14"><text:s text:c="2"/>vertices with the joints. <text:s/>This is the more common approach, since</text:span></text:span></text:p>
      <text:p text:style-name="P27"><text:span text:style-name="_5f_OOoComputerKeyWord"><text:span text:style-name="T14"><text:s text:c="2"/>it allows for soft-assignment of vertices to multiple joints.</text:span></text:span></text:p>
      <text:p text:style-name="P27"/>
      <text:p text:style-name="P27"><text:span text:style-name="_5f_OOoComputerKeyWord"><text:span text:style-name="T14"><text:s text:c="2"/>It is not necessary for every joint to have vertices at all. <text:s/>Every</text:span></text:span></text:p>
      <text:p text:style-name="P27"><text:span text:style-name="_5f_OOoComputerKeyWord"><text:span text:style-name="T14"><text:s text:c="2"/>joint should include a transform entry, however, which defines the</text:span></text:span></text:p>
      <text:p text:style-name="P27"><text:span text:style-name="_5f_OOoComputerKeyWord"><text:span text:style-name="T14"><text:s text:c="2"/>initial, resting transform of the joint (but see also &lt;DefaultPose&gt;,</text:span></text:span></text:p>
      <text:p text:style-name="P27"><text:span text:style-name="_5f_OOoComputerKeyWord"><text:span text:style-name="T14"><text:s text:c="2"/>above). <text:s/>If a transform is omitted, the identity transform is</text:span></text:span></text:p>
      <text:p text:style-name="P27"><text:span text:style-name="_5f_OOoComputerKeyWord"><text:span text:style-name="T14"><text:s text:c="2"/>assumed.</text:span></text:span></text:p>
      <text:p text:style-name="P27"/>
      <text:p text:style-name="P27"><text:span text:style-name="_5f_OOoComputerKeyWord"><text:span text:style-name="T14"><text:s text:c="2"/>Some of the vertex definitions may include morph entries, as</text:span></text:span></text:p>
      <text:p text:style-name="P27"><text:span text:style-name="_5f_OOoComputerKeyWord"><text:span text:style-name="T14"><text:s text:c="2"/>described in MORPH DESCRIPTION ENTRIES, above. <text:s/>These are meaningful</text:span></text:span></text:p>
      <text:p text:style-name="P27"><text:span text:style-name="_5f_OOoComputerKeyWord"><text:span text:style-name="T14"><text:s text:c="2"/>only for vertices that are assigned, either implicitly or</text:span></text:span></text:p>
      <text:p text:style-name="P27"><text:span text:style-name="_5f_OOoComputerKeyWord"><text:span text:style-name="T14"><text:s text:c="2"/>explicitly, to at least one joint.</text:span></text:span></text:p>
      <text:p text:style-name="P27"/>
      <text:p text:style-name="P27"><text:span text:style-name="_5f_OOoComputerKeyWord"><text:span text:style-name="T14"><text:s text:c="2"/>You may have multiple versions of a particular animated model--for</text:span></text:span></text:p>
      <text:p text:style-name="P27"><text:span text:style-name="_5f_OOoComputerKeyWord"><text:span text:style-name="T14"><text:s text:c="2"/>instance, multiple different LOD's, or multiple different clothing</text:span></text:span></text:p>
      <text:p text:style-name="P27"><text:span text:style-name="_5f_OOoComputerKeyWord"><text:span text:style-name="T14"><text:s text:c="2"/>options. <text:s/>Normally each different version is stored in a different</text:span></text:span></text:p>
      <text:p text:style-name="P27"><text:span text:style-name="_5f_OOoComputerKeyWord"><text:span text:style-name="T14"><text:s text:c="2"/>egg file, but it is also possible to include multiple versions</text:span></text:span></text:p>
      <text:p text:style-name="P27"><text:span text:style-name="_5f_OOoComputerKeyWord"><text:span text:style-name="T14"><text:s text:c="2"/>within the same egg file. <text:s/>If the different versions are intended to</text:span></text:span></text:p>
      <text:p text:style-name="P27"><text:span text:style-name="_5f_OOoComputerKeyWord"><text:span text:style-name="T14"><text:s text:c="2"/>play the same animations, they should all have the same</text:span></text:span></text:p>
      <text:p text:style-name="P27"><text:span text:style-name="_5f_OOoComputerKeyWord"><text:span text:style-name="T14"><text:s text:c="2"/>CHARACTER_NAME, and their joint hierarchies should exactly match in</text:span></text:span></text:p>
      <text:p text:style-name="P27"><text:span text:style-name="_5f_OOoComputerKeyWord"><text:span text:style-name="T14"><text:s text:c="2"/>structure and names.</text:span></text:span></text:p>
      <text:p text:style-name="P27"/>
      <text:p text:style-name="P27"><text:span text:style-name="_5f_OOoComputerKeyWord"><text:span text:style-name="T14"><text:s text:c="2"/>The structure for an animation table should resemble the following:</text:span></text:span></text:p>
      <text:p text:style-name="P27"/>
      <text:p text:style-name="P27"><text:span text:style-name="_5f_OOoAssemblerSpecialChar"><text:span text:style-name="T18">&lt;</text:span></text:span><text:span text:style-name="_5f_OOoAssemblerIdent"><text:span text:style-name="T18">Table</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lt;</text:span></text:span><text:span text:style-name="_5f_OOoAssemblerIdent"><text:span text:style-name="T18">Bundle</text:span></text:span><text:span text:style-name="_5f_OOoAssemblerSpecialChar"><text:span text:style-name="T18">&gt;</text:span></text:span><text:span text:style-name="_5f_OOoComputerKeyWord"><text:span text:style-name="T14"> </text:span></text:span><text:span text:style-name="_5f_OOoAssemblerIdent"><text:span text:style-name="T18">CHARACTER_NAME</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lt;</text:span></text:span><text:span text:style-name="_5f_OOoAssemblerIdent"><text:span text:style-name="T18">Table</text:span></text:span><text:span text:style-name="_5f_OOoAssemblerSpecialChar"><text:span text:style-name="T18">&gt;</text:span></text:span><text:span text:style-name="_5f_OOoComputerKeyWord"><text:span text:style-name="T14"> </text:span></text:span><text:span text:style-name="_5f_OOoAssemblerLiteral"><text:span text:style-name="T18">"&lt;skeleton&gt;"</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Table</text:span></text:span><text:span text:style-name="_5f_OOoAssemblerSpecialChar"><text:span text:style-name="T18">&gt;</text:span></text:span><text:span text:style-name="_5f_OOoComputerKeyWord"><text:span text:style-name="T14"> </text:span></text:span><text:span text:style-name="_5f_OOoAssemblerIdent"><text:span text:style-name="T18">JOINT_A</text:span></text:span><text:span text:style-name="_5f_OOoComputerKeyWord"><text:span text:style-name="T14"> </text:span></text:span><text:span text:style-name="_5f_OOoAssemblerSpecialChar"><text:span text:style-name="T18">{</text:span></text:span></text:p>
      <text:p text:style-name="P46"><text:span text:style-name="_5f_OOoComputerKeyWord"><text:span text:style-name="T14"><text:s text:c="8"/></text:span></text:span><text:span text:style-name="_5f_OOoAssemblerSpecialChar"><text:span text:style-name="T18">&lt;</text:span></text:span><text:span text:style-name="_5f_OOoAssemblerIdent"><text:span text:style-name="T18">Xfm</text:span></text:span><text:span text:style-name="_5f_OOoAssemblerSpecialChar"><text:span text:style-name="T18">$</text:span></text:span><text:span text:style-name="_5f_OOoAssemblerIdent"><text:span text:style-name="T18">Anim_S</text:span></text:span><text:span text:style-name="_5f_OOoAssemblerSpecialChar"><text:span text:style-name="T18">$&gt;</text:span></text:span><text:span text:style-name="_5f_OOoComputerKeyWord"><text:span text:style-name="T14"> </text:span></text:span><text:span text:style-name="_5f_OOoAssemblerIdent"><text:span text:style-name="T18">xform</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10"/></text:span></text:span><text:span text:style-name="_5f_OOoAssemblerSpecialChar"><text:span text:style-name="T18">&lt;</text:span></text:span><text:span text:style-name="_5f_OOoAssemblerIdent"><text:span text:style-name="T18">Char</text:span></text:span><text:span text:style-name="_5f_OOoAssemblerSpecialChar"><text:span text:style-name="T18">*&gt;</text:span></text:span><text:span text:style-name="_5f_OOoComputerKeyWord"><text:span text:style-name="T14"> </text:span></text:span><text:span text:style-name="_5f_OOoAssemblerIdent"><text:span text:style-name="T18">order</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sphrt</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10"/></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fps</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Literal"><text:span text:style-name="T18">24</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10"/></text:span></text:span><text:span text:style-name="_5f_OOoAssemblerSpecialChar"><text:span text:style-name="T18">&lt;</text:span></text:span><text:span text:style-name="_5f_OOoAssemblerIdent"><text:span text:style-name="T18">S</text:span></text:span><text:span text:style-name="_5f_OOoAssemblerSpecialChar"><text:span text:style-name="T18">$</text:span></text:span><text:span text:style-name="_5f_OOoAssemblerIdent"><text:span text:style-name="T18">Anim</text:span></text:span><text:span text:style-name="_5f_OOoAssemblerSpecialChar"><text:span text:style-name="T18">&gt;</text:span></text:span><text:span text:style-name="_5f_OOoComputerKeyWord"><text:span text:style-name="T14"> </text:span></text:span><text:span text:style-name="_5f_OOoAssemblerIdent"><text:span text:style-name="T18">x</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Literal"><text:span text:style-name="T18">0</text:span></text:span><text:span text:style-name="_5f_OOoComputerKeyWord"><text:span text:style-name="T14"> </text:span></text:span><text:span text:style-name="_5f_OOoAssemblerLiteral"><text:span text:style-name="T18">0</text:span></text:span><text:span text:style-name="_5f_OOoComputerKeyWord"><text:span text:style-name="T14"> </text:span></text:span><text:span text:style-name="_5f_OOoAssemblerLiteral"><text:span text:style-name="T18">10</text:span></text:span><text:span text:style-name="_5f_OOoComputerKeyWord"><text:span text:style-name="T14"> </text:span></text:span><text:span text:style-name="_5f_OOoAssemblerLiteral"><text:span text:style-name="T18">10</text:span></text:span><text:span text:style-name="_5f_OOoComputerKeyWord"><text:span text:style-name="T14"> </text:span></text:span><text:span text:style-name="_5f_OOoAssemblerLiteral"><text:span text:style-name="T18">20</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10"/></text:span></text:span><text:span text:style-name="_5f_OOoAssemblerSpecialChar"><text:span text:style-name="T18">&lt;</text:span></text:span><text:span text:style-name="_5f_OOoAssemblerIdent"><text:span text:style-name="T18">S</text:span></text:span><text:span text:style-name="_5f_OOoAssemblerSpecialChar"><text:span text:style-name="T18">$</text:span></text:span><text:span text:style-name="_5f_OOoAssemblerIdent"><text:span text:style-name="T18">Anim</text:span></text:span><text:span text:style-name="_5f_OOoAssemblerSpecialChar"><text:span text:style-name="T18">&gt;</text:span></text:span><text:span text:style-name="_5f_OOoComputerKeyWord"><text:span text:style-name="T14"> </text:span></text:span><text:span text:style-name="_5f_OOoAssemblerIdent"><text:span text:style-name="T18">y</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Literal"><text:span text:style-name="T18">0</text:span></text:span><text:span text:style-name="_5f_OOoComputerKeyWord"><text:span text:style-name="T14"> </text:span></text:span><text:span text:style-name="_5f_OOoAssemblerLiteral"><text:span text:style-name="T18">0</text:span></text:span><text:span text:style-name="_5f_OOoComputerKeyWord"><text:span text:style-name="T14"> </text:span></text:span><text:span text:style-name="_5f_OOoAssemblerLiteral"><text:span text:style-name="T18">0</text:span></text:span><text:span text:style-name="_5f_OOoComputerKeyWord"><text:span text:style-name="T14"> </text:span></text:span><text:span text:style-name="_5f_OOoAssemblerLiteral"><text:span text:style-name="T18">0</text:span></text:span><text:span text:style-name="_5f_OOoComputerKeyWord"><text:span text:style-name="T14"> </text:span></text:span><text:span text:style-name="_5f_OOoAssemblerLiteral"><text:span text:style-name="T18">0</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10"/></text:span></text:span><text:span text:style-name="_5f_OOoAssemblerSpecialChar"><text:span text:style-name="T18">&lt;</text:span></text:span><text:span text:style-name="_5f_OOoAssemblerIdent"><text:span text:style-name="T18">S</text:span></text:span><text:span text:style-name="_5f_OOoAssemblerSpecialChar"><text:span text:style-name="T18">$</text:span></text:span><text:span text:style-name="_5f_OOoAssemblerIdent"><text:span text:style-name="T18">Anim</text:span></text:span><text:span text:style-name="_5f_OOoAssemblerSpecialChar"><text:span text:style-name="T18">&gt;</text:span></text:span><text:span text:style-name="_5f_OOoComputerKeyWord"><text:span text:style-name="T14"> </text:span></text:span><text:span text:style-name="_5f_OOoAssemblerIdent"><text:span text:style-name="T18">z</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Literal"><text:span text:style-name="T18">20</text:span></text:span><text:span text:style-name="_5f_OOoComputerKeyWord"><text:span text:style-name="T14"> </text:span></text:span><text:span text:style-name="_5f_OOoAssemblerLiteral"><text:span text:style-name="T18">20</text:span></text:span><text:span text:style-name="_5f_OOoComputerKeyWord"><text:span text:style-name="T14"> </text:span></text:span><text:span text:style-name="_5f_OOoAssemblerLiteral"><text:span text:style-name="T18">20</text:span></text:span><text:span text:style-name="_5f_OOoComputerKeyWord"><text:span text:style-name="T14"> </text:span></text:span><text:span text:style-name="_5f_OOoAssemblerLiteral"><text:span text:style-name="T18">20</text:span></text:span><text:span text:style-name="_5f_OOoComputerKeyWord"><text:span text:style-name="T14"> </text:span></text:span><text:span text:style-name="_5f_OOoAssemblerLiteral"><text:span text:style-name="T18">20</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8"/></text:span></text:span><text:span text:style-name="_5f_OOoAssemblerSpecialChar"><text:span text:style-name="T18">}</text:span></text:span></text:p>
      <text:p text:style-name="P27"><text:span text:style-name="_5f_OOoComputerKeyWord"><text:span text:style-name="T14"><text:s text:c="8"/></text:span></text:span><text:span text:style-name="_5f_OOoAssemblerSpecialChar"><text:span text:style-name="T18">&lt;</text:span></text:span><text:span text:style-name="_5f_OOoAssemblerIdent"><text:span text:style-name="T18">Table</text:span></text:span><text:span text:style-name="_5f_OOoAssemblerSpecialChar"><text:span text:style-name="T18">&gt;</text:span></text:span><text:span text:style-name="_5f_OOoComputerKeyWord"><text:span text:style-name="T14"> </text:span></text:span><text:span text:style-name="_5f_OOoAssemblerIdent"><text:span text:style-name="T18">JOINT_B</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10"/></text:span></text:span><text:span text:style-name="_5f_OOoAssemblerSpecialChar"><text:span text:style-name="T18">&lt;</text:span></text:span><text:span text:style-name="_5f_OOoAssemblerIdent"><text:span text:style-name="T18">Xfm</text:span></text:span><text:span text:style-name="_5f_OOoAssemblerSpecialChar"><text:span text:style-name="T18">$</text:span></text:span><text:span text:style-name="_5f_OOoAssemblerIdent"><text:span text:style-name="T18">Anim_S</text:span></text:span><text:span text:style-name="_5f_OOoAssemblerSpecialChar"><text:span text:style-name="T18">$&gt;</text:span></text:span><text:span text:style-name="_5f_OOoComputerKeyWord"><text:span text:style-name="T14"> </text:span></text:span><text:span text:style-name="_5f_OOoAssemblerIdent"><text:span text:style-name="T18">xform</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12"/></text:span></text:span><text:span text:style-name="_5f_OOoAssemblerSpecialChar"><text:span text:style-name="T18">&lt;</text:span></text:span><text:span text:style-name="_5f_OOoAssemblerIdent"><text:span text:style-name="T18">Char</text:span></text:span><text:span text:style-name="_5f_OOoAssemblerSpecialChar"><text:span text:style-name="T18">*&gt;</text:span></text:span><text:span text:style-name="_5f_OOoComputerKeyWord"><text:span text:style-name="T14"> </text:span></text:span><text:span text:style-name="_5f_OOoAssemblerIdent"><text:span text:style-name="T18">order</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sphrt</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1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fps</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Literal"><text:span text:style-name="T18">24</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12"/></text:span></text:span><text:span text:style-name="_5f_OOoAssemblerSpecialChar"><text:span text:style-name="T18">&lt;</text:span></text:span><text:span text:style-name="_5f_OOoAssemblerIdent"><text:span text:style-name="T18">S</text:span></text:span><text:span text:style-name="_5f_OOoAssemblerSpecialChar"><text:span text:style-name="T18">$</text:span></text:span><text:span text:style-name="_5f_OOoAssemblerIdent"><text:span text:style-name="T18">Anim</text:span></text:span><text:span text:style-name="_5f_OOoAssemblerSpecialChar"><text:span text:style-name="T18">&gt;</text:span></text:span><text:span text:style-name="_5f_OOoComputerKeyWord"><text:span text:style-name="T14"> </text:span></text:span><text:span text:style-name="_5f_OOoAssemblerIdent"><text:span text:style-name="T18">x</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12"/></text:span></text:span><text:span text:style-name="_5f_OOoAssemblerSpecialChar"><text:span text:style-name="T18">&lt;</text:span></text:span><text:span text:style-name="_5f_OOoAssemblerIdent"><text:span text:style-name="T18">S</text:span></text:span><text:span text:style-name="_5f_OOoAssemblerSpecialChar"><text:span text:style-name="T18">$</text:span></text:span><text:span text:style-name="_5f_OOoAssemblerIdent"><text:span text:style-name="T18">Anim</text:span></text:span><text:span text:style-name="_5f_OOoAssemblerSpecialChar"><text:span text:style-name="T18">&gt;</text:span></text:span><text:span text:style-name="_5f_OOoComputerKeyWord"><text:span text:style-name="T14"> </text:span></text:span><text:span text:style-name="_5f_OOoAssemblerIdent"><text:span text:style-name="T18">y</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12"/></text:span></text:span><text:span text:style-name="_5f_OOoAssemblerSpecialChar"><text:span text:style-name="T18">&lt;</text:span></text:span><text:span text:style-name="_5f_OOoAssemblerIdent"><text:span text:style-name="T18">S</text:span></text:span><text:span text:style-name="_5f_OOoAssemblerSpecialChar"><text:span text:style-name="T18">$</text:span></text:span><text:span text:style-name="_5f_OOoAssemblerIdent"><text:span text:style-name="T18">Anim</text:span></text:span><text:span text:style-name="_5f_OOoAssemblerSpecialChar"><text:span text:style-name="T18">&gt;</text:span></text:span><text:span text:style-name="_5f_OOoComputerKeyWord"><text:span text:style-name="T14"> </text:span></text:span><text:span text:style-name="_5f_OOoAssemblerIdent"><text:span text:style-name="T18">z</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10"/></text:span></text:span><text:span text:style-name="_5f_OOoAssemblerSpecialChar"><text:span text:style-name="T18">}</text:span></text:span></text:p>
      <text:p text:style-name="P27"><text:span text:style-name="_5f_OOoComputerKeyWord"><text:span text:style-name="T14"><text:s text:c="8"/></text:span></text:span><text:span text:style-name="_5f_OOoAssemblerSpecialChar"><text:span text:style-name="T18">}</text:span></text:span></text:p>
      <text:p text:style-name="P27"><text:span text:style-name="_5f_OOoComputerKeyWord"><text:span text:style-name="T14"><text:s text:c="8"/></text:span></text:span><text:span text:style-name="_5f_OOoAssemblerSpecialChar"><text:span text:style-name="T18">&lt;</text:span></text:span><text:span text:style-name="_5f_OOoAssemblerIdent"><text:span text:style-name="T18">Table</text:span></text:span><text:span text:style-name="_5f_OOoAssemblerSpecialChar"><text:span text:style-name="T18">&gt;</text:span></text:span><text:span text:style-name="_5f_OOoComputerKeyWord"><text:span text:style-name="T14"> </text:span></text:span><text:span text:style-name="_5f_OOoAssemblerIdent"><text:span text:style-name="T18">JOINT_C</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10"/></text:span></text:span><text:span text:style-name="_5f_OOoAssemblerSpecialChar"><text:span text:style-name="T18">&lt;</text:span></text:span><text:span text:style-name="_5f_OOoAssemblerIdent"><text:span text:style-name="T18">Xfm</text:span></text:span><text:span text:style-name="_5f_OOoAssemblerSpecialChar"><text:span text:style-name="T18">$</text:span></text:span><text:span text:style-name="_5f_OOoAssemblerIdent"><text:span text:style-name="T18">Anim_S</text:span></text:span><text:span text:style-name="_5f_OOoAssemblerSpecialChar"><text:span text:style-name="T18">$&gt;</text:span></text:span><text:span text:style-name="_5f_OOoComputerKeyWord"><text:span text:style-name="T14"> </text:span></text:span><text:span text:style-name="_5f_OOoAssemblerIdent"><text:span text:style-name="T18">xform</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12"/></text:span></text:span><text:span text:style-name="_5f_OOoAssemblerSpecialChar"><text:span text:style-name="T18">&lt;</text:span></text:span><text:span text:style-name="_5f_OOoAssemblerIdent"><text:span text:style-name="T18">Char</text:span></text:span><text:span text:style-name="_5f_OOoAssemblerSpecialChar"><text:span text:style-name="T18">*&gt;</text:span></text:span><text:span text:style-name="_5f_OOoComputerKeyWord"><text:span text:style-name="T14"> </text:span></text:span><text:span text:style-name="_5f_OOoAssemblerIdent"><text:span text:style-name="T18">order</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sphrt</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12"/></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fps</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Literal"><text:span text:style-name="T18">24</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12"/></text:span></text:span><text:span text:style-name="_5f_OOoAssemblerSpecialChar"><text:span text:style-name="T18">&lt;</text:span></text:span><text:span text:style-name="_5f_OOoAssemblerIdent"><text:span text:style-name="T18">S</text:span></text:span><text:span text:style-name="_5f_OOoAssemblerSpecialChar"><text:span text:style-name="T18">$</text:span></text:span><text:span text:style-name="_5f_OOoAssemblerIdent"><text:span text:style-name="T18">Anim</text:span></text:span><text:span text:style-name="_5f_OOoAssemblerSpecialChar"><text:span text:style-name="T18">&gt;</text:span></text:span><text:span text:style-name="_5f_OOoComputerKeyWord"><text:span text:style-name="T14"> </text:span></text:span><text:span text:style-name="_5f_OOoAssemblerIdent"><text:span text:style-name="T18">x</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12"/></text:span></text:span><text:span text:style-name="_5f_OOoAssemblerSpecialChar"><text:span text:style-name="T18">&lt;</text:span></text:span><text:span text:style-name="_5f_OOoAssemblerIdent"><text:span text:style-name="T18">S</text:span></text:span><text:span text:style-name="_5f_OOoAssemblerSpecialChar"><text:span text:style-name="T18">$</text:span></text:span><text:span text:style-name="_5f_OOoAssemblerIdent"><text:span text:style-name="T18">Anim</text:span></text:span><text:span text:style-name="_5f_OOoAssemblerSpecialChar"><text:span text:style-name="T18">&gt;</text:span></text:span><text:span text:style-name="_5f_OOoComputerKeyWord"><text:span text:style-name="T14"> </text:span></text:span><text:span text:style-name="_5f_OOoAssemblerIdent"><text:span text:style-name="T18">y</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12"/></text:span></text:span><text:span text:style-name="_5f_OOoAssemblerSpecialChar"><text:span text:style-name="T18">&lt;</text:span></text:span><text:span text:style-name="_5f_OOoAssemblerIdent"><text:span text:style-name="T18">S</text:span></text:span><text:span text:style-name="_5f_OOoAssemblerSpecialChar"><text:span text:style-name="T18">$</text:span></text:span><text:span text:style-name="_5f_OOoAssemblerIdent"><text:span text:style-name="T18">Anim</text:span></text:span><text:span text:style-name="_5f_OOoAssemblerSpecialChar"><text:span text:style-name="T18">&gt;</text:span></text:span><text:span text:style-name="_5f_OOoComputerKeyWord"><text:span text:style-name="T14"> </text:span></text:span><text:span text:style-name="_5f_OOoAssemblerIdent"><text:span text:style-name="T18">z</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10"/></text:span></text:span><text:span text:style-name="_5f_OOoAssemblerSpecialChar"><text:span text:style-name="T18">}</text:span></text:span></text:p>
      <text:p text:style-name="P27"><text:span text:style-name="_5f_OOoComputerKeyWord"><text:span text:style-name="T14"><text:s text:c="8"/></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lt;</text:span></text:span><text:span text:style-name="_5f_OOoAssemblerIdent"><text:span text:style-name="T18">Table</text:span></text:span><text:span text:style-name="_5f_OOoAssemblerSpecialChar"><text:span text:style-name="T18">&gt;</text:span></text:span><text:span text:style-name="_5f_OOoComputerKeyWord"><text:span text:style-name="T14"> </text:span></text:span><text:span text:style-name="_5f_OOoAssemblerIdent"><text:span text:style-name="T18">morph</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text:span></text:span><text:span text:style-name="_5f_OOoAssemblerSpecialChar"><text:span text:style-name="T18">$</text:span></text:span><text:span text:style-name="_5f_OOoAssemblerIdent"><text:span text:style-name="T18">Anim</text:span></text:span><text:span text:style-name="_5f_OOoAssemblerSpecialChar"><text:span text:style-name="T18">&gt;</text:span></text:span><text:span text:style-name="_5f_OOoComputerKeyWord"><text:span text:style-name="T14"> </text:span></text:span><text:span text:style-name="_5f_OOoAssemblerIdent"><text:span text:style-name="T18">MORPH_A</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8"/></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fps</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Literal"><text:span text:style-name="T18">24</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8"/></text:span></text:span><text:span text:style-name="_5f_OOoAssemblerSpecialChar"><text:span text:style-name="T18">&lt;</text:span></text:span><text:span text:style-name="_5f_OOoAssemblerIdent"><text:span text:style-name="T18">V</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Literal"><text:span text:style-name="T18">0</text:span></text:span><text:span text:style-name="_5f_OOoComputerKeyWord"><text:span text:style-name="T14"> </text:span></text:span><text:span text:style-name="_5f_OOoAssemblerLiteral"><text:span text:style-name="T18">0</text:span></text:span><text:span text:style-name="_5f_OOoComputerKeyWord"><text:span text:style-name="T14"> </text:span></text:span><text:span text:style-name="_5f_OOoAssemblerLiteral"><text:span text:style-name="T18">0</text:span></text:span><text:span text:style-name="_5f_OOoComputerKeyWord"><text:span text:style-name="T14"> </text:span></text:span><text:span text:style-name="_5f_OOoAssemblerLiteral"><text:span text:style-name="T18">0.1</text:span></text:span><text:span text:style-name="_5f_OOoComputerKeyWord"><text:span text:style-name="T14"> </text:span></text:span><text:span text:style-name="_5f_OOoAssemblerLiteral"><text:span text:style-name="T18">0.2</text:span></text:span><text:span text:style-name="_5f_OOoComputerKeyWord"><text:span text:style-name="T14"> </text:span></text:span><text:span text:style-name="_5f_OOoAssemblerLiteral"><text:span text:style-name="T18">0.3</text:span></text:span><text:span text:style-name="_5f_OOoComputerKeyWord"><text:span text:style-name="T14"> </text:span></text:span><text:span text:style-name="_5f_OOoAssemblerLiteral"><text:span text:style-name="T18">1</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text:span></text:span><text:span text:style-name="_5f_OOoAssemblerSpecialChar"><text:span text:style-name="T18">$</text:span></text:span><text:span text:style-name="_5f_OOoAssemblerIdent"><text:span text:style-name="T18">Anim</text:span></text:span><text:span text:style-name="_5f_OOoAssemblerSpecialChar"><text:span text:style-name="T18">&gt;</text:span></text:span><text:span text:style-name="_5f_OOoComputerKeyWord"><text:span text:style-name="T14"> </text:span></text:span><text:span text:style-name="_5f_OOoAssemblerIdent"><text:span text:style-name="T18">MORPH_B</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8"/></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fps</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Literal"><text:span text:style-name="T18">24</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8"/></text:span></text:span><text:span text:style-name="_5f_OOoAssemblerSpecialChar"><text:span text:style-name="T18">&lt;</text:span></text:span><text:span text:style-name="_5f_OOoAssemblerIdent"><text:span text:style-name="T18">V</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text:span></text:span></text:p>
      <text:p text:style-name="P27"><text:span text:style-name="_5f_OOoComputerKeyWord"><text:span text:style-name="T14"><text:s text:c="6"/></text:span></text:span><text:span text:style-name="_5f_OOoAssemblerSpecialChar"><text:span text:style-name="T18">&lt;</text:span></text:span><text:span text:style-name="_5f_OOoAssemblerIdent"><text:span text:style-name="T18">S</text:span></text:span><text:span text:style-name="_5f_OOoAssemblerSpecialChar"><text:span text:style-name="T18">$</text:span></text:span><text:span text:style-name="_5f_OOoAssemblerIdent"><text:span text:style-name="T18">Anim</text:span></text:span><text:span text:style-name="_5f_OOoAssemblerSpecialChar"><text:span text:style-name="T18">&gt;</text:span></text:span><text:span text:style-name="_5f_OOoComputerKeyWord"><text:span text:style-name="T14"> </text:span></text:span><text:span text:style-name="_5f_OOoAssemblerIdent"><text:span text:style-name="T18">MORPH_C</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8"/></text:span></text:span><text:span text:style-name="_5f_OOoAssemblerSpecialChar"><text:span text:style-name="T18">&lt;</text:span></text:span><text:span text:style-name="_5f_OOoAssemblerIdent"><text:span text:style-name="T18">Scalar</text:span></text:span><text:span text:style-name="_5f_OOoAssemblerSpecialChar"><text:span text:style-name="T18">&gt;</text:span></text:span><text:span text:style-name="_5f_OOoComputerKeyWord"><text:span text:style-name="T14"> </text:span></text:span><text:span text:style-name="_5f_OOoAssemblerIdent"><text:span text:style-name="T18">fps</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Literal"><text:span text:style-name="T18">24</text:span></text:span><text:span text:style-name="_5f_OOoComputerKeyWord"><text:span text:style-name="T14"> </text:span></text:span><text:span text:style-name="_5f_OOoAssemblerSpecialChar"><text:span text:style-name="T18">}</text:span></text:span></text:p>
      <text:p text:style-name="P27"><text:span text:style-name="_5f_OOoComputerKeyWord"><text:span text:style-name="T14"><text:s text:c="8"/></text:span></text:span><text:span text:style-name="_5f_OOoAssemblerSpecialChar"><text:span text:style-name="T18">&lt;</text:span></text:span><text:span text:style-name="_5f_OOoAssemblerIdent"><text:span text:style-name="T18">V</text:span></text:span><text:span text:style-name="_5f_OOoAssemblerSpecialChar"><text:span text:style-name="T18">&gt;</text:span></text:span><text:span text:style-name="_5f_OOoComputerKeyWord"><text:span text:style-name="T14"> </text:span></text:span><text:span text:style-name="_5f_OOoAssemblerSpecialChar"><text:span text:style-name="T18">{</text:span></text:span><text:span text:style-name="_5f_OOoComputerKeyWord"><text:span text:style-name="T14"> </text:span></text:span><text:span text:style-name="_5f_OOoAssemblerIdent"><text:span text:style-name="T18">...</text:span></text:span><text:span text:style-name="_5f_OOoComputerKeyWord"><text:span text:style-name="T14"> </text:span></text:span><text:span text:style-name="_5f_OOoAssemblerSpecialChar"><text:span text:style-name="T18">}</text:span></text:span></text:p>
      <text:p text:style-name="P46"><text:span text:style-name="_5f_OOoComputerKeyWord"><text:span text:style-name="T14"><text:s text:c="6"/></text:span></text:span><text:span text:style-name="_5f_OOoAssemblerSpecialChar"><text:span text:style-name="T18">}</text:span></text:span></text:p>
      <text:p text:style-name="P27"><text:span text:style-name="_5f_OOoComputerKeyWord"><text:span text:style-name="T14"><text:s text:c="4"/></text:span></text:span><text:span text:style-name="_5f_OOoAssemblerSpecialChar"><text:span text:style-name="T18">}</text:span></text:span></text:p>
      <text:p text:style-name="P27"><text:span text:style-name="_5f_OOoComputerKeyWord"><text:span text:style-name="T14"><text:s text:c="2"/></text:span></text:span><text:span text:style-name="_5f_OOoAssemblerSpecialChar"><text:span text:style-name="T18">}</text:span></text:span></text:p>
      <text:p text:style-name="P27"><text:span text:style-name="_5f_OOoAssemblerSpecialChar"><text:span text:style-name="T18">}</text:span></text:span></text:p>
      <text:p text:style-name="P27"/>
      <text:p text:style-name="P27"><text:span text:style-name="_5f_OOoComputerKeyWord"><text:span text:style-name="T14"><text:s text:c="2"/>The &lt;Bundle&gt; entry begins an animation table description. <text:s/>This</text:span></text:span></text:p>
      <text:p text:style-name="P27"><text:span text:style-name="_5f_OOoComputerKeyWord"><text:span text:style-name="T14"><text:s text:c="2"/>entry must have at least one child: a &lt;Table&gt; named "&lt;skeleton&gt;"</text:span></text:span></text:p>
      <text:p text:style-name="P27"><text:span text:style-name="_5f_OOoComputerKeyWord"><text:span text:style-name="T14"><text:s text:c="2"/>(this name is a literal keyword and must be present). <text:s/>The children</text:span></text:span></text:p>
      <text:p text:style-name="P27"><text:span text:style-name="_5f_OOoComputerKeyWord"><text:span text:style-name="T14"><text:s text:c="2"/>of this &lt;Table&gt; entry should be a hierarchy of additional &lt;Table&gt;</text:span></text:span></text:p>
      <text:p text:style-name="P27"><text:span text:style-name="_5f_OOoComputerKeyWord"><text:span text:style-name="T14"><text:s text:c="2"/>entries, one for each joint in the model. <text:s/>The joint structure and</text:span></text:span></text:p>
      <text:p text:style-name="P27"><text:span text:style-name="_5f_OOoComputerKeyWord"><text:span text:style-name="T14"><text:s text:c="2"/>names defined by the &lt;Table&gt; hierarchy should exactly match the</text:span></text:span></text:p>
      <text:p text:style-name="P27"><text:span text:style-name="_5f_OOoComputerKeyWord"><text:span text:style-name="T14"><text:s text:c="2"/>joint structure and names defined by the &lt;Joint&gt; hierarchy in the</text:span></text:span></text:p>
      <text:p text:style-name="P27"><text:span text:style-name="_5f_OOoComputerKeyWord"><text:span text:style-name="T14"><text:s text:c="2"/>corresponding model.</text:span></text:span></text:p>
      <text:p text:style-name="P27"/>
      <text:p text:style-name="P27"><text:span text:style-name="_5f_OOoComputerKeyWord"><text:span text:style-name="T14"><text:s text:c="2"/>Each &lt;Table&gt; that corresponds to a joint should have one child, an</text:span></text:span></text:p>
      <text:p text:style-name="P27"><text:span text:style-name="_5f_OOoComputerKeyWord"><text:span text:style-name="T14"><text:s text:c="2"/>&lt;Xfm$Anim_S$&gt; entry named "xform" (this name is a literal keyword</text:span></text:span></text:p>
      <text:p text:style-name="P27"><text:span text:style-name="_5f_OOoComputerKeyWord"><text:span text:style-name="T14"><text:s text:c="2"/>and must be present). <text:s/>Within this entry, there is a series of up to</text:span></text:span></text:p>
      <text:p text:style-name="P27"><text:span text:style-name="_5f_OOoComputerKeyWord"><text:span text:style-name="T14"><text:s text:c="2"/>twelve &lt;S$Anim&gt; entries, each with a one-letter name like "x", "y",</text:span></text:span></text:p>
      <text:p text:style-name="P27"><text:span text:style-name="_5f_OOoComputerKeyWord"><text:span text:style-name="T14"><text:s text:c="2"/>or "z", which define the per-frame x, y, z position of the</text:span></text:span></text:p>
      <text:p text:style-name="P27"><text:span text:style-name="_5f_OOoComputerKeyWord"><text:span text:style-name="T14"><text:s text:c="2"/>corresponding joint. <text:s/>There is one numeric entry for each frame, and</text:span></text:span></text:p>
      <text:p text:style-name="P27"><text:span text:style-name="_5f_OOoComputerKeyWord"><text:span text:style-name="T14"><text:s text:c="2"/>all frames represent the same length of time. <text:s/>You can also define</text:span></text:span></text:p>
      <text:p text:style-name="P27"><text:span text:style-name="_5f_OOoComputerKeyWord"><text:span text:style-name="T14"><text:s text:c="2"/>rotation, scale, and shear. <text:s/>See the full description of</text:span></text:span></text:p>
      <text:p text:style-name="P27"><text:span text:style-name="_5f_OOoComputerKeyWord"><text:span text:style-name="T14"><text:s text:c="2"/>&lt;Xfm$Anim_S$&gt;, above.</text:span></text:span></text:p>
      <text:p text:style-name="P27"/>
      <text:p text:style-name="P27"><text:span text:style-name="_5f_OOoComputerKeyWord"><text:span text:style-name="T14"><text:s text:c="2"/>Within a particular animation bundle, all of the various components</text:span></text:span></text:p>
      <text:p text:style-name="P27"><text:span text:style-name="_5f_OOoComputerKeyWord"><text:span text:style-name="T14"><text:s text:c="2"/>throughout the various &lt;Tables&gt; should define the same number of</text:span></text:span></text:p>
      <text:p text:style-name="P27"><text:span text:style-name="_5f_OOoComputerKeyWord"><text:span text:style-name="T14"><text:s text:c="2"/>frames, with the exception that if any of them define exactly one</text:span></text:span></text:p>
      <text:p text:style-name="P27"><text:span text:style-name="_5f_OOoComputerKeyWord"><text:span text:style-name="T14"><text:s text:c="2"/>frame value, that value is understood to be replicated the</text:span></text:span></text:p>
      <text:p text:style-name="P27"><text:span text:style-name="_5f_OOoComputerKeyWord"><text:span text:style-name="T14"><text:s text:c="2"/>appropriate number of times to match the number of frames defined by</text:span></text:span></text:p>
      <text:p text:style-name="P27"><text:span text:style-name="_5f_OOoComputerKeyWord"><text:span text:style-name="T14"><text:s text:c="2"/>other components.</text:span></text:span></text:p>
      <text:p text:style-name="P27"/>
      <text:p text:style-name="P27"><text:span text:style-name="_5f_OOoComputerKeyWord"><text:span text:style-name="T14"><text:s text:c="2"/>(Note that you may alternatively define an animation table with an</text:span></text:span></text:p>
      <text:p text:style-name="P27"><text:span text:style-name="_5f_OOoComputerKeyWord"><text:span text:style-name="T14"><text:s text:c="2"/>&lt;Xfm$Anim&gt; entry, which defines all of the individual components in</text:span></text:span></text:p>
      <text:p text:style-name="P27"><text:span text:style-name="_5f_OOoComputerKeyWord"><text:span text:style-name="T14"><text:s text:c="2"/>one big matrix instead of individually. <text:s/>See the full description</text:span></text:span></text:p>
      <text:p text:style-name="P27"><text:span text:style-name="_5f_OOoComputerKeyWord"><text:span text:style-name="T14"><text:s text:c="2"/>above.)</text:span></text:span></text:p>
      <text:p text:style-name="P27"/>
      <text:p text:style-name="P27"><text:span text:style-name="_5f_OOoComputerKeyWord"><text:span text:style-name="T14"><text:s text:c="2"/>Each joint defines its frame rate independently, with an "fps"</text:span></text:span></text:p>
      <text:p text:style-name="P27"><text:span text:style-name="_5f_OOoComputerKeyWord"><text:span text:style-name="T14"><text:s text:c="2"/>scalar. <text:s/>This determines the number of frames per second for the</text:span></text:span></text:p>
      <text:p text:style-name="P27"><text:span text:style-name="_5f_OOoComputerKeyWord"><text:span text:style-name="T14"><text:s text:c="2"/>frame data within this table. <text:s/>Typically, all joints have the same</text:span></text:span></text:p>
      <text:p text:style-name="P27"><text:span text:style-name="_5f_OOoComputerKeyWord"><text:span text:style-name="T14"><text:s text:c="2"/>frame rate, but it is possible for different joints to animate at</text:span></text:span></text:p>
      <text:p text:style-name="P27"><text:span text:style-name="_5f_OOoComputerKeyWord"><text:span text:style-name="T14"><text:s text:c="2"/>different speeds.</text:span></text:span></text:p>
      <text:p text:style-name="P27"/>
      <text:p text:style-name="P46"><text:span text:style-name="_5f_OOoComputerKeyWord"><text:span text:style-name="T14"><text:s text:c="2"/>Each joint also defines the order in which its components should be</text:span></text:span></text:p>
      <text:p text:style-name="P27"><text:span text:style-name="_5f_OOoComputerKeyWord"><text:span text:style-name="T14"><text:s text:c="2"/>composed to determine the complete transform matrix, with an "order"</text:span></text:span></text:p>
      <text:p text:style-name="P27"><text:span text:style-name="_5f_OOoComputerKeyWord"><text:span text:style-name="T14"><text:s text:c="2"/>scalar. <text:s/>This is described in more detail above.</text:span></text:span></text:p>
      <text:p text:style-name="P27"/>
      <text:p text:style-name="P27"/>
      <text:p text:style-name="P27"><text:span text:style-name="_5f_OOoComputerKeyWord"><text:span text:style-name="T14"><text:s text:c="2"/>If any of the vertices in the model have morphs, the top-level</text:span></text:span></text:p>
      <text:p text:style-name="P27"><text:span text:style-name="_5f_OOoComputerKeyWord"><text:span text:style-name="T14"><text:s text:c="2"/>&lt;Table&gt; should also include a &lt;Table&gt; named "morph" (this name is</text:span></text:span></text:p>
      <text:p text:style-name="P27"><text:span text:style-name="_5f_OOoComputerKeyWord"><text:span text:style-name="T14"><text:s text:c="2"/>also a literal keyword). <text:s/>This table in turn contains a list of</text:span></text:span></text:p>
      <text:p text:style-name="P27"><text:span text:style-name="_5f_OOoComputerKeyWord"><text:span text:style-name="T14"><text:s text:c="2"/>&lt;S$Anim&gt; entries, one for each named morph description. <text:s/>Each table</text:span></text:span></text:p>
      <text:p text:style-name="P27"><text:span text:style-name="_5f_OOoComputerKeyWord"><text:span text:style-name="T14"><text:s text:c="2"/>contains a list of numeric values, one per frame; as with the joint</text:span></text:span></text:p>
      <text:p text:style-name="P27"><text:span text:style-name="_5f_OOoComputerKeyWord"><text:span text:style-name="T14"><text:s text:c="2"/>data, there should be the same number of numeric values in all</text:span></text:span></text:p>
      <text:p text:style-name="P27"><text:span text:style-name="_5f_OOoComputerKeyWord"><text:span text:style-name="T14"><text:s text:c="2"/>tables, with the exception that just one value is understood to mean</text:span></text:span></text:p>
      <text:p text:style-name="P27"><text:span text:style-name="_5f_OOoComputerKeyWord"><text:span text:style-name="T14"><text:s text:c="2"/>hold that value through the entire animation.</text:span></text:span></text:p>
      <text:p text:style-name="P27"/>
      <text:p text:style-name="P27"><text:span text:style-name="_5f_OOoComputerKeyWord"><text:span text:style-name="T14"><text:s text:c="2"/>The "morph" table may be omitted if there are no morphs defined in</text:span></text:span></text:p>
      <text:p text:style-name="P27"><text:span text:style-name="_5f_OOoComputerKeyWord"><text:span text:style-name="T14"><text:s text:c="2"/>the model.</text:span></text:span></text:p>
      <text:p text:style-name="P27"/>
      <text:p text:style-name="P27"><text:span text:style-name="_5f_OOoComputerKeyWord"><text:span text:style-name="T14"><text:s text:c="2"/>There should be a separate &lt;Bundle&gt; definition for each different</text:span></text:span></text:p>
      <text:p text:style-name="P27"><text:span text:style-name="_5f_OOoComputerKeyWord"><text:span text:style-name="T14"><text:s text:c="2"/>animation. <text:s/>The &lt;Bundle&gt; name should match the CHARACTER_NAME used</text:span></text:span></text:p>
      <text:p text:style-name="P27"><text:span text:style-name="_5f_OOoComputerKeyWord"><text:span text:style-name="T14"><text:s text:c="2"/>for the model, above. <text:s/>Typically each bundle is stored in a separate</text:span></text:span></text:p>
      <text:p text:style-name="P27"><text:span text:style-name="_5f_OOoComputerKeyWord"><text:span text:style-name="T14"><text:s text:c="2"/>egg file, but it is also possible to store multiple different</text:span></text:span></text:p>
      <text:p text:style-name="P27"><text:span text:style-name="_5f_OOoComputerKeyWord"><text:span text:style-name="T14"><text:s text:c="2"/>animation bundles within the same egg file. <text:s/>If you do this, you may</text:span></text:span></text:p>
      <text:p text:style-name="P27"><text:span text:style-name="_5f_OOoComputerKeyWord"><text:span text:style-name="T14"><text:s text:c="2"/>violate the CHARACTER_NAME rule, and give each bundle a different</text:span></text:span></text:p>
      <text:p text:style-name="P27"><text:span text:style-name="_5f_OOoComputerKeyWord"><text:span text:style-name="T14"><text:s text:c="2"/>name; this will become the name of the animation in the Actor</text:span></text:span></text:p>
      <text:p text:style-name="P27"><text:span text:style-name="_5f_OOoComputerKeyWord"><text:span text:style-name="T14"><text:s text:c="2"/>interface.</text:span></text:span></text:p>
      <text:p text:style-name="P27"/>
      <text:p text:style-name="P27"><text:span text:style-name="_5f_OOoComputerKeyWord"><text:span text:style-name="T14"><text:s text:c="2"/>Although animations and models are typically stored in separate egg</text:span></text:span></text:p>
      <text:p text:style-name="P27"><text:span text:style-name="_5f_OOoComputerKeyWord"><text:span text:style-name="T14"><text:s text:c="2"/>files, it is possible to store them together in one large egg file.</text:span></text:span></text:p>
      <text:p text:style-name="P27"><text:span text:style-name="_5f_OOoComputerKeyWord"><text:span text:style-name="T14"><text:s text:c="2"/>The Actor interface will then make available all of the animations</text:span></text:span></text:p>
      <text:p text:style-name="P27"><text:span text:style-name="_5f_OOoComputerKeyWord"><text:span text:style-name="T14"><text:s text:c="2"/>it finds within the egg file, by bundle name.</text:span></text:span></text:p>
      <text:p text:style-name="P27"/>
      <text:h text:style-name="P61" text:outline-level="2"><text:bookmark-start text:name="__RefHeading__7731_869075401"/><text:span text:style-name="_5f_OOoComputerKeyWord"><text:span text:style-name="T16">HOW TO CONTROL RENDER ORDER</text:span></text:span><text:bookmark-end text:name="__RefHeading__7731_869075401"/></text:h>
      <text:p text:style-name="P30"><text:span text:style-name="_5f_OOoComputerKeyWord"><text:span text:style-name="T16"/></text:span></text:p>
      <text:p text:style-name="P30"><text:span text:style-name="_5f_OOoComputerKeyWord"><text:span text:style-name="T16">In most simple scenes, you can naively attach geometry to the scene</text:span></text:span></text:p>
      <text:p text:style-name="P30"><text:span text:style-name="_5f_OOoComputerKeyWord"><text:span text:style-name="T16">graph and let Panda decide the order in which objects should be</text:span></text:span></text:p>
      <text:p text:style-name="P30"><text:span text:style-name="_5f_OOoComputerKeyWord"><text:span text:style-name="T16">rendered. <text:s/>Generally, it will do a good enough job, but there are</text:span></text:span></text:p>
      <text:p text:style-name="P30"><text:span text:style-name="_5f_OOoComputerKeyWord"><text:span text:style-name="T16">occasions in which it is necessary to step in and take control of the</text:span></text:span></text:p>
      <text:p text:style-name="P30"><text:span text:style-name="_5f_OOoComputerKeyWord"><text:span text:style-name="T16">process.</text:span></text:span></text:p>
      <text:p text:style-name="P30"/>
      <text:p text:style-name="P30"><text:span text:style-name="_5f_OOoComputerKeyWord"><text:span text:style-name="T16">To do this well, you need to understand the implications of render</text:span></text:span></text:p>
      <text:p text:style-name="P30"><text:span text:style-name="_5f_OOoComputerKeyWord"><text:span text:style-name="T16">order. <text:s/>In a typical OpenGL- or DirectX-style Z-buffered system, the</text:span></text:span></text:p>
      <text:p text:style-name="P30"><text:span text:style-name="_5f_OOoComputerKeyWord"><text:span text:style-name="T16">order in which primitives are sent to the graphics hardware is</text:span></text:span></text:p>
      <text:p text:style-name="P30"><text:span text:style-name="_5f_OOoComputerKeyWord"><text:span text:style-name="T16">theoretically unimportant, but in practice there are many important</text:span></text:span></text:p>
      <text:p text:style-name="P30"><text:span text:style-name="_5f_OOoComputerKeyWord"><text:span text:style-name="T16">reasons for rendering one object before another.</text:span></text:span></text:p>
      <text:p text:style-name="P30"/>
      <text:p text:style-name="P30"><text:span text:style-name="_5f_OOoComputerKeyWord"><text:span text:style-name="T16">Firstly, state sorting is one important optimization. <text:s/>This means</text:span></text:span></text:p>
      <text:p text:style-name="P30"><text:span text:style-name="_5f_OOoComputerKeyWord"><text:span text:style-name="T16">choosing to render things that have similar state (texture, color,</text:span></text:span></text:p>
      <text:p text:style-name="P30"><text:span text:style-name="_5f_OOoComputerKeyWord"><text:span text:style-name="T16">etc.) all at the same time, to minimize the number of times the</text:span></text:span></text:p>
      <text:p text:style-name="P30"><text:span text:style-name="_5f_OOoComputerKeyWord"><text:span text:style-name="T16">graphics hardware has to be told to change state in a particular</text:span></text:span></text:p>
      <text:p text:style-name="P30"><text:span text:style-name="_5f_OOoComputerKeyWord"><text:span text:style-name="T16">frame. <text:s/>This sort of optimization is particularly important for very</text:span></text:span></text:p>
      <text:p text:style-name="P30"><text:span text:style-name="_5f_OOoComputerKeyWord"><text:span text:style-name="T16">high-end graphics hardware, which achieves its advertised theoretical</text:span></text:span></text:p>
      <text:p text:style-name="P30"><text:span text:style-name="_5f_OOoComputerKeyWord"><text:span text:style-name="T16">polygon throughput only in the absence of any state changes; for many</text:span></text:span></text:p>
      <text:p text:style-name="P30"><text:span text:style-name="_5f_OOoComputerKeyWord"><text:span text:style-name="T16">such advanced cards, each state change request will completely flush</text:span></text:span></text:p>
      <text:p text:style-name="P30"><text:span text:style-name="_5f_OOoComputerKeyWord"><text:span text:style-name="T16">the register cache and force a restart of the pipeline.</text:span></text:span></text:p>
      <text:p text:style-name="P30"/>
      <text:p text:style-name="P30"><text:span text:style-name="_5f_OOoComputerKeyWord"><text:span text:style-name="T16">Secondly, some hardware has a different optimization requirement, and</text:span></text:span></text:p>
      <text:p text:style-name="P30"><text:span text:style-name="_5f_OOoComputerKeyWord"><text:span text:style-name="T16">may benefit from drawing nearer things before farther things, so that</text:span></text:span></text:p>
      <text:p text:style-name="P30"><text:span text:style-name="_5f_OOoComputerKeyWord"><text:span text:style-name="T16">the Z-buffer algorithm can effectively short-circuit some of the</text:span></text:span></text:p>
      <text:p text:style-name="P30"><text:span text:style-name="_5f_OOoComputerKeyWord"><text:span text:style-name="T16">advanced shading features in the graphics card for pixels that would</text:span></text:span></text:p>
      <text:p text:style-name="P30"><text:span text:style-name="_5f_OOoComputerKeyWord"><text:span text:style-name="T16">be obscured anyway. <text:s/>This sort of hardware will draw things fastest</text:span></text:span></text:p>
      <text:p text:style-name="P30"><text:span text:style-name="_5f_OOoComputerKeyWord"><text:span text:style-name="T16">when the scene is sorted in order from the nearest object to the</text:span></text:span></text:p>
      <text:p text:style-name="P30"><text:span text:style-name="_5f_OOoComputerKeyWord"><text:span text:style-name="T16">farthest object, or "front-to-back" ordering.</text:span></text:span></text:p>
      <text:p text:style-name="P30"/>
      <text:p text:style-name="P30"><text:span text:style-name="_5f_OOoComputerKeyWord"><text:span text:style-name="T16">Finally, regardless of the rendering optimizations described above, a</text:span></text:span></text:p>
      <text:p text:style-name="P30"><text:span text:style-name="_5f_OOoComputerKeyWord"><text:span text:style-name="T16">particular sorting order is required to render transparency properly</text:span></text:span></text:p>
      <text:p text:style-name="P30"><text:span text:style-name="_5f_OOoComputerKeyWord"><text:span text:style-name="T16">(in the absence of the specialized transparency support that only a</text:span></text:span></text:p>
      <text:p text:style-name="P30"><text:span text:style-name="_5f_OOoComputerKeyWord"><text:span text:style-name="T16">few graphics cards provide). <text:s/>Transparent and semitransparent objects</text:span></text:span></text:p>
      <text:p text:style-name="P30"><text:span text:style-name="_5f_OOoComputerKeyWord"><text:span text:style-name="T16">are normally rendered by blending their semitransparent parts with</text:span></text:span></text:p>
      <text:p text:style-name="P49"><text:span text:style-name="_5f_OOoComputerKeyWord"><text:span text:style-name="T16">what has already been drawn to the framebuffer, which means that it is</text:span></text:span></text:p>
      <text:p text:style-name="P30"><text:span text:style-name="_5f_OOoComputerKeyWord"><text:span text:style-name="T16">important that everything that will appear behind a semitransparent</text:span></text:span></text:p>
      <text:p text:style-name="P30"><text:span text:style-name="_5f_OOoComputerKeyWord"><text:span text:style-name="T16">object must have already been drawn before the semitransparent parts</text:span></text:span></text:p>
      <text:p text:style-name="P30"><text:span text:style-name="_5f_OOoComputerKeyWord"><text:span text:style-name="T16">of the occluding object is drawn. <text:s/>This implies that all</text:span></text:span></text:p>
      <text:p text:style-name="P30"><text:span text:style-name="_5f_OOoComputerKeyWord"><text:span text:style-name="T16">semitransparent objects must be drawn in order from farthest away to</text:span></text:span></text:p>
      <text:p text:style-name="P30"><text:span text:style-name="_5f_OOoComputerKeyWord"><text:span text:style-name="T16">nearest, or in "back-to-front" ordering, and furthermore that the</text:span></text:span></text:p>
      <text:p text:style-name="P30"><text:span text:style-name="_5f_OOoComputerKeyWord"><text:span text:style-name="T16">opaque objects should all be drawn before any of the semitransparent</text:span></text:span></text:p>
      <text:p text:style-name="P30"><text:span text:style-name="_5f_OOoComputerKeyWord"><text:span text:style-name="T16">objects.</text:span></text:span></text:p>
      <text:p text:style-name="P30"><text:span text:style-name="_5f_OOoComputerKeyWord"><text:span text:style-name="T16">Panda achieves these sometimes conflicting sorting requirements</text:span></text:span></text:p>
      <text:p text:style-name="P30"><text:span text:style-name="_5f_OOoComputerKeyWord"><text:span text:style-name="T16">through the use of bins.</text:span></text:span></text:p>
      <text:h text:style-name="Heading_20_3" text:outline-level="3"><text:bookmark-start text:name="__RefHeading__7733_869075401"/><text:span text:style-name="_5f_OOoComputerKeyWord"><text:span text:style-name="T16">CULL BINS</text:span></text:span><text:bookmark-end text:name="__RefHeading__7733_869075401"/></text:h>
      <text:p text:style-name="P30"/>
      <text:p text:style-name="P30"><text:span text:style-name="_5f_OOoComputerKeyWord"><text:span text:style-name="T16">The CullBinManager is a global object that maintains a list of all of</text:span></text:span></text:p>
      <text:p text:style-name="P30"><text:span text:style-name="_5f_OOoComputerKeyWord"><text:span text:style-name="T16">the cull bins in the world, and their properties. <text:s/>Initially, there</text:span></text:span></text:p>
      <text:p text:style-name="P30"><text:span text:style-name="_5f_OOoComputerKeyWord"><text:span text:style-name="T16">are five default bins, and they will be rendered in the following</text:span></text:span></text:p>
      <text:p text:style-name="P30"><text:span text:style-name="_5f_OOoComputerKeyWord"><text:span text:style-name="T16">order:</text:span></text:span></text:p>
      <text:p text:style-name="P30"/>
      <text:p text:style-name="P30"><text:span text:style-name="_5f_OOoComputerKeyWord"><text:span text:style-name="T16"><text:s text:c="4"/>Bin Name <text:s text:c="7"/>Sort <text:s/>Type</text:span></text:span></text:p>
      <text:p text:style-name="P30"><text:span text:style-name="_5f_OOoComputerKeyWord"><text:span text:style-name="T16"><text:s text:c="4"/>-------------- <text:s/>---- <text:s/>----------------</text:span></text:span></text:p>
      <text:p text:style-name="P30"><text:span text:style-name="_5f_OOoComputerKeyWord"><text:span text:style-name="T16"><text:s text:c="4"/>"background" <text:s text:c="4"/>10 <text:s text:c="2"/>BT_fixed</text:span></text:span></text:p>
      <text:p text:style-name="P30"><text:span text:style-name="_5f_OOoComputerKeyWord"><text:span text:style-name="T16"><text:s text:c="4"/>"opaque" <text:s text:c="8"/>20 <text:s text:c="2"/>BT_state_sorted</text:span></text:span></text:p>
      <text:p text:style-name="P30"><text:span text:style-name="_5f_OOoComputerKeyWord"><text:span text:style-name="T16"><text:s text:c="4"/>"transparent" <text:s text:c="3"/>30 <text:s text:c="2"/>BT_back_to_front</text:span></text:span></text:p>
      <text:p text:style-name="P30"><text:span text:style-name="_5f_OOoComputerKeyWord"><text:span text:style-name="T16"><text:s text:c="4"/>"fixed" <text:s text:c="9"/>40 <text:s text:c="2"/>BT_fixed</text:span></text:span></text:p>
      <text:p text:style-name="P30"><text:span text:style-name="_5f_OOoComputerKeyWord"><text:span text:style-name="T16"><text:s text:c="4"/>"unsorted" <text:s text:c="6"/>50 <text:s text:c="2"/>BT_unsorted</text:span></text:span></text:p>
      <text:p text:style-name="P30"/>
      <text:p text:style-name="P30"><text:span text:style-name="_5f_OOoComputerKeyWord"><text:span text:style-name="T16">When Panda traverses the scene graph each frame for rendering, it</text:span></text:span></text:p>
      <text:p text:style-name="P30"><text:span text:style-name="_5f_OOoComputerKeyWord"><text:span text:style-name="T16">assigns each Geom it encounters into one of the bins defined in the</text:span></text:span></text:p>
      <text:p text:style-name="P30"><text:span text:style-name="_5f_OOoComputerKeyWord"><text:span text:style-name="T16">CullBinManager. <text:s/>(The above lists only the default bins. <text:s/>Additional</text:span></text:span></text:p>
      <text:p text:style-name="P30"><text:span text:style-name="_5f_OOoComputerKeyWord"><text:span text:style-name="T16">bins may be created as needed, using either the</text:span></text:span></text:p>
      <text:p text:style-name="P30"><text:span text:style-name="_5f_OOoComputerKeyWord"><text:span text:style-name="T16">CullBinManager::add_bin() method, or the Config.prc "cull-bin"</text:span></text:span></text:p>
      <text:p text:style-name="P30"><text:span text:style-name="_5f_OOoComputerKeyWord"><text:span text:style-name="T16">variable.)</text:span></text:span></text:p>
      <text:p text:style-name="P30"/>
      <text:p text:style-name="P30"><text:span text:style-name="_5f_OOoComputerKeyWord"><text:span text:style-name="T16">You may assign a node or nodes to an explicit bin using the</text:span></text:span></text:p>
      <text:p text:style-name="P30"><text:span text:style-name="_5f_OOoComputerKeyWord"><text:span text:style-name="T16">NodePath::set_bin() interface. <text:s/>set_bin() requires two parameters, the</text:span></text:span></text:p>
      <text:p text:style-name="P30"><text:span text:style-name="_5f_OOoComputerKeyWord"><text:span text:style-name="T16">bin name and an integer sort parameter; the sort parameter is only</text:span></text:span></text:p>
      <text:p text:style-name="P30"><text:span text:style-name="_5f_OOoComputerKeyWord"><text:span text:style-name="T16">meaningful if the bin type is BT_fixed (more on this below), but it</text:span></text:span></text:p>
      <text:p text:style-name="P30"><text:span text:style-name="_5f_OOoComputerKeyWord"><text:span text:style-name="T16">must always be specified regardless.</text:span></text:span></text:p>
      <text:p text:style-name="P30"/>
      <text:p text:style-name="P30"><text:span text:style-name="_5f_OOoComputerKeyWord"><text:span text:style-name="T16">If a node is not explicitly assigned to a particular bin, then Panda</text:span></text:span></text:p>
      <text:p text:style-name="P30"><text:span text:style-name="_5f_OOoComputerKeyWord"><text:span text:style-name="T16">will assign it into either the "opaque" or the "transparent" bin,</text:span></text:span></text:p>
      <text:p text:style-name="P30"><text:span text:style-name="_5f_OOoComputerKeyWord"><text:span text:style-name="T16">according to whether it has transparency enabled or not. <text:s/>(Note that</text:span></text:span></text:p>
      <text:p text:style-name="P49"><text:span text:style-name="_5f_OOoComputerKeyWord"><text:span text:style-name="T16">the reverse is not true: explicitly assigning an object into the</text:span></text:span></text:p>
      <text:p text:style-name="P30"><text:span text:style-name="_5f_OOoComputerKeyWord"><text:span text:style-name="T16">"transparent" bin does not automatically enable transparency for the</text:span></text:span></text:p>
      <text:p text:style-name="P30"><text:span text:style-name="_5f_OOoComputerKeyWord"><text:span text:style-name="T16">object.)</text:span></text:span></text:p>
      <text:p text:style-name="P30"/>
      <text:p text:style-name="P30"><text:span text:style-name="_5f_OOoComputerKeyWord"><text:span text:style-name="T16">When the entire scene has been traversed and all objects have been</text:span></text:span></text:p>
      <text:p text:style-name="P30"><text:span text:style-name="_5f_OOoComputerKeyWord"><text:span text:style-name="T16">assigned to bins, then the bins are rendered in order according to</text:span></text:span></text:p>
      <text:p text:style-name="P30"><text:span text:style-name="_5f_OOoComputerKeyWord"><text:span text:style-name="T16">their sort parameter. <text:s/>Within each bin, the contents are sorted</text:span></text:span></text:p>
      <text:p text:style-name="P30"><text:span text:style-name="_5f_OOoComputerKeyWord"><text:span text:style-name="T16">according to the bin type.</text:span></text:span></text:p>
      <text:p text:style-name="P30"/>
      <text:p text:style-name="P30"><text:span text:style-name="_5f_OOoComputerKeyWord"><text:span text:style-name="T16">The following bin types may be specified:</text:span></text:span></text:p>
      <text:p text:style-name="P30"/>
      <text:p text:style-name="P30"><text:span text:style-name="_5f_OOoComputerKeyWord"><text:span text:style-name="T16"><text:s text:c="2"/>BT_fixed</text:span></text:span></text:p>
      <text:p text:style-name="P30"/>
      <text:p text:style-name="P30"><text:span text:style-name="_5f_OOoComputerKeyWord"><text:span text:style-name="T16"><text:s text:c="4"/>Render all of the objects in the bin in a fixed order specified by</text:span></text:span></text:p>
      <text:p text:style-name="P30"><text:span text:style-name="_5f_OOoComputerKeyWord"><text:span text:style-name="T16"><text:s text:c="4"/>the user. <text:s/>This is according to the second parameter of the</text:span></text:span></text:p>
      <text:p text:style-name="P30"><text:span text:style-name="_5f_OOoComputerKeyWord"><text:span text:style-name="T16"><text:s text:c="4"/>NodePath::set_bin() method; objects with a lower value are drawn</text:span></text:span></text:p>
      <text:p text:style-name="P30"><text:span text:style-name="_5f_OOoComputerKeyWord"><text:span text:style-name="T16"><text:s text:c="4"/>first.</text:span></text:span></text:p>
      <text:p text:style-name="P30"/>
      <text:p text:style-name="P30"><text:span text:style-name="_5f_OOoComputerKeyWord"><text:span text:style-name="T16"><text:s text:c="2"/>BT_state_sorted</text:span></text:span></text:p>
      <text:p text:style-name="P30"/>
      <text:p text:style-name="P30"><text:span text:style-name="_5f_OOoComputerKeyWord"><text:span text:style-name="T16"><text:s text:c="4"/>Collects together objects that share similar state and renders</text:span></text:span></text:p>
      <text:p text:style-name="P30"><text:span text:style-name="_5f_OOoComputerKeyWord"><text:span text:style-name="T16"><text:s text:c="4"/>them together, in an attempt to minimize state transitions in the</text:span></text:span></text:p>
      <text:p text:style-name="P30"><text:span text:style-name="_5f_OOoComputerKeyWord"><text:span text:style-name="T16"><text:s text:c="4"/>scene.</text:span></text:span></text:p>
      <text:p text:style-name="P30"/>
      <text:p text:style-name="P30"><text:span text:style-name="_5f_OOoComputerKeyWord"><text:span text:style-name="T16"><text:s text:c="2"/>BT_back_to_front</text:span></text:span></text:p>
      <text:p text:style-name="P30"/>
      <text:p text:style-name="P30"><text:span text:style-name="_5f_OOoComputerKeyWord"><text:span text:style-name="T16"><text:s text:c="4"/>Sorts each Geom according to the center of its bounding volume, in</text:span></text:span></text:p>
      <text:p text:style-name="P30"><text:span text:style-name="_5f_OOoComputerKeyWord"><text:span text:style-name="T16"><text:s text:c="4"/>linear distance from the camera plane, so that farther objects are</text:span></text:span></text:p>
      <text:p text:style-name="P30"><text:span text:style-name="_5f_OOoComputerKeyWord"><text:span text:style-name="T16"><text:s text:c="4"/>drawn first. <text:s/>That is, in Panda's default right-handed Z-up</text:span></text:span></text:p>
      <text:p text:style-name="P30"><text:span text:style-name="_5f_OOoComputerKeyWord"><text:span text:style-name="T16"><text:s text:c="4"/>coordinate system, objects with large positive Y are drawn before</text:span></text:span></text:p>
      <text:p text:style-name="P30"><text:span text:style-name="_5f_OOoComputerKeyWord"><text:span text:style-name="T16"><text:s text:c="4"/>objects with smaller positive Y.</text:span></text:span></text:p>
      <text:p text:style-name="P30"/>
      <text:p text:style-name="P30"><text:span text:style-name="_5f_OOoComputerKeyWord"><text:span text:style-name="T16"><text:s text:c="2"/>BT_front_to_back</text:span></text:span></text:p>
      <text:p text:style-name="P30"/>
      <text:p text:style-name="P30"><text:span text:style-name="_5f_OOoComputerKeyWord"><text:span text:style-name="T16"><text:s text:c="4"/>The reverse of back_to_front, this sorts so that nearer objects</text:span></text:span></text:p>
      <text:p text:style-name="P30"><text:span text:style-name="_5f_OOoComputerKeyWord"><text:span text:style-name="T16"><text:s text:c="4"/>are drawn first.</text:span></text:span></text:p>
      <text:p text:style-name="P30"/>
      <text:p text:style-name="P30"><text:span text:style-name="_5f_OOoComputerKeyWord"><text:span text:style-name="T16"><text:s text:c="2"/>BT_unsorted</text:span></text:span></text:p>
      <text:p text:style-name="P30"/>
      <text:p text:style-name="P30"><text:span text:style-name="_5f_OOoComputerKeyWord"><text:span text:style-name="T16"><text:s text:c="4"/>Objects are drawn in the order in which they appear in the scene</text:span></text:span></text:p>
      <text:p text:style-name="P30"><text:span text:style-name="_5f_OOoComputerKeyWord"><text:span text:style-name="T16"><text:s text:c="4"/>graph, in a depth-first traversal from top to bottom and then from</text:span></text:span></text:p>
      <text:p text:style-name="P30"><text:span text:style-name="_5f_OOoComputerKeyWord"><text:span text:style-name="T16"><text:s text:c="4"/>left to right.</text:span></text:span></text:p>
      <text:h text:style-name="P61" text:outline-level="2"><text:bookmark-start text:name="__RefHeading__7897_869075401"/><text:span text:style-name="_5f_OOoComputerKeyWord"><text:span text:style-name="T16">How to make multipart actor</text:span></text:span><text:bookmark-end text:name="__RefHeading__7897_869075401"/></text:h>
      <text:h text:style-name="Heading_20_3" text:outline-level="3"><text:bookmark-start text:name="__RefHeading__7899_869075401"/><text:span text:style-name="_5f_OOoComputerKeyWord"><text:span text:style-name="T16">MULTIPART ACTORS vs. HALF-BODY ANIMATION</text:span></text:span><text:bookmark-end text:name="__RefHeading__7899_869075401"/></text:h>
      <text:p text:style-name="P30"/>
      <text:p text:style-name="P30"><text:span text:style-name="_5f_OOoComputerKeyWord"><text:span text:style-name="T16">Sometimes you want to be able to play two different animations on the</text:span></text:span></text:p>
      <text:p text:style-name="P30"><text:span text:style-name="_5f_OOoComputerKeyWord"><text:span text:style-name="T16">same Actor at once. <text:s/>Panda does have support for blending two</text:span></text:span></text:p>
      <text:p text:style-name="P30"><text:span text:style-name="_5f_OOoComputerKeyWord"><text:span text:style-name="T16">animations on the whole Actor simultaneously, but what if you want to</text:span></text:span></text:p>
      <text:p text:style-name="P30"><text:span text:style-name="_5f_OOoComputerKeyWord"><text:span text:style-name="T16">play one animation (say, a walk cycle) on the legs while a completely</text:span></text:span></text:p>
      <text:p text:style-name="P30"><text:span text:style-name="_5f_OOoComputerKeyWord"><text:span text:style-name="T16">different animation (say, a shoot animation) is playing on the torso?</text:span></text:span></text:p>
      <text:p text:style-name="P30"/>
      <text:p text:style-name="P30"><text:span text:style-name="_5f_OOoComputerKeyWord"><text:span text:style-name="T16">Although Panda doesn't currently have support for playing two</text:span></text:span></text:p>
      <text:p text:style-name="P30"><text:span text:style-name="_5f_OOoComputerKeyWord"><text:span text:style-name="T16">different animations on different parts of the same actor at once</text:span></text:span></text:p>
      <text:p text:style-name="P30"><text:span text:style-name="_5f_OOoComputerKeyWord"><text:span text:style-name="T16">(half-body animation), it does support loading up two completely</text:span></text:span></text:p>
      <text:p text:style-name="P30"><text:span text:style-name="_5f_OOoComputerKeyWord"><text:span text:style-name="T16">different models into one actor (multipart actors), which can be used</text:span></text:span></text:p>
      <text:p text:style-name="P30"><text:span text:style-name="_5f_OOoComputerKeyWord"><text:span text:style-name="T16">to achieve the same effect, albeit with a bit more setup effort.</text:span></text:span></text:p>
      <text:p text:style-name="P30"/>
      <text:p text:style-name="P30"><text:span text:style-name="_5f_OOoComputerKeyWord"><text:span text:style-name="T16">Multipart actors are more powerful than half-body animations, since</text:span></text:span></text:p>
      <text:p text:style-name="P30"><text:span text:style-name="_5f_OOoComputerKeyWord"><text:span text:style-name="T16">you can completely mix-and-match the pieces with parts from other</text:span></text:span></text:p>
      <text:p text:style-name="P30"><text:span text:style-name="_5f_OOoComputerKeyWord"><text:span text:style-name="T16">characters: for instance, you can swap out short legs for long legs to</text:span></text:span></text:p>
      <text:p text:style-name="P30"><text:span text:style-name="_5f_OOoComputerKeyWord"><text:span text:style-name="T16">make your character taller. <text:s/>On the other hand, multipart actors are</text:span></text:span></text:p>
      <text:p text:style-name="P30"><text:span text:style-name="_5f_OOoComputerKeyWord"><text:span text:style-name="T16">also more limited in that there cannot be any polygons that straddle</text:span></text:span></text:p>
      <text:p text:style-name="P30"><text:span text:style-name="_5f_OOoComputerKeyWord"><text:span text:style-name="T16">the connecting joint between the two parts.</text:span></text:span></text:p>
      <text:p text:style-name="P30"/>
      <text:p text:style-name="P30"/>
      <text:h text:style-name="Heading_20_3" text:outline-level="3"><text:bookmark-start text:name="__RefHeading__7901_869075401"/><text:span text:style-name="_5f_OOoComputerKeyWord"><text:span text:style-name="T16">BROAD OVERVIEW</text:span></text:span><text:bookmark-end text:name="__RefHeading__7901_869075401"/></text:h>
      <text:p text:style-name="P30"/>
      <text:p text:style-name="P30"><text:span text:style-name="_5f_OOoComputerKeyWord"><text:span text:style-name="T16">What you have to do is split your character into two completely</text:span></text:span></text:p>
      <text:p text:style-name="P30"><text:span text:style-name="_5f_OOoComputerKeyWord"><text:span text:style-name="T16">different models: the legs and the torso. <text:s/>You don't have to do this</text:span></text:span></text:p>
      <text:p text:style-name="P30"><text:span text:style-name="_5f_OOoComputerKeyWord"><text:span text:style-name="T16">in the modeling package; you should be able to do it in the conversion</text:span></text:span></text:p>
      <text:p text:style-name="P30"><text:span text:style-name="_5f_OOoComputerKeyWord"><text:span text:style-name="T16">process. <text:s/>The converter needs to be told to get out the entire</text:span></text:span></text:p>
      <text:p text:style-name="P30"><text:span text:style-name="_5f_OOoComputerKeyWord"><text:span text:style-name="T16">skeleton, but just a subset of the geometry. <text:s/>Maya2egg, for instance,</text:span></text:span></text:p>
      <text:p text:style-name="P30"><text:span text:style-name="_5f_OOoComputerKeyWord"><text:span text:style-name="T16">will do this with the -subset command-line parameter.</text:span></text:span></text:p>
      <text:p text:style-name="P30"/>
      <text:p text:style-name="P30"><text:span text:style-name="_5f_OOoComputerKeyWord"><text:span text:style-name="T16">Then, in a nutshell, you load up a multipart actor with the legs and</text:span></text:span></text:p>
      <text:p text:style-name="P30"><text:span text:style-name="_5f_OOoComputerKeyWord"><text:span text:style-name="T16">the torso as separate parts, and you can play the same animation on</text:span></text:span></text:p>
      <text:p text:style-name="P30"><text:span text:style-name="_5f_OOoComputerKeyWord"><text:span text:style-name="T16">both parts, or you can use the per-part interface to play a different</text:span></text:span></text:p>
      <text:p text:style-name="P30"><text:span text:style-name="_5f_OOoComputerKeyWord"><text:span text:style-name="T16">animation on each part.</text:span></text:span></text:p>
      <text:p text:style-name="P30"/>
      <text:h text:style-name="P67" text:outline-level="3"><text:bookmark-start text:name="__RefHeading__7903_869075401"/><text:span text:style-name="_5f_OOoComputerKeyWord"><text:span text:style-name="T16">MORE DETAILS</text:span></text:span><text:bookmark-end text:name="__RefHeading__7903_869075401"/></text:h>
      <text:p text:style-name="P30"><text:span text:style-name="_5f_OOoComputerKeyWord"><text:span text:style-name="T16">That nutshell oversimplifies things only a little bit. <text:s/>Unless your</text:span></text:span></text:p>
      <text:p text:style-name="P30"><text:span text:style-name="_5f_OOoComputerKeyWord"><text:span text:style-name="T16">different animations are very similar to each other, you will have</text:span></text:span></text:p>
      <text:p text:style-name="P30"><text:span text:style-name="_5f_OOoComputerKeyWord"><text:span text:style-name="T16">issues keeping the different parts from animating in different</text:span></text:span></text:p>
      <text:p text:style-name="P30"><text:span text:style-name="_5f_OOoComputerKeyWord"><text:span text:style-name="T16">directions. <text:s/>To solve this, you need to parent them together properly,</text:span></text:span></text:p>
      <text:p text:style-name="P30"><text:span text:style-name="_5f_OOoComputerKeyWord"><text:span text:style-name="T16">so that the torso is parented to the hips. <text:s/>This means exposing the</text:span></text:span></text:p>
      <text:p text:style-name="P30"><text:span text:style-name="_5f_OOoComputerKeyWord"><text:span text:style-name="T16">hip joint in the legs model, and subtracting the hip joint animation</text:span></text:span></text:p>
      <text:p text:style-name="P30"><text:span text:style-name="_5f_OOoComputerKeyWord"><text:span text:style-name="T16">from the torso model using egg-topstrip (because it will pick it up</text:span></text:span></text:p>
      <text:p text:style-name="P30"><text:span text:style-name="_5f_OOoComputerKeyWord"><text:span text:style-name="T16">again when it gets stacked up on the hips). <text:s/>Also, you should strongly</text:span></text:span></text:p>
      <text:p text:style-name="P30"><text:span text:style-name="_5f_OOoComputerKeyWord"><text:span text:style-name="T16">consider egg-optchar to remove the unused joints from each part's</text:span></text:span></text:p>
      <text:p text:style-name="P30"><text:span text:style-name="_5f_OOoComputerKeyWord"><text:span text:style-name="T16">skeleton, although this step is just an optimization.</text:span></text:span></text:p>
      <text:p text:style-name="P30"/>
      <text:p text:style-name="P30"><text:span text:style-name="_5f_OOoComputerKeyWord"><text:span text:style-name="T16">Unfortunately, all this only works if your character has no polygons</text:span></text:span></text:p>
      <text:p text:style-name="P30"><text:span text:style-name="_5f_OOoComputerKeyWord"><text:span text:style-name="T16">that straddle the connecting joint between the hips and the torso. <text:s/>If</text:span></text:span></text:p>
      <text:p text:style-name="P30"><text:span text:style-name="_5f_OOoComputerKeyWord"><text:span text:style-name="T16">it does, you may have to find a clever place to draw the line between</text:span></text:span></text:p>
      <text:p text:style-name="P30"><text:span text:style-name="_5f_OOoComputerKeyWord"><text:span text:style-name="T16">them (under a shirt?) so that the pieces can animate in different</text:span></text:span></text:p>
      <text:p text:style-name="P30"><text:span text:style-name="_5f_OOoComputerKeyWord"><text:span text:style-name="T16">directions without visible artifacts. <text:s/>If that can't be done, then the</text:span></text:span></text:p>
      <text:p text:style-name="P30"><text:span text:style-name="_5f_OOoComputerKeyWord"><text:span text:style-name="T16">only solution is to add true half-body animation support to Panda. :)</text:span></text:span></text:p>
      <text:p text:style-name="P30"/>
      <text:h text:style-name="Heading_20_3" text:outline-level="3"><text:bookmark-start text:name="__RefHeading__7905_869075401"/><text:span text:style-name="_5f_OOoComputerKeyWord"><text:span text:style-name="T16">NUTS AND BOLTS</text:span></text:span><text:bookmark-end text:name="__RefHeading__7905_869075401"/></text:h>
      <text:p text:style-name="P30"><text:span text:style-name="_5f_OOoComputerKeyWord"><text:span text:style-name="T16">You need to parent the two parts together in Panda. <text:s/>The complete</text:span></text:span></text:p>
      <text:p text:style-name="P30"><text:span text:style-name="_5f_OOoComputerKeyWord"><text:span text:style-name="T16">process is this (of course, you'll need to flesh out the details of</text:span></text:span></text:p>
      <text:p text:style-name="P30"><text:span text:style-name="_5f_OOoComputerKeyWord"><text:span text:style-name="T16">the maya2egg command line according to the needs of your model, and</text:span></text:span></text:p>
      <text:p text:style-name="P30"><text:span text:style-name="_5f_OOoComputerKeyWord"><text:span text:style-name="T16">insert your own filenames and joint names where appropriate):</text:span></text:span></text:p>
      <text:p text:style-name="P30"/>
      <text:p text:style-name="P30"><text:span text:style-name="_5f_OOoComputerKeyWord"><text:span text:style-name="T16">(1) Extract out the model into two separate files, legs and torso.</text:span></text:span></text:p>
      <text:p text:style-name="P30"><text:span text:style-name="_5f_OOoComputerKeyWord"><text:span text:style-name="T16"><text:s text:c="4"/>Extract the animation out twice too, even though both copies will</text:span></text:span></text:p>
      <text:p text:style-name="P30"><text:span text:style-name="_5f_OOoComputerKeyWord"><text:span text:style-name="T16"><text:s text:c="4"/>be the same, just so it can conveniently exist in two different</text:span></text:span></text:p>
      <text:p text:style-name="P30"><text:span text:style-name="_5f_OOoComputerKeyWord"><text:span text:style-name="T16"><text:s text:c="4"/>egg files, one for the legs and one for the torso.</text:span></text:span></text:p>
      <text:p text:style-name="P30"/>
      <text:p text:style-name="P30"><text:span text:style-name="_5f_OOoComputerKeyWord"><text:span text:style-name="T16"><text:s text:c="3"/>maya2egg -subset legs_group -a model -cn legs -o legs-model.egg myFile.mb</text:span></text:span></text:p>
      <text:p text:style-name="P30"><text:span text:style-name="_5f_OOoComputerKeyWord"><text:span text:style-name="T16"><text:s text:c="3"/>maya2egg -a chan -cn legs -o legs-walk.egg myFile.mb</text:span></text:span></text:p>
      <text:p text:style-name="P30"><text:span text:style-name="_5f_OOoComputerKeyWord"><text:span text:style-name="T16"><text:s text:c="3"/>maya2egg -subset torso_group -a model -cn torso -o torso-model.egg myFile.mb</text:span></text:span></text:p>
      <text:p text:style-name="P30"><text:span text:style-name="_5f_OOoComputerKeyWord"><text:span text:style-name="T16"><text:s text:c="3"/>maya2egg -a chan -cn torso -o torso-walk.egg myFile.mb</text:span></text:span></text:p>
      <text:p text:style-name="P30"/>
      <text:p text:style-name="P30"><text:span text:style-name="_5f_OOoComputerKeyWord"><text:span text:style-name="T16"><text:s text:c="4"/>Note that I use the -cn option to give the legs and torso pieces</text:span></text:span></text:p>
      <text:p text:style-name="P30"><text:span text:style-name="_5f_OOoComputerKeyWord"><text:span text:style-name="T16"><text:s text:c="4"/>different character names. <text:s/>It helps out Panda to know which</text:span></text:span></text:p>
      <text:p text:style-name="P30"><text:span text:style-name="_5f_OOoComputerKeyWord"><text:span text:style-name="T16"><text:s text:c="4"/>animations are intended to be played with which models, and the</text:span></text:span></text:p>
      <text:p text:style-name="P30"><text:span text:style-name="_5f_OOoComputerKeyWord"><text:span text:style-name="T16"><text:s text:c="4"/>character name serves this purpose--this way I can now just type:</text:span></text:span></text:p>
      <text:p text:style-name="P30"/>
      <text:p text:style-name="P30"><text:span text:style-name="_5f_OOoComputerKeyWord"><text:span text:style-name="T16"><text:s text:c="3"/>pview legs-model.egg legs-walk.egg torso-model.egg torso-walk.eggPanda will bind up the</text:span></text:span></text:p>
      <text:p text:style-name="P49"><text:span text:style-name="_5f_OOoComputerKeyWord"><text:span text:style-name="T16"><text:s/>appropriate animations to their associated</text:span></text:span></text:p>
      <text:p text:style-name="P30"><text:span text:style-name="_5f_OOoComputerKeyWord"><text:span text:style-name="T16"><text:s text:c="4"/>models automatically, and I should see my character walking</text:span></text:span></text:p>
      <text:p text:style-name="P30"><text:span text:style-name="_5f_OOoComputerKeyWord"><text:span text:style-name="T16"><text:s text:c="4"/>normally. <text:s/>We could skip straight to step (5) now, but the</text:span></text:span></text:p>
      <text:p text:style-name="P30"><text:span text:style-name="_5f_OOoComputerKeyWord"><text:span text:style-name="T16"><text:s text:c="4"/>character isn't stacked up yet, and he's only sticking together</text:span></text:span></text:p>
      <text:p text:style-name="P30"><text:span text:style-name="_5f_OOoComputerKeyWord"><text:span text:style-name="T16"><text:s text:c="4"/>now because we're playing the walk animation on both parts at the</text:span></text:span></text:p>
      <text:p text:style-name="P30"><text:span text:style-name="_5f_OOoComputerKeyWord"><text:span text:style-name="T16"><text:s text:c="4"/>same time--if we want to play different animations on different</text:span></text:span></text:p>
      <text:p text:style-name="P30"><text:span text:style-name="_5f_OOoComputerKeyWord"><text:span text:style-name="T16"><text:s text:c="4"/>parts, we have to stack them.</text:span></text:span></text:p>
      <text:p text:style-name="P30"/>
      <text:p text:style-name="P30"><text:span text:style-name="_5f_OOoComputerKeyWord"><text:span text:style-name="T16">(2) Expose the hip joint on the legs:</text:span></text:span></text:p>
      <text:p text:style-name="P30"/>
      <text:p text:style-name="P30"><text:span text:style-name="_5f_OOoComputerKeyWord"><text:span text:style-name="T16"><text:s text:c="3"/>egg-optchar -d opt -expose hip_joint legs-model.egg legs-walk.egg</text:span></text:span></text:p>
      <text:p text:style-name="P30"/>
      <text:p text:style-name="P30"><text:span text:style-name="_5f_OOoComputerKeyWord"><text:span text:style-name="T16">(3) Strip out the hip joint animation from the torso and egg-optchar</text:span></text:span></text:p>
      <text:p text:style-name="P30"><text:span text:style-name="_5f_OOoComputerKeyWord"><text:span text:style-name="T16"><text:s text:c="4"/>it to remove the leg joints:</text:span></text:span></text:p>
      <text:p text:style-name="P30"/>
      <text:p text:style-name="P30"><text:span text:style-name="_5f_OOoComputerKeyWord"><text:span text:style-name="T16"><text:s text:c="3"/>egg-topstrip -d strip -t hip_joint torso-model.egg torso-walk.egg</text:span></text:span></text:p>
      <text:p text:style-name="P30"><text:span text:style-name="_5f_OOoComputerKeyWord"><text:span text:style-name="T16"><text:s text:c="3"/>egg-optchar -d opt strip/torso-model.egg strip/torso-walk.egg</text:span></text:span></text:p>
      <text:p text:style-name="P30"/>
      <text:p text:style-name="P30"><text:span text:style-name="_5f_OOoComputerKeyWord"><text:span text:style-name="T16">(4) Bamify everything.</text:span></text:span></text:p>
      <text:p text:style-name="P30"/>
      <text:p text:style-name="P30"><text:span text:style-name="_5f_OOoComputerKeyWord"><text:span text:style-name="T16"><text:s text:c="3"/>egg2bam -o legs-model.bam opt/legs-model.egg</text:span></text:span></text:p>
      <text:p text:style-name="P30"><text:span text:style-name="_5f_OOoComputerKeyWord"><text:span text:style-name="T16"><text:s text:c="3"/>egg2bam -o legs-walk.bam opt/legs-walk.egg</text:span></text:span></text:p>
      <text:p text:style-name="P30"><text:span text:style-name="_5f_OOoComputerKeyWord"><text:span text:style-name="T16"><text:s text:c="3"/>egg2bam -o torso-model.bam opt/torso-model.egg</text:span></text:span></text:p>
      <text:p text:style-name="P30"><text:span text:style-name="_5f_OOoComputerKeyWord"><text:span text:style-name="T16"><text:s text:c="3"/>egg2bam -o torso-walk.bam opt/torso-walk.egg</text:span></text:span></text:p>
      <text:p text:style-name="P30"/>
      <text:p text:style-name="P30"><text:span text:style-name="_5f_OOoComputerKeyWord"><text:span text:style-name="T16">(5) Create a multipart character in Panda. <text:s/>This means loading up the</text:span></text:span></text:p>
      <text:p text:style-name="P30"><text:span text:style-name="_5f_OOoComputerKeyWord"><text:span text:style-name="T16"><text:s text:c="4"/>torso model and parenting it, in toto, to the hip joint of the</text:span></text:span></text:p>
      <text:p text:style-name="P30"><text:span text:style-name="_5f_OOoComputerKeyWord"><text:span text:style-name="T16"><text:s text:c="4"/>legs. <text:s/>But the Actor interface handles this for you:</text:span></text:span></text:p>
      <text:p text:style-name="P30"/>
      <text:p text:style-name="P30"><text:span text:style-name="_5f_OOoComputerKeyWord"><text:span text:style-name="T16"><text:s text:c="3"/></text:span></text:span><text:span text:style-name="_5f_OOoComputerKeyWord"><text:span text:style-name="T19">from</text:span></text:span><text:span text:style-name="_5f_OOoComputerKeyWord"><text:span text:style-name="T16"> </text:span></text:span><text:span text:style-name="_5f_OOoComputerIdent"><text:span text:style-name="T19">direct</text:span></text:span><text:span text:style-name="_5f_OOoComputerBase"><text:span text:style-name="T19">.</text:span></text:span><text:span text:style-name="_5f_OOoComputerIdent"><text:span text:style-name="T19">actor</text:span></text:span><text:span text:style-name="_5f_OOoComputerKeyWord"><text:span text:style-name="T16"> </text:span></text:span><text:span text:style-name="_5f_OOoComputerKeyWord"><text:span text:style-name="T19">import</text:span></text:span><text:span text:style-name="_5f_OOoComputerKeyWord"><text:span text:style-name="T16"> </text:span></text:span><text:span text:style-name="_5f_OOoComputerIdent"><text:span text:style-name="T19">Actor</text:span></text:span></text:p>
      <text:p text:style-name="P30"/>
      <text:p text:style-name="P30"><text:span text:style-name="_5f_OOoComputerKeyWord"><text:span text:style-name="T16"><text:s text:c="3"/></text:span></text:span><text:span text:style-name="_5f_OOoComputerIdent"><text:span text:style-name="T19">a</text:span></text:span><text:span text:style-name="_5f_OOoComputerKeyWord"><text:span text:style-name="T16"> </text:span></text:span><text:span text:style-name="_5f_OOoComputerBase"><text:span text:style-name="T19">=</text:span></text:span><text:span text:style-name="_5f_OOoComputerKeyWord"><text:span text:style-name="T16"> </text:span></text:span><text:span text:style-name="_5f_OOoComputerIdent"><text:span text:style-name="T19">Actor</text:span></text:span><text:span text:style-name="_5f_OOoComputerBase"><text:span text:style-name="T19">.</text:span></text:span><text:span text:style-name="_5f_OOoComputerIdent"><text:span text:style-name="T19">Actor</text:span></text:span><text:span text:style-name="_5f_OOoComputerBase"><text:span text:style-name="T19">(</text:span></text:span></text:p>
      <text:p text:style-name="P30"><text:span text:style-name="_5f_OOoComputerKeyWord"><text:span text:style-name="T16"><text:s text:c="5"/></text:span></text:span><text:span text:style-name="_5f_OOoComputerComment"><text:span text:style-name="T19"># part dictionary</text:span></text:span></text:p>
      <text:p text:style-name="P30"><text:span text:style-name="_5f_OOoComputerKeyWord"><text:span text:style-name="T16"><text:s text:c="5"/></text:span></text:span><text:span text:style-name="_5f_OOoComputerBase"><text:span text:style-name="T19">{</text:span></text:span><text:span text:style-name="_5f_OOoComputerKeyWord"><text:span text:style-name="T16"> </text:span></text:span><text:span text:style-name="_5f_OOoComputerLiteral"><text:span text:style-name="T19">'torso'</text:span></text:span><text:span text:style-name="_5f_OOoComputerKeyWord"><text:span text:style-name="T16"> </text:span></text:span><text:span text:style-name="_5f_OOoComputerBase"><text:span text:style-name="T19">:</text:span></text:span><text:span text:style-name="_5f_OOoComputerKeyWord"><text:span text:style-name="T16"> </text:span></text:span><text:span text:style-name="_5f_OOoComputerLiteral"><text:span text:style-name="T19">'torso-model.bam'</text:span></text:span><text:span text:style-name="_5f_OOoComputerBase"><text:span text:style-name="T19">,</text:span></text:span></text:p>
      <text:p text:style-name="P30"><text:span text:style-name="_5f_OOoComputerKeyWord"><text:span text:style-name="T16"><text:s text:c="7"/></text:span></text:span><text:span text:style-name="_5f_OOoComputerLiteral"><text:span text:style-name="T19">'legs'</text:span></text:span><text:span text:style-name="_5f_OOoComputerKeyWord"><text:span text:style-name="T16"> </text:span></text:span><text:span text:style-name="_5f_OOoComputerBase"><text:span text:style-name="T19">:</text:span></text:span><text:span text:style-name="_5f_OOoComputerKeyWord"><text:span text:style-name="T16"> </text:span></text:span><text:span text:style-name="_5f_OOoComputerLiteral"><text:span text:style-name="T19">'legs-model.bam'</text:span></text:span><text:span text:style-name="_5f_OOoComputerBase"><text:span text:style-name="T19">,</text:span></text:span></text:p>
      <text:p text:style-name="P30"><text:span text:style-name="_5f_OOoComputerKeyWord"><text:span text:style-name="T16"><text:s text:c="5"/></text:span></text:span><text:span text:style-name="_5f_OOoComputerBase"><text:span text:style-name="T19">},</text:span></text:span></text:p>
      <text:p text:style-name="P30"/>
      <text:p text:style-name="P30"><text:span text:style-name="_5f_OOoComputerKeyWord"><text:span text:style-name="T16"><text:s text:c="5"/></text:span></text:span><text:span text:style-name="_5f_OOoComputerComment"><text:span text:style-name="T19"># anim dictionary</text:span></text:span></text:p>
      <text:p text:style-name="P30"><text:span text:style-name="_5f_OOoComputerKeyWord"><text:span text:style-name="T16"><text:s text:c="5"/></text:span></text:span><text:span text:style-name="_5f_OOoComputerBase"><text:span text:style-name="T19">{</text:span></text:span><text:span text:style-name="_5f_OOoComputerKeyWord"><text:span text:style-name="T16"> </text:span></text:span><text:span text:style-name="_5f_OOoComputerLiteral"><text:span text:style-name="T19">'torso'</text:span></text:span><text:span text:style-name="_5f_OOoComputerKeyWord"><text:span text:style-name="T16"> </text:span></text:span><text:span text:style-name="_5f_OOoComputerBase"><text:span text:style-name="T19">:</text:span></text:span><text:span text:style-name="_5f_OOoComputerKeyWord"><text:span text:style-name="T16"> </text:span></text:span><text:span text:style-name="_5f_OOoComputerBase"><text:span text:style-name="T19">{</text:span></text:span><text:span text:style-name="_5f_OOoComputerLiteral"><text:span text:style-name="T19">'walk'</text:span></text:span><text:span text:style-name="_5f_OOoComputerKeyWord"><text:span text:style-name="T16"> </text:span></text:span><text:span text:style-name="_5f_OOoComputerBase"><text:span text:style-name="T19">:</text:span></text:span><text:span text:style-name="_5f_OOoComputerKeyWord"><text:span text:style-name="T16"> </text:span></text:span><text:span text:style-name="_5f_OOoComputerLiteral"><text:span text:style-name="T19">'torso-walk.bam'</text:span></text:span><text:span text:style-name="_5f_OOoComputerBase"><text:span text:style-name="T19">},</text:span></text:span></text:p>
      <text:p text:style-name="P30"><text:span text:style-name="_5f_OOoComputerKeyWord"><text:span text:style-name="T16"><text:s text:c="7"/></text:span></text:span><text:span text:style-name="_5f_OOoComputerLiteral"><text:span text:style-name="T19">'legs'</text:span></text:span><text:span text:style-name="_5f_OOoComputerKeyWord"><text:span text:style-name="T16"> </text:span></text:span><text:span text:style-name="_5f_OOoComputerBase"><text:span text:style-name="T19">:</text:span></text:span><text:span text:style-name="_5f_OOoComputerKeyWord"><text:span text:style-name="T16"> </text:span></text:span><text:span text:style-name="_5f_OOoComputerBase"><text:span text:style-name="T19">{</text:span></text:span><text:span text:style-name="_5f_OOoComputerLiteral"><text:span text:style-name="T19">'walk'</text:span></text:span><text:span text:style-name="_5f_OOoComputerKeyWord"><text:span text:style-name="T16"> </text:span></text:span><text:span text:style-name="_5f_OOoComputerBase"><text:span text:style-name="T19">:</text:span></text:span><text:span text:style-name="_5f_OOoComputerKeyWord"><text:span text:style-name="T16"> </text:span></text:span><text:span text:style-name="_5f_OOoComputerLiteral"><text:span text:style-name="T19">'legs-walk.bam'</text:span></text:span><text:span text:style-name="_5f_OOoComputerBase"><text:span text:style-name="T19">},</text:span></text:span></text:p>
      <text:p text:style-name="P30"><text:span text:style-name="_5f_OOoComputerKeyWord"><text:span text:style-name="T16"><text:s text:c="5"/></text:span></text:span><text:span text:style-name="_5f_OOoComputerBase"><text:span text:style-name="T19">})</text:span></text:span></text:p>
      <text:p text:style-name="P49"><text:span text:style-name="_5f_OOoComputerKeyWord"><text:span text:style-name="T16"><text:s text:c="3"/></text:span></text:span><text:span text:style-name="_5f_OOoComputerComment"><text:span text:style-name="T19"># Tell the Actor how to stack the pieces.</text:span></text:span></text:p>
      <text:p text:style-name="P30"><text:span text:style-name="_5f_OOoComputerKeyWord"><text:span text:style-name="T16"><text:s text:c="3"/></text:span></text:span><text:span text:style-name="_5f_OOoComputerIdent"><text:span text:style-name="T19">a</text:span></text:span><text:span text:style-name="_5f_OOoComputerBase"><text:span text:style-name="T19">.</text:span></text:span><text:span text:style-name="_5f_OOoComputerIdent"><text:span text:style-name="T19">attach</text:span></text:span><text:span text:style-name="_5f_OOoComputerBase"><text:span text:style-name="T19">(</text:span></text:span><text:span text:style-name="_5f_OOoComputerLiteral"><text:span text:style-name="T19">'torso'</text:span></text:span><text:span text:style-name="_5f_OOoComputerBase"><text:span text:style-name="T19">,</text:span></text:span><text:span text:style-name="_5f_OOoComputerKeyWord"><text:span text:style-name="T16"> </text:span></text:span><text:span text:style-name="_5f_OOoComputerLiteral"><text:span text:style-name="T19">'legs'</text:span></text:span><text:span text:style-name="_5f_OOoComputerBase"><text:span text:style-name="T19">,</text:span></text:span><text:span text:style-name="_5f_OOoComputerKeyWord"><text:span text:style-name="T16"> </text:span></text:span><text:span text:style-name="_5f_OOoComputerLiteral"><text:span text:style-name="T19">'hip_joint'</text:span></text:span><text:span text:style-name="_5f_OOoComputerBase"><text:span text:style-name="T19">)</text:span></text:span></text:p>
      <text:p text:style-name="P30"/>
      <text:p text:style-name="P30"><text:span text:style-name="_5f_OOoComputerKeyWord"><text:span text:style-name="T16">(6) You can now play animations on the whole actor, or on only part of it:</text:span></text:span></text:p>
      <text:p text:style-name="P30"/>
      <text:p text:style-name="P30"><text:span text:style-name="_5f_OOoComputerKeyWord"><text:span text:style-name="T16"><text:s text:c="3"/></text:span></text:span><text:span text:style-name="_5f_OOoComputerIdent"><text:span text:style-name="T19">a</text:span></text:span><text:span text:style-name="_5f_OOoComputerBase"><text:span text:style-name="T19">.</text:span></text:span><text:span text:style-name="_5f_OOoComputerIdent"><text:span text:style-name="T19">loop</text:span></text:span><text:span text:style-name="_5f_OOoComputerBase"><text:span text:style-name="T19">(</text:span></text:span><text:span text:style-name="_5f_OOoComputerLiteral"><text:span text:style-name="T19">'walk'</text:span></text:span><text:span text:style-name="_5f_OOoComputerBase"><text:span text:style-name="T19">)</text:span></text:span></text:p>
      <text:p text:style-name="P30"/>
      <text:p text:style-name="P30"><text:span text:style-name="_5f_OOoComputerKeyWord"><text:span text:style-name="T16"><text:s text:c="3"/></text:span></text:span><text:span text:style-name="_5f_OOoComputerIdent"><text:span text:style-name="T19">a</text:span></text:span><text:span text:style-name="_5f_OOoComputerBase"><text:span text:style-name="T19">.</text:span></text:span><text:span text:style-name="_5f_OOoComputerIdent"><text:span text:style-name="T19">stop</text:span></text:span><text:span text:style-name="_5f_OOoComputerBase"><text:span text:style-name="T19">()</text:span></text:span></text:p>
      <text:p text:style-name="P30"><text:span text:style-name="_5f_OOoComputerKeyWord"><text:span text:style-name="T16"><text:s text:c="3"/></text:span></text:span><text:span text:style-name="_5f_OOoComputerIdent"><text:span text:style-name="T19">a</text:span></text:span><text:span text:style-name="_5f_OOoComputerBase"><text:span text:style-name="T19">.</text:span></text:span><text:span text:style-name="_5f_OOoComputerIdent"><text:span text:style-name="T19">loop</text:span></text:span><text:span text:style-name="_5f_OOoComputerBase"><text:span text:style-name="T19">(</text:span></text:span><text:span text:style-name="_5f_OOoComputerLiteral"><text:span text:style-name="T19">'walk'</text:span></text:span><text:span text:style-name="_5f_OOoComputerBase"><text:span text:style-name="T19">,</text:span></text:span><text:span text:style-name="_5f_OOoComputerKeyWord"><text:span text:style-name="T16"> </text:span></text:span><text:span text:style-name="_5f_OOoComputerIdent"><text:span text:style-name="T19">partName</text:span></text:span><text:span text:style-name="_5f_OOoComputerKeyWord"><text:span text:style-name="T16"> </text:span></text:span><text:span text:style-name="_5f_OOoComputerBase"><text:span text:style-name="T19">=</text:span></text:span><text:span text:style-name="_5f_OOoComputerKeyWord"><text:span text:style-name="T16"> </text:span></text:span><text:span text:style-name="_5f_OOoComputerLiteral"><text:span text:style-name="T19">'legs'</text:span></text:span><text:span text:style-name="_5f_OOoComputerBase"><text:span text:style-name="T19">)</text:span></text:span></text:p>
      <text:p text:style-name="P30"/>
      <text:h text:style-name="P61" text:outline-level="2"><text:bookmark-start text:name="__RefHeading__7908_869075401"/><text:span text:style-name="_5f_OOoComputerKeyWord"><text:span text:style-name="T16">MULTIGEN MODEL FLAGS</text:span></text:span><text:bookmark-end text:name="__RefHeading__7908_869075401"/></text:h>
      <text:p text:style-name="P30"><text:span text:style-name="_5f_OOoComputerKeyWord"><text:span text:style-name="T16">This document describes the different kinds of model flags one can place in</text:span></text:span></text:p>
      <text:p text:style-name="P30"><text:span text:style-name="_5f_OOoComputerKeyWord"><text:span text:style-name="T16">the comment field of MultiGen group beads. <text:s/>The general format for a model</text:span></text:span></text:p>
      <text:p text:style-name="P30"><text:span text:style-name="_5f_OOoComputerKeyWord"><text:span text:style-name="T16">flag is: </text:span></text:span></text:p>
      <text:p text:style-name="P30"><text:span text:style-name="_5f_OOoComputerKeyWord"><text:span text:style-name="T16"><text:s text:c="23"/>&lt;egg&gt; { &lt;FLAGNAME&gt; {value} }</text:span></text:span></text:p>
      <text:p text:style-name="P30"/>
      <text:p text:style-name="P30"><text:span text:style-name="_5f_OOoComputerKeyWord"><text:span text:style-name="T16">The most up-to-date version of this document can be found in:</text:span></text:span></text:p>
      <text:p text:style-name="P30"/>
      <text:p text:style-name="P30"><text:span text:style-name="_5f_OOoComputerKeyWord"><text:span text:style-name="T16"><text:s text:c="19"/>$PANDA/src/doc/howto.MultiGenModelFlags</text:span></text:span></text:p>
      <text:p text:style-name="P30"/>
      <text:p text:style-name="P30"><text:span text:style-name="_5f_OOoComputerKeyWord"><text:span text:style-name="T16">***************************************************************************</text:span></text:span></text:p>
      <text:p text:style-name="Contents_20_1"><text:bookmark-start text:name="__RefHeading__7910_869075401"/><text:span text:style-name="_5f_OOoComputerKeyWord"><text:span text:style-name="T16"><text:s text:c="33"/>QUICKREF</text:span></text:span><text:bookmark-end text:name="__RefHeading__7910_869075401"/></text:p>
      <text:p text:style-name="P30"><text:span text:style-name="_5f_OOoComputerKeyWord"><text:span text:style-name="T16">***************************************************************************</text:span></text:span></text:p>
      <text:p text:style-name="P30"/>
      <text:p text:style-name="P30"><text:span text:style-name="_5f_OOoComputerKeyWord"><text:span text:style-name="T16"><text:s text:c="12"/>FLAG <text:s text:c="31"/>DESCRIPTION</text:span></text:span></text:p>
      <text:p text:style-name="P30"><text:span text:style-name="_5f_OOoComputerKeyWord"><text:span text:style-name="T16">------------------------------- <text:s text:c="4"/>----------------------------------------</text:span></text:span></text:p>
      <text:p text:style-name="P30"/>
      <text:p text:style-name="P30"><text:span text:style-name="_5f_OOoComputerKeyWord"><text:span text:style-name="T16">&lt;egg&gt; { &lt;Model&gt; <text:s text:c="5"/>{1} } <text:s text:c="9"/>Handle to show/hide, color, etc. a chunk</text:span></text:span></text:p>
      <text:p text:style-name="P30"><text:span text:style-name="_5f_OOoComputerKeyWord"><text:span text:style-name="T16">&lt;egg&gt; { &lt;DCS&gt; <text:s text:c="7"/>{1} } <text:s text:c="9"/>Handle to move, rotate, scale a chunk</text:span></text:span></text:p>
      <text:p text:style-name="P30"><text:span text:style-name="_5f_OOoComputerKeyWord"><text:span text:style-name="T16">&lt;egg&gt; { &lt;ObjectType&gt; {barrier} } <text:s text:c="3"/>Invisible collision surface</text:span></text:span></text:p>
      <text:p text:style-name="P30"><text:span text:style-name="_5f_OOoComputerKeyWord"><text:span text:style-name="T16">&lt;egg&gt; { &lt;ObjectType&gt; {trigger} } <text:s text:c="3"/>Invisible trigger polygon</text:span></text:span></text:p>
      <text:p text:style-name="P30"><text:span text:style-name="_5f_OOoComputerKeyWord"><text:span text:style-name="T16">&lt;egg&gt; { &lt;ObjectType&gt; {floor} } <text:s text:c="5"/>Collides with vertical ray</text:span></text:span></text:p>
      <text:p text:style-name="P30"><text:span text:style-name="_5f_OOoComputerKeyWord"><text:span text:style-name="T16"><text:s text:c="36"/>(used to specify avatar height and zone)</text:span></text:span></text:p>
      <text:p text:style-name="P30"><text:span text:style-name="_5f_OOoComputerKeyWord"><text:span text:style-name="T16">&lt;egg&gt; { &lt;ObjectType&gt; {sphere} } <text:s text:c="13"/>Invisible sphere collision surface</text:span></text:span></text:p>
      <text:p text:style-name="P30"><text:span text:style-name="_5f_OOoComputerKeyWord"><text:span text:style-name="T16">&lt;egg&gt; { &lt;ObjectType&gt; {trigger-sphere} } <text:s text:c="5"/>Invisible sphere collision surface</text:span></text:span></text:p>
      <text:p text:style-name="P30"><text:span text:style-name="_5f_OOoComputerKeyWord"><text:span text:style-name="T16">&lt;egg&gt; { &lt;ObjectType&gt; {camera-collide} } <text:s text:c="13"/>Invisible collision surface for camera</text:span></text:span></text:p>
      <text:p text:style-name="P30"><text:span text:style-name="_5f_OOoComputerKeyWord"><text:span text:style-name="T16">&lt;egg&gt; { &lt;ObjectType&gt; {camera-collide-sphere} } <text:s text:c="6"/>Invisible collision surface for camera</text:span></text:span></text:p>
      <text:p text:style-name="P30"><text:span text:style-name="_5f_OOoComputerKeyWord"><text:span text:style-name="T16">&lt;egg&gt; { &lt;ObjectType&gt; {camera-barrier} } <text:s text:c="5"/>Invisible collision surface for camera and colliders</text:span></text:span></text:p>
      <text:p text:style-name="P30"><text:span text:style-name="_5f_OOoComputerKeyWord"><text:span text:style-name="T16">&lt;egg&gt; { &lt;ObjectType&gt; {camera-barrier-sphere} } <text:s text:c="4"/>Invisible sphere collision surface for camera and colliders</text:span></text:span></text:p>
      <text:p text:style-name="P30"><text:span text:style-name="_5f_OOoComputerKeyWord"><text:span text:style-name="T16">&lt;egg&gt; { &lt;ObjectType&gt; {backstage} } <text:s/>Modeling reference object</text:span></text:span></text:p>
      <text:p text:style-name="P30"><text:span text:style-name="_5f_OOoComputerKeyWord"><text:span text:style-name="T16">&lt;egg&gt; { &lt;Decal&gt; <text:s text:c="5"/>{1} } <text:s text:c="9"/>Decal the node below to me </text:span></text:span></text:p>
      <text:p text:style-name="P30"><text:span text:style-name="_5f_OOoComputerKeyWord"><text:span text:style-name="T16"><text:s text:c="36"/>(like a window on a wall)</text:span></text:span></text:p>
      <text:p text:style-name="P30"><text:span text:style-name="_5f_OOoComputerKeyWord"><text:span text:style-name="T16">&lt;egg&gt; { &lt;Scalar&gt; fps { # } } <text:s text:c="7"/>Set rate of animation for a pfSequence</text:span></text:span></text:p>
      <text:p text:style-name="P30"/>
      <text:p text:style-name="P30"/>
      <text:p text:style-name="P30"><text:span text:style-name="_5f_OOoComputerKeyWord"><text:span text:style-name="T16">***************************************************************************</text:span></text:span></text:p>
      <text:p text:style-name="Contents_20_1"><text:bookmark-start text:name="__RefHeading__7912_869075401"/><text:span text:style-name="_5f_OOoComputerKeyWord"><text:span text:style-name="T16"><text:s text:c="34"/>DETAILS</text:span></text:span><text:bookmark-end text:name="__RefHeading__7912_869075401"/></text:p>
      <text:p text:style-name="P30"><text:span text:style-name="_5f_OOoComputerKeyWord"><text:span text:style-name="T16">***************************************************************************</text:span></text:span></text:p>
      <text:p text:style-name="P49"><text:span text:style-name="_5f_OOoComputerKeyWord"><text:span text:style-name="T16">The player uses several different types of model flags: HANDLES, BEHAVIORS,</text:span></text:span></text:p>
      <text:p text:style-name="P30"><text:span text:style-name="_5f_OOoComputerKeyWord"><text:span text:style-name="T16">and PROPERTIES. <text:s/>The following sections give examples of some of the most</text:span></text:span></text:p>
      <text:p text:style-name="P30"><text:span text:style-name="_5f_OOoComputerKeyWord"><text:span text:style-name="T16">common flag/value pairs and describes what they are used for.</text:span></text:span></text:p>
      <text:h text:style-name="Heading_20_3" text:outline-level="3"><text:bookmark-start text:name="__RefHeading__7914_869075401"/><text:span text:style-name="_5f_OOoComputerKeyWord"><text:span text:style-name="T16">HANDLES </text:span></text:span><text:bookmark-end text:name="__RefHeading__7914_869075401"/></text:h>
      <text:p text:style-name="P30"/>
      <text:p text:style-name="P30"><text:span text:style-name="_5f_OOoComputerKeyWord"><text:span text:style-name="T16"><text:s text:c="3"/>These flags give the programmers handles which they can use to</text:span></text:span></text:p>
      <text:p text:style-name="P30"><text:span text:style-name="_5f_OOoComputerKeyWord"><text:span text:style-name="T16"><text:s text:c="3"/>show/hide, move around, control the texture, etc. of selected segments</text:span></text:span></text:p>
      <text:p text:style-name="P30"><text:span text:style-name="_5f_OOoComputerKeyWord"><text:span text:style-name="T16"><text:s text:c="3"/>(chunks) of the model. <text:s/>The handle is the name of the object bead in</text:span></text:span></text:p>
      <text:p text:style-name="P30"><text:span text:style-name="_5f_OOoComputerKeyWord"><text:span text:style-name="T16"><text:s text:c="3"/>which one places the flag (so names like red-hut are more useful than</text:span></text:span></text:p>
      <text:p text:style-name="P30"><text:span text:style-name="_5f_OOoComputerKeyWord"><text:span text:style-name="T16"><text:s text:c="3"/>names like o34).</text:span></text:span></text:p>
      <text:p text:style-name="P30"/>
      <text:p text:style-name="P30"><text:span text:style-name="_5f_OOoComputerKeyWord"><text:span text:style-name="T16">&lt;egg&gt; { &lt;Model&gt; {1} } <text:s text:c="2"/></text:span></text:span></text:p>
      <text:p text:style-name="P30"/>
      <text:p text:style-name="P30"><text:span text:style-name="_5f_OOoComputerKeyWord"><text:span text:style-name="T16"><text:s text:c="3"/>Used to show/hide, change the color, or change the collision properties </text:span></text:span></text:p>
      <text:p text:style-name="P30"><text:span text:style-name="_5f_OOoComputerKeyWord"><text:span text:style-name="T16"><text:s text:c="3"/>of a chunk.</text:span></text:span></text:p>
      <text:p text:style-name="P30"/>
      <text:p text:style-name="P30"><text:span text:style-name="_5f_OOoComputerKeyWord"><text:span text:style-name="T16">&lt;egg&gt; { &lt;DCS&gt; {1} } <text:s text:c="4"/></text:span></text:span></text:p>
      <text:p text:style-name="P30"/>
      <text:p text:style-name="P30"><text:span text:style-name="_5f_OOoComputerKeyWord"><text:span text:style-name="T16"><text:s text:c="3"/>Used to move, rotate, or scale a chunk of the model. <text:s/>Also can be used</text:span></text:span></text:p>
      <text:p text:style-name="P30"><text:span text:style-name="_5f_OOoComputerKeyWord"><text:span text:style-name="T16"><text:s text:c="3"/>(like the &lt;Model&gt; flag) to show/hide, change the color, and change the</text:span></text:span></text:p>
      <text:p text:style-name="P30"><text:span text:style-name="_5f_OOoComputerKeyWord"><text:span text:style-name="T16"><text:s text:c="3"/>collision properties of a chunk.</text:span></text:span></text:p>
      <text:p text:style-name="P30"/>
      <text:p text:style-name="P30"/>
      <text:h text:style-name="Heading_20_3" text:outline-level="3"><text:bookmark-start text:name="__RefHeading__7916_869075401"/><text:span text:style-name="_5f_OOoComputerKeyWord"><text:span text:style-name="T16">BEHAVIORS</text:span></text:span><text:bookmark-end text:name="__RefHeading__7916_869075401"/></text:h>
      <text:p text:style-name="P30"/>
      <text:p text:style-name="P30"><text:span text:style-name="_5f_OOoComputerKeyWord"><text:span text:style-name="T16"><text:s text:c="3"/>These flags are used to control collision properties, visibility and</text:span></text:span></text:p>
      <text:p text:style-name="P30"><text:span text:style-name="_5f_OOoComputerKeyWord"><text:span text:style-name="T16"><text:s text:c="3"/>behavior of selected chunks. <text:s/>An "X" in the associated column means:</text:span></text:span></text:p>
      <text:p text:style-name="P30"/>
      <text:p text:style-name="P30"><text:span text:style-name="_5f_OOoComputerKeyWord"><text:span text:style-name="T16"><text:s text:c="6"/>VISIBLE <text:s/>the object can be seen (see NOTE below for invisible objects)</text:span></text:span></text:p>
      <text:p text:style-name="P30"><text:span text:style-name="_5f_OOoComputerKeyWord"><text:span text:style-name="T16"><text:s text:c="6"/>SOLID <text:s text:c="3"/>avatars can not pass through the object</text:span></text:span></text:p>
      <text:p text:style-name="P30"><text:span text:style-name="_5f_OOoComputerKeyWord"><text:span text:style-name="T16"><text:s text:c="6"/>EVENT <text:s text:c="3"/>an event is thrown whenever an avatar collides with the object</text:span></text:span></text:p>
      <text:p text:style-name="P30"/>
      <text:p text:style-name="P30"><text:span text:style-name="_5f_OOoComputerKeyWord"><text:span text:style-name="T16"><text:s text:c="39"/>VISIBLE <text:s text:c="5"/>SOLID <text:s text:c="6"/>EVENT</text:span></text:span></text:p>
      <text:p text:style-name="P30"><text:span text:style-name="_5f_OOoComputerKeyWord"><text:span text:style-name="T16"><text:s text:c="39"/>------- <text:s text:c="4"/>------- <text:s text:c="4"/>-------</text:span></text:span></text:p>
      <text:p text:style-name="P30"><text:span text:style-name="_5f_OOoComputerKeyWord"><text:span text:style-name="T16">&lt;egg&gt; { &lt;ObjectType&gt; {barrier} } <text:s text:c="21"/>X <text:s text:c="10"/>X</text:span></text:span></text:p>
      <text:p text:style-name="P30"/>
      <text:p text:style-name="P30"><text:span text:style-name="_5f_OOoComputerKeyWord"><text:span text:style-name="T16">&lt;egg&gt; { &lt;ObjectType&gt; {trigger} } <text:s text:c="33"/>X</text:span></text:span></text:p>
      <text:p text:style-name="P30"/>
      <text:p text:style-name="P30"><text:span text:style-name="_5f_OOoComputerKeyWord"><text:span text:style-name="T16">&lt;egg&gt; { &lt;ObjectType&gt; {backstage} }</text:span></text:span></text:p>
      <text:p text:style-name="P30"/>
      <text:p text:style-name="P49"/>
      <text:p text:style-name="Contents_20_1"><text:bookmark-start text:name="__RefHeading__7918_869075401"/><text:span text:style-name="_5f_OOoComputerKeyWord"><text:span text:style-name="T16"><text:s text:c="3"/>Descriptions</text:span></text:span><text:bookmark-end text:name="__RefHeading__7918_869075401"/></text:p>
      <text:p text:style-name="P30"/>
      <text:p text:style-name="P30"><text:span text:style-name="_5f_OOoComputerKeyWord"><text:span text:style-name="T16"><text:s text:c="6"/>- <text:s/>BARRIERS are invisible objects that block the avatars. <text:s/>Use these</text:span></text:span></text:p>
      <text:p text:style-name="P30"><text:span text:style-name="_5f_OOoComputerKeyWord"><text:span text:style-name="T16"><text:s text:c="9"/>to funnel avatars through doorways, keep them from falling off</text:span></text:span></text:p>
      <text:p text:style-name="P30"><text:span text:style-name="_5f_OOoComputerKeyWord"><text:span text:style-name="T16"><text:s text:c="9"/>bridges, and so on.</text:span></text:span></text:p>
      <text:p text:style-name="P30"><text:span text:style-name="_5f_OOoComputerKeyWord"><text:span text:style-name="T16"><text:s text:c="6"/>- <text:s/>TRIGGERS can be used to signal when avatars have entered a certain</text:span></text:span></text:p>
      <text:p text:style-name="P30"><text:span text:style-name="_5f_OOoComputerKeyWord"><text:span text:style-name="T16"><text:s text:c="9"/>area of the model. <text:s/>One could place a trigger polygon in front of</text:span></text:span></text:p>
      <text:p text:style-name="P30"><text:span text:style-name="_5f_OOoComputerKeyWord"><text:span text:style-name="T16"><text:s text:c="9"/>a door, for example, so the player can tell when the avatar has</text:span></text:span></text:p>
      <text:p text:style-name="P30"><text:span text:style-name="_5f_OOoComputerKeyWord"><text:span text:style-name="T16"><text:s text:c="9"/>moved through the door.</text:span></text:span></text:p>
      <text:p text:style-name="P30"><text:span text:style-name="_5f_OOoComputerKeyWord"><text:span text:style-name="T16"><text:s text:c="6"/>- <text:s/>BACKSTAGE objects are not translated over to the player. <text:s/>Modelers</text:span></text:span></text:p>
      <text:p text:style-name="P30"><text:span text:style-name="_5f_OOoComputerKeyWord"><text:span text:style-name="T16"><text:s text:c="9"/>should use this flag on reference objects that they include to help </text:span></text:span></text:p>
      <text:p text:style-name="P30"><text:span text:style-name="_5f_OOoComputerKeyWord"><text:span text:style-name="T16"><text:s text:c="9"/>in the modeling task (such as scale references)</text:span></text:span></text:p>
      <text:p text:style-name="P30"/>
      <text:p text:style-name="Contents_20_1"><text:bookmark-start text:name="__RefHeading__7920_869075401"/><text:span text:style-name="_5f_OOoComputerKeyWord"><text:span text:style-name="T16"><text:s text:c="3"/>IMPORTANT NOTE</text:span></text:span><text:bookmark-end text:name="__RefHeading__7920_869075401"/></text:p>
      <text:p text:style-name="P30"/>
      <text:p text:style-name="P30"><text:span text:style-name="_5f_OOoComputerKeyWord"><text:span text:style-name="T16"><text:s text:c="3"/>It is not necessary, and in fact some cases it will actually cause</text:span></text:span></text:p>
      <text:p text:style-name="P30"><text:span text:style-name="_5f_OOoComputerKeyWord"><text:span text:style-name="T16"><text:s text:c="3"/>problems if you set the transparency value for the invisible objects</text:span></text:span></text:p>
      <text:p text:style-name="P30"><text:span text:style-name="_5f_OOoComputerKeyWord"><text:span text:style-name="T16"><text:s text:c="3"/>above (barrier, trigger, eye-trigger) to 0.0. <text:s/>These objects will</text:span></text:span></text:p>
      <text:p text:style-name="P30"><text:span text:style-name="_5f_OOoComputerKeyWord"><text:span text:style-name="T16"><text:s text:c="3"/>automatically be invisible in the player if they have been flagged as</text:span></text:span></text:p>
      <text:p text:style-name="P30"><text:span text:style-name="_5f_OOoComputerKeyWord"><text:span text:style-name="T16"><text:s text:c="3"/>one of these three invisible types. <text:s/>If you wish to make it clear in</text:span></text:span></text:p>
      <text:p text:style-name="P30"><text:span text:style-name="_5f_OOoComputerKeyWord"><text:span text:style-name="T16"><text:s text:c="3"/>MultiGen that these objects are invisible objects, set the transparency</text:span></text:span></text:p>
      <text:p text:style-name="P30"><text:span text:style-name="_5f_OOoComputerKeyWord"><text:span text:style-name="T16"><text:s text:c="3"/>value to some intermediate level (0.5). <text:s/>Again, do not set the</text:span></text:span></text:p>
      <text:p text:style-name="P30"><text:span text:style-name="_5f_OOoComputerKeyWord"><text:span text:style-name="T16"><text:s text:c="3"/>transparency value to 0.0.</text:span></text:span></text:p>
      <text:h text:style-name="Heading_20_3" text:outline-level="3"><text:bookmark-start text:name="__RefHeading__7922_869075401"/><text:span text:style-name="_5f_OOoComputerKeyWord"><text:span text:style-name="T16"><text:s/>PROPERTIES </text:span></text:span><text:bookmark-end text:name="__RefHeading__7922_869075401"/></text:h>
      <text:p text:style-name="P30"/>
      <text:p text:style-name="P30"><text:span text:style-name="_5f_OOoComputerKeyWord"><text:span text:style-name="T16">These are used to control properties of selected chunks. </text:span></text:span></text:p>
      <text:p text:style-name="P30"/>
      <text:p text:style-name="P30"><text:span text:style-name="_5f_OOoComputerKeyWord"><text:span text:style-name="T16">&lt;egg&gt; { &lt;Scalar&gt; fps { frame-rate } }</text:span></text:span></text:p>
      <text:p text:style-name="P30"/>
      <text:p text:style-name="P30"><text:span text:style-name="_5f_OOoComputerKeyWord"><text:span text:style-name="T16"><text:s text:c="3"/>This specifies the rate of animation for a pfSequence node</text:span></text:span></text:p>
      <text:p text:style-name="P30"/>
      <text:p text:style-name="P30"><text:span text:style-name="_5f_OOoComputerKeyWord"><text:span text:style-name="T16">***************************************************************************</text:span></text:span></text:p>
      <text:p text:style-name="Contents_20_1"><text:bookmark-start text:name="__RefHeading__7924_869075401"/><text:span text:style-name="_5f_OOoComputerKeyWord"><text:span text:style-name="T16"><text:s text:c="35"/>NOTES</text:span></text:span><text:bookmark-end text:name="__RefHeading__7924_869075401"/></text:p>
      <text:p text:style-name="P30"><text:span text:style-name="_5f_OOoComputerKeyWord"><text:span text:style-name="T16">***************************************************************************</text:span></text:span></text:p>
      <text:p text:style-name="P30"/>
      <text:p text:style-name="P30"><text:span text:style-name="_5f_OOoComputerKeyWord"><text:span text:style-name="T16">1) Combinations</text:span></text:span></text:p>
      <text:p text:style-name="P30"/>
      <text:p text:style-name="P30"><text:span text:style-name="_5f_OOoComputerKeyWord"><text:span text:style-name="T16"><text:s text:c="3"/>Multiple Flag/value pairs can be combined within an single &lt;egg&gt; field.</text:span></text:span></text:p>
      <text:p text:style-name="P30"><text:span text:style-name="_5f_OOoComputerKeyWord"><text:span text:style-name="T16"><text:s text:c="3"/>For example:</text:span></text:span></text:p>
      <text:p text:style-name="P49"><text:span text:style-name="_5f_OOoComputerKeyWord"><text:span text:style-name="T16">&lt;egg&gt; { &lt;Model&gt; {1} <text:s/></text:span></text:span></text:p>
      <text:p text:style-name="P30"><text:span text:style-name="_5f_OOoComputerKeyWord"><text:span text:style-name="T16"><text:s text:c="11"/>&lt;ObjectType&gt; {barrier} }</text:span></text:span></text:p>
      <text:p text:style-name="P30"/>
      <text:p text:style-name="P30"><text:span text:style-name="_5f_OOoComputerKeyWord"><text:span text:style-name="T16"><text:s text:c="3"/>Generally, the &lt;Model&gt; flag can be combined with most other flags</text:span></text:span></text:p>
      <text:p text:style-name="P30"><text:span text:style-name="_5f_OOoComputerKeyWord"><text:span text:style-name="T16"><text:s text:c="3"/>(except DCS). <text:s/>Each bead, however, can only have *one* &lt;ObjectType&gt; flag.</text:span></text:span></text:p>
      <text:p text:style-name="P30"/>
      <text:p text:style-name="P30"><text:span text:style-name="_5f_OOoComputerKeyWord"><text:span text:style-name="T16">2) Newlines, spaces, and case (usually) do not matter. <text:s/>This above entry</text:span></text:span></text:p>
      <text:p text:style-name="P30"><text:span text:style-name="_5f_OOoComputerKeyWord"><text:span text:style-name="T16"><text:s text:c="3"/>could also be written as:</text:span></text:span></text:p>
      <text:p text:style-name="P30"/>
      <text:p text:style-name="P30"><text:span text:style-name="_5f_OOoComputerKeyWord"><text:span text:style-name="T16"><text:s text:c="3"/>&lt;egg&gt;{&lt;model&gt;{1}&lt;objecttype&gt;{barrier}}</text:span></text:span></text:p>
      <text:p text:style-name="P30"><text:span text:style-name="_5f_OOoComputerKeyWord"><text:span text:style-name="T16"><text:s text:c="9"/></text:span></text:span></text:p>
      <text:p text:style-name="P30"><text:span text:style-name="_5f_OOoComputerKeyWord"><text:span text:style-name="T16">3) Where to place the flags</text:span></text:span></text:p>
      <text:p text:style-name="P30"/>
      <text:p text:style-name="P30"><text:span text:style-name="_5f_OOoComputerKeyWord"><text:span text:style-name="T16"><text:s text:c="3"/>All model flags except &lt;Normal&gt; flags are generally placed in the</text:span></text:span></text:p>
      <text:p text:style-name="P30"><text:span text:style-name="_5f_OOoComputerKeyWord"><text:span text:style-name="T16"><text:s text:c="3"/>topmost group bead of the geometry to which the flag applies.</text:span></text:span></text:p>
      <text:p text:style-name="P30"/>
      <text:p text:style-name="P30"><text:span text:style-name="_5f_OOoComputerKeyWord"><text:span text:style-name="T16"><text:s text:c="9"/>GROUP <text:s/>&lt;- place flags here, except &lt;Normal&gt;</text:span></text:span></text:p>
      <text:p text:style-name="P30"><text:span text:style-name="_5f_OOoComputerKeyWord"><text:span text:style-name="T16"><text:s text:c="11"/>|</text:span></text:span></text:p>
      <text:p text:style-name="P30"><text:span text:style-name="_5f_OOoComputerKeyWord"><text:span text:style-name="T16"><text:s text:c="11"/>---------------------------</text:span></text:span></text:p>
      <text:p text:style-name="P30"><text:span text:style-name="_5f_OOoComputerKeyWord"><text:span text:style-name="T16"><text:s text:c="11"/>| <text:s text:c="11"/>| <text:s text:c="11"/>|</text:span></text:span></text:p>
      <text:p text:style-name="P30"><text:span text:style-name="_5f_OOoComputerKeyWord"><text:span text:style-name="T16"><text:s text:c="8"/>OBJECT1 <text:s text:c="5"/>OBJECT2 <text:s text:c="5"/>OBJECT3 .....</text:span></text:span></text:p>
      <text:p text:style-name="P30"><text:span text:style-name="_5f_OOoComputerKeyWord"><text:span text:style-name="T16"><text:s text:c="11"/>| <text:s text:c="11"/>| <text:s text:c="11"/>|</text:span></text:span></text:p>
      <text:p text:style-name="P30"><text:span text:style-name="_5f_OOoComputerKeyWord"><text:span text:style-name="T16"><text:s text:c="8"/>polygons <text:s text:c="4"/>polygons <text:s text:c="4"/>polygons <text:s/>&lt;- place &lt;Normal&gt; flag here</text:span></text:span></text:p>
      <text:p text:style-name="P30"/>
      <text:p text:style-name="P30"><text:span text:style-name="_5f_OOoComputerKeyWord"><text:span text:style-name="T16"><text:s text:c="3"/>Flags can also be placed in object beads, though for consistency sake</text:span></text:span></text:p>
      <text:p text:style-name="P30"><text:span text:style-name="_5f_OOoComputerKeyWord"><text:span text:style-name="T16"><text:s text:c="3"/>its better to place them in the group beads.</text:span></text:span></text:p>
      <text:p text:style-name="P30"/>
      <text:p text:style-name="P30"><text:span text:style-name="_5f_OOoComputerKeyWord"><text:span text:style-name="T16">4) Flags at different levels in the model</text:span></text:span></text:p>
      <text:p text:style-name="P30"/>
      <text:p text:style-name="P30"><text:span text:style-name="_5f_OOoComputerKeyWord"><text:span text:style-name="T16"><text:s text:c="3"/>Flags in lower level beads generally override flags in upper level</text:span></text:span></text:p>
      <text:p text:style-name="P30"><text:span text:style-name="_5f_OOoComputerKeyWord"><text:span text:style-name="T16"><text:s text:c="3"/>beads. </text:span></text:span></text:p>
      <text:p text:style-name="P30"/>
      <text:p text:style-name="P30"><text:span text:style-name="_5f_OOoComputerKeyWord"><text:span text:style-name="T16">5) For more detailed information see </text:span></text:span><text:a xlink:type="simple" xlink:href="#__RefHeading__7670_869075401" text:style-name="Index_20_Link" text:visited-style-name="Index_20_Link"><text:span text:style-name="_5f_OOoComputerKeyWord"><text:span text:style-name="T16">THE PHILOSOPHY OF EGG FILES</text:span></text:span></text:a><text:span text:style-name="_5f_OOoComputerKeyWord"><text:span text:style-name="T16"> in Part 2 of this manual or refer to source in <text:s/>$PANDA/src/doc/eggSyntax.txt.</text:span></text:span></text:p>
      <text:h text:style-name="P61" text:outline-level="2"><text:bookmark-start text:name="__RefHeading__31226_1927442421"/>Multi-Texturing in Maya<text:bookmark-end text:name="__RefHeading__31226_1927442421"/></text:h>
      <text:p text:style-name="P31"/>
      <text:p text:style-name="P31">A good rule of thumb is to create your Multi-Layered shader first to get an idea of what kind of blendmode you want. You can do that by using Maya's kLayeredShader.</text:p>
      <text:p text:style-name="P31"/>
      <text:p text:style-name="P31">Following blendmode from Maya is supported directly in Panda.</text:p>
      <text:p text:style-name="P31"/>
      <text:p text:style-name="P31">"Multiply" =&gt; "Modulate"</text:p>
      <text:p text:style-name="P31">"Over" =&gt; "Decal"</text:p>
      <text:p text:style-name="P31">"Add" =&gt; "Add"</text:p>
      <text:p text:style-name="P31"/>
      <text:p text:style-name="P31">More blendmodes will be supported very soon. You should be able to pview this change if you restart Maya from the "runmaya.bat" (or however you restart maya).</text:p>
      <text:p text:style-name="P31"/>
      <text:p text:style-name="P31">Once the shader is setup, you should create the texture coordinates or uvsets for your multitexture. Make sure, the uvset name matches the shader names that you made</text:p>
      <text:p text:style-name="P31">in the kLayeredShader. For Example, if the two shaders (not the texure file name) in your kLayeredShader are called "base" and "top", then your geometry (that will have</text:p>
      <text:p text:style-name="P31">the layeresShader) will have two uvsets called "base" and "top".</text:p>
      <text:p text:style-name="P31"/>
      <text:p text:style-name="P31">After this you will link the uvsets to the appropriate shaders.</text:p>
      <text:p text:style-name="P31"/>
      <text:p text:style-name="P31">A reminder note: by default the alpha channel of the texture on the bottom is dropped in the conversion. If you want to retain the alpha channel of your texture, </text:p>
      <text:p text:style-name="P31">please make a connection to the alpha channel in Maya when setting up the shader (alpha on the layerShader will be highlighted in yellow).</text:p>
      <text:p text:style-name="P31"/>
      <text:h text:style-name="P61" text:outline-level="2"><text:bookmark-start text:name="__RefHeading__31228_1927442421"/>Config<text:bookmark-end text:name="__RefHeading__31228_1927442421"/></text:h>
      <text:p text:style-name="P32">This document describes the use of the Panda's Config.prc</text:p>
      <text:p text:style-name="P32">configuration files and the runtime subsystem that extracts values</text:p>
      <text:p text:style-name="P32">from these files, defined in dtool/src/prc.</text:p>
      <text:p text:style-name="P32"/>
      <text:p text:style-name="P32">The Config.prc files are used for runtime configuration only, and are</text:p>
      <text:p text:style-name="P32">not related to the Config.pp files, which control compile-time</text:p>
      <text:p text:style-name="P32">configuration. <text:s/>If you are looking for documentation on the Config.pp</text:p>
      <text:p text:style-name="P32">files, see howto.use_ppremake.txt, and ppremake-*.txt, in this</text:p>
      <text:p text:style-name="P32">directory.</text:p>
      <text:p text:style-name="P32"/>
      <text:p text:style-name="P32"/>
      <text:h text:style-name="Heading_20_3" text:outline-level="3"><text:bookmark-start text:name="__RefHeading__31230_1927442421"/>USING THE PRC FILES<text:bookmark-end text:name="__RefHeading__31230_1927442421"/></text:h>
      <text:p text:style-name="P32"/>
      <text:p text:style-name="P32">In its default mode, when Panda starts up it will search in the</text:p>
      <text:p text:style-name="P32">install/etc directory (or in the directory named by the environment</text:p>
      <text:p text:style-name="P32">variable PRC_DIR if it is set) for all files named *.prc (that is, any</text:p>
      <text:p text:style-name="P32">files with an extension of "prc") and read each of them for runtime</text:p>
      <text:p text:style-name="P32">configuration. <text:s/>(It is possible to change this default behavior; see</text:p>
      <text:p text:style-name="P32">COMPILE-TIME OPTIONS FOR FINDING PRC FILES, below.)</text:p>
      <text:p text:style-name="P32"/>
      <text:p text:style-name="P32">All of the prc files are loaded in alphabetical order, so that the</text:p>
      <text:p text:style-name="P32">files that have alphabetically later names are loaded last. <text:s/>Since</text:p>
      <text:p text:style-name="P32">variables defined in an later file may shadow variables defined in an</text:p>
      <text:p text:style-name="P32">earlier file, this means that filenames towards the end of the</text:p>
      <text:p text:style-name="P32">alphabet have the most precedence.</text:p>
      <text:p text:style-name="P32"/>
      <text:p text:style-name="P32">Panda by default installs a handful of system prc files into the</text:p>
      <text:p text:style-name="P32">install/etc directory. <text:s/>These files have names beginning with digits,</text:p>
      <text:p text:style-name="P32">like 20_panda.prc and 40_direct.prc, so that they will be loaded in a</text:p>
      <text:p text:style-name="P32">particular order. <text:s/>If you create your own prc file in this directory,</text:p>
      <text:p text:style-name="P32">we recommend that you begin its filename with letters, so that it will</text:p>
      <text:p text:style-name="P32">sort to the bottom of the list and will therefore override any of the</text:p>
      <text:p text:style-name="P32">default variables defined in the system prc files.</text:p>
      <text:p text:style-name="P32"/>
      <text:p text:style-name="P32"/>
      <text:p text:style-name="P32">Within a particular prc file, you may define any number of</text:p>
      <text:p text:style-name="P32">configuration variables and their associated value. <text:s/>Each definition</text:p>
      <text:p text:style-name="P32">must appear one per line, with at least one space separating the</text:p>
      <text:p text:style-name="P50">variable and its definition, e.g.:</text:p>
      <text:p text:style-name="P32"/>
      <text:p text:style-name="P32">load-display pandagl</text:p>
      <text:p text:style-name="P32"/>
      <text:p text:style-name="P32">This specifies that the variable "load-display" should have the value</text:p>
      <text:p text:style-name="P32">"pandagl".</text:p>
      <text:p text:style-name="P32"/>
      <text:p text:style-name="P32">Comments may also appear in the file; they are introduced by a leading</text:p>
      <text:p text:style-name="P32">hash mark (#). <text:s/>A comment may be on a line by itself, or it may be on</text:p>
      <text:p text:style-name="P32">the same line following a variable definition; if it is on the same</text:p>
      <text:p text:style-name="P32">line as a variable definition, the hash mark must be preceded by at</text:p>
      <text:p text:style-name="P32">least one space to separate it from the definition.</text:p>
      <text:p text:style-name="P32"/>
      <text:p text:style-name="P32"/>
      <text:p text:style-name="P32">The legal values that you may specify for any particular variable</text:p>
      <text:p text:style-name="P32">depends on the variable. <text:s/>The complete list of available variables and</text:p>
      <text:p text:style-name="P32">the valid values for each is not documented here (a list of the most</text:p>
      <text:p text:style-name="P32">commonly modified variables appears in another document, but also see</text:p>
      <text:p text:style-name="P32">cvMgr.listVariables(), below).</text:p>
      <text:p text:style-name="P32"/>
      <text:p text:style-name="P32">Many variables accept any string value (such as load-display, above);</text:p>
      <text:p text:style-name="P32">many others, such as aspect-ratio, expect a numeric value.</text:p>
      <text:p text:style-name="P32"/>
      <text:p text:style-name="P32">A large number of variables expect a simple boolean true/false value.</text:p>
      <text:p text:style-name="P32">You may observe the Python convention of using 0 vs. 1 to represent</text:p>
      <text:p text:style-name="P32">false vs. true; or you may literally type "false" or "true", or just</text:p>
      <text:p text:style-name="P32">"f" and "t". <text:s/>For historical reasons, Panda also recognizes the Scheme</text:p>
      <text:p text:style-name="P32">convention of "#f" and "#t".</text:p>
      <text:p text:style-name="P32"/>
      <text:p text:style-name="P32"/>
      <text:p text:style-name="P32">Most variables only accept one value at a time. <text:s/>If there are two</text:p>
      <text:p text:style-name="P32">different definitions for a given variable in the same file, the</text:p>
      <text:p text:style-name="P32">topmost definition applies. <text:s/>If there are two different definitions in</text:p>
      <text:p text:style-name="P32">two different files, the definition given in the file loaded later</text:p>
      <text:p text:style-name="P32">applies.</text:p>
      <text:p text:style-name="P32"/>
      <text:p text:style-name="P32">However, some variables accept multiple values. <text:s/>This is particularly</text:p>
      <text:p text:style-name="P32">common for variables that name search directories, like model-path.</text:p>
      <text:p text:style-name="P32">In the case of this kind of variable, all definitions given for the</text:p>
      <text:p text:style-name="P32">variable are taken together; it is possible to extend the definition</text:p>
      <text:p text:style-name="P32">by adding another prc file, but you cannot remove any value defined in</text:p>
      <text:p text:style-name="P32">a previously-loaded prc file.</text:p>
      <text:p text:style-name="P50"/>
      <text:h text:style-name="Heading_20_3" text:outline-level="3"><text:bookmark-start text:name="__RefHeading__31232_1927442421"/>DEFINING CONFIG VARIABLES<text:bookmark-end text:name="__RefHeading__31232_1927442421"/></text:h>
      <text:p text:style-name="P32"/>
      <text:p text:style-name="P32">New config variables may be defined on-the-fly in either C++ or Python</text:p>
      <text:p text:style-name="P32">code. <text:s/>To do this, create an instance of one of the following classes:</text:p>
      <text:p text:style-name="P32"/>
      <text:p text:style-name="P32">ConfigVariableString</text:p>
      <text:p text:style-name="P32">ConfigVariableBool</text:p>
      <text:p text:style-name="P32">ConfigVariableInt</text:p>
      <text:p text:style-name="P32">ConfigVariableDouble</text:p>
      <text:p text:style-name="P32">ConfigVariableFilename</text:p>
      <text:p text:style-name="P32">ConfigVariableEnum (C++ only)</text:p>
      <text:p text:style-name="P32">ConfigVariableList</text:p>
      <text:p text:style-name="P32">ConfigVariableSearchPath</text:p>
      <text:p text:style-name="P32"/>
      <text:p text:style-name="P32">These each define a config variable of the corresponding type. <text:s/>For</text:p>
      <text:p text:style-name="P32">instance, a ConfigVariableInt defines a variable whose value must</text:p>
      <text:p text:style-name="P32">always be an integer value. <text:s/>The most common variable types are the</text:p>
      <text:p text:style-name="P32">top four, which are self-explanatory; the remaining four are special</text:p>
      <text:p text:style-name="P32">types:</text:p>
      <text:p text:style-name="P32"/>
      <text:p text:style-name="P32">ConfigVariableFilename -</text:p>
      <text:p text:style-name="P32"/>
      <text:p text:style-name="P32"><text:s text:c="2"/>This is a convenience class which behaves very much like a</text:p>
      <text:p text:style-name="P32"><text:s text:c="2"/>ConfigVariableString, except that it automatically converts from</text:p>
      <text:p text:style-name="P32"><text:s text:c="2"/>OS-specific filenames that may be given in the prc file to</text:p>
      <text:p text:style-name="P32"><text:s text:c="2"/>Panda-specific filenames, and it also automatically expands</text:p>
      <text:p text:style-name="P32"><text:s text:c="2"/>environment variable references, so that the user may name a file</text:p>
      <text:p text:style-name="P32"><text:s text:c="2"/>based on the value of an environment variable</text:p>
      <text:p text:style-name="P32"><text:s text:c="2"/>(e.g. $PANDAMODELS/file.egg).</text:p>
      <text:p text:style-name="P32"/>
      <text:p text:style-name="P32">ConfigVariableEnum -</text:p>
      <text:p text:style-name="P32"/>
      <text:p text:style-name="P32"><text:s text:c="2"/>This is a special template class available in C++ only. <text:s/>It provides</text:p>
      <text:p text:style-name="P32"><text:s text:c="2"/>a convenient way to define a variable that may accept any of a</text:p>
      <text:p text:style-name="P32"><text:s text:c="2"/>handful of different values, each of which is defined by a keyword.</text:p>
      <text:p text:style-name="P32"><text:s text:c="2"/>For instance, the text-encoding variable may be set to any of</text:p>
      <text:p text:style-name="P32"><text:s text:c="2"/>"iso8859", "utf8", or "unicode", which correspond to</text:p>
      <text:p text:style-name="P32"><text:s text:c="2"/>TextEncoder::E_iso8859, E_utf8, and E_unicode, respectively.</text:p>
      <text:p text:style-name="P32"/>
      <text:p text:style-name="P32"><text:s text:c="2"/>The ConfigVariableEnum class relies on a having sensible pair of</text:p>
      <text:p text:style-name="P50"><text:s text:c="2"/>functions defined for operator &lt;&lt; (ostream) and operator &gt;&gt;(istream)</text:p>
      <text:p text:style-name="P32"><text:s/>for the enumerated type. <text:s/>These two functions should</text:p>
      <text:p text:style-name="P32"><text:s text:c="2"/>reverse each other, so that the output operator generates a keyword</text:p>
      <text:p text:style-name="P32"><text:s text:c="2"/>for each value of the enumerated type, and the input operator</text:p>
      <text:p text:style-name="P32"><text:s text:c="2"/>recognizes each of the keywords generated by the output operator.</text:p>
      <text:p text:style-name="P32"/>
      <text:p text:style-name="P32"><text:s text:c="2"/>This is a template class. <text:s/>It is templated on its enumerated type,</text:p>
      <text:p text:style-name="P32"><text:s text:c="2"/>e.g. ConfigVariableEnum&lt;TextEncoder::Encoding&gt;.</text:p>
      <text:p text:style-name="P32"/>
      <text:p text:style-name="P32">ConfigVariableList -</text:p>
      <text:p text:style-name="P32"/>
      <text:p text:style-name="P32"><text:s text:c="2"/>This class defines a special config variable that records all of its</text:p>
      <text:p text:style-name="P32"><text:s text:c="2"/>definitions appearing in all prc files and retrieves them as a list,</text:p>
      <text:p text:style-name="P32"><text:s text:c="2"/>instead of a standard config variable that returns only the topmost</text:p>
      <text:p text:style-name="P32"><text:s text:c="2"/>definition. <text:s/>(See "some variables accept multiple values", above.)</text:p>
      <text:p text:style-name="P32"/>
      <text:p text:style-name="P32"><text:s text:c="2"/>Unlike the other kinds of config variables, a ConfigVariableList is</text:p>
      <text:p text:style-name="P32"><text:s text:c="2"/>read-only; it can be modified only by loading additional prc files,</text:p>
      <text:p text:style-name="P32"><text:s text:c="2"/>rather than directly setting its value. <text:s/>Also, its constructor lacks</text:p>
      <text:p text:style-name="P32"><text:s text:c="2"/>a default_value parameter, since there is no default value (if the</text:p>
      <text:p text:style-name="P32"><text:s text:c="2"/>variable is not defined in any prc file, it simply returns an empty</text:p>
      <text:p text:style-name="P32"><text:s text:c="2"/>list).</text:p>
      <text:p text:style-name="P32"/>
      <text:p text:style-name="P32">ConfigVariableSearchPath -</text:p>
      <text:p text:style-name="P32"/>
      <text:p text:style-name="P32"><text:s text:c="2"/>This class is very similar to a ConfigVariableList, above, except</text:p>
      <text:p text:style-name="P32"><text:s text:c="2"/>that it is intended specifically to represent the multiple</text:p>
      <text:p text:style-name="P32"><text:s text:c="2"/>directories of a search path. <text:s/>In general, a</text:p>
      <text:p text:style-name="P32"><text:s text:c="2"/>ConfigVariableSearchPath variable can be used in place of a</text:p>
      <text:p text:style-name="P32"><text:s text:c="2"/>DSearchPath variable.</text:p>
      <text:p text:style-name="P32"/>
      <text:p text:style-name="P32"><text:s text:c="2"/>Unlike ConfigVariableList, instances of this variable can be locally</text:p>
      <text:p text:style-name="P32"><text:s text:c="2"/>modified by appending or prepending additional directory names.</text:p>
      <text:p text:style-name="P32"/>
      <text:p text:style-name="P32"/>
      <text:p text:style-name="P32">In general, each of the constructors to the above classes accepts the</text:p>
      <text:p text:style-name="P32">following parameters:</text:p>
      <text:p text:style-name="P32"/>
      <text:p text:style-name="P32">(name, default_value, description = "", flags = 0)</text:p>
      <text:p text:style-name="P32"/>
      <text:p text:style-name="P32">The default_value parameter should be of the same type as the variable</text:p>
      <text:p text:style-name="P32">itself; for instance, the default_value for a ConfigVariableBool must</text:p>
      <text:p text:style-name="P50"/>
      <text:p text:style-name="P32">be either true or false. <text:s/>The ConfigVariableList and ConfigVariableSearchPath constructors do not have a default_value</text:p>
      <text:p text:style-name="P32">parameter.</text:p>
      <text:p text:style-name="P32"/>
      <text:p text:style-name="P32">The description should be a sentence or two describing the purpose of</text:p>
      <text:p text:style-name="P32">the variable and the effects of setting it. <text:s/>It will be reported with</text:p>
      <text:p text:style-name="P32">variable.getDescription() or ConfigVariableManager.listVariables();</text:p>
      <text:p text:style-name="P32">see QUERYING CONFIG VARIABLES, below.</text:p>
      <text:p text:style-name="P32"/>
      <text:p text:style-name="P32">The flags variable is usually set to 0, but it may be an integer trust</text:p>
      <text:p text:style-name="P32">level and/or the union of any of the values in the enumerated type</text:p>
      <text:p text:style-name="P32">ConfigFlags::VariableFlags. <text:s/>For the most part, this is used to</text:p>
      <text:p text:style-name="P32">restrict the variable from being set by unsigned prc files. <text:s/>See</text:p>
      <text:p text:style-name="P32">SIGNED PRC FILES, below.</text:p>
      <text:p text:style-name="P32"/>
      <text:p text:style-name="P32">Once you have created a config variable of the appropriate type, you</text:p>
      <text:p text:style-name="P32">may generally treat it directly as a simple variable of that type.</text:p>
      <text:p text:style-name="P32">This works in both C++ and in Python. <text:s/>For instance, you may write</text:p>
      <text:p text:style-name="P32">code such as this:</text:p>
      <text:p text:style-name="P32"/>
      <text:p text:style-name="P32">ConfigVariableInt foo_level("foo-level", -1, "The level of foo");</text:p>
      <text:p text:style-name="P32"/>
      <text:p text:style-name="P32">if (foo_level &lt; 0) {</text:p>
      <text:p text:style-name="P32"><text:s text:c="2"/>cerr &lt;&lt; "You didn't specify a valid foo_level!\n";</text:p>
      <text:p text:style-name="P32"/>
      <text:p text:style-name="P32">} else {</text:p>
      <text:p text:style-name="P32"><text:s text:c="2"/>// Four snarfs for every foo.</text:p>
      <text:p text:style-name="P32"><text:s text:c="2"/>int snarf_level = 4 * foo_level;</text:p>
      <text:p text:style-name="P32">}</text:p>
      <text:p text:style-name="P32"/>
      <text:p text:style-name="P32">In rare cases, you may find that the implicit typecast operators</text:p>
      <text:p text:style-name="P32">aren't resolved properly by the compiler; if this happens, you can use</text:p>
      <text:p text:style-name="P32">variable.get_value() to retrieve the variable's value explicitly.</text:p>
      <text:p text:style-name="P32"/>
      <text:p text:style-name="P32"/>
      <text:h text:style-name="Heading_20_3" text:outline-level="3"><text:bookmark-start text:name="__RefHeading__31234_1927442421"/>DIRECTLY ASSIGNING CONFIG VARIABLES<text:bookmark-end text:name="__RefHeading__31234_1927442421"/></text:h>
      <text:p text:style-name="P32"/>
      <text:p text:style-name="P32">In general, config variables can be directly assigned values</text:p>
      <text:p text:style-name="P32">appropriate to their type, as if they were ordinary variables. <text:s/>In</text:p>
      <text:p text:style-name="P32">C++, the assignment operator is overloaded to perform this function,</text:p>
      <text:p text:style-name="P50"/>
      <text:p text:style-name="P32">e.g.:</text:p>
      <text:p text:style-name="P32"><text:s/>foo_level = 5;</text:p>
      <text:p text:style-name="P32">In Python, this syntax is not possible--the assignment operator in</text:p>
      <text:p text:style-name="P32">Python completely replaces the value of the assigned symbol and cannot</text:p>
      <text:p text:style-name="P32">be overloaded. <text:s/>So the above statement in Python would replace</text:p>
      <text:p text:style-name="P32">foo_level with an actual integer of the value 5. <text:s/>In many cases, this</text:p>
      <text:p text:style-name="P32">is close enough to what you intended anyway, but if you want to keep</text:p>
      <text:p text:style-name="P32">the original functionality of the config variable (e.g. so you can</text:p>
      <text:p text:style-name="P32">restore it to its original value later), you need to use the</text:p>
      <text:p text:style-name="P32">set_value() method instead, like this:</text:p>
      <text:p text:style-name="P32"/>
      <text:p text:style-name="P32"><text:s text:c="2"/>fooLevel.setValue(5)</text:p>
      <text:p text:style-name="P32"/>
      <text:p text:style-name="P32">When you assign a variable locally, the new definition shadows all prc</text:p>
      <text:p text:style-name="P32">files that have been read or will ever be read, until you clear your</text:p>
      <text:p text:style-name="P32">definition. <text:s/>To restore a variable to its original value as defined by</text:p>
      <text:p text:style-name="P32">the topmost prc file, use clear_local_value():</text:p>
      <text:p text:style-name="P32"/>
      <text:p text:style-name="P32"><text:s text:c="2"/>fooLevel.clearLocalValue()</text:p>
      <text:p text:style-name="P32"/>
      <text:p text:style-name="P32">This interface for assigning config variables is primarily intended</text:p>
      <text:p text:style-name="P32">for the convenience of developing an application interactively; it is</text:p>
      <text:p text:style-name="P32">sometimes useful to change the value of a variable on the fly.</text:p>
      <text:p text:style-name="P32"/>
      <text:p text:style-name="P32"/>
      <text:h text:style-name="Heading_20_3" text:outline-level="3"><text:bookmark-start text:name="__RefHeading__31236_1927442421"/>QUERYING CONFIG VARIABLES<text:bookmark-end text:name="__RefHeading__31236_1927442421"/></text:h>
      <text:p text:style-name="P32"/>
      <text:p text:style-name="P32">There are several mechanisms for finding out the values of individual</text:p>
      <text:p text:style-name="P32">config variables, as well as for finding the complete list of</text:p>
      <text:p text:style-name="P32">available config variables.</text:p>
      <text:p text:style-name="P32"/>
      <text:p text:style-name="P32">In particular, one easy way to query an existing config variable's</text:p>
      <text:p text:style-name="P32">value is simply to create a new instance of that variable, e.g.:</text:p>
      <text:p text:style-name="P32"/>
      <text:p text:style-name="P32"><text:s text:c="2"/>print ConfigVariableInt("foo-level")</text:p>
      <text:p text:style-name="P32"/>
      <text:p text:style-name="P32">The default value and comment are optional if another instance of the</text:p>
      <text:p text:style-name="P32">same config variable has previously been created, supplying these</text:p>
      <text:p text:style-name="P32">parameters. <text:s/>However, it is an error if no instance of a particular</text:p>
      <text:p text:style-name="P32">config variable specifies a default value. <text:s/>It is also an error (but</text:p>
      <text:p text:style-name="P50"/>
      <text:p text:style-name="P32">it is treated as a warning) if two different instances of a variable</text:p>
      <text:p text:style-name="P32">specify different default values.</text:p>
      <text:p text:style-name="P32">(Note that, although it is convenient to create a new instance of the</text:p>
      <text:p text:style-name="P32">variable in order to query or modify its value interactively, we</text:p>
      <text:p text:style-name="P32">recommend that all the references to a particular variable in code</text:p>
      <text:p text:style-name="P32">should use the same instance wherever possible. <text:s/>This minimizes the</text:p>
      <text:p text:style-name="P32">potential confusion about which instance should define the variable's</text:p>
      <text:p text:style-name="P32">default value and/or description, and reduces chance of conflicts</text:p>
      <text:p text:style-name="P32">should two such instances differ.)</text:p>
      <text:p text:style-name="P32"/>
      <text:p text:style-name="P32">If you don't know the type of the variable, you can also simply create</text:p>
      <text:p text:style-name="P32">an instance of the generic ConfigVariable class, for the purpose of</text:p>
      <text:p text:style-name="P32">querying an existing variable only (you should not define a new</text:p>
      <text:p text:style-name="P32">variable using the generic class).</text:p>
      <text:p text:style-name="P32"/>
      <text:p text:style-name="P32">To find out more detail about a variable and its value, use the ls()</text:p>
      <text:p text:style-name="P32">method in Python (or the write() method in C++), e.g.:</text:p>
      <text:p text:style-name="P32"/>
      <text:p text:style-name="P32"><text:s text:c="2"/>ConfigVariable("foo-level").ls()</text:p>
      <text:p text:style-name="P32"/>
      <text:p text:style-name="P32">In addition to the variable's current and default values, this also</text:p>
      <text:p text:style-name="P32">prints a list of all of the prc files that contributed to the value of</text:p>
      <text:p text:style-name="P32">the variable, as well as the description provided for the variable.</text:p>
      <text:p text:style-name="P32"/>
      <text:p text:style-name="P32">To get a list of all known config variables, use the methods on</text:p>
      <text:p text:style-name="P32">ConfigVariableManager. <text:s/>In C++, you can get a pointer this object via</text:p>
      <text:p text:style-name="P32">ConfigVariableManager::get_global_ptr(); in Python, use the cvMgr</text:p>
      <text:p text:style-name="P32">builtin, created by ShowBase.py.</text:p>
      <text:p text:style-name="P32"/>
      <text:p text:style-name="P32"><text:s text:c="2"/>print cvMgr</text:p>
      <text:p text:style-name="P32"/>
      <text:p text:style-name="P32"><text:s text:c="4"/>Lists all of the variables in active use: all of the variables</text:p>
      <text:p text:style-name="P32"><text:s text:c="4"/>whose value has been set by one or more prc files, along with the</text:p>
      <text:p text:style-name="P32"><text:s text:c="4"/>name of the prc file that defines that value.</text:p>
      <text:p text:style-name="P32"/>
      <text:p text:style-name="P32"><text:s text:c="2"/>cvMgr.listVariables()</text:p>
      <text:p text:style-name="P32"/>
      <text:p text:style-name="P32"><text:s text:c="4"/>Lists all of the variables currently known to the config system;</text:p>
      <text:p text:style-name="P32"><text:s text:c="4"/>that is, all variables for which a ConfigVariable instance has</text:p>
      <text:p text:style-name="P32"><text:s text:c="4"/>been created at runtime, whether or not its value has been changed</text:p>
      <text:p text:style-name="P32"><text:s text:c="4"/>from the default. <text:s/>This may omit variables defined in some unused</text:p>
      <text:p text:style-name="P50"/>
      <text:p text:style-name="P32"><text:s text:c="4"/>subsystem (like pandaegg, for instance), and it will omit</text:p>
      <text:p text:style-name="P32"><text:s text:c="4"/>variables defined by Python code which hasn't yet been executed</text:p>
      <text:p text:style-name="P32"><text:s text:c="4"/>(e.g. variables within defined with a function that hasn't yet <text:s/>been called).</text:p>
      <text:p text:style-name="P32">This will also omit variables deemed to be "dynamic" variables,</text:p>
      <text:p text:style-name="P32"><text:s text:c="4"/>for instance all of the notify-level-* variables, and variables</text:p>
      <text:p text:style-name="P32"><text:s text:c="4"/>such as pstats-active-*. <text:s/>These are omitted simply to keep the</text:p>
      <text:p text:style-name="P32"><text:s text:c="4"/>list of variable names manageable, since the list of dynamic</text:p>
      <text:p text:style-name="P32"><text:s text:c="4"/>variable names tends to be very large. <text:s/>Use</text:p>
      <text:p text:style-name="P32"><text:s text:c="4"/>cvMgr.listDynamicVariables() if you want to see these variable</text:p>
      <text:p text:style-name="P32"><text:s text:c="4"/>names.</text:p>
      <text:p text:style-name="P32"/>
      <text:p text:style-name="P32"><text:s text:c="2"/>cvMgr.listUnusedVariables()</text:p>
      <text:p text:style-name="P32"/>
      <text:p text:style-name="P32"><text:s text:c="4"/>Lists all of the variables that have been defined by some prc</text:p>
      <text:p text:style-name="P32"><text:s text:c="4"/>file, but which are not known to the config system (no</text:p>
      <text:p text:style-name="P32"><text:s text:c="4"/>ConfigVariable instance has yet been created for this variable).</text:p>
      <text:p text:style-name="P32"><text:s text:c="4"/>These variables may represent misspellings or typos in your prc</text:p>
      <text:p text:style-name="P32"><text:s text:c="4"/>file, or they may be old variables which are no longer used in the</text:p>
      <text:p text:style-name="P32"><text:s text:c="4"/>system. <text:s/>However, they may also be legitimate variables for some</text:p>
      <text:p text:style-name="P32"><text:s text:c="4"/>subsystem or application which simply has not been loaded; there</text:p>
      <text:p text:style-name="P32"><text:s text:c="4"/>is no way for Panda to make this distinction.</text:p>
      <text:p text:style-name="P32"/>
      <text:p text:style-name="P32"/>
      <text:h text:style-name="Heading_20_3" text:outline-level="3"><text:bookmark-start text:name="__RefHeading__31238_1927442421"/>RE-READING PRC FILES<text:bookmark-end text:name="__RefHeading__31238_1927442421"/></text:h>
      <text:p text:style-name="P32"/>
      <text:p text:style-name="P32">If you modify a prc file at some point after Panda has started, Panda</text:p>
      <text:p text:style-name="P32">will not automatically know that it needs to reload its config files</text:p>
      <text:p text:style-name="P32">and will not therefore automatically recognize your change. <text:s/>However,</text:p>
      <text:p text:style-name="P32">you can force this to happen by making the following call:</text:p>
      <text:p text:style-name="P32"/>
      <text:p text:style-name="P32"><text:s text:c="2"/>ConfigPageManager::get_global_ptr()-&gt;reload_implicit_pages()</text:p>
      <text:p text:style-name="P32"/>
      <text:p text:style-name="P32">Or, in Python:</text:p>
      <text:p text:style-name="P32"/>
      <text:p text:style-name="P32"><text:s text:c="2"/>cpMgr.reloadImplicitPages()</text:p>
      <text:p text:style-name="P32"/>
      <text:p text:style-name="P32">This will tell Panda to re-read all of the prc files it found</text:p>
      <text:p text:style-name="P32">automatically at startup and update the variables' values accordingly.</text:p>
      <text:p text:style-name="P32"/>
      <text:h text:style-name="P65" text:outline-level="3"/>
      <text:p text:style-name="P44"/>
      <text:h text:style-name="Heading_20_3" text:outline-level="3"><text:bookmark-start text:name="__RefHeading__31240_1927442421"/>RUNTIME PRC FILE MANAGEMENT<text:bookmark-end text:name="__RefHeading__31240_1927442421"/></text:h>
      <text:p text:style-name="P32"/>
      <text:p text:style-name="P32">In addition to the prc files that are found and loaded automatically by Panda at startup, you can load files up at runtime as needed. <text:s/>The</text:p>
      <text:p text:style-name="P32">functions to manage this are defined in load_prc_file.h:</text:p>
      <text:p text:style-name="P32"/>
      <text:p text:style-name="P32"><text:s text:c="2"/>ConfigPage *page = load_prc_file("myPage.prc")</text:p>
      <text:p text:style-name="P32"/>
      <text:p text:style-name="P32"><text:s text:c="2"/>...</text:p>
      <text:p text:style-name="P32"/>
      <text:p text:style-name="P32"><text:s text:c="2"/>unload_prc_file(page);</text:p>
      <text:p text:style-name="P32"/>
      <text:p text:style-name="P32">(The above shows the C++ syntax; the corresponding Python code is</text:p>
      <text:p text:style-name="P32">similar, but of course the functions are named loadPrcFile() and</text:p>
      <text:p text:style-name="P32">unloadPrcFile().)</text:p>
      <text:p text:style-name="P32"/>
      <text:p text:style-name="P32">That is to say, you can call load_prc_file() to load up a new prc file</text:p>
      <text:p text:style-name="P32">at any time. <text:s/>Each file you load is added to a LIFO stack of prc</text:p>
      <text:p text:style-name="P32">files. <text:s/>If a variable is defined in more than one prc file, the</text:p>
      <text:p text:style-name="P32">topmost file on the stack (i.e. the one most recently loaded) is the</text:p>
      <text:p text:style-name="P32">one that defines the variable's value.</text:p>
      <text:p text:style-name="P32"/>
      <text:p text:style-name="P32">You can call unload_prc_file() at any time to unload a file that you</text:p>
      <text:p text:style-name="P32">have previously loaded. <text:s/>This removes the file from the stack and</text:p>
      <text:p text:style-name="P32">allows any variables it modified to return to their previous value.</text:p>
      <text:p text:style-name="P32">The single parameter to unload_prc_file() should be the pointer that</text:p>
      <text:p text:style-name="P32">was returned from the corresponding call to load_prc_file(). <text:s/>Once you</text:p>
      <text:p text:style-name="P32">have called unload_prc_file(), the pointer is invalid and should no</text:p>
      <text:p text:style-name="P32">longer be used. <text:s/>It is an error to call unload_prc_file() twice on the</text:p>
      <text:p text:style-name="P32">same pointer.</text:p>
      <text:p text:style-name="P32"/>
      <text:p text:style-name="P32">The filename passed to load_prc_file() may refer to any file that is</text:p>
      <text:p text:style-name="P32">on the standard prc file search path (e.g. $PRC_DIR), as well as on</text:p>
      <text:p text:style-name="P32">the model-path. <text:s/>It may be a physical file on disk, or a subfile of a</text:p>
      <text:p text:style-name="P32">multifile (and mounted via Panda's virtual file system).</text:p>
      <text:p text:style-name="P32"/>
      <text:p text:style-name="P32">If your prc file is stored as an in-memory string instead of as a disk</text:p>
      <text:p text:style-name="P32">file (for instance, maybe you just built it up), you can use the</text:p>
      <text:p text:style-name="P32">load_prc_file_data() method to load the prc file from the string data.</text:p>
      <text:p text:style-name="P32">The first parameter is an arbitrary name to assign to your in-memory</text:p>
      <text:p text:style-name="P50"/>
      <text:p text:style-name="P32">prc file; supply a filename if you have one, or use some other name</text:p>
      <text:p text:style-name="P32">that is meaningful to you.</text:p>
      <text:p text:style-name="P32"/>
      <text:p text:style-name="P32">You can see the complete list of prc files that have been loaded into</text:p>
      <text:p text:style-name="P32">the config system at any given time, including files loaded explicitly</text:p>
      <text:p text:style-name="P32">via load_prc_file(), as well as files found in the standard prc file</text:p>
      <text:p text:style-name="P32">search path and loaded implicitly at startup. <text:s/>Simply use</text:p>
      <text:p text:style-name="P32">ConfigPageManager::write(), e.g. in Python:</text:p>
      <text:p text:style-name="P32"/>
      <text:p text:style-name="P32"><text:s text:c="2"/>print cpMgr</text:p>
      <text:p text:style-name="P32"/>
      <text:p text:style-name="P32"/>
      <text:h text:style-name="Heading_20_3" text:outline-level="3"><text:bookmark-start text:name="__RefHeading__31242_1927442421"/>COMPILE-TIME OPTIONS FOR FINDING PRC FILES<text:bookmark-end text:name="__RefHeading__31242_1927442421"/></text:h>
      <text:p text:style-name="P32"/>
      <text:p text:style-name="P32">As described above in USING THE PRC FILES, Panda's default startup</text:p>
      <text:p text:style-name="P32">behavior is to load all files named *.prc in the directory named by</text:p>
      <text:p text:style-name="P32">the environment variable PRC_DIR. <text:s/>This is actually a bit of an</text:p>
      <text:p text:style-name="P32">oversimplification. <text:s/>The complete default behavior is as follows:</text:p>
      <text:p text:style-name="P32"/>
      <text:p text:style-name="P32">(1) If PRC_PATH is set, separate it into a list of directories and</text:p>
      <text:p text:style-name="P32"><text:s text:c="4"/>make a search path out of it.</text:p>
      <text:p text:style-name="P32"/>
      <text:p text:style-name="P32">(2) If PRC_DIR is set, prepend it onto the search path defined by</text:p>
      <text:p text:style-name="P32"><text:s text:c="4"/>PRC_PATH, above.</text:p>
      <text:p text:style-name="P32"/>
      <text:p text:style-name="P32">(3) If neither was set, put the compiled-in value for DEFAULT_PRC_DIR,</text:p>
      <text:p text:style-name="P32"><text:s text:c="4"/>which is usually the install/etc directory, alone on the search</text:p>
      <text:p text:style-name="P32"><text:s text:c="4"/>path.</text:p>
      <text:p text:style-name="P32"/>
      <text:p text:style-name="P32"><text:s text:c="4"/>Steps (1), (2), and (3) define what is referred to in this</text:p>
      <text:p text:style-name="P32"><text:s text:c="4"/>document as "the standard prc search path". <text:s/>You can query this</text:p>
      <text:p text:style-name="P32"><text:s text:c="4"/>search path via cpMgr.getSearchPath().</text:p>
      <text:p text:style-name="P32"/>
      <text:p text:style-name="P32">(4) Look for all files named *.prc on each directory of the resulting</text:p>
      <text:p text:style-name="P32"><text:s text:c="4"/>search path, and load them up in reverse search path order, and</text:p>
      <text:p text:style-name="P32"><text:s text:c="4"/>within each directory, in forward alphabetical order. <text:s/>This means</text:p>
      <text:p text:style-name="P32"><text:s text:c="4"/>that directories listed first on the search path override</text:p>
      <text:p text:style-name="P32"><text:s text:c="4"/>directories listed later, and within a directory, files</text:p>
      <text:p text:style-name="P32"><text:s text:c="4"/>alphabetically later override files alphabetically earlier.</text:p>
      <text:p text:style-name="P50"/>
      <text:p text:style-name="P32"/>
      <text:p text:style-name="P32">This describes the default behavior, without any modifications to</text:p>
      <text:p text:style-name="P32">Config.pp. <text:s/>If you wish, you can further fine-tune each of the above</text:p>
      <text:p text:style-name="P32">steps by defining various Config.pp variables at compile time. <text:s/>The</text:p>
      <text:p text:style-name="P32">following Config.pp variables may be defined:</text:p>
      <text:p text:style-name="P32"/>
      <text:p text:style-name="P32">#define PRC_PATH_ENVVARS PRC_PATH</text:p>
      <text:p text:style-name="P32">#define PRC_DIR_ENVVARS PRC_DIR</text:p>
      <text:p text:style-name="P32">These name the environment variable(s) to use instead of PRC_PATH</text:p>
      <text:p text:style-name="P32"><text:s text:c="2"/>and PRC_DIR. <text:s/>In either case, you may name multiple environment</text:p>
      <text:p text:style-name="P32"><text:s text:c="2"/>variables separated by a space; each variable is consulted one at a</text:p>
      <text:p text:style-name="P32"><text:s text:c="2"/>time, in the order named, and the results are concatenated.</text:p>
      <text:p text:style-name="P32"/>
      <text:p text:style-name="P32"><text:s text:c="2"/>For instance, if you put the following line in your Config.pp file:</text:p>
      <text:p text:style-name="P32"/>
      <text:p text:style-name="P32"><text:s text:c="2"/>#define PRC_PATH_ENVVARS CFG_PATH ETC_PATH</text:p>
      <text:p text:style-name="P32"/>
      <text:p text:style-name="P32"><text:s text:c="2"/>Then instead of checking $PRC_PATH in step (1), above, Panda will</text:p>
      <text:p text:style-name="P32"><text:s text:c="2"/>first check $CFG_PATH, and then $ETC_PATH, and the final search path</text:p>
      <text:p text:style-name="P32"><text:s text:c="2"/>will be the concatenation of both.</text:p>
      <text:p text:style-name="P32"/>
      <text:p text:style-name="P32"><text:s text:c="2"/>You can also define either or both of PRC_PATH_ENVVARS or</text:p>
      <text:p text:style-name="P32"><text:s text:c="2"/>PRC_DIR_ENVVARS to the empty string; this will disable runtime</text:p>
      <text:p text:style-name="P32"><text:s text:c="2"/>checking of environment variables, and force all prc files to be</text:p>
      <text:p text:style-name="P32"><text:s text:c="2"/>loaded from the directory named by DEFAULT_PRC_DIR.</text:p>
      <text:p text:style-name="P32"/>
      <text:p text:style-name="P32">#define PRC_PATTERNS *.prc</text:p>
      <text:p text:style-name="P32"/>
      <text:p text:style-name="P32"><text:s text:c="2"/>This describes the filename patterns that are used to identify prc</text:p>
      <text:p text:style-name="P32"><text:s text:c="2"/>files in each directory in step(4), above. <text:s/>The default is *.prc,</text:p>
      <text:p text:style-name="P32"><text:s text:c="2"/>but you can change this if you have any reason to. <text:s/>You can specify</text:p>
      <text:p text:style-name="P32"><text:s text:c="2"/>multiple filename patterns separated by a space. <text:s/>For instance, if</text:p>
      <text:p text:style-name="P32"><text:s text:c="2"/>you still have some config files named "Configrc", following an</text:p>
      <text:p text:style-name="P32"><text:s text:c="2"/>older Panda convention, you can define the following in your</text:p>
      <text:p text:style-name="P32"><text:s text:c="2"/>Config.pp file:</text:p>
      <text:p text:style-name="P32"/>
      <text:p text:style-name="P32"><text:s text:c="2"/>#define PRC_PATTERNS *.prc Configrc</text:p>
      <text:p text:style-name="P32"/>
      <text:p text:style-name="P32"><text:s text:c="2"/>This will cause Panda to recognize files named "Configrc", as well</text:p>
      <text:p text:style-name="P32"><text:s text:c="2"/>as any file ending in the extension prc, as a legitimate prc file.</text:p>
      <text:p text:style-name="P32"/>
      <text:p text:style-name="P50"/>
      <text:p text:style-name="P32">#define DEFAULT_PRC_DIR $[INSTALL_DIR]/etc</text:p>
      <text:p text:style-name="P32"/>
      <text:p text:style-name="P32"><text:s text:c="2"/>This is the directory from which to load prc files if all of the</text:p>
      <text:p text:style-name="P32"><text:s text:c="2"/>variables named by PRC_PATH_ENVVARS and PRC_DIR_ENVVARS are</text:p>
      <text:p text:style-name="P32"><text:s text:c="2"/>undefined or empty.</text:p>
      <text:p text:style-name="P32"/>
      <text:p text:style-name="P32">#define DEFAULT_PATHSEP</text:p>
      <text:p text:style-name="P32"><text:s text:c="2"/>This doesn't strictly apply to the config system, since it globally</text:p>
      <text:p text:style-name="P32"><text:s text:c="2"/>affects search paths throughout Panda. <text:s/>This specifies the character</text:p>
      <text:p text:style-name="P32"><text:s text:c="2"/>or characters used to separate the different directory names of a</text:p>
      <text:p text:style-name="P32"><text:s text:c="2"/>search path, for instance $PRC_PATH. <text:s/>The default character is ':'</text:p>
      <text:p text:style-name="P32"><text:s text:c="2"/>on Unix, and ';' on Windows. <text:s/>If you specify multiple characters,</text:p>
      <text:p text:style-name="P32"><text:s text:c="2"/>any of them may be used as a separator.</text:p>
      <text:p text:style-name="P32"/>
      <text:p text:style-name="P32"/>
      <text:h text:style-name="Heading_20_3" text:outline-level="3"><text:bookmark-start text:name="__RefHeading__31244_1927442421"/>EXECUTABLE PRC FILES<text:bookmark-end text:name="__RefHeading__31244_1927442421"/></text:h>
      <text:p text:style-name="P32"/>
      <text:p text:style-name="P32">One esoteric feature of Panda's config system is the ability to</text:p>
      <text:p text:style-name="P32">automatically execute a standalone program which generates a prc file</text:p>
      <text:p text:style-name="P32">as output.</text:p>
      <text:p text:style-name="P32"/>
      <text:p text:style-name="P32">This feature is not enabled by default. <text:s/>To enable it, you must define</text:p>
      <text:p text:style-name="P32">the Config.pp variable PRC_EXECUTABLE_PATTERNS before you build Panda.</text:p>
      <text:p text:style-name="P32">This variable is similar to PRC_PATTERNS, described above, except it</text:p>
      <text:p text:style-name="P32">names file names which, when found along the standard prc search path,</text:p>
      <text:p text:style-name="P32">should be taken to be the name of an executable program. <text:s/>Panda will</text:p>
      <text:p text:style-name="P32">execute each of these programs, in the appropriate order according to</text:p>
      <text:p text:style-name="P32">alphabetical sorting with the regular prc files, and whatever the</text:p>
      <text:p text:style-name="P32">program writes to standard output is taken to be the contents of a prc</text:p>
      <text:p text:style-name="P32">file.</text:p>
      <text:p text:style-name="P32"/>
      <text:p text:style-name="P32">By default the contents of the environment variable</text:p>
      <text:p text:style-name="P32">$PRC_EXECUTABLE_ARGS are passed as arguments to the executable</text:p>
      <text:p text:style-name="P32">program. <text:s/>You can change this to a different environment variable by</text:p>
      <text:p text:style-name="P32">redefining PRC_EXECUTABLE_ARGS_ENVVAR in your Config.pp (or prevent</text:p>
      <text:p text:style-name="P32">the passing of arguments by defining this to the empty string).</text:p>
      <text:p text:style-name="P32"/>
      <text:p text:style-name="P50"/>
      <text:p text:style-name="P32"/>
      <text:h text:style-name="Heading_20_3" text:outline-level="3"><text:bookmark-start text:name="__RefHeading__31246_1927442421"/>SIGNED PRC FILES<text:bookmark-end text:name="__RefHeading__31246_1927442421"/></text:h>
      <text:p text:style-name="P32"/>
      <text:p text:style-name="P32">Another esoteric feature of Panda's config system is the ability to</text:p>
      <text:p text:style-name="P32">restrict certain config variables to modification only by a prc file</text:p>
      <text:p text:style-name="P32">that has been provided by an authorized source. <text:s/>This is primarily</text:p>
      <text:p text:style-name="P32">useful when Panda is to be used for deployment of applications (games,</text:p>
      <text:p text:style-name="P32">etc.) to a client; it has little utility in a fully trusted</text:p>
      <text:p text:style-name="P32">environment.</text:p>
      <text:p text:style-name="P32"/>
      <text:p text:style-name="P32">When this feature is enabled, you can specify an optional trust level</text:p>
      <text:p text:style-name="P32">to each ConfigVariable constructor. <text:s/>The trust level is an integer</text:p>
      <text:p text:style-name="P32">value, greater than 0 (and &lt;= ConfigFlags::F_trust_level_mask), which</text:p>
      <text:p text:style-name="P32">should be or'ed in with the flags parameter.</text:p>
      <text:p text:style-name="P32"/>
      <text:p text:style-name="P32">A number of random keys must be generated ahead of time and compiled</text:p>
      <text:p text:style-name="P32">into Panda; there must be a different key for each different trust</text:p>
      <text:p text:style-name="P32">level. <text:s/>Each prc file can then optionally be signed by exactly one of</text:p>
      <text:p text:style-name="P32">the available keys. <text:s/>When a prc file has been signed by a recognized</text:p>
      <text:p text:style-name="P32">key, Panda assigns the corresponding trust level to that prc file. <text:s/>An</text:p>
      <text:p text:style-name="P32">unsigned prc file has an implicit trust level of 0.</text:p>
      <text:p text:style-name="P32"/>
      <text:p text:style-name="P32">If a signed prc file is modified in any way after it has been signed,</text:p>
      <text:p text:style-name="P32">its signature will no longer match the contents of the file and its</text:p>
      <text:p text:style-name="P32">trust level drops to 0. <text:s/>The newly-modified file must be signed again</text:p>
      <text:p text:style-name="P32">to restore its trust level.</text:p>
      <text:p text:style-name="P32"/>
      <text:p text:style-name="P32">When a ConfigVariable is constructed with a nonzero trust level, that</text:p>
      <text:p text:style-name="P32">variable's value may then not be set by any prc file with a trust</text:p>
      <text:p text:style-name="P32">level lower that the variable's trust level. <text:s/>If a prc file with an</text:p>
      <text:p text:style-name="P32">insufficient trust level attempts to modify the variable, the new</text:p>
      <text:p text:style-name="P32">value is ignored, and the value from the previous trusted prc file (or</text:p>
      <text:p text:style-name="P32">the variable's default value) is retained.</text:p>
      <text:p text:style-name="P32"/>
      <text:p text:style-name="P32">The default trust level for a ConfigVariable is 0, which means the</text:p>
      <text:p text:style-name="P32">variable can be set by any prc file, signed or unsigned. <text:s/>To set any</text:p>
      <text:p text:style-name="P32">nonzero trust level, pass the integer trust level value as the flags</text:p>
      <text:p text:style-name="P32">parameter to the ConfigVariable constructor. <text:s/>To explicitly specify a</text:p>
      <text:p text:style-name="P32">trust level of 0, pass ConfigFlags::F_open.</text:p>
      <text:p text:style-name="P50"/>
      <text:p text:style-name="P32"/>
      <text:p text:style-name="P32">To specify a ConfigVariable that cannot be set by any prc files at</text:p>
      <text:p text:style-name="P32">all, regardless of trust level, use ConfigFlags::F_closed.</text:p>
      <text:p text:style-name="P32"/>
      <text:p text:style-name="P32"/>
      <text:p text:style-name="P32">This feature is not enabled by default. <text:s/>It is somewhat complicated to</text:p>
      <text:p text:style-name="P32">enable this feature, because doing so requres generating one or more</text:p>
      <text:p text:style-name="P32">private/public key pairs, and compiling the public keys into the</text:p>
      <text:p text:style-name="P32">low-level Panda system so that it can recognize signed prc files when</text:p>
      <text:p text:style-name="P32">they are provided, and compiling the private keys into standalone</text:p>
      <text:p text:style-name="P32">executables, one for each private key, that can be used to officially</text:p>
      <text:p text:style-name="P32">sign approved prc files. <text:s/>This initial setup therefore requires a bit</text:p>
      <text:p text:style-name="P32">of back-and-forth building and rebuilding in the dtool directory.</text:p>
      <text:p text:style-name="P32"/>
      <text:p text:style-name="P32">To enable this feature, follow the following procedure.</text:p>
      <text:p text:style-name="P32">(1) Decide how many different trust levels you require. <text:s/>You can have</text:p>
      <text:p text:style-name="P32"><text:s text:c="4"/>as many as you want, but most applications will require only one</text:p>
      <text:p text:style-name="P32"><text:s text:c="4"/>trust level, or possibly two. <text:s/>The rare application will require</text:p>
      <text:p text:style-name="P32"><text:s text:c="4"/>three or more. <text:s/>If you decide to use multiple trust levels, you</text:p>
      <text:p text:style-name="P32"><text:s text:c="4"/>can make a distinction between config variables that are somewhat</text:p>
      <text:p text:style-name="P32"><text:s text:c="4"/>sensitive and those that are highly sensitive.</text:p>
      <text:p text:style-name="P32"/>
      <text:p text:style-name="P32">(2) Obtain and install the OpenSSL library, if it is not already</text:p>
      <text:p text:style-name="P32"><text:s text:c="4"/>installed (http://www.openssl.org). <text:s/>Adjust your Config.pp file as</text:p>
      <text:p text:style-name="P32"><text:s text:c="4"/>necessary to point to the installed OpenSSL headers and libraries</text:p>
      <text:p text:style-name="P32"><text:s text:c="4"/>(in particular, define SSL_IPATH and SSL_LIBS), and then ppremake</text:p>
      <text:p text:style-name="P32"><text:s text:c="4"/>and make install your dtool tree. <text:s/>It is not necessary to build</text:p>
      <text:p text:style-name="P32"><text:s text:c="4"/>the panda tree or any subsequent trees yet.</text:p>
      <text:p text:style-name="P32"/>
      <text:p text:style-name="P32">(3) Set up a directory to hold the generated public keys. <text:s/>The</text:p>
      <text:p text:style-name="P32"><text:s text:c="4"/>contents of this directory must be accessible to anyone building</text:p>
      <text:p text:style-name="P32"><text:s text:c="4"/>Panda for your application; it also must have a lifetime at least</text:p>
      <text:p text:style-name="P32"><text:s text:c="4"/>as long as the lifetime of your application. <text:s/>It probably makes</text:p>
      <text:p text:style-name="P32"><text:s text:c="4"/>sense to make this directory part of your application's source</text:p>
      <text:p text:style-name="P32"><text:s text:c="4"/>tree. <text:s/>The contents of this directory will not be particularly</text:p>
      <text:p text:style-name="P32"><text:s text:c="4"/>sensitive and need not be kept any more secret than the rest of</text:p>
      <text:p text:style-name="P32"><text:s text:c="4"/>your application's source code.</text:p>
      <text:p text:style-name="P32"/>
      <text:p text:style-name="P32">(4) Set up a directory in a secure place to hold the generated private</text:p>
      <text:p text:style-name="P32"><text:s text:c="4"/>keys. <text:s/>The contents of this directory should be regarded as</text:p>
      <text:p text:style-name="P32"><text:s text:c="4"/>somewhat sensitive, and should not be available to more than a</text:p>
      <text:p text:style-name="P50"/>
      <text:p text:style-name="P32"><text:s text:c="4"/>manageable number of developers. <text:s/>It need not be accessible to</text:p>
      <text:p text:style-name="P32"><text:s text:c="4"/>people building Panda. <text:s/>However, this directory should have a</text:p>
      <text:p text:style-name="P32"><text:s text:c="4"/>lifetime as long as the lifetime of your application. <text:s/>Depending</text:p>
      <text:p text:style-name="P32"><text:s text:c="4"/>on your environment, it may or may not make sense to make this</text:p>
      <text:p text:style-name="P32"><text:s text:c="4"/>directory a part of your application's source tree; it can be the</text:p>
      <text:p text:style-name="P32"><text:s text:c="4"/>same directory as that chosen for (3), above.</text:p>
      <text:p text:style-name="P32"/>
      <text:p text:style-name="P32">(5) Run the program make-prc-key. <text:s/>This program generates the public</text:p>
      <text:p text:style-name="P32"><text:s text:c="4"/>and private key pairs for each of your trust levels. <text:s/>The</text:p>
      <text:p text:style-name="P32"><text:s text:c="4"/>following is an example:</text:p>
      <text:p text:style-name="P32"/>
      <text:p text:style-name="P32"><text:s text:c="4"/>make-prc-key -a &lt;pubdir&gt;/keys.cxx -b &lt;privdir&gt;/sign#.cxx 1 2</text:p>
      <text:p text:style-name="P32"/>
      <text:p text:style-name="P32"><text:s text:c="4"/>The output of make-prc-key will be compilable C++ source code.</text:p>
      <text:p text:style-name="P32"><text:s text:c="4"/>The first parameter, -a, specifies the name of the public key</text:p>
      <text:p text:style-name="P32">output file. <text:s/>This file will contain all of the public keys for</text:p>
      <text:p text:style-name="P32"><text:s text:c="4"/>the different trust levels, and will become part of the libdtool</text:p>
      <text:p text:style-name="P32"><text:s text:c="4"/>library. <text:s/>It is not particularly sensitive, and must be accessible</text:p>
      <text:p text:style-name="P32"><text:s text:c="4"/>to anyone who will be compiling dtool.</text:p>
      <text:p text:style-name="P32"/>
      <text:p text:style-name="P32"><text:s text:c="4"/>The second parameter, -b, specifies a collection of output files,</text:p>
      <text:p text:style-name="P32"><text:s text:c="4"/>one for each trust level. <text:s/>Each file can be compiled as a</text:p>
      <text:p text:style-name="P32"><text:s text:c="4"/>standalone program (that links with libdtool); the resulting</text:p>
      <text:p text:style-name="P32"><text:s text:c="4"/>program can then be used to sign any prc files with the</text:p>
      <text:p text:style-name="P32"><text:s text:c="4"/>corresponding trust level. <text:s/>The hash character '#' appearing in</text:p>
      <text:p text:style-name="P32"><text:s text:c="4"/>the filename will be filled in with the numeric trust level.</text:p>
      <text:p text:style-name="P32"/>
      <text:p text:style-name="P32"><text:s text:c="4"/>The remaining arguments to make-prc-key are the list of trust</text:p>
      <text:p text:style-name="P32"><text:s text:c="4"/>levels to generate key pairs for. <text:s/>In the example above, we are</text:p>
      <text:p text:style-name="P32"><text:s text:c="4"/>generating two key pairs, for trust level 1 and for trust level 2.</text:p>
      <text:p text:style-name="P32"/>
      <text:p text:style-name="P32"><text:s text:c="4"/>The program will prompt you to enter a pass phrase for each</text:p>
      <text:p text:style-name="P32"><text:s text:c="4"/>private key. <text:s/>This pass phrase is used to encrypt the private key</text:p>
      <text:p text:style-name="P32"><text:s text:c="4"/>as written into the output file, to reduce the sensitivity of the</text:p>
      <text:p text:style-name="P32"><text:s text:c="4"/>prc signing program (and its source code). <text:s/>The user of the</text:p>
      <text:p text:style-name="P32"><text:s text:c="4"/>signing program must re-enter this pass phrase in order to sign a</text:p>
      <text:p text:style-name="P32"><text:s text:c="4"/>prc file. <text:s/>You may specify a different pass phrase for each trust</text:p>
      <text:p text:style-name="P32"><text:s text:c="4"/>level, or you may use the -p "pass phrase" command-line option to</text:p>
      <text:p text:style-name="P32"><text:s text:c="4"/>provide the same pass phrase for all trust levels. <text:s/>If you do not</text:p>
      <text:p text:style-name="P32"><text:s text:c="4"/>want to use the pass phrase feature at all, use -p "", and keep</text:p>
      <text:p text:style-name="P32"><text:s text:c="4"/>the generated programs in a safe place.</text:p>
      <text:p text:style-name="P50"/>
      <text:p text:style-name="P32"/>
      <text:p text:style-name="P32">(6) Modify your Config.pp file (for yourself, and for anyone else who</text:p>
      <text:p text:style-name="P32"><text:s text:c="4"/>will be building dtool for your application) to add the following</text:p>
      <text:p text:style-name="P32"><text:s text:c="4"/>line:</text:p>
      <text:p text:style-name="P32"/>
      <text:p text:style-name="P32"><text:s text:c="4"/>#define PRC_PUBLIC_KEYS_FILENAME &lt;pubdir&gt;/keys.cxx</text:p>
      <text:p text:style-name="P32"/>
      <text:p text:style-name="P32"><text:s text:c="4"/>Where &lt;pubdir&gt;/keys.cxx is the file named by -a, above.</text:p>
      <text:p text:style-name="P32"/>
      <text:p text:style-name="P32"><text:s text:c="4"/>Consider whether you want to enforce the trust level in the</text:p>
      <text:p text:style-name="P32"><text:s text:c="4"/>development environment. <text:s/>The default is to respect the trust</text:p>
      <text:p text:style-name="P32"><text:s text:c="4"/>level only when Panda is compiled for a release build, i.e. when</text:p>
      <text:p text:style-name="P32"><text:s text:c="4"/>OPTIMIZE is set to 4. <text:s/>You can redefine PRC_RESPECT_TRUST_LEVEL if</text:p>
      <text:p text:style-name="P32"><text:s text:c="4"/>you want to change this default behavior.</text:p>
      <text:p text:style-name="P32"/>
      <text:p text:style-name="P32"><text:s text:c="4"/>Re-run ppremake and then make install in dtool.</text:p>
      <text:p text:style-name="P32">(7) Set up a Sources.pp file in your private key directory to compile</text:p>
      <text:p text:style-name="P32"><text:s text:c="4"/>the files named by -b against dtool. <text:s/>It should contain an entry</text:p>
      <text:p text:style-name="P32"><text:s text:c="4"/>something like these for each trust level:</text:p>
      <text:p text:style-name="P32"><text:s text:c="4"/></text:p>
      <text:p text:style-name="P32"><text:s text:c="4"/>#begin bin_target</text:p>
      <text:p text:style-name="P32"><text:s text:c="6"/>#define OTHER_LIBS dtool</text:p>
      <text:p text:style-name="P32"><text:s text:c="6"/>#define USE_PACKAGES ssl</text:p>
      <text:p text:style-name="P32"><text:s text:c="6"/>#define TARGET sign1</text:p>
      <text:p text:style-name="P32"><text:s text:c="6"/>#define SOURCES sign1.cxx</text:p>
      <text:p text:style-name="P32"><text:s text:c="4"/>#end bin_target</text:p>
      <text:p text:style-name="P32"/>
      <text:p text:style-name="P32"><text:s text:c="4"/>#begin bin_target</text:p>
      <text:p text:style-name="P32"><text:s text:c="6"/>#define OTHER_LIBS dtool</text:p>
      <text:p text:style-name="P32"><text:s text:c="6"/>#define USE_PACKAGES ssl</text:p>
      <text:p text:style-name="P32"><text:s text:c="6"/>#define TARGET sign2</text:p>
      <text:p text:style-name="P32"><text:s text:c="6"/>#define SOURCES sign2.cxx</text:p>
      <text:p text:style-name="P32"><text:s text:c="4"/>#end bin_target</text:p>
      <text:p text:style-name="P32"/>
      <text:p text:style-name="P32">(8) If your private key directory is not a part of your application</text:p>
      <text:p text:style-name="P32"><text:s text:c="4"/>source hierarchy (or your application does not use ppremake),</text:p>
      <text:p text:style-name="P32"><text:s text:c="4"/>create a Package.pp in the same directory to mark the root of a</text:p>
      <text:p text:style-name="P32"><text:s text:c="4"/>ppremake source tree. <text:s/>You can simply copy the Package.pp file</text:p>
      <text:p text:style-name="P32"><text:s text:c="4"/>from panda/Package.pp. <text:s/>You do not need to do this if your private</text:p>
      <text:p text:style-name="P32"><text:s text:c="4"/>key directory is already part of a ppremake-controlled source</text:p>
      <text:p text:style-name="P32"><text:s text:c="4"/>hierarchy.</text:p>
      <text:p text:style-name="P50"/>
      <text:p text:style-name="P32"/>
      <text:p text:style-name="P32">(9) Run ppremake and then make install in the private key directory.</text:p>
      <text:p text:style-name="P32"><text:s text:c="4"/>This will generate the programs sign1 and sign2 (or whatever you</text:p>
      <text:p text:style-name="P32"><text:s text:c="4"/>have named them). <text:s/>Distribute these programs to the appropriate</text:p>
      <text:p text:style-name="P32"><text:s text:c="4"/>people who have need to sign prc files, and tell them the pass</text:p>
      <text:p text:style-name="P32"><text:s text:c="4"/>phrases that you used to generate them.</text:p>
      <text:p text:style-name="P32"/>
      <text:p text:style-name="P32">(10) Build the rest of the Panda trees normally.</text:p>
      <text:p text:style-name="P32"/>
      <text:p text:style-name="P32">Advanced tip: if you follow the directions above, your sign1 and sign2</text:p>
      <text:p text:style-name="P32">programs will require libdtool.dll at runtime, and may need to be</text:p>
      <text:p text:style-name="P32">recompiled from time to time if you get a new version of dtool. <text:s/>To</text:p>
      <text:p text:style-name="P32">avoid this, you can link these programs statically, so that they are</text:p>
      <text:p text:style-name="P32">completely standalone. <text:s/>This requires one more back-and-forth</text:p>
      <text:p text:style-name="P32">rebuilding of dtool:</text:p>
      <text:p text:style-name="P32">(a) Put the following line in your Config.pp file:</text:p>
      <text:p text:style-name="P32"/>
      <text:p text:style-name="P32"><text:s text:c="3"/>#define LINK_ALL_STATIC 1</text:p>
      <text:p text:style-name="P32"/>
      <text:p text:style-name="P32">(b) Run ppremake and make clean install in dtool. <text:s/>Note that you must</text:p>
      <text:p text:style-name="P32"><text:s text:c="4"/>make clean. <text:s/>This will generate a static version of libdtool.lib.</text:p>
      <text:p text:style-name="P32"/>
      <text:p text:style-name="P32">(c) Run ppremake and make clean install in your private key directory,</text:p>
      <text:p text:style-name="P32"><text:s text:c="4"/>to recompile the sign programs against the new static libdtool.lib.</text:p>
      <text:p text:style-name="P32"/>
      <text:p text:style-name="P32">(d) Remove (or comment out) the LINK_ALL_STATIC line in your Config.pp</text:p>
      <text:p text:style-name="P32"><text:s text:c="4"/>file.</text:p>
      <text:p text:style-name="P32"/>
      <text:p text:style-name="P32">(e) Run ppremake and make clean install in dtool to restore the normal</text:p>
      <text:p text:style-name="P32"><text:s text:c="4"/>dynamic library, so that future builds of panda and the rest of</text:p>
      <text:p text:style-name="P32"><text:s text:c="4"/>your application will use the dynamic libdtool.dll properly.</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S Mincho" svg:font-family="'MS Mincho', 'ＭＳ 明朝'" style:font-family-generic="modern"/>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text-properties fo:color="#00000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8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text-properties fo:color="#000000" fo:font-size="25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_5f_code" style:display-name="_code" style:family="paragraph" style:parent-style-name="Text_20_body" style:class="text" style:master-page-name="">
      <style:paragraph-properties style:page-number="auto" fo:background-color="transparent" style:shadow="none">
        <style:tab-stops/>
        <style:background-image/>
      </style:paragraph-properties>
      <style:text-properties style:font-name="Consolas" fo:font-family="Consolas" style:font-style-name="Regular" style:font-family-generic="modern" style:font-pitch="fixed"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modern" style:font-pitch="fixed"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modern" style:font-pitch="fixed"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modern" style:font-pitch="fixed" fo:font-size="8pt" fo:font-weight="bold" style:letter-kern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fo:font-size="9pt" fo:language="en" fo:country="US" officeooo:rsid="0007032f" officeooo:paragraph-rsid="0017071b" style:font-size-asian="9pt" style:font-size-complex="9pt"/>
    </style:style>
    <style:style style:name="MT1" style:family="text">
      <style:text-properties officeooo:rsid="00526e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 Panda3D community, 2014 <text:s/><text:span text:style-name="MT1">| crafted by : frainfreez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7:49:10.231000000</meta:creation-date>
    <dc:date>2014-11-02T14:44:56.117000000</dc:date>
    <meta:editing-duration>PT7H24M18S</meta:editing-duration>
    <meta:editing-cycles>114</meta:editing-cycles>
    <meta:generator>LibreOffice/4.3.2.2$Windows_x86 LibreOffice_project/edfb5295ba211bd31ad47d0bad0118690f76407d</meta:generator>
    <meta:document-statistic meta:table-count="2" meta:image-count="0" meta:object-count="0" meta:page-count="417" meta:paragraph-count="3637" meta:word-count="26156" meta:character-count="165660" meta:non-whitespace-character-count="134917"/>
  </office:meta>
</office:document-meta>
</file>